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72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961cm"/>
    </style:style>
    <style:style style:name="co4" style:family="table-column">
      <style:table-column-properties fo:break-before="auto" style:column-width="1.111cm"/>
    </style:style>
    <style:style style:name="co5" style:family="table-column">
      <style:table-column-properties fo:break-before="auto" style:column-width="1.194cm"/>
    </style:style>
    <style:style style:name="co6" style:family="table-column">
      <style:table-column-properties fo:break-before="auto" style:column-width="1.083cm"/>
    </style:style>
    <style:style style:name="co7" style:family="table-column">
      <style:table-column-properties fo:break-before="auto" style:column-width="1.99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0.863cm"/>
    </style:style>
    <style:style style:name="co10" style:family="table-column">
      <style:table-column-properties fo:break-before="auto" style:column-width="1.609cm"/>
    </style:style>
    <style:style style:name="co11" style:family="table-column">
      <style:table-column-properties fo:break-before="auto" style:column-width="2.3cm"/>
    </style:style>
    <style:style style:name="co12" style:family="table-column">
      <style:table-column-properties fo:break-before="auto" style:column-width="1.94cm"/>
    </style:style>
    <style:style style:name="co13" style:family="table-column">
      <style:table-column-properties fo:break-before="auto" style:column-width="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2">
      <number:hours number:style="long"/>
      <number:text>:</number:text>
      <number:minute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2"/>
    <style:style style:name="ce3" style:family="table-cell" style:parent-style-name="Default" style:data-style-name="N0"/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eliminary2" table:style-name="ta1">
        <table:shapes>
          <draw:frame draw:z-index="0" draw:style-name="gr1" draw:text-style-name="P1" svg:width="27.084cm" svg:height="20.161cm" svg:x="13.736cm" svg:y="0cm">
            <draw:object draw:notify-on-update-of-ranges="preliminary2.B2:preliminary2.B592 preliminary2.D1:preliminary2.D1 preliminary2.D2:preliminary2.D592 preliminary2.B2:preliminary2.B592 preliminary2.E1:preliminary2.E1 preliminary2.E2:preliminary2.E592 preliminary2.B2:preliminary2.B592 preliminary2.F1:preliminary2.F1 preliminary2.F2:preliminary2.F592 preliminary2.B2:preliminary2.B592 preliminary2.G1:preliminary2.G1 preliminary2.G2:preliminary2.G592 preliminary2.B2:preliminary2.B592 preliminary2.H1:preliminary2.H1 preliminary2.H2:preliminary2.H592 preliminary2.B2:preliminary2.B592 preliminary2.I1:preliminary2.I1 preliminary2.I2:preliminary2.I59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solar</text:p>
          </table:table-cell>
          <table:table-cell office:value-type="string" calcext:value-type="string">
            <text:p>Vcap</text:p>
          </table:table-cell>
          <table:table-cell office:value-type="string" calcext:value-type="string">
            <text:p>Vdin</text:p>
          </table:table-cell>
          <table:table-cell office:value-type="string" calcext:value-type="string">
            <text:p>Icap uA</text:p>
          </table:table-cell>
          <table:table-cell office:value-type="string" calcext:value-type="string">
            <text:p>Vreg</text:p>
          </table:table-cell>
          <table:table-cell office:value-type="string" calcext:value-type="string">
            <text:p>Temp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4 22:46:29</text:p>
          </table:table-cell>
          <table:table-cell table:formula="of:=DATEVALUE([.A2])+TIMEVALUE([.A2])" office:value-type="time" office:time-value="PT1010374H46M29.00000006S" calcext:value-type="time">
            <text:p>10:46 PM</text:p>
          </table:table-cell>
          <table:table-cell table:style-name="ce3" table:formula="of:=22*[.E2]/1000" office:value-type="float" office:value="10.428" calcext:value-type="float">
            <text:p>10.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4" calcext:value-type="float">
            <text:p>474</text:p>
          </table:table-cell>
          <table:table-cell table:formula="of:=([.F2]-[.E2])/1000/68*1000*1000" office:value-type="float" office:value="0" calcext:value-type="float">
            <text:p>0.00</text:p>
          </table:table-cell>
          <table:table-cell office:value-type="float" office:value="474" calcext:value-type="float">
            <text:p>474</text:p>
          </table:table-cell>
          <table:table-cell office:value-type="float" office:value="19.75" calcext:value-type="float">
            <text:p>19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4 22:51:30</text:p>
          </table:table-cell>
          <table:table-cell table:formula="of:=DATEVALUE([.A3])+TIMEVALUE([.A3])" office:value-type="time" office:time-value="PT1010374H51M29.999999385S" calcext:value-type="time">
            <text:p>10:51 PM</text:p>
          </table:table-cell>
          <table:table-cell table:style-name="ce3" table:formula="of:=22*[.E3]/1000" office:value-type="float" office:value="10.516" calcext:value-type="float">
            <text:p>10.5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8" calcext:value-type="float">
            <text:p>478</text:p>
          </table:table-cell>
          <table:table-cell table:formula="of:=([.F3]-[.E3])/1000/68*1000*1000" office:value-type="float" office:value="0" calcext:value-type="float">
            <text:p>0.00</text:p>
          </table:table-cell>
          <table:table-cell office:value-type="float" office:value="478" calcext:value-type="float">
            <text:p>478</text:p>
          </table:table-cell>
          <table:table-cell office:value-type="float" office:value="18.25" calcext:value-type="float">
            <text:p>18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4 22:56:30</text:p>
          </table:table-cell>
          <table:table-cell table:formula="of:=DATEVALUE([.A4])+TIMEVALUE([.A4])" office:value-type="time" office:time-value="PT1010374H56M29.999999944S" calcext:value-type="time">
            <text:p>10:56 PM</text:p>
          </table:table-cell>
          <table:table-cell table:style-name="ce3" table:formula="of:=22*[.E4]/1000" office:value-type="float" office:value="10.516" calcext:value-type="float">
            <text:p>10.5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8" calcext:value-type="float">
            <text:p>478</text:p>
          </table:table-cell>
          <table:table-cell table:formula="of:=([.F4]-[.E4])/1000/68*1000*1000" office:value-type="float" office:value="0" calcext:value-type="float">
            <text:p>0.00</text:p>
          </table:table-cell>
          <table:table-cell office:value-type="float" office:value="478" calcext:value-type="float">
            <text:p>478</text:p>
          </table:table-cell>
          <table:table-cell office:value-type="float" office:value="17.5" calcext:value-type="float">
            <text:p>17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4 23:01:30</text:p>
          </table:table-cell>
          <table:table-cell table:formula="of:=DATEVALUE([.A5])+TIMEVALUE([.A5])" office:value-type="time" office:time-value="PT1010375H01M29.999999665S" calcext:value-type="time">
            <text:p>11:01 PM</text:p>
          </table:table-cell>
          <table:table-cell table:style-name="ce3" table:formula="of:=22*[.E5]/1000" office:value-type="float" office:value="10.626" calcext:value-type="float">
            <text:p>10.6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3" calcext:value-type="float">
            <text:p>483</text:p>
          </table:table-cell>
          <table:table-cell table:formula="of:=([.F5]-[.E5])/1000/68*1000*1000" office:value-type="float" office:value="0" calcext:value-type="float">
            <text:p>0.00</text:p>
          </table:table-cell>
          <table:table-cell office:value-type="float" office:value="483" calcext:value-type="float">
            <text:p>483</text:p>
          </table:table-cell>
          <table:table-cell office:value-type="float" office:value="17.25" calcext:value-type="float">
            <text:p>17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4 23:06:30</text:p>
          </table:table-cell>
          <table:table-cell table:formula="of:=DATEVALUE([.A6])+TIMEVALUE([.A6])" office:value-type="time" office:time-value="PT1010375H06M30.000000224S" calcext:value-type="time">
            <text:p>11:06 PM</text:p>
          </table:table-cell>
          <table:table-cell table:style-name="ce3" table:formula="of:=22*[.E6]/1000" office:value-type="float" office:value="10.626" calcext:value-type="float">
            <text:p>10.6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3" calcext:value-type="float">
            <text:p>483</text:p>
          </table:table-cell>
          <table:table-cell table:formula="of:=([.F6]-[.E6])/1000/68*1000*1000" office:value-type="float" office:value="0" calcext:value-type="float">
            <text:p>0.00</text:p>
          </table:table-cell>
          <table:table-cell office:value-type="float" office:value="483" calcext:value-type="float">
            <text:p>483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4 23:11:31</text:p>
          </table:table-cell>
          <table:table-cell table:formula="of:=DATEVALUE([.A7])+TIMEVALUE([.A7])" office:value-type="time" office:time-value="PT1010375H11M31.000000807S" calcext:value-type="time">
            <text:p>11:11 PM</text:p>
          </table:table-cell>
          <table:table-cell table:style-name="ce3" table:formula="of:=22*[.E7]/1000" office:value-type="float" office:value="10.626" calcext:value-type="float">
            <text:p>10.626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table:formula="of:=([.F7]-[.E7])/1000/68*1000*1000" office:value-type="float" office:value="73.5294117647059" calcext:value-type="float">
            <text:p>73.53</text:p>
          </table:table-cell>
          <table:table-cell office:value-type="float" office:value="483" calcext:value-type="float">
            <text:p>483</text:p>
          </table:table-cell>
          <table:table-cell office:value-type="float" office:value="16.75" calcext:value-type="float">
            <text:p>16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4 23:16:31</text:p>
          </table:table-cell>
          <table:table-cell table:formula="of:=DATEVALUE([.A8])+TIMEVALUE([.A8])" office:value-type="time" office:time-value="PT1010375H16M31.000000108S" calcext:value-type="time">
            <text:p>11:16 PM</text:p>
          </table:table-cell>
          <table:table-cell table:style-name="ce3" table:formula="of:=22*[.E8]/1000" office:value-type="float" office:value="10.626" calcext:value-type="float">
            <text:p>10.626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table:formula="of:=([.F8]-[.E8])/1000/68*1000*1000" office:value-type="float" office:value="73.5294117647059" calcext:value-type="float">
            <text:p>73.53</text:p>
          </table:table-cell>
          <table:table-cell office:value-type="float" office:value="483" calcext:value-type="float">
            <text:p>483</text:p>
          </table:table-cell>
          <table:table-cell office:value-type="float" office:value="16.5" calcext:value-type="float">
            <text:p>16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4 23:21:31</text:p>
          </table:table-cell>
          <table:table-cell table:formula="of:=DATEVALUE([.A9])+TIMEVALUE([.A9])" office:value-type="time" office:time-value="PT1010375H21M30.999999829S" calcext:value-type="time">
            <text:p>11:21 PM</text:p>
          </table:table-cell>
          <table:table-cell table:style-name="ce3" table:formula="of:=22*[.E9]/1000" office:value-type="float" office:value="10.736" calcext:value-type="float">
            <text:p>10.7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8" calcext:value-type="float">
            <text:p>488</text:p>
          </table:table-cell>
          <table:table-cell table:formula="of:=([.F9]-[.E9])/1000/68*1000*1000" office:value-type="float" office:value="0" calcext:value-type="float">
            <text:p>0.00</text:p>
          </table:table-cell>
          <table:table-cell office:value-type="float" office:value="488" calcext:value-type="float">
            <text:p>488</text:p>
          </table:table-cell>
          <table:table-cell office:value-type="float" office:value="16.5" calcext:value-type="float">
            <text:p>16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4 23:26:32</text:p>
          </table:table-cell>
          <table:table-cell table:formula="of:=DATEVALUE([.A10])+TIMEVALUE([.A10])" office:value-type="time" office:time-value="PT1010375H26M31.999999993S" calcext:value-type="time">
            <text:p>11:26 PM</text:p>
          </table:table-cell>
          <table:table-cell table:style-name="ce3" table:formula="of:=22*[.E10]/1000" office:value-type="float" office:value="10.736" calcext:value-type="float">
            <text:p>10.736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493" calcext:value-type="float">
            <text:p>493</text:p>
          </table:table-cell>
          <table:table-cell table:formula="of:=([.F10]-[.E10])/1000/68*1000*1000" office:value-type="float" office:value="73.5294117647059" calcext:value-type="float">
            <text:p>73.53</text:p>
          </table:table-cell>
          <table:table-cell office:value-type="float" office:value="488" calcext:value-type="float">
            <text:p>488</text:p>
          </table:table-cell>
          <table:table-cell office:value-type="float" office:value="16.25" calcext:value-type="float">
            <text:p>16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4 23:31:32</text:p>
          </table:table-cell>
          <table:table-cell table:formula="of:=DATEVALUE([.A11])+TIMEVALUE([.A11])" office:value-type="time" office:time-value="PT1010375H31M31.999999294S" calcext:value-type="time">
            <text:p>11:31 PM</text:p>
          </table:table-cell>
          <table:table-cell table:style-name="ce3" table:formula="of:=22*[.E11]/1000" office:value-type="float" office:value="10.736" calcext:value-type="float">
            <text:p>10.736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493" calcext:value-type="float">
            <text:p>493</text:p>
          </table:table-cell>
          <table:table-cell table:formula="of:=([.F11]-[.E11])/1000/68*1000*1000" office:value-type="float" office:value="73.5294117647059" calcext:value-type="float">
            <text:p>73.53</text:p>
          </table:table-cell>
          <table:table-cell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4 23:36:32</text:p>
          </table:table-cell>
          <table:table-cell table:formula="of:=DATEVALUE([.A12])+TIMEVALUE([.A12])" office:value-type="time" office:time-value="PT1010375H36M32.000000272S" calcext:value-type="time">
            <text:p>11:36 PM</text:p>
          </table:table-cell>
          <table:table-cell table:style-name="ce3" table:formula="of:=22*[.E12]/1000" office:value-type="float" office:value="10.846" calcext:value-type="float">
            <text:p>10.8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3" calcext:value-type="float">
            <text:p>493</text:p>
          </table:table-cell>
          <table:table-cell table:formula="of:=([.F12]-[.E12])/1000/68*1000*1000" office:value-type="float" office:value="0" calcext:value-type="float">
            <text:p>0.00</text:p>
          </table:table-cell>
          <table:table-cell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4 23:41:32</text:p>
          </table:table-cell>
          <table:table-cell table:formula="of:=DATEVALUE([.A13])+TIMEVALUE([.A13])" office:value-type="time" office:time-value="PT1010375H41M31.999999993S" calcext:value-type="time">
            <text:p>11:41 PM</text:p>
          </table:table-cell>
          <table:table-cell table:style-name="ce3" table:formula="of:=22*[.E13]/1000" office:value-type="float" office:value="10.846" calcext:value-type="float">
            <text:p>10.8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3" calcext:value-type="float">
            <text:p>493</text:p>
          </table:table-cell>
          <table:table-cell table:formula="of:=([.F13]-[.E13])/1000/68*1000*1000" office:value-type="float" office:value="0" calcext:value-type="float">
            <text:p>0.00</text:p>
          </table:table-cell>
          <table:table-cell office:value-type="float" office:value="493" calcext:value-type="float">
            <text:p>493</text:p>
          </table:table-cell>
          <table:table-cell office:value-type="float" office:value="15.75" calcext:value-type="float">
            <text:p>1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4 23:46:33</text:p>
          </table:table-cell>
          <table:table-cell table:formula="of:=DATEVALUE([.A14])+TIMEVALUE([.A14])" office:value-type="time" office:time-value="PT1010375H46M33.000000995S" calcext:value-type="time">
            <text:p>11:46 PM</text:p>
          </table:table-cell>
          <table:table-cell table:style-name="ce3" table:formula="of:=22*[.E14]/1000" office:value-type="float" office:value="10.846" calcext:value-type="float">
            <text:p>10.8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3" calcext:value-type="float">
            <text:p>493</text:p>
          </table:table-cell>
          <table:table-cell table:formula="of:=([.F14]-[.E14])/1000/68*1000*1000" office:value-type="float" office:value="0" calcext:value-type="float">
            <text:p>0.00</text:p>
          </table:table-cell>
          <table:table-cell office:value-type="float" office:value="493" calcext:value-type="float">
            <text:p>493</text:p>
          </table:table-cell>
          <table:table-cell office:value-type="float" office:value="15.75" calcext:value-type="float">
            <text:p>1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4 23:51:33</text:p>
          </table:table-cell>
          <table:table-cell table:formula="of:=DATEVALUE([.A15])+TIMEVALUE([.A15])" office:value-type="time" office:time-value="PT1010375H51M33.000000296S" calcext:value-type="time">
            <text:p>11:51 PM</text:p>
          </table:table-cell>
          <table:table-cell table:style-name="ce3" table:formula="of:=22*[.E15]/1000" office:value-type="float" office:value="10.846" calcext:value-type="float">
            <text:p>10.846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498" calcext:value-type="float">
            <text:p>498</text:p>
          </table:table-cell>
          <table:table-cell table:formula="of:=([.F15]-[.E15])/1000/68*1000*1000" office:value-type="float" office:value="73.5294117647059" calcext:value-type="float">
            <text:p>73.53</text:p>
          </table:table-cell>
          <table:table-cell office:value-type="float" office:value="493" calcext:value-type="float">
            <text:p>493</text:p>
          </table:table-cell>
          <table:table-cell office:value-type="float" office:value="15.75" calcext:value-type="float">
            <text:p>1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4 23:56:33</text:p>
          </table:table-cell>
          <table:table-cell table:formula="of:=DATEVALUE([.A16])+TIMEVALUE([.A16])" office:value-type="time" office:time-value="PT1010375H56M33.000001274S" calcext:value-type="time">
            <text:p>11:56 PM</text:p>
          </table:table-cell>
          <table:table-cell table:style-name="ce3" table:formula="of:=22*[.E16]/1000" office:value-type="float" office:value="10.956" calcext:value-type="float">
            <text:p>10.9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8" calcext:value-type="float">
            <text:p>498</text:p>
          </table:table-cell>
          <table:table-cell table:formula="of:=([.F16]-[.E16])/1000/68*1000*1000" office:value-type="float" office:value="0" calcext:value-type="float">
            <text:p>0.00</text:p>
          </table:table-cell>
          <table:table-cell office:value-type="float" office:value="493" calcext:value-type="float">
            <text:p>493</text:p>
          </table:table-cell>
          <table:table-cell office:value-type="float" office:value="15.75" calcext:value-type="float">
            <text:p>1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0:01:33</text:p>
          </table:table-cell>
          <table:table-cell table:formula="of:=DATEVALUE([.A17])+TIMEVALUE([.A17])" office:value-type="time" office:time-value="PT1010376H01M32.999999737S" calcext:value-type="time">
            <text:p>12:01 AM</text:p>
          </table:table-cell>
          <table:table-cell table:style-name="ce3" table:formula="of:=22*[.E17]/1000" office:value-type="float" office:value="10.956" calcext:value-type="float">
            <text:p>10.9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8" calcext:value-type="float">
            <text:p>498</text:p>
          </table:table-cell>
          <table:table-cell table:formula="of:=([.F17]-[.E17])/1000/68*1000*1000" office:value-type="float" office:value="0" calcext:value-type="float">
            <text:p>0.00</text:p>
          </table:table-cell>
          <table:table-cell office:value-type="float" office:value="493" calcext:value-type="float">
            <text:p>493</text:p>
          </table:table-cell>
          <table:table-cell office:value-type="float" office:value="15.75" calcext:value-type="float">
            <text:p>1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0:06:34</text:p>
          </table:table-cell>
          <table:table-cell table:formula="of:=DATEVALUE([.A18])+TIMEVALUE([.A18])" office:value-type="time" office:time-value="PT1010376H06M33.999999482S" calcext:value-type="time">
            <text:p>12:06 AM</text:p>
          </table:table-cell>
          <table:table-cell table:style-name="ce3" table:formula="of:=22*[.E18]/1000" office:value-type="float" office:value="10.956" calcext:value-type="float">
            <text:p>10.9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8" calcext:value-type="float">
            <text:p>498</text:p>
          </table:table-cell>
          <table:table-cell table:formula="of:=([.F18]-[.E18])/1000/68*1000*1000" office:value-type="float" office:value="0" calcext:value-type="float">
            <text:p>0.00</text:p>
          </table:table-cell>
          <table:table-cell office:value-type="float" office:value="498" calcext:value-type="float">
            <text:p>498</text:p>
          </table:table-cell>
          <table:table-cell office:value-type="float" office:value="15.75" calcext:value-type="float">
            <text:p>1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0:11:34</text:p>
          </table:table-cell>
          <table:table-cell table:formula="of:=DATEVALUE([.A19])+TIMEVALUE([.A19])" office:value-type="time" office:time-value="PT1010376H11M34.000000041S" calcext:value-type="time">
            <text:p>12:11 AM</text:p>
          </table:table-cell>
          <table:table-cell table:style-name="ce3" table:formula="of:=22*[.E19]/1000" office:value-type="float" office:value="10.956" calcext:value-type="float">
            <text:p>10.9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8" calcext:value-type="float">
            <text:p>498</text:p>
          </table:table-cell>
          <table:table-cell table:formula="of:=([.F19]-[.E19])/1000/68*1000*1000" office:value-type="float" office:value="0" calcext:value-type="float">
            <text:p>0.00</text:p>
          </table:table-cell>
          <table:table-cell office:value-type="float" office:value="498" calcext:value-type="float">
            <text:p>498</text:p>
          </table:table-cell>
          <table:table-cell office:value-type="float" office:value="15.5" calcext:value-type="float">
            <text:p>15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0:16:34</text:p>
          </table:table-cell>
          <table:table-cell table:formula="of:=DATEVALUE([.A20])+TIMEVALUE([.A20])" office:value-type="time" office:time-value="PT1010376H16M33.999999762S" calcext:value-type="time">
            <text:p>12:16 AM</text:p>
          </table:table-cell>
          <table:table-cell table:style-name="ce3" table:formula="of:=22*[.E20]/1000" office:value-type="float" office:value="10.956" calcext:value-type="float">
            <text:p>10.956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  <table:table-cell table:formula="of:=([.F20]-[.E20])/1000/68*1000*1000" office:value-type="float" office:value="73.5294117647059" calcext:value-type="float">
            <text:p>73.53</text:p>
          </table:table-cell>
          <table:table-cell office:value-type="float" office:value="498" calcext:value-type="float">
            <text:p>498</text:p>
          </table:table-cell>
          <table:table-cell office:value-type="float" office:value="15.5" calcext:value-type="float">
            <text:p>15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0:21:34</text:p>
          </table:table-cell>
          <table:table-cell table:formula="of:=DATEVALUE([.A21])+TIMEVALUE([.A21])" office:value-type="time" office:time-value="PT1010376H21M34.00000032S" calcext:value-type="time">
            <text:p>12:21 AM</text:p>
          </table:table-cell>
          <table:table-cell table:style-name="ce3" table:formula="of:=22*[.E21]/1000" office:value-type="float" office:value="11.066" calcext:value-type="float">
            <text:p>11.0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3" calcext:value-type="float">
            <text:p>503</text:p>
          </table:table-cell>
          <table:table-cell table:formula="of:=([.F21]-[.E21])/1000/68*1000*1000" office:value-type="float" office:value="0" calcext:value-type="float">
            <text:p>0.00</text:p>
          </table:table-cell>
          <table:table-cell office:value-type="float" office:value="498" calcext:value-type="float">
            <text:p>498</text:p>
          </table:table-cell>
          <table:table-cell office:value-type="float" office:value="15.5" calcext:value-type="float">
            <text:p>15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0:26:35</text:p>
          </table:table-cell>
          <table:table-cell table:formula="of:=DATEVALUE([.A22])+TIMEVALUE([.A22])" office:value-type="time" office:time-value="PT1010376H26M35.000000065S" calcext:value-type="time">
            <text:p>12:26 AM</text:p>
          </table:table-cell>
          <table:table-cell table:style-name="ce3" table:formula="of:=22*[.E22]/1000" office:value-type="float" office:value="11.066" calcext:value-type="float">
            <text:p>11.0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3" calcext:value-type="float">
            <text:p>503</text:p>
          </table:table-cell>
          <table:table-cell table:formula="of:=([.F22]-[.E22])/1000/68*1000*1000" office:value-type="float" office:value="0" calcext:value-type="float">
            <text:p>0.00</text:p>
          </table:table-cell>
          <table:table-cell office:value-type="float" office:value="498" calcext:value-type="float">
            <text:p>498</text:p>
          </table:table-cell>
          <table:table-cell office:value-type="float" office:value="15.25" calcext:value-type="float">
            <text:p>15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0:31:35</text:p>
          </table:table-cell>
          <table:table-cell table:formula="of:=DATEVALUE([.A23])+TIMEVALUE([.A23])" office:value-type="time" office:time-value="PT1010376H31M34.999999367S" calcext:value-type="time">
            <text:p>12:31 AM</text:p>
          </table:table-cell>
          <table:table-cell table:style-name="ce3" table:formula="of:=22*[.E23]/1000" office:value-type="float" office:value="11.066" calcext:value-type="float">
            <text:p>11.0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3" calcext:value-type="float">
            <text:p>503</text:p>
          </table:table-cell>
          <table:table-cell table:formula="of:=([.F23]-[.E23])/1000/68*1000*1000" office:value-type="float" office:value="0" calcext:value-type="float">
            <text:p>0.00</text:p>
          </table:table-cell>
          <table:table-cell office:value-type="float" office:value="503" calcext:value-type="float">
            <text:p>503</text:p>
          </table:table-cell>
          <table:table-cell office:value-type="float" office:value="15.25" calcext:value-type="float">
            <text:p>15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0:36:35</text:p>
          </table:table-cell>
          <table:table-cell table:formula="of:=DATEVALUE([.A24])+TIMEVALUE([.A24])" office:value-type="time" office:time-value="PT1010376H36M34.999999925S" calcext:value-type="time">
            <text:p>12:36 AM</text:p>
          </table:table-cell>
          <table:table-cell table:style-name="ce3" table:formula="of:=22*[.E24]/1000" office:value-type="float" office:value="11.066" calcext:value-type="float">
            <text:p>11.0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3" calcext:value-type="float">
            <text:p>503</text:p>
          </table:table-cell>
          <table:table-cell table:formula="of:=([.F24]-[.E24])/1000/68*1000*1000" office:value-type="float" office:value="0" calcext:value-type="float">
            <text:p>0.00</text:p>
          </table:table-cell>
          <table:table-cell office:value-type="float" office:value="503" calcext:value-type="float">
            <text:p>503</text:p>
          </table:table-cell>
          <table:table-cell office:value-type="float" office:value="15.25" calcext:value-type="float">
            <text:p>15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0:41:35</text:p>
          </table:table-cell>
          <table:table-cell table:formula="of:=DATEVALUE([.A25])+TIMEVALUE([.A25])" office:value-type="time" office:time-value="PT1010376H41M34.999998808S" calcext:value-type="time">
            <text:p>12:41 AM</text:p>
          </table:table-cell>
          <table:table-cell table:style-name="ce3" table:formula="of:=22*[.E25]/1000" office:value-type="float" office:value="11.066" calcext:value-type="float">
            <text:p>11.066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508" calcext:value-type="float">
            <text:p>508</text:p>
          </table:table-cell>
          <table:table-cell table:formula="of:=([.F25]-[.E25])/1000/68*1000*1000" office:value-type="float" office:value="73.5294117647059" calcext:value-type="float">
            <text:p>73.53</text:p>
          </table:table-cell>
          <table:table-cell office:value-type="float" office:value="503" calcext:value-type="float">
            <text:p>503</text:p>
          </table:table-cell>
          <table:table-cell office:value-type="float" office:value="15.25" calcext:value-type="float">
            <text:p>15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0:46:36</text:p>
          </table:table-cell>
          <table:table-cell table:formula="of:=DATEVALUE([.A26])+TIMEVALUE([.A26])" office:value-type="time" office:time-value="PT1010376H46M35.99999981S" calcext:value-type="time">
            <text:p>12:46 AM</text:p>
          </table:table-cell>
          <table:table-cell table:style-name="ce3" table:formula="of:=22*[.E26]/1000" office:value-type="float" office:value="11.176" calcext:value-type="float">
            <text:p>11.1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8" calcext:value-type="float">
            <text:p>508</text:p>
          </table:table-cell>
          <table:table-cell table:formula="of:=([.F26]-[.E26])/1000/68*1000*1000" office:value-type="float" office:value="0" calcext:value-type="float">
            <text:p>0.00</text:p>
          </table:table-cell>
          <table:table-cell office:value-type="float" office:value="503" calcext:value-type="float">
            <text:p>503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0:51:36</text:p>
          </table:table-cell>
          <table:table-cell table:formula="of:=DATEVALUE([.A27])+TIMEVALUE([.A27])" office:value-type="time" office:time-value="PT1010376H51M36.000000788S" calcext:value-type="time">
            <text:p>12:51 AM</text:p>
          </table:table-cell>
          <table:table-cell table:style-name="ce3" table:formula="of:=22*[.E27]/1000" office:value-type="float" office:value="11.176" calcext:value-type="float">
            <text:p>11.1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8" calcext:value-type="float">
            <text:p>508</text:p>
          </table:table-cell>
          <table:table-cell table:formula="of:=([.F27]-[.E27])/1000/68*1000*1000" office:value-type="float" office:value="0" calcext:value-type="float">
            <text:p>0.00</text:p>
          </table:table-cell>
          <table:table-cell office:value-type="float" office:value="503" calcext:value-type="float">
            <text:p>503</text:p>
          </table:table-cell>
          <table:table-cell office:value-type="float" office:value="14.75" calcext:value-type="float">
            <text:p>14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0:56:36</text:p>
          </table:table-cell>
          <table:table-cell table:formula="of:=DATEVALUE([.A28])+TIMEVALUE([.A28])" office:value-type="time" office:time-value="PT1010376H56M36.000000928S" calcext:value-type="time">
            <text:p>12:56 AM</text:p>
          </table:table-cell>
          <table:table-cell table:style-name="ce3" table:formula="of:=22*[.E28]/1000" office:value-type="float" office:value="11.176" calcext:value-type="float">
            <text:p>11.1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8" calcext:value-type="float">
            <text:p>508</text:p>
          </table:table-cell>
          <table:table-cell table:formula="of:=([.F28]-[.E28])/1000/68*1000*1000" office:value-type="float" office:value="0" calcext:value-type="float">
            <text:p>0.00</text:p>
          </table:table-cell>
          <table:table-cell office:value-type="float" office:value="508" calcext:value-type="float">
            <text:p>508</text:p>
          </table:table-cell>
          <table:table-cell office:value-type="float" office:value="14.75" calcext:value-type="float">
            <text:p>14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1:01:37</text:p>
          </table:table-cell>
          <table:table-cell table:formula="of:=DATEVALUE([.A29])+TIMEVALUE([.A29])" office:value-type="time" office:time-value="PT1010377H01M36.999999834S" calcext:value-type="time">
            <text:p>01:01 AM</text:p>
          </table:table-cell>
          <table:table-cell table:style-name="ce3" table:formula="of:=22*[.E29]/1000" office:value-type="float" office:value="11.176" calcext:value-type="float">
            <text:p>11.1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8" calcext:value-type="float">
            <text:p>508</text:p>
          </table:table-cell>
          <table:table-cell table:formula="of:=([.F29]-[.E29])/1000/68*1000*1000" office:value-type="float" office:value="0" calcext:value-type="float">
            <text:p>0.00</text:p>
          </table:table-cell>
          <table:table-cell office:value-type="float" office:value="508" calcext:value-type="float">
            <text:p>508</text:p>
          </table:table-cell>
          <table:table-cell office:value-type="float" office:value="14.75" calcext:value-type="float">
            <text:p>14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1:06:37</text:p>
          </table:table-cell>
          <table:table-cell table:formula="of:=DATEVALUE([.A30])+TIMEVALUE([.A30])" office:value-type="time" office:time-value="PT1010377H06M36.999999974S" calcext:value-type="time">
            <text:p>01:06 AM</text:p>
          </table:table-cell>
          <table:table-cell table:style-name="ce3" table:formula="of:=22*[.E30]/1000" office:value-type="float" office:value="11.176" calcext:value-type="float">
            <text:p>11.1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8" calcext:value-type="float">
            <text:p>508</text:p>
          </table:table-cell>
          <table:table-cell table:formula="of:=([.F30]-[.E30])/1000/68*1000*1000" office:value-type="float" office:value="0" calcext:value-type="float">
            <text:p>0.00</text:p>
          </table:table-cell>
          <table:table-cell office:value-type="float" office:value="508" calcext:value-type="float">
            <text:p>508</text:p>
          </table:table-cell>
          <table:table-cell office:value-type="float" office:value="14.75" calcext:value-type="float">
            <text:p>14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1:11:37</text:p>
          </table:table-cell>
          <table:table-cell table:formula="of:=DATEVALUE([.A31])+TIMEVALUE([.A31])" office:value-type="time" office:time-value="PT1010377H11M36.999999695S" calcext:value-type="time">
            <text:p>01:11 AM</text:p>
          </table:table-cell>
          <table:table-cell table:style-name="ce3" table:formula="of:=22*[.E31]/1000" office:value-type="float" office:value="11.176" calcext:value-type="float">
            <text:p>11.17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513" calcext:value-type="float">
            <text:p>513</text:p>
          </table:table-cell>
          <table:table-cell table:formula="of:=([.F31]-[.E31])/1000/68*1000*1000" office:value-type="float" office:value="73.5294117647059" calcext:value-type="float">
            <text:p>73.53</text:p>
          </table:table-cell>
          <table:table-cell office:value-type="float" office:value="508" calcext:value-type="float">
            <text:p>508</text:p>
          </table:table-cell>
          <table:table-cell office:value-type="float" office:value="14.75" calcext:value-type="float">
            <text:p>14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1:16:37</text:p>
          </table:table-cell>
          <table:table-cell table:formula="of:=DATEVALUE([.A32])+TIMEVALUE([.A32])" office:value-type="time" office:time-value="PT1010377H16M36.999999415S" calcext:value-type="time">
            <text:p>01:16 AM</text:p>
          </table:table-cell>
          <table:table-cell table:style-name="ce3" table:formula="of:=22*[.E32]/1000" office:value-type="float" office:value="11.176" calcext:value-type="float">
            <text:p>11.17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513" calcext:value-type="float">
            <text:p>513</text:p>
          </table:table-cell>
          <table:table-cell table:formula="of:=([.F32]-[.E32])/1000/68*1000*1000" office:value-type="float" office:value="73.5294117647059" calcext:value-type="float">
            <text:p>73.53</text:p>
          </table:table-cell>
          <table:table-cell office:value-type="float" office:value="508" calcext:value-type="float">
            <text:p>508</text:p>
          </table:table-cell>
          <table:table-cell office:value-type="float" office:value="14.75" calcext:value-type="float">
            <text:p>14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1:21:38</text:p>
          </table:table-cell>
          <table:table-cell table:formula="of:=DATEVALUE([.A33])+TIMEVALUE([.A33])" office:value-type="time" office:time-value="PT1010377H21M38.000000417S" calcext:value-type="time">
            <text:p>01:21 AM</text:p>
          </table:table-cell>
          <table:table-cell table:style-name="ce3" table:formula="of:=22*[.E33]/1000" office:value-type="float" office:value="11.176" calcext:value-type="float">
            <text:p>11.17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513" calcext:value-type="float">
            <text:p>513</text:p>
          </table:table-cell>
          <table:table-cell table:formula="of:=([.F33]-[.E33])/1000/68*1000*1000" office:value-type="float" office:value="73.5294117647059" calcext:value-type="float">
            <text:p>73.53</text:p>
          </table:table-cell>
          <table:table-cell office:value-type="float" office:value="508" calcext:value-type="float">
            <text:p>508</text:p>
          </table:table-cell>
          <table:table-cell office:value-type="float" office:value="14.75" calcext:value-type="float">
            <text:p>14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1:26:38</text:p>
          </table:table-cell>
          <table:table-cell table:formula="of:=DATEVALUE([.A34])+TIMEVALUE([.A34])" office:value-type="time" office:time-value="PT1010377H26M38.000000138S" calcext:value-type="time">
            <text:p>01:26 AM</text:p>
          </table:table-cell>
          <table:table-cell table:style-name="ce3" table:formula="of:=22*[.E34]/1000" office:value-type="float" office:value="11.286" calcext:value-type="float">
            <text:p>11.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3" calcext:value-type="float">
            <text:p>513</text:p>
          </table:table-cell>
          <table:table-cell table:formula="of:=([.F34]-[.E34])/1000/68*1000*1000" office:value-type="float" office:value="0" calcext:value-type="float">
            <text:p>0.00</text:p>
          </table:table-cell>
          <table:table-cell office:value-type="float" office:value="508" calcext:value-type="float">
            <text:p>508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1:31:38</text:p>
          </table:table-cell>
          <table:table-cell table:formula="of:=DATEVALUE([.A35])+TIMEVALUE([.A35])" office:value-type="time" office:time-value="PT1010377H31M37.99999902S" calcext:value-type="time">
            <text:p>01:31 AM</text:p>
          </table:table-cell>
          <table:table-cell table:style-name="ce3" table:formula="of:=22*[.E35]/1000" office:value-type="float" office:value="11.286" calcext:value-type="float">
            <text:p>11.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3" calcext:value-type="float">
            <text:p>513</text:p>
          </table:table-cell>
          <table:table-cell table:formula="of:=([.F35]-[.E35])/1000/68*1000*1000" office:value-type="float" office:value="0" calcext:value-type="float">
            <text:p>0.00</text:p>
          </table:table-cell>
          <table:table-cell office:value-type="float" office:value="513" calcext:value-type="float">
            <text:p>513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1:36:38</text:p>
          </table:table-cell>
          <table:table-cell table:formula="of:=DATEVALUE([.A36])+TIMEVALUE([.A36])" office:value-type="time" office:time-value="PT1010377H36M37.999999998S" calcext:value-type="time">
            <text:p>01:36 AM</text:p>
          </table:table-cell>
          <table:table-cell table:style-name="ce3" table:formula="of:=22*[.E36]/1000" office:value-type="float" office:value="11.286" calcext:value-type="float">
            <text:p>11.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3" calcext:value-type="float">
            <text:p>513</text:p>
          </table:table-cell>
          <table:table-cell table:formula="of:=([.F36]-[.E36])/1000/68*1000*1000" office:value-type="float" office:value="0" calcext:value-type="float">
            <text:p>0.00</text:p>
          </table:table-cell>
          <table:table-cell office:value-type="float" office:value="508" calcext:value-type="float">
            <text:p>508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1:41:39</text:p>
          </table:table-cell>
          <table:table-cell table:formula="of:=DATEVALUE([.A37])+TIMEVALUE([.A37])" office:value-type="time" office:time-value="PT1010377H41M38.999999324S" calcext:value-type="time">
            <text:p>01:41 AM</text:p>
          </table:table-cell>
          <table:table-cell table:style-name="ce3" table:formula="of:=22*[.E37]/1000" office:value-type="float" office:value="11.286" calcext:value-type="float">
            <text:p>11.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3" calcext:value-type="float">
            <text:p>513</text:p>
          </table:table-cell>
          <table:table-cell table:formula="of:=([.F37]-[.E37])/1000/68*1000*1000" office:value-type="float" office:value="0" calcext:value-type="float">
            <text:p>0.00</text:p>
          </table:table-cell>
          <table:table-cell office:value-type="float" office:value="513" calcext:value-type="float">
            <text:p>513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1:46:39</text:p>
          </table:table-cell>
          <table:table-cell table:formula="of:=DATEVALUE([.A38])+TIMEVALUE([.A38])" office:value-type="time" office:time-value="PT1010377H46M38.999999464S" calcext:value-type="time">
            <text:p>01:46 AM</text:p>
          </table:table-cell>
          <table:table-cell table:style-name="ce3" table:formula="of:=22*[.E38]/1000" office:value-type="float" office:value="11.286" calcext:value-type="float">
            <text:p>11.286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522" calcext:value-type="float">
            <text:p>522</text:p>
          </table:table-cell>
          <table:table-cell table:formula="of:=([.F38]-[.E38])/1000/68*1000*1000" office:value-type="float" office:value="132.352941176471" calcext:value-type="float">
            <text:p>132.35</text:p>
          </table:table-cell>
          <table:table-cell office:value-type="float" office:value="513" calcext:value-type="float">
            <text:p>513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1:51:39</text:p>
          </table:table-cell>
          <table:table-cell table:formula="of:=DATEVALUE([.A39])+TIMEVALUE([.A39])" office:value-type="time" office:time-value="PT1010377H51M38.999998765S" calcext:value-type="time">
            <text:p>01:51 AM</text:p>
          </table:table-cell>
          <table:table-cell table:style-name="ce3" table:formula="of:=22*[.E39]/1000" office:value-type="float" office:value="11.286" calcext:value-type="float">
            <text:p>11.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3" calcext:value-type="float">
            <text:p>513</text:p>
          </table:table-cell>
          <table:table-cell table:formula="of:=([.F39]-[.E39])/1000/68*1000*1000" office:value-type="float" office:value="0" calcext:value-type="float">
            <text:p>0.00</text:p>
          </table:table-cell>
          <table:table-cell office:value-type="float" office:value="518" calcext:value-type="float">
            <text:p>518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1:56:39</text:p>
          </table:table-cell>
          <table:table-cell table:formula="of:=DATEVALUE([.A40])+TIMEVALUE([.A40])" office:value-type="time" office:time-value="PT1010377H56M38.999999743S" calcext:value-type="time">
            <text:p>01:56 AM</text:p>
          </table:table-cell>
          <table:table-cell table:style-name="ce3" table:formula="of:=22*[.E40]/1000" office:value-type="float" office:value="11.286" calcext:value-type="float">
            <text:p>11.286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518" calcext:value-type="float">
            <text:p>518</text:p>
          </table:table-cell>
          <table:table-cell table:formula="of:=([.F40]-[.E40])/1000/68*1000*1000" office:value-type="float" office:value="73.5294117647059" calcext:value-type="float">
            <text:p>73.53</text:p>
          </table:table-cell>
          <table:table-cell office:value-type="float" office:value="513" calcext:value-type="float">
            <text:p>513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2:01:40</text:p>
          </table:table-cell>
          <table:table-cell table:formula="of:=DATEVALUE([.A41])+TIMEVALUE([.A41])" office:value-type="time" office:time-value="PT1010378H01M39.999999907S" calcext:value-type="time">
            <text:p>02:01 AM</text:p>
          </table:table-cell>
          <table:table-cell table:style-name="ce3" table:formula="of:=22*[.E41]/1000" office:value-type="float" office:value="11.286" calcext:value-type="float">
            <text:p>11.286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518" calcext:value-type="float">
            <text:p>518</text:p>
          </table:table-cell>
          <table:table-cell table:formula="of:=([.F41]-[.E41])/1000/68*1000*1000" office:value-type="float" office:value="73.5294117647059" calcext:value-type="float">
            <text:p>73.53</text:p>
          </table:table-cell>
          <table:table-cell office:value-type="float" office:value="513" calcext:value-type="float">
            <text:p>513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2:06:40</text:p>
          </table:table-cell>
          <table:table-cell table:formula="of:=DATEVALUE([.A42])+TIMEVALUE([.A42])" office:value-type="time" office:time-value="PT1010378H06M40.000000047S" calcext:value-type="time">
            <text:p>02:06 AM</text:p>
          </table:table-cell>
          <table:table-cell table:style-name="ce3" table:formula="of:=22*[.E42]/1000" office:value-type="float" office:value="11.396" calcext:value-type="float">
            <text:p>11.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8" calcext:value-type="float">
            <text:p>518</text:p>
          </table:table-cell>
          <table:table-cell table:formula="of:=([.F42]-[.E42])/1000/68*1000*1000" office:value-type="float" office:value="0" calcext:value-type="float">
            <text:p>0.00</text:p>
          </table:table-cell>
          <table:table-cell office:value-type="float" office:value="513" calcext:value-type="float">
            <text:p>513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2:11:40</text:p>
          </table:table-cell>
          <table:table-cell table:formula="of:=DATEVALUE([.A43])+TIMEVALUE([.A43])" office:value-type="time" office:time-value="PT1010378H11M39.999999767S" calcext:value-type="time">
            <text:p>02:11 AM</text:p>
          </table:table-cell>
          <table:table-cell table:style-name="ce3" table:formula="of:=22*[.E43]/1000" office:value-type="float" office:value="11.396" calcext:value-type="float">
            <text:p>11.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8" calcext:value-type="float">
            <text:p>518</text:p>
          </table:table-cell>
          <table:table-cell table:formula="of:=([.F43]-[.E43])/1000/68*1000*1000" office:value-type="float" office:value="0" calcext:value-type="float">
            <text:p>0.00</text:p>
          </table:table-cell>
          <table:table-cell office:value-type="float" office:value="513" calcext:value-type="float">
            <text:p>513</text:p>
          </table:table-cell>
          <table:table-cell office:value-type="float" office:value="14.75" calcext:value-type="float">
            <text:p>14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2:16:41</text:p>
          </table:table-cell>
          <table:table-cell table:formula="of:=DATEVALUE([.A44])+TIMEVALUE([.A44])" office:value-type="time" office:time-value="PT1010378H16M40.999999512S" calcext:value-type="time">
            <text:p>02:16 AM</text:p>
          </table:table-cell>
          <table:table-cell table:style-name="ce3" table:formula="of:=22*[.E44]/1000" office:value-type="float" office:value="11.396" calcext:value-type="float">
            <text:p>11.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8" calcext:value-type="float">
            <text:p>518</text:p>
          </table:table-cell>
          <table:table-cell table:formula="of:=([.F44]-[.E44])/1000/68*1000*1000" office:value-type="float" office:value="0" calcext:value-type="float">
            <text:p>0.00</text:p>
          </table:table-cell>
          <table:table-cell office:value-type="float" office:value="513" calcext:value-type="float">
            <text:p>513</text:p>
          </table:table-cell>
          <table:table-cell office:value-type="float" office:value="14.75" calcext:value-type="float">
            <text:p>14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2:21:41</text:p>
          </table:table-cell>
          <table:table-cell table:formula="of:=DATEVALUE([.A45])+TIMEVALUE([.A45])" office:value-type="time" office:time-value="PT1010378H21M41.000000071S" calcext:value-type="time">
            <text:p>02:21 AM</text:p>
          </table:table-cell>
          <table:table-cell table:style-name="ce3" table:formula="of:=22*[.E45]/1000" office:value-type="float" office:value="11.396" calcext:value-type="float">
            <text:p>11.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8" calcext:value-type="float">
            <text:p>518</text:p>
          </table:table-cell>
          <table:table-cell table:formula="of:=([.F45]-[.E45])/1000/68*1000*1000" office:value-type="float" office:value="0" calcext:value-type="float">
            <text:p>0.00</text:p>
          </table:table-cell>
          <table:table-cell office:value-type="float" office:value="513" calcext:value-type="float">
            <text:p>513</text:p>
          </table:table-cell>
          <table:table-cell office:value-type="float" office:value="14.75" calcext:value-type="float">
            <text:p>14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2:26:41</text:p>
          </table:table-cell>
          <table:table-cell table:formula="of:=DATEVALUE([.A46])+TIMEVALUE([.A46])" office:value-type="time" office:time-value="PT1010378H26M40.999999791S" calcext:value-type="time">
            <text:p>02:26 AM</text:p>
          </table:table-cell>
          <table:table-cell table:style-name="ce3" table:formula="of:=22*[.E46]/1000" office:value-type="float" office:value="11.396" calcext:value-type="float">
            <text:p>11.396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522" calcext:value-type="float">
            <text:p>522</text:p>
          </table:table-cell>
          <table:table-cell table:formula="of:=([.F46]-[.E46])/1000/68*1000*1000" office:value-type="float" office:value="58.8235294117647" calcext:value-type="float">
            <text:p>58.82</text:p>
          </table:table-cell>
          <table:table-cell office:value-type="float" office:value="513" calcext:value-type="float">
            <text:p>513</text:p>
          </table:table-cell>
          <table:table-cell office:value-type="float" office:value="14.75" calcext:value-type="float">
            <text:p>14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2:31:41</text:p>
          </table:table-cell>
          <table:table-cell table:formula="of:=DATEVALUE([.A47])+TIMEVALUE([.A47])" office:value-type="time" office:time-value="PT1010378H31M41.000000769S" calcext:value-type="time">
            <text:p>02:31 AM</text:p>
          </table:table-cell>
          <table:table-cell table:style-name="ce3" table:formula="of:=22*[.E47]/1000" office:value-type="float" office:value="11.396" calcext:value-type="float">
            <text:p>11.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8" calcext:value-type="float">
            <text:p>518</text:p>
          </table:table-cell>
          <table:table-cell table:formula="of:=([.F47]-[.E47])/1000/68*1000*1000" office:value-type="float" office:value="0" calcext:value-type="float">
            <text:p>0.00</text:p>
          </table:table-cell>
          <table:table-cell office:value-type="float" office:value="518" calcext:value-type="float">
            <text:p>518</text:p>
          </table:table-cell>
          <table:table-cell office:value-type="float" office:value="14.75" calcext:value-type="float">
            <text:p>14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2:36:42</text:p>
          </table:table-cell>
          <table:table-cell table:formula="of:=DATEVALUE([.A48])+TIMEVALUE([.A48])" office:value-type="time" office:time-value="PT1010378H36M42.000000095S" calcext:value-type="time">
            <text:p>02:36 AM</text:p>
          </table:table-cell>
          <table:table-cell table:style-name="ce3" table:formula="of:=22*[.E48]/1000" office:value-type="float" office:value="11.396" calcext:value-type="float">
            <text:p>11.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8" calcext:value-type="float">
            <text:p>518</text:p>
          </table:table-cell>
          <table:table-cell table:formula="of:=([.F48]-[.E48])/1000/68*1000*1000" office:value-type="float" office:value="0" calcext:value-type="float">
            <text:p>0.00</text:p>
          </table:table-cell>
          <table:table-cell office:value-type="float" office:value="518" calcext:value-type="float">
            <text:p>518</text:p>
          </table:table-cell>
          <table:table-cell office:value-type="float" office:value="14.5" calcext:value-type="float">
            <text:p>14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2:41:42</text:p>
          </table:table-cell>
          <table:table-cell table:formula="of:=DATEVALUE([.A49])+TIMEVALUE([.A49])" office:value-type="time" office:time-value="PT1010378H41M41.999999816S" calcext:value-type="time">
            <text:p>02:41 AM</text:p>
          </table:table-cell>
          <table:table-cell table:style-name="ce3" table:formula="of:=22*[.E49]/1000" office:value-type="float" office:value="11.484" calcext:value-type="float">
            <text:p>11.4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2" calcext:value-type="float">
            <text:p>522</text:p>
          </table:table-cell>
          <table:table-cell table:formula="of:=([.F49]-[.E49])/1000/68*1000*1000" office:value-type="float" office:value="0" calcext:value-type="float">
            <text:p>0.00</text:p>
          </table:table-cell>
          <table:table-cell office:value-type="float" office:value="518" calcext:value-type="float">
            <text:p>518</text:p>
          </table:table-cell>
          <table:table-cell office:value-type="float" office:value="14.5" calcext:value-type="float">
            <text:p>14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2:46:42</text:p>
          </table:table-cell>
          <table:table-cell table:formula="of:=DATEVALUE([.A50])+TIMEVALUE([.A50])" office:value-type="time" office:time-value="PT1010378H46M42.000000793S" calcext:value-type="time">
            <text:p>02:46 AM</text:p>
          </table:table-cell>
          <table:table-cell table:style-name="ce3" table:formula="of:=22*[.E50]/1000" office:value-type="float" office:value="11.396" calcext:value-type="float">
            <text:p>11.396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522" calcext:value-type="float">
            <text:p>522</text:p>
          </table:table-cell>
          <table:table-cell table:formula="of:=([.F50]-[.E50])/1000/68*1000*1000" office:value-type="float" office:value="58.8235294117647" calcext:value-type="float">
            <text:p>58.82</text:p>
          </table:table-cell>
          <table:table-cell office:value-type="float" office:value="518" calcext:value-type="float">
            <text:p>518</text:p>
          </table:table-cell>
          <table:table-cell office:value-type="float" office:value="14.5" calcext:value-type="float">
            <text:p>14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2:51:42</text:p>
          </table:table-cell>
          <table:table-cell table:formula="of:=DATEVALUE([.A51])+TIMEVALUE([.A51])" office:value-type="time" office:time-value="PT1010378H51M41.999999676S" calcext:value-type="time">
            <text:p>02:51 AM</text:p>
          </table:table-cell>
          <table:table-cell table:style-name="ce3" table:formula="of:=22*[.E51]/1000" office:value-type="float" office:value="11.484" calcext:value-type="float">
            <text:p>11.4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2" calcext:value-type="float">
            <text:p>522</text:p>
          </table:table-cell>
          <table:table-cell table:formula="of:=([.F51]-[.E51])/1000/68*1000*1000" office:value-type="float" office:value="0" calcext:value-type="float">
            <text:p>0.00</text:p>
          </table:table-cell>
          <table:table-cell office:value-type="float" office:value="518" calcext:value-type="float">
            <text:p>518</text:p>
          </table:table-cell>
          <table:table-cell office:value-type="float" office:value="14.5" calcext:value-type="float">
            <text:p>14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2:56:43</text:p>
          </table:table-cell>
          <table:table-cell table:formula="of:=DATEVALUE([.A52])+TIMEVALUE([.A52])" office:value-type="time" office:time-value="PT1010378H56M42.99999984S" calcext:value-type="time">
            <text:p>02:56 AM</text:p>
          </table:table-cell>
          <table:table-cell table:style-name="ce3" table:formula="of:=22*[.E52]/1000" office:value-type="float" office:value="11.484" calcext:value-type="float">
            <text:p>11.4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2" calcext:value-type="float">
            <text:p>522</text:p>
          </table:table-cell>
          <table:table-cell table:formula="of:=([.F52]-[.E52])/1000/68*1000*1000" office:value-type="float" office:value="0" calcext:value-type="float">
            <text:p>0.00</text:p>
          </table:table-cell>
          <table:table-cell office:value-type="float" office:value="518" calcext:value-type="float">
            <text:p>518</text:p>
          </table:table-cell>
          <table:table-cell office:value-type="float" office:value="14.25" calcext:value-type="float">
            <text:p>14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3:01:43</text:p>
          </table:table-cell>
          <table:table-cell table:formula="of:=DATEVALUE([.A53])+TIMEVALUE([.A53])" office:value-type="time" office:time-value="PT1010379H01M43.000000818S" calcext:value-type="time">
            <text:p>03:01 AM</text:p>
          </table:table-cell>
          <table:table-cell table:style-name="ce3" table:formula="of:=22*[.E53]/1000" office:value-type="float" office:value="11.484" calcext:value-type="float">
            <text:p>11.4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2" calcext:value-type="float">
            <text:p>522</text:p>
          </table:table-cell>
          <table:table-cell table:formula="of:=([.F53]-[.E53])/1000/68*1000*1000" office:value-type="float" office:value="0" calcext:value-type="float">
            <text:p>0.00</text:p>
          </table:table-cell>
          <table:table-cell office:value-type="float" office:value="518" calcext:value-type="float">
            <text:p>518</text:p>
          </table:table-cell>
          <table:table-cell office:value-type="float" office:value="14.25" calcext:value-type="float">
            <text:p>14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3:06:43</text:p>
          </table:table-cell>
          <table:table-cell table:formula="of:=DATEVALUE([.A54])+TIMEVALUE([.A54])" office:value-type="time" office:time-value="PT1010379H06M43.000000119S" calcext:value-type="time">
            <text:p>03:06 AM</text:p>
          </table:table-cell>
          <table:table-cell table:style-name="ce3" table:formula="of:=22*[.E54]/1000" office:value-type="float" office:value="11.484" calcext:value-type="float">
            <text:p>11.4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2" calcext:value-type="float">
            <text:p>522</text:p>
          </table:table-cell>
          <table:table-cell table:formula="of:=([.F54]-[.E54])/1000/68*1000*1000" office:value-type="float" office:value="0" calcext:value-type="float">
            <text:p>0.00</text:p>
          </table:table-cell>
          <table:table-cell office:value-type="float" office:value="518" calcext:value-type="float">
            <text:p>518</text:p>
          </table:table-cell>
          <table:table-cell office:value-type="float" office:value="14.25" calcext:value-type="float">
            <text:p>14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3:11:43</text:p>
          </table:table-cell>
          <table:table-cell table:formula="of:=DATEVALUE([.A55])+TIMEVALUE([.A55])" office:value-type="time" office:time-value="PT1010379H11M43.000000259S" calcext:value-type="time">
            <text:p>03:11 AM</text:p>
          </table:table-cell>
          <table:table-cell table:style-name="ce3" table:formula="of:=22*[.E55]/1000" office:value-type="float" office:value="11.484" calcext:value-type="float">
            <text:p>11.4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2" calcext:value-type="float">
            <text:p>522</text:p>
          </table:table-cell>
          <table:table-cell table:formula="of:=([.F55]-[.E55])/1000/68*1000*1000" office:value-type="float" office:value="0" calcext:value-type="float">
            <text:p>0.00</text:p>
          </table:table-cell>
          <table:table-cell office:value-type="float" office:value="518" calcext:value-type="float">
            <text:p>518</text:p>
          </table:table-cell>
          <table:table-cell office:value-type="float" office:value="14.25" calcext:value-type="float">
            <text:p>14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3:16:44</text:p>
          </table:table-cell>
          <table:table-cell table:formula="of:=DATEVALUE([.A56])+TIMEVALUE([.A56])" office:value-type="time" office:time-value="PT1010379H16M44.000000004S" calcext:value-type="time">
            <text:p>03:16 AM</text:p>
          </table:table-cell>
          <table:table-cell table:style-name="ce3" table:formula="of:=22*[.E56]/1000" office:value-type="float" office:value="11.484" calcext:value-type="float">
            <text:p>11.4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2" calcext:value-type="float">
            <text:p>522</text:p>
          </table:table-cell>
          <table:table-cell table:formula="of:=([.F56]-[.E56])/1000/68*1000*1000" office:value-type="float" office:value="0" calcext:value-type="float">
            <text:p>0.00</text:p>
          </table:table-cell>
          <table:table-cell office:value-type="float" office:value="518" calcext:value-type="float">
            <text:p>518</text:p>
          </table:table-cell>
          <table:table-cell office:value-type="float" office:value="14.25" calcext:value-type="float">
            <text:p>14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3:21:44</text:p>
          </table:table-cell>
          <table:table-cell table:formula="of:=DATEVALUE([.A57])+TIMEVALUE([.A57])" office:value-type="time" office:time-value="PT1010379H21M43.999999305S" calcext:value-type="time">
            <text:p>03:21 AM</text:p>
          </table:table-cell>
          <table:table-cell table:style-name="ce3" table:formula="of:=22*[.E57]/1000" office:value-type="float" office:value="11.484" calcext:value-type="float">
            <text:p>11.4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2" calcext:value-type="float">
            <text:p>522</text:p>
          </table:table-cell>
          <table:table-cell table:formula="of:=([.F57]-[.E57])/1000/68*1000*1000" office:value-type="float" office:value="0" calcext:value-type="float">
            <text:p>0.00</text:p>
          </table:table-cell>
          <table:table-cell office:value-type="float" office:value="522" calcext:value-type="float">
            <text:p>522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3:26:44</text:p>
          </table:table-cell>
          <table:table-cell table:formula="of:=DATEVALUE([.A58])+TIMEVALUE([.A58])" office:value-type="time" office:time-value="PT1010379H26M44.000000283S" calcext:value-type="time">
            <text:p>03:26 AM</text:p>
          </table:table-cell>
          <table:table-cell table:style-name="ce3" table:formula="of:=22*[.E58]/1000" office:value-type="float" office:value="11.484" calcext:value-type="float">
            <text:p>11.4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2" calcext:value-type="float">
            <text:p>522</text:p>
          </table:table-cell>
          <table:table-cell table:formula="of:=([.F58]-[.E58])/1000/68*1000*1000" office:value-type="float" office:value="0" calcext:value-type="float">
            <text:p>0.00</text:p>
          </table:table-cell>
          <table:table-cell office:value-type="float" office:value="522" calcext:value-type="float">
            <text:p>522</text:p>
          </table:table-cell>
          <table:table-cell office:value-type="float" office:value="13.75" calcext:value-type="float">
            <text:p>13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3:31:44</text:p>
          </table:table-cell>
          <table:table-cell table:formula="of:=DATEVALUE([.A59])+TIMEVALUE([.A59])" office:value-type="time" office:time-value="PT1010379H31M44.000000004S" calcext:value-type="time">
            <text:p>03:31 AM</text:p>
          </table:table-cell>
          <table:table-cell table:style-name="ce3" table:formula="of:=22*[.E59]/1000" office:value-type="float" office:value="11.484" calcext:value-type="float">
            <text:p>11.4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2" calcext:value-type="float">
            <text:p>522</text:p>
          </table:table-cell>
          <table:table-cell table:formula="of:=([.F59]-[.E59])/1000/68*1000*1000" office:value-type="float" office:value="0" calcext:value-type="float">
            <text:p>0.00</text:p>
          </table:table-cell>
          <table:table-cell office:value-type="float" office:value="522" calcext:value-type="float">
            <text:p>522</text:p>
          </table:table-cell>
          <table:table-cell office:value-type="float" office:value="13.75" calcext:value-type="float">
            <text:p>13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3:36:45</text:p>
          </table:table-cell>
          <table:table-cell table:formula="of:=DATEVALUE([.A60])+TIMEVALUE([.A60])" office:value-type="time" office:time-value="PT1010379H36M45.000000168S" calcext:value-type="time">
            <text:p>03:36 AM</text:p>
          </table:table-cell>
          <table:table-cell table:style-name="ce3" table:formula="of:=22*[.E60]/1000" office:value-type="float" office:value="11.484" calcext:value-type="float">
            <text:p>11.484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formula="of:=([.F60]-[.E60])/1000/68*1000*1000" office:value-type="float" office:value="73.5294117647059" calcext:value-type="float">
            <text:p>73.53</text:p>
          </table:table-cell>
          <table:table-cell office:value-type="float" office:value="522" calcext:value-type="float">
            <text:p>522</text:p>
          </table:table-cell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3:41:45</text:p>
          </table:table-cell>
          <table:table-cell table:formula="of:=DATEVALUE([.A61])+TIMEVALUE([.A61])" office:value-type="time" office:time-value="PT1010379H41M44.999999888S" calcext:value-type="time">
            <text:p>03:41 AM</text:p>
          </table:table-cell>
          <table:table-cell table:style-name="ce3" table:formula="of:=22*[.E61]/1000" office:value-type="float" office:value="11.594" calcext:value-type="float">
            <text:p>11.5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7" calcext:value-type="float">
            <text:p>527</text:p>
          </table:table-cell>
          <table:table-cell table:formula="of:=([.F61]-[.E61])/1000/68*1000*1000" office:value-type="float" office:value="0" calcext:value-type="float">
            <text:p>0.00</text:p>
          </table:table-cell>
          <table:table-cell office:value-type="float" office:value="522" calcext:value-type="float">
            <text:p>522</text:p>
          </table:table-cell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3:46:45</text:p>
          </table:table-cell>
          <table:table-cell table:formula="of:=DATEVALUE([.A62])+TIMEVALUE([.A62])" office:value-type="time" office:time-value="PT1010379H46M45.000000028S" calcext:value-type="time">
            <text:p>03:46 AM</text:p>
          </table:table-cell>
          <table:table-cell table:style-name="ce3" table:formula="of:=22*[.E62]/1000" office:value-type="float" office:value="11.484" calcext:value-type="float">
            <text:p>11.484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formula="of:=([.F62]-[.E62])/1000/68*1000*1000" office:value-type="float" office:value="73.5294117647059" calcext:value-type="float">
            <text:p>73.53</text:p>
          </table:table-cell>
          <table:table-cell office:value-type="float" office:value="522" calcext:value-type="float">
            <text:p>522</text:p>
          </table:table-cell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3:51:46</text:p>
          </table:table-cell>
          <table:table-cell table:formula="of:=DATEVALUE([.A63])+TIMEVALUE([.A63])" office:value-type="time" office:time-value="PT1010379H51M45.999999354S" calcext:value-type="time">
            <text:p>03:51 AM</text:p>
          </table:table-cell>
          <table:table-cell table:style-name="ce3" table:formula="of:=22*[.E63]/1000" office:value-type="float" office:value="11.594" calcext:value-type="float">
            <text:p>11.5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7" calcext:value-type="float">
            <text:p>527</text:p>
          </table:table-cell>
          <table:table-cell table:formula="of:=([.F63]-[.E63])/1000/68*1000*1000" office:value-type="float" office:value="0" calcext:value-type="float">
            <text:p>0.00</text:p>
          </table:table-cell>
          <table:table-cell office:value-type="float" office:value="522" calcext:value-type="float">
            <text:p>522</text:p>
          </table:table-cell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3:56:46</text:p>
          </table:table-cell>
          <table:table-cell table:formula="of:=DATEVALUE([.A64])+TIMEVALUE([.A64])" office:value-type="time" office:time-value="PT1010379H56M45.999999493S" calcext:value-type="time">
            <text:p>03:56 AM</text:p>
          </table:table-cell>
          <table:table-cell table:style-name="ce3" table:formula="of:=22*[.E64]/1000" office:value-type="float" office:value="11.594" calcext:value-type="float">
            <text:p>11.5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7" calcext:value-type="float">
            <text:p>527</text:p>
          </table:table-cell>
          <table:table-cell table:formula="of:=([.F64]-[.E64])/1000/68*1000*1000" office:value-type="float" office:value="0" calcext:value-type="float">
            <text:p>0.00</text:p>
          </table:table-cell>
          <table:table-cell office:value-type="float" office:value="522" calcext:value-type="float">
            <text:p>522</text:p>
          </table:table-cell>
          <table:table-cell office:value-type="float" office:value="13.25" calcext:value-type="float">
            <text:p>13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4:01:46</text:p>
          </table:table-cell>
          <table:table-cell table:formula="of:=DATEVALUE([.A65])+TIMEVALUE([.A65])" office:value-type="time" office:time-value="PT1010380H01M46.000000052S" calcext:value-type="time">
            <text:p>04:01 AM</text:p>
          </table:table-cell>
          <table:table-cell table:style-name="ce3" table:formula="of:=22*[.E65]/1000" office:value-type="float" office:value="11.594" calcext:value-type="float">
            <text:p>11.5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7" calcext:value-type="float">
            <text:p>527</text:p>
          </table:table-cell>
          <table:table-cell table:formula="of:=([.F65]-[.E65])/1000/68*1000*1000" office:value-type="float" office:value="0" calcext:value-type="float">
            <text:p>0.00</text:p>
          </table:table-cell>
          <table:table-cell office:value-type="float" office:value="522" calcext:value-type="float">
            <text:p>522</text:p>
          </table:table-cell>
          <table:table-cell office:value-type="float" office:value="13.25" calcext:value-type="float">
            <text:p>13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4:06:46</text:p>
          </table:table-cell>
          <table:table-cell table:formula="of:=DATEVALUE([.A66])+TIMEVALUE([.A66])" office:value-type="time" office:time-value="PT1010380H06M45.999998515S" calcext:value-type="time">
            <text:p>04:06 AM</text:p>
          </table:table-cell>
          <table:table-cell table:style-name="ce3" table:formula="of:=22*[.E66]/1000" office:value-type="float" office:value="11.594" calcext:value-type="float">
            <text:p>11.5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7" calcext:value-type="float">
            <text:p>527</text:p>
          </table:table-cell>
          <table:table-cell table:formula="of:=([.F66]-[.E66])/1000/68*1000*1000" office:value-type="float" office:value="0" calcext:value-type="float">
            <text:p>0.00</text:p>
          </table:table-cell>
          <table:table-cell office:value-type="float" office:value="522" calcext:value-type="float">
            <text:p>522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4:11:47</text:p>
          </table:table-cell>
          <table:table-cell table:formula="of:=DATEVALUE([.A67])+TIMEVALUE([.A67])" office:value-type="time" office:time-value="PT1010380H11M47.000000775S" calcext:value-type="time">
            <text:p>04:11 AM</text:p>
          </table:table-cell>
          <table:table-cell table:style-name="ce3" table:formula="of:=22*[.E67]/1000" office:value-type="float" office:value="11.594" calcext:value-type="float">
            <text:p>11.5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7" calcext:value-type="float">
            <text:p>527</text:p>
          </table:table-cell>
          <table:table-cell table:formula="of:=([.F67]-[.E67])/1000/68*1000*1000" office:value-type="float" office:value="0" calcext:value-type="float">
            <text:p>0.00</text:p>
          </table:table-cell>
          <table:table-cell office:value-type="float" office:value="522" calcext:value-type="float">
            <text:p>522</text:p>
          </table:table-cell>
          <table:table-cell office:value-type="float" office:value="12.75" calcext:value-type="float">
            <text:p>12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4:16:47</text:p>
          </table:table-cell>
          <table:table-cell table:formula="of:=DATEVALUE([.A68])+TIMEVALUE([.A68])" office:value-type="time" office:time-value="PT1010380H16M47.000000076S" calcext:value-type="time">
            <text:p>04:16 AM</text:p>
          </table:table-cell>
          <table:table-cell table:style-name="ce3" table:formula="of:=22*[.E68]/1000" office:value-type="float" office:value="11.594" calcext:value-type="float">
            <text:p>11.5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7" calcext:value-type="float">
            <text:p>527</text:p>
          </table:table-cell>
          <table:table-cell table:formula="of:=([.F68]-[.E68])/1000/68*1000*1000" office:value-type="float" office:value="0" calcext:value-type="float">
            <text:p>0.00</text:p>
          </table:table-cell>
          <table:table-cell office:value-type="float" office:value="522" calcext:value-type="float">
            <text:p>522</text:p>
          </table:table-cell>
          <table:table-cell office:value-type="float" office:value="12.75" calcext:value-type="float">
            <text:p>12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4:21:47</text:p>
          </table:table-cell>
          <table:table-cell table:formula="of:=DATEVALUE([.A69])+TIMEVALUE([.A69])" office:value-type="time" office:time-value="PT1010380H21M46.999999378S" calcext:value-type="time">
            <text:p>04:21 AM</text:p>
          </table:table-cell>
          <table:table-cell table:style-name="ce3" table:formula="of:=22*[.E69]/1000" office:value-type="float" office:value="11.594" calcext:value-type="float">
            <text:p>11.5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7" calcext:value-type="float">
            <text:p>527</text:p>
          </table:table-cell>
          <table:table-cell table:formula="of:=([.F69]-[.E69])/1000/68*1000*1000" office:value-type="float" office:value="0" calcext:value-type="float">
            <text:p>0.00</text:p>
          </table:table-cell>
          <table:table-cell office:value-type="float" office:value="522" calcext:value-type="float">
            <text:p>522</text:p>
          </table:table-cell>
          <table:table-cell office:value-type="float" office:value="12.75" calcext:value-type="float">
            <text:p>12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4:26:47</text:p>
          </table:table-cell>
          <table:table-cell table:formula="of:=DATEVALUE([.A70])+TIMEVALUE([.A70])" office:value-type="time" office:time-value="PT1010380H26M46.999999937S" calcext:value-type="time">
            <text:p>04:26 AM</text:p>
          </table:table-cell>
          <table:table-cell table:style-name="ce3" table:formula="of:=22*[.E70]/1000" office:value-type="float" office:value="11.594" calcext:value-type="float">
            <text:p>11.5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7" calcext:value-type="float">
            <text:p>527</text:p>
          </table:table-cell>
          <table:table-cell table:formula="of:=([.F70]-[.E70])/1000/68*1000*1000" office:value-type="float" office:value="0" calcext:value-type="float">
            <text:p>0.00</text:p>
          </table:table-cell>
          <table:table-cell office:value-type="float" office:value="522" calcext:value-type="float">
            <text:p>522</text:p>
          </table:table-cell>
          <table:table-cell office:value-type="float" office:value="12.75" calcext:value-type="float">
            <text:p>12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4:31:48</text:p>
          </table:table-cell>
          <table:table-cell table:formula="of:=DATEVALUE([.A71])+TIMEVALUE([.A71])" office:value-type="time" office:time-value="PT1010380H31M47.999998843S" calcext:value-type="time">
            <text:p>04:31 AM</text:p>
          </table:table-cell>
          <table:table-cell table:style-name="ce3" table:formula="of:=22*[.E71]/1000" office:value-type="float" office:value="11.594" calcext:value-type="float">
            <text:p>11.5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7" calcext:value-type="float">
            <text:p>527</text:p>
          </table:table-cell>
          <table:table-cell table:formula="of:=([.F71]-[.E71])/1000/68*1000*1000" office:value-type="float" office:value="0" calcext:value-type="float">
            <text:p>0.00</text:p>
          </table:table-cell>
          <table:table-cell office:value-type="float" office:value="522" calcext:value-type="float">
            <text:p>522</text:p>
          </table:table-cell>
          <table:table-cell office:value-type="float" office:value="12.75" calcext:value-type="float">
            <text:p>12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4:36:48</text:p>
          </table:table-cell>
          <table:table-cell table:formula="of:=DATEVALUE([.A72])+TIMEVALUE([.A72])" office:value-type="time" office:time-value="PT1010380H36M47.999999821S" calcext:value-type="time">
            <text:p>04:36 AM</text:p>
          </table:table-cell>
          <table:table-cell table:style-name="ce3" table:formula="of:=22*[.E72]/1000" office:value-type="float" office:value="11.594" calcext:value-type="float">
            <text:p>11.594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532" calcext:value-type="float">
            <text:p>532</text:p>
          </table:table-cell>
          <table:table-cell table:formula="of:=([.F72]-[.E72])/1000/68*1000*1000" office:value-type="float" office:value="73.5294117647059" calcext:value-type="float">
            <text:p>73.53</text:p>
          </table:table-cell>
          <table:table-cell office:value-type="float" office:value="522" calcext:value-type="float">
            <text:p>522</text:p>
          </table:table-cell>
          <table:table-cell office:value-type="float" office:value="12.75" calcext:value-type="float">
            <text:p>12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4:41:48</text:p>
          </table:table-cell>
          <table:table-cell table:formula="of:=DATEVALUE([.A73])+TIMEVALUE([.A73])" office:value-type="time" office:time-value="PT1010380H41M48.00000038S" calcext:value-type="time">
            <text:p>04:41 AM</text:p>
          </table:table-cell>
          <table:table-cell table:style-name="ce3" table:formula="of:=22*[.E73]/1000" office:value-type="float" office:value="11.594" calcext:value-type="float">
            <text:p>11.5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7" calcext:value-type="float">
            <text:p>527</text:p>
          </table:table-cell>
          <table:table-cell table:formula="of:=([.F73]-[.E73])/1000/68*1000*1000" office:value-type="float" office:value="0" calcext:value-type="float">
            <text:p>0.00</text:p>
          </table:table-cell>
          <table:table-cell office:value-type="float" office:value="522" calcext:value-type="float">
            <text:p>522</text:p>
          </table:table-cell>
          <table:table-cell office:value-type="float" office:value="12.5" calcext:value-type="float">
            <text:p>12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4:46:48</text:p>
          </table:table-cell>
          <table:table-cell table:formula="of:=DATEVALUE([.A74])+TIMEVALUE([.A74])" office:value-type="time" office:time-value="PT1010380H46M48.000000101S" calcext:value-type="time">
            <text:p>04:46 AM</text:p>
          </table:table-cell>
          <table:table-cell table:style-name="ce3" table:formula="of:=22*[.E74]/1000" office:value-type="float" office:value="11.594" calcext:value-type="float">
            <text:p>11.5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7" calcext:value-type="float">
            <text:p>527</text:p>
          </table:table-cell>
          <table:table-cell table:formula="of:=([.F74]-[.E74])/1000/68*1000*1000" office:value-type="float" office:value="0" calcext:value-type="float">
            <text:p>0.00</text:p>
          </table:table-cell>
          <table:table-cell office:value-type="float" office:value="522" calcext:value-type="float">
            <text:p>522</text:p>
          </table:table-cell>
          <table:table-cell office:value-type="float" office:value="12.5" calcext:value-type="float">
            <text:p>12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4:51:49</text:p>
          </table:table-cell>
          <table:table-cell table:formula="of:=DATEVALUE([.A75])+TIMEVALUE([.A75])" office:value-type="time" office:time-value="PT1010380H51M48.999999426S" calcext:value-type="time">
            <text:p>04:51 AM</text:p>
          </table:table-cell>
          <table:table-cell table:style-name="ce3" table:formula="of:=22*[.E75]/1000" office:value-type="float" office:value="11.594" calcext:value-type="float">
            <text:p>11.594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532" calcext:value-type="float">
            <text:p>532</text:p>
          </table:table-cell>
          <table:table-cell table:formula="of:=([.F75]-[.E75])/1000/68*1000*1000" office:value-type="float" office:value="73.5294117647059" calcext:value-type="float">
            <text:p>73.53</text:p>
          </table:table-cell>
          <table:table-cell office:value-type="float" office:value="522" calcext:value-type="float">
            <text:p>522</text:p>
          </table:table-cell>
          <table:table-cell office:value-type="float" office:value="12.5" calcext:value-type="float">
            <text:p>12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4:56:49</text:p>
          </table:table-cell>
          <table:table-cell table:formula="of:=DATEVALUE([.A76])+TIMEVALUE([.A76])" office:value-type="time" office:time-value="PT1010380H56M48.999999985S" calcext:value-type="time">
            <text:p>04:56 AM</text:p>
          </table:table-cell>
          <table:table-cell table:style-name="ce3" table:formula="of:=22*[.E76]/1000" office:value-type="float" office:value="11.704" calcext:value-type="float">
            <text:p>11.7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2" calcext:value-type="float">
            <text:p>532</text:p>
          </table:table-cell>
          <table:table-cell table:formula="of:=([.F76]-[.E76])/1000/68*1000*1000" office:value-type="float" office:value="0" calcext:value-type="float">
            <text:p>0.00</text:p>
          </table:table-cell>
          <table:table-cell office:value-type="float" office:value="522" calcext:value-type="float">
            <text:p>522</text:p>
          </table:table-cell>
          <table:table-cell office:value-type="float" office:value="12.5" calcext:value-type="float">
            <text:p>12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5:01:49</text:p>
          </table:table-cell>
          <table:table-cell table:formula="of:=DATEVALUE([.A77])+TIMEVALUE([.A77])" office:value-type="time" office:time-value="PT1010381H01M48.999999706S" calcext:value-type="time">
            <text:p>05:01 AM</text:p>
          </table:table-cell>
          <table:table-cell table:style-name="ce3" table:formula="of:=22*[.E77]/1000" office:value-type="float" office:value="11.594" calcext:value-type="float">
            <text:p>11.594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532" calcext:value-type="float">
            <text:p>532</text:p>
          </table:table-cell>
          <table:table-cell table:formula="of:=([.F77]-[.E77])/1000/68*1000*1000" office:value-type="float" office:value="73.5294117647059" calcext:value-type="float">
            <text:p>73.53</text:p>
          </table:table-cell>
          <table:table-cell office:value-type="float" office:value="527" calcext:value-type="float">
            <text:p>527</text:p>
          </table:table-cell>
          <table:table-cell office:value-type="float" office:value="12.5" calcext:value-type="float">
            <text:p>12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5:06:49</text:p>
          </table:table-cell>
          <table:table-cell table:formula="of:=DATEVALUE([.A78])+TIMEVALUE([.A78])" office:value-type="time" office:time-value="PT1010381H06M49.000000264S" calcext:value-type="time">
            <text:p>05:06 AM</text:p>
          </table:table-cell>
          <table:table-cell table:style-name="ce3" table:formula="of:=22*[.E78]/1000" office:value-type="float" office:value="11.594" calcext:value-type="float">
            <text:p>11.594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532" calcext:value-type="float">
            <text:p>532</text:p>
          </table:table-cell>
          <table:table-cell table:formula="of:=([.F78]-[.E78])/1000/68*1000*1000" office:value-type="float" office:value="73.5294117647059" calcext:value-type="float">
            <text:p>73.53</text:p>
          </table:table-cell>
          <table:table-cell office:value-type="float" office:value="527" calcext:value-type="float">
            <text:p>527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5:11:50</text:p>
          </table:table-cell>
          <table:table-cell table:formula="of:=DATEVALUE([.A79])+TIMEVALUE([.A79])" office:value-type="time" office:time-value="PT1010381H11M50.000000848S" calcext:value-type="time">
            <text:p>05:11 AM</text:p>
          </table:table-cell>
          <table:table-cell table:style-name="ce3" table:formula="of:=22*[.E79]/1000" office:value-type="float" office:value="11.594" calcext:value-type="float">
            <text:p>11.594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532" calcext:value-type="float">
            <text:p>532</text:p>
          </table:table-cell>
          <table:table-cell table:formula="of:=([.F79]-[.E79])/1000/68*1000*1000" office:value-type="float" office:value="73.5294117647059" calcext:value-type="float">
            <text:p>73.53</text:p>
          </table:table-cell>
          <table:table-cell office:value-type="float" office:value="527" calcext:value-type="float">
            <text:p>527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5:16:50</text:p>
          </table:table-cell>
          <table:table-cell table:formula="of:=DATEVALUE([.A80])+TIMEVALUE([.A80])" office:value-type="time" office:time-value="PT1010381H16M50.000000149S" calcext:value-type="time">
            <text:p>05:16 AM</text:p>
          </table:table-cell>
          <table:table-cell table:style-name="ce3" table:formula="of:=22*[.E80]/1000" office:value-type="float" office:value="11.594" calcext:value-type="float">
            <text:p>11.594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532" calcext:value-type="float">
            <text:p>532</text:p>
          </table:table-cell>
          <table:table-cell table:formula="of:=([.F80]-[.E80])/1000/68*1000*1000" office:value-type="float" office:value="73.5294117647059" calcext:value-type="float">
            <text:p>73.53</text:p>
          </table:table-cell>
          <table:table-cell office:value-type="float" office:value="527" calcext:value-type="float">
            <text:p>527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5:21:50</text:p>
          </table:table-cell>
          <table:table-cell table:formula="of:=DATEVALUE([.A81])+TIMEVALUE([.A81])" office:value-type="time" office:time-value="PT1010381H21M49.99999987S" calcext:value-type="time">
            <text:p>05:21 AM</text:p>
          </table:table-cell>
          <table:table-cell table:style-name="ce3" table:formula="of:=22*[.E81]/1000" office:value-type="float" office:value="11.704" calcext:value-type="float">
            <text:p>11.7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2" calcext:value-type="float">
            <text:p>532</text:p>
          </table:table-cell>
          <table:table-cell table:formula="of:=([.F81]-[.E81])/1000/68*1000*1000" office:value-type="float" office:value="0" calcext:value-type="float">
            <text:p>0.00</text:p>
          </table:table-cell>
          <table:table-cell office:value-type="float" office:value="527" calcext:value-type="float">
            <text:p>52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C81]/37" office:value-type="float" office:value="0.316324324324324" calcext:value-type="float">
            <text:p>0.316324324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5:26:51</text:p>
          </table:table-cell>
          <table:table-cell table:formula="of:=DATEVALUE([.A82])+TIMEVALUE([.A82])" office:value-type="time" office:time-value="PT1010381H26M51.000000034S" calcext:value-type="time">
            <text:p>05:26 AM</text:p>
          </table:table-cell>
          <table:table-cell table:style-name="ce3" table:formula="of:=22*[.E82]/1000" office:value-type="float" office:value="11.704" calcext:value-type="float">
            <text:p>11.7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2" calcext:value-type="float">
            <text:p>532</text:p>
          </table:table-cell>
          <table:table-cell table:formula="of:=([.F82]-[.E82])/1000/68*1000*1000" office:value-type="float" office:value="0" calcext:value-type="float">
            <text:p>0.00</text:p>
          </table:table-cell>
          <table:table-cell office:value-type="float" office:value="527" calcext:value-type="float">
            <text:p>527</text:p>
          </table:table-cell>
          <table:table-cell office:value-type="float" office:value="11.75" calcext:value-type="float">
            <text:p>11.75</text:p>
          </table:table-cell>
          <table:table-cell table:number-columns-repeated="2"/>
          <table:table-cell table:formula="of:=[.C82]/37" office:value-type="float" office:value="0.316324324324324" calcext:value-type="float">
            <text:p>0.316324324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5:31:51</text:p>
          </table:table-cell>
          <table:table-cell table:formula="of:=DATEVALUE([.A83])+TIMEVALUE([.A83])" office:value-type="time" office:time-value="PT1010381H31M50.999999335S" calcext:value-type="time">
            <text:p>05:31 AM</text:p>
          </table:table-cell>
          <table:table-cell table:style-name="ce3" table:formula="of:=22*[.E83]/1000" office:value-type="float" office:value="11.704" calcext:value-type="float">
            <text:p>11.7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2" calcext:value-type="float">
            <text:p>532</text:p>
          </table:table-cell>
          <table:table-cell table:formula="of:=([.F83]-[.E83])/1000/68*1000*1000" office:value-type="float" office:value="0" calcext:value-type="float">
            <text:p>0.00</text:p>
          </table:table-cell>
          <table:table-cell office:value-type="float" office:value="527" calcext:value-type="float">
            <text:p>527</text:p>
          </table:table-cell>
          <table:table-cell office:value-type="float" office:value="11.75" calcext:value-type="float">
            <text:p>11.75</text:p>
          </table:table-cell>
          <table:table-cell table:number-columns-repeated="2"/>
          <table:table-cell table:formula="of:=[.C83]/37" office:value-type="float" office:value="0.316324324324324" calcext:value-type="float">
            <text:p>0.316324324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5:36:51</text:p>
          </table:table-cell>
          <table:table-cell table:formula="of:=DATEVALUE([.A84])+TIMEVALUE([.A84])" office:value-type="time" office:time-value="PT1010381H36M51.000000313S" calcext:value-type="time">
            <text:p>05:36 AM</text:p>
          </table:table-cell>
          <table:table-cell table:style-name="ce3" table:formula="of:=22*[.E84]/1000" office:value-type="float" office:value="11.704" calcext:value-type="float">
            <text:p>11.7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2" calcext:value-type="float">
            <text:p>532</text:p>
          </table:table-cell>
          <table:table-cell table:formula="of:=([.F84]-[.E84])/1000/68*1000*1000" office:value-type="float" office:value="0" calcext:value-type="float">
            <text:p>0.00</text:p>
          </table:table-cell>
          <table:table-cell office:value-type="float" office:value="527" calcext:value-type="float">
            <text:p>527</text:p>
          </table:table-cell>
          <table:table-cell office:value-type="float" office:value="11.5" calcext:value-type="float">
            <text:p>11.5</text:p>
          </table:table-cell>
          <table:table-cell table:number-columns-repeated="2"/>
          <table:table-cell table:formula="of:=[.C84]/37" office:value-type="float" office:value="0.316324324324324" calcext:value-type="float">
            <text:p>0.316324324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5:41:51</text:p>
          </table:table-cell>
          <table:table-cell table:formula="of:=DATEVALUE([.A85])+TIMEVALUE([.A85])" office:value-type="time" office:time-value="PT1010381H41M51.000000034S" calcext:value-type="time">
            <text:p>05:41 AM</text:p>
          </table:table-cell>
          <table:table-cell table:style-name="ce3" table:formula="of:=22*[.E85]/1000" office:value-type="float" office:value="11.704" calcext:value-type="float">
            <text:p>11.7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2" calcext:value-type="float">
            <text:p>532</text:p>
          </table:table-cell>
          <table:table-cell table:formula="of:=([.F85]-[.E85])/1000/68*1000*1000" office:value-type="float" office:value="0" calcext:value-type="float">
            <text:p>0.00</text:p>
          </table:table-cell>
          <table:table-cell office:value-type="float" office:value="527" calcext:value-type="float">
            <text:p>527</text:p>
          </table:table-cell>
          <table:table-cell office:value-type="float" office:value="11.5" calcext:value-type="float">
            <text:p>11.5</text:p>
          </table:table-cell>
          <table:table-cell table:number-columns-repeated="2"/>
          <table:table-cell table:formula="of:=[.C85]/37" office:value-type="float" office:value="0.316324324324324" calcext:value-type="float">
            <text:p>0.316324324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5:46:52</text:p>
          </table:table-cell>
          <table:table-cell table:formula="of:=DATEVALUE([.A86])+TIMEVALUE([.A86])" office:value-type="time" office:time-value="PT1010381H46M52.000001036S" calcext:value-type="time">
            <text:p>05:46 AM</text:p>
          </table:table-cell>
          <table:table-cell table:style-name="ce3" table:formula="of:=22*[.E86]/1000" office:value-type="float" office:value="11.704" calcext:value-type="float">
            <text:p>11.7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2" calcext:value-type="float">
            <text:p>532</text:p>
          </table:table-cell>
          <table:table-cell table:formula="of:=([.F86]-[.E86])/1000/68*1000*1000" office:value-type="float" office:value="0" calcext:value-type="float">
            <text:p>0.00</text:p>
          </table:table-cell>
          <table:table-cell office:value-type="float" office:value="527" calcext:value-type="float">
            <text:p>527</text:p>
          </table:table-cell>
          <table:table-cell office:value-type="float" office:value="11.75" calcext:value-type="float">
            <text:p>11.75</text:p>
          </table:table-cell>
          <table:table-cell table:number-columns-repeated="2"/>
          <table:table-cell table:formula="of:=[.C86]/37" office:value-type="float" office:value="0.316324324324324" calcext:value-type="float">
            <text:p>0.316324324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5:51:52</text:p>
          </table:table-cell>
          <table:table-cell table:formula="of:=DATEVALUE([.A87])+TIMEVALUE([.A87])" office:value-type="time" office:time-value="PT1010381H51M51.999999918S" calcext:value-type="time">
            <text:p>05:51 AM</text:p>
          </table:table-cell>
          <table:table-cell table:style-name="ce3" table:formula="of:=22*[.E87]/1000" office:value-type="float" office:value="11.704" calcext:value-type="float">
            <text:p>11.7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2" calcext:value-type="float">
            <text:p>532</text:p>
          </table:table-cell>
          <table:table-cell table:formula="of:=([.F87]-[.E87])/1000/68*1000*1000" office:value-type="float" office:value="0" calcext:value-type="float">
            <text:p>0.00</text:p>
          </table:table-cell>
          <table:table-cell office:value-type="float" office:value="527" calcext:value-type="float">
            <text:p>527</text:p>
          </table:table-cell>
          <table:table-cell office:value-type="float" office:value="11.75" calcext:value-type="float">
            <text:p>11.75</text:p>
          </table:table-cell>
          <table:table-cell table:number-columns-repeated="2"/>
          <table:table-cell table:formula="of:=[.C87]/37" office:value-type="float" office:value="0.316324324324324" calcext:value-type="float">
            <text:p>0.316324324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5:56:52</text:p>
          </table:table-cell>
          <table:table-cell table:formula="of:=DATEVALUE([.A88])+TIMEVALUE([.A88])" office:value-type="time" office:time-value="PT1010381H56M52.000001315S" calcext:value-type="time">
            <text:p>05:56 AM</text:p>
          </table:table-cell>
          <table:table-cell table:style-name="ce3" table:formula="of:=22*[.E88]/1000" office:value-type="float" office:value="11.704" calcext:value-type="float">
            <text:p>11.7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2" calcext:value-type="float">
            <text:p>532</text:p>
          </table:table-cell>
          <table:table-cell table:formula="of:=([.F88]-[.E88])/1000/68*1000*1000" office:value-type="float" office:value="0" calcext:value-type="float">
            <text:p>0.00</text:p>
          </table:table-cell>
          <table:table-cell office:value-type="float" office:value="527" calcext:value-type="float">
            <text:p>52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C88]/37" office:value-type="float" office:value="0.316324324324324" calcext:value-type="float">
            <text:p>0.316324324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6:01:52</text:p>
          </table:table-cell>
          <table:table-cell table:formula="of:=DATEVALUE([.A89])+TIMEVALUE([.A89])" office:value-type="time" office:time-value="PT1010382H01M51.999999778S" calcext:value-type="time">
            <text:p>06:01 AM</text:p>
          </table:table-cell>
          <table:table-cell table:style-name="ce3" table:formula="of:=22*[.E89]/1000" office:value-type="float" office:value="11.704" calcext:value-type="float">
            <text:p>11.7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2" calcext:value-type="float">
            <text:p>532</text:p>
          </table:table-cell>
          <table:table-cell table:formula="of:=([.F89]-[.E89])/1000/68*1000*1000" office:value-type="float" office:value="0" calcext:value-type="float">
            <text:p>0.00</text:p>
          </table:table-cell>
          <table:table-cell office:value-type="float" office:value="527" calcext:value-type="float">
            <text:p>52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C89]/37" office:value-type="float" office:value="0.316324324324324" calcext:value-type="float">
            <text:p>0.316324324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6:06:53</text:p>
          </table:table-cell>
          <table:table-cell table:formula="of:=DATEVALUE([.A90])+TIMEVALUE([.A90])" office:value-type="time" office:time-value="PT1010382H06M52.999999523S" calcext:value-type="time">
            <text:p>06:06 AM</text:p>
          </table:table-cell>
          <table:table-cell table:style-name="ce3" table:formula="of:=22*[.E90]/1000" office:value-type="float" office:value="11.704" calcext:value-type="float">
            <text:p>11.70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32" calcext:value-type="float">
            <text:p>532</text:p>
          </table:table-cell>
          <table:table-cell table:formula="of:=([.F90]-[.E90])/1000/68*1000*1000" office:value-type="float" office:value="0" calcext:value-type="float">
            <text:p>0.00</text:p>
          </table:table-cell>
          <table:table-cell office:value-type="float" office:value="527" calcext:value-type="float">
            <text:p>52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C90]/37" office:value-type="float" office:value="0.316324324324324" calcext:value-type="float">
            <text:p>0.316324324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6:11:53</text:p>
          </table:table-cell>
          <table:table-cell table:formula="of:=DATEVALUE([.A91])+TIMEVALUE([.A91])" office:value-type="time" office:time-value="PT1010382H11M53.000000082S" calcext:value-type="time">
            <text:p>06:11 AM</text:p>
          </table:table-cell>
          <table:table-cell table:style-name="ce3" table:formula="of:=22*[.E91]/1000" office:value-type="float" office:value="11.704" calcext:value-type="float">
            <text:p>11.704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32" calcext:value-type="float">
            <text:p>532</text:p>
          </table:table-cell>
          <table:table-cell table:formula="of:=([.F91]-[.E91])/1000/68*1000*1000" office:value-type="float" office:value="0" calcext:value-type="float">
            <text:p>0.00</text:p>
          </table:table-cell>
          <table:table-cell office:value-type="float" office:value="527" calcext:value-type="float">
            <text:p>52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C91]/37" office:value-type="float" office:value="0.316324324324324" calcext:value-type="float">
            <text:p>0.316324324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6:16:53</text:p>
          </table:table-cell>
          <table:table-cell table:formula="of:=DATEVALUE([.A92])+TIMEVALUE([.A92])" office:value-type="time" office:time-value="PT1010382H16M52.999999803S" calcext:value-type="time">
            <text:p>06:16 AM</text:p>
          </table:table-cell>
          <table:table-cell table:style-name="ce3" table:formula="of:=22*[.E92]/1000" office:value-type="float" office:value="11.704" calcext:value-type="float">
            <text:p>11.704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532" calcext:value-type="float">
            <text:p>532</text:p>
          </table:table-cell>
          <table:table-cell table:formula="of:=([.F92]-[.E92])/1000/68*1000*1000" office:value-type="float" office:value="0" calcext:value-type="float">
            <text:p>0.00</text:p>
          </table:table-cell>
          <table:table-cell office:value-type="float" office:value="527" calcext:value-type="float">
            <text:p>52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C92]/37" office:value-type="float" office:value="0.316324324324324" calcext:value-type="float">
            <text:p>0.316324324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6:21:53</text:p>
          </table:table-cell>
          <table:table-cell table:formula="of:=DATEVALUE([.A93])+TIMEVALUE([.A93])" office:value-type="time" office:time-value="PT1010382H21M53.000000361S" calcext:value-type="time">
            <text:p>06:21 AM</text:p>
          </table:table-cell>
          <table:table-cell table:style-name="ce3" table:formula="of:=22*[.E93]/1000" office:value-type="float" office:value="11.704" calcext:value-type="float">
            <text:p>11.704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532" calcext:value-type="float">
            <text:p>532</text:p>
          </table:table-cell>
          <table:table-cell table:formula="of:=([.F93]-[.E93])/1000/68*1000*1000" office:value-type="float" office:value="0" calcext:value-type="float">
            <text:p>0.00</text:p>
          </table:table-cell>
          <table:table-cell office:value-type="float" office:value="527" calcext:value-type="float">
            <text:p>52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C93]/37" office:value-type="float" office:value="0.316324324324324" calcext:value-type="float">
            <text:p>0.316324324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6:26:54</text:p>
          </table:table-cell>
          <table:table-cell table:formula="of:=DATEVALUE([.A94])+TIMEVALUE([.A94])" office:value-type="time" office:time-value="PT1010382H26M54.000000106S" calcext:value-type="time">
            <text:p>06:26 AM</text:p>
          </table:table-cell>
          <table:table-cell table:style-name="ce3" table:formula="of:=22*[.E94]/1000" office:value-type="float" office:value="11.704" calcext:value-type="float">
            <text:p>11.704</text:p>
          </table:table-cell>
          <table:table-cell office:value-type="float" office:value="1124" calcext:value-type="float">
            <text:p>1124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  <table:table-cell table:formula="of:=([.F94]-[.E94])/1000/68*1000*1000" office:value-type="float" office:value="73.5294117647059" calcext:value-type="float">
            <text:p>73.53</text:p>
          </table:table-cell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C94]/37" office:value-type="float" office:value="0.316324324324324" calcext:value-type="float">
            <text:p>0.316324324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6:31:54</text:p>
          </table:table-cell>
          <table:table-cell table:formula="of:=DATEVALUE([.A95])+TIMEVALUE([.A95])" office:value-type="time" office:time-value="PT1010382H31M53.999999408S" calcext:value-type="time">
            <text:p>06:31 AM</text:p>
          </table:table-cell>
          <table:table-cell table:style-name="ce3" table:formula="of:=22*[.E95]/1000" office:value-type="float" office:value="11.704" calcext:value-type="float">
            <text:p>11.704</text:p>
          </table:table-cell>
          <table:table-cell office:value-type="float" office:value="992" calcext:value-type="float">
            <text:p>992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  <table:table-cell table:formula="of:=([.F95]-[.E95])/1000/68*1000*1000" office:value-type="float" office:value="73.5294117647059" calcext:value-type="float">
            <text:p>73.53</text:p>
          </table:table-cell>
          <table:table-cell office:value-type="float" office:value="527" calcext:value-type="float">
            <text:p>52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C95]/37" office:value-type="float" office:value="0.316324324324324" calcext:value-type="float">
            <text:p>0.316324324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6:36:54</text:p>
          </table:table-cell>
          <table:table-cell table:formula="of:=DATEVALUE([.A96])+TIMEVALUE([.A96])" office:value-type="time" office:time-value="PT1010382H36M53.999999966S" calcext:value-type="time">
            <text:p>06:36 AM</text:p>
          </table:table-cell>
          <table:table-cell table:style-name="ce3" table:formula="of:=22*[.E96]/1000" office:value-type="float" office:value="11.704" calcext:value-type="float">
            <text:p>11.704</text:p>
          </table:table-cell>
          <table:table-cell office:value-type="float" office:value="1085" calcext:value-type="float">
            <text:p>1085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  <table:table-cell table:formula="of:=([.F96]-[.E96])/1000/68*1000*1000" office:value-type="float" office:value="73.5294117647059" calcext:value-type="float">
            <text:p>73.53</text:p>
          </table:table-cell>
          <table:table-cell office:value-type="float" office:value="532" calcext:value-type="float">
            <text:p>532</text:p>
          </table:table-cell>
          <table:table-cell office:value-type="float" office:value="11.75" calcext:value-type="float">
            <text:p>11.75</text:p>
          </table:table-cell>
          <table:table-cell table:number-columns-repeated="2"/>
          <table:table-cell table:formula="of:=[.C96]/37" office:value-type="float" office:value="0.316324324324324" calcext:value-type="float">
            <text:p>0.316324324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6:41:54</text:p>
          </table:table-cell>
          <table:table-cell table:formula="of:=DATEVALUE([.A97])+TIMEVALUE([.A97])" office:value-type="time" office:time-value="PT1010382H41M53.999998849S" calcext:value-type="time">
            <text:p>06:41 AM</text:p>
          </table:table-cell>
          <table:table-cell table:style-name="ce3" table:formula="of:=22*[.E97]/1000" office:value-type="float" office:value="11.814" calcext:value-type="float">
            <text:p>11.814</text:p>
          </table:table-cell>
          <table:table-cell office:value-type="float" office:value="1187" calcext:value-type="float">
            <text:p>1187</text:p>
          </table:table-cell>
          <table:table-cell office:value-type="float" office:value="537" calcext:value-type="float">
            <text:p>537</text:p>
          </table:table-cell>
          <table:table-cell office:value-type="float" office:value="542" calcext:value-type="float">
            <text:p>542</text:p>
          </table:table-cell>
          <table:table-cell table:formula="of:=([.F97]-[.E97])/1000/68*1000*1000" office:value-type="float" office:value="73.5294117647059" calcext:value-type="float">
            <text:p>73.53</text:p>
          </table:table-cell>
          <table:table-cell office:value-type="float" office:value="537" calcext:value-type="float">
            <text:p>537</text:p>
          </table:table-cell>
          <table:table-cell office:value-type="float" office:value="11.75" calcext:value-type="float">
            <text:p>11.75</text:p>
          </table:table-cell>
          <table:table-cell table:number-columns-repeated="2"/>
          <table:table-cell table:formula="of:=[.C97]/37" office:value-type="float" office:value="0.319297297297297" calcext:value-type="float">
            <text:p>0.319297297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6:46:55</text:p>
          </table:table-cell>
          <table:table-cell table:formula="of:=DATEVALUE([.A98])+TIMEVALUE([.A98])" office:value-type="time" office:time-value="PT1010382H46M54.999999851S" calcext:value-type="time">
            <text:p>06:46 AM</text:p>
          </table:table-cell>
          <table:table-cell table:style-name="ce3" table:formula="of:=22*[.E98]/1000" office:value-type="float" office:value="11.814" calcext:value-type="float">
            <text:p>11.814</text:p>
          </table:table-cell>
          <table:table-cell office:value-type="float" office:value="1319" calcext:value-type="float">
            <text:p>1319</text:p>
          </table:table-cell>
          <table:table-cell office:value-type="float" office:value="537" calcext:value-type="float">
            <text:p>537</text:p>
          </table:table-cell>
          <table:table-cell office:value-type="float" office:value="562" calcext:value-type="float">
            <text:p>562</text:p>
          </table:table-cell>
          <table:table-cell table:formula="of:=([.F98]-[.E98])/1000/68*1000*1000" office:value-type="float" office:value="367.647058823529" calcext:value-type="float">
            <text:p>367.65</text:p>
          </table:table-cell>
          <table:table-cell office:value-type="float" office:value="557" calcext:value-type="float">
            <text:p>557</text:p>
          </table:table-cell>
          <table:table-cell office:value-type="float" office:value="11.75" calcext:value-type="float">
            <text:p>11.75</text:p>
          </table:table-cell>
          <table:table-cell table:number-columns-repeated="2"/>
          <table:table-cell table:formula="of:=[.C98]/37" office:value-type="float" office:value="0.319297297297297" calcext:value-type="float">
            <text:p>0.319297297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6:51:55</text:p>
          </table:table-cell>
          <table:table-cell table:formula="of:=DATEVALUE([.A99])+TIMEVALUE([.A99])" office:value-type="time" office:time-value="PT1010382H51M55.000000829S" calcext:value-type="time">
            <text:p>06:51 AM</text:p>
          </table:table-cell>
          <table:table-cell table:style-name="ce3" table:formula="of:=22*[.E99]/1000" office:value-type="float" office:value="12.034" calcext:value-type="float">
            <text:p>12.034</text:p>
          </table:table-cell>
          <table:table-cell office:value-type="float" office:value="1392" calcext:value-type="float">
            <text:p>1392</text:p>
          </table:table-cell>
          <table:table-cell office:value-type="float" office:value="547" calcext:value-type="float">
            <text:p>547</text:p>
          </table:table-cell>
          <table:table-cell office:value-type="float" office:value="596" calcext:value-type="float">
            <text:p>596</text:p>
          </table:table-cell>
          <table:table-cell table:formula="of:=([.F99]-[.E99])/1000/68*1000*1000" office:value-type="float" office:value="720.588235294118" calcext:value-type="float">
            <text:p>720.59</text:p>
          </table:table-cell>
          <table:table-cell office:value-type="float" office:value="586" calcext:value-type="float">
            <text:p>586</text:p>
          </table:table-cell>
          <table:table-cell office:value-type="float" office:value="11.75" calcext:value-type="float">
            <text:p>11.75</text:p>
          </table:table-cell>
          <table:table-cell table:number-columns-repeated="2"/>
          <table:table-cell table:formula="of:=[.C99]/37" office:value-type="float" office:value="0.325243243243243" calcext:value-type="float">
            <text:p>0.325243243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6:56:55</text:p>
          </table:table-cell>
          <table:table-cell table:formula="of:=DATEVALUE([.A100])+TIMEVALUE([.A100])" office:value-type="time" office:time-value="PT1010382H56M55.000000969S" calcext:value-type="time">
            <text:p>06:56 AM</text:p>
          </table:table-cell>
          <table:table-cell table:style-name="ce3" table:formula="of:=22*[.E100]/1000" office:value-type="float" office:value="12.254" calcext:value-type="float">
            <text:p>12.254</text:p>
          </table:table-cell>
          <table:table-cell office:value-type="float" office:value="1480" calcext:value-type="float">
            <text:p>1480</text:p>
          </table:table-cell>
          <table:table-cell office:value-type="float" office:value="557" calcext:value-type="float">
            <text:p>557</text:p>
          </table:table-cell>
          <table:table-cell office:value-type="float" office:value="645" calcext:value-type="float">
            <text:p>645</text:p>
          </table:table-cell>
          <table:table-cell table:formula="of:=([.F100]-[.E100])/1000/68*1000*1000" office:value-type="float" office:value="1294.11764705882" calcext:value-type="float">
            <text:p>1294.12</text:p>
          </table:table-cell>
          <table:table-cell office:value-type="float" office:value="625" calcext:value-type="float">
            <text:p>625</text:p>
          </table:table-cell>
          <table:table-cell office:value-type="float" office:value="11.75" calcext:value-type="float">
            <text:p>11.75</text:p>
          </table:table-cell>
          <table:table-cell table:number-columns-repeated="2"/>
          <table:table-cell table:formula="of:=[.C100]/37" office:value-type="float" office:value="0.331189189189189" calcext:value-type="float">
            <text:p>0.331189189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7:01:55</text:p>
          </table:table-cell>
          <table:table-cell table:formula="of:=DATEVALUE([.A101])+TIMEVALUE([.A101])" office:value-type="time" office:time-value="PT1010383H01M55.00000027S" calcext:value-type="time">
            <text:p>07:01 AM</text:p>
          </table:table-cell>
          <table:table-cell table:style-name="ce3" table:formula="of:=22*[.E101]/1000" office:value-type="float" office:value="12.672" calcext:value-type="float">
            <text:p>12.672</text:p>
          </table:table-cell>
          <table:table-cell office:value-type="float" office:value="1505" calcext:value-type="float">
            <text:p>1505</text:p>
          </table:table-cell>
          <table:table-cell office:value-type="float" office:value="576" calcext:value-type="float">
            <text:p>576</text:p>
          </table:table-cell>
          <table:table-cell office:value-type="float" office:value="669" calcext:value-type="float">
            <text:p>669</text:p>
          </table:table-cell>
          <table:table-cell table:formula="of:=([.F101]-[.E101])/1000/68*1000*1000" office:value-type="float" office:value="1367.64705882353" calcext:value-type="float">
            <text:p>1367.65</text:p>
          </table:table-cell>
          <table:table-cell office:value-type="float" office:value="654" calcext:value-type="float">
            <text:p>65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C101]/37" office:value-type="float" office:value="0.342486486486486" calcext:value-type="float">
            <text:p>0.342486486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7:06:56</text:p>
          </table:table-cell>
          <table:table-cell table:formula="of:=DATEVALUE([.A102])+TIMEVALUE([.A102])" office:value-type="time" office:time-value="PT1010383H06M55.999999596S" calcext:value-type="time">
            <text:p>07:06 AM</text:p>
          </table:table-cell>
          <table:table-cell table:style-name="ce3" table:formula="of:=22*[.E102]/1000" office:value-type="float" office:value="13.112" calcext:value-type="float">
            <text:p>13.112</text:p>
          </table:table-cell>
          <table:table-cell office:value-type="float" office:value="1510" calcext:value-type="float">
            <text:p>1510</text:p>
          </table:table-cell>
          <table:table-cell office:value-type="float" office:value="596" calcext:value-type="float">
            <text:p>596</text:p>
          </table:table-cell>
          <table:table-cell office:value-type="float" office:value="679" calcext:value-type="float">
            <text:p>679</text:p>
          </table:table-cell>
          <table:table-cell table:formula="of:=([.F102]-[.E102])/1000/68*1000*1000" office:value-type="float" office:value="1220.58823529412" calcext:value-type="float">
            <text:p>1220.59</text:p>
          </table:table-cell>
          <table:table-cell office:value-type="float" office:value="669" calcext:value-type="float">
            <text:p>669</text:p>
          </table:table-cell>
          <table:table-cell office:value-type="float" office:value="12.25" calcext:value-type="float">
            <text:p>12.25</text:p>
          </table:table-cell>
          <table:table-cell table:number-columns-repeated="2"/>
          <table:table-cell table:formula="of:=[.C102]/37" office:value-type="float" office:value="0.354378378378378" calcext:value-type="float">
            <text:p>0.354378378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7:11:56</text:p>
          </table:table-cell>
          <table:table-cell table:formula="of:=DATEVALUE([.A103])+TIMEVALUE([.A103])" office:value-type="time" office:time-value="PT1010383H11M55.999999736S" calcext:value-type="time">
            <text:p>07:11 AM</text:p>
          </table:table-cell>
          <table:table-cell table:style-name="ce3" table:formula="of:=22*[.E103]/1000" office:value-type="float" office:value="13.42" calcext:value-type="float">
            <text:p>13.42</text:p>
          </table:table-cell>
          <table:table-cell office:value-type="float" office:value="1564" calcext:value-type="float">
            <text:p>1564</text:p>
          </table:table-cell>
          <table:table-cell office:value-type="float" office:value="610" calcext:value-type="float">
            <text:p>610</text:p>
          </table:table-cell>
          <table:table-cell office:value-type="float" office:value="718" calcext:value-type="float">
            <text:p>718</text:p>
          </table:table-cell>
          <table:table-cell table:formula="of:=([.F103]-[.E103])/1000/68*1000*1000" office:value-type="float" office:value="1588.23529411765" calcext:value-type="float">
            <text:p>1588.24</text:p>
          </table:table-cell>
          <table:table-cell office:value-type="float" office:value="698" calcext:value-type="float">
            <text:p>698</text:p>
          </table:table-cell>
          <table:table-cell office:value-type="float" office:value="12.25" calcext:value-type="float">
            <text:p>12.25</text:p>
          </table:table-cell>
          <table:table-cell table:number-columns-repeated="2"/>
          <table:table-cell table:formula="of:=[.C103]/37" office:value-type="float" office:value="0.362702702702703" calcext:value-type="float">
            <text:p>0.3627027027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7:16:56</text:p>
          </table:table-cell>
          <table:table-cell table:formula="of:=DATEVALUE([.A104])+TIMEVALUE([.A104])" office:value-type="time" office:time-value="PT1010383H16M55.999999456S" calcext:value-type="time">
            <text:p>07:16 AM</text:p>
          </table:table-cell>
          <table:table-cell table:style-name="ce3" table:formula="of:=22*[.E104]/1000" office:value-type="float" office:value="13.97" calcext:value-type="float">
            <text:p>13.97</text:p>
          </table:table-cell>
          <table:table-cell office:value-type="float" office:value="1637" calcext:value-type="float">
            <text:p>1637</text:p>
          </table:table-cell>
          <table:table-cell office:value-type="float" office:value="635" calcext:value-type="float">
            <text:p>635</text:p>
          </table:table-cell>
          <table:table-cell office:value-type="float" office:value="772" calcext:value-type="float">
            <text:p>772</text:p>
          </table:table-cell>
          <table:table-cell table:formula="of:=([.F104]-[.E104])/1000/68*1000*1000" office:value-type="float" office:value="2014.70588235294" calcext:value-type="float">
            <text:p>2014.71</text:p>
          </table:table-cell>
          <table:table-cell office:value-type="float" office:value="752" calcext:value-type="float">
            <text:p>752</text:p>
          </table:table-cell>
          <table:table-cell office:value-type="float" office:value="12.25" calcext:value-type="float">
            <text:p>12.25</text:p>
          </table:table-cell>
          <table:table-cell table:number-columns-repeated="2"/>
          <table:table-cell table:formula="of:=[.C104]/37" office:value-type="float" office:value="0.377567567567568" calcext:value-type="float">
            <text:p>0.377567567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7:21:57</text:p>
          </table:table-cell>
          <table:table-cell table:formula="of:=DATEVALUE([.A105])+TIMEVALUE([.A105])" office:value-type="time" office:time-value="PT1010383H21M57.000000458S" calcext:value-type="time">
            <text:p>07:21 AM</text:p>
          </table:table-cell>
          <table:table-cell table:style-name="ce3" table:formula="of:=22*[.E105]/1000" office:value-type="float" office:value="15.356" calcext:value-type="float">
            <text:p>15.356</text:p>
          </table:table-cell>
          <table:table-cell office:value-type="float" office:value="2228" calcext:value-type="float">
            <text:p>2228</text:p>
          </table:table-cell>
          <table:table-cell office:value-type="float" office:value="698" calcext:value-type="float">
            <text:p>698</text:p>
          </table:table-cell>
          <table:table-cell office:value-type="float" office:value="1260" calcext:value-type="float">
            <text:p>1260</text:p>
          </table:table-cell>
          <table:table-cell table:formula="of:=([.F105]-[.E105])/1000/68*1000*1000" office:value-type="float" office:value="8264.70588235294" calcext:value-type="float">
            <text:p>8264.71</text:p>
          </table:table-cell>
          <table:table-cell office:value-type="float" office:value="3279" calcext:value-type="float">
            <text:p>3279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  <table:table-cell table:formula="of:=[.C105]/37" office:value-type="float" office:value="0.415027027027027" calcext:value-type="float">
            <text:p>0.415027027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7:26:57</text:p>
          </table:table-cell>
          <table:table-cell table:formula="of:=DATEVALUE([.A106])+TIMEVALUE([.A106])" office:value-type="time" office:time-value="PT1010383H26M57.000000179S" calcext:value-type="time">
            <text:p>07:26 AM</text:p>
          </table:table-cell>
          <table:table-cell table:style-name="ce3" table:formula="of:=22*[.E106]/1000" office:value-type="float" office:value="16.764" calcext:value-type="float">
            <text:p>16.764</text:p>
          </table:table-cell>
          <table:table-cell office:value-type="float" office:value="2047" calcext:value-type="float">
            <text:p>2047</text:p>
          </table:table-cell>
          <table:table-cell office:value-type="float" office:value="762" calcext:value-type="float">
            <text:p>762</text:p>
          </table:table-cell>
          <table:table-cell office:value-type="float" office:value="1119" calcext:value-type="float">
            <text:p>1119</text:p>
          </table:table-cell>
          <table:table-cell table:formula="of:=([.F106]-[.E106])/1000/68*1000*1000" office:value-type="float" office:value="5250" calcext:value-type="float">
            <text:p>5250.00</text:p>
          </table:table-cell>
          <table:table-cell office:value-type="float" office:value="3279" calcext:value-type="float">
            <text:p>3279</text:p>
          </table:table-cell>
          <table:table-cell office:value-type="float" office:value="13.25" calcext:value-type="float">
            <text:p>13.25</text:p>
          </table:table-cell>
          <table:table-cell table:number-columns-repeated="2"/>
          <table:table-cell table:formula="of:=[.C106]/37" office:value-type="float" office:value="0.453081081081081" calcext:value-type="float">
            <text:p>0.453081081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7:31:57</text:p>
          </table:table-cell>
          <table:table-cell table:formula="of:=DATEVALUE([.A107])+TIMEVALUE([.A107])" office:value-type="time" office:time-value="PT1010383H31M56.999998223S" calcext:value-type="time">
            <text:p>07:31 AM</text:p>
          </table:table-cell>
          <table:table-cell table:style-name="ce3" table:formula="of:=22*[.E107]/1000" office:value-type="float" office:value="18.81" calcext:value-type="float">
            <text:p>18.81</text:p>
          </table:table-cell>
          <table:table-cell office:value-type="float" office:value="2482" calcext:value-type="float">
            <text:p>2482</text:p>
          </table:table-cell>
          <table:table-cell office:value-type="float" office:value="855" calcext:value-type="float">
            <text:p>855</text:p>
          </table:table-cell>
          <table:table-cell office:value-type="float" office:value="1510" calcext:value-type="float">
            <text:p>1510</text:p>
          </table:table-cell>
          <table:table-cell table:formula="of:=([.F107]-[.E107])/1000/68*1000*1000" office:value-type="float" office:value="9632.35294117647" calcext:value-type="float">
            <text:p>9632.35</text:p>
          </table:table-cell>
          <table:table-cell office:value-type="float" office:value="3284" calcext:value-type="float">
            <text:p>3284</text:p>
          </table:table-cell>
          <table:table-cell office:value-type="float" office:value="14.25" calcext:value-type="float">
            <text:p>14.25</text:p>
          </table:table-cell>
          <table:table-cell table:number-columns-repeated="2"/>
          <table:table-cell table:formula="of:=[.C107]/37" office:value-type="float" office:value="0.508378378378378" calcext:value-type="float">
            <text:p>0.508378378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7:36:57</text:p>
          </table:table-cell>
          <table:table-cell table:formula="of:=DATEVALUE([.A108])+TIMEVALUE([.A108])" office:value-type="time" office:time-value="PT1010383H36M57.000000039S" calcext:value-type="time">
            <text:p>07:36 AM</text:p>
          </table:table-cell>
          <table:table-cell table:style-name="ce3" table:formula="of:=22*[.E108]/1000" office:value-type="float" office:value="20.526" calcext:value-type="float">
            <text:p>20.526</text:p>
          </table:table-cell>
          <table:table-cell office:value-type="float" office:value="2429" calcext:value-type="float">
            <text:p>2429</text:p>
          </table:table-cell>
          <table:table-cell office:value-type="float" office:value="933" calcext:value-type="float">
            <text:p>933</text:p>
          </table:table-cell>
          <table:table-cell office:value-type="float" office:value="1490" calcext:value-type="float">
            <text:p>1490</text:p>
          </table:table-cell>
          <table:table-cell table:formula="of:=([.F108]-[.E108])/1000/68*1000*1000" office:value-type="float" office:value="8191.17647058824" calcext:value-type="float">
            <text:p>8191.18</text:p>
          </table:table-cell>
          <table:table-cell office:value-type="float" office:value="3284" calcext:value-type="float">
            <text:p>3284</text:p>
          </table:table-cell>
          <table:table-cell office:value-type="float" office:value="15.25" calcext:value-type="float">
            <text:p>15.25</text:p>
          </table:table-cell>
          <table:table-cell table:number-columns-repeated="2"/>
          <table:table-cell table:formula="of:=[.C108]/37" office:value-type="float" office:value="0.554756756756757" calcext:value-type="float">
            <text:p>0.554756756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7:41:58</text:p>
          </table:table-cell>
          <table:table-cell table:formula="of:=DATEVALUE([.A109])+TIMEVALUE([.A109])" office:value-type="time" office:time-value="PT1010383H41M57.999999365S" calcext:value-type="time">
            <text:p>07:41 AM</text:p>
          </table:table-cell>
          <table:table-cell table:style-name="ce3" table:formula="of:=22*[.E109]/1000" office:value-type="float" office:value="22.352" calcext:value-type="float">
            <text:p>22.352</text:p>
          </table:table-cell>
          <table:table-cell office:value-type="float" office:value="2140" calcext:value-type="float">
            <text:p>2140</text:p>
          </table:table-cell>
          <table:table-cell office:value-type="float" office:value="1016" calcext:value-type="float">
            <text:p>1016</text:p>
          </table:table-cell>
          <table:table-cell office:value-type="float" office:value="1265" calcext:value-type="float">
            <text:p>1265</text:p>
          </table:table-cell>
          <table:table-cell table:formula="of:=([.F109]-[.E109])/1000/68*1000*1000" office:value-type="float" office:value="3661.76470588235" calcext:value-type="float">
            <text:p>3661.76</text:p>
          </table:table-cell>
          <table:table-cell office:value-type="float" office:value="3289" calcext:value-type="float">
            <text:p>3289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table:formula="of:=[.C109]/37" office:value-type="float" office:value="0.604108108108108" calcext:value-type="float">
            <text:p>0.604108108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7:46:58</text:p>
          </table:table-cell>
          <table:table-cell table:formula="of:=DATEVALUE([.A110])+TIMEVALUE([.A110])" office:value-type="time" office:time-value="PT1010383H46M57.999999505S" calcext:value-type="time">
            <text:p>07:46 AM</text:p>
          </table:table-cell>
          <table:table-cell table:style-name="ce3" table:formula="of:=22*[.E110]/1000" office:value-type="float" office:value="24.068" calcext:value-type="float">
            <text:p>24.068</text:p>
          </table:table-cell>
          <table:table-cell office:value-type="float" office:value="2590" calcext:value-type="float">
            <text:p>2590</text:p>
          </table:table-cell>
          <table:table-cell office:value-type="float" office:value="1094" calcext:value-type="float">
            <text:p>1094</text:p>
          </table:table-cell>
          <table:table-cell office:value-type="float" office:value="1656" calcext:value-type="float">
            <text:p>1656</text:p>
          </table:table-cell>
          <table:table-cell table:formula="of:=([.F110]-[.E110])/1000/68*1000*1000" office:value-type="float" office:value="8264.70588235294" calcext:value-type="float">
            <text:p>8264.71</text:p>
          </table:table-cell>
          <table:table-cell office:value-type="float" office:value="3289" calcext:value-type="float">
            <text:p>3289</text:p>
          </table:table-cell>
          <table:table-cell office:value-type="float" office:value="17.25" calcext:value-type="float">
            <text:p>17.25</text:p>
          </table:table-cell>
          <table:table-cell table:number-columns-repeated="2"/>
          <table:table-cell table:formula="of:=[.C110]/37" office:value-type="float" office:value="0.650486486486487" calcext:value-type="float">
            <text:p>0.650486486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7:51:58</text:p>
          </table:table-cell>
          <table:table-cell table:formula="of:=DATEVALUE([.A111])+TIMEVALUE([.A111])" office:value-type="time" office:time-value="PT1010383H51M57.999998806S" calcext:value-type="time">
            <text:p>07:51 AM</text:p>
          </table:table-cell>
          <table:table-cell table:style-name="ce3" table:formula="of:=22*[.E111]/1000" office:value-type="float" office:value="25.806" calcext:value-type="float">
            <text:p>25.806</text:p>
          </table:table-cell>
          <table:table-cell office:value-type="float" office:value="2507" calcext:value-type="float">
            <text:p>2507</text:p>
          </table:table-cell>
          <table:table-cell office:value-type="float" office:value="1173" calcext:value-type="float">
            <text:p>1173</text:p>
          </table:table-cell>
          <table:table-cell office:value-type="float" office:value="1612" calcext:value-type="float">
            <text:p>1612</text:p>
          </table:table-cell>
          <table:table-cell table:formula="of:=([.F111]-[.E111])/1000/68*1000*1000" office:value-type="float" office:value="6455.88235294118" calcext:value-type="float">
            <text:p>6455.88</text:p>
          </table:table-cell>
          <table:table-cell office:value-type="float" office:value="3294" calcext:value-type="float">
            <text:p>329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C111]/37" office:value-type="float" office:value="0.697459459459459" calcext:value-type="float">
            <text:p>0.697459459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7:56:58</text:p>
          </table:table-cell>
          <table:table-cell table:formula="of:=DATEVALUE([.A112])+TIMEVALUE([.A112])" office:value-type="time" office:time-value="PT1010383H56M57.999999784S" calcext:value-type="time">
            <text:p>07:56 AM</text:p>
          </table:table-cell>
          <table:table-cell table:style-name="ce3" table:formula="of:=22*[.E112]/1000" office:value-type="float" office:value="26.862" calcext:value-type="float">
            <text:p>26.862</text:p>
          </table:table-cell>
          <table:table-cell office:value-type="float" office:value="2355" calcext:value-type="float">
            <text:p>2355</text:p>
          </table:table-cell>
          <table:table-cell office:value-type="float" office:value="1221" calcext:value-type="float">
            <text:p>1221</text:p>
          </table:table-cell>
          <table:table-cell office:value-type="float" office:value="1485" calcext:value-type="float">
            <text:p>1485</text:p>
          </table:table-cell>
          <table:table-cell table:formula="of:=([.F112]-[.E112])/1000/68*1000*1000" office:value-type="float" office:value="3882.35294117647" calcext:value-type="float">
            <text:p>3882.35</text:p>
          </table:table-cell>
          <table:table-cell office:value-type="float" office:value="3289" calcext:value-type="float">
            <text:p>3289</text:p>
          </table:table-cell>
          <table:table-cell office:value-type="float" office:value="18.75" calcext:value-type="float">
            <text:p>18.75</text:p>
          </table:table-cell>
          <table:table-cell table:number-columns-repeated="2"/>
          <table:table-cell table:formula="of:=[.C112]/37" office:value-type="float" office:value="0.726" calcext:value-type="float">
            <text:p>0.72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8:01:59</text:p>
          </table:table-cell>
          <table:table-cell table:formula="of:=DATEVALUE([.A113])+TIMEVALUE([.A113])" office:value-type="time" office:time-value="PT1010384H01M59.000000786S" calcext:value-type="time">
            <text:p>08:01 AM</text:p>
          </table:table-cell>
          <table:table-cell table:style-name="ce3" table:formula="of:=22*[.E113]/1000" office:value-type="float" office:value="28.16" calcext:value-type="float">
            <text:p>28.16</text:p>
          </table:table-cell>
          <table:table-cell office:value-type="float" office:value="2580" calcext:value-type="float">
            <text:p>2580</text:p>
          </table:table-cell>
          <table:table-cell office:value-type="float" office:value="1280" calcext:value-type="float">
            <text:p>1280</text:p>
          </table:table-cell>
          <table:table-cell office:value-type="float" office:value="1686" calcext:value-type="float">
            <text:p>1686</text:p>
          </table:table-cell>
          <table:table-cell table:formula="of:=([.F113]-[.E113])/1000/68*1000*1000" office:value-type="float" office:value="5970.58823529412" calcext:value-type="float">
            <text:p>5970.59</text:p>
          </table:table-cell>
          <table:table-cell office:value-type="float" office:value="3294" calcext:value-type="float">
            <text:p>3294</text:p>
          </table:table-cell>
          <table:table-cell office:value-type="float" office:value="19.5" calcext:value-type="float">
            <text:p>19.5</text:p>
          </table:table-cell>
          <table:table-cell table:number-columns-repeated="2"/>
          <table:table-cell table:formula="of:=[.C113]/37" office:value-type="float" office:value="0.761081081081081" calcext:value-type="float">
            <text:p>0.761081081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8:06:59</text:p>
          </table:table-cell>
          <table:table-cell table:formula="of:=DATEVALUE([.A114])+TIMEVALUE([.A114])" office:value-type="time" office:time-value="PT1010384H06M59.000000088S" calcext:value-type="time">
            <text:p>08:06 AM</text:p>
          </table:table-cell>
          <table:table-cell table:style-name="ce3" table:formula="of:=22*[.E114]/1000" office:value-type="float" office:value="29.348" calcext:value-type="float">
            <text:p>29.348</text:p>
          </table:table-cell>
          <table:table-cell office:value-type="float" office:value="2473" calcext:value-type="float">
            <text:p>2473</text:p>
          </table:table-cell>
          <table:table-cell office:value-type="float" office:value="1334" calcext:value-type="float">
            <text:p>1334</text:p>
          </table:table-cell>
          <table:table-cell office:value-type="float" office:value="1622" calcext:value-type="float">
            <text:p>1622</text:p>
          </table:table-cell>
          <table:table-cell table:formula="of:=([.F114]-[.E114])/1000/68*1000*1000" office:value-type="float" office:value="4235.29411764706" calcext:value-type="float">
            <text:p>4235.29</text:p>
          </table:table-cell>
          <table:table-cell office:value-type="float" office:value="3299" calcext:value-type="float">
            <text:p>3299</text:p>
          </table:table-cell>
          <table:table-cell office:value-type="float" office:value="21.25" calcext:value-type="float">
            <text:p>21.25</text:p>
          </table:table-cell>
          <table:table-cell table:number-columns-repeated="2"/>
          <table:table-cell table:formula="of:=[.C114]/37" office:value-type="float" office:value="0.793189189189189" calcext:value-type="float">
            <text:p>0.793189189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8:11:59</text:p>
          </table:table-cell>
          <table:table-cell table:formula="of:=DATEVALUE([.A115])+TIMEVALUE([.A115])" office:value-type="time" office:time-value="PT1010384H11M58.999999808S" calcext:value-type="time">
            <text:p>08:11 AM</text:p>
          </table:table-cell>
          <table:table-cell table:style-name="ce3" table:formula="of:=22*[.E115]/1000" office:value-type="float" office:value="30.206" calcext:value-type="float">
            <text:p>30.206</text:p>
          </table:table-cell>
          <table:table-cell office:value-type="float" office:value="2556" calcext:value-type="float">
            <text:p>2556</text:p>
          </table:table-cell>
          <table:table-cell office:value-type="float" office:value="1373" calcext:value-type="float">
            <text:p>1373</text:p>
          </table:table-cell>
          <table:table-cell office:value-type="float" office:value="1691" calcext:value-type="float">
            <text:p>1691</text:p>
          </table:table-cell>
          <table:table-cell table:formula="of:=([.F115]-[.E115])/1000/68*1000*1000" office:value-type="float" office:value="4676.47058823529" calcext:value-type="float">
            <text:p>4676.47</text:p>
          </table:table-cell>
          <table:table-cell office:value-type="float" office:value="3299" calcext:value-type="float">
            <text:p>3299</text:p>
          </table:table-cell>
          <table:table-cell office:value-type="float" office:value="21.5" calcext:value-type="float">
            <text:p>21.5</text:p>
          </table:table-cell>
          <table:table-cell table:number-columns-repeated="2"/>
          <table:table-cell table:formula="of:=[.C115]/37" office:value-type="float" office:value="0.816378378378378" calcext:value-type="float">
            <text:p>0.816378378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8:16:59</text:p>
          </table:table-cell>
          <table:table-cell table:formula="of:=DATEVALUE([.A116])+TIMEVALUE([.A116])" office:value-type="time" office:time-value="PT1010384H16M58.999999948S" calcext:value-type="time">
            <text:p>08:16 AM</text:p>
          </table:table-cell>
          <table:table-cell table:style-name="ce3" table:formula="of:=22*[.E116]/1000" office:value-type="float" office:value="31.174" calcext:value-type="float">
            <text:p>31.174</text:p>
          </table:table-cell>
          <table:table-cell office:value-type="float" office:value="2512" calcext:value-type="float">
            <text:p>2512</text:p>
          </table:table-cell>
          <table:table-cell office:value-type="float" office:value="1417" calcext:value-type="float">
            <text:p>1417</text:p>
          </table:table-cell>
          <table:table-cell office:value-type="float" office:value="1676" calcext:value-type="float">
            <text:p>1676</text:p>
          </table:table-cell>
          <table:table-cell table:formula="of:=([.F116]-[.E116])/1000/68*1000*1000" office:value-type="float" office:value="3808.82352941176" calcext:value-type="float">
            <text:p>3808.82</text:p>
          </table:table-cell>
          <table:table-cell office:value-type="float" office:value="3299" calcext:value-type="float">
            <text:p>3299</text:p>
          </table:table-cell>
          <table:table-cell office:value-type="float" office:value="22.75" calcext:value-type="float">
            <text:p>22.75</text:p>
          </table:table-cell>
          <table:table-cell table:number-columns-repeated="2"/>
          <table:table-cell table:formula="of:=[.C116]/37" office:value-type="float" office:value="0.842540540540541" calcext:value-type="float">
            <text:p>0.84254054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8:22:00</text:p>
          </table:table-cell>
          <table:table-cell table:formula="of:=DATEVALUE([.A117])+TIMEVALUE([.A117])" office:value-type="time" office:time-value="PT1010384H22M00.000000112S" calcext:value-type="time">
            <text:p>08:22 AM</text:p>
          </table:table-cell>
          <table:table-cell table:style-name="ce3" table:formula="of:=22*[.E117]/1000" office:value-type="float" office:value="31.922" calcext:value-type="float">
            <text:p>31.922</text:p>
          </table:table-cell>
          <table:table-cell office:value-type="float" office:value="2551" calcext:value-type="float">
            <text:p>2551</text:p>
          </table:table-cell>
          <table:table-cell office:value-type="float" office:value="1451" calcext:value-type="float">
            <text:p>1451</text:p>
          </table:table-cell>
          <table:table-cell office:value-type="float" office:value="1715" calcext:value-type="float">
            <text:p>1715</text:p>
          </table:table-cell>
          <table:table-cell table:formula="of:=([.F117]-[.E117])/1000/68*1000*1000" office:value-type="float" office:value="3882.35294117647" calcext:value-type="float">
            <text:p>3882.35</text:p>
          </table:table-cell>
          <table:table-cell office:value-type="float" office:value="3299" calcext:value-type="float">
            <text:p>3299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table:formula="of:=[.C117]/37" office:value-type="float" office:value="0.862756756756757" calcext:value-type="float">
            <text:p>0.862756756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8:27:00</text:p>
          </table:table-cell>
          <table:table-cell table:formula="of:=DATEVALUE([.A118])+TIMEVALUE([.A118])" office:value-type="time" office:time-value="PT1010384H26M59.999999832S" calcext:value-type="time">
            <text:p>08:27 AM</text:p>
          </table:table-cell>
          <table:table-cell table:style-name="ce3" table:formula="of:=22*[.E118]/1000" office:value-type="float" office:value="32.78" calcext:value-type="float">
            <text:p>32.78</text:p>
          </table:table-cell>
          <table:table-cell office:value-type="float" office:value="2546" calcext:value-type="float">
            <text:p>2546</text:p>
          </table:table-cell>
          <table:table-cell office:value-type="float" office:value="1490" calcext:value-type="float">
            <text:p>1490</text:p>
          </table:table-cell>
          <table:table-cell office:value-type="float" office:value="1720" calcext:value-type="float">
            <text:p>1720</text:p>
          </table:table-cell>
          <table:table-cell table:formula="of:=([.F118]-[.E118])/1000/68*1000*1000" office:value-type="float" office:value="3382.35294117647" calcext:value-type="float">
            <text:p>3382.35</text:p>
          </table:table-cell>
          <table:table-cell office:value-type="float" office:value="3299" calcext:value-type="float">
            <text:p>3299</text:p>
          </table:table-cell>
          <table:table-cell office:value-type="float" office:value="24.75" calcext:value-type="float">
            <text:p>24.75</text:p>
          </table:table-cell>
          <table:table-cell table:number-columns-repeated="2"/>
          <table:table-cell table:formula="of:=[.C118]/37" office:value-type="float" office:value="0.885945945945946" calcext:value-type="float">
            <text:p>0.8859459459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8:32:00</text:p>
          </table:table-cell>
          <table:table-cell table:formula="of:=DATEVALUE([.A119])+TIMEVALUE([.A119])" office:value-type="time" office:time-value="PT1010384H32M00.00000081S" calcext:value-type="time">
            <text:p>08:32 AM</text:p>
          </table:table-cell>
          <table:table-cell table:style-name="ce3" table:formula="of:=22*[.E119]/1000" office:value-type="float" office:value="33.11" calcext:value-type="float">
            <text:p>33.11</text:p>
          </table:table-cell>
          <table:table-cell office:value-type="float" office:value="2517" calcext:value-type="float">
            <text:p>2517</text:p>
          </table:table-cell>
          <table:table-cell office:value-type="float" office:value="1505" calcext:value-type="float">
            <text:p>1505</text:p>
          </table:table-cell>
          <table:table-cell office:value-type="float" office:value="1710" calcext:value-type="float">
            <text:p>1710</text:p>
          </table:table-cell>
          <table:table-cell table:formula="of:=([.F119]-[.E119])/1000/68*1000*1000" office:value-type="float" office:value="3014.70588235294" calcext:value-type="float">
            <text:p>3014.71</text:p>
          </table:table-cell>
          <table:table-cell office:value-type="float" office:value="3304" calcext:value-type="float">
            <text:p>330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C119]/37" office:value-type="float" office:value="0.894864864864865" calcext:value-type="float">
            <text:p>0.8948648649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8:37:01</text:p>
          </table:table-cell>
          <table:table-cell table:formula="of:=DATEVALUE([.A120])+TIMEVALUE([.A120])" office:value-type="time" office:time-value="PT1010384H37M01.000000136S" calcext:value-type="time">
            <text:p>08:37 AM</text:p>
          </table:table-cell>
          <table:table-cell table:style-name="ce3" table:formula="of:=22*[.E120]/1000" office:value-type="float" office:value="33.528" calcext:value-type="float">
            <text:p>33.528</text:p>
          </table:table-cell>
          <table:table-cell office:value-type="float" office:value="2502" calcext:value-type="float">
            <text:p>2502</text:p>
          </table:table-cell>
          <table:table-cell office:value-type="float" office:value="1524" calcext:value-type="float">
            <text:p>1524</text:p>
          </table:table-cell>
          <table:table-cell office:value-type="float" office:value="1710" calcext:value-type="float">
            <text:p>1710</text:p>
          </table:table-cell>
          <table:table-cell table:formula="of:=([.F120]-[.E120])/1000/68*1000*1000" office:value-type="float" office:value="2735.29411764706" calcext:value-type="float">
            <text:p>2735.29</text:p>
          </table:table-cell>
          <table:table-cell office:value-type="float" office:value="3304" calcext:value-type="float">
            <text:p>3304</text:p>
          </table:table-cell>
          <table:table-cell office:value-type="float" office:value="26.75" calcext:value-type="float">
            <text:p>26.75</text:p>
          </table:table-cell>
          <table:table-cell table:number-columns-repeated="2"/>
          <table:table-cell table:formula="of:=[.C120]/37" office:value-type="float" office:value="0.906162162162162" calcext:value-type="float">
            <text:p>0.906162162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8:42:01</text:p>
          </table:table-cell>
          <table:table-cell table:formula="of:=DATEVALUE([.A121])+TIMEVALUE([.A121])" office:value-type="time" office:time-value="PT1010384H42M00.999999857S" calcext:value-type="time">
            <text:p>08:42 AM</text:p>
          </table:table-cell>
          <table:table-cell table:style-name="ce3" table:formula="of:=22*[.E121]/1000" office:value-type="float" office:value="33.968" calcext:value-type="float">
            <text:p>33.968</text:p>
          </table:table-cell>
          <table:table-cell office:value-type="float" office:value="2517" calcext:value-type="float">
            <text:p>2517</text:p>
          </table:table-cell>
          <table:table-cell office:value-type="float" office:value="1544" calcext:value-type="float">
            <text:p>1544</text:p>
          </table:table-cell>
          <table:table-cell office:value-type="float" office:value="1725" calcext:value-type="float">
            <text:p>1725</text:p>
          </table:table-cell>
          <table:table-cell table:formula="of:=([.F121]-[.E121])/1000/68*1000*1000" office:value-type="float" office:value="2661.76470588235" calcext:value-type="float">
            <text:p>2661.76</text:p>
          </table:table-cell>
          <table:table-cell office:value-type="float" office:value="3304" calcext:value-type="float">
            <text:p>3304</text:p>
          </table:table-cell>
          <table:table-cell office:value-type="float" office:value="27.5" calcext:value-type="float">
            <text:p>27.5</text:p>
          </table:table-cell>
          <table:table-cell table:number-columns-repeated="2"/>
          <table:table-cell table:formula="of:=[.C121]/37" office:value-type="float" office:value="0.918054054054054" calcext:value-type="float">
            <text:p>0.918054054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8:47:01</text:p>
          </table:table-cell>
          <table:table-cell table:formula="of:=DATEVALUE([.A122])+TIMEVALUE([.A122])" office:value-type="time" office:time-value="PT1010384H47M00.999999996S" calcext:value-type="time">
            <text:p>08:47 AM</text:p>
          </table:table-cell>
          <table:table-cell table:style-name="ce3" table:formula="of:=22*[.E122]/1000" office:value-type="float" office:value="34.298" calcext:value-type="float">
            <text:p>34.298</text:p>
          </table:table-cell>
          <table:table-cell office:value-type="float" office:value="2507" calcext:value-type="float">
            <text:p>2507</text:p>
          </table:table-cell>
          <table:table-cell office:value-type="float" office:value="1559" calcext:value-type="float">
            <text:p>1559</text:p>
          </table:table-cell>
          <table:table-cell office:value-type="float" office:value="1720" calcext:value-type="float">
            <text:p>1720</text:p>
          </table:table-cell>
          <table:table-cell table:formula="of:=([.F122]-[.E122])/1000/68*1000*1000" office:value-type="float" office:value="2367.64705882353" calcext:value-type="float">
            <text:p>2367.65</text:p>
          </table:table-cell>
          <table:table-cell office:value-type="float" office:value="3304" calcext:value-type="float">
            <text:p>3304</text:p>
          </table:table-cell>
          <table:table-cell office:value-type="float" office:value="28.5" calcext:value-type="float">
            <text:p>28.5</text:p>
          </table:table-cell>
          <table:table-cell table:number-columns-repeated="2"/>
          <table:table-cell table:formula="of:=[.C122]/37" office:value-type="float" office:value="0.926972972972973" calcext:value-type="float">
            <text:p>0.92697297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8:52:01</text:p>
          </table:table-cell>
          <table:table-cell table:formula="of:=DATEVALUE([.A123])+TIMEVALUE([.A123])" office:value-type="time" office:time-value="PT1010384H52M00.999999717S" calcext:value-type="time">
            <text:p>08:52 AM</text:p>
          </table:table-cell>
          <table:table-cell table:style-name="ce3" table:formula="of:=22*[.E123]/1000" office:value-type="float" office:value="34.606" calcext:value-type="float">
            <text:p>34.606</text:p>
          </table:table-cell>
          <table:table-cell office:value-type="float" office:value="2482" calcext:value-type="float">
            <text:p>2482</text:p>
          </table:table-cell>
          <table:table-cell office:value-type="float" office:value="1573" calcext:value-type="float">
            <text:p>1573</text:p>
          </table:table-cell>
          <table:table-cell office:value-type="float" office:value="1715" calcext:value-type="float">
            <text:p>1715</text:p>
          </table:table-cell>
          <table:table-cell table:formula="of:=([.F123]-[.E123])/1000/68*1000*1000" office:value-type="float" office:value="2088.23529411765" calcext:value-type="float">
            <text:p>2088.24</text:p>
          </table:table-cell>
          <table:table-cell office:value-type="float" office:value="3308" calcext:value-type="float">
            <text:p>3308</text:p>
          </table:table-cell>
          <table:table-cell office:value-type="float" office:value="29.75" calcext:value-type="float">
            <text:p>29.75</text:p>
          </table:table-cell>
          <table:table-cell table:number-columns-repeated="2"/>
          <table:table-cell table:formula="of:=[.C123]/37" office:value-type="float" office:value="0.935297297297297" calcext:value-type="float">
            <text:p>0.935297297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8:57:02</text:p>
          </table:table-cell>
          <table:table-cell table:formula="of:=DATEVALUE([.A124])+TIMEVALUE([.A124])" office:value-type="time" office:time-value="PT1010384H57M01.999999881S" calcext:value-type="time">
            <text:p>08:57 AM</text:p>
          </table:table-cell>
          <table:table-cell table:style-name="ce3" table:formula="of:=22*[.E124]/1000" office:value-type="float" office:value="34.826" calcext:value-type="float">
            <text:p>34.826</text:p>
          </table:table-cell>
          <table:table-cell office:value-type="float" office:value="2502" calcext:value-type="float">
            <text:p>2502</text:p>
          </table:table-cell>
          <table:table-cell office:value-type="float" office:value="1583" calcext:value-type="float">
            <text:p>1583</text:p>
          </table:table-cell>
          <table:table-cell office:value-type="float" office:value="1725" calcext:value-type="float">
            <text:p>1725</text:p>
          </table:table-cell>
          <table:table-cell table:formula="of:=([.F124]-[.E124])/1000/68*1000*1000" office:value-type="float" office:value="2088.23529411765" calcext:value-type="float">
            <text:p>2088.24</text:p>
          </table:table-cell>
          <table:table-cell office:value-type="float" office:value="3308" calcext:value-type="float">
            <text:p>3308</text:p>
          </table:table-cell>
          <table:table-cell office:value-type="float" office:value="30.75" calcext:value-type="float">
            <text:p>30.75</text:p>
          </table:table-cell>
          <table:table-cell table:number-columns-repeated="2"/>
          <table:table-cell table:formula="of:=[.C124]/37" office:value-type="float" office:value="0.941243243243243" calcext:value-type="float">
            <text:p>0.941243243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9:02:02</text:p>
          </table:table-cell>
          <table:table-cell table:formula="of:=DATEVALUE([.A125])+TIMEVALUE([.A125])" office:value-type="time" office:time-value="PT1010385H02M02.00000044S" calcext:value-type="time">
            <text:p>09:02 AM</text:p>
          </table:table-cell>
          <table:table-cell table:style-name="ce3" table:formula="of:=22*[.E125]/1000" office:value-type="float" office:value="35.046" calcext:value-type="float">
            <text:p>35.046</text:p>
          </table:table-cell>
          <table:table-cell office:value-type="float" office:value="2536" calcext:value-type="float">
            <text:p>2536</text:p>
          </table:table-cell>
          <table:table-cell office:value-type="float" office:value="1593" calcext:value-type="float">
            <text:p>1593</text:p>
          </table:table-cell>
          <table:table-cell office:value-type="float" office:value="1754" calcext:value-type="float">
            <text:p>1754</text:p>
          </table:table-cell>
          <table:table-cell table:formula="of:=([.F125]-[.E125])/1000/68*1000*1000" office:value-type="float" office:value="2367.64705882353" calcext:value-type="float">
            <text:p>2367.65</text:p>
          </table:table-cell>
          <table:table-cell office:value-type="float" office:value="3304" calcext:value-type="float">
            <text:p>3304</text:p>
          </table:table-cell>
          <table:table-cell office:value-type="float" office:value="30.25" calcext:value-type="float">
            <text:p>30.25</text:p>
          </table:table-cell>
          <table:table-cell table:number-columns-repeated="2"/>
          <table:table-cell table:formula="of:=[.C125]/37" office:value-type="float" office:value="0.947189189189189" calcext:value-type="float">
            <text:p>0.947189189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9:07:02</text:p>
          </table:table-cell>
          <table:table-cell table:formula="of:=DATEVALUE([.A126])+TIMEVALUE([.A126])" office:value-type="time" office:time-value="PT1010385H07M02.00000016S" calcext:value-type="time">
            <text:p>09:07 AM</text:p>
          </table:table-cell>
          <table:table-cell table:style-name="ce3" table:formula="of:=22*[.E126]/1000" office:value-type="float" office:value="35.376" calcext:value-type="float">
            <text:p>35.376</text:p>
          </table:table-cell>
          <table:table-cell office:value-type="float" office:value="2541" calcext:value-type="float">
            <text:p>2541</text:p>
          </table:table-cell>
          <table:table-cell office:value-type="float" office:value="1608" calcext:value-type="float">
            <text:p>1608</text:p>
          </table:table-cell>
          <table:table-cell office:value-type="float" office:value="1754" calcext:value-type="float">
            <text:p>1754</text:p>
          </table:table-cell>
          <table:table-cell table:formula="of:=([.F126]-[.E126])/1000/68*1000*1000" office:value-type="float" office:value="2147.05882352941" calcext:value-type="float">
            <text:p>2147.06</text:p>
          </table:table-cell>
          <table:table-cell office:value-type="float" office:value="3299" calcext:value-type="float">
            <text:p>3299</text:p>
          </table:table-cell>
          <table:table-cell office:value-type="float" office:value="30.25" calcext:value-type="float">
            <text:p>30.25</text:p>
          </table:table-cell>
          <table:table-cell table:number-columns-repeated="2"/>
          <table:table-cell table:formula="of:=[.C126]/37" office:value-type="float" office:value="0.956108108108108" calcext:value-type="float">
            <text:p>0.956108108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9:12:02</text:p>
          </table:table-cell>
          <table:table-cell table:formula="of:=DATEVALUE([.A127])+TIMEVALUE([.A127])" office:value-type="time" office:time-value="PT1010385H12M01.999999881S" calcext:value-type="time">
            <text:p>09:12 AM</text:p>
          </table:table-cell>
          <table:table-cell table:style-name="ce3" table:formula="of:=22*[.E127]/1000" office:value-type="float" office:value="35.684" calcext:value-type="float">
            <text:p>35.684</text:p>
          </table:table-cell>
          <table:table-cell office:value-type="float" office:value="2526" calcext:value-type="float">
            <text:p>2526</text:p>
          </table:table-cell>
          <table:table-cell office:value-type="float" office:value="1622" calcext:value-type="float">
            <text:p>1622</text:p>
          </table:table-cell>
          <table:table-cell office:value-type="float" office:value="1754" calcext:value-type="float">
            <text:p>1754</text:p>
          </table:table-cell>
          <table:table-cell table:formula="of:=([.F127]-[.E127])/1000/68*1000*1000" office:value-type="float" office:value="1941.17647058824" calcext:value-type="float">
            <text:p>1941.18</text:p>
          </table:table-cell>
          <table:table-cell office:value-type="float" office:value="3304" calcext:value-type="float">
            <text:p>3304</text:p>
          </table:table-cell>
          <table:table-cell office:value-type="float" office:value="30.25" calcext:value-type="float">
            <text:p>30.25</text:p>
          </table:table-cell>
          <table:table-cell table:number-columns-repeated="2"/>
          <table:table-cell table:formula="of:=[.C127]/37" office:value-type="float" office:value="0.964432432432432" calcext:value-type="float">
            <text:p>0.964432432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9:17:03</text:p>
          </table:table-cell>
          <table:table-cell table:formula="of:=DATEVALUE([.A128])+TIMEVALUE([.A128])" office:value-type="time" office:time-value="PT1010385H17M03.000000045S" calcext:value-type="time">
            <text:p>09:17 AM</text:p>
          </table:table-cell>
          <table:table-cell table:style-name="ce3" table:formula="of:=22*[.E128]/1000" office:value-type="float" office:value="35.904" calcext:value-type="float">
            <text:p>35.904</text:p>
          </table:table-cell>
          <table:table-cell office:value-type="float" office:value="2468" calcext:value-type="float">
            <text:p>2468</text:p>
          </table:table-cell>
          <table:table-cell office:value-type="float" office:value="1632" calcext:value-type="float">
            <text:p>1632</text:p>
          </table:table-cell>
          <table:table-cell office:value-type="float" office:value="1710" calcext:value-type="float">
            <text:p>1710</text:p>
          </table:table-cell>
          <table:table-cell table:formula="of:=([.F128]-[.E128])/1000/68*1000*1000" office:value-type="float" office:value="1147.05882352941" calcext:value-type="float">
            <text:p>1147.06</text:p>
          </table:table-cell>
          <table:table-cell office:value-type="float" office:value="3304" calcext:value-type="float">
            <text:p>3304</text:p>
          </table:table-cell>
          <table:table-cell office:value-type="float" office:value="30.5" calcext:value-type="float">
            <text:p>30.5</text:p>
          </table:table-cell>
          <table:table-cell table:number-columns-repeated="2"/>
          <table:table-cell table:formula="of:=[.C128]/37" office:value-type="float" office:value="0.970378378378378" calcext:value-type="float">
            <text:p>0.970378378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9:22:03</text:p>
          </table:table-cell>
          <table:table-cell table:formula="of:=DATEVALUE([.A129])+TIMEVALUE([.A129])" office:value-type="time" office:time-value="PT1010385H22M02.999999346S" calcext:value-type="time">
            <text:p>09:22 AM</text:p>
          </table:table-cell>
          <table:table-cell table:style-name="ce3" table:formula="of:=22*[.E129]/1000" office:value-type="float" office:value="36.014" calcext:value-type="float">
            <text:p>36.014</text:p>
          </table:table-cell>
          <table:table-cell office:value-type="float" office:value="2561" calcext:value-type="float">
            <text:p>2561</text:p>
          </table:table-cell>
          <table:table-cell office:value-type="float" office:value="1637" calcext:value-type="float">
            <text:p>1637</text:p>
          </table:table-cell>
          <table:table-cell office:value-type="float" office:value="1774" calcext:value-type="float">
            <text:p>1774</text:p>
          </table:table-cell>
          <table:table-cell table:formula="of:=([.F129]-[.E129])/1000/68*1000*1000" office:value-type="float" office:value="2014.70588235294" calcext:value-type="float">
            <text:p>2014.71</text:p>
          </table:table-cell>
          <table:table-cell office:value-type="float" office:value="3304" calcext:value-type="float">
            <text:p>3304</text:p>
          </table:table-cell>
          <table:table-cell office:value-type="float" office:value="29.5" calcext:value-type="float">
            <text:p>29.5</text:p>
          </table:table-cell>
          <table:table-cell table:number-columns-repeated="2"/>
          <table:table-cell table:formula="of:=[.C129]/37" office:value-type="float" office:value="0.973351351351351" calcext:value-type="float">
            <text:p>0.973351351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9:27:03</text:p>
          </table:table-cell>
          <table:table-cell table:formula="of:=DATEVALUE([.A130])+TIMEVALUE([.A130])" office:value-type="time" office:time-value="PT1010385H27M02.999999486S" calcext:value-type="time">
            <text:p>09:27 AM</text:p>
          </table:table-cell>
          <table:table-cell table:style-name="ce3" table:formula="of:=22*[.E130]/1000" office:value-type="float" office:value="36.344" calcext:value-type="float">
            <text:p>36.344</text:p>
          </table:table-cell>
          <table:table-cell office:value-type="float" office:value="2541" calcext:value-type="float">
            <text:p>2541</text:p>
          </table:table-cell>
          <table:table-cell office:value-type="float" office:value="1652" calcext:value-type="float">
            <text:p>1652</text:p>
          </table:table-cell>
          <table:table-cell office:value-type="float" office:value="1769" calcext:value-type="float">
            <text:p>1769</text:p>
          </table:table-cell>
          <table:table-cell table:formula="of:=([.F130]-[.E130])/1000/68*1000*1000" office:value-type="float" office:value="1720.58823529412" calcext:value-type="float">
            <text:p>1720.59</text:p>
          </table:table-cell>
          <table:table-cell office:value-type="float" office:value="3318" calcext:value-type="float">
            <text:p>3318</text:p>
          </table:table-cell>
          <table:table-cell office:value-type="float" office:value="30.25" calcext:value-type="float">
            <text:p>30.25</text:p>
          </table:table-cell>
          <table:table-cell table:number-columns-repeated="2"/>
          <table:table-cell table:formula="of:=[.C130]/37" office:value-type="float" office:value="0.98227027027027" calcext:value-type="float">
            <text:p>0.982270270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9:32:03</text:p>
          </table:table-cell>
          <table:table-cell table:formula="of:=DATEVALUE([.A131])+TIMEVALUE([.A131])" office:value-type="time" office:time-value="PT1010385H32M03.000000045S" calcext:value-type="time">
            <text:p>09:32 AM</text:p>
          </table:table-cell>
          <table:table-cell table:style-name="ce3" table:formula="of:=22*[.E131]/1000" office:value-type="float" office:value="36.432" calcext:value-type="float">
            <text:p>36.432</text:p>
          </table:table-cell>
          <table:table-cell office:value-type="float" office:value="2570" calcext:value-type="float">
            <text:p>2570</text:p>
          </table:table-cell>
          <table:table-cell office:value-type="float" office:value="1656" calcext:value-type="float">
            <text:p>1656</text:p>
          </table:table-cell>
          <table:table-cell office:value-type="float" office:value="1788" calcext:value-type="float">
            <text:p>1788</text:p>
          </table:table-cell>
          <table:table-cell table:formula="of:=([.F131]-[.E131])/1000/68*1000*1000" office:value-type="float" office:value="1941.17647058824" calcext:value-type="float">
            <text:p>1941.18</text:p>
          </table:table-cell>
          <table:table-cell office:value-type="float" office:value="3299" calcext:value-type="float">
            <text:p>3299</text:p>
          </table:table-cell>
          <table:table-cell office:value-type="float" office:value="30.75" calcext:value-type="float">
            <text:p>30.75</text:p>
          </table:table-cell>
          <table:table-cell table:number-columns-repeated="2"/>
          <table:table-cell table:formula="of:=[.C131]/37" office:value-type="float" office:value="0.984648648648649" calcext:value-type="float">
            <text:p>0.984648648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5-04-05 09:37:04</text:p>
          </table:table-cell>
          <table:table-cell table:formula="of:=DATEVALUE([.A132])+TIMEVALUE([.A132])" office:value-type="time" office:time-value="PT1010385H37M04.000000209S" calcext:value-type="time">
            <text:p>09:37 AM</text:p>
          </table:table-cell>
          <table:table-cell table:style-name="ce3" table:formula="of:=22*[.E132]/1000" office:value-type="float" office:value="36.542" calcext:value-type="float">
            <text:p>36.542</text:p>
          </table:table-cell>
          <table:table-cell office:value-type="float" office:value="2561" calcext:value-type="float">
            <text:p>2561</text:p>
          </table:table-cell>
          <table:table-cell office:value-type="float" office:value="1661" calcext:value-type="float">
            <text:p>1661</text:p>
          </table:table-cell>
          <table:table-cell office:value-type="float" office:value="1774" calcext:value-type="float">
            <text:p>1774</text:p>
          </table:table-cell>
          <table:table-cell table:formula="of:=([.F132]-[.E132])/1000/68*1000*1000" office:value-type="float" office:value="1661.76470588235" calcext:value-type="float">
            <text:p>1661.76</text:p>
          </table:table-cell>
          <table:table-cell office:value-type="float" office:value="3299" calcext:value-type="float">
            <text:p>3299</text:p>
          </table:table-cell>
          <table:table-cell office:value-type="float" office:value="30.75" calcext:value-type="float">
            <text:p>30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9:42:04</text:p>
          </table:table-cell>
          <table:table-cell table:formula="of:=DATEVALUE([.A133])+TIMEVALUE([.A133])" office:value-type="time" office:time-value="PT1010385H42M04.000000767S" calcext:value-type="time">
            <text:p>09:42 AM</text:p>
          </table:table-cell>
          <table:table-cell table:style-name="ce3" table:formula="of:=22*[.E133]/1000" office:value-type="float" office:value="36.762" calcext:value-type="float">
            <text:p>36.762</text:p>
          </table:table-cell>
          <table:table-cell office:value-type="float" office:value="2502" calcext:value-type="float">
            <text:p>2502</text:p>
          </table:table-cell>
          <table:table-cell office:value-type="float" office:value="1671" calcext:value-type="float">
            <text:p>1671</text:p>
          </table:table-cell>
          <table:table-cell office:value-type="float" office:value="1759" calcext:value-type="float">
            <text:p>1759</text:p>
          </table:table-cell>
          <table:table-cell table:formula="of:=([.F133]-[.E133])/1000/68*1000*1000" office:value-type="float" office:value="1294.11764705882" calcext:value-type="float">
            <text:p>1294.12</text:p>
          </table:table-cell>
          <table:table-cell office:value-type="float" office:value="3304" calcext:value-type="float">
            <text:p>3304</text:p>
          </table:table-cell>
          <table:table-cell office:value-type="float" office:value="31.25" calcext:value-type="float">
            <text:p>31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9:47:04</text:p>
          </table:table-cell>
          <table:table-cell table:formula="of:=DATEVALUE([.A134])+TIMEVALUE([.A134])" office:value-type="time" office:time-value="PT1010385H47M04.000000069S" calcext:value-type="time">
            <text:p>09:47 AM</text:p>
          </table:table-cell>
          <table:table-cell table:style-name="ce3" table:formula="of:=22*[.E134]/1000" office:value-type="float" office:value="36.872" calcext:value-type="float">
            <text:p>36.872</text:p>
          </table:table-cell>
          <table:table-cell office:value-type="float" office:value="2546" calcext:value-type="float">
            <text:p>2546</text:p>
          </table:table-cell>
          <table:table-cell office:value-type="float" office:value="1676" calcext:value-type="float">
            <text:p>1676</text:p>
          </table:table-cell>
          <table:table-cell office:value-type="float" office:value="1788" calcext:value-type="float">
            <text:p>1788</text:p>
          </table:table-cell>
          <table:table-cell table:formula="of:=([.F134]-[.E134])/1000/68*1000*1000" office:value-type="float" office:value="1647.05882352941" calcext:value-type="float">
            <text:p>1647.06</text:p>
          </table:table-cell>
          <table:table-cell office:value-type="float" office:value="3304" calcext:value-type="float">
            <text:p>3304</text:p>
          </table:table-cell>
          <table:table-cell office:value-type="float" office:value="31.5" calcext:value-type="float">
            <text:p>31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9:52:05</text:p>
          </table:table-cell>
          <table:table-cell table:formula="of:=DATEVALUE([.A135])+TIMEVALUE([.A135])" office:value-type="time" office:time-value="PT1010385H52M04.999999814S" calcext:value-type="time">
            <text:p>09:52 AM</text:p>
          </table:table-cell>
          <table:table-cell table:style-name="ce3" table:formula="of:=22*[.E135]/1000" office:value-type="float" office:value="37.092" calcext:value-type="float">
            <text:p>37.092</text:p>
          </table:table-cell>
          <table:table-cell office:value-type="float" office:value="2502" calcext:value-type="float">
            <text:p>2502</text:p>
          </table:table-cell>
          <table:table-cell office:value-type="float" office:value="1686" calcext:value-type="float">
            <text:p>1686</text:p>
          </table:table-cell>
          <table:table-cell office:value-type="float" office:value="1764" calcext:value-type="float">
            <text:p>1764</text:p>
          </table:table-cell>
          <table:table-cell table:formula="of:=([.F135]-[.E135])/1000/68*1000*1000" office:value-type="float" office:value="1147.05882352941" calcext:value-type="float">
            <text:p>1147.06</text:p>
          </table:table-cell>
          <table:table-cell office:value-type="float" office:value="3304" calcext:value-type="float">
            <text:p>3304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09:57:05</text:p>
          </table:table-cell>
          <table:table-cell table:formula="of:=DATEVALUE([.A136])+TIMEVALUE([.A136])" office:value-type="time" office:time-value="PT1010385H57M04.999999534S" calcext:value-type="time">
            <text:p>09:57 AM</text:p>
          </table:table-cell>
          <table:table-cell table:style-name="ce3" table:formula="of:=22*[.E136]/1000" office:value-type="float" office:value="37.092" calcext:value-type="float">
            <text:p>37.092</text:p>
          </table:table-cell>
          <table:table-cell office:value-type="float" office:value="2517" calcext:value-type="float">
            <text:p>2517</text:p>
          </table:table-cell>
          <table:table-cell office:value-type="float" office:value="1686" calcext:value-type="float">
            <text:p>1686</text:p>
          </table:table-cell>
          <table:table-cell office:value-type="float" office:value="1769" calcext:value-type="float">
            <text:p>1769</text:p>
          </table:table-cell>
          <table:table-cell table:formula="of:=([.F136]-[.E136])/1000/68*1000*1000" office:value-type="float" office:value="1220.58823529412" calcext:value-type="float">
            <text:p>1220.59</text:p>
          </table:table-cell>
          <table:table-cell office:value-type="float" office:value="3304" calcext:value-type="float">
            <text:p>3304</text:p>
          </table:table-cell>
          <table:table-cell office:value-type="float" office:value="32.25" calcext:value-type="float">
            <text:p>3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0:02:05</text:p>
          </table:table-cell>
          <table:table-cell table:formula="of:=DATEVALUE([.A137])+TIMEVALUE([.A137])" office:value-type="time" office:time-value="PT1010386H02M04.999998836S" calcext:value-type="time">
            <text:p>10:02 AM</text:p>
          </table:table-cell>
          <table:table-cell table:style-name="ce3" table:formula="of:=22*[.E137]/1000" office:value-type="float" office:value="37.092" calcext:value-type="float">
            <text:p>37.092</text:p>
          </table:table-cell>
          <table:table-cell office:value-type="float" office:value="2595" calcext:value-type="float">
            <text:p>2595</text:p>
          </table:table-cell>
          <table:table-cell office:value-type="float" office:value="1686" calcext:value-type="float">
            <text:p>1686</text:p>
          </table:table-cell>
          <table:table-cell office:value-type="float" office:value="1808" calcext:value-type="float">
            <text:p>1808</text:p>
          </table:table-cell>
          <table:table-cell table:formula="of:=([.F137]-[.E137])/1000/68*1000*1000" office:value-type="float" office:value="1794.11764705882" calcext:value-type="float">
            <text:p>1794.12</text:p>
          </table:table-cell>
          <table:table-cell office:value-type="float" office:value="3299" calcext:value-type="float">
            <text:p>3299</text:p>
          </table:table-cell>
          <table:table-cell office:value-type="float" office:value="30.5" calcext:value-type="float">
            <text:p>30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0:07:05</text:p>
          </table:table-cell>
          <table:table-cell table:formula="of:=DATEVALUE([.A138])+TIMEVALUE([.A138])" office:value-type="time" office:time-value="PT1010386H07M04.999999814S" calcext:value-type="time">
            <text:p>10:07 AM</text:p>
          </table:table-cell>
          <table:table-cell table:style-name="ce3" table:formula="of:=22*[.E138]/1000" office:value-type="float" office:value="37.202" calcext:value-type="float">
            <text:p>37.202</text:p>
          </table:table-cell>
          <table:table-cell office:value-type="float" office:value="2517" calcext:value-type="float">
            <text:p>2517</text:p>
          </table:table-cell>
          <table:table-cell office:value-type="float" office:value="1691" calcext:value-type="float">
            <text:p>1691</text:p>
          </table:table-cell>
          <table:table-cell office:value-type="float" office:value="1774" calcext:value-type="float">
            <text:p>1774</text:p>
          </table:table-cell>
          <table:table-cell table:formula="of:=([.F138]-[.E138])/1000/68*1000*1000" office:value-type="float" office:value="1220.58823529412" calcext:value-type="float">
            <text:p>1220.59</text:p>
          </table:table-cell>
          <table:table-cell office:value-type="float" office:value="3304" calcext:value-type="float">
            <text:p>3304</text:p>
          </table:table-cell>
          <table:table-cell office:value-type="float" office:value="31.75" calcext:value-type="float">
            <text:p>31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0:12:06</text:p>
          </table:table-cell>
          <table:table-cell table:formula="of:=DATEVALUE([.A139])+TIMEVALUE([.A139])" office:value-type="time" office:time-value="PT1010386H12M05.999999978S" calcext:value-type="time">
            <text:p>10:12 AM</text:p>
          </table:table-cell>
          <table:table-cell table:style-name="ce3" table:formula="of:=22*[.E139]/1000" office:value-type="float" office:value="37.092" calcext:value-type="float">
            <text:p>37.092</text:p>
          </table:table-cell>
          <table:table-cell office:value-type="float" office:value="2453" calcext:value-type="float">
            <text:p>2453</text:p>
          </table:table-cell>
          <table:table-cell office:value-type="float" office:value="1686" calcext:value-type="float">
            <text:p>1686</text:p>
          </table:table-cell>
          <table:table-cell office:value-type="float" office:value="1725" calcext:value-type="float">
            <text:p>1725</text:p>
          </table:table-cell>
          <table:table-cell table:formula="of:=([.F139]-[.E139])/1000/68*1000*1000" office:value-type="float" office:value="573.529411764706" calcext:value-type="float">
            <text:p>573.53</text:p>
          </table:table-cell>
          <table:table-cell office:value-type="float" office:value="3299" calcext:value-type="float">
            <text:p>3299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0:17:06</text:p>
          </table:table-cell>
          <table:table-cell table:formula="of:=DATEVALUE([.A140])+TIMEVALUE([.A140])" office:value-type="time" office:time-value="PT1010386H17M06.000000117S" calcext:value-type="time">
            <text:p>10:17 AM</text:p>
          </table:table-cell>
          <table:table-cell table:style-name="ce3" table:formula="of:=22*[.E140]/1000" office:value-type="float" office:value="37.092" calcext:value-type="float">
            <text:p>37.092</text:p>
          </table:table-cell>
          <table:table-cell office:value-type="float" office:value="2482" calcext:value-type="float">
            <text:p>2482</text:p>
          </table:table-cell>
          <table:table-cell office:value-type="float" office:value="1686" calcext:value-type="float">
            <text:p>1686</text:p>
          </table:table-cell>
          <table:table-cell office:value-type="float" office:value="1725" calcext:value-type="float">
            <text:p>1725</text:p>
          </table:table-cell>
          <table:table-cell table:formula="of:=([.F140]-[.E140])/1000/68*1000*1000" office:value-type="float" office:value="573.529411764706" calcext:value-type="float">
            <text:p>573.53</text:p>
          </table:table-cell>
          <table:table-cell office:value-type="float" office:value="3294" calcext:value-type="float">
            <text:p>3294</text:p>
          </table:table-cell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0:22:06</text:p>
          </table:table-cell>
          <table:table-cell table:formula="of:=DATEVALUE([.A141])+TIMEVALUE([.A141])" office:value-type="time" office:time-value="PT1010386H22M05.999999419S" calcext:value-type="time">
            <text:p>10:22 AM</text:p>
          </table:table-cell>
          <table:table-cell table:style-name="ce3" table:formula="of:=22*[.E141]/1000" office:value-type="float" office:value="37.29" calcext:value-type="float">
            <text:p>37.29</text:p>
          </table:table-cell>
          <table:table-cell office:value-type="float" office:value="2424" calcext:value-type="float">
            <text:p>2424</text:p>
          </table:table-cell>
          <table:table-cell office:value-type="float" office:value="1695" calcext:value-type="float">
            <text:p>1695</text:p>
          </table:table-cell>
          <table:table-cell office:value-type="float" office:value="1705" calcext:value-type="float">
            <text:p>1705</text:p>
          </table:table-cell>
          <table:table-cell table:formula="of:=([.F141]-[.E141])/1000/68*1000*1000" office:value-type="float" office:value="147.058823529412" calcext:value-type="float">
            <text:p>147.06</text:p>
          </table:table-cell>
          <table:table-cell office:value-type="float" office:value="3294" calcext:value-type="float">
            <text:p>3294</text:p>
          </table:table-cell>
          <table:table-cell office:value-type="float" office:value="28.5" calcext:value-type="float">
            <text:p>28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0:27:06</text:p>
          </table:table-cell>
          <table:table-cell table:formula="of:=DATEVALUE([.A142])+TIMEVALUE([.A142])" office:value-type="time" office:time-value="PT1010386H27M05.999999978S" calcext:value-type="time">
            <text:p>10:27 AM</text:p>
          </table:table-cell>
          <table:table-cell table:style-name="ce3" table:formula="of:=22*[.E142]/1000" office:value-type="float" office:value="37.202" calcext:value-type="float">
            <text:p>37.202</text:p>
          </table:table-cell>
          <table:table-cell office:value-type="float" office:value="2521" calcext:value-type="float">
            <text:p>2521</text:p>
          </table:table-cell>
          <table:table-cell office:value-type="float" office:value="1691" calcext:value-type="float">
            <text:p>1691</text:p>
          </table:table-cell>
          <table:table-cell office:value-type="float" office:value="1759" calcext:value-type="float">
            <text:p>1759</text:p>
          </table:table-cell>
          <table:table-cell table:formula="of:=([.F142]-[.E142])/1000/68*1000*1000" office:value-type="float" office:value="1000" calcext:value-type="float">
            <text:p>1000.00</text:p>
          </table:table-cell>
          <table:table-cell office:value-type="float" office:value="3294" calcext:value-type="float">
            <text:p>3294</text:p>
          </table:table-cell>
          <table:table-cell office:value-type="float" office:value="28.25" calcext:value-type="float">
            <text:p>28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0:32:07</text:p>
          </table:table-cell>
          <table:table-cell table:formula="of:=DATEVALUE([.A143])+TIMEVALUE([.A143])" office:value-type="time" office:time-value="PT1010386H32M06.999999303S" calcext:value-type="time">
            <text:p>10:32 AM</text:p>
          </table:table-cell>
          <table:table-cell table:style-name="ce3" table:formula="of:=22*[.E143]/1000" office:value-type="float" office:value="37.202" calcext:value-type="float">
            <text:p>37.202</text:p>
          </table:table-cell>
          <table:table-cell office:value-type="float" office:value="2468" calcext:value-type="float">
            <text:p>2468</text:p>
          </table:table-cell>
          <table:table-cell office:value-type="float" office:value="1691" calcext:value-type="float">
            <text:p>1691</text:p>
          </table:table-cell>
          <table:table-cell office:value-type="float" office:value="1730" calcext:value-type="float">
            <text:p>1730</text:p>
          </table:table-cell>
          <table:table-cell table:formula="of:=([.F143]-[.E143])/1000/68*1000*1000" office:value-type="float" office:value="573.529411764706" calcext:value-type="float">
            <text:p>573.53</text:p>
          </table:table-cell>
          <table:table-cell office:value-type="float" office:value="3294" calcext:value-type="float">
            <text:p>3294</text:p>
          </table:table-cell>
          <table:table-cell office:value-type="float" office:value="27.75" calcext:value-type="float">
            <text:p>27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0:37:07</text:p>
          </table:table-cell>
          <table:table-cell table:formula="of:=DATEVALUE([.A144])+TIMEVALUE([.A144])" office:value-type="time" office:time-value="PT1010386H37M06.999998605S" calcext:value-type="time">
            <text:p>10:37 AM</text:p>
          </table:table-cell>
          <table:table-cell table:style-name="ce3" table:formula="of:=22*[.E144]/1000" office:value-type="float" office:value="37.092" calcext:value-type="float">
            <text:p>37.092</text:p>
          </table:table-cell>
          <table:table-cell office:value-type="float" office:value="2385" calcext:value-type="float">
            <text:p>2385</text:p>
          </table:table-cell>
          <table:table-cell office:value-type="float" office:value="1686" calcext:value-type="float">
            <text:p>1686</text:p>
          </table:table-cell>
          <table:table-cell office:value-type="float" office:value="1695" calcext:value-type="float">
            <text:p>1695</text:p>
          </table:table-cell>
          <table:table-cell table:formula="of:=([.F144]-[.E144])/1000/68*1000*1000" office:value-type="float" office:value="132.352941176471" calcext:value-type="float">
            <text:p>132.35</text:p>
          </table:table-cell>
          <table:table-cell office:value-type="float" office:value="3294" calcext:value-type="float">
            <text:p>3294</text:p>
          </table:table-cell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0:42:07</text:p>
          </table:table-cell>
          <table:table-cell table:formula="of:=DATEVALUE([.A145])+TIMEVALUE([.A145])" office:value-type="time" office:time-value="PT1010386H42M07.000000421S" calcext:value-type="time">
            <text:p>10:42 AM</text:p>
          </table:table-cell>
          <table:table-cell table:style-name="ce3" table:formula="of:=22*[.E145]/1000" office:value-type="float" office:value="36.982" calcext:value-type="float">
            <text:p>36.982</text:p>
          </table:table-cell>
          <table:table-cell office:value-type="float" office:value="2394" calcext:value-type="float">
            <text:p>2394</text:p>
          </table:table-cell>
          <table:table-cell office:value-type="float" office:value="1681" calcext:value-type="float">
            <text:p>1681</text:p>
          </table:table-cell>
          <table:table-cell office:value-type="float" office:value="1695" calcext:value-type="float">
            <text:p>1695</text:p>
          </table:table-cell>
          <table:table-cell table:formula="of:=([.F145]-[.E145])/1000/68*1000*1000" office:value-type="float" office:value="205.882352941176" calcext:value-type="float">
            <text:p>205.88</text:p>
          </table:table-cell>
          <table:table-cell office:value-type="float" office:value="3294" calcext:value-type="float">
            <text:p>3294</text:p>
          </table:table-cell>
          <table:table-cell office:value-type="float" office:value="26.25" calcext:value-type="float">
            <text:p>26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0:47:08</text:p>
          </table:table-cell>
          <table:table-cell table:formula="of:=DATEVALUE([.A146])+TIMEVALUE([.A146])" office:value-type="time" office:time-value="PT1010386H47M07.999998908S" calcext:value-type="time">
            <text:p>10:47 AM</text:p>
          </table:table-cell>
          <table:table-cell table:style-name="ce3" table:formula="of:=22*[.E146]/1000" office:value-type="float" office:value="37.092" calcext:value-type="float">
            <text:p>37.092</text:p>
          </table:table-cell>
          <table:table-cell office:value-type="float" office:value="2487" calcext:value-type="float">
            <text:p>2487</text:p>
          </table:table-cell>
          <table:table-cell office:value-type="float" office:value="1686" calcext:value-type="float">
            <text:p>1686</text:p>
          </table:table-cell>
          <table:table-cell office:value-type="float" office:value="1735" calcext:value-type="float">
            <text:p>1735</text:p>
          </table:table-cell>
          <table:table-cell table:formula="of:=([.F146]-[.E146])/1000/68*1000*1000" office:value-type="float" office:value="720.588235294118" calcext:value-type="float">
            <text:p>720.59</text:p>
          </table:table-cell>
          <table:table-cell office:value-type="float" office:value="3294" calcext:value-type="float">
            <text:p>3294</text:p>
          </table:table-cell>
          <table:table-cell office:value-type="float" office:value="26.25" calcext:value-type="float">
            <text:p>26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0:52:08</text:p>
          </table:table-cell>
          <table:table-cell table:formula="of:=DATEVALUE([.A147])+TIMEVALUE([.A147])" office:value-type="time" office:time-value="PT1010386H52M07.999999467S" calcext:value-type="time">
            <text:p>10:52 AM</text:p>
          </table:table-cell>
          <table:table-cell table:style-name="ce3" table:formula="of:=22*[.E147]/1000" office:value-type="float" office:value="37.202" calcext:value-type="float">
            <text:p>37.202</text:p>
          </table:table-cell>
          <table:table-cell office:value-type="float" office:value="2468" calcext:value-type="float">
            <text:p>2468</text:p>
          </table:table-cell>
          <table:table-cell office:value-type="float" office:value="1691" calcext:value-type="float">
            <text:p>1691</text:p>
          </table:table-cell>
          <table:table-cell office:value-type="float" office:value="1725" calcext:value-type="float">
            <text:p>1725</text:p>
          </table:table-cell>
          <table:table-cell table:formula="of:=([.F147]-[.E147])/1000/68*1000*1000" office:value-type="float" office:value="500" calcext:value-type="float">
            <text:p>500.00</text:p>
          </table:table-cell>
          <table:table-cell office:value-type="float" office:value="3294" calcext:value-type="float">
            <text:p>3294</text:p>
          </table:table-cell>
          <table:table-cell office:value-type="float" office:value="26.25" calcext:value-type="float">
            <text:p>26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0:57:08</text:p>
          </table:table-cell>
          <table:table-cell table:formula="of:=DATEVALUE([.A148])+TIMEVALUE([.A148])" office:value-type="time" office:time-value="PT1010386H57M07.999999188S" calcext:value-type="time">
            <text:p>10:57 AM</text:p>
          </table:table-cell>
          <table:table-cell table:style-name="ce3" table:formula="of:=22*[.E148]/1000" office:value-type="float" office:value="37.202" calcext:value-type="float">
            <text:p>37.202</text:p>
          </table:table-cell>
          <table:table-cell office:value-type="float" office:value="2434" calcext:value-type="float">
            <text:p>2434</text:p>
          </table:table-cell>
          <table:table-cell office:value-type="float" office:value="1691" calcext:value-type="float">
            <text:p>1691</text:p>
          </table:table-cell>
          <table:table-cell office:value-type="float" office:value="1715" calcext:value-type="float">
            <text:p>1715</text:p>
          </table:table-cell>
          <table:table-cell table:formula="of:=([.F148]-[.E148])/1000/68*1000*1000" office:value-type="float" office:value="352.941176470588" calcext:value-type="float">
            <text:p>352.94</text:p>
          </table:table-cell>
          <table:table-cell office:value-type="float" office:value="3294" calcext:value-type="float">
            <text:p>3294</text:p>
          </table:table-cell>
          <table:table-cell office:value-type="float" office:value="26.5" calcext:value-type="float">
            <text:p>26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1:02:08</text:p>
          </table:table-cell>
          <table:table-cell table:formula="of:=DATEVALUE([.A149])+TIMEVALUE([.A149])" office:value-type="time" office:time-value="PT1010387H02M07.999999328S" calcext:value-type="time">
            <text:p>11:02 AM</text:p>
          </table:table-cell>
          <table:table-cell table:style-name="ce3" table:formula="of:=22*[.E149]/1000" office:value-type="float" office:value="37.29" calcext:value-type="float">
            <text:p>37.29</text:p>
          </table:table-cell>
          <table:table-cell office:value-type="float" office:value="2482" calcext:value-type="float">
            <text:p>2482</text:p>
          </table:table-cell>
          <table:table-cell office:value-type="float" office:value="1695" calcext:value-type="float">
            <text:p>1695</text:p>
          </table:table-cell>
          <table:table-cell office:value-type="float" office:value="1739" calcext:value-type="float">
            <text:p>1739</text:p>
          </table:table-cell>
          <table:table-cell table:formula="of:=([.F149]-[.E149])/1000/68*1000*1000" office:value-type="float" office:value="647.058823529412" calcext:value-type="float">
            <text:p>647.06</text:p>
          </table:table-cell>
          <table:table-cell office:value-type="float" office:value="3294" calcext:value-type="float">
            <text:p>3294</text:p>
          </table:table-cell>
          <table:table-cell office:value-type="float" office:value="26.75" calcext:value-type="float">
            <text:p>26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1:07:09</text:p>
          </table:table-cell>
          <table:table-cell table:formula="of:=DATEVALUE([.A150])+TIMEVALUE([.A150])" office:value-type="time" office:time-value="PT1010387H07M08.999999911S" calcext:value-type="time">
            <text:p>11:07 AM</text:p>
          </table:table-cell>
          <table:table-cell table:style-name="ce3" table:formula="of:=22*[.E150]/1000" office:value-type="float" office:value="37.4" calcext:value-type="float">
            <text:p>37.4</text:p>
          </table:table-cell>
          <table:table-cell office:value-type="float" office:value="2551" calcext:value-type="float">
            <text:p>2551</text:p>
          </table:table-cell>
          <table:table-cell office:value-type="float" office:value="1700" calcext:value-type="float">
            <text:p>1700</text:p>
          </table:table-cell>
          <table:table-cell office:value-type="float" office:value="1783" calcext:value-type="float">
            <text:p>1783</text:p>
          </table:table-cell>
          <table:table-cell table:formula="of:=([.F150]-[.E150])/1000/68*1000*1000" office:value-type="float" office:value="1220.58823529412" calcext:value-type="float">
            <text:p>1220.59</text:p>
          </table:table-cell>
          <table:table-cell office:value-type="float" office:value="3299" calcext:value-type="float">
            <text:p>3299</text:p>
          </table:table-cell>
          <table:table-cell office:value-type="float" office:value="27.25" calcext:value-type="float">
            <text:p>27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1:12:09</text:p>
          </table:table-cell>
          <table:table-cell table:formula="of:=DATEVALUE([.A151])+TIMEVALUE([.A151])" office:value-type="time" office:time-value="PT1010387H12M09.000000888S" calcext:value-type="time">
            <text:p>11:12 AM</text:p>
          </table:table-cell>
          <table:table-cell table:style-name="ce3" table:formula="of:=22*[.E151]/1000" office:value-type="float" office:value="37.51" calcext:value-type="float">
            <text:p>37.51</text:p>
          </table:table-cell>
          <table:table-cell office:value-type="float" office:value="2419" calcext:value-type="float">
            <text:p>2419</text:p>
          </table:table-cell>
          <table:table-cell office:value-type="float" office:value="1705" calcext:value-type="float">
            <text:p>1705</text:p>
          </table:table-cell>
          <table:table-cell office:value-type="float" office:value="1720" calcext:value-type="float">
            <text:p>1720</text:p>
          </table:table-cell>
          <table:table-cell table:formula="of:=([.F151]-[.E151])/1000/68*1000*1000" office:value-type="float" office:value="220.588235294118" calcext:value-type="float">
            <text:p>220.59</text:p>
          </table:table-cell>
          <table:table-cell office:value-type="float" office:value="3299" calcext:value-type="float">
            <text:p>3299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1:17:09</text:p>
          </table:table-cell>
          <table:table-cell table:formula="of:=DATEVALUE([.A152])+TIMEVALUE([.A152])" office:value-type="time" office:time-value="PT1010387H17M09.000001028S" calcext:value-type="time">
            <text:p>11:17 AM</text:p>
          </table:table-cell>
          <table:table-cell table:style-name="ce3" table:formula="of:=22*[.E152]/1000" office:value-type="float" office:value="37.51" calcext:value-type="float">
            <text:p>37.51</text:p>
          </table:table-cell>
          <table:table-cell office:value-type="float" office:value="2453" calcext:value-type="float">
            <text:p>2453</text:p>
          </table:table-cell>
          <table:table-cell office:value-type="float" office:value="1705" calcext:value-type="float">
            <text:p>1705</text:p>
          </table:table-cell>
          <table:table-cell office:value-type="float" office:value="1735" calcext:value-type="float">
            <text:p>1735</text:p>
          </table:table-cell>
          <table:table-cell table:formula="of:=([.F152]-[.E152])/1000/68*1000*1000" office:value-type="float" office:value="441.176470588235" calcext:value-type="float">
            <text:p>441.18</text:p>
          </table:table-cell>
          <table:table-cell office:value-type="float" office:value="3294" calcext:value-type="float">
            <text:p>3294</text:p>
          </table:table-cell>
          <table:table-cell office:value-type="float" office:value="27.25" calcext:value-type="float">
            <text:p>27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1:22:09</text:p>
          </table:table-cell>
          <table:table-cell table:formula="of:=DATEVALUE([.A153])+TIMEVALUE([.A153])" office:value-type="time" office:time-value="PT1010387H22M08.999999911S" calcext:value-type="time">
            <text:p>11:22 AM</text:p>
          </table:table-cell>
          <table:table-cell table:style-name="ce3" table:formula="of:=22*[.E153]/1000" office:value-type="float" office:value="37.51" calcext:value-type="float">
            <text:p>37.51</text:p>
          </table:table-cell>
          <table:table-cell office:value-type="float" office:value="2541" calcext:value-type="float">
            <text:p>2541</text:p>
          </table:table-cell>
          <table:table-cell office:value-type="float" office:value="1705" calcext:value-type="float">
            <text:p>1705</text:p>
          </table:table-cell>
          <table:table-cell office:value-type="float" office:value="1769" calcext:value-type="float">
            <text:p>1769</text:p>
          </table:table-cell>
          <table:table-cell table:formula="of:=([.F153]-[.E153])/1000/68*1000*1000" office:value-type="float" office:value="941.176470588235" calcext:value-type="float">
            <text:p>941.18</text:p>
          </table:table-cell>
          <table:table-cell office:value-type="float" office:value="3308" calcext:value-type="float">
            <text:p>3308</text:p>
          </table:table-cell>
          <table:table-cell office:value-type="float" office:value="26.75" calcext:value-type="float">
            <text:p>26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1:27:10</text:p>
          </table:table-cell>
          <table:table-cell table:formula="of:=DATEVALUE([.A154])+TIMEVALUE([.A154])" office:value-type="time" office:time-value="PT1010387H27M10.000000075S" calcext:value-type="time">
            <text:p>11:27 AM</text:p>
          </table:table-cell>
          <table:table-cell table:style-name="ce3" table:formula="of:=22*[.E154]/1000" office:value-type="float" office:value="37.62" calcext:value-type="float">
            <text:p>37.62</text:p>
          </table:table-cell>
          <table:table-cell office:value-type="float" office:value="2497" calcext:value-type="float">
            <text:p>2497</text:p>
          </table:table-cell>
          <table:table-cell office:value-type="float" office:value="1710" calcext:value-type="float">
            <text:p>1710</text:p>
          </table:table-cell>
          <table:table-cell office:value-type="float" office:value="1759" calcext:value-type="float">
            <text:p>1759</text:p>
          </table:table-cell>
          <table:table-cell table:formula="of:=([.F154]-[.E154])/1000/68*1000*1000" office:value-type="float" office:value="720.588235294118" calcext:value-type="float">
            <text:p>720.59</text:p>
          </table:table-cell>
          <table:table-cell office:value-type="float" office:value="3299" calcext:value-type="float">
            <text:p>3299</text:p>
          </table:table-cell>
          <table:table-cell office:value-type="float" office:value="27.25" calcext:value-type="float">
            <text:p>27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1:32:10</text:p>
          </table:table-cell>
          <table:table-cell table:formula="of:=DATEVALUE([.A155])+TIMEVALUE([.A155])" office:value-type="time" office:time-value="PT1010387H32M09.999999795S" calcext:value-type="time">
            <text:p>11:32 AM</text:p>
          </table:table-cell>
          <table:table-cell table:style-name="ce3" table:formula="of:=22*[.E155]/1000" office:value-type="float" office:value="37.62" calcext:value-type="float">
            <text:p>37.62</text:p>
          </table:table-cell>
          <table:table-cell office:value-type="float" office:value="2424" calcext:value-type="float">
            <text:p>2424</text:p>
          </table:table-cell>
          <table:table-cell office:value-type="float" office:value="1710" calcext:value-type="float">
            <text:p>1710</text:p>
          </table:table-cell>
          <table:table-cell office:value-type="float" office:value="1725" calcext:value-type="float">
            <text:p>1725</text:p>
          </table:table-cell>
          <table:table-cell table:formula="of:=([.F155]-[.E155])/1000/68*1000*1000" office:value-type="float" office:value="220.588235294118" calcext:value-type="float">
            <text:p>220.59</text:p>
          </table:table-cell>
          <table:table-cell office:value-type="float" office:value="3294" calcext:value-type="float">
            <text:p>3294</text:p>
          </table:table-cell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1:37:10</text:p>
          </table:table-cell>
          <table:table-cell table:formula="of:=DATEVALUE([.A156])+TIMEVALUE([.A156])" office:value-type="time" office:time-value="PT1010387H37M09.999999516S" calcext:value-type="time">
            <text:p>11:37 AM</text:p>
          </table:table-cell>
          <table:table-cell table:style-name="ce3" table:formula="of:=22*[.E156]/1000" office:value-type="float" office:value="37.51" calcext:value-type="float">
            <text:p>37.51</text:p>
          </table:table-cell>
          <table:table-cell office:value-type="float" office:value="2380" calcext:value-type="float">
            <text:p>2380</text:p>
          </table:table-cell>
          <table:table-cell office:value-type="float" office:value="1705" calcext:value-type="float">
            <text:p>1705</text:p>
          </table:table-cell>
          <table:table-cell office:value-type="float" office:value="1710" calcext:value-type="float">
            <text:p>1710</text:p>
          </table:table-cell>
          <table:table-cell table:formula="of:=([.F156]-[.E156])/1000/68*1000*1000" office:value-type="float" office:value="73.5294117647059" calcext:value-type="float">
            <text:p>73.53</text:p>
          </table:table-cell>
          <table:table-cell office:value-type="float" office:value="3294" calcext:value-type="float">
            <text:p>3294</text:p>
          </table:table-cell>
          <table:table-cell office:value-type="float" office:value="26.5" calcext:value-type="float">
            <text:p>26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1:42:10</text:p>
          </table:table-cell>
          <table:table-cell table:formula="of:=DATEVALUE([.A157])+TIMEVALUE([.A157])" office:value-type="time" office:time-value="PT1010387H42M10.000000075S" calcext:value-type="time">
            <text:p>11:42 AM</text:p>
          </table:table-cell>
          <table:table-cell table:style-name="ce3" table:formula="of:=22*[.E157]/1000" office:value-type="float" office:value="37.62" calcext:value-type="float">
            <text:p>37.62</text:p>
          </table:table-cell>
          <table:table-cell office:value-type="float" office:value="2399" calcext:value-type="float">
            <text:p>2399</text:p>
          </table:table-cell>
          <table:table-cell table:number-columns-repeated="2" office:value-type="float" office:value="1710" calcext:value-type="float">
            <text:p>1710</text:p>
          </table:table-cell>
          <table:table-cell table:formula="of:=([.F157]-[.E157])/1000/68*1000*1000" office:value-type="float" office:value="0" calcext:value-type="float">
            <text:p>0.00</text:p>
          </table:table-cell>
          <table:table-cell office:value-type="float" office:value="3294" calcext:value-type="float">
            <text:p>3294</text:p>
          </table:table-cell>
          <table:table-cell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1:47:11</text:p>
          </table:table-cell>
          <table:table-cell table:formula="of:=DATEVALUE([.A158])+TIMEVALUE([.A158])" office:value-type="time" office:time-value="PT1010387H47M11.000000238S" calcext:value-type="time">
            <text:p>11:47 AM</text:p>
          </table:table-cell>
          <table:table-cell table:style-name="ce3" table:formula="of:=22*[.E158]/1000" office:value-type="float" office:value="37.4" calcext:value-type="float">
            <text:p>37.4</text:p>
          </table:table-cell>
          <table:table-cell office:value-type="float" office:value="2394" calcext:value-type="float">
            <text:p>2394</text:p>
          </table:table-cell>
          <table:table-cell office:value-type="float" office:value="1700" calcext:value-type="float">
            <text:p>1700</text:p>
          </table:table-cell>
          <table:table-cell office:value-type="float" office:value="1715" calcext:value-type="float">
            <text:p>1715</text:p>
          </table:table-cell>
          <table:table-cell table:formula="of:=([.F158]-[.E158])/1000/68*1000*1000" office:value-type="float" office:value="220.588235294118" calcext:value-type="float">
            <text:p>220.59</text:p>
          </table:table-cell>
          <table:table-cell office:value-type="float" office:value="3294" calcext:value-type="float">
            <text:p>3294</text:p>
          </table:table-cell>
          <table:table-cell office:value-type="float" office:value="25.5" calcext:value-type="float">
            <text:p>25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1:52:11</text:p>
          </table:table-cell>
          <table:table-cell table:formula="of:=DATEVALUE([.A159])+TIMEVALUE([.A159])" office:value-type="time" office:time-value="PT1010387H52M11.000000797S" calcext:value-type="time">
            <text:p>11:52 AM</text:p>
          </table:table-cell>
          <table:table-cell table:style-name="ce3" table:formula="of:=22*[.E159]/1000" office:value-type="float" office:value="37.29" calcext:value-type="float">
            <text:p>37.29</text:p>
          </table:table-cell>
          <table:table-cell office:value-type="float" office:value="2350" calcext:value-type="float">
            <text:p>2350</text:p>
          </table:table-cell>
          <table:table-cell office:value-type="float" office:value="1695" calcext:value-type="float">
            <text:p>1695</text:p>
          </table:table-cell>
          <table:table-cell office:value-type="float" office:value="1691" calcext:value-type="float">
            <text:p>1691</text:p>
          </table:table-cell>
          <table:table-cell table:formula="of:=([.F159]-[.E159])/1000/68*1000*1000" office:value-type="float" office:value="-58.8235294117647" calcext:value-type="float">
            <text:p>-58.82</text:p>
          </table:table-cell>
          <table:table-cell office:value-type="float" office:value="3294" calcext:value-type="float">
            <text:p>3294</text:p>
          </table:table-cell>
          <table:table-cell office:value-type="float" office:value="25.5" calcext:value-type="float">
            <text:p>25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1:57:11</text:p>
          </table:table-cell>
          <table:table-cell table:formula="of:=DATEVALUE([.A160])+TIMEVALUE([.A160])" office:value-type="time" office:time-value="PT1010387H57M11.000000099S" calcext:value-type="time">
            <text:p>11:57 AM</text:p>
          </table:table-cell>
          <table:table-cell table:style-name="ce3" table:formula="of:=22*[.E160]/1000" office:value-type="float" office:value="37.29" calcext:value-type="float">
            <text:p>37.29</text:p>
          </table:table-cell>
          <table:table-cell office:value-type="float" office:value="2380" calcext:value-type="float">
            <text:p>2380</text:p>
          </table:table-cell>
          <table:table-cell office:value-type="float" office:value="1695" calcext:value-type="float">
            <text:p>1695</text:p>
          </table:table-cell>
          <table:table-cell office:value-type="float" office:value="1700" calcext:value-type="float">
            <text:p>1700</text:p>
          </table:table-cell>
          <table:table-cell table:formula="of:=([.F160]-[.E160])/1000/68*1000*1000" office:value-type="float" office:value="73.5294117647059" calcext:value-type="float">
            <text:p>73.53</text:p>
          </table:table-cell>
          <table:table-cell office:value-type="float" office:value="3294" calcext:value-type="float">
            <text:p>3294</text:p>
          </table:table-cell>
          <table:table-cell office:value-type="float" office:value="25.5" calcext:value-type="float">
            <text:p>25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2:02:12</text:p>
          </table:table-cell>
          <table:table-cell table:formula="of:=DATEVALUE([.A161])+TIMEVALUE([.A161])" office:value-type="time" office:time-value="PT1010388H02M11.999999424S" calcext:value-type="time">
            <text:p>12:02 PM</text:p>
          </table:table-cell>
          <table:table-cell table:style-name="ce3" table:formula="of:=22*[.E161]/1000" office:value-type="float" office:value="37.202" calcext:value-type="float">
            <text:p>37.202</text:p>
          </table:table-cell>
          <table:table-cell office:value-type="float" office:value="2385" calcext:value-type="float">
            <text:p>2385</text:p>
          </table:table-cell>
          <table:table-cell office:value-type="float" office:value="1691" calcext:value-type="float">
            <text:p>1691</text:p>
          </table:table-cell>
          <table:table-cell office:value-type="float" office:value="1700" calcext:value-type="float">
            <text:p>1700</text:p>
          </table:table-cell>
          <table:table-cell table:formula="of:=([.F161]-[.E161])/1000/68*1000*1000" office:value-type="float" office:value="132.352941176471" calcext:value-type="float">
            <text:p>132.35</text:p>
          </table:table-cell>
          <table:table-cell office:value-type="float" office:value="3294" calcext:value-type="float">
            <text:p>3294</text:p>
          </table:table-cell>
          <table:table-cell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2:07:12</text:p>
          </table:table-cell>
          <table:table-cell table:formula="of:=DATEVALUE([.A162])+TIMEVALUE([.A162])" office:value-type="time" office:time-value="PT1010388H07M11.999999564S" calcext:value-type="time">
            <text:p>12:07 PM</text:p>
          </table:table-cell>
          <table:table-cell table:style-name="ce3" table:formula="of:=22*[.E162]/1000" office:value-type="float" office:value="37.202" calcext:value-type="float">
            <text:p>37.202</text:p>
          </table:table-cell>
          <table:table-cell office:value-type="float" office:value="2360" calcext:value-type="float">
            <text:p>2360</text:p>
          </table:table-cell>
          <table:table-cell table:number-columns-repeated="2" office:value-type="float" office:value="1691" calcext:value-type="float">
            <text:p>1691</text:p>
          </table:table-cell>
          <table:table-cell table:formula="of:=([.F162]-[.E162])/1000/68*1000*1000" office:value-type="float" office:value="0" calcext:value-type="float">
            <text:p>0.00</text:p>
          </table:table-cell>
          <table:table-cell office:value-type="float" office:value="3294" calcext:value-type="float">
            <text:p>3294</text:p>
          </table:table-cell>
          <table:table-cell office:value-type="float" office:value="26.5" calcext:value-type="float">
            <text:p>26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2:12:12</text:p>
          </table:table-cell>
          <table:table-cell table:formula="of:=DATEVALUE([.A163])+TIMEVALUE([.A163])" office:value-type="time" office:time-value="PT1010388H12M12.000000123S" calcext:value-type="time">
            <text:p>12:12 PM</text:p>
          </table:table-cell>
          <table:table-cell table:style-name="ce3" table:formula="of:=22*[.E163]/1000" office:value-type="float" office:value="37.092" calcext:value-type="float">
            <text:p>37.092</text:p>
          </table:table-cell>
          <table:table-cell office:value-type="float" office:value="2346" calcext:value-type="float">
            <text:p>2346</text:p>
          </table:table-cell>
          <table:table-cell table:number-columns-repeated="2" office:value-type="float" office:value="1686" calcext:value-type="float">
            <text:p>1686</text:p>
          </table:table-cell>
          <table:table-cell table:formula="of:=([.F163]-[.E163])/1000/68*1000*1000" office:value-type="float" office:value="0" calcext:value-type="float">
            <text:p>0.00</text:p>
          </table:table-cell>
          <table:table-cell office:value-type="float" office:value="3294" calcext:value-type="float">
            <text:p>3294</text:p>
          </table:table-cell>
          <table:table-cell office:value-type="float" office:value="26.5" calcext:value-type="float">
            <text:p>26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2:17:12</text:p>
          </table:table-cell>
          <table:table-cell table:formula="of:=DATEVALUE([.A164])+TIMEVALUE([.A164])" office:value-type="time" office:time-value="PT1010388H17M11.999999844S" calcext:value-type="time">
            <text:p>12:17 PM</text:p>
          </table:table-cell>
          <table:table-cell table:style-name="ce3" table:formula="of:=22*[.E164]/1000" office:value-type="float" office:value="37.092" calcext:value-type="float">
            <text:p>37.092</text:p>
          </table:table-cell>
          <table:table-cell office:value-type="float" office:value="2365" calcext:value-type="float">
            <text:p>2365</text:p>
          </table:table-cell>
          <table:table-cell table:number-columns-repeated="2" office:value-type="float" office:value="1686" calcext:value-type="float">
            <text:p>1686</text:p>
          </table:table-cell>
          <table:table-cell table:formula="of:=([.F164]-[.E164])/1000/68*1000*1000" office:value-type="float" office:value="0" calcext:value-type="float">
            <text:p>0.00</text:p>
          </table:table-cell>
          <table:table-cell office:value-type="float" office:value="3294" calcext:value-type="float">
            <text:p>3294</text:p>
          </table:table-cell>
          <table:table-cell office:value-type="float" office:value="26.5" calcext:value-type="float">
            <text:p>26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2:22:13</text:p>
          </table:table-cell>
          <table:table-cell table:formula="of:=DATEVALUE([.A165])+TIMEVALUE([.A165])" office:value-type="time" office:time-value="PT1010388H22M13.000000007S" calcext:value-type="time">
            <text:p>12:22 PM</text:p>
          </table:table-cell>
          <table:table-cell table:style-name="ce3" table:formula="of:=22*[.E165]/1000" office:value-type="float" office:value="37.202" calcext:value-type="float">
            <text:p>37.202</text:p>
          </table:table-cell>
          <table:table-cell office:value-type="float" office:value="2355" calcext:value-type="float">
            <text:p>2355</text:p>
          </table:table-cell>
          <table:table-cell office:value-type="float" office:value="1691" calcext:value-type="float">
            <text:p>1691</text:p>
          </table:table-cell>
          <table:table-cell office:value-type="float" office:value="1686" calcext:value-type="float">
            <text:p>1686</text:p>
          </table:table-cell>
          <table:table-cell table:formula="of:=([.F165]-[.E165])/1000/68*1000*1000" office:value-type="float" office:value="-73.5294117647059" calcext:value-type="float">
            <text:p>-73.53</text:p>
          </table:table-cell>
          <table:table-cell office:value-type="float" office:value="3294" calcext:value-type="float">
            <text:p>3294</text:p>
          </table:table-cell>
          <table:table-cell office:value-type="float" office:value="26.5" calcext:value-type="float">
            <text:p>26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2:27:13</text:p>
          </table:table-cell>
          <table:table-cell table:formula="of:=DATEVALUE([.A166])+TIMEVALUE([.A166])" office:value-type="time" office:time-value="PT1010388H27M13.000000147S" calcext:value-type="time">
            <text:p>12:27 PM</text:p>
          </table:table-cell>
          <table:table-cell table:style-name="ce3" table:formula="of:=22*[.E166]/1000" office:value-type="float" office:value="36.982" calcext:value-type="float">
            <text:p>36.982</text:p>
          </table:table-cell>
          <table:table-cell office:value-type="float" office:value="2370" calcext:value-type="float">
            <text:p>2370</text:p>
          </table:table-cell>
          <table:table-cell office:value-type="float" office:value="1681" calcext:value-type="float">
            <text:p>1681</text:p>
          </table:table-cell>
          <table:table-cell office:value-type="float" office:value="1686" calcext:value-type="float">
            <text:p>1686</text:p>
          </table:table-cell>
          <table:table-cell table:formula="of:=([.F166]-[.E166])/1000/68*1000*1000" office:value-type="float" office:value="73.5294117647059" calcext:value-type="float">
            <text:p>73.53</text:p>
          </table:table-cell>
          <table:table-cell office:value-type="float" office:value="3294" calcext:value-type="float">
            <text:p>3294</text:p>
          </table:table-cell>
          <table:table-cell office:value-type="float" office:value="26.25" calcext:value-type="float">
            <text:p>26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2:41:38</text:p>
          </table:table-cell>
          <table:table-cell table:formula="of:=DATEVALUE([.A167])+TIMEVALUE([.A167])" office:value-type="time" office:time-value="PT1010388H41M38.000000138S" calcext:value-type="time">
            <text:p>12:41 PM</text:p>
          </table:table-cell>
          <table:table-cell table:style-name="ce3" table:formula="of:=22*[.E167]/1000" office:value-type="float" office:value="32.78" calcext:value-type="float">
            <text:p>32.78</text:p>
          </table:table-cell>
          <table:table-cell office:value-type="float" office:value="2297" calcext:value-type="float">
            <text:p>2297</text:p>
          </table:table-cell>
          <table:table-cell office:value-type="float" office:value="1490" calcext:value-type="float">
            <text:p>1490</text:p>
          </table:table-cell>
          <table:table-cell office:value-type="float" office:value="1539" calcext:value-type="float">
            <text:p>1539</text:p>
          </table:table-cell>
          <table:table-cell table:formula="of:=([.F167]-[.E167])/1000/68*1000*1000" office:value-type="float" office:value="720.588235294118" calcext:value-type="float">
            <text:p>720.59</text:p>
          </table:table-cell>
          <table:table-cell office:value-type="float" office:value="3294" calcext:value-type="float">
            <text:p>3294</text:p>
          </table:table-cell>
          <table:table-cell office:value-type="float" office:value="27.25" calcext:value-type="float">
            <text:p>27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2:46:38</text:p>
          </table:table-cell>
          <table:table-cell table:formula="of:=DATEVALUE([.A168])+TIMEVALUE([.A168])" office:value-type="time" office:time-value="PT1010388H46M38.000000278S" calcext:value-type="time">
            <text:p>12:46 PM</text:p>
          </table:table-cell>
          <table:table-cell table:style-name="ce3" table:formula="of:=22*[.E168]/1000" office:value-type="float" office:value="33.11" calcext:value-type="float">
            <text:p>33.11</text:p>
          </table:table-cell>
          <table:table-cell office:value-type="float" office:value="2311" calcext:value-type="float">
            <text:p>2311</text:p>
          </table:table-cell>
          <table:table-cell office:value-type="float" office:value="1505" calcext:value-type="float">
            <text:p>1505</text:p>
          </table:table-cell>
          <table:table-cell office:value-type="float" office:value="1554" calcext:value-type="float">
            <text:p>1554</text:p>
          </table:table-cell>
          <table:table-cell table:formula="of:=([.F168]-[.E168])/1000/68*1000*1000" office:value-type="float" office:value="720.588235294118" calcext:value-type="float">
            <text:p>720.59</text:p>
          </table:table-cell>
          <table:table-cell office:value-type="float" office:value="3294" calcext:value-type="float">
            <text:p>3294</text:p>
          </table:table-cell>
          <table:table-cell office:value-type="float" office:value="27.5" calcext:value-type="float">
            <text:p>27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2:51:39</text:p>
          </table:table-cell>
          <table:table-cell table:formula="of:=DATEVALUE([.A169])+TIMEVALUE([.A169])" office:value-type="time" office:time-value="PT1010388H51M38.999999603S" calcext:value-type="time">
            <text:p>12:51 PM</text:p>
          </table:table-cell>
          <table:table-cell table:style-name="ce3" table:formula="of:=22*[.E169]/1000" office:value-type="float" office:value="33.22" calcext:value-type="float">
            <text:p>33.22</text:p>
          </table:table-cell>
          <table:table-cell office:value-type="float" office:value="2306" calcext:value-type="float">
            <text:p>2306</text:p>
          </table:table-cell>
          <table:table-cell office:value-type="float" office:value="1510" calcext:value-type="float">
            <text:p>1510</text:p>
          </table:table-cell>
          <table:table-cell office:value-type="float" office:value="1554" calcext:value-type="float">
            <text:p>1554</text:p>
          </table:table-cell>
          <table:table-cell table:formula="of:=([.F169]-[.E169])/1000/68*1000*1000" office:value-type="float" office:value="647.058823529412" calcext:value-type="float">
            <text:p>647.06</text:p>
          </table:table-cell>
          <table:table-cell office:value-type="float" office:value="3294" calcext:value-type="float">
            <text:p>3294</text:p>
          </table:table-cell>
          <table:table-cell office:value-type="float" office:value="27.5" calcext:value-type="float">
            <text:p>27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2:56:39</text:p>
          </table:table-cell>
          <table:table-cell table:formula="of:=DATEVALUE([.A170])+TIMEVALUE([.A170])" office:value-type="time" office:time-value="PT1010388H56M38.999999743S" calcext:value-type="time">
            <text:p>12:56 PM</text:p>
          </table:table-cell>
          <table:table-cell table:style-name="ce3" table:formula="of:=22*[.E170]/1000" office:value-type="float" office:value="33.44" calcext:value-type="float">
            <text:p>33.44</text:p>
          </table:table-cell>
          <table:table-cell office:value-type="float" office:value="2316" calcext:value-type="float">
            <text:p>2316</text:p>
          </table:table-cell>
          <table:table-cell office:value-type="float" office:value="1520" calcext:value-type="float">
            <text:p>1520</text:p>
          </table:table-cell>
          <table:table-cell office:value-type="float" office:value="1559" calcext:value-type="float">
            <text:p>1559</text:p>
          </table:table-cell>
          <table:table-cell table:formula="of:=([.F170]-[.E170])/1000/68*1000*1000" office:value-type="float" office:value="573.529411764706" calcext:value-type="float">
            <text:p>573.53</text:p>
          </table:table-cell>
          <table:table-cell office:value-type="float" office:value="3294" calcext:value-type="float">
            <text:p>3294</text:p>
          </table:table-cell>
          <table:table-cell office:value-type="float" office:value="27.25" calcext:value-type="float">
            <text:p>27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3:01:39</text:p>
          </table:table-cell>
          <table:table-cell table:formula="of:=DATEVALUE([.A171])+TIMEVALUE([.A171])" office:value-type="time" office:time-value="PT1010389H01M38.999999464S" calcext:value-type="time">
            <text:p>01:01 PM</text:p>
          </table:table-cell>
          <table:table-cell table:style-name="ce3" table:formula="of:=22*[.E171]/1000" office:value-type="float" office:value="33.528" calcext:value-type="float">
            <text:p>33.528</text:p>
          </table:table-cell>
          <table:table-cell office:value-type="float" office:value="2297" calcext:value-type="float">
            <text:p>2297</text:p>
          </table:table-cell>
          <table:table-cell office:value-type="float" office:value="1524" calcext:value-type="float">
            <text:p>1524</text:p>
          </table:table-cell>
          <table:table-cell office:value-type="float" office:value="1559" calcext:value-type="float">
            <text:p>1559</text:p>
          </table:table-cell>
          <table:table-cell table:formula="of:=([.F171]-[.E171])/1000/68*1000*1000" office:value-type="float" office:value="514.705882352941" calcext:value-type="float">
            <text:p>514.71</text:p>
          </table:table-cell>
          <table:table-cell office:value-type="float" office:value="3294" calcext:value-type="float">
            <text:p>3294</text:p>
          </table:table-cell>
          <table:table-cell office:value-type="float" office:value="27.25" calcext:value-type="float">
            <text:p>27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3:06:40</text:p>
          </table:table-cell>
          <table:table-cell table:formula="of:=DATEVALUE([.A172])+TIMEVALUE([.A172])" office:value-type="time" office:time-value="PT1010389H06M40.000000466S" calcext:value-type="time">
            <text:p>01:06 PM</text:p>
          </table:table-cell>
          <table:table-cell table:style-name="ce3" table:formula="of:=22*[.E172]/1000" office:value-type="float" office:value="33.638" calcext:value-type="float">
            <text:p>33.638</text:p>
          </table:table-cell>
          <table:table-cell office:value-type="float" office:value="2267" calcext:value-type="float">
            <text:p>2267</text:p>
          </table:table-cell>
          <table:table-cell office:value-type="float" office:value="1529" calcext:value-type="float">
            <text:p>1529</text:p>
          </table:table-cell>
          <table:table-cell office:value-type="float" office:value="1549" calcext:value-type="float">
            <text:p>1549</text:p>
          </table:table-cell>
          <table:table-cell table:formula="of:=([.F172]-[.E172])/1000/68*1000*1000" office:value-type="float" office:value="294.117647058824" calcext:value-type="float">
            <text:p>294.12</text:p>
          </table:table-cell>
          <table:table-cell office:value-type="float" office:value="3294" calcext:value-type="float">
            <text:p>3294</text:p>
          </table:table-cell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3:11:40</text:p>
          </table:table-cell>
          <table:table-cell table:formula="of:=DATEVALUE([.A173])+TIMEVALUE([.A173])" office:value-type="time" office:time-value="PT1010389H11M40.000000186S" calcext:value-type="time">
            <text:p>01:11 PM</text:p>
          </table:table-cell>
          <table:table-cell table:style-name="ce3" table:formula="of:=22*[.E173]/1000" office:value-type="float" office:value="33.638" calcext:value-type="float">
            <text:p>33.638</text:p>
          </table:table-cell>
          <table:table-cell office:value-type="float" office:value="2228" calcext:value-type="float">
            <text:p>2228</text:p>
          </table:table-cell>
          <table:table-cell office:value-type="float" office:value="1529" calcext:value-type="float">
            <text:p>1529</text:p>
          </table:table-cell>
          <table:table-cell office:value-type="float" office:value="1534" calcext:value-type="float">
            <text:p>1534</text:p>
          </table:table-cell>
          <table:table-cell table:formula="of:=([.F173]-[.E173])/1000/68*1000*1000" office:value-type="float" office:value="73.5294117647059" calcext:value-type="float">
            <text:p>73.53</text:p>
          </table:table-cell>
          <table:table-cell office:value-type="float" office:value="3308" calcext:value-type="float">
            <text:p>3308</text:p>
          </table:table-cell>
          <table:table-cell office:value-type="float" office:value="26.5" calcext:value-type="float">
            <text:p>26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3:16:40</text:p>
          </table:table-cell>
          <table:table-cell table:formula="of:=DATEVALUE([.A174])+TIMEVALUE([.A174])" office:value-type="time" office:time-value="PT1010389H16M39.99999823S" calcext:value-type="time">
            <text:p>01:16 PM</text:p>
          </table:table-cell>
          <table:table-cell table:style-name="ce3" table:formula="of:=22*[.E174]/1000" office:value-type="float" office:value="33.748" calcext:value-type="float">
            <text:p>33.748</text:p>
          </table:table-cell>
          <table:table-cell office:value-type="float" office:value="2306" calcext:value-type="float">
            <text:p>2306</text:p>
          </table:table-cell>
          <table:table-cell office:value-type="float" office:value="1534" calcext:value-type="float">
            <text:p>1534</text:p>
          </table:table-cell>
          <table:table-cell office:value-type="float" office:value="1564" calcext:value-type="float">
            <text:p>1564</text:p>
          </table:table-cell>
          <table:table-cell table:formula="of:=([.F174]-[.E174])/1000/68*1000*1000" office:value-type="float" office:value="441.176470588235" calcext:value-type="float">
            <text:p>441.18</text:p>
          </table:table-cell>
          <table:table-cell office:value-type="float" office:value="3294" calcext:value-type="float">
            <text:p>3294</text:p>
          </table:table-cell>
          <table:table-cell office:value-type="float" office:value="26.25" calcext:value-type="float">
            <text:p>26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3:21:40</text:p>
          </table:table-cell>
          <table:table-cell table:formula="of:=DATEVALUE([.A175])+TIMEVALUE([.A175])" office:value-type="time" office:time-value="PT1010389H21M39.999998789S" calcext:value-type="time">
            <text:p>01:21 PM</text:p>
          </table:table-cell>
          <table:table-cell table:style-name="ce3" table:formula="of:=22*[.E175]/1000" office:value-type="float" office:value="33.748" calcext:value-type="float">
            <text:p>33.748</text:p>
          </table:table-cell>
          <table:table-cell office:value-type="float" office:value="2194" calcext:value-type="float">
            <text:p>2194</text:p>
          </table:table-cell>
          <table:table-cell office:value-type="float" office:value="1534" calcext:value-type="float">
            <text:p>1534</text:p>
          </table:table-cell>
          <table:table-cell office:value-type="float" office:value="1529" calcext:value-type="float">
            <text:p>1529</text:p>
          </table:table-cell>
          <table:table-cell table:formula="of:=([.F175]-[.E175])/1000/68*1000*1000" office:value-type="float" office:value="-73.5294117647059" calcext:value-type="float">
            <text:p>-73.53</text:p>
          </table:table-cell>
          <table:table-cell office:value-type="float" office:value="3294" calcext:value-type="float">
            <text:p>3294</text:p>
          </table:table-cell>
          <table:table-cell office:value-type="float" office:value="26.5" calcext:value-type="float">
            <text:p>26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3:26:41</text:p>
          </table:table-cell>
          <table:table-cell table:formula="of:=DATEVALUE([.A176])+TIMEVALUE([.A176])" office:value-type="time" office:time-value="PT1010389H26M40.999999372S" calcext:value-type="time">
            <text:p>01:26 PM</text:p>
          </table:table-cell>
          <table:table-cell table:style-name="ce3" table:formula="of:=22*[.E176]/1000" office:value-type="float" office:value="33.858" calcext:value-type="float">
            <text:p>33.858</text:p>
          </table:table-cell>
          <table:table-cell office:value-type="float" office:value="2238" calcext:value-type="float">
            <text:p>2238</text:p>
          </table:table-cell>
          <table:table-cell office:value-type="float" office:value="1539" calcext:value-type="float">
            <text:p>1539</text:p>
          </table:table-cell>
          <table:table-cell office:value-type="float" office:value="1544" calcext:value-type="float">
            <text:p>1544</text:p>
          </table:table-cell>
          <table:table-cell table:formula="of:=([.F176]-[.E176])/1000/68*1000*1000" office:value-type="float" office:value="73.5294117647059" calcext:value-type="float">
            <text:p>73.53</text:p>
          </table:table-cell>
          <table:table-cell office:value-type="float" office:value="3294" calcext:value-type="float">
            <text:p>3294</text:p>
          </table:table-cell>
          <table:table-cell office:value-type="float" office:value="26.5" calcext:value-type="float">
            <text:p>26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3:31:41</text:p>
          </table:table-cell>
          <table:table-cell table:formula="of:=DATEVALUE([.A177])+TIMEVALUE([.A177])" office:value-type="time" office:time-value="PT1010389H31M40.999998674S" calcext:value-type="time">
            <text:p>01:31 PM</text:p>
          </table:table-cell>
          <table:table-cell table:style-name="ce3" table:formula="of:=22*[.E177]/1000" office:value-type="float" office:value="33.748" calcext:value-type="float">
            <text:p>33.748</text:p>
          </table:table-cell>
          <table:table-cell office:value-type="float" office:value="2199" calcext:value-type="float">
            <text:p>2199</text:p>
          </table:table-cell>
          <table:table-cell table:number-columns-repeated="2" office:value-type="float" office:value="1534" calcext:value-type="float">
            <text:p>1534</text:p>
          </table:table-cell>
          <table:table-cell table:formula="of:=([.F177]-[.E177])/1000/68*1000*1000" office:value-type="float" office:value="0" calcext:value-type="float">
            <text:p>0.00</text:p>
          </table:table-cell>
          <table:table-cell office:value-type="float" office:value="3294" calcext:value-type="float">
            <text:p>3294</text:p>
          </table:table-cell>
          <table:table-cell office:value-type="float" office:value="26.5" calcext:value-type="float">
            <text:p>26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3:36:41</text:p>
          </table:table-cell>
          <table:table-cell table:formula="of:=DATEVALUE([.A178])+TIMEVALUE([.A178])" office:value-type="time" office:time-value="PT1010389H36M41.000000071S" calcext:value-type="time">
            <text:p>01:36 PM</text:p>
          </table:table-cell>
          <table:table-cell table:style-name="ce3" table:formula="of:=22*[.E178]/1000" office:value-type="float" office:value="33.748" calcext:value-type="float">
            <text:p>33.748</text:p>
          </table:table-cell>
          <table:table-cell office:value-type="float" office:value="2184" calcext:value-type="float">
            <text:p>2184</text:p>
          </table:table-cell>
          <table:table-cell office:value-type="float" office:value="1534" calcext:value-type="float">
            <text:p>1534</text:p>
          </table:table-cell>
          <table:table-cell office:value-type="float" office:value="1529" calcext:value-type="float">
            <text:p>1529</text:p>
          </table:table-cell>
          <table:table-cell table:formula="of:=([.F178]-[.E178])/1000/68*1000*1000" office:value-type="float" office:value="-73.5294117647059" calcext:value-type="float">
            <text:p>-73.53</text:p>
          </table:table-cell>
          <table:table-cell office:value-type="float" office:value="3294" calcext:value-type="float">
            <text:p>3294</text:p>
          </table:table-cell>
          <table:table-cell office:value-type="float" office:value="26.25" calcext:value-type="float">
            <text:p>26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3:41:41</text:p>
          </table:table-cell>
          <table:table-cell table:formula="of:=DATEVALUE([.A179])+TIMEVALUE([.A179])" office:value-type="time" office:time-value="PT1010389H41M40.999998534S" calcext:value-type="time">
            <text:p>01:41 PM</text:p>
          </table:table-cell>
          <table:table-cell table:style-name="ce3" table:formula="of:=22*[.E179]/1000" office:value-type="float" office:value="33.638" calcext:value-type="float">
            <text:p>33.638</text:p>
          </table:table-cell>
          <table:table-cell office:value-type="float" office:value="2184" calcext:value-type="float">
            <text:p>2184</text:p>
          </table:table-cell>
          <table:table-cell table:number-columns-repeated="2" office:value-type="float" office:value="1529" calcext:value-type="float">
            <text:p>1529</text:p>
          </table:table-cell>
          <table:table-cell table:formula="of:=([.F179]-[.E179])/1000/68*1000*1000" office:value-type="float" office:value="0" calcext:value-type="float">
            <text:p>0.00</text:p>
          </table:table-cell>
          <table:table-cell office:value-type="float" office:value="3294" calcext:value-type="float">
            <text:p>3294</text:p>
          </table:table-cell>
          <table:table-cell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3:46:42</text:p>
          </table:table-cell>
          <table:table-cell table:formula="of:=DATEVALUE([.A180])+TIMEVALUE([.A180])" office:value-type="time" office:time-value="PT1010389H46M42.000000374S" calcext:value-type="time">
            <text:p>01:46 PM</text:p>
          </table:table-cell>
          <table:table-cell table:style-name="ce3" table:formula="of:=22*[.E180]/1000" office:value-type="float" office:value="33.638" calcext:value-type="float">
            <text:p>33.638</text:p>
          </table:table-cell>
          <table:table-cell office:value-type="float" office:value="2174" calcext:value-type="float">
            <text:p>2174</text:p>
          </table:table-cell>
          <table:table-cell office:value-type="float" office:value="1529" calcext:value-type="float">
            <text:p>1529</text:p>
          </table:table-cell>
          <table:table-cell office:value-type="float" office:value="1524" calcext:value-type="float">
            <text:p>1524</text:p>
          </table:table-cell>
          <table:table-cell table:formula="of:=([.F180]-[.E180])/1000/68*1000*1000" office:value-type="float" office:value="-73.5294117647059" calcext:value-type="float">
            <text:p>-73.53</text:p>
          </table:table-cell>
          <table:table-cell office:value-type="float" office:value="3308" calcext:value-type="float">
            <text:p>3308</text:p>
          </table:table-cell>
          <table:table-cell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3:51:42</text:p>
          </table:table-cell>
          <table:table-cell table:formula="of:=DATEVALUE([.A181])+TIMEVALUE([.A181])" office:value-type="time" office:time-value="PT1010389H51M41.999999676S" calcext:value-type="time">
            <text:p>01:51 PM</text:p>
          </table:table-cell>
          <table:table-cell table:style-name="ce3" table:formula="of:=22*[.E181]/1000" office:value-type="float" office:value="33.638" calcext:value-type="float">
            <text:p>33.638</text:p>
          </table:table-cell>
          <table:table-cell office:value-type="float" office:value="2150" calcext:value-type="float">
            <text:p>2150</text:p>
          </table:table-cell>
          <table:table-cell office:value-type="float" office:value="1529" calcext:value-type="float">
            <text:p>1529</text:p>
          </table:table-cell>
          <table:table-cell office:value-type="float" office:value="1520" calcext:value-type="float">
            <text:p>1520</text:p>
          </table:table-cell>
          <table:table-cell table:formula="of:=([.F181]-[.E181])/1000/68*1000*1000" office:value-type="float" office:value="-132.352941176471" calcext:value-type="float">
            <text:p>-132.35</text:p>
          </table:table-cell>
          <table:table-cell office:value-type="float" office:value="3294" calcext:value-type="float">
            <text:p>3294</text:p>
          </table:table-cell>
          <table:table-cell office:value-type="float" office:value="25.75" calcext:value-type="float">
            <text:p>2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3:56:42</text:p>
          </table:table-cell>
          <table:table-cell table:formula="of:=DATEVALUE([.A182])+TIMEVALUE([.A182])" office:value-type="time" office:time-value="PT1010389H56M41.999999816S" calcext:value-type="time">
            <text:p>01:56 PM</text:p>
          </table:table-cell>
          <table:table-cell table:style-name="ce3" table:formula="of:=22*[.E182]/1000" office:value-type="float" office:value="33.528" calcext:value-type="float">
            <text:p>33.528</text:p>
          </table:table-cell>
          <table:table-cell office:value-type="float" office:value="2155" calcext:value-type="float">
            <text:p>2155</text:p>
          </table:table-cell>
          <table:table-cell table:number-columns-repeated="2" office:value-type="float" office:value="1524" calcext:value-type="float">
            <text:p>1524</text:p>
          </table:table-cell>
          <table:table-cell table:formula="of:=([.F182]-[.E182])/1000/68*1000*1000" office:value-type="float" office:value="0" calcext:value-type="float">
            <text:p>0.00</text:p>
          </table:table-cell>
          <table:table-cell office:value-type="float" office:value="3294" calcext:value-type="float">
            <text:p>3294</text:p>
          </table:table-cell>
          <table:table-cell office:value-type="float" office:value="25.75" calcext:value-type="float">
            <text:p>2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4:01:42</text:p>
          </table:table-cell>
          <table:table-cell table:formula="of:=DATEVALUE([.A183])+TIMEVALUE([.A183])" office:value-type="time" office:time-value="PT1010390H01M42.000000793S" calcext:value-type="time">
            <text:p>02:01 PM</text:p>
          </table:table-cell>
          <table:table-cell table:style-name="ce3" table:formula="of:=22*[.E183]/1000" office:value-type="float" office:value="33.528" calcext:value-type="float">
            <text:p>33.528</text:p>
          </table:table-cell>
          <table:table-cell office:value-type="float" office:value="2199" calcext:value-type="float">
            <text:p>2199</text:p>
          </table:table-cell>
          <table:table-cell table:number-columns-repeated="2" office:value-type="float" office:value="1524" calcext:value-type="float">
            <text:p>1524</text:p>
          </table:table-cell>
          <table:table-cell table:formula="of:=([.F183]-[.E183])/1000/68*1000*1000" office:value-type="float" office:value="0" calcext:value-type="float">
            <text:p>0.00</text:p>
          </table:table-cell>
          <table:table-cell office:value-type="float" office:value="3294" calcext:value-type="float">
            <text:p>3294</text:p>
          </table:table-cell>
          <table:table-cell office:value-type="float" office:value="25.75" calcext:value-type="float">
            <text:p>2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4:06:43</text:p>
          </table:table-cell>
          <table:table-cell table:formula="of:=DATEVALUE([.A184])+TIMEVALUE([.A184])" office:value-type="time" office:time-value="PT1010390H06M43.000000119S" calcext:value-type="time">
            <text:p>02:06 PM</text:p>
          </table:table-cell>
          <table:table-cell table:style-name="ce3" table:formula="of:=22*[.E184]/1000" office:value-type="float" office:value="33.44" calcext:value-type="float">
            <text:p>33.44</text:p>
          </table:table-cell>
          <table:table-cell office:value-type="float" office:value="2223" calcext:value-type="float">
            <text:p>2223</text:p>
          </table:table-cell>
          <table:table-cell office:value-type="float" office:value="1520" calcext:value-type="float">
            <text:p>1520</text:p>
          </table:table-cell>
          <table:table-cell office:value-type="float" office:value="1529" calcext:value-type="float">
            <text:p>1529</text:p>
          </table:table-cell>
          <table:table-cell table:formula="of:=([.F184]-[.E184])/1000/68*1000*1000" office:value-type="float" office:value="132.352941176471" calcext:value-type="float">
            <text:p>132.35</text:p>
          </table:table-cell>
          <table:table-cell office:value-type="float" office:value="3294" calcext:value-type="float">
            <text:p>3294</text:p>
          </table:table-cell>
          <table:table-cell office:value-type="float" office:value="25.75" calcext:value-type="float">
            <text:p>2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4:11:43</text:p>
          </table:table-cell>
          <table:table-cell table:formula="of:=DATEVALUE([.A185])+TIMEVALUE([.A185])" office:value-type="time" office:time-value="PT1010390H11M42.99999984S" calcext:value-type="time">
            <text:p>02:11 PM</text:p>
          </table:table-cell>
          <table:table-cell table:style-name="ce3" table:formula="of:=22*[.E185]/1000" office:value-type="float" office:value="33.44" calcext:value-type="float">
            <text:p>33.44</text:p>
          </table:table-cell>
          <table:table-cell office:value-type="float" office:value="2267" calcext:value-type="float">
            <text:p>2267</text:p>
          </table:table-cell>
          <table:table-cell office:value-type="float" office:value="1520" calcext:value-type="float">
            <text:p>1520</text:p>
          </table:table-cell>
          <table:table-cell office:value-type="float" office:value="1539" calcext:value-type="float">
            <text:p>1539</text:p>
          </table:table-cell>
          <table:table-cell table:formula="of:=([.F185]-[.E185])/1000/68*1000*1000" office:value-type="float" office:value="279.411764705882" calcext:value-type="float">
            <text:p>279.41</text:p>
          </table:table-cell>
          <table:table-cell office:value-type="float" office:value="3294" calcext:value-type="float">
            <text:p>3294</text:p>
          </table:table-cell>
          <table:table-cell office:value-type="float" office:value="25.75" calcext:value-type="float">
            <text:p>2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4:16:43</text:p>
          </table:table-cell>
          <table:table-cell table:formula="of:=DATEVALUE([.A186])+TIMEVALUE([.A186])" office:value-type="time" office:time-value="PT1010390H16M43.000000818S" calcext:value-type="time">
            <text:p>02:16 PM</text:p>
          </table:table-cell>
          <table:table-cell table:style-name="ce3" table:formula="of:=22*[.E186]/1000" office:value-type="float" office:value="33.528" calcext:value-type="float">
            <text:p>33.528</text:p>
          </table:table-cell>
          <table:table-cell office:value-type="float" office:value="2282" calcext:value-type="float">
            <text:p>2282</text:p>
          </table:table-cell>
          <table:table-cell office:value-type="float" office:value="1524" calcext:value-type="float">
            <text:p>1524</text:p>
          </table:table-cell>
          <table:table-cell office:value-type="float" office:value="1549" calcext:value-type="float">
            <text:p>1549</text:p>
          </table:table-cell>
          <table:table-cell table:formula="of:=([.F186]-[.E186])/1000/68*1000*1000" office:value-type="float" office:value="367.647058823529" calcext:value-type="float">
            <text:p>367.65</text:p>
          </table:table-cell>
          <table:table-cell office:value-type="float" office:value="3294" calcext:value-type="float">
            <text:p>3294</text:p>
          </table:table-cell>
          <table:table-cell office:value-type="float" office:value="25.75" calcext:value-type="float">
            <text:p>2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4:21:44</text:p>
          </table:table-cell>
          <table:table-cell table:formula="of:=DATEVALUE([.A187])+TIMEVALUE([.A187])" office:value-type="time" office:time-value="PT1010390H21M44.000000143S" calcext:value-type="time">
            <text:p>02:21 PM</text:p>
          </table:table-cell>
          <table:table-cell table:style-name="ce3" table:formula="of:=22*[.E187]/1000" office:value-type="float" office:value="33.638" calcext:value-type="float">
            <text:p>33.638</text:p>
          </table:table-cell>
          <table:table-cell office:value-type="float" office:value="2277" calcext:value-type="float">
            <text:p>2277</text:p>
          </table:table-cell>
          <table:table-cell office:value-type="float" office:value="1529" calcext:value-type="float">
            <text:p>1529</text:p>
          </table:table-cell>
          <table:table-cell office:value-type="float" office:value="1559" calcext:value-type="float">
            <text:p>1559</text:p>
          </table:table-cell>
          <table:table-cell table:formula="of:=([.F187]-[.E187])/1000/68*1000*1000" office:value-type="float" office:value="441.176470588235" calcext:value-type="float">
            <text:p>441.18</text:p>
          </table:table-cell>
          <table:table-cell office:value-type="float" office:value="3294" calcext:value-type="float">
            <text:p>3294</text:p>
          </table:table-cell>
          <table:table-cell office:value-type="float" office:value="26.25" calcext:value-type="float">
            <text:p>26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4:26:44</text:p>
          </table:table-cell>
          <table:table-cell table:formula="of:=DATEVALUE([.A188])+TIMEVALUE([.A188])" office:value-type="time" office:time-value="PT1010390H26M43.999999864S" calcext:value-type="time">
            <text:p>02:26 PM</text:p>
          </table:table-cell>
          <table:table-cell table:style-name="ce3" table:formula="of:=22*[.E188]/1000" office:value-type="float" office:value="33.638" calcext:value-type="float">
            <text:p>33.638</text:p>
          </table:table-cell>
          <table:table-cell office:value-type="float" office:value="2292" calcext:value-type="float">
            <text:p>2292</text:p>
          </table:table-cell>
          <table:table-cell office:value-type="float" office:value="1529" calcext:value-type="float">
            <text:p>1529</text:p>
          </table:table-cell>
          <table:table-cell office:value-type="float" office:value="1554" calcext:value-type="float">
            <text:p>1554</text:p>
          </table:table-cell>
          <table:table-cell table:formula="of:=([.F188]-[.E188])/1000/68*1000*1000" office:value-type="float" office:value="367.647058823529" calcext:value-type="float">
            <text:p>367.65</text:p>
          </table:table-cell>
          <table:table-cell office:value-type="float" office:value="3294" calcext:value-type="float">
            <text:p>3294</text:p>
          </table:table-cell>
          <table:table-cell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4:31:44</text:p>
          </table:table-cell>
          <table:table-cell table:formula="of:=DATEVALUE([.A189])+TIMEVALUE([.A189])" office:value-type="time" office:time-value="PT1010390H31M44.000000004S" calcext:value-type="time">
            <text:p>02:31 PM</text:p>
          </table:table-cell>
          <table:table-cell table:style-name="ce3" table:formula="of:=22*[.E189]/1000" office:value-type="float" office:value="33.528" calcext:value-type="float">
            <text:p>33.528</text:p>
          </table:table-cell>
          <table:table-cell office:value-type="float" office:value="2184" calcext:value-type="float">
            <text:p>2184</text:p>
          </table:table-cell>
          <table:table-cell table:number-columns-repeated="2" office:value-type="float" office:value="1524" calcext:value-type="float">
            <text:p>1524</text:p>
          </table:table-cell>
          <table:table-cell table:formula="of:=([.F189]-[.E189])/1000/68*1000*1000" office:value-type="float" office:value="0" calcext:value-type="float">
            <text:p>0.00</text:p>
          </table:table-cell>
          <table:table-cell office:value-type="float" office:value="3294" calcext:value-type="float">
            <text:p>3294</text:p>
          </table:table-cell>
          <table:table-cell office:value-type="float" office:value="25.75" calcext:value-type="float">
            <text:p>2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4:36:44</text:p>
          </table:table-cell>
          <table:table-cell table:formula="of:=DATEVALUE([.A190])+TIMEVALUE([.A190])" office:value-type="time" office:time-value="PT1010390H36M43.999999724S" calcext:value-type="time">
            <text:p>02:36 PM</text:p>
          </table:table-cell>
          <table:table-cell table:style-name="ce3" table:formula="of:=22*[.E190]/1000" office:value-type="float" office:value="33.528" calcext:value-type="float">
            <text:p>33.528</text:p>
          </table:table-cell>
          <table:table-cell office:value-type="float" office:value="2184" calcext:value-type="float">
            <text:p>2184</text:p>
          </table:table-cell>
          <table:table-cell office:value-type="float" office:value="1524" calcext:value-type="float">
            <text:p>1524</text:p>
          </table:table-cell>
          <table:table-cell office:value-type="float" office:value="1520" calcext:value-type="float">
            <text:p>1520</text:p>
          </table:table-cell>
          <table:table-cell table:formula="of:=([.F190]-[.E190])/1000/68*1000*1000" office:value-type="float" office:value="-58.8235294117647" calcext:value-type="float">
            <text:p>-58.82</text:p>
          </table:table-cell>
          <table:table-cell office:value-type="float" office:value="3294" calcext:value-type="float">
            <text:p>3294</text:p>
          </table:table-cell>
          <table:table-cell office:value-type="float" office:value="25.25" calcext:value-type="float">
            <text:p>25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4:41:45</text:p>
          </table:table-cell>
          <table:table-cell table:formula="of:=DATEVALUE([.A191])+TIMEVALUE([.A191])" office:value-type="time" office:time-value="PT1010390H41M44.999999888S" calcext:value-type="time">
            <text:p>02:41 PM</text:p>
          </table:table-cell>
          <table:table-cell table:style-name="ce3" table:formula="of:=22*[.E191]/1000" office:value-type="float" office:value="33.528" calcext:value-type="float">
            <text:p>33.528</text:p>
          </table:table-cell>
          <table:table-cell office:value-type="float" office:value="2135" calcext:value-type="float">
            <text:p>2135</text:p>
          </table:table-cell>
          <table:table-cell office:value-type="float" office:value="1524" calcext:value-type="float">
            <text:p>1524</text:p>
          </table:table-cell>
          <table:table-cell office:value-type="float" office:value="1510" calcext:value-type="float">
            <text:p>1510</text:p>
          </table:table-cell>
          <table:table-cell table:formula="of:=([.F191]-[.E191])/1000/68*1000*1000" office:value-type="float" office:value="-205.882352941176" calcext:value-type="float">
            <text:p>-205.88</text:p>
          </table:table-cell>
          <table:table-cell office:value-type="float" office:value="3289" calcext:value-type="float">
            <text:p>3289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4:46:45</text:p>
          </table:table-cell>
          <table:table-cell table:formula="of:=DATEVALUE([.A192])+TIMEVALUE([.A192])" office:value-type="time" office:time-value="PT1010390H46M45.000000866S" calcext:value-type="time">
            <text:p>02:46 PM</text:p>
          </table:table-cell>
          <table:table-cell table:style-name="ce3" table:formula="of:=22*[.E192]/1000" office:value-type="float" office:value="33.44" calcext:value-type="float">
            <text:p>33.44</text:p>
          </table:table-cell>
          <table:table-cell office:value-type="float" office:value="2243" calcext:value-type="float">
            <text:p>2243</text:p>
          </table:table-cell>
          <table:table-cell office:value-type="float" office:value="1520" calcext:value-type="float">
            <text:p>1520</text:p>
          </table:table-cell>
          <table:table-cell office:value-type="float" office:value="1529" calcext:value-type="float">
            <text:p>1529</text:p>
          </table:table-cell>
          <table:table-cell table:formula="of:=([.F192]-[.E192])/1000/68*1000*1000" office:value-type="float" office:value="132.352941176471" calcext:value-type="float">
            <text:p>132.35</text:p>
          </table:table-cell>
          <table:table-cell office:value-type="float" office:value="3289" calcext:value-type="float">
            <text:p>3289</text:p>
          </table:table-cell>
          <table:table-cell office:value-type="float" office:value="24.5" calcext:value-type="float">
            <text:p>24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4:51:45</text:p>
          </table:table-cell>
          <table:table-cell table:formula="of:=DATEVALUE([.A193])+TIMEVALUE([.A193])" office:value-type="time" office:time-value="PT1010390H51M45.000000168S" calcext:value-type="time">
            <text:p>02:51 PM</text:p>
          </table:table-cell>
          <table:table-cell table:style-name="ce3" table:formula="of:=22*[.E193]/1000" office:value-type="float" office:value="33.44" calcext:value-type="float">
            <text:p>33.44</text:p>
          </table:table-cell>
          <table:table-cell office:value-type="float" office:value="2174" calcext:value-type="float">
            <text:p>2174</text:p>
          </table:table-cell>
          <table:table-cell office:value-type="float" office:value="1520" calcext:value-type="float">
            <text:p>1520</text:p>
          </table:table-cell>
          <table:table-cell office:value-type="float" office:value="1515" calcext:value-type="float">
            <text:p>1515</text:p>
          </table:table-cell>
          <table:table-cell table:formula="of:=([.F193]-[.E193])/1000/68*1000*1000" office:value-type="float" office:value="-73.5294117647059" calcext:value-type="float">
            <text:p>-73.53</text:p>
          </table:table-cell>
          <table:table-cell office:value-type="float" office:value="3289" calcext:value-type="float">
            <text:p>3289</text:p>
          </table:table-cell>
          <table:table-cell office:value-type="float" office:value="24.25" calcext:value-type="float">
            <text:p>24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4:56:45</text:p>
          </table:table-cell>
          <table:table-cell table:formula="of:=DATEVALUE([.A194])+TIMEVALUE([.A194])" office:value-type="time" office:time-value="PT1010390H56M45.000000307S" calcext:value-type="time">
            <text:p>02:56 PM</text:p>
          </table:table-cell>
          <table:table-cell table:style-name="ce3" table:formula="of:=22*[.E194]/1000" office:value-type="float" office:value="33.33" calcext:value-type="float">
            <text:p>33.33</text:p>
          </table:table-cell>
          <table:table-cell office:value-type="float" office:value="2179" calcext:value-type="float">
            <text:p>2179</text:p>
          </table:table-cell>
          <table:table-cell office:value-type="float" office:value="1515" calcext:value-type="float">
            <text:p>1515</text:p>
          </table:table-cell>
          <table:table-cell office:value-type="float" office:value="1510" calcext:value-type="float">
            <text:p>1510</text:p>
          </table:table-cell>
          <table:table-cell table:formula="of:=([.F194]-[.E194])/1000/68*1000*1000" office:value-type="float" office:value="-73.5294117647059" calcext:value-type="float">
            <text:p>-73.53</text:p>
          </table:table-cell>
          <table:table-cell office:value-type="float" office:value="3289" calcext:value-type="float">
            <text:p>3289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5:01:46</text:p>
          </table:table-cell>
          <table:table-cell table:formula="of:=DATEVALUE([.A195])+TIMEVALUE([.A195])" office:value-type="time" office:time-value="PT1010391H01M46.000000052S" calcext:value-type="time">
            <text:p>03:01 PM</text:p>
          </table:table-cell>
          <table:table-cell table:style-name="ce3" table:formula="of:=22*[.E195]/1000" office:value-type="float" office:value="33.33" calcext:value-type="float">
            <text:p>33.33</text:p>
          </table:table-cell>
          <table:table-cell office:value-type="float" office:value="2184" calcext:value-type="float">
            <text:p>2184</text:p>
          </table:table-cell>
          <table:table-cell office:value-type="float" office:value="1515" calcext:value-type="float">
            <text:p>1515</text:p>
          </table:table-cell>
          <table:table-cell office:value-type="float" office:value="1510" calcext:value-type="float">
            <text:p>1510</text:p>
          </table:table-cell>
          <table:table-cell table:formula="of:=([.F195]-[.E195])/1000/68*1000*1000" office:value-type="float" office:value="-73.5294117647059" calcext:value-type="float">
            <text:p>-73.53</text:p>
          </table:table-cell>
          <table:table-cell office:value-type="float" office:value="3289" calcext:value-type="float">
            <text:p>3289</text:p>
          </table:table-cell>
          <table:table-cell office:value-type="float" office:value="24.25" calcext:value-type="float">
            <text:p>24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5:06:46</text:p>
          </table:table-cell>
          <table:table-cell table:formula="of:=DATEVALUE([.A196])+TIMEVALUE([.A196])" office:value-type="time" office:time-value="PT1010391H06M45.999999354S" calcext:value-type="time">
            <text:p>03:06 PM</text:p>
          </table:table-cell>
          <table:table-cell table:style-name="ce3" table:formula="of:=22*[.E196]/1000" office:value-type="float" office:value="33.33" calcext:value-type="float">
            <text:p>33.33</text:p>
          </table:table-cell>
          <table:table-cell office:value-type="float" office:value="2184" calcext:value-type="float">
            <text:p>2184</text:p>
          </table:table-cell>
          <table:table-cell office:value-type="float" office:value="1515" calcext:value-type="float">
            <text:p>1515</text:p>
          </table:table-cell>
          <table:table-cell office:value-type="float" office:value="1510" calcext:value-type="float">
            <text:p>1510</text:p>
          </table:table-cell>
          <table:table-cell table:formula="of:=([.F196]-[.E196])/1000/68*1000*1000" office:value-type="float" office:value="-73.5294117647059" calcext:value-type="float">
            <text:p>-73.53</text:p>
          </table:table-cell>
          <table:table-cell office:value-type="float" office:value="3294" calcext:value-type="float">
            <text:p>3294</text:p>
          </table:table-cell>
          <table:table-cell office:value-type="float" office:value="24.25" calcext:value-type="float">
            <text:p>24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5:11:46</text:p>
          </table:table-cell>
          <table:table-cell table:formula="of:=DATEVALUE([.A197])+TIMEVALUE([.A197])" office:value-type="time" office:time-value="PT1010391H11M45.999999493S" calcext:value-type="time">
            <text:p>03:11 PM</text:p>
          </table:table-cell>
          <table:table-cell table:style-name="ce3" table:formula="of:=22*[.E197]/1000" office:value-type="float" office:value="33.33" calcext:value-type="float">
            <text:p>33.33</text:p>
          </table:table-cell>
          <table:table-cell office:value-type="float" office:value="2194" calcext:value-type="float">
            <text:p>2194</text:p>
          </table:table-cell>
          <table:table-cell table:number-columns-repeated="2" office:value-type="float" office:value="1515" calcext:value-type="float">
            <text:p>1515</text:p>
          </table:table-cell>
          <table:table-cell table:formula="of:=([.F197]-[.E197])/1000/68*1000*1000" office:value-type="float" office:value="0" calcext:value-type="float">
            <text:p>0.00</text:p>
          </table:table-cell>
          <table:table-cell office:value-type="float" office:value="3289" calcext:value-type="float">
            <text:p>3289</text:p>
          </table:table-cell>
          <table:table-cell office:value-type="float" office:value="24.25" calcext:value-type="float">
            <text:p>24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5:16:46</text:p>
          </table:table-cell>
          <table:table-cell table:formula="of:=DATEVALUE([.A198])+TIMEVALUE([.A198])" office:value-type="time" office:time-value="PT1010391H16M46.000000052S" calcext:value-type="time">
            <text:p>03:16 PM</text:p>
          </table:table-cell>
          <table:table-cell table:style-name="ce3" table:formula="of:=22*[.E198]/1000" office:value-type="float" office:value="33.33" calcext:value-type="float">
            <text:p>33.33</text:p>
          </table:table-cell>
          <table:table-cell office:value-type="float" office:value="2194" calcext:value-type="float">
            <text:p>2194</text:p>
          </table:table-cell>
          <table:table-cell office:value-type="float" office:value="1515" calcext:value-type="float">
            <text:p>1515</text:p>
          </table:table-cell>
          <table:table-cell office:value-type="float" office:value="1505" calcext:value-type="float">
            <text:p>1505</text:p>
          </table:table-cell>
          <table:table-cell table:formula="of:=([.F198]-[.E198])/1000/68*1000*1000" office:value-type="float" office:value="-147.058823529412" calcext:value-type="float">
            <text:p>-147.06</text:p>
          </table:table-cell>
          <table:table-cell office:value-type="float" office:value="3289" calcext:value-type="float">
            <text:p>3289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5:21:47</text:p>
          </table:table-cell>
          <table:table-cell table:formula="of:=DATEVALUE([.A199])+TIMEVALUE([.A199])" office:value-type="time" office:time-value="PT1010391H21M47.000000216S" calcext:value-type="time">
            <text:p>03:21 PM</text:p>
          </table:table-cell>
          <table:table-cell table:style-name="ce3" table:formula="of:=22*[.E199]/1000" office:value-type="float" office:value="33.22" calcext:value-type="float">
            <text:p>33.22</text:p>
          </table:table-cell>
          <table:table-cell office:value-type="float" office:value="2189" calcext:value-type="float">
            <text:p>2189</text:p>
          </table:table-cell>
          <table:table-cell table:number-columns-repeated="2" office:value-type="float" office:value="1510" calcext:value-type="float">
            <text:p>1510</text:p>
          </table:table-cell>
          <table:table-cell table:formula="of:=([.F199]-[.E199])/1000/68*1000*1000" office:value-type="float" office:value="0" calcext:value-type="float">
            <text:p>0.00</text:p>
          </table:table-cell>
          <table:table-cell office:value-type="float" office:value="3289" calcext:value-type="float">
            <text:p>3289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5:26:47</text:p>
          </table:table-cell>
          <table:table-cell table:formula="of:=DATEVALUE([.A200])+TIMEVALUE([.A200])" office:value-type="time" office:time-value="PT1010391H26M47.000000775S" calcext:value-type="time">
            <text:p>03:26 PM</text:p>
          </table:table-cell>
          <table:table-cell table:style-name="ce3" table:formula="of:=22*[.E200]/1000" office:value-type="float" office:value="33.22" calcext:value-type="float">
            <text:p>33.22</text:p>
          </table:table-cell>
          <table:table-cell office:value-type="float" office:value="2189" calcext:value-type="float">
            <text:p>2189</text:p>
          </table:table-cell>
          <table:table-cell table:number-columns-repeated="2" office:value-type="float" office:value="1510" calcext:value-type="float">
            <text:p>1510</text:p>
          </table:table-cell>
          <table:table-cell table:formula="of:=([.F200]-[.E200])/1000/68*1000*1000" office:value-type="float" office:value="0" calcext:value-type="float">
            <text:p>0.00</text:p>
          </table:table-cell>
          <table:table-cell office:value-type="float" office:value="3289" calcext:value-type="float">
            <text:p>3289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5:31:47</text:p>
          </table:table-cell>
          <table:table-cell table:formula="of:=DATEVALUE([.A201])+TIMEVALUE([.A201])" office:value-type="time" office:time-value="PT1010391H31M47.000000076S" calcext:value-type="time">
            <text:p>03:31 PM</text:p>
          </table:table-cell>
          <table:table-cell table:style-name="ce3" table:formula="of:=22*[.E201]/1000" office:value-type="float" office:value="33.22" calcext:value-type="float">
            <text:p>33.22</text:p>
          </table:table-cell>
          <table:table-cell office:value-type="float" office:value="2165" calcext:value-type="float">
            <text:p>2165</text:p>
          </table:table-cell>
          <table:table-cell office:value-type="float" office:value="1510" calcext:value-type="float">
            <text:p>1510</text:p>
          </table:table-cell>
          <table:table-cell office:value-type="float" office:value="1505" calcext:value-type="float">
            <text:p>1505</text:p>
          </table:table-cell>
          <table:table-cell table:formula="of:=([.F201]-[.E201])/1000/68*1000*1000" office:value-type="float" office:value="-73.5294117647059" calcext:value-type="float">
            <text:p>-73.53</text:p>
          </table:table-cell>
          <table:table-cell office:value-type="float" office:value="3289" calcext:value-type="float">
            <text:p>3289</text:p>
          </table:table-cell>
          <table:table-cell office:value-type="float" office:value="23.75" calcext:value-type="float">
            <text:p>23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5:36:48</text:p>
          </table:table-cell>
          <table:table-cell table:formula="of:=DATEVALUE([.A202])+TIMEVALUE([.A202])" office:value-type="time" office:time-value="PT1010391H36M47.999999821S" calcext:value-type="time">
            <text:p>03:36 PM</text:p>
          </table:table-cell>
          <table:table-cell table:style-name="ce3" table:formula="of:=22*[.E202]/1000" office:value-type="float" office:value="33.22" calcext:value-type="float">
            <text:p>33.22</text:p>
          </table:table-cell>
          <table:table-cell office:value-type="float" office:value="2223" calcext:value-type="float">
            <text:p>2223</text:p>
          </table:table-cell>
          <table:table-cell office:value-type="float" office:value="1510" calcext:value-type="float">
            <text:p>1510</text:p>
          </table:table-cell>
          <table:table-cell office:value-type="float" office:value="1515" calcext:value-type="float">
            <text:p>1515</text:p>
          </table:table-cell>
          <table:table-cell table:formula="of:=([.F202]-[.E202])/1000/68*1000*1000" office:value-type="float" office:value="73.5294117647059" calcext:value-type="float">
            <text:p>73.53</text:p>
          </table:table-cell>
          <table:table-cell office:value-type="float" office:value="3289" calcext:value-type="float">
            <text:p>3289</text:p>
          </table:table-cell>
          <table:table-cell office:value-type="float" office:value="23.75" calcext:value-type="float">
            <text:p>23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5:41:48</text:p>
          </table:table-cell>
          <table:table-cell table:formula="of:=DATEVALUE([.A203])+TIMEVALUE([.A203])" office:value-type="time" office:time-value="PT1010391H41M47.999999542S" calcext:value-type="time">
            <text:p>03:41 PM</text:p>
          </table:table-cell>
          <table:table-cell table:style-name="ce3" table:formula="of:=22*[.E203]/1000" office:value-type="float" office:value="33.11" calcext:value-type="float">
            <text:p>33.11</text:p>
          </table:table-cell>
          <table:table-cell office:value-type="float" office:value="2170" calcext:value-type="float">
            <text:p>2170</text:p>
          </table:table-cell>
          <table:table-cell office:value-type="float" office:value="1505" calcext:value-type="float">
            <text:p>1505</text:p>
          </table:table-cell>
          <table:table-cell office:value-type="float" office:value="1500" calcext:value-type="float">
            <text:p>1500</text:p>
          </table:table-cell>
          <table:table-cell table:formula="of:=([.F203]-[.E203])/1000/68*1000*1000" office:value-type="float" office:value="-73.5294117647059" calcext:value-type="float">
            <text:p>-73.53</text:p>
          </table:table-cell>
          <table:table-cell office:value-type="float" office:value="3289" calcext:value-type="float">
            <text:p>3289</text:p>
          </table:table-cell>
          <table:table-cell office:value-type="float" office:value="23.5" calcext:value-type="float">
            <text:p>2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5:46:48</text:p>
          </table:table-cell>
          <table:table-cell table:formula="of:=DATEVALUE([.A204])+TIMEVALUE([.A204])" office:value-type="time" office:time-value="PT1010391H46M48.000000101S" calcext:value-type="time">
            <text:p>03:46 PM</text:p>
          </table:table-cell>
          <table:table-cell table:style-name="ce3" table:formula="of:=22*[.E204]/1000" office:value-type="float" office:value="33.11" calcext:value-type="float">
            <text:p>33.11</text:p>
          </table:table-cell>
          <table:table-cell office:value-type="float" office:value="2160" calcext:value-type="float">
            <text:p>2160</text:p>
          </table:table-cell>
          <table:table-cell office:value-type="float" office:value="1505" calcext:value-type="float">
            <text:p>1505</text:p>
          </table:table-cell>
          <table:table-cell office:value-type="float" office:value="1500" calcext:value-type="float">
            <text:p>1500</text:p>
          </table:table-cell>
          <table:table-cell table:formula="of:=([.F204]-[.E204])/1000/68*1000*1000" office:value-type="float" office:value="-73.5294117647059" calcext:value-type="float">
            <text:p>-73.53</text:p>
          </table:table-cell>
          <table:table-cell office:value-type="float" office:value="3289" calcext:value-type="float">
            <text:p>3289</text:p>
          </table:table-cell>
          <table:table-cell office:value-type="float" office:value="23.25" calcext:value-type="float">
            <text:p>23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5:51:48</text:p>
          </table:table-cell>
          <table:table-cell table:formula="of:=DATEVALUE([.A205])+TIMEVALUE([.A205])" office:value-type="time" office:time-value="PT1010391H51M47.999999821S" calcext:value-type="time">
            <text:p>03:51 PM</text:p>
          </table:table-cell>
          <table:table-cell table:style-name="ce3" table:formula="of:=22*[.E205]/1000" office:value-type="float" office:value="33" calcext:value-type="float">
            <text:p>33</text:p>
          </table:table-cell>
          <table:table-cell office:value-type="float" office:value="2145" calcext:value-type="float">
            <text:p>2145</text:p>
          </table:table-cell>
          <table:table-cell office:value-type="float" office:value="1500" calcext:value-type="float">
            <text:p>1500</text:p>
          </table:table-cell>
          <table:table-cell office:value-type="float" office:value="1495" calcext:value-type="float">
            <text:p>1495</text:p>
          </table:table-cell>
          <table:table-cell table:formula="of:=([.F205]-[.E205])/1000/68*1000*1000" office:value-type="float" office:value="-73.5294117647059" calcext:value-type="float">
            <text:p>-73.53</text:p>
          </table:table-cell>
          <table:table-cell office:value-type="float" office:value="3289" calcext:value-type="float">
            <text:p>3289</text:p>
          </table:table-cell>
          <table:table-cell office:value-type="float" office:value="23.25" calcext:value-type="float">
            <text:p>23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5:56:49</text:p>
          </table:table-cell>
          <table:table-cell table:formula="of:=DATEVALUE([.A206])+TIMEVALUE([.A206])" office:value-type="time" office:time-value="PT1010391H56M49.000000823S" calcext:value-type="time">
            <text:p>03:56 PM</text:p>
          </table:table-cell>
          <table:table-cell table:style-name="ce3" table:formula="of:=22*[.E206]/1000" office:value-type="float" office:value="33" calcext:value-type="float">
            <text:p>33</text:p>
          </table:table-cell>
          <table:table-cell office:value-type="float" office:value="2130" calcext:value-type="float">
            <text:p>2130</text:p>
          </table:table-cell>
          <table:table-cell office:value-type="float" office:value="1500" calcext:value-type="float">
            <text:p>1500</text:p>
          </table:table-cell>
          <table:table-cell office:value-type="float" office:value="1490" calcext:value-type="float">
            <text:p>1490</text:p>
          </table:table-cell>
          <table:table-cell table:formula="of:=([.F206]-[.E206])/1000/68*1000*1000" office:value-type="float" office:value="-147.058823529412" calcext:value-type="float">
            <text:p>-147.06</text:p>
          </table:table-cell>
          <table:table-cell office:value-type="float" office:value="3289" calcext:value-type="float">
            <text:p>3289</text:p>
          </table:table-cell>
          <table:table-cell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6:01:49</text:p>
          </table:table-cell>
          <table:table-cell table:formula="of:=DATEVALUE([.A207])+TIMEVALUE([.A207])" office:value-type="time" office:time-value="PT1010392H01M49.000000125S" calcext:value-type="time">
            <text:p>04:01 PM</text:p>
          </table:table-cell>
          <table:table-cell table:style-name="ce3" table:formula="of:=22*[.E207]/1000" office:value-type="float" office:value="32.89" calcext:value-type="float">
            <text:p>32.89</text:p>
          </table:table-cell>
          <table:table-cell office:value-type="float" office:value="2126" calcext:value-type="float">
            <text:p>2126</text:p>
          </table:table-cell>
          <table:table-cell office:value-type="float" office:value="1495" calcext:value-type="float">
            <text:p>1495</text:p>
          </table:table-cell>
          <table:table-cell office:value-type="float" office:value="1490" calcext:value-type="float">
            <text:p>1490</text:p>
          </table:table-cell>
          <table:table-cell table:formula="of:=([.F207]-[.E207])/1000/68*1000*1000" office:value-type="float" office:value="-73.5294117647059" calcext:value-type="float">
            <text:p>-73.53</text:p>
          </table:table-cell>
          <table:table-cell office:value-type="float" office:value="3289" calcext:value-type="float">
            <text:p>3289</text:p>
          </table:table-cell>
          <table:table-cell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6:06:49</text:p>
          </table:table-cell>
          <table:table-cell table:formula="of:=DATEVALUE([.A208])+TIMEVALUE([.A208])" office:value-type="time" office:time-value="PT1010392H06M48.999999426S" calcext:value-type="time">
            <text:p>04:06 PM</text:p>
          </table:table-cell>
          <table:table-cell table:style-name="ce3" table:formula="of:=22*[.E208]/1000" office:value-type="float" office:value="32.89" calcext:value-type="float">
            <text:p>32.89</text:p>
          </table:table-cell>
          <table:table-cell office:value-type="float" office:value="2086" calcext:value-type="float">
            <text:p>2086</text:p>
          </table:table-cell>
          <table:table-cell office:value-type="float" office:value="1495" calcext:value-type="float">
            <text:p>1495</text:p>
          </table:table-cell>
          <table:table-cell office:value-type="float" office:value="1480" calcext:value-type="float">
            <text:p>1480</text:p>
          </table:table-cell>
          <table:table-cell table:formula="of:=([.F208]-[.E208])/1000/68*1000*1000" office:value-type="float" office:value="-220.588235294118" calcext:value-type="float">
            <text:p>-220.59</text:p>
          </table:table-cell>
          <table:table-cell office:value-type="float" office:value="3289" calcext:value-type="float">
            <text:p>3289</text:p>
          </table:table-cell>
          <table:table-cell office:value-type="float" office:value="22.75" calcext:value-type="float">
            <text:p>22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6:11:49</text:p>
          </table:table-cell>
          <table:table-cell table:formula="of:=DATEVALUE([.A209])+TIMEVALUE([.A209])" office:value-type="time" office:time-value="PT1010392H11M48.999999985S" calcext:value-type="time">
            <text:p>04:11 PM</text:p>
          </table:table-cell>
          <table:table-cell table:style-name="ce3" table:formula="of:=22*[.E209]/1000" office:value-type="float" office:value="32.78" calcext:value-type="float">
            <text:p>32.78</text:p>
          </table:table-cell>
          <table:table-cell office:value-type="float" office:value="2086" calcext:value-type="float">
            <text:p>2086</text:p>
          </table:table-cell>
          <table:table-cell office:value-type="float" office:value="1490" calcext:value-type="float">
            <text:p>1490</text:p>
          </table:table-cell>
          <table:table-cell office:value-type="float" office:value="1476" calcext:value-type="float">
            <text:p>1476</text:p>
          </table:table-cell>
          <table:table-cell table:formula="of:=([.F209]-[.E209])/1000/68*1000*1000" office:value-type="float" office:value="-205.882352941176" calcext:value-type="float">
            <text:p>-205.88</text:p>
          </table:table-cell>
          <table:table-cell office:value-type="float" office:value="3289" calcext:value-type="float">
            <text:p>3289</text:p>
          </table:table-cell>
          <table:table-cell office:value-type="float" office:value="22.5" calcext:value-type="float">
            <text:p>22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6:16:50</text:p>
          </table:table-cell>
          <table:table-cell table:formula="of:=DATEVALUE([.A210])+TIMEVALUE([.A210])" office:value-type="time" office:time-value="PT1010392H16M49.999999311S" calcext:value-type="time">
            <text:p>04:16 PM</text:p>
          </table:table-cell>
          <table:table-cell table:style-name="ce3" table:formula="of:=22*[.E210]/1000" office:value-type="float" office:value="32.67" calcext:value-type="float">
            <text:p>32.67</text:p>
          </table:table-cell>
          <table:table-cell office:value-type="float" office:value="2150" calcext:value-type="float">
            <text:p>2150</text:p>
          </table:table-cell>
          <table:table-cell office:value-type="float" office:value="1485" calcext:value-type="float">
            <text:p>1485</text:p>
          </table:table-cell>
          <table:table-cell office:value-type="float" office:value="1480" calcext:value-type="float">
            <text:p>1480</text:p>
          </table:table-cell>
          <table:table-cell table:formula="of:=([.F210]-[.E210])/1000/68*1000*1000" office:value-type="float" office:value="-73.5294117647059" calcext:value-type="float">
            <text:p>-73.53</text:p>
          </table:table-cell>
          <table:table-cell office:value-type="float" office:value="3289" calcext:value-type="float">
            <text:p>3289</text:p>
          </table:table-cell>
          <table:table-cell office:value-type="float" office:value="22.25" calcext:value-type="float">
            <text:p>2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6:21:50</text:p>
          </table:table-cell>
          <table:table-cell table:formula="of:=DATEVALUE([.A211])+TIMEVALUE([.A211])" office:value-type="time" office:time-value="PT1010392H21M49.999998612S" calcext:value-type="time">
            <text:p>04:21 PM</text:p>
          </table:table-cell>
          <table:table-cell table:style-name="ce3" table:formula="of:=22*[.E211]/1000" office:value-type="float" office:value="32.67" calcext:value-type="float">
            <text:p>32.67</text:p>
          </table:table-cell>
          <table:table-cell office:value-type="float" office:value="2057" calcext:value-type="float">
            <text:p>2057</text:p>
          </table:table-cell>
          <table:table-cell office:value-type="float" office:value="1485" calcext:value-type="float">
            <text:p>1485</text:p>
          </table:table-cell>
          <table:table-cell office:value-type="float" office:value="1471" calcext:value-type="float">
            <text:p>1471</text:p>
          </table:table-cell>
          <table:table-cell table:formula="of:=([.F211]-[.E211])/1000/68*1000*1000" office:value-type="float" office:value="-205.882352941176" calcext:value-type="float">
            <text:p>-205.88</text:p>
          </table:table-cell>
          <table:table-cell office:value-type="float" office:value="3289" calcext:value-type="float">
            <text:p>3289</text:p>
          </table:table-cell>
          <table:table-cell office:value-type="float" office:value="22.25" calcext:value-type="float">
            <text:p>2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6:26:50</text:p>
          </table:table-cell>
          <table:table-cell table:formula="of:=DATEVALUE([.A212])+TIMEVALUE([.A212])" office:value-type="time" office:time-value="PT1010392H26M50.000000428S" calcext:value-type="time">
            <text:p>04:26 PM</text:p>
          </table:table-cell>
          <table:table-cell table:style-name="ce3" table:formula="of:=22*[.E212]/1000" office:value-type="float" office:value="32.56" calcext:value-type="float">
            <text:p>32.56</text:p>
          </table:table-cell>
          <table:table-cell office:value-type="float" office:value="2057" calcext:value-type="float">
            <text:p>2057</text:p>
          </table:table-cell>
          <table:table-cell office:value-type="float" office:value="1480" calcext:value-type="float">
            <text:p>1480</text:p>
          </table:table-cell>
          <table:table-cell office:value-type="float" office:value="1466" calcext:value-type="float">
            <text:p>1466</text:p>
          </table:table-cell>
          <table:table-cell table:formula="of:=([.F212]-[.E212])/1000/68*1000*1000" office:value-type="float" office:value="-205.882352941176" calcext:value-type="float">
            <text:p>-205.88</text:p>
          </table:table-cell>
          <table:table-cell office:value-type="float" office:value="3289" calcext:value-type="float">
            <text:p>3289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6:31:50</text:p>
          </table:table-cell>
          <table:table-cell table:formula="of:=DATEVALUE([.A213])+TIMEVALUE([.A213])" office:value-type="time" office:time-value="PT1010392H31M49.999999311S" calcext:value-type="time">
            <text:p>04:31 PM</text:p>
          </table:table-cell>
          <table:table-cell table:style-name="ce3" table:formula="of:=22*[.E213]/1000" office:value-type="float" office:value="32.472" calcext:value-type="float">
            <text:p>32.472</text:p>
          </table:table-cell>
          <table:table-cell office:value-type="float" office:value="2023" calcext:value-type="float">
            <text:p>2023</text:p>
          </table:table-cell>
          <table:table-cell office:value-type="float" office:value="1476" calcext:value-type="float">
            <text:p>1476</text:p>
          </table:table-cell>
          <table:table-cell office:value-type="float" office:value="1461" calcext:value-type="float">
            <text:p>1461</text:p>
          </table:table-cell>
          <table:table-cell table:formula="of:=([.F213]-[.E213])/1000/68*1000*1000" office:value-type="float" office:value="-220.588235294118" calcext:value-type="float">
            <text:p>-220.59</text:p>
          </table:table-cell>
          <table:table-cell office:value-type="float" office:value="3289" calcext:value-type="float">
            <text:p>3289</text:p>
          </table:table-cell>
          <table:table-cell office:value-type="float" office:value="21.75" calcext:value-type="float">
            <text:p>21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6:36:51</text:p>
          </table:table-cell>
          <table:table-cell table:formula="of:=DATEVALUE([.A214])+TIMEVALUE([.A214])" office:value-type="time" office:time-value="PT1010392H36M50.999999475S" calcext:value-type="time">
            <text:p>04:36 PM</text:p>
          </table:table-cell>
          <table:table-cell table:style-name="ce3" table:formula="of:=22*[.E214]/1000" office:value-type="float" office:value="32.472" calcext:value-type="float">
            <text:p>32.472</text:p>
          </table:table-cell>
          <table:table-cell office:value-type="float" office:value="1999" calcext:value-type="float">
            <text:p>1999</text:p>
          </table:table-cell>
          <table:table-cell office:value-type="float" office:value="1476" calcext:value-type="float">
            <text:p>1476</text:p>
          </table:table-cell>
          <table:table-cell office:value-type="float" office:value="1456" calcext:value-type="float">
            <text:p>1456</text:p>
          </table:table-cell>
          <table:table-cell table:formula="of:=([.F214]-[.E214])/1000/68*1000*1000" office:value-type="float" office:value="-294.117647058824" calcext:value-type="float">
            <text:p>-294.12</text:p>
          </table:table-cell>
          <table:table-cell office:value-type="float" office:value="3294" calcext:value-type="float">
            <text:p>3294</text:p>
          </table:table-cell>
          <table:table-cell office:value-type="float" office:value="21.5" calcext:value-type="float">
            <text:p>21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6:41:51</text:p>
          </table:table-cell>
          <table:table-cell table:formula="of:=DATEVALUE([.A215])+TIMEVALUE([.A215])" office:value-type="time" office:time-value="PT1010392H41M50.999999195S" calcext:value-type="time">
            <text:p>04:41 PM</text:p>
          </table:table-cell>
          <table:table-cell table:style-name="ce3" table:formula="of:=22*[.E215]/1000" office:value-type="float" office:value="32.362" calcext:value-type="float">
            <text:p>32.362</text:p>
          </table:table-cell>
          <table:table-cell office:value-type="float" office:value="2003" calcext:value-type="float">
            <text:p>2003</text:p>
          </table:table-cell>
          <table:table-cell office:value-type="float" office:value="1471" calcext:value-type="float">
            <text:p>1471</text:p>
          </table:table-cell>
          <table:table-cell office:value-type="float" office:value="1456" calcext:value-type="float">
            <text:p>1456</text:p>
          </table:table-cell>
          <table:table-cell table:formula="of:=([.F215]-[.E215])/1000/68*1000*1000" office:value-type="float" office:value="-220.588235294118" calcext:value-type="float">
            <text:p>-220.59</text:p>
          </table:table-cell>
          <table:table-cell office:value-type="float" office:value="3289" calcext:value-type="float">
            <text:p>3289</text:p>
          </table:table-cell>
          <table:table-cell office:value-type="float" office:value="21.25" calcext:value-type="float">
            <text:p>21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6:46:51</text:p>
          </table:table-cell>
          <table:table-cell table:formula="of:=DATEVALUE([.A216])+TIMEVALUE([.A216])" office:value-type="time" office:time-value="PT1010392H46M50.999999335S" calcext:value-type="time">
            <text:p>04:46 PM</text:p>
          </table:table-cell>
          <table:table-cell table:style-name="ce3" table:formula="of:=22*[.E216]/1000" office:value-type="float" office:value="32.252" calcext:value-type="float">
            <text:p>32.252</text:p>
          </table:table-cell>
          <table:table-cell office:value-type="float" office:value="2013" calcext:value-type="float">
            <text:p>2013</text:p>
          </table:table-cell>
          <table:table-cell office:value-type="float" office:value="1466" calcext:value-type="float">
            <text:p>1466</text:p>
          </table:table-cell>
          <table:table-cell office:value-type="float" office:value="1451" calcext:value-type="float">
            <text:p>1451</text:p>
          </table:table-cell>
          <table:table-cell table:formula="of:=([.F216]-[.E216])/1000/68*1000*1000" office:value-type="float" office:value="-220.588235294118" calcext:value-type="float">
            <text:p>-220.59</text:p>
          </table:table-cell>
          <table:table-cell office:value-type="float" office:value="3289" calcext:value-type="float">
            <text:p>3289</text:p>
          </table:table-cell>
          <table:table-cell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6:51:52</text:p>
          </table:table-cell>
          <table:table-cell table:formula="of:=DATEVALUE([.A217])+TIMEVALUE([.A217])" office:value-type="time" office:time-value="PT1010392H51M51.999998661S" calcext:value-type="time">
            <text:p>04:51 PM</text:p>
          </table:table-cell>
          <table:table-cell table:style-name="ce3" table:formula="of:=22*[.E217]/1000" office:value-type="float" office:value="32.142" calcext:value-type="float">
            <text:p>32.142</text:p>
          </table:table-cell>
          <table:table-cell office:value-type="float" office:value="1969" calcext:value-type="float">
            <text:p>1969</text:p>
          </table:table-cell>
          <table:table-cell office:value-type="float" office:value="1461" calcext:value-type="float">
            <text:p>1461</text:p>
          </table:table-cell>
          <table:table-cell office:value-type="float" office:value="1446" calcext:value-type="float">
            <text:p>1446</text:p>
          </table:table-cell>
          <table:table-cell table:formula="of:=([.F217]-[.E217])/1000/68*1000*1000" office:value-type="float" office:value="-220.588235294118" calcext:value-type="float">
            <text:p>-220.59</text:p>
          </table:table-cell>
          <table:table-cell office:value-type="float" office:value="3289" calcext:value-type="float">
            <text:p>3289</text:p>
          </table:table-cell>
          <table:table-cell office:value-type="float" office:value="20.75" calcext:value-type="float">
            <text:p>20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6:56:52</text:p>
          </table:table-cell>
          <table:table-cell table:formula="of:=DATEVALUE([.A218])+TIMEVALUE([.A218])" office:value-type="time" office:time-value="PT1010392H56M52.000000896S" calcext:value-type="time">
            <text:p>04:56 PM</text:p>
          </table:table-cell>
          <table:table-cell table:style-name="ce3" table:formula="of:=22*[.E218]/1000" office:value-type="float" office:value="32.032" calcext:value-type="float">
            <text:p>32.032</text:p>
          </table:table-cell>
          <table:table-cell office:value-type="float" office:value="1945" calcext:value-type="float">
            <text:p>1945</text:p>
          </table:table-cell>
          <table:table-cell office:value-type="float" office:value="1456" calcext:value-type="float">
            <text:p>1456</text:p>
          </table:table-cell>
          <table:table-cell office:value-type="float" office:value="1441" calcext:value-type="float">
            <text:p>1441</text:p>
          </table:table-cell>
          <table:table-cell table:formula="of:=([.F218]-[.E218])/1000/68*1000*1000" office:value-type="float" office:value="-220.588235294118" calcext:value-type="float">
            <text:p>-220.59</text:p>
          </table:table-cell>
          <table:table-cell office:value-type="float" office:value="3289" calcext:value-type="float">
            <text:p>3289</text:p>
          </table:table-cell>
          <table:table-cell office:value-type="float" office:value="20.5" calcext:value-type="float">
            <text:p>20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7:01:52</text:p>
          </table:table-cell>
          <table:table-cell table:formula="of:=DATEVALUE([.A219])+TIMEVALUE([.A219])" office:value-type="time" office:time-value="PT1010393H01M52.000001036S" calcext:value-type="time">
            <text:p>05:01 PM</text:p>
          </table:table-cell>
          <table:table-cell table:style-name="ce3" table:formula="of:=22*[.E219]/1000" office:value-type="float" office:value="32.032" calcext:value-type="float">
            <text:p>32.032</text:p>
          </table:table-cell>
          <table:table-cell office:value-type="float" office:value="1886" calcext:value-type="float">
            <text:p>1886</text:p>
          </table:table-cell>
          <table:table-cell office:value-type="float" office:value="1456" calcext:value-type="float">
            <text:p>1456</text:p>
          </table:table-cell>
          <table:table-cell office:value-type="float" office:value="1436" calcext:value-type="float">
            <text:p>1436</text:p>
          </table:table-cell>
          <table:table-cell table:formula="of:=([.F219]-[.E219])/1000/68*1000*1000" office:value-type="float" office:value="-294.117647058824" calcext:value-type="float">
            <text:p>-294.12</text:p>
          </table:table-cell>
          <table:table-cell office:value-type="float" office:value="3289" calcext:value-type="float">
            <text:p>3289</text:p>
          </table:table-cell>
          <table:table-cell office:value-type="float" office:value="20.5" calcext:value-type="float">
            <text:p>20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7:06:52</text:p>
          </table:table-cell>
          <table:table-cell table:formula="of:=DATEVALUE([.A220])+TIMEVALUE([.A220])" office:value-type="time" office:time-value="PT1010393H06M51.999999918S" calcext:value-type="time">
            <text:p>05:06 PM</text:p>
          </table:table-cell>
          <table:table-cell table:style-name="ce3" table:formula="of:=22*[.E220]/1000" office:value-type="float" office:value="31.922" calcext:value-type="float">
            <text:p>31.922</text:p>
          </table:table-cell>
          <table:table-cell office:value-type="float" office:value="1803" calcext:value-type="float">
            <text:p>1803</text:p>
          </table:table-cell>
          <table:table-cell office:value-type="float" office:value="1451" calcext:value-type="float">
            <text:p>1451</text:p>
          </table:table-cell>
          <table:table-cell office:value-type="float" office:value="1432" calcext:value-type="float">
            <text:p>1432</text:p>
          </table:table-cell>
          <table:table-cell table:formula="of:=([.F220]-[.E220])/1000/68*1000*1000" office:value-type="float" office:value="-279.411764705882" calcext:value-type="float">
            <text:p>-279.41</text:p>
          </table:table-cell>
          <table:table-cell office:value-type="float" office:value="3284" calcext:value-type="float">
            <text:p>3284</text:p>
          </table:table-cell>
          <table:table-cell office:value-type="float" office:value="20.25" calcext:value-type="float">
            <text:p>20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7:11:53</text:p>
          </table:table-cell>
          <table:table-cell table:formula="of:=DATEVALUE([.A221])+TIMEVALUE([.A221])" office:value-type="time" office:time-value="PT1010393H11M53.000000082S" calcext:value-type="time">
            <text:p>05:11 PM</text:p>
          </table:table-cell>
          <table:table-cell table:style-name="ce3" table:formula="of:=22*[.E221]/1000" office:value-type="float" office:value="31.812" calcext:value-type="float">
            <text:p>31.812</text:p>
          </table:table-cell>
          <table:table-cell office:value-type="float" office:value="1871" calcext:value-type="float">
            <text:p>1871</text:p>
          </table:table-cell>
          <table:table-cell office:value-type="float" office:value="1446" calcext:value-type="float">
            <text:p>1446</text:p>
          </table:table-cell>
          <table:table-cell office:value-type="float" office:value="1427" calcext:value-type="float">
            <text:p>1427</text:p>
          </table:table-cell>
          <table:table-cell table:formula="of:=([.F221]-[.E221])/1000/68*1000*1000" office:value-type="float" office:value="-279.411764705882" calcext:value-type="float">
            <text:p>-279.41</text:p>
          </table:table-cell>
          <table:table-cell office:value-type="float" office:value="3289" calcext:value-type="float">
            <text:p>3289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7:16:53</text:p>
          </table:table-cell>
          <table:table-cell table:formula="of:=DATEVALUE([.A222])+TIMEVALUE([.A222])" office:value-type="time" office:time-value="PT1010393H16M52.999999803S" calcext:value-type="time">
            <text:p>05:16 PM</text:p>
          </table:table-cell>
          <table:table-cell table:style-name="ce3" table:formula="of:=22*[.E222]/1000" office:value-type="float" office:value="31.702" calcext:value-type="float">
            <text:p>31.702</text:p>
          </table:table-cell>
          <table:table-cell office:value-type="float" office:value="1818" calcext:value-type="float">
            <text:p>1818</text:p>
          </table:table-cell>
          <table:table-cell office:value-type="float" office:value="1441" calcext:value-type="float">
            <text:p>1441</text:p>
          </table:table-cell>
          <table:table-cell office:value-type="float" office:value="1427" calcext:value-type="float">
            <text:p>1427</text:p>
          </table:table-cell>
          <table:table-cell table:formula="of:=([.F222]-[.E222])/1000/68*1000*1000" office:value-type="float" office:value="-205.882352941176" calcext:value-type="float">
            <text:p>-205.88</text:p>
          </table:table-cell>
          <table:table-cell office:value-type="float" office:value="3284" calcext:value-type="float">
            <text:p>3284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7:21:53</text:p>
          </table:table-cell>
          <table:table-cell table:formula="of:=DATEVALUE([.A223])+TIMEVALUE([.A223])" office:value-type="time" office:time-value="PT1010393H21M52.999999523S" calcext:value-type="time">
            <text:p>05:21 PM</text:p>
          </table:table-cell>
          <table:table-cell table:style-name="ce3" table:formula="of:=22*[.E223]/1000" office:value-type="float" office:value="31.592" calcext:value-type="float">
            <text:p>31.592</text:p>
          </table:table-cell>
          <table:table-cell office:value-type="float" office:value="1759" calcext:value-type="float">
            <text:p>1759</text:p>
          </table:table-cell>
          <table:table-cell office:value-type="float" office:value="1436" calcext:value-type="float">
            <text:p>1436</text:p>
          </table:table-cell>
          <table:table-cell office:value-type="float" office:value="1422" calcext:value-type="float">
            <text:p>1422</text:p>
          </table:table-cell>
          <table:table-cell table:formula="of:=([.F223]-[.E223])/1000/68*1000*1000" office:value-type="float" office:value="-205.882352941176" calcext:value-type="float">
            <text:p>-205.88</text:p>
          </table:table-cell>
          <table:table-cell office:value-type="float" office:value="3284" calcext:value-type="float">
            <text:p>3284</text:p>
          </table:table-cell>
          <table:table-cell office:value-type="float" office:value="19.75" calcext:value-type="float">
            <text:p>19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7:26:53</text:p>
          </table:table-cell>
          <table:table-cell table:formula="of:=DATEVALUE([.A224])+TIMEVALUE([.A224])" office:value-type="time" office:time-value="PT1010393H26M53.000000082S" calcext:value-type="time">
            <text:p>05:26 PM</text:p>
          </table:table-cell>
          <table:table-cell table:style-name="ce3" table:formula="of:=22*[.E224]/1000" office:value-type="float" office:value="31.592" calcext:value-type="float">
            <text:p>31.592</text:p>
          </table:table-cell>
          <table:table-cell office:value-type="float" office:value="1700" calcext:value-type="float">
            <text:p>1700</text:p>
          </table:table-cell>
          <table:table-cell office:value-type="float" office:value="1436" calcext:value-type="float">
            <text:p>1436</text:p>
          </table:table-cell>
          <table:table-cell office:value-type="float" office:value="1417" calcext:value-type="float">
            <text:p>1417</text:p>
          </table:table-cell>
          <table:table-cell table:formula="of:=([.F224]-[.E224])/1000/68*1000*1000" office:value-type="float" office:value="-279.411764705882" calcext:value-type="float">
            <text:p>-279.41</text:p>
          </table:table-cell>
          <table:table-cell office:value-type="float" office:value="3289" calcext:value-type="float">
            <text:p>3289</text:p>
          </table:table-cell>
          <table:table-cell office:value-type="float" office:value="19.5" calcext:value-type="float">
            <text:p>19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7:31:54</text:p>
          </table:table-cell>
          <table:table-cell table:formula="of:=DATEVALUE([.A225])+TIMEVALUE([.A225])" office:value-type="time" office:time-value="PT1010393H31M54.000000246S" calcext:value-type="time">
            <text:p>05:31 PM</text:p>
          </table:table-cell>
          <table:table-cell table:style-name="ce3" table:formula="of:=22*[.E225]/1000" office:value-type="float" office:value="31.504" calcext:value-type="float">
            <text:p>31.504</text:p>
          </table:table-cell>
          <table:table-cell office:value-type="float" office:value="1686" calcext:value-type="float">
            <text:p>1686</text:p>
          </table:table-cell>
          <table:table-cell office:value-type="float" office:value="1432" calcext:value-type="float">
            <text:p>1432</text:p>
          </table:table-cell>
          <table:table-cell office:value-type="float" office:value="1412" calcext:value-type="float">
            <text:p>1412</text:p>
          </table:table-cell>
          <table:table-cell table:formula="of:=([.F225]-[.E225])/1000/68*1000*1000" office:value-type="float" office:value="-294.117647058824" calcext:value-type="float">
            <text:p>-294.12</text:p>
          </table:table-cell>
          <table:table-cell office:value-type="float" office:value="3289" calcext:value-type="float">
            <text:p>3289</text:p>
          </table:table-cell>
          <table:table-cell office:value-type="float" office:value="19.5" calcext:value-type="float">
            <text:p>19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7:36:54</text:p>
          </table:table-cell>
          <table:table-cell table:formula="of:=DATEVALUE([.A226])+TIMEVALUE([.A226])" office:value-type="time" office:time-value="PT1010393H36M54.000000805S" calcext:value-type="time">
            <text:p>05:36 PM</text:p>
          </table:table-cell>
          <table:table-cell table:style-name="ce3" table:formula="of:=22*[.E226]/1000" office:value-type="float" office:value="31.394" calcext:value-type="float">
            <text:p>31.394</text:p>
          </table:table-cell>
          <table:table-cell office:value-type="float" office:value="1652" calcext:value-type="float">
            <text:p>1652</text:p>
          </table:table-cell>
          <table:table-cell office:value-type="float" office:value="1427" calcext:value-type="float">
            <text:p>1427</text:p>
          </table:table-cell>
          <table:table-cell office:value-type="float" office:value="1407" calcext:value-type="float">
            <text:p>1407</text:p>
          </table:table-cell>
          <table:table-cell table:formula="of:=([.F226]-[.E226])/1000/68*1000*1000" office:value-type="float" office:value="-294.117647058824" calcext:value-type="float">
            <text:p>-294.12</text:p>
          </table:table-cell>
          <table:table-cell office:value-type="float" office:value="3284" calcext:value-type="float">
            <text:p>3284</text:p>
          </table:table-cell>
          <table:table-cell office:value-type="float" office:value="19.5" calcext:value-type="float">
            <text:p>19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7:41:54</text:p>
          </table:table-cell>
          <table:table-cell table:formula="of:=DATEVALUE([.A227])+TIMEVALUE([.A227])" office:value-type="time" office:time-value="PT1010393H41M54.000000106S" calcext:value-type="time">
            <text:p>05:41 PM</text:p>
          </table:table-cell>
          <table:table-cell table:style-name="ce3" table:formula="of:=22*[.E227]/1000" office:value-type="float" office:value="31.284" calcext:value-type="float">
            <text:p>31.284</text:p>
          </table:table-cell>
          <table:table-cell office:value-type="float" office:value="1686" calcext:value-type="float">
            <text:p>1686</text:p>
          </table:table-cell>
          <table:table-cell office:value-type="float" office:value="1422" calcext:value-type="float">
            <text:p>1422</text:p>
          </table:table-cell>
          <table:table-cell office:value-type="float" office:value="1402" calcext:value-type="float">
            <text:p>1402</text:p>
          </table:table-cell>
          <table:table-cell table:formula="of:=([.F227]-[.E227])/1000/68*1000*1000" office:value-type="float" office:value="-294.117647058824" calcext:value-type="float">
            <text:p>-294.12</text:p>
          </table:table-cell>
          <table:table-cell office:value-type="float" office:value="3289" calcext:value-type="float">
            <text:p>3289</text:p>
          </table:table-cell>
          <table:table-cell office:value-type="float" office:value="19.5" calcext:value-type="float">
            <text:p>19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7:46:54</text:p>
          </table:table-cell>
          <table:table-cell table:formula="of:=DATEVALUE([.A228])+TIMEVALUE([.A228])" office:value-type="time" office:time-value="PT1010393H46M53.999999827S" calcext:value-type="time">
            <text:p>05:46 PM</text:p>
          </table:table-cell>
          <table:table-cell table:style-name="ce3" table:formula="of:=22*[.E228]/1000" office:value-type="float" office:value="31.174" calcext:value-type="float">
            <text:p>31.174</text:p>
          </table:table-cell>
          <table:table-cell office:value-type="float" office:value="1627" calcext:value-type="float">
            <text:p>1627</text:p>
          </table:table-cell>
          <table:table-cell office:value-type="float" office:value="1417" calcext:value-type="float">
            <text:p>1417</text:p>
          </table:table-cell>
          <table:table-cell office:value-type="float" office:value="1402" calcext:value-type="float">
            <text:p>1402</text:p>
          </table:table-cell>
          <table:table-cell table:formula="of:=([.F228]-[.E228])/1000/68*1000*1000" office:value-type="float" office:value="-220.588235294118" calcext:value-type="float">
            <text:p>-220.59</text:p>
          </table:table-cell>
          <table:table-cell office:value-type="float" office:value="3284" calcext:value-type="float">
            <text:p>3284</text:p>
          </table:table-cell>
          <table:table-cell office:value-type="float" office:value="19.25" calcext:value-type="float">
            <text:p>19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7:51:55</text:p>
          </table:table-cell>
          <table:table-cell table:formula="of:=DATEVALUE([.A229])+TIMEVALUE([.A229])" office:value-type="time" office:time-value="PT1010393H51M54.999999572S" calcext:value-type="time">
            <text:p>05:51 PM</text:p>
          </table:table-cell>
          <table:table-cell table:style-name="ce3" table:formula="of:=22*[.E229]/1000" office:value-type="float" office:value="31.064" calcext:value-type="float">
            <text:p>31.064</text:p>
          </table:table-cell>
          <table:table-cell office:value-type="float" office:value="1490" calcext:value-type="float">
            <text:p>1490</text:p>
          </table:table-cell>
          <table:table-cell office:value-type="float" office:value="1412" calcext:value-type="float">
            <text:p>1412</text:p>
          </table:table-cell>
          <table:table-cell office:value-type="float" office:value="1397" calcext:value-type="float">
            <text:p>1397</text:p>
          </table:table-cell>
          <table:table-cell table:formula="of:=([.F229]-[.E229])/1000/68*1000*1000" office:value-type="float" office:value="-220.588235294118" calcext:value-type="float">
            <text:p>-220.59</text:p>
          </table:table-cell>
          <table:table-cell office:value-type="float" office:value="3284" calcext:value-type="float">
            <text:p>3284</text:p>
          </table:table-cell>
          <table:table-cell office:value-type="float" office:value="19.25" calcext:value-type="float">
            <text:p>19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7:56:55</text:p>
          </table:table-cell>
          <table:table-cell table:formula="of:=DATEVALUE([.A230])+TIMEVALUE([.A230])" office:value-type="time" office:time-value="PT1010393H56M55.000001807S" calcext:value-type="time">
            <text:p>05:56 PM</text:p>
          </table:table-cell>
          <table:table-cell table:style-name="ce3" table:formula="of:=22*[.E230]/1000" office:value-type="float" office:value="30.954" calcext:value-type="float">
            <text:p>30.954</text:p>
          </table:table-cell>
          <table:table-cell office:value-type="float" office:value="1432" calcext:value-type="float">
            <text:p>1432</text:p>
          </table:table-cell>
          <table:table-cell office:value-type="float" office:value="1407" calcext:value-type="float">
            <text:p>1407</text:p>
          </table:table-cell>
          <table:table-cell office:value-type="float" office:value="1392" calcext:value-type="float">
            <text:p>1392</text:p>
          </table:table-cell>
          <table:table-cell table:formula="of:=([.F230]-[.E230])/1000/68*1000*1000" office:value-type="float" office:value="-220.588235294118" calcext:value-type="float">
            <text:p>-220.59</text:p>
          </table:table-cell>
          <table:table-cell office:value-type="float" office:value="3289" calcext:value-type="float">
            <text:p>3289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8:01:55</text:p>
          </table:table-cell>
          <table:table-cell table:formula="of:=DATEVALUE([.A231])+TIMEVALUE([.A231])" office:value-type="time" office:time-value="PT1010394H01M54.999999851S" calcext:value-type="time">
            <text:p>06:01 PM</text:p>
          </table:table-cell>
          <table:table-cell table:style-name="ce3" table:formula="of:=22*[.E231]/1000" office:value-type="float" office:value="30.954" calcext:value-type="float">
            <text:p>30.954</text:p>
          </table:table-cell>
          <table:table-cell office:value-type="float" office:value="1246" calcext:value-type="float">
            <text:p>1246</text:p>
          </table:table-cell>
          <table:table-cell office:value-type="float" office:value="1407" calcext:value-type="float">
            <text:p>1407</text:p>
          </table:table-cell>
          <table:table-cell office:value-type="float" office:value="1388" calcext:value-type="float">
            <text:p>1388</text:p>
          </table:table-cell>
          <table:table-cell table:formula="of:=([.F231]-[.E231])/1000/68*1000*1000" office:value-type="float" office:value="-279.411764705882" calcext:value-type="float">
            <text:p>-279.41</text:p>
          </table:table-cell>
          <table:table-cell office:value-type="float" office:value="3284" calcext:value-type="float">
            <text:p>3284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8:06:56</text:p>
          </table:table-cell>
          <table:table-cell table:formula="of:=DATEVALUE([.A232])+TIMEVALUE([.A232])" office:value-type="time" office:time-value="PT1010394H06M56.000000015S" calcext:value-type="time">
            <text:p>06:06 PM</text:p>
          </table:table-cell>
          <table:table-cell table:style-name="ce3" table:formula="of:=22*[.E232]/1000" office:value-type="float" office:value="30.844" calcext:value-type="float">
            <text:p>30.844</text:p>
          </table:table-cell>
          <table:table-cell office:value-type="float" office:value="962" calcext:value-type="float">
            <text:p>962</text:p>
          </table:table-cell>
          <table:table-cell office:value-type="float" office:value="1402" calcext:value-type="float">
            <text:p>1402</text:p>
          </table:table-cell>
          <table:table-cell office:value-type="float" office:value="1383" calcext:value-type="float">
            <text:p>1383</text:p>
          </table:table-cell>
          <table:table-cell table:formula="of:=([.F232]-[.E232])/1000/68*1000*1000" office:value-type="float" office:value="-279.411764705882" calcext:value-type="float">
            <text:p>-279.41</text:p>
          </table:table-cell>
          <table:table-cell office:value-type="float" office:value="3284" calcext:value-type="float">
            <text:p>3284</text:p>
          </table:table-cell>
          <table:table-cell office:value-type="float" office:value="18.75" calcext:value-type="float">
            <text:p>18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8:11:56</text:p>
          </table:table-cell>
          <table:table-cell table:formula="of:=DATEVALUE([.A233])+TIMEVALUE([.A233])" office:value-type="time" office:time-value="PT1010394H11M56.000000155S" calcext:value-type="time">
            <text:p>06:11 PM</text:p>
          </table:table-cell>
          <table:table-cell table:style-name="ce3" table:formula="of:=22*[.E233]/1000" office:value-type="float" office:value="30.734" calcext:value-type="float">
            <text:p>30.734</text:p>
          </table:table-cell>
          <table:table-cell office:value-type="float" office:value="801" calcext:value-type="float">
            <text:p>801</text:p>
          </table:table-cell>
          <table:table-cell office:value-type="float" office:value="1397" calcext:value-type="float">
            <text:p>1397</text:p>
          </table:table-cell>
          <table:table-cell office:value-type="float" office:value="1378" calcext:value-type="float">
            <text:p>1378</text:p>
          </table:table-cell>
          <table:table-cell table:formula="of:=([.F233]-[.E233])/1000/68*1000*1000" office:value-type="float" office:value="-279.411764705882" calcext:value-type="float">
            <text:p>-279.41</text:p>
          </table:table-cell>
          <table:table-cell office:value-type="float" office:value="3284" calcext:value-type="float">
            <text:p>3284</text:p>
          </table:table-cell>
          <table:table-cell office:value-type="float" office:value="18.75" calcext:value-type="float">
            <text:p>18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8:16:56</text:p>
          </table:table-cell>
          <table:table-cell table:formula="of:=DATEVALUE([.A234])+TIMEVALUE([.A234])" office:value-type="time" office:time-value="PT1010394H16M55.999999875S" calcext:value-type="time">
            <text:p>06:16 PM</text:p>
          </table:table-cell>
          <table:table-cell table:style-name="ce3" table:formula="of:=22*[.E234]/1000" office:value-type="float" office:value="30.624" calcext:value-type="float">
            <text:p>30.624</text:p>
          </table:table-cell>
          <table:table-cell office:value-type="float" office:value="752" calcext:value-type="float">
            <text:p>752</text:p>
          </table:table-cell>
          <table:table-cell office:value-type="float" office:value="1392" calcext:value-type="float">
            <text:p>1392</text:p>
          </table:table-cell>
          <table:table-cell office:value-type="float" office:value="1373" calcext:value-type="float">
            <text:p>1373</text:p>
          </table:table-cell>
          <table:table-cell table:formula="of:=([.F234]-[.E234])/1000/68*1000*1000" office:value-type="float" office:value="-279.411764705882" calcext:value-type="float">
            <text:p>-279.41</text:p>
          </table:table-cell>
          <table:table-cell office:value-type="float" office:value="3284" calcext:value-type="float">
            <text:p>3284</text:p>
          </table:table-cell>
          <table:table-cell office:value-type="float" office:value="18.75" calcext:value-type="float">
            <text:p>18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8:21:56</text:p>
          </table:table-cell>
          <table:table-cell table:formula="of:=DATEVALUE([.A235])+TIMEVALUE([.A235])" office:value-type="time" office:time-value="PT1010394H21M55.999999596S" calcext:value-type="time">
            <text:p>06:21 PM</text:p>
          </table:table-cell>
          <table:table-cell table:style-name="ce3" table:formula="of:=22*[.E235]/1000" office:value-type="float" office:value="30.536" calcext:value-type="float">
            <text:p>30.536</text:p>
          </table:table-cell>
          <table:table-cell office:value-type="float" office:value="420" calcext:value-type="float">
            <text:p>420</text:p>
          </table:table-cell>
          <table:table-cell office:value-type="float" office:value="1388" calcext:value-type="float">
            <text:p>1388</text:p>
          </table:table-cell>
          <table:table-cell office:value-type="float" office:value="1373" calcext:value-type="float">
            <text:p>1373</text:p>
          </table:table-cell>
          <table:table-cell table:formula="of:=([.F235]-[.E235])/1000/68*1000*1000" office:value-type="float" office:value="-220.588235294118" calcext:value-type="float">
            <text:p>-220.59</text:p>
          </table:table-cell>
          <table:table-cell office:value-type="float" office:value="3284" calcext:value-type="float">
            <text:p>3284</text:p>
          </table:table-cell>
          <table:table-cell office:value-type="float" office:value="18.75" calcext:value-type="float">
            <text:p>18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8:26:57</text:p>
          </table:table-cell>
          <table:table-cell table:formula="of:=DATEVALUE([.A236])+TIMEVALUE([.A236])" office:value-type="time" office:time-value="PT1010394H26M57.000000179S" calcext:value-type="time">
            <text:p>06:26 PM</text:p>
          </table:table-cell>
          <table:table-cell table:style-name="ce3" table:formula="of:=22*[.E236]/1000" office:value-type="float" office:value="30.536" calcext:value-type="float">
            <text:p>30.536</text:p>
          </table:table-cell>
          <table:table-cell office:value-type="float" office:value="102" calcext:value-type="float">
            <text:p>102</text:p>
          </table:table-cell>
          <table:table-cell office:value-type="float" office:value="1388" calcext:value-type="float">
            <text:p>1388</text:p>
          </table:table-cell>
          <table:table-cell office:value-type="float" office:value="1368" calcext:value-type="float">
            <text:p>1368</text:p>
          </table:table-cell>
          <table:table-cell table:formula="of:=([.F236]-[.E236])/1000/68*1000*1000" office:value-type="float" office:value="-294.117647058824" calcext:value-type="float">
            <text:p>-294.12</text:p>
          </table:table-cell>
          <table:table-cell office:value-type="float" office:value="3284" calcext:value-type="float">
            <text:p>3284</text:p>
          </table:table-cell>
          <table:table-cell office:value-type="float" office:value="18.5" calcext:value-type="float">
            <text:p>18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8:31:57</text:p>
          </table:table-cell>
          <table:table-cell table:formula="of:=DATEVALUE([.A237])+TIMEVALUE([.A237])" office:value-type="time" office:time-value="PT1010394H31M56.999998642S" calcext:value-type="time">
            <text:p>06:31 PM</text:p>
          </table:table-cell>
          <table:table-cell table:style-name="ce3" table:formula="of:=22*[.E237]/1000" office:value-type="float" office:value="30.426" calcext:value-type="float">
            <text:p>30.426</text:p>
          </table:table-cell>
          <table:table-cell office:value-type="float" office:value="24" calcext:value-type="float">
            <text:p>24</text:p>
          </table:table-cell>
          <table:table-cell office:value-type="float" office:value="1383" calcext:value-type="float">
            <text:p>1383</text:p>
          </table:table-cell>
          <table:table-cell office:value-type="float" office:value="1363" calcext:value-type="float">
            <text:p>1363</text:p>
          </table:table-cell>
          <table:table-cell table:formula="of:=([.F237]-[.E237])/1000/68*1000*1000" office:value-type="float" office:value="-294.117647058824" calcext:value-type="float">
            <text:p>-294.12</text:p>
          </table:table-cell>
          <table:table-cell office:value-type="float" office:value="3284" calcext:value-type="float">
            <text:p>3284</text:p>
          </table:table-cell>
          <table:table-cell office:value-type="float" office:value="18.5" calcext:value-type="float">
            <text:p>18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8:36:57</text:p>
          </table:table-cell>
          <table:table-cell table:formula="of:=DATEVALUE([.A238])+TIMEVALUE([.A238])" office:value-type="time" office:time-value="PT1010394H36M57.000000877S" calcext:value-type="time">
            <text:p>06:36 PM</text:p>
          </table:table-cell>
          <table:table-cell table:style-name="ce3" table:formula="of:=22*[.E238]/1000" office:value-type="float" office:value="30.316" calcext:value-type="float">
            <text:p>30.316</text:p>
          </table:table-cell>
          <table:table-cell office:value-type="float" office:value="29" calcext:value-type="float">
            <text:p>29</text:p>
          </table:table-cell>
          <table:table-cell office:value-type="float" office:value="1378" calcext:value-type="float">
            <text:p>1378</text:p>
          </table:table-cell>
          <table:table-cell office:value-type="float" office:value="1358" calcext:value-type="float">
            <text:p>1358</text:p>
          </table:table-cell>
          <table:table-cell table:formula="of:=([.F238]-[.E238])/1000/68*1000*1000" office:value-type="float" office:value="-294.117647058824" calcext:value-type="float">
            <text:p>-294.12</text:p>
          </table:table-cell>
          <table:table-cell office:value-type="float" office:value="3284" calcext:value-type="float">
            <text:p>3284</text:p>
          </table:table-cell>
          <table:table-cell office:value-type="float" office:value="18.5" calcext:value-type="float">
            <text:p>18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8:41:57</text:p>
          </table:table-cell>
          <table:table-cell table:formula="of:=DATEVALUE([.A239])+TIMEVALUE([.A239])" office:value-type="time" office:time-value="PT1010394H41M57.000000179S" calcext:value-type="time">
            <text:p>06:41 PM</text:p>
          </table:table-cell>
          <table:table-cell table:style-name="ce3" table:formula="of:=22*[.E239]/1000" office:value-type="float" office:value="30.206" calcext:value-type="float">
            <text:p>30.206</text:p>
          </table:table-cell>
          <table:table-cell office:value-type="float" office:value="19" calcext:value-type="float">
            <text:p>19</text:p>
          </table:table-cell>
          <table:table-cell office:value-type="float" office:value="1373" calcext:value-type="float">
            <text:p>1373</text:p>
          </table:table-cell>
          <table:table-cell office:value-type="float" office:value="1353" calcext:value-type="float">
            <text:p>1353</text:p>
          </table:table-cell>
          <table:table-cell table:formula="of:=([.F239]-[.E239])/1000/68*1000*1000" office:value-type="float" office:value="-294.117647058824" calcext:value-type="float">
            <text:p>-294.12</text:p>
          </table:table-cell>
          <table:table-cell office:value-type="float" office:value="3284" calcext:value-type="float">
            <text:p>3284</text:p>
          </table:table-cell>
          <table:table-cell office:value-type="float" office:value="18.25" calcext:value-type="float">
            <text:p>18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8:46:58</text:p>
          </table:table-cell>
          <table:table-cell table:formula="of:=DATEVALUE([.A240])+TIMEVALUE([.A240])" office:value-type="time" office:time-value="PT1010394H46M58.000000343S" calcext:value-type="time">
            <text:p>06:46 PM</text:p>
          </table:table-cell>
          <table:table-cell table:style-name="ce3" table:formula="of:=22*[.E240]/1000" office:value-type="float" office:value="30.096" calcext:value-type="float">
            <text:p>30.096</text:p>
          </table:table-cell>
          <table:table-cell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 office:value-type="float" office:value="1348" calcext:value-type="float">
            <text:p>1348</text:p>
          </table:table-cell>
          <table:table-cell table:formula="of:=([.F240]-[.E240])/1000/68*1000*1000" office:value-type="float" office:value="-294.117647058824" calcext:value-type="float">
            <text:p>-294.12</text:p>
          </table:table-cell>
          <table:table-cell office:value-type="float" office:value="3284" calcext:value-type="float">
            <text:p>3284</text:p>
          </table:table-cell>
          <table:table-cell office:value-type="float" office:value="18.25" calcext:value-type="float">
            <text:p>18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8:51:58</text:p>
          </table:table-cell>
          <table:table-cell table:formula="of:=DATEVALUE([.A241])+TIMEVALUE([.A241])" office:value-type="time" office:time-value="PT1010394H51M57.999999644S" calcext:value-type="time">
            <text:p>06:51 PM</text:p>
          </table:table-cell>
          <table:table-cell table:style-name="ce3" table:formula="of:=22*[.E241]/1000" office:value-type="float" office:value="29.986" calcext:value-type="float">
            <text:p>29.986</text:p>
          </table:table-cell>
          <table:table-cell office:value-type="float" office:value="0" calcext:value-type="float">
            <text:p>0</text:p>
          </table:table-cell>
          <table:table-cell office:value-type="float" office:value="1363" calcext:value-type="float">
            <text:p>1363</text:p>
          </table:table-cell>
          <table:table-cell office:value-type="float" office:value="1344" calcext:value-type="float">
            <text:p>1344</text:p>
          </table:table-cell>
          <table:table-cell table:formula="of:=([.F241]-[.E241])/1000/68*1000*1000" office:value-type="float" office:value="-279.411764705882" calcext:value-type="float">
            <text:p>-279.41</text:p>
          </table:table-cell>
          <table:table-cell office:value-type="float" office:value="3299" calcext:value-type="float">
            <text:p>3299</text:p>
          </table:table-cell>
          <table:table-cell office:value-type="float" office:value="18.25" calcext:value-type="float">
            <text:p>18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8:56:58</text:p>
          </table:table-cell>
          <table:table-cell table:formula="of:=DATEVALUE([.A242])+TIMEVALUE([.A242])" office:value-type="time" office:time-value="PT1010394H56M57.999999784S" calcext:value-type="time">
            <text:p>06:56 PM</text:p>
          </table:table-cell>
          <table:table-cell table:style-name="ce3" table:formula="of:=22*[.E242]/1000" office:value-type="float" office:value="29.986" calcext:value-type="float">
            <text:p>29.986</text:p>
          </table:table-cell>
          <table:table-cell office:value-type="float" office:value="0" calcext:value-type="float">
            <text:p>0</text:p>
          </table:table-cell>
          <table:table-cell office:value-type="float" office:value="1363" calcext:value-type="float">
            <text:p>1363</text:p>
          </table:table-cell>
          <table:table-cell office:value-type="float" office:value="1344" calcext:value-type="float">
            <text:p>1344</text:p>
          </table:table-cell>
          <table:table-cell table:formula="of:=([.F242]-[.E242])/1000/68*1000*1000" office:value-type="float" office:value="-279.411764705882" calcext:value-type="float">
            <text:p>-279.41</text:p>
          </table:table-cell>
          <table:table-cell office:value-type="float" office:value="3284" calcext:value-type="float">
            <text:p>3284</text:p>
          </table:table-cell>
          <table:table-cell office:value-type="float" office:value="18.25" calcext:value-type="float">
            <text:p>18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9:01:58</text:p>
          </table:table-cell>
          <table:table-cell table:formula="of:=DATEVALUE([.A243])+TIMEVALUE([.A243])" office:value-type="time" office:time-value="PT1010395H01M57.999999505S" calcext:value-type="time">
            <text:p>07:01 PM</text:p>
          </table:table-cell>
          <table:table-cell table:style-name="ce3" table:formula="of:=22*[.E243]/1000" office:value-type="float" office:value="29.876" calcext:value-type="float">
            <text:p>29.876</text:p>
          </table:table-cell>
          <table:table-cell office:value-type="float" office:value="14" calcext:value-type="float">
            <text:p>14</text:p>
          </table:table-cell>
          <table:table-cell office:value-type="float" office:value="1358" calcext:value-type="float">
            <text:p>1358</text:p>
          </table:table-cell>
          <table:table-cell office:value-type="float" office:value="1339" calcext:value-type="float">
            <text:p>1339</text:p>
          </table:table-cell>
          <table:table-cell table:formula="of:=([.F243]-[.E243])/1000/68*1000*1000" office:value-type="float" office:value="-279.411764705882" calcext:value-type="float">
            <text:p>-279.41</text:p>
          </table:table-cell>
          <table:table-cell office:value-type="float" office:value="3284" calcext:value-type="float">
            <text:p>3284</text:p>
          </table:table-cell>
          <table:table-cell office:value-type="float" office:value="18.25" calcext:value-type="float">
            <text:p>18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9:06:59</text:p>
          </table:table-cell>
          <table:table-cell table:formula="of:=DATEVALUE([.A244])+TIMEVALUE([.A244])" office:value-type="time" office:time-value="PT1010395H06M59.000000507S" calcext:value-type="time">
            <text:p>07:06 PM</text:p>
          </table:table-cell>
          <table:table-cell table:style-name="ce3" table:formula="of:=22*[.E244]/1000" office:value-type="float" office:value="29.766" calcext:value-type="float">
            <text:p>29.766</text:p>
          </table:table-cell>
          <table:table-cell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 office:value-type="float" office:value="1334" calcext:value-type="float">
            <text:p>1334</text:p>
          </table:table-cell>
          <table:table-cell table:formula="of:=([.F244]-[.E244])/1000/68*1000*1000" office:value-type="float" office:value="-279.411764705882" calcext:value-type="float">
            <text:p>-279.41</text:p>
          </table:table-cell>
          <table:table-cell office:value-type="float" office:value="3284" calcext:value-type="float">
            <text:p>3284</text:p>
          </table:table-cell>
          <table:table-cell office:value-type="float" office:value="18.25" calcext:value-type="float">
            <text:p>18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9:11:59</text:p>
          </table:table-cell>
          <table:table-cell table:formula="of:=DATEVALUE([.A245])+TIMEVALUE([.A245])" office:value-type="time" office:time-value="PT1010395H11M59.000000227S" calcext:value-type="time">
            <text:p>07:11 PM</text:p>
          </table:table-cell>
          <table:table-cell table:style-name="ce3" table:formula="of:=22*[.E245]/1000" office:value-type="float" office:value="29.656" calcext:value-type="float">
            <text:p>29.656</text:p>
          </table:table-cell>
          <table:table-cell office:value-type="float" office:value="19" calcext:value-type="float">
            <text:p>19</text:p>
          </table:table-cell>
          <table:table-cell office:value-type="float" office:value="1348" calcext:value-type="float">
            <text:p>1348</text:p>
          </table:table-cell>
          <table:table-cell office:value-type="float" office:value="1329" calcext:value-type="float">
            <text:p>1329</text:p>
          </table:table-cell>
          <table:table-cell table:formula="of:=([.F245]-[.E245])/1000/68*1000*1000" office:value-type="float" office:value="-279.411764705882" calcext:value-type="float">
            <text:p>-279.41</text:p>
          </table:table-cell>
          <table:table-cell office:value-type="float" office:value="3284" calcext:value-type="float">
            <text:p>3284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9:16:59</text:p>
          </table:table-cell>
          <table:table-cell table:formula="of:=DATEVALUE([.A246])+TIMEVALUE([.A246])" office:value-type="time" office:time-value="PT1010395H16M58.999999948S" calcext:value-type="time">
            <text:p>07:16 PM</text:p>
          </table:table-cell>
          <table:table-cell table:style-name="ce3" table:formula="of:=22*[.E246]/1000" office:value-type="float" office:value="29.568" calcext:value-type="float">
            <text:p>29.568</text:p>
          </table:table-cell>
          <table:table-cell office:value-type="float" office:value="14" calcext:value-type="float">
            <text:p>14</text:p>
          </table:table-cell>
          <table:table-cell office:value-type="float" office:value="1344" calcext:value-type="float">
            <text:p>1344</text:p>
          </table:table-cell>
          <table:table-cell office:value-type="float" office:value="1324" calcext:value-type="float">
            <text:p>1324</text:p>
          </table:table-cell>
          <table:table-cell table:formula="of:=([.F246]-[.E246])/1000/68*1000*1000" office:value-type="float" office:value="-294.117647058824" calcext:value-type="float">
            <text:p>-294.12</text:p>
          </table:table-cell>
          <table:table-cell office:value-type="float" office:value="3284" calcext:value-type="float">
            <text:p>3284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9:21:59</text:p>
          </table:table-cell>
          <table:table-cell table:formula="of:=DATEVALUE([.A247])+TIMEVALUE([.A247])" office:value-type="time" office:time-value="PT1010395H21M58.99999883S" calcext:value-type="time">
            <text:p>07:21 PM</text:p>
          </table:table-cell>
          <table:table-cell table:style-name="ce3" table:formula="of:=22*[.E247]/1000" office:value-type="float" office:value="29.458" calcext:value-type="float">
            <text:p>29.458</text:p>
          </table:table-cell>
          <table:table-cell office:value-type="float" office:value="19" calcext:value-type="float">
            <text:p>19</text:p>
          </table:table-cell>
          <table:table-cell office:value-type="float" office:value="1339" calcext:value-type="float">
            <text:p>1339</text:p>
          </table:table-cell>
          <table:table-cell office:value-type="float" office:value="1319" calcext:value-type="float">
            <text:p>1319</text:p>
          </table:table-cell>
          <table:table-cell table:formula="of:=([.F247]-[.E247])/1000/68*1000*1000" office:value-type="float" office:value="-294.117647058824" calcext:value-type="float">
            <text:p>-294.12</text:p>
          </table:table-cell>
          <table:table-cell office:value-type="float" office:value="3289" calcext:value-type="float">
            <text:p>3289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9:27:00</text:p>
          </table:table-cell>
          <table:table-cell table:formula="of:=DATEVALUE([.A248])+TIMEVALUE([.A248])" office:value-type="time" office:time-value="PT1010395H26M59.999999413S" calcext:value-type="time">
            <text:p>07:27 PM</text:p>
          </table:table-cell>
          <table:table-cell table:style-name="ce3" table:formula="of:=22*[.E248]/1000" office:value-type="float" office:value="29.458" calcext:value-type="float">
            <text:p>29.458</text:p>
          </table:table-cell>
          <table:table-cell office:value-type="float" office:value="14" calcext:value-type="float">
            <text:p>14</text:p>
          </table:table-cell>
          <table:table-cell office:value-type="float" office:value="1339" calcext:value-type="float">
            <text:p>1339</text:p>
          </table:table-cell>
          <table:table-cell office:value-type="float" office:value="1314" calcext:value-type="float">
            <text:p>1314</text:p>
          </table:table-cell>
          <table:table-cell table:formula="of:=([.F248]-[.E248])/1000/68*1000*1000" office:value-type="float" office:value="-367.647058823529" calcext:value-type="float">
            <text:p>-367.65</text:p>
          </table:table-cell>
          <table:table-cell office:value-type="float" office:value="3284" calcext:value-type="float">
            <text:p>3284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9:32:00</text:p>
          </table:table-cell>
          <table:table-cell table:formula="of:=DATEVALUE([.A249])+TIMEVALUE([.A249])" office:value-type="time" office:time-value="PT1010395H31M59.999998715S" calcext:value-type="time">
            <text:p>07:32 PM</text:p>
          </table:table-cell>
          <table:table-cell table:style-name="ce3" table:formula="of:=22*[.E249]/1000" office:value-type="float" office:value="29.348" calcext:value-type="float">
            <text:p>29.348</text:p>
          </table:table-cell>
          <table:table-cell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 office:value-type="float" office:value="1314" calcext:value-type="float">
            <text:p>1314</text:p>
          </table:table-cell>
          <table:table-cell table:formula="of:=([.F249]-[.E249])/1000/68*1000*1000" office:value-type="float" office:value="-294.117647058824" calcext:value-type="float">
            <text:p>-294.12</text:p>
          </table:table-cell>
          <table:table-cell office:value-type="float" office:value="3284" calcext:value-type="float">
            <text:p>3284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9:37:00</text:p>
          </table:table-cell>
          <table:table-cell table:formula="of:=DATEVALUE([.A250])+TIMEVALUE([.A250])" office:value-type="time" office:time-value="PT1010395H36M59.999998854S" calcext:value-type="time">
            <text:p>07:37 PM</text:p>
          </table:table-cell>
          <table:table-cell table:style-name="ce3" table:formula="of:=22*[.E250]/1000" office:value-type="float" office:value="29.238" calcext:value-type="float">
            <text:p>29.238</text:p>
          </table:table-cell>
          <table:table-cell office:value-type="float" office:value="0" calcext:value-type="float">
            <text:p>0</text:p>
          </table:table-cell>
          <table:table-cell office:value-type="float" office:value="1329" calcext:value-type="float">
            <text:p>1329</text:p>
          </table:table-cell>
          <table:table-cell office:value-type="float" office:value="1309" calcext:value-type="float">
            <text:p>1309</text:p>
          </table:table-cell>
          <table:table-cell table:formula="of:=([.F250]-[.E250])/1000/68*1000*1000" office:value-type="float" office:value="-294.117647058824" calcext:value-type="float">
            <text:p>-294.12</text:p>
          </table:table-cell>
          <table:table-cell office:value-type="float" office:value="3299" calcext:value-type="float">
            <text:p>3299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9:42:01</text:p>
          </table:table-cell>
          <table:table-cell table:formula="of:=DATEVALUE([.A251])+TIMEVALUE([.A251])" office:value-type="time" office:time-value="PT1010395H42M01.000000276S" calcext:value-type="time">
            <text:p>07:42 PM</text:p>
          </table:table-cell>
          <table:table-cell table:style-name="ce3" table:formula="of:=22*[.E251]/1000" office:value-type="float" office:value="29.128" calcext:value-type="float">
            <text:p>29.128</text:p>
          </table:table-cell>
          <table:table-cell office:value-type="float" office:value="0" calcext:value-type="float">
            <text:p>0</text:p>
          </table:table-cell>
          <table:table-cell office:value-type="float" office:value="1324" calcext:value-type="float">
            <text:p>1324</text:p>
          </table:table-cell>
          <table:table-cell office:value-type="float" office:value="1304" calcext:value-type="float">
            <text:p>1304</text:p>
          </table:table-cell>
          <table:table-cell table:formula="of:=([.F251]-[.E251])/1000/68*1000*1000" office:value-type="float" office:value="-294.117647058824" calcext:value-type="float">
            <text:p>-294.12</text:p>
          </table:table-cell>
          <table:table-cell office:value-type="float" office:value="3284" calcext:value-type="float">
            <text:p>3284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9:47:01</text:p>
          </table:table-cell>
          <table:table-cell table:formula="of:=DATEVALUE([.A252])+TIMEVALUE([.A252])" office:value-type="time" office:time-value="PT1010395H47M00.999999996S" calcext:value-type="time">
            <text:p>07:47 PM</text:p>
          </table:table-cell>
          <table:table-cell table:style-name="ce3" table:formula="of:=22*[.E252]/1000" office:value-type="float" office:value="29.018" calcext:value-type="float">
            <text:p>29.018</text:p>
          </table:table-cell>
          <table:table-cell office:value-type="float" office:value="0" calcext:value-type="float">
            <text:p>0</text:p>
          </table:table-cell>
          <table:table-cell office:value-type="float" office:value="1319" calcext:value-type="float">
            <text:p>1319</text:p>
          </table:table-cell>
          <table:table-cell office:value-type="float" office:value="1300" calcext:value-type="float">
            <text:p>1300</text:p>
          </table:table-cell>
          <table:table-cell table:formula="of:=([.F252]-[.E252])/1000/68*1000*1000" office:value-type="float" office:value="-279.411764705882" calcext:value-type="float">
            <text:p>-279.41</text:p>
          </table:table-cell>
          <table:table-cell office:value-type="float" office:value="3284" calcext:value-type="float">
            <text:p>3284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9:52:01</text:p>
          </table:table-cell>
          <table:table-cell table:formula="of:=DATEVALUE([.A253])+TIMEVALUE([.A253])" office:value-type="time" office:time-value="PT1010395H52M01.000000136S" calcext:value-type="time">
            <text:p>07:52 PM</text:p>
          </table:table-cell>
          <table:table-cell table:style-name="ce3" table:formula="of:=22*[.E253]/1000" office:value-type="float" office:value="28.908" calcext:value-type="float">
            <text:p>28.908</text:p>
          </table:table-cell>
          <table:table-cell office:value-type="float" office:value="19" calcext:value-type="float">
            <text:p>19</text:p>
          </table:table-cell>
          <table:table-cell office:value-type="float" office:value="1314" calcext:value-type="float">
            <text:p>1314</text:p>
          </table:table-cell>
          <table:table-cell office:value-type="float" office:value="1295" calcext:value-type="float">
            <text:p>1295</text:p>
          </table:table-cell>
          <table:table-cell table:formula="of:=([.F253]-[.E253])/1000/68*1000*1000" office:value-type="float" office:value="-279.411764705882" calcext:value-type="float">
            <text:p>-279.41</text:p>
          </table:table-cell>
          <table:table-cell office:value-type="float" office:value="3284" calcext:value-type="float">
            <text:p>3284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19:57:01</text:p>
          </table:table-cell>
          <table:table-cell table:formula="of:=DATEVALUE([.A254])+TIMEVALUE([.A254])" office:value-type="time" office:time-value="PT1010395H57M00.999999437S" calcext:value-type="time">
            <text:p>07:57 PM</text:p>
          </table:table-cell>
          <table:table-cell table:style-name="ce3" table:formula="of:=22*[.E254]/1000" office:value-type="float" office:value="28.908" calcext:value-type="float">
            <text:p>28.908</text:p>
          </table:table-cell>
          <table:table-cell office:value-type="float" office:value="19" calcext:value-type="float">
            <text:p>19</text:p>
          </table:table-cell>
          <table:table-cell office:value-type="float" office:value="1314" calcext:value-type="float">
            <text:p>1314</text:p>
          </table:table-cell>
          <table:table-cell office:value-type="float" office:value="1295" calcext:value-type="float">
            <text:p>1295</text:p>
          </table:table-cell>
          <table:table-cell table:formula="of:=([.F254]-[.E254])/1000/68*1000*1000" office:value-type="float" office:value="-279.411764705882" calcext:value-type="float">
            <text:p>-279.41</text:p>
          </table:table-cell>
          <table:table-cell office:value-type="float" office:value="3284" calcext:value-type="float">
            <text:p>3284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0:02:02</text:p>
          </table:table-cell>
          <table:table-cell table:formula="of:=DATEVALUE([.A255])+TIMEVALUE([.A255])" office:value-type="time" office:time-value="PT1010396H02M01.999999601S" calcext:value-type="time">
            <text:p>08:02 PM</text:p>
          </table:table-cell>
          <table:table-cell table:style-name="ce3" table:formula="of:=22*[.E255]/1000" office:value-type="float" office:value="28.798" calcext:value-type="float">
            <text:p>28.798</text:p>
          </table:table-cell>
          <table:table-cell office:value-type="float" office:value="14" calcext:value-type="float">
            <text:p>14</text:p>
          </table:table-cell>
          <table:table-cell office:value-type="float" office:value="1309" calcext:value-type="float">
            <text:p>1309</text:p>
          </table:table-cell>
          <table:table-cell office:value-type="float" office:value="1290" calcext:value-type="float">
            <text:p>1290</text:p>
          </table:table-cell>
          <table:table-cell table:formula="of:=([.F255]-[.E255])/1000/68*1000*1000" office:value-type="float" office:value="-279.411764705882" calcext:value-type="float">
            <text:p>-279.41</text:p>
          </table:table-cell>
          <table:table-cell office:value-type="float" office:value="3284" calcext:value-type="float">
            <text:p>3284</text:p>
          </table:table-cell>
          <table:table-cell office:value-type="float" office:value="17.75" calcext:value-type="float">
            <text:p>17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0:07:02</text:p>
          </table:table-cell>
          <table:table-cell table:formula="of:=DATEVALUE([.A256])+TIMEVALUE([.A256])" office:value-type="time" office:time-value="PT1010396H07M02.00000016S" calcext:value-type="time">
            <text:p>08:07 PM</text:p>
          </table:table-cell>
          <table:table-cell table:style-name="ce3" table:formula="of:=22*[.E256]/1000" office:value-type="float" office:value="28.688" calcext:value-type="float">
            <text:p>28.688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 office:value-type="float" office:value="1280" calcext:value-type="float">
            <text:p>1280</text:p>
          </table:table-cell>
          <table:table-cell table:formula="of:=([.F256]-[.E256])/1000/68*1000*1000" office:value-type="float" office:value="-352.941176470588" calcext:value-type="float">
            <text:p>-352.94</text:p>
          </table:table-cell>
          <table:table-cell office:value-type="float" office:value="3284" calcext:value-type="float">
            <text:p>3284</text:p>
          </table:table-cell>
          <table:table-cell office:value-type="float" office:value="17.5" calcext:value-type="float">
            <text:p>17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0:12:02</text:p>
          </table:table-cell>
          <table:table-cell table:formula="of:=DATEVALUE([.A257])+TIMEVALUE([.A257])" office:value-type="time" office:time-value="PT1010396H12M01.999999881S" calcext:value-type="time">
            <text:p>08:12 PM</text:p>
          </table:table-cell>
          <table:table-cell table:style-name="ce3" table:formula="of:=22*[.E257]/1000"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1280" calcext:value-type="float">
            <text:p>1280</text:p>
          </table:table-cell>
          <table:table-cell table:formula="of:=([.F257]-[.E257])/1000/68*1000*1000" office:value-type="float" office:value="-294.117647058824" calcext:value-type="float">
            <text:p>-294.12</text:p>
          </table:table-cell>
          <table:table-cell office:value-type="float" office:value="3284" calcext:value-type="float">
            <text:p>3284</text:p>
          </table:table-cell>
          <table:table-cell office:value-type="float" office:value="17.5" calcext:value-type="float">
            <text:p>17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0:17:02</text:p>
          </table:table-cell>
          <table:table-cell table:formula="of:=DATEVALUE([.A258])+TIMEVALUE([.A258])" office:value-type="time" office:time-value="PT1010396H17M02.000000859S" calcext:value-type="time">
            <text:p>08:17 PM</text:p>
          </table:table-cell>
          <table:table-cell table:style-name="ce3" table:formula="of:=22*[.E258]/1000" office:value-type="float" office:value="28.49" calcext:value-type="float">
            <text:p>28.49</text:p>
          </table:table-cell>
          <table:table-cell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 office:value-type="float" office:value="1275" calcext:value-type="float">
            <text:p>1275</text:p>
          </table:table-cell>
          <table:table-cell table:formula="of:=([.F258]-[.E258])/1000/68*1000*1000" office:value-type="float" office:value="-294.117647058824" calcext:value-type="float">
            <text:p>-294.12</text:p>
          </table:table-cell>
          <table:table-cell office:value-type="float" office:value="3284" calcext:value-type="float">
            <text:p>3284</text:p>
          </table:table-cell>
          <table:table-cell office:value-type="float" office:value="17.5" calcext:value-type="float">
            <text:p>17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0:22:03</text:p>
          </table:table-cell>
          <table:table-cell table:formula="of:=DATEVALUE([.A259])+TIMEVALUE([.A259])" office:value-type="time" office:time-value="PT1010396H22M03.000000184S" calcext:value-type="time">
            <text:p>08:22 PM</text:p>
          </table:table-cell>
          <table:table-cell table:style-name="ce3" table:formula="of:=22*[.E259]/1000" office:value-type="float" office:value="28.38" calcext:value-type="float">
            <text:p>28.38</text:p>
          </table:table-cell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 office:value-type="float" office:value="1275" calcext:value-type="float">
            <text:p>1275</text:p>
          </table:table-cell>
          <table:table-cell table:formula="of:=([.F259]-[.E259])/1000/68*1000*1000" office:value-type="float" office:value="-220.588235294118" calcext:value-type="float">
            <text:p>-220.59</text:p>
          </table:table-cell>
          <table:table-cell office:value-type="float" office:value="3284" calcext:value-type="float">
            <text:p>3284</text:p>
          </table:table-cell>
          <table:table-cell office:value-type="float" office:value="17.5" calcext:value-type="float">
            <text:p>17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0:27:03</text:p>
          </table:table-cell>
          <table:table-cell table:formula="of:=DATEVALUE([.A260])+TIMEVALUE([.A260])" office:value-type="time" office:time-value="PT1010396H27M02.999999905S" calcext:value-type="time">
            <text:p>08:27 PM</text:p>
          </table:table-cell>
          <table:table-cell table:style-name="ce3" table:formula="of:=22*[.E260]/1000" office:value-type="float" office:value="28.27" calcext:value-type="float">
            <text:p>28.27</text:p>
          </table:table-cell>
          <table:table-cell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 office:value-type="float" office:value="1265" calcext:value-type="float">
            <text:p>1265</text:p>
          </table:table-cell>
          <table:table-cell table:formula="of:=([.F260]-[.E260])/1000/68*1000*1000" office:value-type="float" office:value="-294.117647058824" calcext:value-type="float">
            <text:p>-294.12</text:p>
          </table:table-cell>
          <table:table-cell office:value-type="float" office:value="3284" calcext:value-type="float">
            <text:p>3284</text:p>
          </table:table-cell>
          <table:table-cell office:value-type="float" office:value="17.25" calcext:value-type="float">
            <text:p>17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0:32:03</text:p>
          </table:table-cell>
          <table:table-cell table:formula="of:=DATEVALUE([.A261])+TIMEVALUE([.A261])" office:value-type="time" office:time-value="PT1010396H32M03.000000045S" calcext:value-type="time">
            <text:p>08:32 PM</text:p>
          </table:table-cell>
          <table:table-cell table:style-name="ce3" table:formula="of:=22*[.E261]/1000" office:value-type="float" office:value="28.16" calcext:value-type="float">
            <text:p>28.16</text:p>
          </table:table-cell>
          <table:table-cell office:value-type="float" office:value="14" calcext:value-type="float">
            <text:p>14</text:p>
          </table:table-cell>
          <table:table-cell office:value-type="float" office:value="1280" calcext:value-type="float">
            <text:p>1280</text:p>
          </table:table-cell>
          <table:table-cell office:value-type="float" office:value="1256" calcext:value-type="float">
            <text:p>1256</text:p>
          </table:table-cell>
          <table:table-cell table:formula="of:=([.F261]-[.E261])/1000/68*1000*1000" office:value-type="float" office:value="-352.941176470588" calcext:value-type="float">
            <text:p>-352.94</text:p>
          </table:table-cell>
          <table:table-cell office:value-type="float" office:value="3284" calcext:value-type="float">
            <text:p>3284</text:p>
          </table:table-cell>
          <table:table-cell office:value-type="float" office:value="17.25" calcext:value-type="float">
            <text:p>17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0:37:03</text:p>
          </table:table-cell>
          <table:table-cell table:formula="of:=DATEVALUE([.A262])+TIMEVALUE([.A262])" office:value-type="time" office:time-value="PT1010396H37M02.999999346S" calcext:value-type="time">
            <text:p>08:37 PM</text:p>
          </table:table-cell>
          <table:table-cell table:style-name="ce3" table:formula="of:=22*[.E262]/1000" office:value-type="float" office:value="28.27" calcext:value-type="float">
            <text:p>28.27</text:p>
          </table:table-cell>
          <table:table-cell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 office:value-type="float" office:value="1256" calcext:value-type="float">
            <text:p>1256</text:p>
          </table:table-cell>
          <table:table-cell table:formula="of:=([.F262]-[.E262])/1000/68*1000*1000" office:value-type="float" office:value="-426.470588235294" calcext:value-type="float">
            <text:p>-426.47</text:p>
          </table:table-cell>
          <table:table-cell office:value-type="float" office:value="3284" calcext:value-type="float">
            <text:p>3284</text:p>
          </table:table-cell>
          <table:table-cell office:value-type="float" office:value="17.25" calcext:value-type="float">
            <text:p>17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0:42:04</text:p>
          </table:table-cell>
          <table:table-cell table:formula="of:=DATEVALUE([.A263])+TIMEVALUE([.A263])" office:value-type="time" office:time-value="PT1010396H42M04.000001187S" calcext:value-type="time">
            <text:p>08:42 PM</text:p>
          </table:table-cell>
          <table:table-cell table:style-name="ce3" table:formula="of:=22*[.E263]/1000" office:value-type="float" office:value="28.05" calcext:value-type="float">
            <text:p>28.05</text:p>
          </table:table-cell>
          <table:table-cell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 office:value-type="float" office:value="1246" calcext:value-type="float">
            <text:p>1246</text:p>
          </table:table-cell>
          <table:table-cell table:formula="of:=([.F263]-[.E263])/1000/68*1000*1000" office:value-type="float" office:value="-426.470588235294" calcext:value-type="float">
            <text:p>-426.47</text:p>
          </table:table-cell>
          <table:table-cell office:value-type="float" office:value="3284" calcext:value-type="float">
            <text:p>3284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0:47:04</text:p>
          </table:table-cell>
          <table:table-cell table:formula="of:=DATEVALUE([.A264])+TIMEVALUE([.A264])" office:value-type="time" office:time-value="PT1010396H47M04.000000907S" calcext:value-type="time">
            <text:p>08:47 PM</text:p>
          </table:table-cell>
          <table:table-cell table:style-name="ce3" table:formula="of:=22*[.E264]/1000" office:value-type="float" office:value="27.94" calcext:value-type="float">
            <text:p>27.94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office:value-type="float" office:value="1251" calcext:value-type="float">
            <text:p>1251</text:p>
          </table:table-cell>
          <table:table-cell table:formula="of:=([.F264]-[.E264])/1000/68*1000*1000" office:value-type="float" office:value="-279.411764705882" calcext:value-type="float">
            <text:p>-279.41</text:p>
          </table:table-cell>
          <table:table-cell office:value-type="float" office:value="3284" calcext:value-type="float">
            <text:p>3284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0:52:04</text:p>
          </table:table-cell>
          <table:table-cell table:formula="of:=DATEVALUE([.A265])+TIMEVALUE([.A265])" office:value-type="time" office:time-value="PT1010396H52M04.000001047S" calcext:value-type="time">
            <text:p>08:52 PM</text:p>
          </table:table-cell>
          <table:table-cell table:style-name="ce3" table:formula="of:=22*[.E265]/1000" office:value-type="float" office:value="27.83" calcext:value-type="float">
            <text:p>27.83</text:p>
          </table:table-cell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1246" calcext:value-type="float">
            <text:p>1246</text:p>
          </table:table-cell>
          <table:table-cell table:formula="of:=([.F265]-[.E265])/1000/68*1000*1000" office:value-type="float" office:value="-279.411764705882" calcext:value-type="float">
            <text:p>-279.41</text:p>
          </table:table-cell>
          <table:table-cell office:value-type="float" office:value="3284" calcext:value-type="float">
            <text:p>3284</text:p>
          </table:table-cell>
          <table:table-cell office:value-type="float" office:value="16.75" calcext:value-type="float">
            <text:p>16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0:57:05</text:p>
          </table:table-cell>
          <table:table-cell table:formula="of:=DATEVALUE([.A266])+TIMEVALUE([.A266])" office:value-type="time" office:time-value="PT1010396H57M05.000000373S" calcext:value-type="time">
            <text:p>08:57 PM</text:p>
          </table:table-cell>
          <table:table-cell table:style-name="ce3" table:formula="of:=22*[.E266]/1000" office:value-type="float" office:value="27.72" calcext:value-type="float">
            <text:p>27.72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float" office:value="1231" calcext:value-type="float">
            <text:p>1231</text:p>
          </table:table-cell>
          <table:table-cell table:formula="of:=([.F266]-[.E266])/1000/68*1000*1000" office:value-type="float" office:value="-426.470588235294" calcext:value-type="float">
            <text:p>-426.47</text:p>
          </table:table-cell>
          <table:table-cell office:value-type="float" office:value="3284" calcext:value-type="float">
            <text:p>3284</text:p>
          </table:table-cell>
          <table:table-cell office:value-type="float" office:value="16.5" calcext:value-type="float">
            <text:p>16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1:02:05</text:p>
          </table:table-cell>
          <table:table-cell table:formula="of:=DATEVALUE([.A267])+TIMEVALUE([.A267])" office:value-type="time" office:time-value="PT1010397H02M04.999999674S" calcext:value-type="time">
            <text:p>09:02 PM</text:p>
          </table:table-cell>
          <table:table-cell table:style-name="ce3" table:formula="of:=22*[.E267]/1000" office:value-type="float" office:value="27.632" calcext:value-type="float">
            <text:p>27.632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 office:value-type="float" office:value="1236" calcext:value-type="float">
            <text:p>1236</text:p>
          </table:table-cell>
          <table:table-cell table:formula="of:=([.F267]-[.E267])/1000/68*1000*1000" office:value-type="float" office:value="-294.117647058824" calcext:value-type="float">
            <text:p>-294.12</text:p>
          </table:table-cell>
          <table:table-cell office:value-type="float" office:value="3284" calcext:value-type="float">
            <text:p>3284</text:p>
          </table:table-cell>
          <table:table-cell office:value-type="float" office:value="16.5" calcext:value-type="float">
            <text:p>16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1:07:05</text:p>
          </table:table-cell>
          <table:table-cell table:formula="of:=DATEVALUE([.A268])+TIMEVALUE([.A268])" office:value-type="time" office:time-value="PT1010397H07M04.999999814S" calcext:value-type="time">
            <text:p>09:07 PM</text:p>
          </table:table-cell>
          <table:table-cell table:style-name="ce3" table:formula="of:=22*[.E268]/1000" office:value-type="float" office:value="27.632" calcext:value-type="float">
            <text:p>27.632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 office:value-type="float" office:value="1231" calcext:value-type="float">
            <text:p>1231</text:p>
          </table:table-cell>
          <table:table-cell table:formula="of:=([.F268]-[.E268])/1000/68*1000*1000" office:value-type="float" office:value="-367.647058823529" calcext:value-type="float">
            <text:p>-367.65</text:p>
          </table:table-cell>
          <table:table-cell office:value-type="float" office:value="3284" calcext:value-type="float">
            <text:p>3284</text:p>
          </table:table-cell>
          <table:table-cell office:value-type="float" office:value="16.25" calcext:value-type="float">
            <text:p>16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1:12:05</text:p>
          </table:table-cell>
          <table:table-cell table:formula="of:=DATEVALUE([.A269])+TIMEVALUE([.A269])" office:value-type="time" office:time-value="PT1010397H12M04.999999534S" calcext:value-type="time">
            <text:p>09:12 PM</text:p>
          </table:table-cell>
          <table:table-cell table:style-name="ce3" table:formula="of:=22*[.E269]/1000" office:value-type="float" office:value="27.632" calcext:value-type="float">
            <text:p>27.632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 office:value-type="float" office:value="1226" calcext:value-type="float">
            <text:p>1226</text:p>
          </table:table-cell>
          <table:table-cell table:formula="of:=([.F269]-[.E269])/1000/68*1000*1000" office:value-type="float" office:value="-441.176470588235" calcext:value-type="float">
            <text:p>-441.18</text:p>
          </table:table-cell>
          <table:table-cell office:value-type="float" office:value="3299" calcext:value-type="float">
            <text:p>3299</text:p>
          </table:table-cell>
          <table:table-cell office:value-type="float" office:value="16.25" calcext:value-type="float">
            <text:p>16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1:17:06</text:p>
          </table:table-cell>
          <table:table-cell table:formula="of:=DATEVALUE([.A270])+TIMEVALUE([.A270])" office:value-type="time" office:time-value="PT1010397H17M05.999999698S" calcext:value-type="time">
            <text:p>09:17 PM</text:p>
          </table:table-cell>
          <table:table-cell table:style-name="ce3" table:formula="of:=22*[.E270]/1000" office:value-type="float" office:value="27.412" calcext:value-type="float">
            <text:p>27.412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office:value-type="float" office:value="1231" calcext:value-type="float">
            <text:p>1231</text:p>
          </table:table-cell>
          <table:table-cell table:formula="of:=([.F270]-[.E270])/1000/68*1000*1000" office:value-type="float" office:value="-220.588235294118" calcext:value-type="float">
            <text:p>-220.59</text:p>
          </table:table-cell>
          <table:table-cell office:value-type="float" office:value="3279" calcext:value-type="float">
            <text:p>3279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1:22:06</text:p>
          </table:table-cell>
          <table:table-cell table:formula="of:=DATEVALUE([.A271])+TIMEVALUE([.A271])" office:value-type="time" office:time-value="PT1010397H22M06.000000257S" calcext:value-type="time">
            <text:p>09:22 PM</text:p>
          </table:table-cell>
          <table:table-cell table:style-name="ce3" table:formula="of:=22*[.E271]/1000" office:value-type="float" office:value="27.302" calcext:value-type="float">
            <text:p>27.302</text:p>
          </table:table-cell>
          <table:table-cell office:value-type="float" office:value="24" calcext:value-type="float">
            <text:p>24</text:p>
          </table:table-cell>
          <table:table-cell office:value-type="float" office:value="1241" calcext:value-type="float">
            <text:p>1241</text:p>
          </table:table-cell>
          <table:table-cell office:value-type="float" office:value="1221" calcext:value-type="float">
            <text:p>1221</text:p>
          </table:table-cell>
          <table:table-cell table:formula="of:=([.F271]-[.E271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5.75" calcext:value-type="float">
            <text:p>1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1:27:06</text:p>
          </table:table-cell>
          <table:table-cell table:formula="of:=DATEVALUE([.A272])+TIMEVALUE([.A272])" office:value-type="time" office:time-value="PT1010397H27M06.000000816S" calcext:value-type="time">
            <text:p>09:27 PM</text:p>
          </table:table-cell>
          <table:table-cell table:style-name="ce3" table:formula="of:=22*[.E272]/1000" office:value-type="float" office:value="27.192" calcext:value-type="float">
            <text:p>27.192</text:p>
          </table:table-cell>
          <table:table-cell office:value-type="float" office:value="19" calcext:value-type="float">
            <text:p>19</text:p>
          </table:table-cell>
          <table:table-cell office:value-type="float" office:value="1236" calcext:value-type="float">
            <text:p>1236</text:p>
          </table:table-cell>
          <table:table-cell office:value-type="float" office:value="1207" calcext:value-type="float">
            <text:p>1207</text:p>
          </table:table-cell>
          <table:table-cell table:formula="of:=([.F272]-[.E272])/1000/68*1000*1000" office:value-type="float" office:value="-426.470588235294" calcext:value-type="float">
            <text:p>-426.47</text:p>
          </table:table-cell>
          <table:table-cell office:value-type="float" office:value="3294" calcext:value-type="float">
            <text:p>3294</text:p>
          </table:table-cell>
          <table:table-cell office:value-type="float" office:value="15.75" calcext:value-type="float">
            <text:p>1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1:32:06</text:p>
          </table:table-cell>
          <table:table-cell table:formula="of:=DATEVALUE([.A273])+TIMEVALUE([.A273])" office:value-type="time" office:time-value="PT1010397H32M06.000000117S" calcext:value-type="time">
            <text:p>09:32 PM</text:p>
          </table:table-cell>
          <table:table-cell table:style-name="ce3" table:formula="of:=22*[.E273]/1000" office:value-type="float" office:value="27.082" calcext:value-type="float">
            <text:p>27.082</text:p>
          </table:table-cell>
          <table:table-cell office:value-type="float" office:value="19" calcext:value-type="float">
            <text:p>19</text:p>
          </table:table-cell>
          <table:table-cell office:value-type="float" office:value="1231" calcext:value-type="float">
            <text:p>1231</text:p>
          </table:table-cell>
          <table:table-cell office:value-type="float" office:value="1212" calcext:value-type="float">
            <text:p>1212</text:p>
          </table:table-cell>
          <table:table-cell table:formula="of:=([.F273]-[.E273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5.75" calcext:value-type="float">
            <text:p>1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1:37:07</text:p>
          </table:table-cell>
          <table:table-cell table:formula="of:=DATEVALUE([.A274])+TIMEVALUE([.A274])" office:value-type="time" office:time-value="PT1010397H37M06.999999443S" calcext:value-type="time">
            <text:p>09:37 PM</text:p>
          </table:table-cell>
          <table:table-cell table:style-name="ce3" table:formula="of:=22*[.E274]/1000" office:value-type="float" office:value="26.972" calcext:value-type="float">
            <text:p>26.972</text:p>
          </table:table-cell>
          <table:table-cell office:value-type="float" office:value="19" calcext:value-type="float">
            <text:p>19</text:p>
          </table:table-cell>
          <table:table-cell office:value-type="float" office:value="1226" calcext:value-type="float">
            <text:p>1226</text:p>
          </table:table-cell>
          <table:table-cell office:value-type="float" office:value="1207" calcext:value-type="float">
            <text:p>1207</text:p>
          </table:table-cell>
          <table:table-cell table:formula="of:=([.F274]-[.E274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5.5" calcext:value-type="float">
            <text:p>15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1:42:07</text:p>
          </table:table-cell>
          <table:table-cell table:formula="of:=DATEVALUE([.A275])+TIMEVALUE([.A275])" office:value-type="time" office:time-value="PT1010397H42M06.999999583S" calcext:value-type="time">
            <text:p>09:42 PM</text:p>
          </table:table-cell>
          <table:table-cell table:style-name="ce3" table:formula="of:=22*[.E275]/1000" office:value-type="float" office:value="26.972" calcext:value-type="float">
            <text:p>26.972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1202" calcext:value-type="float">
            <text:p>1202</text:p>
          </table:table-cell>
          <table:table-cell table:formula="of:=([.F275]-[.E275])/1000/68*1000*1000" office:value-type="float" office:value="-352.941176470588" calcext:value-type="float">
            <text:p>-352.94</text:p>
          </table:table-cell>
          <table:table-cell office:value-type="float" office:value="3279" calcext:value-type="float">
            <text:p>3279</text:p>
          </table:table-cell>
          <table:table-cell office:value-type="float" office:value="15.25" calcext:value-type="float">
            <text:p>15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1:47:07</text:p>
          </table:table-cell>
          <table:table-cell table:formula="of:=DATEVALUE([.A276])+TIMEVALUE([.A276])" office:value-type="time" office:time-value="PT1010397H47M06.999999303S" calcext:value-type="time">
            <text:p>09:47 PM</text:p>
          </table:table-cell>
          <table:table-cell table:style-name="ce3" table:formula="of:=22*[.E276]/1000" office:value-type="float" office:value="26.862" calcext:value-type="float">
            <text:p>26.862</text:p>
          </table:table-cell>
          <table:table-cell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office:value-type="float" office:value="1197" calcext:value-type="float">
            <text:p>1197</text:p>
          </table:table-cell>
          <table:table-cell table:formula="of:=([.F276]-[.E276])/1000/68*1000*1000" office:value-type="float" office:value="-352.941176470588" calcext:value-type="float">
            <text:p>-352.94</text:p>
          </table:table-cell>
          <table:table-cell office:value-type="float" office:value="3279" calcext:value-type="float">
            <text:p>3279</text:p>
          </table:table-cell>
          <table:table-cell office:value-type="float" office:value="15.25" calcext:value-type="float">
            <text:p>15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1:52:07</text:p>
          </table:table-cell>
          <table:table-cell table:formula="of:=DATEVALUE([.A277])+TIMEVALUE([.A277])" office:value-type="time" office:time-value="PT1010397H52M06.999999862S" calcext:value-type="time">
            <text:p>09:52 PM</text:p>
          </table:table-cell>
          <table:table-cell table:style-name="ce3" table:formula="of:=22*[.E277]/1000" office:value-type="float" office:value="26.774" calcext:value-type="float">
            <text:p>26.774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 office:value-type="float" office:value="1192" calcext:value-type="float">
            <text:p>1192</text:p>
          </table:table-cell>
          <table:table-cell table:formula="of:=([.F277]-[.E277])/1000/68*1000*1000" office:value-type="float" office:value="-367.647058823529" calcext:value-type="float">
            <text:p>-367.65</text:p>
          </table:table-cell>
          <table:table-cell office:value-type="float" office:value="3279" calcext:value-type="float">
            <text:p>3279</text:p>
          </table:table-cell>
          <table:table-cell office:value-type="float" office:value="15.25" calcext:value-type="float">
            <text:p>15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1:57:08</text:p>
          </table:table-cell>
          <table:table-cell table:formula="of:=DATEVALUE([.A278])+TIMEVALUE([.A278])" office:value-type="time" office:time-value="PT1010397H57M08.000000026S" calcext:value-type="time">
            <text:p>09:57 PM</text:p>
          </table:table-cell>
          <table:table-cell table:style-name="ce3" table:formula="of:=22*[.E278]/1000" office:value-type="float" office:value="26.664" calcext:value-type="float">
            <text:p>26.664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1192" calcext:value-type="float">
            <text:p>1192</text:p>
          </table:table-cell>
          <table:table-cell table:formula="of:=([.F278]-[.E278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5.25" calcext:value-type="float">
            <text:p>15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2:02:08</text:p>
          </table:table-cell>
          <table:table-cell table:formula="of:=DATEVALUE([.A279])+TIMEVALUE([.A279])" office:value-type="time" office:time-value="PT1010398H02M07.999998908S" calcext:value-type="time">
            <text:p>10:02 PM</text:p>
          </table:table-cell>
          <table:table-cell table:style-name="ce3" table:formula="of:=22*[.E279]/1000" office:value-type="float" office:value="26.554" calcext:value-type="float">
            <text:p>26.554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office:value-type="float" office:value="1187" calcext:value-type="float">
            <text:p>1187</text:p>
          </table:table-cell>
          <table:table-cell table:formula="of:=([.F279]-[.E279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2:07:08</text:p>
          </table:table-cell>
          <table:table-cell table:formula="of:=DATEVALUE([.A280])+TIMEVALUE([.A280])" office:value-type="time" office:time-value="PT1010398H07M07.999999467S" calcext:value-type="time">
            <text:p>10:07 PM</text:p>
          </table:table-cell>
          <table:table-cell table:style-name="ce3" table:formula="of:=22*[.E280]/1000" office:value-type="float" office:value="26.444" calcext:value-type="float">
            <text:p>26.444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float" office:value="1182" calcext:value-type="float">
            <text:p>1182</text:p>
          </table:table-cell>
          <table:table-cell table:formula="of:=([.F280]-[.E280])/1000/68*1000*1000" office:value-type="float" office:value="-294.117647058824" calcext:value-type="float">
            <text:p>-294.12</text:p>
          </table:table-cell>
          <table:table-cell office:value-type="float" office:value="3294" calcext:value-type="float">
            <text:p>3294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2:12:08</text:p>
          </table:table-cell>
          <table:table-cell table:formula="of:=DATEVALUE([.A281])+TIMEVALUE([.A281])" office:value-type="time" office:time-value="PT1010398H12M07.999999188S" calcext:value-type="time">
            <text:p>10:12 PM</text:p>
          </table:table-cell>
          <table:table-cell table:style-name="ce3" table:formula="of:=22*[.E281]/1000" office:value-type="float" office:value="26.334" calcext:value-type="float">
            <text:p>26.334</text:p>
          </table:table-cell>
          <table:table-cell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 office:value-type="float" office:value="1177" calcext:value-type="float">
            <text:p>1177</text:p>
          </table:table-cell>
          <table:table-cell table:formula="of:=([.F281]-[.E281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2:17:09</text:p>
          </table:table-cell>
          <table:table-cell table:formula="of:=DATEVALUE([.A282])+TIMEVALUE([.A282])" office:value-type="time" office:time-value="PT1010398H17M09.00000019S" calcext:value-type="time">
            <text:p>10:17 PM</text:p>
          </table:table-cell>
          <table:table-cell table:style-name="ce3" table:formula="of:=22*[.E282]/1000" office:value-type="float" office:value="26.334" calcext:value-type="float">
            <text:p>26.334</text:p>
          </table:table-cell>
          <table:table-cell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 office:value-type="float" office:value="1173" calcext:value-type="float">
            <text:p>1173</text:p>
          </table:table-cell>
          <table:table-cell table:formula="of:=([.F282]-[.E282])/1000/68*1000*1000" office:value-type="float" office:value="-352.941176470588" calcext:value-type="float">
            <text:p>-352.94</text:p>
          </table:table-cell>
          <table:table-cell office:value-type="float" office:value="3279" calcext:value-type="float">
            <text:p>3279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2:22:09</text:p>
          </table:table-cell>
          <table:table-cell table:formula="of:=DATEVALUE([.A283])+TIMEVALUE([.A283])" office:value-type="time" office:time-value="PT1010398H22M08.999998653S" calcext:value-type="time">
            <text:p>10:22 PM</text:p>
          </table:table-cell>
          <table:table-cell table:style-name="ce3" table:formula="of:=22*[.E283]/1000" office:value-type="float" office:value="26.114" calcext:value-type="float">
            <text:p>26.114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office:value-type="float" office:value="1168" calcext:value-type="float">
            <text:p>1168</text:p>
          </table:table-cell>
          <table:table-cell table:formula="of:=([.F283]-[.E283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2:27:09</text:p>
          </table:table-cell>
          <table:table-cell table:formula="of:=DATEVALUE([.A284])+TIMEVALUE([.A284])" office:value-type="time" office:time-value="PT1010398H27M09.000000888S" calcext:value-type="time">
            <text:p>10:27 PM</text:p>
          </table:table-cell>
          <table:table-cell table:style-name="ce3" table:formula="of:=22*[.E284]/1000" office:value-type="float" office:value="26.114" calcext:value-type="float">
            <text:p>26.114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office:value-type="float" office:value="1163" calcext:value-type="float">
            <text:p>1163</text:p>
          </table:table-cell>
          <table:table-cell table:formula="of:=([.F284]-[.E284])/1000/68*1000*1000" office:value-type="float" office:value="-352.941176470588" calcext:value-type="float">
            <text:p>-352.94</text:p>
          </table:table-cell>
          <table:table-cell office:value-type="float" office:value="3279" calcext:value-type="float">
            <text:p>3279</text:p>
          </table:table-cell>
          <table:table-cell office:value-type="float" office:value="15.25" calcext:value-type="float">
            <text:p>15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2:32:10</text:p>
          </table:table-cell>
          <table:table-cell table:formula="of:=DATEVALUE([.A285])+TIMEVALUE([.A285])" office:value-type="time" office:time-value="PT1010398H32M09.999999795S" calcext:value-type="time">
            <text:p>10:32 PM</text:p>
          </table:table-cell>
          <table:table-cell table:style-name="ce3" table:formula="of:=22*[.E285]/1000" office:value-type="float" office:value="26.004" calcext:value-type="float">
            <text:p>26.004</text:p>
          </table:table-cell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office:value-type="float" office:value="1163" calcext:value-type="float">
            <text:p>1163</text:p>
          </table:table-cell>
          <table:table-cell table:formula="of:=([.F285]-[.E285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5.25" calcext:value-type="float">
            <text:p>15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2:37:10</text:p>
          </table:table-cell>
          <table:table-cell table:formula="of:=DATEVALUE([.A286])+TIMEVALUE([.A286])" office:value-type="time" office:time-value="PT1010398H37M09.999999935S" calcext:value-type="time">
            <text:p>10:37 PM</text:p>
          </table:table-cell>
          <table:table-cell table:style-name="ce3" table:formula="of:=22*[.E286]/1000" office:value-type="float" office:value="25.894" calcext:value-type="float">
            <text:p>25.894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 office:value-type="float" office:value="1158" calcext:value-type="float">
            <text:p>1158</text:p>
          </table:table-cell>
          <table:table-cell table:formula="of:=([.F286]-[.E286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2:42:10</text:p>
          </table:table-cell>
          <table:table-cell table:formula="of:=DATEVALUE([.A287])+TIMEVALUE([.A287])" office:value-type="time" office:time-value="PT1010398H42M09.999999655S" calcext:value-type="time">
            <text:p>10:42 PM</text:p>
          </table:table-cell>
          <table:table-cell table:style-name="ce3" table:formula="of:=22*[.E287]/1000" office:value-type="float" office:value="25.806" calcext:value-type="float">
            <text:p>25.806</text:p>
          </table:table-cell>
          <table:table-cell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1153" calcext:value-type="float">
            <text:p>1153</text:p>
          </table:table-cell>
          <table:table-cell table:formula="of:=([.F287]-[.E287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5.25" calcext:value-type="float">
            <text:p>15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2:47:10</text:p>
          </table:table-cell>
          <table:table-cell table:formula="of:=DATEVALUE([.A288])+TIMEVALUE([.A288])" office:value-type="time" office:time-value="PT1010398H47M09.999999376S" calcext:value-type="time">
            <text:p>10:47 PM</text:p>
          </table:table-cell>
          <table:table-cell table:style-name="ce3" table:formula="of:=22*[.E288]/1000" office:value-type="float" office:value="25.806" calcext:value-type="float">
            <text:p>25.806</text:p>
          </table:table-cell>
          <table:table-cell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1148" calcext:value-type="float">
            <text:p>1148</text:p>
          </table:table-cell>
          <table:table-cell table:formula="of:=([.F288]-[.E288])/1000/68*1000*1000" office:value-type="float" office:value="-367.647058823529" calcext:value-type="float">
            <text:p>-367.65</text:p>
          </table:table-cell>
          <table:table-cell office:value-type="float" office:value="3279" calcext:value-type="float">
            <text:p>3279</text:p>
          </table:table-cell>
          <table:table-cell office:value-type="float" office:value="15.25" calcext:value-type="float">
            <text:p>15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2:52:11</text:p>
          </table:table-cell>
          <table:table-cell table:formula="of:=DATEVALUE([.A289])+TIMEVALUE([.A289])" office:value-type="time" office:time-value="PT1010398H52M10.999999959S" calcext:value-type="time">
            <text:p>10:52 PM</text:p>
          </table:table-cell>
          <table:table-cell table:style-name="ce3" table:formula="of:=22*[.E289]/1000" office:value-type="float" office:value="25.696" calcext:value-type="float">
            <text:p>25.696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1148" calcext:value-type="float">
            <text:p>1148</text:p>
          </table:table-cell>
          <table:table-cell table:formula="of:=([.F289]-[.E289])/1000/68*1000*1000" office:value-type="float" office:value="-294.117647058824" calcext:value-type="float">
            <text:p>-294.12</text:p>
          </table:table-cell>
          <table:table-cell office:value-type="float" office:value="3299" calcext:value-type="float">
            <text:p>3299</text:p>
          </table:table-cell>
          <table:table-cell office:value-type="float" office:value="15.5" calcext:value-type="float">
            <text:p>15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2:57:11</text:p>
          </table:table-cell>
          <table:table-cell table:formula="of:=DATEVALUE([.A290])+TIMEVALUE([.A290])" office:value-type="time" office:time-value="PT1010398H57M11.000000518S" calcext:value-type="time">
            <text:p>10:57 PM</text:p>
          </table:table-cell>
          <table:table-cell table:style-name="ce3" table:formula="of:=22*[.E290]/1000" office:value-type="float" office:value="25.586" calcext:value-type="float">
            <text:p>25.586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1143" calcext:value-type="float">
            <text:p>1143</text:p>
          </table:table-cell>
          <table:table-cell table:formula="of:=([.F290]-[.E290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5.5" calcext:value-type="float">
            <text:p>15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3:02:11</text:p>
          </table:table-cell>
          <table:table-cell table:formula="of:=DATEVALUE([.A291])+TIMEVALUE([.A291])" office:value-type="time" office:time-value="PT1010399H02M11.000000238S" calcext:value-type="time">
            <text:p>11:02 PM</text:p>
          </table:table-cell>
          <table:table-cell table:style-name="ce3" table:formula="of:=22*[.E291]/1000" office:value-type="float" office:value="25.476" calcext:value-type="float">
            <text:p>25.476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1138" calcext:value-type="float">
            <text:p>1138</text:p>
          </table:table-cell>
          <table:table-cell table:formula="of:=([.F291]-[.E291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5.75" calcext:value-type="float">
            <text:p>1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3:07:11</text:p>
          </table:table-cell>
          <table:table-cell table:formula="of:=DATEVALUE([.A292])+TIMEVALUE([.A292])" office:value-type="time" office:time-value="PT1010399H07M11.000000797S" calcext:value-type="time">
            <text:p>11:07 PM</text:p>
          </table:table-cell>
          <table:table-cell table:style-name="ce3" table:formula="of:=22*[.E292]/1000" office:value-type="float" office:value="25.366" calcext:value-type="float">
            <text:p>25.366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1133" calcext:value-type="float">
            <text:p>1133</text:p>
          </table:table-cell>
          <table:table-cell table:formula="of:=([.F292]-[.E292])/1000/68*1000*1000" office:value-type="float" office:value="-294.117647058824" calcext:value-type="float">
            <text:p>-294.12</text:p>
          </table:table-cell>
          <table:table-cell office:value-type="float" office:value="3284" calcext:value-type="float">
            <text:p>3284</text:p>
          </table:table-cell>
          <table:table-cell office:value-type="float" office:value="15.75" calcext:value-type="float">
            <text:p>1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3:12:12</text:p>
          </table:table-cell>
          <table:table-cell table:formula="of:=DATEVALUE([.A293])+TIMEVALUE([.A293])" office:value-type="time" office:time-value="PT1010399H12M11.999999704S" calcext:value-type="time">
            <text:p>11:12 PM</text:p>
          </table:table-cell>
          <table:table-cell table:style-name="ce3" table:formula="of:=22*[.E293]/1000" office:value-type="float" office:value="25.366" calcext:value-type="float">
            <text:p>25.366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1119" calcext:value-type="float">
            <text:p>1119</text:p>
          </table:table-cell>
          <table:table-cell table:formula="of:=([.F293]-[.E293])/1000/68*1000*1000" office:value-type="float" office:value="-500" calcext:value-type="float">
            <text:p>-500.00</text:p>
          </table:table-cell>
          <table:table-cell office:value-type="float" office:value="3279" calcext:value-type="float">
            <text:p>3279</text:p>
          </table:table-cell>
          <table:table-cell office:value-type="float" office:value="15.75" calcext:value-type="float">
            <text:p>1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3:17:12</text:p>
          </table:table-cell>
          <table:table-cell table:formula="of:=DATEVALUE([.A294])+TIMEVALUE([.A294])" office:value-type="time" office:time-value="PT1010399H17M11.999999844S" calcext:value-type="time">
            <text:p>11:17 PM</text:p>
          </table:table-cell>
          <table:table-cell table:style-name="ce3" table:formula="of:=22*[.E294]/1000" office:value-type="float" office:value="25.256" calcext:value-type="float">
            <text:p>25.256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float" office:value="1124" calcext:value-type="float">
            <text:p>1124</text:p>
          </table:table-cell>
          <table:table-cell table:formula="of:=([.F294]-[.E294])/1000/68*1000*1000" office:value-type="float" office:value="-352.941176470588" calcext:value-type="float">
            <text:p>-352.94</text:p>
          </table:table-cell>
          <table:table-cell office:value-type="float" office:value="3279" calcext:value-type="float">
            <text:p>3279</text:p>
          </table:table-cell>
          <table:table-cell office:value-type="float" office:value="15.75" calcext:value-type="float">
            <text:p>1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3:22:12</text:p>
          </table:table-cell>
          <table:table-cell table:formula="of:=DATEVALUE([.A295])+TIMEVALUE([.A295])" office:value-type="time" office:time-value="PT1010399H22M11.999999564S" calcext:value-type="time">
            <text:p>11:22 PM</text:p>
          </table:table-cell>
          <table:table-cell table:style-name="ce3" table:formula="of:=22*[.E295]/1000" office:value-type="float" office:value="25.146" calcext:value-type="float">
            <text:p>25.146</text:p>
          </table:table-cell>
          <table:table-cell office:value-type="float" office:value="14" calcext:value-type="float">
            <text:p>14</text:p>
          </table:table-cell>
          <table:table-cell office:value-type="float" office:value="1143" calcext:value-type="float">
            <text:p>1143</text:p>
          </table:table-cell>
          <table:table-cell office:value-type="float" office:value="1124" calcext:value-type="float">
            <text:p>1124</text:p>
          </table:table-cell>
          <table:table-cell table:formula="of:=([.F295]-[.E295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5.75" calcext:value-type="float">
            <text:p>1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3:27:12</text:p>
          </table:table-cell>
          <table:table-cell table:formula="of:=DATEVALUE([.A296])+TIMEVALUE([.A296])" office:value-type="time" office:time-value="PT1010399H27M12.000001799S" calcext:value-type="time">
            <text:p>11:27 PM</text:p>
          </table:table-cell>
          <table:table-cell table:style-name="ce3" table:formula="of:=22*[.E296]/1000" office:value-type="float" office:value="25.036" calcext:value-type="float">
            <text:p>25.036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float" office:value="1114" calcext:value-type="float">
            <text:p>1114</text:p>
          </table:table-cell>
          <table:table-cell table:formula="of:=([.F296]-[.E296])/1000/68*1000*1000" office:value-type="float" office:value="-352.941176470588" calcext:value-type="float">
            <text:p>-352.94</text:p>
          </table:table-cell>
          <table:table-cell office:value-type="float" office:value="3284" calcext:value-type="float">
            <text:p>3284</text:p>
          </table:table-cell>
          <table:table-cell office:value-type="float" office:value="15.75" calcext:value-type="float">
            <text:p>1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3:32:13</text:p>
          </table:table-cell>
          <table:table-cell table:formula="of:=DATEVALUE([.A297])+TIMEVALUE([.A297])" office:value-type="time" office:time-value="PT1010399H32M13.000000287S" calcext:value-type="time">
            <text:p>11:32 PM</text:p>
          </table:table-cell>
          <table:table-cell table:style-name="ce3" table:formula="of:=22*[.E297]/1000" office:value-type="float" office:value="24.926" calcext:value-type="float">
            <text:p>24.926</text:p>
          </table:table-cell>
          <table:table-cell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 office:value-type="float" office:value="1114" calcext:value-type="float">
            <text:p>1114</text:p>
          </table:table-cell>
          <table:table-cell table:formula="of:=([.F297]-[.E297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5.5" calcext:value-type="float">
            <text:p>15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3:37:13</text:p>
          </table:table-cell>
          <table:table-cell table:formula="of:=DATEVALUE([.A298])+TIMEVALUE([.A298])" office:value-type="time" office:time-value="PT1010399H37M13.000000007S" calcext:value-type="time">
            <text:p>11:37 PM</text:p>
          </table:table-cell>
          <table:table-cell table:style-name="ce3" table:formula="of:=22*[.E298]/1000" office:value-type="float" office:value="24.838" calcext:value-type="float">
            <text:p>24.838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float" office:value="1109" calcext:value-type="float">
            <text:p>1109</text:p>
          </table:table-cell>
          <table:table-cell table:formula="of:=([.F298]-[.E298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5.25" calcext:value-type="float">
            <text:p>15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3:42:13</text:p>
          </table:table-cell>
          <table:table-cell table:formula="of:=DATEVALUE([.A299])+TIMEVALUE([.A299])" office:value-type="time" office:time-value="PT1010399H42M13.000000147S" calcext:value-type="time">
            <text:p>11:42 PM</text:p>
          </table:table-cell>
          <table:table-cell table:style-name="ce3" table:formula="of:=22*[.E299]/1000" office:value-type="float" office:value="24.728" calcext:value-type="float">
            <text:p>24.728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1094" calcext:value-type="float">
            <text:p>1094</text:p>
          </table:table-cell>
          <table:table-cell table:formula="of:=([.F299]-[.E299])/1000/68*1000*1000" office:value-type="float" office:value="-441.176470588235" calcext:value-type="float">
            <text:p>-441.18</text:p>
          </table:table-cell>
          <table:table-cell office:value-type="float" office:value="3279" calcext:value-type="float">
            <text:p>3279</text:p>
          </table:table-cell>
          <table:table-cell office:value-type="float" office:value="15.25" calcext:value-type="float">
            <text:p>15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3:47:14</text:p>
          </table:table-cell>
          <table:table-cell table:formula="of:=DATEVALUE([.A300])+TIMEVALUE([.A300])" office:value-type="time" office:time-value="PT1010399H47M13.999999473S" calcext:value-type="time">
            <text:p>11:47 PM</text:p>
          </table:table-cell>
          <table:table-cell table:style-name="ce3" table:formula="of:=22*[.E300]/1000" office:value-type="float" office:value="24.618" calcext:value-type="float">
            <text:p>24.618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 office:value-type="float" office:value="1099" calcext:value-type="float">
            <text:p>1099</text:p>
          </table:table-cell>
          <table:table-cell table:formula="of:=([.F300]-[.E300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5.25" calcext:value-type="float">
            <text:p>15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3:52:14</text:p>
          </table:table-cell>
          <table:table-cell table:formula="of:=DATEVALUE([.A301])+TIMEVALUE([.A301])" office:value-type="time" office:time-value="PT1010399H52M13.999999613S" calcext:value-type="time">
            <text:p>11:52 PM</text:p>
          </table:table-cell>
          <table:table-cell table:style-name="ce3" table:formula="of:=22*[.E301]/1000" office:value-type="float" office:value="24.618" calcext:value-type="float">
            <text:p>24.618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 office:value-type="float" office:value="1094" calcext:value-type="float">
            <text:p>1094</text:p>
          </table:table-cell>
          <table:table-cell table:formula="of:=([.F301]-[.E301])/1000/68*1000*1000" office:value-type="float" office:value="-367.647058823529" calcext:value-type="float">
            <text:p>-367.65</text:p>
          </table:table-cell>
          <table:table-cell office:value-type="float" office:value="3279" calcext:value-type="float">
            <text:p>3279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5 23:57:14</text:p>
          </table:table-cell>
          <table:table-cell table:formula="of:=DATEVALUE([.A302])+TIMEVALUE([.A302])" office:value-type="time" office:time-value="PT1010399H57M14.000000171S" calcext:value-type="time">
            <text:p>11:57 PM</text:p>
          </table:table-cell>
          <table:table-cell table:style-name="ce3" table:formula="of:=22*[.E302]/1000" office:value-type="float" office:value="24.508" calcext:value-type="float">
            <text:p>24.508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 office:value-type="float" office:value="1089" calcext:value-type="float">
            <text:p>1089</text:p>
          </table:table-cell>
          <table:table-cell table:formula="of:=([.F302]-[.E302])/1000/68*1000*1000" office:value-type="float" office:value="-367.647058823529" calcext:value-type="float">
            <text:p>-367.65</text:p>
          </table:table-cell>
          <table:table-cell office:value-type="float" office:value="3279" calcext:value-type="float">
            <text:p>3279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0:02:14</text:p>
          </table:table-cell>
          <table:table-cell table:formula="of:=DATEVALUE([.A303])+TIMEVALUE([.A303])" office:value-type="time" office:time-value="PT1010400H02M13.999998635S" calcext:value-type="time">
            <text:p>12:02 AM</text:p>
          </table:table-cell>
          <table:table-cell table:style-name="ce3" table:formula="of:=22*[.E303]/1000" office:value-type="float" office:value="24.398" calcext:value-type="float">
            <text:p>24.398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float" office:value="1089" calcext:value-type="float">
            <text:p>1089</text:p>
          </table:table-cell>
          <table:table-cell table:formula="of:=([.F303]-[.E303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4.75" calcext:value-type="float">
            <text:p>14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0:07:15</text:p>
          </table:table-cell>
          <table:table-cell table:formula="of:=DATEVALUE([.A304])+TIMEVALUE([.A304])" office:value-type="time" office:time-value="PT1010400H07M15.000000056S" calcext:value-type="time">
            <text:p>12:07 AM</text:p>
          </table:table-cell>
          <table:table-cell table:style-name="ce3" table:formula="of:=22*[.E304]/1000" office:value-type="float" office:value="24.288" calcext:value-type="float">
            <text:p>24.288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1085" calcext:value-type="float">
            <text:p>1085</text:p>
          </table:table-cell>
          <table:table-cell table:formula="of:=([.F304]-[.E304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4.75" calcext:value-type="float">
            <text:p>14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0:12:15</text:p>
          </table:table-cell>
          <table:table-cell table:formula="of:=DATEVALUE([.A305])+TIMEVALUE([.A305])" office:value-type="time" office:time-value="PT1010400H12M14.999999776S" calcext:value-type="time">
            <text:p>12:12 AM</text:p>
          </table:table-cell>
          <table:table-cell table:style-name="ce3" table:formula="of:=22*[.E305]/1000" office:value-type="float" office:value="24.178" calcext:value-type="float">
            <text:p>24.178</text:p>
          </table:table-cell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1075" calcext:value-type="float">
            <text:p>1075</text:p>
          </table:table-cell>
          <table:table-cell table:formula="of:=([.F305]-[.E305])/1000/68*1000*1000" office:value-type="float" office:value="-352.941176470588" calcext:value-type="float">
            <text:p>-352.94</text:p>
          </table:table-cell>
          <table:table-cell office:value-type="float" office:value="3279" calcext:value-type="float">
            <text:p>3279</text:p>
          </table:table-cell>
          <table:table-cell office:value-type="float" office:value="14.5" calcext:value-type="float">
            <text:p>14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0:17:15</text:p>
          </table:table-cell>
          <table:table-cell table:formula="of:=DATEVALUE([.A306])+TIMEVALUE([.A306])" office:value-type="time" office:time-value="PT1010400H17M14.999999916S" calcext:value-type="time">
            <text:p>12:17 AM</text:p>
          </table:table-cell>
          <table:table-cell table:style-name="ce3" table:formula="of:=22*[.E306]/1000" office:value-type="float" office:value="24.068" calcext:value-type="float">
            <text:p>24.068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1075" calcext:value-type="float">
            <text:p>1075</text:p>
          </table:table-cell>
          <table:table-cell table:formula="of:=([.F306]-[.E306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4.5" calcext:value-type="float">
            <text:p>14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0:22:15</text:p>
          </table:table-cell>
          <table:table-cell table:formula="of:=DATEVALUE([.A307])+TIMEVALUE([.A307])" office:value-type="time" office:time-value="PT1010400H22M14.999999637S" calcext:value-type="time">
            <text:p>12:22 AM</text:p>
          </table:table-cell>
          <table:table-cell table:style-name="ce3" table:formula="of:=22*[.E307]/1000" office:value-type="float" office:value="24.068" calcext:value-type="float">
            <text:p>24.068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1070" calcext:value-type="float">
            <text:p>1070</text:p>
          </table:table-cell>
          <table:table-cell table:formula="of:=([.F307]-[.E307])/1000/68*1000*1000" office:value-type="float" office:value="-352.941176470588" calcext:value-type="float">
            <text:p>-352.94</text:p>
          </table:table-cell>
          <table:table-cell office:value-type="float" office:value="3279" calcext:value-type="float">
            <text:p>3279</text:p>
          </table:table-cell>
          <table:table-cell office:value-type="float" office:value="14.25" calcext:value-type="float">
            <text:p>14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0:27:16</text:p>
          </table:table-cell>
          <table:table-cell table:formula="of:=DATEVALUE([.A308])+TIMEVALUE([.A308])" office:value-type="time" office:time-value="PT1010400H27M16.00000022S" calcext:value-type="time">
            <text:p>12:27 AM</text:p>
          </table:table-cell>
          <table:table-cell table:style-name="ce3" table:formula="of:=22*[.E308]/1000" office:value-type="float" office:value="23.958" calcext:value-type="float">
            <text:p>23.958</text:p>
          </table:table-cell>
          <table:table-cell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float" office:value="1070" calcext:value-type="float">
            <text:p>1070</text:p>
          </table:table-cell>
          <table:table-cell table:formula="of:=([.F308]-[.E308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0:32:16</text:p>
          </table:table-cell>
          <table:table-cell table:formula="of:=DATEVALUE([.A309])+TIMEVALUE([.A309])" office:value-type="time" office:time-value="PT1010400H32M15.99999994S" calcext:value-type="time">
            <text:p>12:32 AM</text:p>
          </table:table-cell>
          <table:table-cell table:style-name="ce3" table:formula="of:=22*[.E309]/1000" office:value-type="float" office:value="23.87" calcext:value-type="float">
            <text:p>23.87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float" office:value="1065" calcext:value-type="float">
            <text:p>1065</text:p>
          </table:table-cell>
          <table:table-cell table:formula="of:=([.F309]-[.E309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0:37:16</text:p>
          </table:table-cell>
          <table:table-cell table:formula="of:=DATEVALUE([.A310])+TIMEVALUE([.A310])" office:value-type="time" office:time-value="PT1010400H37M16.000000499S" calcext:value-type="time">
            <text:p>12:37 AM</text:p>
          </table:table-cell>
          <table:table-cell table:style-name="ce3" table:formula="of:=22*[.E310]/1000"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float" office:value="1060" calcext:value-type="float">
            <text:p>1060</text:p>
          </table:table-cell>
          <table:table-cell table:formula="of:=([.F310]-[.E310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0:42:16</text:p>
          </table:table-cell>
          <table:table-cell table:formula="of:=DATEVALUE([.A311])+TIMEVALUE([.A311])" office:value-type="time" office:time-value="PT1010400H42M16.00000022S" calcext:value-type="time">
            <text:p>12:42 AM</text:p>
          </table:table-cell>
          <table:table-cell table:style-name="ce3" table:formula="of:=22*[.E311]/1000" office:value-type="float" office:value="23.65" calcext:value-type="float">
            <text:p>23.65</text:p>
          </table:table-cell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 office:value-type="float" office:value="1055" calcext:value-type="float">
            <text:p>1055</text:p>
          </table:table-cell>
          <table:table-cell table:formula="of:=([.F311]-[.E311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3.75" calcext:value-type="float">
            <text:p>13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0:47:17</text:p>
          </table:table-cell>
          <table:table-cell table:formula="of:=DATEVALUE([.A312])+TIMEVALUE([.A312])" office:value-type="time" office:time-value="PT1010400H47M16.999999965S" calcext:value-type="time">
            <text:p>12:47 AM</text:p>
          </table:table-cell>
          <table:table-cell table:style-name="ce3" table:formula="of:=22*[.E312]/1000" office:value-type="float" office:value="23.54" calcext:value-type="float">
            <text:p>23.54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office:value-type="float" office:value="1075" calcext:value-type="float">
            <text:p>1075</text:p>
          </table:table-cell>
          <table:table-cell table:formula="of:=([.F312]-[.E312])/1000/68*1000*1000" office:value-type="float" office:value="73.5294117647059" calcext:value-type="float">
            <text:p>73.53</text:p>
          </table:table-cell>
          <table:table-cell office:value-type="float" office:value="3279" calcext:value-type="float">
            <text:p>3279</text:p>
          </table:table-cell>
          <table:table-cell office:value-type="float" office:value="13.75" calcext:value-type="float">
            <text:p>13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0:52:17</text:p>
          </table:table-cell>
          <table:table-cell table:formula="of:=DATEVALUE([.A313])+TIMEVALUE([.A313])" office:value-type="time" office:time-value="PT1010400H52M17.000000104S" calcext:value-type="time">
            <text:p>12:52 AM</text:p>
          </table:table-cell>
          <table:table-cell table:style-name="ce3" table:formula="of:=22*[.E313]/1000" office:value-type="float" office:value="23.54" calcext:value-type="float">
            <text:p>23.54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office:value-type="float" office:value="1045" calcext:value-type="float">
            <text:p>1045</text:p>
          </table:table-cell>
          <table:table-cell table:formula="of:=([.F313]-[.E313])/1000/68*1000*1000" office:value-type="float" office:value="-367.647058823529" calcext:value-type="float">
            <text:p>-367.65</text:p>
          </table:table-cell>
          <table:table-cell office:value-type="float" office:value="3279" calcext:value-type="float">
            <text:p>3279</text:p>
          </table:table-cell>
          <table:table-cell office:value-type="float" office:value="13.75" calcext:value-type="float">
            <text:p>13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0:57:17</text:p>
          </table:table-cell>
          <table:table-cell table:formula="of:=DATEVALUE([.A314])+TIMEVALUE([.A314])" office:value-type="time" office:time-value="PT1010400H57M16.999999406S" calcext:value-type="time">
            <text:p>12:57 AM</text:p>
          </table:table-cell>
          <table:table-cell table:style-name="ce3" table:formula="of:=22*[.E314]/1000" office:value-type="float" office:value="23.43" calcext:value-type="float">
            <text:p>23.43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1041" calcext:value-type="float">
            <text:p>1041</text:p>
          </table:table-cell>
          <table:table-cell table:formula="of:=([.F314]-[.E314])/1000/68*1000*1000" office:value-type="float" office:value="-352.941176470588" calcext:value-type="float">
            <text:p>-352.94</text:p>
          </table:table-cell>
          <table:table-cell office:value-type="float" office:value="3279" calcext:value-type="float">
            <text:p>3279</text:p>
          </table:table-cell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1:02:17</text:p>
          </table:table-cell>
          <table:table-cell table:formula="of:=DATEVALUE([.A315])+TIMEVALUE([.A315])" office:value-type="time" office:time-value="PT1010401H02M16.999998707S" calcext:value-type="time">
            <text:p>01:02 AM</text:p>
          </table:table-cell>
          <table:table-cell table:style-name="ce3" table:formula="of:=22*[.E315]/1000" office:value-type="float" office:value="23.32" calcext:value-type="float">
            <text:p>23.32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1041" calcext:value-type="float">
            <text:p>1041</text:p>
          </table:table-cell>
          <table:table-cell table:formula="of:=([.F315]-[.E315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1:07:18</text:p>
          </table:table-cell>
          <table:table-cell table:formula="of:=DATEVALUE([.A316])+TIMEVALUE([.A316])" office:value-type="time" office:time-value="PT1010401H07M17.999999709S" calcext:value-type="time">
            <text:p>01:07 AM</text:p>
          </table:table-cell>
          <table:table-cell table:style-name="ce3" table:formula="of:=22*[.E316]/1000" office:value-type="float" office:value="23.21" calcext:value-type="float">
            <text:p>23.21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1041" calcext:value-type="float">
            <text:p>1041</text:p>
          </table:table-cell>
          <table:table-cell table:formula="of:=([.F316]-[.E316])/1000/68*1000*1000" office:value-type="float" office:value="-205.882352941176" calcext:value-type="float">
            <text:p>-205.88</text:p>
          </table:table-cell>
          <table:table-cell office:value-type="float" office:value="3279" calcext:value-type="float">
            <text:p>3279</text:p>
          </table:table-cell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1:12:18</text:p>
          </table:table-cell>
          <table:table-cell table:formula="of:=DATEVALUE([.A317])+TIMEVALUE([.A317])" office:value-type="time" office:time-value="PT1010401H12M17.99999943S" calcext:value-type="time">
            <text:p>01:12 AM</text:p>
          </table:table-cell>
          <table:table-cell table:style-name="ce3" table:formula="of:=22*[.E317]/1000" office:value-type="float" office:value="23.21" calcext:value-type="float">
            <text:p>23.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5" calcext:value-type="float">
            <text:p>1055</text:p>
          </table:table-cell>
          <table:table-cell table:formula="of:=([.F317]-[.E317])/1000/68*1000*1000" office:value-type="float" office:value="0" calcext:value-type="float">
            <text:p>0.00</text:p>
          </table:table-cell>
          <table:table-cell office:value-type="float" office:value="3279" calcext:value-type="float">
            <text:p>3279</text:p>
          </table:table-cell>
          <table:table-cell office:value-type="float" office:value="13.25" calcext:value-type="float">
            <text:p>13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1:17:18</text:p>
          </table:table-cell>
          <table:table-cell table:formula="of:=DATEVALUE([.A318])+TIMEVALUE([.A318])" office:value-type="time" office:time-value="PT1010401H17M18.000000408S" calcext:value-type="time">
            <text:p>01:17 AM</text:p>
          </table:table-cell>
          <table:table-cell table:style-name="ce3" table:formula="of:=22*[.E318]/1000" office:value-type="float" office:value="23.1" calcext:value-type="float">
            <text:p>23.1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1031" calcext:value-type="float">
            <text:p>1031</text:p>
          </table:table-cell>
          <table:table-cell table:formula="of:=([.F318]-[.E318])/1000/68*1000*1000" office:value-type="float" office:value="-279.411764705882" calcext:value-type="float">
            <text:p>-279.41</text:p>
          </table:table-cell>
          <table:table-cell office:value-type="float" office:value="3294" calcext:value-type="float">
            <text:p>3294</text:p>
          </table:table-cell>
          <table:table-cell office:value-type="float" office:value="13.25" calcext:value-type="float">
            <text:p>13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1:22:19</text:p>
          </table:table-cell>
          <table:table-cell table:formula="of:=DATEVALUE([.A319])+TIMEVALUE([.A319])" office:value-type="time" office:time-value="PT1010401H22M18.999999315S" calcext:value-type="time">
            <text:p>01:22 AM</text:p>
          </table:table-cell>
          <table:table-cell table:style-name="ce3" table:formula="of:=22*[.E319]/1000" office:value-type="float" office:value="23.1" calcext:value-type="float">
            <text:p>23.1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1026" calcext:value-type="float">
            <text:p>1026</text:p>
          </table:table-cell>
          <table:table-cell table:formula="of:=([.F319]-[.E319])/1000/68*1000*1000" office:value-type="float" office:value="-352.941176470588" calcext:value-type="float">
            <text:p>-352.94</text:p>
          </table:table-cell>
          <table:table-cell office:value-type="float" office:value="3279" calcext:value-type="float">
            <text:p>3279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1:27:19</text:p>
          </table:table-cell>
          <table:table-cell table:formula="of:=DATEVALUE([.A320])+TIMEVALUE([.A320])" office:value-type="time" office:time-value="PT1010401H27M18.999999454S" calcext:value-type="time">
            <text:p>01:27 AM</text:p>
          </table:table-cell>
          <table:table-cell table:style-name="ce3" table:formula="of:=22*[.E320]/1000" office:value-type="float" office:value="22.902" calcext:value-type="float">
            <text:p>22.902</text:p>
          </table:table-cell>
          <table:table-cell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 office:value-type="float" office:value="1021" calcext:value-type="float">
            <text:p>1021</text:p>
          </table:table-cell>
          <table:table-cell table:formula="of:=([.F320]-[.E320])/1000/68*1000*1000" office:value-type="float" office:value="-294.117647058824" calcext:value-type="float">
            <text:p>-294.12</text:p>
          </table:table-cell>
          <table:table-cell office:value-type="float" office:value="3274" calcext:value-type="float">
            <text:p>3274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1:32:19</text:p>
          </table:table-cell>
          <table:table-cell table:formula="of:=DATEVALUE([.A321])+TIMEVALUE([.A321])" office:value-type="time" office:time-value="PT1010401H32M18.999998756S" calcext:value-type="time">
            <text:p>01:32 AM</text:p>
          </table:table-cell>
          <table:table-cell table:style-name="ce3" table:formula="of:=22*[.E321]/1000" office:value-type="float" office:value="22.792" calcext:value-type="float">
            <text:p>22.792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float" office:value="1021" calcext:value-type="float">
            <text:p>1021</text:p>
          </table:table-cell>
          <table:table-cell table:formula="of:=([.F321]-[.E321])/1000/68*1000*1000" office:value-type="float" office:value="-220.588235294118" calcext:value-type="float">
            <text:p>-220.59</text:p>
          </table:table-cell>
          <table:table-cell office:value-type="float" office:value="3274" calcext:value-type="float">
            <text:p>3274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1:37:19</text:p>
          </table:table-cell>
          <table:table-cell table:formula="of:=DATEVALUE([.A322])+TIMEVALUE([.A322])" office:value-type="time" office:time-value="PT1010401H37M18.999998895S" calcext:value-type="time">
            <text:p>01:37 AM</text:p>
          </table:table-cell>
          <table:table-cell table:style-name="ce3" table:formula="of:=22*[.E322]/1000" office:value-type="float" office:value="22.902" calcext:value-type="float">
            <text:p>22.902</text:p>
          </table:table-cell>
          <table:table-cell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 office:value-type="float" office:value="1016" calcext:value-type="float">
            <text:p>1016</text:p>
          </table:table-cell>
          <table:table-cell table:formula="of:=([.F322]-[.E322])/1000/68*1000*1000" office:value-type="float" office:value="-367.647058823529" calcext:value-type="float">
            <text:p>-367.65</text:p>
          </table:table-cell>
          <table:table-cell office:value-type="float" office:value="3294" calcext:value-type="float">
            <text:p>3294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1:42:20</text:p>
          </table:table-cell>
          <table:table-cell table:formula="of:=DATEVALUE([.A323])+TIMEVALUE([.A323])" office:value-type="time" office:time-value="PT1010401H42M20.000000736S" calcext:value-type="time">
            <text:p>01:42 AM</text:p>
          </table:table-cell>
          <table:table-cell table:style-name="ce3" table:formula="of:=22*[.E323]/1000" office:value-type="float" office:value="22.682" calcext:value-type="float">
            <text:p>22.682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1011" calcext:value-type="float">
            <text:p>1011</text:p>
          </table:table-cell>
          <table:table-cell table:formula="of:=([.F323]-[.E323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2.75" calcext:value-type="float">
            <text:p>12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1:47:20</text:p>
          </table:table-cell>
          <table:table-cell table:formula="of:=DATEVALUE([.A324])+TIMEVALUE([.A324])" office:value-type="time" office:time-value="PT1010401H47M20.000000037S" calcext:value-type="time">
            <text:p>01:47 AM</text:p>
          </table:table-cell>
          <table:table-cell table:style-name="ce3" table:formula="of:=22*[.E324]/1000" office:value-type="float" office:value="22.682" calcext:value-type="float">
            <text:p>22.682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1006" calcext:value-type="float">
            <text:p>1006</text:p>
          </table:table-cell>
          <table:table-cell table:formula="of:=([.F324]-[.E324])/1000/68*1000*1000" office:value-type="float" office:value="-367.647058823529" calcext:value-type="float">
            <text:p>-367.65</text:p>
          </table:table-cell>
          <table:table-cell office:value-type="float" office:value="3279" calcext:value-type="float">
            <text:p>3279</text:p>
          </table:table-cell>
          <table:table-cell office:value-type="float" office:value="12.75" calcext:value-type="float">
            <text:p>12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1:52:20</text:p>
          </table:table-cell>
          <table:table-cell table:formula="of:=DATEVALUE([.A325])+TIMEVALUE([.A325])" office:value-type="time" office:time-value="PT1010401H52M20.000000177S" calcext:value-type="time">
            <text:p>01:52 AM</text:p>
          </table:table-cell>
          <table:table-cell table:style-name="ce3" table:formula="of:=22*[.E325]/1000" office:value-type="float" office:value="22.462" calcext:value-type="float">
            <text:p>22.462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1001" calcext:value-type="float">
            <text:p>1001</text:p>
          </table:table-cell>
          <table:table-cell table:formula="of:=([.F325]-[.E325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2.5" calcext:value-type="float">
            <text:p>12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1:57:20</text:p>
          </table:table-cell>
          <table:table-cell table:formula="of:=DATEVALUE([.A326])+TIMEVALUE([.A326])" office:value-type="time" office:time-value="PT1010401H57M19.999999478S" calcext:value-type="time">
            <text:p>01:57 AM</text:p>
          </table:table-cell>
          <table:table-cell table:style-name="ce3" table:formula="of:=22*[.E326]/1000" office:value-type="float" office:value="22.462" calcext:value-type="float">
            <text:p>22.462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1001" calcext:value-type="float">
            <text:p>1001</text:p>
          </table:table-cell>
          <table:table-cell table:formula="of:=([.F326]-[.E326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2.5" calcext:value-type="float">
            <text:p>12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2:02:21</text:p>
          </table:table-cell>
          <table:table-cell table:formula="of:=DATEVALUE([.A327])+TIMEVALUE([.A327])" office:value-type="time" office:time-value="PT1010402H02M20.999999642S" calcext:value-type="time">
            <text:p>02:02 AM</text:p>
          </table:table-cell>
          <table:table-cell table:style-name="ce3" table:formula="of:=22*[.E327]/1000" office:value-type="float" office:value="22.352" calcext:value-type="float">
            <text:p>22.3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6" calcext:value-type="float">
            <text:p>1016</text:p>
          </table:table-cell>
          <table:table-cell table:formula="of:=([.F327]-[.E327])/1000/68*1000*1000" office:value-type="float" office:value="0" calcext:value-type="float">
            <text:p>0.00</text:p>
          </table:table-cell>
          <table:table-cell office:value-type="float" office:value="3279" calcext:value-type="float">
            <text:p>3279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2:07:21</text:p>
          </table:table-cell>
          <table:table-cell table:formula="of:=DATEVALUE([.A328])+TIMEVALUE([.A328])" office:value-type="time" office:time-value="PT1010402H07M21.000000201S" calcext:value-type="time">
            <text:p>02:07 AM</text:p>
          </table:table-cell>
          <table:table-cell table:style-name="ce3" table:formula="of:=22*[.E328]/1000" office:value-type="float" office:value="22.352" calcext:value-type="float">
            <text:p>22.352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997" calcext:value-type="float">
            <text:p>997</text:p>
          </table:table-cell>
          <table:table-cell table:formula="of:=([.F328]-[.E328])/1000/68*1000*1000" office:value-type="float" office:value="-279.411764705882" calcext:value-type="float">
            <text:p>-279.41</text:p>
          </table:table-cell>
          <table:table-cell office:value-type="float" office:value="3294" calcext:value-type="float">
            <text:p>3294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2:12:21</text:p>
          </table:table-cell>
          <table:table-cell table:formula="of:=DATEVALUE([.A329])+TIMEVALUE([.A329])" office:value-type="time" office:time-value="PT1010402H12M21.00000076S" calcext:value-type="time">
            <text:p>02:12 AM</text:p>
          </table:table-cell>
          <table:table-cell table:style-name="ce3" table:formula="of:=22*[.E329]/1000" office:value-type="float" office:value="22.242" calcext:value-type="float">
            <text:p>22.242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987" calcext:value-type="float">
            <text:p>987</text:p>
          </table:table-cell>
          <table:table-cell table:formula="of:=([.F329]-[.E329])/1000/68*1000*1000" office:value-type="float" office:value="-352.941176470588" calcext:value-type="float">
            <text:p>-352.94</text:p>
          </table:table-cell>
          <table:table-cell office:value-type="float" office:value="3279" calcext:value-type="float">
            <text:p>3279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2:17:21</text:p>
          </table:table-cell>
          <table:table-cell table:formula="of:=DATEVALUE([.A330])+TIMEVALUE([.A330])" office:value-type="time" office:time-value="PT1010402H17M21.0000009S" calcext:value-type="time">
            <text:p>02:17 AM</text:p>
          </table:table-cell>
          <table:table-cell table:style-name="ce3" table:formula="of:=22*[.E330]/1000" office:value-type="float" office:value="22.132" calcext:value-type="float">
            <text:p>22.132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office:value-type="float" office:value="987" calcext:value-type="float">
            <text:p>987</text:p>
          </table:table-cell>
          <table:table-cell table:formula="of:=([.F330]-[.E330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2:22:22</text:p>
          </table:table-cell>
          <table:table-cell table:formula="of:=DATEVALUE([.A331])+TIMEVALUE([.A331])" office:value-type="time" office:time-value="PT1010402H22M22.000000225S" calcext:value-type="time">
            <text:p>02:22 AM</text:p>
          </table:table-cell>
          <table:table-cell table:style-name="ce3" table:formula="of:=22*[.E331]/1000" office:value-type="float" office:value="22.022" calcext:value-type="float">
            <text:p>22.022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982" calcext:value-type="float">
            <text:p>982</text:p>
          </table:table-cell>
          <table:table-cell table:formula="of:=([.F331]-[.E331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2:27:22</text:p>
          </table:table-cell>
          <table:table-cell table:formula="of:=DATEVALUE([.A332])+TIMEVALUE([.A332])" office:value-type="time" office:time-value="PT1010402H27M22.000001203S" calcext:value-type="time">
            <text:p>02:27 AM</text:p>
          </table:table-cell>
          <table:table-cell table:style-name="ce3" table:formula="of:=22*[.E332]/1000" office:value-type="float" office:value="22.022" calcext:value-type="float">
            <text:p>22.022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982" calcext:value-type="float">
            <text:p>982</text:p>
          </table:table-cell>
          <table:table-cell table:formula="of:=([.F332]-[.E332])/1000/68*1000*1000" office:value-type="float" office:value="-279.411764705882" calcext:value-type="float">
            <text:p>-279.41</text:p>
          </table:table-cell>
          <table:table-cell office:value-type="float" office:value="3274" calcext:value-type="float">
            <text:p>3274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2:32:22</text:p>
          </table:table-cell>
          <table:table-cell table:formula="of:=DATEVALUE([.A333])+TIMEVALUE([.A333])" office:value-type="time" office:time-value="PT1010402H32M22.000000086S" calcext:value-type="time">
            <text:p>02:32 AM</text:p>
          </table:table-cell>
          <table:table-cell table:style-name="ce3" table:formula="of:=22*[.E333]/1000" office:value-type="float" office:value="21.934" calcext:value-type="float">
            <text:p>21.934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977" calcext:value-type="float">
            <text:p>977</text:p>
          </table:table-cell>
          <table:table-cell table:formula="of:=([.F333]-[.E333])/1000/68*1000*1000" office:value-type="float" office:value="-294.117647058824" calcext:value-type="float">
            <text:p>-294.12</text:p>
          </table:table-cell>
          <table:table-cell office:value-type="float" office:value="3274" calcext:value-type="float">
            <text:p>3274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2:37:22</text:p>
          </table:table-cell>
          <table:table-cell table:formula="of:=DATEVALUE([.A334])+TIMEVALUE([.A334])" office:value-type="time" office:time-value="PT1010402H37M21.999999387S" calcext:value-type="time">
            <text:p>02:37 AM</text:p>
          </table:table-cell>
          <table:table-cell table:style-name="ce3" table:formula="of:=22*[.E334]/1000" office:value-type="float" office:value="21.824" calcext:value-type="float">
            <text:p>21.824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972" calcext:value-type="float">
            <text:p>972</text:p>
          </table:table-cell>
          <table:table-cell table:formula="of:=([.F334]-[.E334])/1000/68*1000*1000" office:value-type="float" office:value="-294.117647058824" calcext:value-type="float">
            <text:p>-294.12</text:p>
          </table:table-cell>
          <table:table-cell office:value-type="float" office:value="3274" calcext:value-type="float">
            <text:p>3274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2:42:23</text:p>
          </table:table-cell>
          <table:table-cell table:formula="of:=DATEVALUE([.A335])+TIMEVALUE([.A335])" office:value-type="time" office:time-value="PT1010402H42M23.000000808S" calcext:value-type="time">
            <text:p>02:42 AM</text:p>
          </table:table-cell>
          <table:table-cell table:style-name="ce3" table:formula="of:=22*[.E335]/1000" office:value-type="float" office:value="21.714" calcext:value-type="float">
            <text:p>21.714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967" calcext:value-type="float">
            <text:p>967</text:p>
          </table:table-cell>
          <table:table-cell table:formula="of:=([.F335]-[.E335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2:47:23</text:p>
          </table:table-cell>
          <table:table-cell table:formula="of:=DATEVALUE([.A336])+TIMEVALUE([.A336])" office:value-type="time" office:time-value="PT1010402H47M22.999999691S" calcext:value-type="time">
            <text:p>02:47 AM</text:p>
          </table:table-cell>
          <table:table-cell table:style-name="ce3" table:formula="of:=22*[.E336]/1000" office:value-type="float" office:value="21.714" calcext:value-type="float">
            <text:p>21.714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967" calcext:value-type="float">
            <text:p>967</text:p>
          </table:table-cell>
          <table:table-cell table:formula="of:=([.F336]-[.E336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2:52:23</text:p>
          </table:table-cell>
          <table:table-cell table:formula="of:=DATEVALUE([.A337])+TIMEVALUE([.A337])" office:value-type="time" office:time-value="PT1010402H52M23.00000025S" calcext:value-type="time">
            <text:p>02:52 AM</text:p>
          </table:table-cell>
          <table:table-cell table:style-name="ce3" table:formula="of:=22*[.E337]/1000" office:value-type="float" office:value="21.604" calcext:value-type="float">
            <text:p>21.604</text:p>
          </table:table-cell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office:value-type="float" office:value="962" calcext:value-type="float">
            <text:p>962</text:p>
          </table:table-cell>
          <table:table-cell table:formula="of:=([.F337]-[.E337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2:57:24</text:p>
          </table:table-cell>
          <table:table-cell table:formula="of:=DATEVALUE([.A338])+TIMEVALUE([.A338])" office:value-type="time" office:time-value="PT1010402H57M23.999999994S" calcext:value-type="time">
            <text:p>02:57 AM</text:p>
          </table:table-cell>
          <table:table-cell table:style-name="ce3" table:formula="of:=22*[.E338]/1000" office:value-type="float" office:value="21.604" calcext:value-type="float">
            <text:p>21.6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2" calcext:value-type="float">
            <text:p>982</text:p>
          </table:table-cell>
          <table:table-cell table:formula="of:=([.F338]-[.E338])/1000/68*1000*1000" office:value-type="float" office:value="0" calcext:value-type="float">
            <text:p>0.00</text:p>
          </table:table-cell>
          <table:table-cell office:value-type="float" office:value="3279" calcext:value-type="float">
            <text:p>3279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3:02:24</text:p>
          </table:table-cell>
          <table:table-cell table:formula="of:=DATEVALUE([.A339])+TIMEVALUE([.A339])" office:value-type="time" office:time-value="PT1010403H02M23.999999296S" calcext:value-type="time">
            <text:p>03:02 AM</text:p>
          </table:table-cell>
          <table:table-cell table:style-name="ce3" table:formula="of:=22*[.E339]/1000" office:value-type="float" office:value="21.494" calcext:value-type="float">
            <text:p>21.494</text:p>
          </table:table-cell>
          <table:table-cell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office:value-type="float" office:value="962" calcext:value-type="float">
            <text:p>962</text:p>
          </table:table-cell>
          <table:table-cell table:formula="of:=([.F339]-[.E339])/1000/68*1000*1000" office:value-type="float" office:value="-220.588235294118" calcext:value-type="float">
            <text:p>-220.59</text:p>
          </table:table-cell>
          <table:table-cell office:value-type="float" office:value="3279" calcext:value-type="float">
            <text:p>3279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3:07:24</text:p>
          </table:table-cell>
          <table:table-cell table:formula="of:=DATEVALUE([.A340])+TIMEVALUE([.A340])" office:value-type="time" office:time-value="PT1010403H07M23.999999436S" calcext:value-type="time">
            <text:p>03:07 AM</text:p>
          </table:table-cell>
          <table:table-cell table:style-name="ce3" table:formula="of:=22*[.E340]/1000" office:value-type="float" office:value="21.384" calcext:value-type="float">
            <text:p>21.384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953" calcext:value-type="float">
            <text:p>953</text:p>
          </table:table-cell>
          <table:table-cell table:formula="of:=([.F340]-[.E340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3:12:24</text:p>
          </table:table-cell>
          <table:table-cell table:formula="of:=DATEVALUE([.A341])+TIMEVALUE([.A341])" office:value-type="time" office:time-value="PT1010403H12M23.999998737S" calcext:value-type="time">
            <text:p>03:12 AM</text:p>
          </table:table-cell>
          <table:table-cell table:style-name="ce3" table:formula="of:=22*[.E341]/1000" office:value-type="float" office:value="21.274" calcext:value-type="float">
            <text:p>21.274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948" calcext:value-type="float">
            <text:p>948</text:p>
          </table:table-cell>
          <table:table-cell table:formula="of:=([.F341]-[.E341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3:17:25</text:p>
          </table:table-cell>
          <table:table-cell table:formula="of:=DATEVALUE([.A342])+TIMEVALUE([.A342])" office:value-type="time" office:time-value="PT1010403H17M24.999999739S" calcext:value-type="time">
            <text:p>03:17 AM</text:p>
          </table:table-cell>
          <table:table-cell table:style-name="ce3" table:formula="of:=22*[.E342]/1000" office:value-type="float" office:value="21.274" calcext:value-type="float">
            <text:p>21.274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948" calcext:value-type="float">
            <text:p>948</text:p>
          </table:table-cell>
          <table:table-cell table:formula="of:=([.F342]-[.E342])/1000/68*1000*1000" office:value-type="float" office:value="-279.411764705882" calcext:value-type="float">
            <text:p>-279.41</text:p>
          </table:table-cell>
          <table:table-cell office:value-type="float" office:value="3284" calcext:value-type="float">
            <text:p>3284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3:22:25</text:p>
          </table:table-cell>
          <table:table-cell table:formula="of:=DATEVALUE([.A343])+TIMEVALUE([.A343])" office:value-type="time" office:time-value="PT1010403H22M25.000000298S" calcext:value-type="time">
            <text:p>03:22 AM</text:p>
          </table:table-cell>
          <table:table-cell table:style-name="ce3" table:formula="of:=22*[.E343]/1000" office:value-type="float" office:value="21.164" calcext:value-type="float">
            <text:p>21.164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943" calcext:value-type="float">
            <text:p>943</text:p>
          </table:table-cell>
          <table:table-cell table:formula="of:=([.F343]-[.E343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3:27:25</text:p>
          </table:table-cell>
          <table:table-cell table:formula="of:=DATEVALUE([.A344])+TIMEVALUE([.A344])" office:value-type="time" office:time-value="PT1010403H27M25.000000857S" calcext:value-type="time">
            <text:p>03:27 AM</text:p>
          </table:table-cell>
          <table:table-cell table:style-name="ce3" table:formula="of:=22*[.E344]/1000" office:value-type="float" office:value="21.054" calcext:value-type="float">
            <text:p>21.054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 office:value-type="float" office:value="938" calcext:value-type="float">
            <text:p>938</text:p>
          </table:table-cell>
          <table:table-cell table:formula="of:=([.F344]-[.E344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3:32:25</text:p>
          </table:table-cell>
          <table:table-cell table:formula="of:=DATEVALUE([.A345])+TIMEVALUE([.A345])" office:value-type="time" office:time-value="PT1010403H32M25.000000158S" calcext:value-type="time">
            <text:p>03:32 AM</text:p>
          </table:table-cell>
          <table:table-cell table:style-name="ce3" table:formula="of:=22*[.E345]/1000" office:value-type="float" office:value="21.054" calcext:value-type="float">
            <text:p>21.054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 office:value-type="float" office:value="933" calcext:value-type="float">
            <text:p>933</text:p>
          </table:table-cell>
          <table:table-cell table:formula="of:=([.F345]-[.E345])/1000/68*1000*1000" office:value-type="float" office:value="-352.941176470588" calcext:value-type="float">
            <text:p>-352.94</text:p>
          </table:table-cell>
          <table:table-cell office:value-type="float" office:value="3279" calcext:value-type="float">
            <text:p>3279</text:p>
          </table:table-cell>
          <table:table-cell office:value-type="float" office:value="12.5" calcext:value-type="float">
            <text:p>12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3:37:26</text:p>
          </table:table-cell>
          <table:table-cell table:formula="of:=DATEVALUE([.A346])+TIMEVALUE([.A346])" office:value-type="time" office:time-value="PT1010403H37M25.999999484S" calcext:value-type="time">
            <text:p>03:37 AM</text:p>
          </table:table-cell>
          <table:table-cell table:style-name="ce3" table:formula="of:=22*[.E346]/1000" office:value-type="float" office:value="20.966" calcext:value-type="float">
            <text:p>20.966</text:p>
          </table:table-cell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933" calcext:value-type="float">
            <text:p>933</text:p>
          </table:table-cell>
          <table:table-cell table:formula="of:=([.F346]-[.E346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2.5" calcext:value-type="float">
            <text:p>12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3:42:26</text:p>
          </table:table-cell>
          <table:table-cell table:formula="of:=DATEVALUE([.A347])+TIMEVALUE([.A347])" office:value-type="time" office:time-value="PT1010403H42M25.999999624S" calcext:value-type="time">
            <text:p>03:42 AM</text:p>
          </table:table-cell>
          <table:table-cell table:style-name="ce3" table:formula="of:=22*[.E347]/1000" office:value-type="float" office:value="20.856" calcext:value-type="float">
            <text:p>20.856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928" calcext:value-type="float">
            <text:p>928</text:p>
          </table:table-cell>
          <table:table-cell table:formula="of:=([.F347]-[.E347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2.5" calcext:value-type="float">
            <text:p>12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3:47:26</text:p>
          </table:table-cell>
          <table:table-cell table:formula="of:=DATEVALUE([.A348])+TIMEVALUE([.A348])" office:value-type="time" office:time-value="PT1010403H47M25.999999344S" calcext:value-type="time">
            <text:p>03:47 AM</text:p>
          </table:table-cell>
          <table:table-cell table:style-name="ce3" table:formula="of:=22*[.E348]/1000" office:value-type="float" office:value="20.856" calcext:value-type="float">
            <text:p>20.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8" calcext:value-type="float">
            <text:p>948</text:p>
          </table:table-cell>
          <table:table-cell table:formula="of:=([.F348]-[.E348])/1000/68*1000*1000" office:value-type="float" office:value="0" calcext:value-type="float">
            <text:p>0.00</text:p>
          </table:table-cell>
          <table:table-cell office:value-type="float" office:value="3279" calcext:value-type="float">
            <text:p>3279</text:p>
          </table:table-cell>
          <table:table-cell office:value-type="float" office:value="12.75" calcext:value-type="float">
            <text:p>12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3:52:26</text:p>
          </table:table-cell>
          <table:table-cell table:formula="of:=DATEVALUE([.A349])+TIMEVALUE([.A349])" office:value-type="time" office:time-value="PT1010403H52M25.999999903S" calcext:value-type="time">
            <text:p>03:52 AM</text:p>
          </table:table-cell>
          <table:table-cell table:style-name="ce3" table:formula="of:=22*[.E349]/1000" office:value-type="float" office:value="20.746" calcext:value-type="float">
            <text:p>20.746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923" calcext:value-type="float">
            <text:p>923</text:p>
          </table:table-cell>
          <table:table-cell table:formula="of:=([.F349]-[.E349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2.75" calcext:value-type="float">
            <text:p>12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3:57:27</text:p>
          </table:table-cell>
          <table:table-cell table:formula="of:=DATEVALUE([.A350])+TIMEVALUE([.A350])" office:value-type="time" office:time-value="PT1010403H57M27.000000067S" calcext:value-type="time">
            <text:p>03:57 AM</text:p>
          </table:table-cell>
          <table:table-cell table:style-name="ce3" table:formula="of:=22*[.E350]/1000" office:value-type="float" office:value="20.636" calcext:value-type="float">
            <text:p>20.636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918" calcext:value-type="float">
            <text:p>918</text:p>
          </table:table-cell>
          <table:table-cell table:formula="of:=([.F350]-[.E350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2.75" calcext:value-type="float">
            <text:p>12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4:02:27</text:p>
          </table:table-cell>
          <table:table-cell table:formula="of:=DATEVALUE([.A351])+TIMEVALUE([.A351])" office:value-type="time" office:time-value="PT1010404H02M26.999998949S" calcext:value-type="time">
            <text:p>04:02 AM</text:p>
          </table:table-cell>
          <table:table-cell table:style-name="ce3" table:formula="of:=22*[.E351]/1000" office:value-type="float" office:value="20.636" calcext:value-type="float">
            <text:p>20.636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918" calcext:value-type="float">
            <text:p>918</text:p>
          </table:table-cell>
          <table:table-cell table:formula="of:=([.F351]-[.E351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2.75" calcext:value-type="float">
            <text:p>12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4:07:27</text:p>
          </table:table-cell>
          <table:table-cell table:formula="of:=DATEVALUE([.A352])+TIMEVALUE([.A352])" office:value-type="time" office:time-value="PT1010404H07M26.999999927S" calcext:value-type="time">
            <text:p>04:07 AM</text:p>
          </table:table-cell>
          <table:table-cell table:style-name="ce3" table:formula="of:=22*[.E352]/1000" office:value-type="float" office:value="20.526" calcext:value-type="float">
            <text:p>20.526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office:value-type="float" office:value="913" calcext:value-type="float">
            <text:p>913</text:p>
          </table:table-cell>
          <table:table-cell table:formula="of:=([.F352]-[.E352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2.75" calcext:value-type="float">
            <text:p>12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4:12:27</text:p>
          </table:table-cell>
          <table:table-cell table:formula="of:=DATEVALUE([.A353])+TIMEVALUE([.A353])" office:value-type="time" office:time-value="PT1010404H12M26.999999229S" calcext:value-type="time">
            <text:p>04:12 AM</text:p>
          </table:table-cell>
          <table:table-cell table:style-name="ce3" table:formula="of:=22*[.E353]/1000" office:value-type="float" office:value="20.416" calcext:value-type="float">
            <text:p>20.416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13" calcext:value-type="float">
            <text:p>913</text:p>
          </table:table-cell>
          <table:table-cell table:formula="of:=([.F353]-[.E353])/1000/68*1000*1000" office:value-type="float" office:value="-220.588235294118" calcext:value-type="float">
            <text:p>-220.59</text:p>
          </table:table-cell>
          <table:table-cell office:value-type="float" office:value="3279" calcext:value-type="float">
            <text:p>3279</text:p>
          </table:table-cell>
          <table:table-cell office:value-type="float" office:value="12.75" calcext:value-type="float">
            <text:p>12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4:17:28</text:p>
          </table:table-cell>
          <table:table-cell table:formula="of:=DATEVALUE([.A354])+TIMEVALUE([.A354])" office:value-type="time" office:time-value="PT1010404H17M28.000000231S" calcext:value-type="time">
            <text:p>04:17 AM</text:p>
          </table:table-cell>
          <table:table-cell table:style-name="ce3" table:formula="of:=22*[.E354]/1000" office:value-type="float" office:value="20.306" calcext:value-type="float">
            <text:p>20.306</text:p>
          </table:table-cell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909" calcext:value-type="float">
            <text:p>909</text:p>
          </table:table-cell>
          <table:table-cell table:formula="of:=([.F354]-[.E354])/1000/68*1000*1000" office:value-type="float" office:value="-205.882352941176" calcext:value-type="float">
            <text:p>-205.88</text:p>
          </table:table-cell>
          <table:table-cell office:value-type="float" office:value="3279" calcext:value-type="float">
            <text:p>3279</text:p>
          </table:table-cell>
          <table:table-cell office:value-type="float" office:value="12.75" calcext:value-type="float">
            <text:p>12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4:22:28</text:p>
          </table:table-cell>
          <table:table-cell table:formula="of:=DATEVALUE([.A355])+TIMEVALUE([.A355])" office:value-type="time" office:time-value="PT1010404H22M27.999999952S" calcext:value-type="time">
            <text:p>04:22 AM</text:p>
          </table:table-cell>
          <table:table-cell table:style-name="ce3" table:formula="of:=22*[.E355]/1000" office:value-type="float" office:value="20.306" calcext:value-type="float">
            <text:p>20.306</text:p>
          </table:table-cell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904" calcext:value-type="float">
            <text:p>904</text:p>
          </table:table-cell>
          <table:table-cell table:formula="of:=([.F355]-[.E355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4:27:28</text:p>
          </table:table-cell>
          <table:table-cell table:formula="of:=DATEVALUE([.A356])+TIMEVALUE([.A356])" office:value-type="time" office:time-value="PT1010404H27M28.000000929S" calcext:value-type="time">
            <text:p>04:27 AM</text:p>
          </table:table-cell>
          <table:table-cell table:style-name="ce3" table:formula="of:=22*[.E356]/1000" office:value-type="float" office:value="20.306" calcext:value-type="float">
            <text:p>20.306</text:p>
          </table:table-cell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904" calcext:value-type="float">
            <text:p>904</text:p>
          </table:table-cell>
          <table:table-cell table:formula="of:=([.F356]-[.E356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2.75" calcext:value-type="float">
            <text:p>12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4:32:29</text:p>
          </table:table-cell>
          <table:table-cell table:formula="of:=DATEVALUE([.A357])+TIMEVALUE([.A357])" office:value-type="time" office:time-value="PT1010404H32M28.999999836S" calcext:value-type="time">
            <text:p>04:32 AM</text:p>
          </table:table-cell>
          <table:table-cell table:style-name="ce3" table:formula="of:=22*[.E357]/1000" office:value-type="float" office:value="20.196" calcext:value-type="float">
            <text:p>20.196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899" calcext:value-type="float">
            <text:p>899</text:p>
          </table:table-cell>
          <table:table-cell table:formula="of:=([.F357]-[.E357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4:37:29</text:p>
          </table:table-cell>
          <table:table-cell table:formula="of:=DATEVALUE([.A358])+TIMEVALUE([.A358])" office:value-type="time" office:time-value="PT1010404H37M28.999999976S" calcext:value-type="time">
            <text:p>04:37 AM</text:p>
          </table:table-cell>
          <table:table-cell table:style-name="ce3" table:formula="of:=22*[.E358]/1000" office:value-type="float" office:value="20.086" calcext:value-type="float">
            <text:p>20.086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894" calcext:value-type="float">
            <text:p>894</text:p>
          </table:table-cell>
          <table:table-cell table:formula="of:=([.F358]-[.E358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4:42:29</text:p>
          </table:table-cell>
          <table:table-cell table:formula="of:=DATEVALUE([.A359])+TIMEVALUE([.A359])" office:value-type="time" office:time-value="PT1010404H42M28.999999696S" calcext:value-type="time">
            <text:p>04:42 AM</text:p>
          </table:table-cell>
          <table:table-cell table:style-name="ce3" table:formula="of:=22*[.E359]/1000" office:value-type="float" office:value="20.086" calcext:value-type="float">
            <text:p>20.086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894" calcext:value-type="float">
            <text:p>894</text:p>
          </table:table-cell>
          <table:table-cell table:formula="of:=([.F359]-[.E359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4:47:29</text:p>
          </table:table-cell>
          <table:table-cell table:formula="of:=DATEVALUE([.A360])+TIMEVALUE([.A360])" office:value-type="time" office:time-value="PT1010404H47M28.999999417S" calcext:value-type="time">
            <text:p>04:47 AM</text:p>
          </table:table-cell>
          <table:table-cell table:style-name="ce3" table:formula="of:=22*[.E360]/1000" office:value-type="float" office:value="19.998" calcext:value-type="float">
            <text:p>19.998</text:p>
          </table:table-cell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float" office:value="889" calcext:value-type="float">
            <text:p>889</text:p>
          </table:table-cell>
          <table:table-cell table:formula="of:=([.F360]-[.E360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3.25" calcext:value-type="float">
            <text:p>13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4:52:30</text:p>
          </table:table-cell>
          <table:table-cell table:formula="of:=DATEVALUE([.A361])+TIMEVALUE([.A361])" office:value-type="time" office:time-value="PT1010404H52M30S" calcext:value-type="time">
            <text:p>04:52 AM</text:p>
          </table:table-cell>
          <table:table-cell table:style-name="ce3" table:formula="of:=22*[.E361]/1000" office:value-type="float" office:value="19.888" calcext:value-type="float">
            <text:p>19.888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884" calcext:value-type="float">
            <text:p>884</text:p>
          </table:table-cell>
          <table:table-cell table:formula="of:=([.F361]-[.E361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3.25" calcext:value-type="float">
            <text:p>13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4:57:30</text:p>
          </table:table-cell>
          <table:table-cell table:formula="of:=DATEVALUE([.A362])+TIMEVALUE([.A362])" office:value-type="time" office:time-value="PT1010404H57M29.999998463S" calcext:value-type="time">
            <text:p>04:57 AM</text:p>
          </table:table-cell>
          <table:table-cell table:style-name="ce3" table:formula="of:=22*[.E362]/1000" office:value-type="float" office:value="19.888" calcext:value-type="float">
            <text:p>19.888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884" calcext:value-type="float">
            <text:p>884</text:p>
          </table:table-cell>
          <table:table-cell table:formula="of:=([.F362]-[.E362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3.25" calcext:value-type="float">
            <text:p>13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5:02:30</text:p>
          </table:table-cell>
          <table:table-cell table:formula="of:=DATEVALUE([.A363])+TIMEVALUE([.A363])" office:value-type="time" office:time-value="PT1010405H02M30.000000279S" calcext:value-type="time">
            <text:p>05:02 AM</text:p>
          </table:table-cell>
          <table:table-cell table:style-name="ce3" table:formula="of:=22*[.E363]/1000" office:value-type="float" office:value="19.778" calcext:value-type="float">
            <text:p>19.778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879" calcext:value-type="float">
            <text:p>879</text:p>
          </table:table-cell>
          <table:table-cell table:formula="of:=([.F363]-[.E363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5:07:30</text:p>
          </table:table-cell>
          <table:table-cell table:formula="of:=DATEVALUE([.A364])+TIMEVALUE([.A364])" office:value-type="time" office:time-value="PT1010405H07M30.000000838S" calcext:value-type="time">
            <text:p>05:07 AM</text:p>
          </table:table-cell>
          <table:table-cell table:style-name="ce3" table:formula="of:=22*[.E364]/1000" office:value-type="float" office:value="19.778" calcext:value-type="float">
            <text:p>19.778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874" calcext:value-type="float">
            <text:p>874</text:p>
          </table:table-cell>
          <table:table-cell table:formula="of:=([.F364]-[.E364])/1000/68*1000*1000" office:value-type="float" office:value="-367.647058823529" calcext:value-type="float">
            <text:p>-367.65</text:p>
          </table:table-cell>
          <table:table-cell office:value-type="float" office:value="3279" calcext:value-type="float">
            <text:p>3279</text:p>
          </table:table-cell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5:12:31</text:p>
          </table:table-cell>
          <table:table-cell table:formula="of:=DATEVALUE([.A365])+TIMEVALUE([.A365])" office:value-type="time" office:time-value="PT1010405H12M30.999999745S" calcext:value-type="time">
            <text:p>05:12 AM</text:p>
          </table:table-cell>
          <table:table-cell table:style-name="ce3" table:formula="of:=22*[.E365]/1000" office:value-type="float" office:value="19.668" calcext:value-type="float">
            <text:p>19.668</text:p>
          </table:table-cell>
          <table:table-cell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 office:value-type="float" office:value="874" calcext:value-type="float">
            <text:p>874</text:p>
          </table:table-cell>
          <table:table-cell table:formula="of:=([.F365]-[.E365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5:17:31</text:p>
          </table:table-cell>
          <table:table-cell table:formula="of:=DATEVALUE([.A366])+TIMEVALUE([.A366])" office:value-type="time" office:time-value="PT1010405H17M30.999999885S" calcext:value-type="time">
            <text:p>05:17 AM</text:p>
          </table:table-cell>
          <table:table-cell table:style-name="ce3" table:formula="of:=22*[.E366]/1000" office:value-type="float" office:value="19.558" calcext:value-type="float">
            <text:p>19.558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874" calcext:value-type="float">
            <text:p>874</text:p>
          </table:table-cell>
          <table:table-cell table:formula="of:=([.F366]-[.E366])/1000/68*1000*1000" office:value-type="float" office:value="-220.588235294118" calcext:value-type="float">
            <text:p>-220.59</text:p>
          </table:table-cell>
          <table:table-cell office:value-type="float" office:value="3279" calcext:value-type="float">
            <text:p>3279</text:p>
          </table:table-cell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5:22:31</text:p>
          </table:table-cell>
          <table:table-cell table:formula="of:=DATEVALUE([.A367])+TIMEVALUE([.A367])" office:value-type="time" office:time-value="PT1010405H22M30.999999605S" calcext:value-type="time">
            <text:p>05:22 AM</text:p>
          </table:table-cell>
          <table:table-cell table:style-name="ce3" table:formula="of:=22*[.E367]/1000" office:value-type="float" office:value="19.558" calcext:value-type="float">
            <text:p>19.558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869" calcext:value-type="float">
            <text:p>869</text:p>
          </table:table-cell>
          <table:table-cell table:formula="of:=([.F367]-[.E367])/1000/68*1000*1000" office:value-type="float" office:value="-294.117647058824" calcext:value-type="float">
            <text:p>-294.12</text:p>
          </table:table-cell>
          <table:table-cell office:value-type="float" office:value="3294" calcext:value-type="float">
            <text:p>3294</text:p>
          </table:table-cell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5:27:31</text:p>
          </table:table-cell>
          <table:table-cell table:formula="of:=DATEVALUE([.A368])+TIMEVALUE([.A368])" office:value-type="time" office:time-value="PT1010405H27M31.000000164S" calcext:value-type="time">
            <text:p>05:27 AM</text:p>
          </table:table-cell>
          <table:table-cell table:style-name="ce3" table:formula="of:=22*[.E368]/1000" office:value-type="float" office:value="19.448" calcext:value-type="float">
            <text:p>19.448</text:p>
          </table:table-cell>
          <table:table-cell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table:formula="of:=([.F368]-[.E368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3.25" calcext:value-type="float">
            <text:p>13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5:32:32</text:p>
          </table:table-cell>
          <table:table-cell table:formula="of:=DATEVALUE([.A369])+TIMEVALUE([.A369])" office:value-type="time" office:time-value="PT1010405H32M32.000000747S" calcext:value-type="time">
            <text:p>05:32 AM</text:p>
          </table:table-cell>
          <table:table-cell table:style-name="ce3" table:formula="of:=22*[.E369]/1000" office:value-type="float" office:value="19.338" calcext:value-type="float">
            <text:p>19.338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float" office:value="860" calcext:value-type="float">
            <text:p>860</text:p>
          </table:table-cell>
          <table:table-cell table:formula="of:=([.F369]-[.E369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3.25" calcext:value-type="float">
            <text:p>13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5:37:32</text:p>
          </table:table-cell>
          <table:table-cell table:formula="of:=DATEVALUE([.A370])+TIMEVALUE([.A370])" office:value-type="time" office:time-value="PT1010405H37M32.000000048S" calcext:value-type="time">
            <text:p>05:37 AM</text:p>
          </table:table-cell>
          <table:table-cell table:style-name="ce3" table:formula="of:=22*[.E370]/1000" office:value-type="float" office:value="19.338" calcext:value-type="float">
            <text:p>19.338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float" office:value="855" calcext:value-type="float">
            <text:p>855</text:p>
          </table:table-cell>
          <table:table-cell table:formula="of:=([.F370]-[.E370])/1000/68*1000*1000" office:value-type="float" office:value="-352.941176470588" calcext:value-type="float">
            <text:p>-352.94</text:p>
          </table:table-cell>
          <table:table-cell office:value-type="float" office:value="3279" calcext:value-type="float">
            <text:p>3279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5:42:32</text:p>
          </table:table-cell>
          <table:table-cell table:formula="of:=DATEVALUE([.A371])+TIMEVALUE([.A371])" office:value-type="time" office:time-value="PT1010405H42M32.000000188S" calcext:value-type="time">
            <text:p>05:42 AM</text:p>
          </table:table-cell>
          <table:table-cell table:style-name="ce3" table:formula="of:=22*[.E371]/1000" office:value-type="float" office:value="19.228" calcext:value-type="float">
            <text:p>19.228</text:p>
          </table:table-cell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 office:value-type="float" office:value="855" calcext:value-type="float">
            <text:p>855</text:p>
          </table:table-cell>
          <table:table-cell table:formula="of:=([.F371]-[.E371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5:47:32</text:p>
          </table:table-cell>
          <table:table-cell table:formula="of:=DATEVALUE([.A372])+TIMEVALUE([.A372])" office:value-type="time" office:time-value="PT1010405H47M31.99999949S" calcext:value-type="time">
            <text:p>05:47 AM</text:p>
          </table:table-cell>
          <table:table-cell table:style-name="ce3" table:formula="of:=22*[.E372]/1000" office:value-type="float" office:value="19.118" calcext:value-type="float">
            <text:p>19.118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850" calcext:value-type="float">
            <text:p>850</text:p>
          </table:table-cell>
          <table:table-cell table:formula="of:=([.F372]-[.E372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3.25" calcext:value-type="float">
            <text:p>13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5:52:33</text:p>
          </table:table-cell>
          <table:table-cell table:formula="of:=DATEVALUE([.A373])+TIMEVALUE([.A373])" office:value-type="time" office:time-value="PT1010405H52M32.999999654S" calcext:value-type="time">
            <text:p>05:52 AM</text:p>
          </table:table-cell>
          <table:table-cell table:style-name="ce3" table:formula="of:=22*[.E373]/1000" office:value-type="float" office:value="19.118" calcext:value-type="float">
            <text:p>19.118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850" calcext:value-type="float">
            <text:p>850</text:p>
          </table:table-cell>
          <table:table-cell table:formula="of:=([.F373]-[.E373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3.25" calcext:value-type="float">
            <text:p>13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5:57:33</text:p>
          </table:table-cell>
          <table:table-cell table:formula="of:=DATEVALUE([.A374])+TIMEVALUE([.A374])" office:value-type="time" office:time-value="PT1010405H57M33.000000212S" calcext:value-type="time">
            <text:p>05:57 AM</text:p>
          </table:table-cell>
          <table:table-cell table:style-name="ce3" table:formula="of:=22*[.E374]/1000" office:value-type="float" office:value="19.03" calcext:value-type="float">
            <text:p>19.03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office:value-type="float" office:value="845" calcext:value-type="float">
            <text:p>845</text:p>
          </table:table-cell>
          <table:table-cell table:formula="of:=([.F374]-[.E374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6:02:33</text:p>
          </table:table-cell>
          <table:table-cell table:formula="of:=DATEVALUE([.A375])+TIMEVALUE([.A375])" office:value-type="time" office:time-value="PT1010406H02M32.999999933S" calcext:value-type="time">
            <text:p>06:02 AM</text:p>
          </table:table-cell>
          <table:table-cell table:style-name="ce3" table:formula="of:=22*[.E375]/1000" office:value-type="float" office:value="19.03" calcext:value-type="float">
            <text:p>19.03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office:value-type="float" office:value="845" calcext:value-type="float">
            <text:p>845</text:p>
          </table:table-cell>
          <table:table-cell table:formula="of:=([.F375]-[.E375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3.75" calcext:value-type="float">
            <text:p>13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6:07:34</text:p>
          </table:table-cell>
          <table:table-cell table:formula="of:=DATEVALUE([.A376])+TIMEVALUE([.A376])" office:value-type="time" office:time-value="PT1010406H07M34.000000097S" calcext:value-type="time">
            <text:p>06:07 AM</text:p>
          </table:table-cell>
          <table:table-cell table:style-name="ce3" table:formula="of:=22*[.E376]/1000" office:value-type="float" office:value="18.92" calcext:value-type="float">
            <text:p>18.92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840" calcext:value-type="float">
            <text:p>840</text:p>
          </table:table-cell>
          <table:table-cell table:formula="of:=([.F376]-[.E376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3.75" calcext:value-type="float">
            <text:p>13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6:12:34</text:p>
          </table:table-cell>
          <table:table-cell table:formula="of:=DATEVALUE([.A377])+TIMEVALUE([.A377])" office:value-type="time" office:time-value="PT1010406H12M33.999999817S" calcext:value-type="time">
            <text:p>06:12 AM</text:p>
          </table:table-cell>
          <table:table-cell table:style-name="ce3" table:formula="of:=22*[.E377]/1000" office:value-type="float" office:value="18.81" calcext:value-type="float">
            <text:p>18.81</text:p>
          </table:table-cell>
          <table:table-cell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 office:value-type="float" office:value="840" calcext:value-type="float">
            <text:p>840</text:p>
          </table:table-cell>
          <table:table-cell table:formula="of:=([.F377]-[.E377])/1000/68*1000*1000" office:value-type="float" office:value="-220.588235294118" calcext:value-type="float">
            <text:p>-220.59</text:p>
          </table:table-cell>
          <table:table-cell office:value-type="float" office:value="3279" calcext:value-type="float">
            <text:p>3279</text:p>
          </table:table-cell>
          <table:table-cell office:value-type="float" office:value="13.75" calcext:value-type="float">
            <text:p>13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6:17:34</text:p>
          </table:table-cell>
          <table:table-cell table:formula="of:=DATEVALUE([.A378])+TIMEVALUE([.A378])" office:value-type="time" office:time-value="PT1010406H17M34.000000376S" calcext:value-type="time">
            <text:p>06:17 AM</text:p>
          </table:table-cell>
          <table:table-cell table:style-name="ce3" table:formula="of:=22*[.E378]/1000" office:value-type="float" office:value="18.81" calcext:value-type="float">
            <text:p>18.81</text:p>
          </table:table-cell>
          <table:table-cell office:value-type="float" office:value="19" calcext:value-type="float">
            <text:p>19</text:p>
          </table:table-cell>
          <table:table-cell office:value-type="float" office:value="855" calcext:value-type="float">
            <text:p>855</text:p>
          </table:table-cell>
          <table:table-cell office:value-type="float" office:value="835" calcext:value-type="float">
            <text:p>835</text:p>
          </table:table-cell>
          <table:table-cell table:formula="of:=([.F378]-[.E378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6:22:34</text:p>
          </table:table-cell>
          <table:table-cell table:formula="of:=DATEVALUE([.A379])+TIMEVALUE([.A379])" office:value-type="time" office:time-value="PT1010406H22M33.999999678S" calcext:value-type="time">
            <text:p>06:22 AM</text:p>
          </table:table-cell>
          <table:table-cell table:style-name="ce3" table:formula="of:=22*[.E379]/1000" office:value-type="float" office:value="18.7" calcext:value-type="float">
            <text:p>18.7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50" calcext:value-type="float">
            <text:p>850</text:p>
          </table:table-cell>
          <table:table-cell table:formula="of:=([.F379]-[.E379])/1000/68*1000*1000" office:value-type="float" office:value="0" calcext:value-type="float">
            <text:p>0.00</text:p>
          </table:table-cell>
          <table:table-cell office:value-type="float" office:value="3279" calcext:value-type="float">
            <text:p>3279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6:27:35</text:p>
          </table:table-cell>
          <table:table-cell table:formula="of:=DATEVALUE([.A380])+TIMEVALUE([.A380])" office:value-type="time" office:time-value="PT1010406H27M35.000000261S" calcext:value-type="time">
            <text:p>06:27 AM</text:p>
          </table:table-cell>
          <table:table-cell table:style-name="ce3" table:formula="of:=22*[.E380]/1000" office:value-type="float" office:value="18.7" calcext:value-type="float">
            <text:p>18.7</text:p>
          </table:table-cell>
          <table:table-cell office:value-type="float" office:value="151" calcext:value-type="float">
            <text:p>151</text:p>
          </table:table-cell>
          <table:table-cell office:value-type="float" office:value="850" calcext:value-type="float">
            <text:p>850</text:p>
          </table:table-cell>
          <table:table-cell office:value-type="float" office:value="830" calcext:value-type="float">
            <text:p>830</text:p>
          </table:table-cell>
          <table:table-cell table:formula="of:=([.F380]-[.E380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6:32:35</text:p>
          </table:table-cell>
          <table:table-cell table:formula="of:=DATEVALUE([.A381])+TIMEVALUE([.A381])" office:value-type="time" office:time-value="PT1010406H32M34.999999981S" calcext:value-type="time">
            <text:p>06:32 AM</text:p>
          </table:table-cell>
          <table:table-cell table:style-name="ce3" table:formula="of:=22*[.E381]/1000" office:value-type="float" office:value="18.59" calcext:value-type="float">
            <text:p>18.59</text:p>
          </table:table-cell>
          <table:table-cell office:value-type="float" office:value="122" calcext:value-type="float">
            <text:p>122</text:p>
          </table:table-cell>
          <table:table-cell office:value-type="float" office:value="845" calcext:value-type="float">
            <text:p>845</text:p>
          </table:table-cell>
          <table:table-cell office:value-type="float" office:value="826" calcext:value-type="float">
            <text:p>826</text:p>
          </table:table-cell>
          <table:table-cell table:formula="of:=([.F381]-[.E381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6:37:35</text:p>
          </table:table-cell>
          <table:table-cell table:formula="of:=DATEVALUE([.A382])+TIMEVALUE([.A382])" office:value-type="time" office:time-value="PT1010406H37M34.999998445S" calcext:value-type="time">
            <text:p>06:37 AM</text:p>
          </table:table-cell>
          <table:table-cell table:style-name="ce3" table:formula="of:=22*[.E382]/1000" office:value-type="float" office:value="18.59" calcext:value-type="float">
            <text:p>18.59</text:p>
          </table:table-cell>
          <table:table-cell office:value-type="float" office:value="356" calcext:value-type="float">
            <text:p>356</text:p>
          </table:table-cell>
          <table:table-cell office:value-type="float" office:value="845" calcext:value-type="float">
            <text:p>845</text:p>
          </table:table-cell>
          <table:table-cell office:value-type="float" office:value="826" calcext:value-type="float">
            <text:p>826</text:p>
          </table:table-cell>
          <table:table-cell table:formula="of:=([.F382]-[.E382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6:42:35</text:p>
          </table:table-cell>
          <table:table-cell table:formula="of:=DATEVALUE([.A383])+TIMEVALUE([.A383])" office:value-type="time" office:time-value="PT1010406H42M35.000000261S" calcext:value-type="time">
            <text:p>06:42 AM</text:p>
          </table:table-cell>
          <table:table-cell table:style-name="ce3" table:formula="of:=22*[.E383]/1000" office:value-type="float" office:value="18.48" calcext:value-type="float">
            <text:p>18.48</text:p>
          </table:table-cell>
          <table:table-cell office:value-type="float" office:value="449" calcext:value-type="float">
            <text:p>449</text:p>
          </table:table-cell>
          <table:table-cell office:value-type="float" office:value="840" calcext:value-type="float">
            <text:p>840</text:p>
          </table:table-cell>
          <table:table-cell office:value-type="float" office:value="821" calcext:value-type="float">
            <text:p>821</text:p>
          </table:table-cell>
          <table:table-cell table:formula="of:=([.F383]-[.E383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6:47:36</text:p>
          </table:table-cell>
          <table:table-cell table:formula="of:=DATEVALUE([.A384])+TIMEVALUE([.A384])" office:value-type="time" office:time-value="PT1010406H47M36.000000006S" calcext:value-type="time">
            <text:p>06:47 AM</text:p>
          </table:table-cell>
          <table:table-cell table:style-name="ce3" table:formula="of:=22*[.E384]/1000" office:value-type="float" office:value="18.48" calcext:value-type="float">
            <text:p>18.48</text:p>
          </table:table-cell>
          <table:table-cell office:value-type="float" office:value="542" calcext:value-type="float">
            <text:p>542</text:p>
          </table:table-cell>
          <table:table-cell office:value-type="float" office:value="840" calcext:value-type="float">
            <text:p>840</text:p>
          </table:table-cell>
          <table:table-cell office:value-type="float" office:value="821" calcext:value-type="float">
            <text:p>821</text:p>
          </table:table-cell>
          <table:table-cell table:formula="of:=([.F384]-[.E384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3.75" calcext:value-type="float">
            <text:p>13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6:52:36</text:p>
          </table:table-cell>
          <table:table-cell table:formula="of:=DATEVALUE([.A385])+TIMEVALUE([.A385])" office:value-type="time" office:time-value="PT1010406H52M35.999999726S" calcext:value-type="time">
            <text:p>06:52 AM</text:p>
          </table:table-cell>
          <table:table-cell table:style-name="ce3" table:formula="of:=22*[.E385]/1000" office:value-type="float" office:value="18.37" calcext:value-type="float">
            <text:p>18.37</text:p>
          </table:table-cell>
          <table:table-cell office:value-type="float" office:value="782" calcext:value-type="float">
            <text:p>782</text:p>
          </table:table-cell>
          <table:table-cell office:value-type="float" office:value="835" calcext:value-type="float">
            <text:p>835</text:p>
          </table:table-cell>
          <table:table-cell office:value-type="float" office:value="811" calcext:value-type="float">
            <text:p>811</text:p>
          </table:table-cell>
          <table:table-cell table:formula="of:=([.F385]-[.E385])/1000/68*1000*1000" office:value-type="float" office:value="-352.941176470588" calcext:value-type="float">
            <text:p>-352.94</text:p>
          </table:table-cell>
          <table:table-cell office:value-type="float" office:value="3279" calcext:value-type="float">
            <text:p>3279</text:p>
          </table:table-cell>
          <table:table-cell office:value-type="float" office:value="13.75" calcext:value-type="float">
            <text:p>13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6:57:36</text:p>
          </table:table-cell>
          <table:table-cell table:formula="of:=DATEVALUE([.A386])+TIMEVALUE([.A386])" office:value-type="time" office:time-value="PT1010406H57M35.999999447S" calcext:value-type="time">
            <text:p>06:57 AM</text:p>
          </table:table-cell>
          <table:table-cell table:style-name="ce3" table:formula="of:=22*[.E386]/1000" office:value-type="float" office:value="18.26" calcext:value-type="float">
            <text:p>18.26</text:p>
          </table:table-cell>
          <table:table-cell office:value-type="float" office:value="1075" calcext:value-type="float">
            <text:p>1075</text:p>
          </table:table-cell>
          <table:table-cell office:value-type="float" office:value="830" calcext:value-type="float">
            <text:p>830</text:p>
          </table:table-cell>
          <table:table-cell office:value-type="float" office:value="816" calcext:value-type="float">
            <text:p>816</text:p>
          </table:table-cell>
          <table:table-cell table:formula="of:=([.F386]-[.E386])/1000/68*1000*1000" office:value-type="float" office:value="-205.882352941176" calcext:value-type="float">
            <text:p>-205.88</text:p>
          </table:table-cell>
          <table:table-cell office:value-type="float" office:value="3279" calcext:value-type="float">
            <text:p>3279</text:p>
          </table:table-cell>
          <table:table-cell office:value-type="float" office:value="13.75" calcext:value-type="float">
            <text:p>13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7:02:36</text:p>
          </table:table-cell>
          <table:table-cell table:formula="of:=DATEVALUE([.A387])+TIMEVALUE([.A387])" office:value-type="time" office:time-value="PT1010407H02M35.999998748S" calcext:value-type="time">
            <text:p>07:02 AM</text:p>
          </table:table-cell>
          <table:table-cell table:style-name="ce3" table:formula="of:=22*[.E387]/1000" office:value-type="float" office:value="18.26" calcext:value-type="float">
            <text:p>18.26</text:p>
          </table:table-cell>
          <table:table-cell office:value-type="float" office:value="1207" calcext:value-type="float">
            <text:p>1207</text:p>
          </table:table-cell>
          <table:table-cell office:value-type="float" office:value="830" calcext:value-type="float">
            <text:p>830</text:p>
          </table:table-cell>
          <table:table-cell office:value-type="float" office:value="816" calcext:value-type="float">
            <text:p>816</text:p>
          </table:table-cell>
          <table:table-cell table:formula="of:=([.F387]-[.E387])/1000/68*1000*1000" office:value-type="float" office:value="-205.882352941176" calcext:value-type="float">
            <text:p>-205.88</text:p>
          </table:table-cell>
          <table:table-cell office:value-type="float" office:value="3279" calcext:value-type="float">
            <text:p>3279</text:p>
          </table:table-cell>
          <table:table-cell office:value-type="float" office:value="13.75" calcext:value-type="float">
            <text:p>13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7:07:37</text:p>
          </table:table-cell>
          <table:table-cell table:formula="of:=DATEVALUE([.A388])+TIMEVALUE([.A388])" office:value-type="time" office:time-value="PT1010407H07M36.99999975S" calcext:value-type="time">
            <text:p>07:07 AM</text:p>
          </table:table-cell>
          <table:table-cell table:style-name="ce3" table:formula="of:=22*[.E388]/1000" office:value-type="float" office:value="18.172" calcext:value-type="float">
            <text:p>18.172</text:p>
          </table:table-cell>
          <table:table-cell office:value-type="float" office:value="1221" calcext:value-type="float">
            <text:p>1221</text:p>
          </table:table-cell>
          <table:table-cell office:value-type="float" office:value="826" calcext:value-type="float">
            <text:p>826</text:p>
          </table:table-cell>
          <table:table-cell office:value-type="float" office:value="811" calcext:value-type="float">
            <text:p>811</text:p>
          </table:table-cell>
          <table:table-cell table:formula="of:=([.F388]-[.E388])/1000/68*1000*1000" office:value-type="float" office:value="-220.588235294118" calcext:value-type="float">
            <text:p>-220.59</text:p>
          </table:table-cell>
          <table:table-cell office:value-type="float" office:value="3279" calcext:value-type="float">
            <text:p>3279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7:12:37</text:p>
          </table:table-cell>
          <table:table-cell table:formula="of:=DATEVALUE([.A389])+TIMEVALUE([.A389])" office:value-type="time" office:time-value="PT1010407H12M36.999999471S" calcext:value-type="time">
            <text:p>07:12 AM</text:p>
          </table:table-cell>
          <table:table-cell table:style-name="ce3" table:formula="of:=22*[.E389]/1000" office:value-type="float" office:value="18.172" calcext:value-type="float">
            <text:p>18.172</text:p>
          </table:table-cell>
          <table:table-cell office:value-type="float" office:value="997" calcext:value-type="float">
            <text:p>997</text:p>
          </table:table-cell>
          <table:table-cell office:value-type="float" office:value="826" calcext:value-type="float">
            <text:p>826</text:p>
          </table:table-cell>
          <table:table-cell office:value-type="float" office:value="806" calcext:value-type="float">
            <text:p>806</text:p>
          </table:table-cell>
          <table:table-cell table:formula="of:=([.F389]-[.E389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7:17:37</text:p>
          </table:table-cell>
          <table:table-cell table:formula="of:=DATEVALUE([.A390])+TIMEVALUE([.A390])" office:value-type="time" office:time-value="PT1010407H17M37.00000003S" calcext:value-type="time">
            <text:p>07:17 AM</text:p>
          </table:table-cell>
          <table:table-cell table:style-name="ce3" table:formula="of:=22*[.E390]/1000" office:value-type="float" office:value="18.172" calcext:value-type="float">
            <text:p>18.172</text:p>
          </table:table-cell>
          <table:table-cell office:value-type="float" office:value="1476" calcext:value-type="float">
            <text:p>1476</text:p>
          </table:table-cell>
          <table:table-cell office:value-type="float" office:value="826" calcext:value-type="float">
            <text:p>826</text:p>
          </table:table-cell>
          <table:table-cell office:value-type="float" office:value="811" calcext:value-type="float">
            <text:p>811</text:p>
          </table:table-cell>
          <table:table-cell table:formula="of:=([.F390]-[.E390])/1000/68*1000*1000" office:value-type="float" office:value="-220.588235294118" calcext:value-type="float">
            <text:p>-220.59</text:p>
          </table:table-cell>
          <table:table-cell office:value-type="float" office:value="3279" calcext:value-type="float">
            <text:p>3279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7:22:37</text:p>
          </table:table-cell>
          <table:table-cell table:formula="of:=DATEVALUE([.A391])+TIMEVALUE([.A391])" office:value-type="time" office:time-value="PT1010407H22M36.99999975S" calcext:value-type="time">
            <text:p>07:22 AM</text:p>
          </table:table-cell>
          <table:table-cell table:style-name="ce3" table:formula="of:=22*[.E391]/1000" office:value-type="float" office:value="18.172" calcext:value-type="float">
            <text:p>18.172</text:p>
          </table:table-cell>
          <table:table-cell office:value-type="float" office:value="1524" calcext:value-type="float">
            <text:p>1524</text:p>
          </table:table-cell>
          <table:table-cell office:value-type="float" office:value="826" calcext:value-type="float">
            <text:p>826</text:p>
          </table:table-cell>
          <table:table-cell office:value-type="float" office:value="816" calcext:value-type="float">
            <text:p>816</text:p>
          </table:table-cell>
          <table:table-cell table:formula="of:=([.F391]-[.E391])/1000/68*1000*1000" office:value-type="float" office:value="-147.058823529412" calcext:value-type="float">
            <text:p>-147.06</text:p>
          </table:table-cell>
          <table:table-cell office:value-type="float" office:value="3279" calcext:value-type="float">
            <text:p>3279</text:p>
          </table:table-cell>
          <table:table-cell office:value-type="float" office:value="13.75" calcext:value-type="float">
            <text:p>13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7:27:38</text:p>
          </table:table-cell>
          <table:table-cell table:formula="of:=DATEVALUE([.A392])+TIMEVALUE([.A392])" office:value-type="time" office:time-value="PT1010407H27M37.999999495S" calcext:value-type="time">
            <text:p>07:27 AM</text:p>
          </table:table-cell>
          <table:table-cell table:style-name="ce3" table:formula="of:=22*[.E392]/1000" office:value-type="float" office:value="18.062" calcext:value-type="float">
            <text:p>18.062</text:p>
          </table:table-cell>
          <table:table-cell office:value-type="float" office:value="1534" calcext:value-type="float">
            <text:p>1534</text:p>
          </table:table-cell>
          <table:table-cell table:number-columns-repeated="2" office:value-type="float" office:value="821" calcext:value-type="float">
            <text:p>821</text:p>
          </table:table-cell>
          <table:table-cell table:formula="of:=([.F392]-[.E392])/1000/68*1000*1000" office:value-type="float" office:value="0" calcext:value-type="float">
            <text:p>0.00</text:p>
          </table:table-cell>
          <table:table-cell office:value-type="float" office:value="3279" calcext:value-type="float">
            <text:p>3279</text:p>
          </table:table-cell>
          <table:table-cell office:value-type="float" office:value="13.75" calcext:value-type="float">
            <text:p>13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7:32:38</text:p>
          </table:table-cell>
          <table:table-cell table:formula="of:=DATEVALUE([.A393])+TIMEVALUE([.A393])" office:value-type="time" office:time-value="PT1010407H32M37.999998797S" calcext:value-type="time">
            <text:p>07:32 AM</text:p>
          </table:table-cell>
          <table:table-cell table:style-name="ce3" table:formula="of:=22*[.E393]/1000" office:value-type="float" office:value="18.062" calcext:value-type="float">
            <text:p>18.062</text:p>
          </table:table-cell>
          <table:table-cell office:value-type="float" office:value="1588" calcext:value-type="float">
            <text:p>1588</text:p>
          </table:table-cell>
          <table:table-cell office:value-type="float" office:value="821" calcext:value-type="float">
            <text:p>821</text:p>
          </table:table-cell>
          <table:table-cell office:value-type="float" office:value="830" calcext:value-type="float">
            <text:p>830</text:p>
          </table:table-cell>
          <table:table-cell table:formula="of:=([.F393]-[.E393])/1000/68*1000*1000" office:value-type="float" office:value="132.352941176471" calcext:value-type="float">
            <text:p>132.35</text:p>
          </table:table-cell>
          <table:table-cell office:value-type="float" office:value="3279" calcext:value-type="float">
            <text:p>3279</text:p>
          </table:table-cell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7:37:38</text:p>
          </table:table-cell>
          <table:table-cell table:formula="of:=DATEVALUE([.A394])+TIMEVALUE([.A394])" office:value-type="time" office:time-value="PT1010407H37M37.999998936S" calcext:value-type="time">
            <text:p>07:37 AM</text:p>
          </table:table-cell>
          <table:table-cell table:style-name="ce3" table:formula="of:=22*[.E394]/1000" office:value-type="float" office:value="18.172" calcext:value-type="float">
            <text:p>18.172</text:p>
          </table:table-cell>
          <table:table-cell office:value-type="float" office:value="1603" calcext:value-type="float">
            <text:p>1603</text:p>
          </table:table-cell>
          <table:table-cell office:value-type="float" office:value="826" calcext:value-type="float">
            <text:p>826</text:p>
          </table:table-cell>
          <table:table-cell office:value-type="float" office:value="840" calcext:value-type="float">
            <text:p>840</text:p>
          </table:table-cell>
          <table:table-cell table:formula="of:=([.F394]-[.E394])/1000/68*1000*1000" office:value-type="float" office:value="205.882352941176" calcext:value-type="float">
            <text:p>205.88</text:p>
          </table:table-cell>
          <table:table-cell office:value-type="float" office:value="3289" calcext:value-type="float">
            <text:p>3289</text:p>
          </table:table-cell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7:42:39</text:p>
          </table:table-cell>
          <table:table-cell table:formula="of:=DATEVALUE([.A395])+TIMEVALUE([.A395])" office:value-type="time" office:time-value="PT1010407H42M39.000000358S" calcext:value-type="time">
            <text:p>07:42 AM</text:p>
          </table:table-cell>
          <table:table-cell table:style-name="ce3" table:formula="of:=22*[.E395]/1000" office:value-type="float" office:value="18.172" calcext:value-type="float">
            <text:p>18.172</text:p>
          </table:table-cell>
          <table:table-cell office:value-type="float" office:value="1505" calcext:value-type="float">
            <text:p>1505</text:p>
          </table:table-cell>
          <table:table-cell office:value-type="float" office:value="826" calcext:value-type="float">
            <text:p>826</text:p>
          </table:table-cell>
          <table:table-cell office:value-type="float" office:value="835" calcext:value-type="float">
            <text:p>835</text:p>
          </table:table-cell>
          <table:table-cell table:formula="of:=([.F395]-[.E395])/1000/68*1000*1000" office:value-type="float" office:value="132.352941176471" calcext:value-type="float">
            <text:p>132.35</text:p>
          </table:table-cell>
          <table:table-cell office:value-type="float" office:value="3279" calcext:value-type="float">
            <text:p>3279</text:p>
          </table:table-cell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7:47:39</text:p>
          </table:table-cell>
          <table:table-cell table:formula="of:=DATEVALUE([.A396])+TIMEVALUE([.A396])" office:value-type="time" office:time-value="PT1010407H47M38.999998402S" calcext:value-type="time">
            <text:p>07:47 AM</text:p>
          </table:table-cell>
          <table:table-cell table:style-name="ce3" table:formula="of:=22*[.E396]/1000" office:value-type="float" office:value="18.172" calcext:value-type="float">
            <text:p>18.172</text:p>
          </table:table-cell>
          <table:table-cell office:value-type="float" office:value="1480" calcext:value-type="float">
            <text:p>1480</text:p>
          </table:table-cell>
          <table:table-cell office:value-type="float" office:value="826" calcext:value-type="float">
            <text:p>826</text:p>
          </table:table-cell>
          <table:table-cell office:value-type="float" office:value="816" calcext:value-type="float">
            <text:p>816</text:p>
          </table:table-cell>
          <table:table-cell table:formula="of:=([.F396]-[.E396])/1000/68*1000*1000" office:value-type="float" office:value="-147.058823529412" calcext:value-type="float">
            <text:p>-147.06</text:p>
          </table:table-cell>
          <table:table-cell office:value-type="float" office:value="3279" calcext:value-type="float">
            <text:p>3279</text:p>
          </table:table-cell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7:52:39</text:p>
          </table:table-cell>
          <table:table-cell table:formula="of:=DATEVALUE([.A397])+TIMEVALUE([.A397])" office:value-type="time" office:time-value="PT1010407H52M38.999999799S" calcext:value-type="time">
            <text:p>07:52 AM</text:p>
          </table:table-cell>
          <table:table-cell table:style-name="ce3" table:formula="of:=22*[.E397]/1000" office:value-type="float" office:value="18.172" calcext:value-type="float">
            <text:p>18.172</text:p>
          </table:table-cell>
          <table:table-cell office:value-type="float" office:value="1642" calcext:value-type="float">
            <text:p>1642</text:p>
          </table:table-cell>
          <table:table-cell office:value-type="float" office:value="826" calcext:value-type="float">
            <text:p>826</text:p>
          </table:table-cell>
          <table:table-cell office:value-type="float" office:value="855" calcext:value-type="float">
            <text:p>855</text:p>
          </table:table-cell>
          <table:table-cell table:formula="of:=([.F397]-[.E397])/1000/68*1000*1000" office:value-type="float" office:value="426.470588235294" calcext:value-type="float">
            <text:p>426.47</text:p>
          </table:table-cell>
          <table:table-cell office:value-type="float" office:value="3279" calcext:value-type="float">
            <text:p>3279</text:p>
          </table:table-cell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7:57:39</text:p>
          </table:table-cell>
          <table:table-cell table:formula="of:=DATEVALUE([.A398])+TIMEVALUE([.A398])" office:value-type="time" office:time-value="PT1010407H57M38.999999939S" calcext:value-type="time">
            <text:p>07:57 AM</text:p>
          </table:table-cell>
          <table:table-cell table:style-name="ce3" table:formula="of:=22*[.E398]/1000" office:value-type="float" office:value="18.48" calcext:value-type="float">
            <text:p>18.48</text:p>
          </table:table-cell>
          <table:table-cell office:value-type="float" office:value="1735" calcext:value-type="float">
            <text:p>1735</text:p>
          </table:table-cell>
          <table:table-cell office:value-type="float" office:value="840" calcext:value-type="float">
            <text:p>840</text:p>
          </table:table-cell>
          <table:table-cell office:value-type="float" office:value="904" calcext:value-type="float">
            <text:p>904</text:p>
          </table:table-cell>
          <table:table-cell table:formula="of:=([.F398]-[.E398])/1000/68*1000*1000" office:value-type="float" office:value="941.176470588235" calcext:value-type="float">
            <text:p>941.18</text:p>
          </table:table-cell>
          <table:table-cell office:value-type="float" office:value="3279" calcext:value-type="float">
            <text:p>3279</text:p>
          </table:table-cell>
          <table:table-cell office:value-type="float" office:value="13.75" calcext:value-type="float">
            <text:p>13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8:02:40</text:p>
          </table:table-cell>
          <table:table-cell table:formula="of:=DATEVALUE([.A399])+TIMEVALUE([.A399])" office:value-type="time" office:time-value="PT1010408H02M39.999998845S" calcext:value-type="time">
            <text:p>08:02 AM</text:p>
          </table:table-cell>
          <table:table-cell table:style-name="ce3" table:formula="of:=22*[.E399]/1000" office:value-type="float" office:value="18.81" calcext:value-type="float">
            <text:p>18.81</text:p>
          </table:table-cell>
          <table:table-cell office:value-type="float" office:value="1818" calcext:value-type="float">
            <text:p>1818</text:p>
          </table:table-cell>
          <table:table-cell office:value-type="float" office:value="855" calcext:value-type="float">
            <text:p>855</text:p>
          </table:table-cell>
          <table:table-cell office:value-type="float" office:value="962" calcext:value-type="float">
            <text:p>962</text:p>
          </table:table-cell>
          <table:table-cell table:formula="of:=([.F399]-[.E399])/1000/68*1000*1000" office:value-type="float" office:value="1573.52941176471" calcext:value-type="float">
            <text:p>1573.53</text:p>
          </table:table-cell>
          <table:table-cell office:value-type="float" office:value="3279" calcext:value-type="float">
            <text:p>3279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8:07:40</text:p>
          </table:table-cell>
          <table:table-cell table:formula="of:=DATEVALUE([.A400])+TIMEVALUE([.A400])" office:value-type="time" office:time-value="PT1010408H07M40.000000242S" calcext:value-type="time">
            <text:p>08:07 AM</text:p>
          </table:table-cell>
          <table:table-cell table:style-name="ce3" table:formula="of:=22*[.E400]/1000" office:value-type="float" office:value="19.338" calcext:value-type="float">
            <text:p>19.338</text:p>
          </table:table-cell>
          <table:table-cell office:value-type="float" office:value="1886" calcext:value-type="float">
            <text:p>1886</text:p>
          </table:table-cell>
          <table:table-cell office:value-type="float" office:value="879" calcext:value-type="float">
            <text:p>879</text:p>
          </table:table-cell>
          <table:table-cell office:value-type="float" office:value="1016" calcext:value-type="float">
            <text:p>1016</text:p>
          </table:table-cell>
          <table:table-cell table:formula="of:=([.F400]-[.E400])/1000/68*1000*1000" office:value-type="float" office:value="2014.70588235294" calcext:value-type="float">
            <text:p>2014.71</text:p>
          </table:table-cell>
          <table:table-cell office:value-type="float" office:value="3279" calcext:value-type="float">
            <text:p>3279</text:p>
          </table:table-cell>
          <table:table-cell office:value-type="float" office:value="14.25" calcext:value-type="float">
            <text:p>14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8:12:40</text:p>
          </table:table-cell>
          <table:table-cell table:formula="of:=DATEVALUE([.A401])+TIMEVALUE([.A401])" office:value-type="time" office:time-value="PT1010408H12M39.999999963S" calcext:value-type="time">
            <text:p>08:12 AM</text:p>
          </table:table-cell>
          <table:table-cell table:style-name="ce3" table:formula="of:=22*[.E401]/1000" office:value-type="float" office:value="20.306" calcext:value-type="float">
            <text:p>20.306</text:p>
          </table:table-cell>
          <table:table-cell office:value-type="float" office:value="2174" calcext:value-type="float">
            <text:p>2174</text:p>
          </table:table-cell>
          <table:table-cell office:value-type="float" office:value="923" calcext:value-type="float">
            <text:p>923</text:p>
          </table:table-cell>
          <table:table-cell office:value-type="float" office:value="1241" calcext:value-type="float">
            <text:p>1241</text:p>
          </table:table-cell>
          <table:table-cell table:formula="of:=([.F401]-[.E401])/1000/68*1000*1000" office:value-type="float" office:value="4676.47058823529" calcext:value-type="float">
            <text:p>4676.47</text:p>
          </table:table-cell>
          <table:table-cell office:value-type="float" office:value="3284" calcext:value-type="float">
            <text:p>3284</text:p>
          </table:table-cell>
          <table:table-cell office:value-type="float" office:value="14.5" calcext:value-type="float">
            <text:p>14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8:17:40</text:p>
          </table:table-cell>
          <table:table-cell table:formula="of:=DATEVALUE([.A402])+TIMEVALUE([.A402])" office:value-type="time" office:time-value="PT1010408H17M40.000000941S" calcext:value-type="time">
            <text:p>08:17 AM</text:p>
          </table:table-cell>
          <table:table-cell table:style-name="ce3" table:formula="of:=22*[.E402]/1000" office:value-type="float" office:value="22.242" calcext:value-type="float">
            <text:p>22.242</text:p>
          </table:table-cell>
          <table:table-cell office:value-type="float" office:value="2370" calcext:value-type="float">
            <text:p>2370</text:p>
          </table:table-cell>
          <table:table-cell office:value-type="float" office:value="1011" calcext:value-type="float">
            <text:p>1011</text:p>
          </table:table-cell>
          <table:table-cell office:value-type="float" office:value="1427" calcext:value-type="float">
            <text:p>1427</text:p>
          </table:table-cell>
          <table:table-cell table:formula="of:=([.F402]-[.E402])/1000/68*1000*1000" office:value-type="float" office:value="6117.64705882353" calcext:value-type="float">
            <text:p>6117.65</text:p>
          </table:table-cell>
          <table:table-cell office:value-type="float" office:value="3284" calcext:value-type="float">
            <text:p>3284</text:p>
          </table:table-cell>
          <table:table-cell office:value-type="float" office:value="15.75" calcext:value-type="float">
            <text:p>1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8:22:41</text:p>
          </table:table-cell>
          <table:table-cell table:formula="of:=DATEVALUE([.A403])+TIMEVALUE([.A403])" office:value-type="time" office:time-value="PT1010408H22M41.000000266S" calcext:value-type="time">
            <text:p>08:22 AM</text:p>
          </table:table-cell>
          <table:table-cell table:style-name="ce3" table:formula="of:=22*[.E403]/1000" office:value-type="float" office:value="23.65" calcext:value-type="float">
            <text:p>23.65</text:p>
          </table:table-cell>
          <table:table-cell office:value-type="float" office:value="2018" calcext:value-type="float">
            <text:p>2018</text:p>
          </table:table-cell>
          <table:table-cell office:value-type="float" office:value="1075" calcext:value-type="float">
            <text:p>1075</text:p>
          </table:table-cell>
          <table:table-cell office:value-type="float" office:value="1168" calcext:value-type="float">
            <text:p>1168</text:p>
          </table:table-cell>
          <table:table-cell table:formula="of:=([.F403]-[.E403])/1000/68*1000*1000" office:value-type="float" office:value="1367.64705882353" calcext:value-type="float">
            <text:p>1367.65</text:p>
          </table:table-cell>
          <table:table-cell office:value-type="float" office:value="3284" calcext:value-type="float">
            <text:p>3284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8:27:41</text:p>
          </table:table-cell>
          <table:table-cell table:formula="of:=DATEVALUE([.A404])+TIMEVALUE([.A404])" office:value-type="time" office:time-value="PT1010408H27M41.000001244S" calcext:value-type="time">
            <text:p>08:27 AM</text:p>
          </table:table-cell>
          <table:table-cell table:style-name="ce3" table:formula="of:=22*[.E404]/1000" office:value-type="float" office:value="23.65" calcext:value-type="float">
            <text:p>23.65</text:p>
          </table:table-cell>
          <table:table-cell office:value-type="float" office:value="1862" calcext:value-type="float">
            <text:p>1862</text:p>
          </table:table-cell>
          <table:table-cell office:value-type="float" office:value="1075" calcext:value-type="float">
            <text:p>1075</text:p>
          </table:table-cell>
          <table:table-cell office:value-type="float" office:value="1089" calcext:value-type="float">
            <text:p>1089</text:p>
          </table:table-cell>
          <table:table-cell table:formula="of:=([.F404]-[.E404])/1000/68*1000*1000" office:value-type="float" office:value="205.882352941176" calcext:value-type="float">
            <text:p>205.88</text:p>
          </table:table-cell>
          <table:table-cell office:value-type="float" office:value="3279" calcext:value-type="float">
            <text:p>3279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8:32:41</text:p>
          </table:table-cell>
          <table:table-cell table:formula="of:=DATEVALUE([.A405])+TIMEVALUE([.A405])" office:value-type="time" office:time-value="PT1010408H32M40.999999708S" calcext:value-type="time">
            <text:p>08:32 AM</text:p>
          </table:table-cell>
          <table:table-cell table:style-name="ce3" table:formula="of:=22*[.E405]/1000" office:value-type="float" office:value="23.65" calcext:value-type="float">
            <text:p>23.65</text:p>
          </table:table-cell>
          <table:table-cell office:value-type="float" office:value="1876" calcext:value-type="float">
            <text:p>1876</text:p>
          </table:table-cell>
          <table:table-cell office:value-type="float" office:value="1075" calcext:value-type="float">
            <text:p>1075</text:p>
          </table:table-cell>
          <table:table-cell office:value-type="float" office:value="1094" calcext:value-type="float">
            <text:p>1094</text:p>
          </table:table-cell>
          <table:table-cell table:formula="of:=([.F405]-[.E405])/1000/68*1000*1000" office:value-type="float" office:value="279.411764705882" calcext:value-type="float">
            <text:p>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4.5" calcext:value-type="float">
            <text:p>14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8:37:41</text:p>
          </table:table-cell>
          <table:table-cell table:formula="of:=DATEVALUE([.A406])+TIMEVALUE([.A406])" office:value-type="time" office:time-value="PT1010408H37M40.999999428S" calcext:value-type="time">
            <text:p>08:37 AM</text:p>
          </table:table-cell>
          <table:table-cell table:style-name="ce3" table:formula="of:=22*[.E406]/1000" office:value-type="float" office:value="23.76" calcext:value-type="float">
            <text:p>23.76</text:p>
          </table:table-cell>
          <table:table-cell office:value-type="float" office:value="1964" calcext:value-type="float">
            <text:p>1964</text:p>
          </table:table-cell>
          <table:table-cell office:value-type="float" office:value="1080" calcext:value-type="float">
            <text:p>1080</text:p>
          </table:table-cell>
          <table:table-cell office:value-type="float" office:value="1143" calcext:value-type="float">
            <text:p>1143</text:p>
          </table:table-cell>
          <table:table-cell table:formula="of:=([.F406]-[.E406])/1000/68*1000*1000" office:value-type="float" office:value="926.470588235294" calcext:value-type="float">
            <text:p>926.47</text:p>
          </table:table-cell>
          <table:table-cell office:value-type="float" office:value="3279" calcext:value-type="float">
            <text:p>3279</text:p>
          </table:table-cell>
          <table:table-cell office:value-type="float" office:value="14.25" calcext:value-type="float">
            <text:p>14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8:42:42</text:p>
          </table:table-cell>
          <table:table-cell table:formula="of:=DATEVALUE([.A407])+TIMEVALUE([.A407])" office:value-type="time" office:time-value="PT1010408H42M42.000000011S" calcext:value-type="time">
            <text:p>08:42 AM</text:p>
          </table:table-cell>
          <table:table-cell table:style-name="ce3" table:formula="of:=22*[.E407]/1000" office:value-type="float" office:value="24.178" calcext:value-type="float">
            <text:p>24.178</text:p>
          </table:table-cell>
          <table:table-cell office:value-type="float" office:value="2091" calcext:value-type="float">
            <text:p>2091</text:p>
          </table:table-cell>
          <table:table-cell office:value-type="float" office:value="1099" calcext:value-type="float">
            <text:p>1099</text:p>
          </table:table-cell>
          <table:table-cell office:value-type="float" office:value="1221" calcext:value-type="float">
            <text:p>1221</text:p>
          </table:table-cell>
          <table:table-cell table:formula="of:=([.F407]-[.E407])/1000/68*1000*1000" office:value-type="float" office:value="1794.11764705882" calcext:value-type="float">
            <text:p>1794.12</text:p>
          </table:table-cell>
          <table:table-cell office:value-type="float" office:value="3284" calcext:value-type="float">
            <text:p>3284</text:p>
          </table:table-cell>
          <table:table-cell office:value-type="float" office:value="14.5" calcext:value-type="float">
            <text:p>14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8:47:42</text:p>
          </table:table-cell>
          <table:table-cell table:formula="of:=DATEVALUE([.A408])+TIMEVALUE([.A408])" office:value-type="time" office:time-value="PT1010408H47M41.999999732S" calcext:value-type="time">
            <text:p>08:47 AM</text:p>
          </table:table-cell>
          <table:table-cell table:style-name="ce3" table:formula="of:=22*[.E408]/1000" office:value-type="float" office:value="24.508" calcext:value-type="float">
            <text:p>24.508</text:p>
          </table:table-cell>
          <table:table-cell office:value-type="float" office:value="2008" calcext:value-type="float">
            <text:p>2008</text:p>
          </table:table-cell>
          <table:table-cell office:value-type="float" office:value="1114" calcext:value-type="float">
            <text:p>1114</text:p>
          </table:table-cell>
          <table:table-cell office:value-type="float" office:value="1182" calcext:value-type="float">
            <text:p>1182</text:p>
          </table:table-cell>
          <table:table-cell table:formula="of:=([.F408]-[.E408])/1000/68*1000*1000" office:value-type="float" office:value="1000" calcext:value-type="float">
            <text:p>1000.00</text:p>
          </table:table-cell>
          <table:table-cell office:value-type="float" office:value="3279" calcext:value-type="float">
            <text:p>3279</text:p>
          </table:table-cell>
          <table:table-cell office:value-type="float" office:value="14.5" calcext:value-type="float">
            <text:p>14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8:52:42</text:p>
          </table:table-cell>
          <table:table-cell table:formula="of:=DATEVALUE([.A409])+TIMEVALUE([.A409])" office:value-type="time" office:time-value="PT1010408H52M42.000000291S" calcext:value-type="time">
            <text:p>08:52 AM</text:p>
          </table:table-cell>
          <table:table-cell table:style-name="ce3" table:formula="of:=22*[.E409]/1000" office:value-type="float" office:value="25.036" calcext:value-type="float">
            <text:p>25.036</text:p>
          </table:table-cell>
          <table:table-cell office:value-type="float" office:value="2223" calcext:value-type="float">
            <text:p>2223</text:p>
          </table:table-cell>
          <table:table-cell office:value-type="float" office:value="1138" calcext:value-type="float">
            <text:p>1138</text:p>
          </table:table-cell>
          <table:table-cell office:value-type="float" office:value="1324" calcext:value-type="float">
            <text:p>1324</text:p>
          </table:table-cell>
          <table:table-cell table:formula="of:=([.F409]-[.E409])/1000/68*1000*1000" office:value-type="float" office:value="2735.29411764706" calcext:value-type="float">
            <text:p>2735.29</text:p>
          </table:table-cell>
          <table:table-cell office:value-type="float" office:value="3284" calcext:value-type="float">
            <text:p>3284</text:p>
          </table:table-cell>
          <table:table-cell office:value-type="float" office:value="14.5" calcext:value-type="float">
            <text:p>14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8:57:42</text:p>
          </table:table-cell>
          <table:table-cell table:formula="of:=DATEVALUE([.A410])+TIMEVALUE([.A410])" office:value-type="time" office:time-value="PT1010408H57M42.000000011S" calcext:value-type="time">
            <text:p>08:57 AM</text:p>
          </table:table-cell>
          <table:table-cell table:style-name="ce3" table:formula="of:=22*[.E410]/1000" office:value-type="float" office:value="26.664" calcext:value-type="float">
            <text:p>26.664</text:p>
          </table:table-cell>
          <table:table-cell office:value-type="float" office:value="2624" calcext:value-type="float">
            <text:p>2624</text:p>
          </table:table-cell>
          <table:table-cell office:value-type="float" office:value="1212" calcext:value-type="float">
            <text:p>1212</text:p>
          </table:table-cell>
          <table:table-cell office:value-type="float" office:value="1617" calcext:value-type="float">
            <text:p>1617</text:p>
          </table:table-cell>
          <table:table-cell table:formula="of:=([.F410]-[.E410])/1000/68*1000*1000" office:value-type="float" office:value="5955.88235294118" calcext:value-type="float">
            <text:p>5955.88</text:p>
          </table:table-cell>
          <table:table-cell office:value-type="float" office:value="3289" calcext:value-type="float">
            <text:p>3289</text:p>
          </table:table-cell>
          <table:table-cell office:value-type="float" office:value="16.5" calcext:value-type="float">
            <text:p>16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9:02:43</text:p>
          </table:table-cell>
          <table:table-cell table:formula="of:=DATEVALUE([.A411])+TIMEVALUE([.A411])" office:value-type="time" office:time-value="PT1010409H02M42.999999337S" calcext:value-type="time">
            <text:p>09:02 AM</text:p>
          </table:table-cell>
          <table:table-cell table:style-name="ce3" table:formula="of:=22*[.E411]/1000" office:value-type="float" office:value="28.27" calcext:value-type="float">
            <text:p>28.27</text:p>
          </table:table-cell>
          <table:table-cell office:value-type="float" office:value="2639" calcext:value-type="float">
            <text:p>2639</text:p>
          </table:table-cell>
          <table:table-cell office:value-type="float" office:value="1285" calcext:value-type="float">
            <text:p>1285</text:p>
          </table:table-cell>
          <table:table-cell office:value-type="float" office:value="1676" calcext:value-type="float">
            <text:p>1676</text:p>
          </table:table-cell>
          <table:table-cell table:formula="of:=([.F411]-[.E411])/1000/68*1000*1000" office:value-type="float" office:value="5750" calcext:value-type="float">
            <text:p>5750.00</text:p>
          </table:table-cell>
          <table:table-cell office:value-type="float" office:value="3289" calcext:value-type="float">
            <text:p>3289</text:p>
          </table:table-cell>
          <table:table-cell office:value-type="float" office:value="18.75" calcext:value-type="float">
            <text:p>18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9:07:43</text:p>
          </table:table-cell>
          <table:table-cell table:formula="of:=DATEVALUE([.A412])+TIMEVALUE([.A412])" office:value-type="time" office:time-value="PT1010409H07M42.999999477S" calcext:value-type="time">
            <text:p>09:07 AM</text:p>
          </table:table-cell>
          <table:table-cell table:style-name="ce3" table:formula="of:=22*[.E412]/1000" office:value-type="float" office:value="29.876" calcext:value-type="float">
            <text:p>29.876</text:p>
          </table:table-cell>
          <table:table-cell office:value-type="float" office:value="2526" calcext:value-type="float">
            <text:p>2526</text:p>
          </table:table-cell>
          <table:table-cell office:value-type="float" office:value="1358" calcext:value-type="float">
            <text:p>1358</text:p>
          </table:table-cell>
          <table:table-cell office:value-type="float" office:value="1627" calcext:value-type="float">
            <text:p>1627</text:p>
          </table:table-cell>
          <table:table-cell table:formula="of:=([.F412]-[.E412])/1000/68*1000*1000" office:value-type="float" office:value="3955.88235294118" calcext:value-type="float">
            <text:p>3955.88</text:p>
          </table:table-cell>
          <table:table-cell office:value-type="float" office:value="3289" calcext:value-type="float">
            <text:p>3289</text:p>
          </table:table-cell>
          <table:table-cell office:value-type="float" office:value="21.25" calcext:value-type="float">
            <text:p>21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9:12:43</text:p>
          </table:table-cell>
          <table:table-cell table:formula="of:=DATEVALUE([.A413])+TIMEVALUE([.A413])" office:value-type="time" office:time-value="PT1010409H12M42.999998778S" calcext:value-type="time">
            <text:p>09:12 AM</text:p>
          </table:table-cell>
          <table:table-cell table:style-name="ce3" table:formula="of:=22*[.E413]/1000" office:value-type="float" office:value="30.844" calcext:value-type="float">
            <text:p>30.844</text:p>
          </table:table-cell>
          <table:table-cell office:value-type="float" office:value="2429" calcext:value-type="float">
            <text:p>2429</text:p>
          </table:table-cell>
          <table:table-cell office:value-type="float" office:value="1402" calcext:value-type="float">
            <text:p>1402</text:p>
          </table:table-cell>
          <table:table-cell office:value-type="float" office:value="1559" calcext:value-type="float">
            <text:p>1559</text:p>
          </table:table-cell>
          <table:table-cell table:formula="of:=([.F413]-[.E413])/1000/68*1000*1000" office:value-type="float" office:value="2308.82352941176" calcext:value-type="float">
            <text:p>2308.82</text:p>
          </table:table-cell>
          <table:table-cell office:value-type="float" office:value="3289" calcext:value-type="float">
            <text:p>3289</text:p>
          </table:table-cell>
          <table:table-cell office:value-type="float" office:value="21.5" calcext:value-type="float">
            <text:p>21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9:17:44</text:p>
          </table:table-cell>
          <table:table-cell table:formula="of:=DATEVALUE([.A414])+TIMEVALUE([.A414])" office:value-type="time" office:time-value="PT1010409H17M43.99999978S" calcext:value-type="time">
            <text:p>09:17 AM</text:p>
          </table:table-cell>
          <table:table-cell table:style-name="ce3" table:formula="of:=22*[.E414]/1000" office:value-type="float" office:value="31.394" calcext:value-type="float">
            <text:p>31.394</text:p>
          </table:table-cell>
          <table:table-cell office:value-type="float" office:value="2419" calcext:value-type="float">
            <text:p>2419</text:p>
          </table:table-cell>
          <table:table-cell office:value-type="float" office:value="1427" calcext:value-type="float">
            <text:p>1427</text:p>
          </table:table-cell>
          <table:table-cell office:value-type="float" office:value="1564" calcext:value-type="float">
            <text:p>1564</text:p>
          </table:table-cell>
          <table:table-cell table:formula="of:=([.F414]-[.E414])/1000/68*1000*1000" office:value-type="float" office:value="2014.70588235294" calcext:value-type="float">
            <text:p>2014.71</text:p>
          </table:table-cell>
          <table:table-cell office:value-type="float" office:value="3284" calcext:value-type="float">
            <text:p>3284</text:p>
          </table:table-cell>
          <table:table-cell office:value-type="float" office:value="19.5" calcext:value-type="float">
            <text:p>19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9:22:44</text:p>
          </table:table-cell>
          <table:table-cell table:formula="of:=DATEVALUE([.A415])+TIMEVALUE([.A415])" office:value-type="time" office:time-value="PT1010409H22M44.000000758S" calcext:value-type="time">
            <text:p>09:22 AM</text:p>
          </table:table-cell>
          <table:table-cell table:style-name="ce3" table:formula="of:=22*[.E415]/1000" office:value-type="float" office:value="31.394" calcext:value-type="float">
            <text:p>31.394</text:p>
          </table:table-cell>
          <table:table-cell office:value-type="float" office:value="2057" calcext:value-type="float">
            <text:p>2057</text:p>
          </table:table-cell>
          <table:table-cell office:value-type="float" office:value="1427" calcext:value-type="float">
            <text:p>1427</text:p>
          </table:table-cell>
          <table:table-cell office:value-type="float" office:value="1412" calcext:value-type="float">
            <text:p>1412</text:p>
          </table:table-cell>
          <table:table-cell table:formula="of:=([.F415]-[.E415])/1000/68*1000*1000" office:value-type="float" office:value="-220.588235294118" calcext:value-type="float">
            <text:p>-220.59</text:p>
          </table:table-cell>
          <table:table-cell office:value-type="float" office:value="3284" calcext:value-type="float">
            <text:p>3284</text:p>
          </table:table-cell>
          <table:table-cell office:value-type="float" office:value="17.5" calcext:value-type="float">
            <text:p>17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9:27:44</text:p>
          </table:table-cell>
          <table:table-cell table:formula="of:=DATEVALUE([.A416])+TIMEVALUE([.A416])" office:value-type="time" office:time-value="PT1010409H27M44.000000898S" calcext:value-type="time">
            <text:p>09:27 AM</text:p>
          </table:table-cell>
          <table:table-cell table:style-name="ce3" table:formula="of:=22*[.E416]/1000" office:value-type="float" office:value="31.284" calcext:value-type="float">
            <text:p>31.284</text:p>
          </table:table-cell>
          <table:table-cell office:value-type="float" office:value="2106" calcext:value-type="float">
            <text:p>2106</text:p>
          </table:table-cell>
          <table:table-cell office:value-type="float" office:value="1422" calcext:value-type="float">
            <text:p>1422</text:p>
          </table:table-cell>
          <table:table-cell office:value-type="float" office:value="1412" calcext:value-type="float">
            <text:p>1412</text:p>
          </table:table-cell>
          <table:table-cell table:formula="of:=([.F416]-[.E416])/1000/68*1000*1000" office:value-type="float" office:value="-147.058823529412" calcext:value-type="float">
            <text:p>-147.06</text:p>
          </table:table-cell>
          <table:table-cell office:value-type="float" office:value="3279" calcext:value-type="float">
            <text:p>3279</text:p>
          </table:table-cell>
          <table:table-cell office:value-type="float" office:value="15.75" calcext:value-type="float">
            <text:p>1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9:32:44</text:p>
          </table:table-cell>
          <table:table-cell table:formula="of:=DATEVALUE([.A417])+TIMEVALUE([.A417])" office:value-type="time" office:time-value="PT1010409H32M44.000000199S" calcext:value-type="time">
            <text:p>09:32 AM</text:p>
          </table:table-cell>
          <table:table-cell table:style-name="ce3" table:formula="of:=22*[.E417]/1000" office:value-type="float" office:value="31.174" calcext:value-type="float">
            <text:p>31.174</text:p>
          </table:table-cell>
          <table:table-cell office:value-type="float" office:value="2116" calcext:value-type="float">
            <text:p>2116</text:p>
          </table:table-cell>
          <table:table-cell office:value-type="float" office:value="1417" calcext:value-type="float">
            <text:p>1417</text:p>
          </table:table-cell>
          <table:table-cell office:value-type="float" office:value="1412" calcext:value-type="float">
            <text:p>1412</text:p>
          </table:table-cell>
          <table:table-cell table:formula="of:=([.F417]-[.E417])/1000/68*1000*1000" office:value-type="float" office:value="-73.5294117647059" calcext:value-type="float">
            <text:p>-73.53</text:p>
          </table:table-cell>
          <table:table-cell office:value-type="float" office:value="3284" calcext:value-type="float">
            <text:p>3284</text:p>
          </table:table-cell>
          <table:table-cell office:value-type="float" office:value="15.25" calcext:value-type="float">
            <text:p>15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9:37:45</text:p>
          </table:table-cell>
          <table:table-cell table:formula="of:=DATEVALUE([.A418])+TIMEVALUE([.A418])" office:value-type="time" office:time-value="PT1010409H37M44.999999944S" calcext:value-type="time">
            <text:p>09:37 AM</text:p>
          </table:table-cell>
          <table:table-cell table:style-name="ce3" table:formula="of:=22*[.E418]/1000" office:value-type="float" office:value="31.174" calcext:value-type="float">
            <text:p>31.174</text:p>
          </table:table-cell>
          <table:table-cell office:value-type="float" office:value="2179" calcext:value-type="float">
            <text:p>2179</text:p>
          </table:table-cell>
          <table:table-cell office:value-type="float" office:value="1417" calcext:value-type="float">
            <text:p>1417</text:p>
          </table:table-cell>
          <table:table-cell office:value-type="float" office:value="1427" calcext:value-type="float">
            <text:p>1427</text:p>
          </table:table-cell>
          <table:table-cell table:formula="of:=([.F418]-[.E418])/1000/68*1000*1000" office:value-type="float" office:value="147.058823529412" calcext:value-type="float">
            <text:p>147.06</text:p>
          </table:table-cell>
          <table:table-cell office:value-type="float" office:value="3284" calcext:value-type="float">
            <text:p>3284</text:p>
          </table:table-cell>
          <table:table-cell office:value-type="float" office:value="15.25" calcext:value-type="float">
            <text:p>15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9:42:45</text:p>
          </table:table-cell>
          <table:table-cell table:formula="of:=DATEVALUE([.A419])+TIMEVALUE([.A419])" office:value-type="time" office:time-value="PT1010409H42M44.999999665S" calcext:value-type="time">
            <text:p>09:42 AM</text:p>
          </table:table-cell>
          <table:table-cell table:style-name="ce3" table:formula="of:=22*[.E419]/1000" office:value-type="float" office:value="31.174" calcext:value-type="float">
            <text:p>31.174</text:p>
          </table:table-cell>
          <table:table-cell office:value-type="float" office:value="2253" calcext:value-type="float">
            <text:p>2253</text:p>
          </table:table-cell>
          <table:table-cell office:value-type="float" office:value="1417" calcext:value-type="float">
            <text:p>1417</text:p>
          </table:table-cell>
          <table:table-cell office:value-type="float" office:value="1456" calcext:value-type="float">
            <text:p>1456</text:p>
          </table:table-cell>
          <table:table-cell table:formula="of:=([.F419]-[.E419])/1000/68*1000*1000" office:value-type="float" office:value="573.529411764706" calcext:value-type="float">
            <text:p>573.53</text:p>
          </table:table-cell>
          <table:table-cell office:value-type="float" office:value="3284" calcext:value-type="float">
            <text:p>3284</text:p>
          </table:table-cell>
          <table:table-cell office:value-type="float" office:value="15.25" calcext:value-type="float">
            <text:p>15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9:47:45</text:p>
          </table:table-cell>
          <table:table-cell table:formula="of:=DATEVALUE([.A420])+TIMEVALUE([.A420])" office:value-type="time" office:time-value="PT1010409H47M44.999999385S" calcext:value-type="time">
            <text:p>09:47 AM</text:p>
          </table:table-cell>
          <table:table-cell table:style-name="ce3" table:formula="of:=22*[.E420]/1000" office:value-type="float" office:value="31.394" calcext:value-type="float">
            <text:p>31.394</text:p>
          </table:table-cell>
          <table:table-cell office:value-type="float" office:value="2394" calcext:value-type="float">
            <text:p>2394</text:p>
          </table:table-cell>
          <table:table-cell office:value-type="float" office:value="1427" calcext:value-type="float">
            <text:p>1427</text:p>
          </table:table-cell>
          <table:table-cell office:value-type="float" office:value="1544" calcext:value-type="float">
            <text:p>1544</text:p>
          </table:table-cell>
          <table:table-cell table:formula="of:=([.F420]-[.E420])/1000/68*1000*1000" office:value-type="float" office:value="1720.58823529412" calcext:value-type="float">
            <text:p>1720.59</text:p>
          </table:table-cell>
          <table:table-cell office:value-type="float" office:value="3284" calcext:value-type="float">
            <text:p>3284</text:p>
          </table:table-cell>
          <table:table-cell office:value-type="float" office:value="15.75" calcext:value-type="float">
            <text:p>1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9:52:45</text:p>
          </table:table-cell>
          <table:table-cell table:formula="of:=DATEVALUE([.A421])+TIMEVALUE([.A421])" office:value-type="time" office:time-value="PT1010409H52M45.000000782S" calcext:value-type="time">
            <text:p>09:52 AM</text:p>
          </table:table-cell>
          <table:table-cell table:style-name="ce3" table:formula="of:=22*[.E421]/1000" office:value-type="float" office:value="31.922" calcext:value-type="float">
            <text:p>31.922</text:p>
          </table:table-cell>
          <table:table-cell office:value-type="float" office:value="2306" calcext:value-type="float">
            <text:p>2306</text:p>
          </table:table-cell>
          <table:table-cell office:value-type="float" office:value="1451" calcext:value-type="float">
            <text:p>1451</text:p>
          </table:table-cell>
          <table:table-cell office:value-type="float" office:value="1505" calcext:value-type="float">
            <text:p>1505</text:p>
          </table:table-cell>
          <table:table-cell table:formula="of:=([.F421]-[.E421])/1000/68*1000*1000" office:value-type="float" office:value="794.117647058824" calcext:value-type="float">
            <text:p>794.12</text:p>
          </table:table-cell>
          <table:table-cell office:value-type="float" office:value="3284" calcext:value-type="float">
            <text:p>3284</text:p>
          </table:table-cell>
          <table:table-cell office:value-type="float" office:value="16.5" calcext:value-type="float">
            <text:p>16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09:57:46</text:p>
          </table:table-cell>
          <table:table-cell table:formula="of:=DATEVALUE([.A422])+TIMEVALUE([.A422])" office:value-type="time" office:time-value="PT1010409H57M46.000000108S" calcext:value-type="time">
            <text:p>09:57 AM</text:p>
          </table:table-cell>
          <table:table-cell table:style-name="ce3" table:formula="of:=22*[.E422]/1000" office:value-type="float" office:value="32.032" calcext:value-type="float">
            <text:p>32.032</text:p>
          </table:table-cell>
          <table:table-cell office:value-type="float" office:value="2302" calcext:value-type="float">
            <text:p>2302</text:p>
          </table:table-cell>
          <table:table-cell office:value-type="float" office:value="1456" calcext:value-type="float">
            <text:p>1456</text:p>
          </table:table-cell>
          <table:table-cell office:value-type="float" office:value="1500" calcext:value-type="float">
            <text:p>1500</text:p>
          </table:table-cell>
          <table:table-cell table:formula="of:=([.F422]-[.E422])/1000/68*1000*1000" office:value-type="float" office:value="647.058823529412" calcext:value-type="float">
            <text:p>647.06</text:p>
          </table:table-cell>
          <table:table-cell office:value-type="float" office:value="3284" calcext:value-type="float">
            <text:p>3284</text:p>
          </table:table-cell>
          <table:table-cell office:value-type="float" office:value="16.5" calcext:value-type="float">
            <text:p>16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0:02:46</text:p>
          </table:table-cell>
          <table:table-cell table:formula="of:=DATEVALUE([.A423])+TIMEVALUE([.A423])" office:value-type="time" office:time-value="PT1010410H02M45.99999899S" calcext:value-type="time">
            <text:p>10:02 AM</text:p>
          </table:table-cell>
          <table:table-cell table:style-name="ce3" table:formula="of:=22*[.E423]/1000" office:value-type="float" office:value="32.78" calcext:value-type="float">
            <text:p>32.78</text:p>
          </table:table-cell>
          <table:table-cell office:value-type="float" office:value="2683" calcext:value-type="float">
            <text:p>2683</text:p>
          </table:table-cell>
          <table:table-cell office:value-type="float" office:value="1490" calcext:value-type="float">
            <text:p>1490</text:p>
          </table:table-cell>
          <table:table-cell office:value-type="float" office:value="1769" calcext:value-type="float">
            <text:p>1769</text:p>
          </table:table-cell>
          <table:table-cell table:formula="of:=([.F423]-[.E423])/1000/68*1000*1000" office:value-type="float" office:value="4102.94117647059" calcext:value-type="float">
            <text:p>4102.94</text:p>
          </table:table-cell>
          <table:table-cell office:value-type="float" office:value="3289" calcext:value-type="float">
            <text:p>3289</text:p>
          </table:table-cell>
          <table:table-cell office:value-type="float" office:value="18.5" calcext:value-type="float">
            <text:p>18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0:07:46</text:p>
          </table:table-cell>
          <table:table-cell table:formula="of:=DATEVALUE([.A424])+TIMEVALUE([.A424])" office:value-type="time" office:time-value="PT1010410H07M45.999999968S" calcext:value-type="time">
            <text:p>10:07 AM</text:p>
          </table:table-cell>
          <table:table-cell table:style-name="ce3" table:formula="of:=22*[.E424]/1000" office:value-type="float" office:value="33.22" calcext:value-type="float">
            <text:p>33.22</text:p>
          </table:table-cell>
          <table:table-cell office:value-type="float" office:value="2404" calcext:value-type="float">
            <text:p>2404</text:p>
          </table:table-cell>
          <table:table-cell office:value-type="float" office:value="1510" calcext:value-type="float">
            <text:p>1510</text:p>
          </table:table-cell>
          <table:table-cell office:value-type="float" office:value="1583" calcext:value-type="float">
            <text:p>1583</text:p>
          </table:table-cell>
          <table:table-cell table:formula="of:=([.F424]-[.E424])/1000/68*1000*1000" office:value-type="float" office:value="1073.52941176471" calcext:value-type="float">
            <text:p>1073.53</text:p>
          </table:table-cell>
          <table:table-cell office:value-type="float" office:value="3284" calcext:value-type="float">
            <text:p>3284</text:p>
          </table:table-cell>
          <table:table-cell office:value-type="float" office:value="19.5" calcext:value-type="float">
            <text:p>19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0:12:46</text:p>
          </table:table-cell>
          <table:table-cell table:formula="of:=DATEVALUE([.A425])+TIMEVALUE([.A425])" office:value-type="time" office:time-value="PT1010410H12M45.999998432S" calcext:value-type="time">
            <text:p>10:12 AM</text:p>
          </table:table-cell>
          <table:table-cell table:style-name="ce3" table:formula="of:=22*[.E425]/1000" office:value-type="float" office:value="33.858" calcext:value-type="float">
            <text:p>33.858</text:p>
          </table:table-cell>
          <table:table-cell office:value-type="float" office:value="2644" calcext:value-type="float">
            <text:p>2644</text:p>
          </table:table-cell>
          <table:table-cell office:value-type="float" office:value="1539" calcext:value-type="float">
            <text:p>1539</text:p>
          </table:table-cell>
          <table:table-cell office:value-type="float" office:value="1764" calcext:value-type="float">
            <text:p>1764</text:p>
          </table:table-cell>
          <table:table-cell table:formula="of:=([.F425]-[.E425])/1000/68*1000*1000" office:value-type="float" office:value="3308.82352941176" calcext:value-type="float">
            <text:p>3308.82</text:p>
          </table:table-cell>
          <table:table-cell office:value-type="float" office:value="3294" calcext:value-type="float">
            <text:p>3294</text:p>
          </table:table-cell>
          <table:table-cell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0:17:47</text:p>
          </table:table-cell>
          <table:table-cell table:formula="of:=DATEVALUE([.A426])+TIMEVALUE([.A426])" office:value-type="time" office:time-value="PT1010410H17M47.000000272S" calcext:value-type="time">
            <text:p>10:17 AM</text:p>
          </table:table-cell>
          <table:table-cell table:style-name="ce3" table:formula="of:=22*[.E426]/1000" office:value-type="float" office:value="33.968" calcext:value-type="float">
            <text:p>33.968</text:p>
          </table:table-cell>
          <table:table-cell office:value-type="float" office:value="2370" calcext:value-type="float">
            <text:p>2370</text:p>
          </table:table-cell>
          <table:table-cell office:value-type="float" office:value="1544" calcext:value-type="float">
            <text:p>1544</text:p>
          </table:table-cell>
          <table:table-cell office:value-type="float" office:value="1588" calcext:value-type="float">
            <text:p>1588</text:p>
          </table:table-cell>
          <table:table-cell table:formula="of:=([.F426]-[.E426])/1000/68*1000*1000" office:value-type="float" office:value="647.058823529412" calcext:value-type="float">
            <text:p>647.06</text:p>
          </table:table-cell>
          <table:table-cell office:value-type="float" office:value="3284" calcext:value-type="float">
            <text:p>3284</text:p>
          </table:table-cell>
          <table:table-cell office:value-type="float" office:value="20.5" calcext:value-type="float">
            <text:p>20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0:22:47</text:p>
          </table:table-cell>
          <table:table-cell table:formula="of:=DATEVALUE([.A427])+TIMEVALUE([.A427])" office:value-type="time" office:time-value="PT1010410H22M46.999999993S" calcext:value-type="time">
            <text:p>10:22 AM</text:p>
          </table:table-cell>
          <table:table-cell table:style-name="ce3" table:formula="of:=22*[.E427]/1000" office:value-type="float" office:value="34.078" calcext:value-type="float">
            <text:p>34.078</text:p>
          </table:table-cell>
          <table:table-cell office:value-type="float" office:value="2717" calcext:value-type="float">
            <text:p>2717</text:p>
          </table:table-cell>
          <table:table-cell office:value-type="float" office:value="1549" calcext:value-type="float">
            <text:p>1549</text:p>
          </table:table-cell>
          <table:table-cell office:value-type="float" office:value="1803" calcext:value-type="float">
            <text:p>1803</text:p>
          </table:table-cell>
          <table:table-cell table:formula="of:=([.F427]-[.E427])/1000/68*1000*1000" office:value-type="float" office:value="3735.29411764706" calcext:value-type="float">
            <text:p>3735.29</text:p>
          </table:table-cell>
          <table:table-cell office:value-type="float" office:value="3289" calcext:value-type="float">
            <text:p>3289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0:27:47</text:p>
          </table:table-cell>
          <table:table-cell table:formula="of:=DATEVALUE([.A428])+TIMEVALUE([.A428])" office:value-type="time" office:time-value="PT1010410H27M46.999999713S" calcext:value-type="time">
            <text:p>10:27 AM</text:p>
          </table:table-cell>
          <table:table-cell table:style-name="ce3" table:formula="of:=22*[.E428]/1000" office:value-type="float" office:value="34.716" calcext:value-type="float">
            <text:p>34.716</text:p>
          </table:table-cell>
          <table:table-cell office:value-type="float" office:value="2561" calcext:value-type="float">
            <text:p>2561</text:p>
          </table:table-cell>
          <table:table-cell office:value-type="float" office:value="1578" calcext:value-type="float">
            <text:p>1578</text:p>
          </table:table-cell>
          <table:table-cell office:value-type="float" office:value="1710" calcext:value-type="float">
            <text:p>1710</text:p>
          </table:table-cell>
          <table:table-cell table:formula="of:=([.F428]-[.E428])/1000/68*1000*1000" office:value-type="float" office:value="1941.17647058824" calcext:value-type="float">
            <text:p>1941.18</text:p>
          </table:table-cell>
          <table:table-cell office:value-type="float" office:value="3289" calcext:value-type="float">
            <text:p>3289</text:p>
          </table:table-cell>
          <table:table-cell office:value-type="float" office:value="20.5" calcext:value-type="float">
            <text:p>20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0:32:48</text:p>
          </table:table-cell>
          <table:table-cell table:formula="of:=DATEVALUE([.A429])+TIMEVALUE([.A429])" office:value-type="time" office:time-value="PT1010410H32M47.999999877S" calcext:value-type="time">
            <text:p>10:32 AM</text:p>
          </table:table-cell>
          <table:table-cell table:style-name="ce3" table:formula="of:=22*[.E429]/1000" office:value-type="float" office:value="35.046" calcext:value-type="float">
            <text:p>35.046</text:p>
          </table:table-cell>
          <table:table-cell office:value-type="float" office:value="2639" calcext:value-type="float">
            <text:p>2639</text:p>
          </table:table-cell>
          <table:table-cell office:value-type="float" office:value="1593" calcext:value-type="float">
            <text:p>1593</text:p>
          </table:table-cell>
          <table:table-cell office:value-type="float" office:value="1779" calcext:value-type="float">
            <text:p>1779</text:p>
          </table:table-cell>
          <table:table-cell table:formula="of:=([.F429]-[.E429])/1000/68*1000*1000" office:value-type="float" office:value="2735.29411764706" calcext:value-type="float">
            <text:p>2735.29</text:p>
          </table:table-cell>
          <table:table-cell office:value-type="float" office:value="3289" calcext:value-type="float">
            <text:p>3289</text:p>
          </table:table-cell>
          <table:table-cell office:value-type="float" office:value="22.5" calcext:value-type="float">
            <text:p>22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0:37:48</text:p>
          </table:table-cell>
          <table:table-cell table:formula="of:=DATEVALUE([.A430])+TIMEVALUE([.A430])" office:value-type="time" office:time-value="PT1010410H37M47.999999598S" calcext:value-type="time">
            <text:p>10:37 AM</text:p>
          </table:table-cell>
          <table:table-cell table:style-name="ce3" table:formula="of:=22*[.E430]/1000" office:value-type="float" office:value="35.376" calcext:value-type="float">
            <text:p>35.376</text:p>
          </table:table-cell>
          <table:table-cell office:value-type="float" office:value="2292" calcext:value-type="float">
            <text:p>2292</text:p>
          </table:table-cell>
          <table:table-cell table:number-columns-repeated="2" office:value-type="float" office:value="1608" calcext:value-type="float">
            <text:p>1608</text:p>
          </table:table-cell>
          <table:table-cell table:formula="of:=([.F430]-[.E430])/1000/68*1000*1000" office:value-type="float" office:value="0" calcext:value-type="float">
            <text:p>0.00</text:p>
          </table:table-cell>
          <table:table-cell office:value-type="float" office:value="3289" calcext:value-type="float">
            <text:p>3289</text:p>
          </table:table-cell>
          <table:table-cell office:value-type="float" office:value="23.5" calcext:value-type="float">
            <text:p>2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0:42:48</text:p>
          </table:table-cell>
          <table:table-cell table:formula="of:=DATEVALUE([.A431])+TIMEVALUE([.A431])" office:value-type="time" office:time-value="PT1010410H42M47.999999737S" calcext:value-type="time">
            <text:p>10:42 AM</text:p>
          </table:table-cell>
          <table:table-cell table:style-name="ce3" table:formula="of:=22*[.E431]/1000" office:value-type="float" office:value="35.684" calcext:value-type="float">
            <text:p>35.684</text:p>
          </table:table-cell>
          <table:table-cell office:value-type="float" office:value="2614" calcext:value-type="float">
            <text:p>2614</text:p>
          </table:table-cell>
          <table:table-cell office:value-type="float" office:value="1622" calcext:value-type="float">
            <text:p>1622</text:p>
          </table:table-cell>
          <table:table-cell office:value-type="float" office:value="1774" calcext:value-type="float">
            <text:p>1774</text:p>
          </table:table-cell>
          <table:table-cell table:formula="of:=([.F431]-[.E431])/1000/68*1000*1000" office:value-type="float" office:value="2235.29411764706" calcext:value-type="float">
            <text:p>2235.29</text:p>
          </table:table-cell>
          <table:table-cell office:value-type="float" office:value="3294" calcext:value-type="float">
            <text:p>3294</text:p>
          </table:table-cell>
          <table:table-cell office:value-type="float" office:value="23.25" calcext:value-type="float">
            <text:p>23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0:47:48</text:p>
          </table:table-cell>
          <table:table-cell table:formula="of:=DATEVALUE([.A432])+TIMEVALUE([.A432])" office:value-type="time" office:time-value="PT1010410H47M47.999999458S" calcext:value-type="time">
            <text:p>10:47 AM</text:p>
          </table:table-cell>
          <table:table-cell table:style-name="ce3" table:formula="of:=22*[.E432]/1000" office:value-type="float" office:value="36.124" calcext:value-type="float">
            <text:p>36.124</text:p>
          </table:table-cell>
          <table:table-cell office:value-type="float" office:value="2561" calcext:value-type="float">
            <text:p>2561</text:p>
          </table:table-cell>
          <table:table-cell office:value-type="float" office:value="1642" calcext:value-type="float">
            <text:p>1642</text:p>
          </table:table-cell>
          <table:table-cell office:value-type="float" office:value="1749" calcext:value-type="float">
            <text:p>1749</text:p>
          </table:table-cell>
          <table:table-cell table:formula="of:=([.F432]-[.E432])/1000/68*1000*1000" office:value-type="float" office:value="1573.52941176471" calcext:value-type="float">
            <text:p>1573.53</text:p>
          </table:table-cell>
          <table:table-cell office:value-type="float" office:value="3294" calcext:value-type="float">
            <text:p>3294</text:p>
          </table:table-cell>
          <table:table-cell office:value-type="float" office:value="25.75" calcext:value-type="float">
            <text:p>2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0:52:49</text:p>
          </table:table-cell>
          <table:table-cell table:formula="of:=DATEVALUE([.A433])+TIMEVALUE([.A433])" office:value-type="time" office:time-value="PT1010410H52M49.000000041S" calcext:value-type="time">
            <text:p>10:52 AM</text:p>
          </table:table-cell>
          <table:table-cell table:style-name="ce3" table:formula="of:=22*[.E433]/1000" office:value-type="float" office:value="36.432" calcext:value-type="float">
            <text:p>36.432</text:p>
          </table:table-cell>
          <table:table-cell office:value-type="float" office:value="2561" calcext:value-type="float">
            <text:p>2561</text:p>
          </table:table-cell>
          <table:table-cell office:value-type="float" office:value="1656" calcext:value-type="float">
            <text:p>1656</text:p>
          </table:table-cell>
          <table:table-cell office:value-type="float" office:value="1759" calcext:value-type="float">
            <text:p>1759</text:p>
          </table:table-cell>
          <table:table-cell table:formula="of:=([.F433]-[.E433])/1000/68*1000*1000" office:value-type="float" office:value="1514.70588235294" calcext:value-type="float">
            <text:p>1514.71</text:p>
          </table:table-cell>
          <table:table-cell office:value-type="float" office:value="3294" calcext:value-type="float">
            <text:p>3294</text:p>
          </table:table-cell>
          <table:table-cell office:value-type="float" office:value="26.75" calcext:value-type="float">
            <text:p>26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0:57:49</text:p>
          </table:table-cell>
          <table:table-cell table:formula="of:=DATEVALUE([.A434])+TIMEVALUE([.A434])" office:value-type="time" office:time-value="PT1010410H57M48.999998504S" calcext:value-type="time">
            <text:p>10:57 AM</text:p>
          </table:table-cell>
          <table:table-cell table:style-name="ce3" table:formula="of:=22*[.E434]/1000" office:value-type="float" office:value="36.542" calcext:value-type="float">
            <text:p>36.542</text:p>
          </table:table-cell>
          <table:table-cell office:value-type="float" office:value="2370" calcext:value-type="float">
            <text:p>2370</text:p>
          </table:table-cell>
          <table:table-cell office:value-type="float" office:value="1661" calcext:value-type="float">
            <text:p>1661</text:p>
          </table:table-cell>
          <table:table-cell office:value-type="float" office:value="1671" calcext:value-type="float">
            <text:p>1671</text:p>
          </table:table-cell>
          <table:table-cell table:formula="of:=([.F434]-[.E434])/1000/68*1000*1000" office:value-type="float" office:value="147.058823529412" calcext:value-type="float">
            <text:p>147.06</text:p>
          </table:table-cell>
          <table:table-cell office:value-type="float" office:value="3289" calcext:value-type="float">
            <text:p>3289</text:p>
          </table:table-cell>
          <table:table-cell office:value-type="float" office:value="26.25" calcext:value-type="float">
            <text:p>26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1:02:49</text:p>
          </table:table-cell>
          <table:table-cell table:formula="of:=DATEVALUE([.A435])+TIMEVALUE([.A435])" office:value-type="time" office:time-value="PT1010411H02M49.000000739S" calcext:value-type="time">
            <text:p>11:02 AM</text:p>
          </table:table-cell>
          <table:table-cell table:style-name="ce3" table:formula="of:=22*[.E435]/1000" office:value-type="float" office:value="36.872" calcext:value-type="float">
            <text:p>36.872</text:p>
          </table:table-cell>
          <table:table-cell office:value-type="float" office:value="2536" calcext:value-type="float">
            <text:p>2536</text:p>
          </table:table-cell>
          <table:table-cell office:value-type="float" office:value="1676" calcext:value-type="float">
            <text:p>1676</text:p>
          </table:table-cell>
          <table:table-cell office:value-type="float" office:value="1749" calcext:value-type="float">
            <text:p>1749</text:p>
          </table:table-cell>
          <table:table-cell table:formula="of:=([.F435]-[.E435])/1000/68*1000*1000" office:value-type="float" office:value="1073.52941176471" calcext:value-type="float">
            <text:p>1073.53</text:p>
          </table:table-cell>
          <table:table-cell office:value-type="float" office:value="3294" calcext:value-type="float">
            <text:p>3294</text:p>
          </table:table-cell>
          <table:table-cell office:value-type="float" office:value="25.25" calcext:value-type="float">
            <text:p>25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1:07:49</text:p>
          </table:table-cell>
          <table:table-cell table:formula="of:=DATEVALUE([.A436])+TIMEVALUE([.A436])" office:value-type="time" office:time-value="PT1010411H07M49.000000879S" calcext:value-type="time">
            <text:p>11:07 AM</text:p>
          </table:table-cell>
          <table:table-cell table:style-name="ce3" table:formula="of:=22*[.E436]/1000" office:value-type="float" office:value="36.872" calcext:value-type="float">
            <text:p>36.872</text:p>
          </table:table-cell>
          <table:table-cell office:value-type="float" office:value="2350" calcext:value-type="float">
            <text:p>2350</text:p>
          </table:table-cell>
          <table:table-cell office:value-type="float" office:value="1676" calcext:value-type="float">
            <text:p>1676</text:p>
          </table:table-cell>
          <table:table-cell office:value-type="float" office:value="1671" calcext:value-type="float">
            <text:p>1671</text:p>
          </table:table-cell>
          <table:table-cell table:formula="of:=([.F436]-[.E436])/1000/68*1000*1000" office:value-type="float" office:value="-73.5294117647059" calcext:value-type="float">
            <text:p>-73.53</text:p>
          </table:table-cell>
          <table:table-cell office:value-type="float" office:value="3289" calcext:value-type="float">
            <text:p>3289</text:p>
          </table:table-cell>
          <table:table-cell office:value-type="float" office:value="23.25" calcext:value-type="float">
            <text:p>23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1:12:50</text:p>
          </table:table-cell>
          <table:table-cell table:formula="of:=DATEVALUE([.A437])+TIMEVALUE([.A437])" office:value-type="time" office:time-value="PT1010411H12M49.999999786S" calcext:value-type="time">
            <text:p>11:12 AM</text:p>
          </table:table-cell>
          <table:table-cell table:style-name="ce3" table:formula="of:=22*[.E437]/1000" office:value-type="float" office:value="36.762" calcext:value-type="float">
            <text:p>36.762</text:p>
          </table:table-cell>
          <table:table-cell office:value-type="float" office:value="2336" calcext:value-type="float">
            <text:p>2336</text:p>
          </table:table-cell>
          <table:table-cell office:value-type="float" office:value="1671" calcext:value-type="float">
            <text:p>1671</text:p>
          </table:table-cell>
          <table:table-cell office:value-type="float" office:value="1666" calcext:value-type="float">
            <text:p>1666</text:p>
          </table:table-cell>
          <table:table-cell table:formula="of:=([.F437]-[.E437])/1000/68*1000*1000" office:value-type="float" office:value="-73.5294117647059" calcext:value-type="float">
            <text:p>-73.53</text:p>
          </table:table-cell>
          <table:table-cell office:value-type="float" office:value="3289" calcext:value-type="float">
            <text:p>3289</text:p>
          </table:table-cell>
          <table:table-cell office:value-type="float" office:value="21.25" calcext:value-type="float">
            <text:p>21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1:17:50</text:p>
          </table:table-cell>
          <table:table-cell table:formula="of:=DATEVALUE([.A438])+TIMEVALUE([.A438])" office:value-type="time" office:time-value="PT1010411H17M50.000000764S" calcext:value-type="time">
            <text:p>11:17 AM</text:p>
          </table:table-cell>
          <table:table-cell table:style-name="ce3" table:formula="of:=22*[.E438]/1000" office:value-type="float" office:value="36.872" calcext:value-type="float">
            <text:p>36.872</text:p>
          </table:table-cell>
          <table:table-cell office:value-type="float" office:value="2350" calcext:value-type="float">
            <text:p>2350</text:p>
          </table:table-cell>
          <table:table-cell office:value-type="float" office:value="1676" calcext:value-type="float">
            <text:p>1676</text:p>
          </table:table-cell>
          <table:table-cell office:value-type="float" office:value="1671" calcext:value-type="float">
            <text:p>1671</text:p>
          </table:table-cell>
          <table:table-cell table:formula="of:=([.F438]-[.E438])/1000/68*1000*1000" office:value-type="float" office:value="-73.5294117647059" calcext:value-type="float">
            <text:p>-73.53</text:p>
          </table:table-cell>
          <table:table-cell office:value-type="float" office:value="3289" calcext:value-type="float">
            <text:p>3289</text:p>
          </table:table-cell>
          <table:table-cell office:value-type="float" office:value="20.5" calcext:value-type="float">
            <text:p>20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1:22:50</text:p>
          </table:table-cell>
          <table:table-cell table:formula="of:=DATEVALUE([.A439])+TIMEVALUE([.A439])" office:value-type="time" office:time-value="PT1010411H22M49.999999646S" calcext:value-type="time">
            <text:p>11:22 AM</text:p>
          </table:table-cell>
          <table:table-cell table:style-name="ce3" table:formula="of:=22*[.E439]/1000" office:value-type="float" office:value="36.762" calcext:value-type="float">
            <text:p>36.762</text:p>
          </table:table-cell>
          <table:table-cell office:value-type="float" office:value="2399" calcext:value-type="float">
            <text:p>2399</text:p>
          </table:table-cell>
          <table:table-cell office:value-type="float" office:value="1671" calcext:value-type="float">
            <text:p>1671</text:p>
          </table:table-cell>
          <table:table-cell office:value-type="float" office:value="1681" calcext:value-type="float">
            <text:p>1681</text:p>
          </table:table-cell>
          <table:table-cell table:formula="of:=([.F439]-[.E439])/1000/68*1000*1000" office:value-type="float" office:value="147.058823529412" calcext:value-type="float">
            <text:p>147.06</text:p>
          </table:table-cell>
          <table:table-cell office:value-type="float" office:value="3284" calcext:value-type="float">
            <text:p>3284</text:p>
          </table:table-cell>
          <table:table-cell office:value-type="float" office:value="19.75" calcext:value-type="float">
            <text:p>19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1:27:50</text:p>
          </table:table-cell>
          <table:table-cell table:formula="of:=DATEVALUE([.A440])+TIMEVALUE([.A440])" office:value-type="time" office:time-value="PT1010411H27M50.000000205S" calcext:value-type="time">
            <text:p>11:27 AM</text:p>
          </table:table-cell>
          <table:table-cell table:style-name="ce3" table:formula="of:=22*[.E440]/1000" office:value-type="float" office:value="36.652" calcext:value-type="float">
            <text:p>36.652</text:p>
          </table:table-cell>
          <table:table-cell office:value-type="float" office:value="2228" calcext:value-type="float">
            <text:p>2228</text:p>
          </table:table-cell>
          <table:table-cell office:value-type="float" office:value="1666" calcext:value-type="float">
            <text:p>1666</text:p>
          </table:table-cell>
          <table:table-cell office:value-type="float" office:value="1652" calcext:value-type="float">
            <text:p>1652</text:p>
          </table:table-cell>
          <table:table-cell table:formula="of:=([.F440]-[.E440])/1000/68*1000*1000" office:value-type="float" office:value="-205.882352941176" calcext:value-type="float">
            <text:p>-205.88</text:p>
          </table:table-cell>
          <table:table-cell office:value-type="float" office:value="3284" calcext:value-type="float">
            <text:p>3284</text:p>
          </table:table-cell>
          <table:table-cell office:value-type="float" office:value="19.75" calcext:value-type="float">
            <text:p>19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1:32:51</text:p>
          </table:table-cell>
          <table:table-cell table:formula="of:=DATEVALUE([.A441])+TIMEVALUE([.A441])" office:value-type="time" office:time-value="PT1010411H32M51.000000788S" calcext:value-type="time">
            <text:p>11:32 AM</text:p>
          </table:table-cell>
          <table:table-cell table:style-name="ce3" table:formula="of:=22*[.E441]/1000" office:value-type="float" office:value="36.652" calcext:value-type="float">
            <text:p>36.652</text:p>
          </table:table-cell>
          <table:table-cell office:value-type="float" office:value="2438" calcext:value-type="float">
            <text:p>2438</text:p>
          </table:table-cell>
          <table:table-cell office:value-type="float" office:value="1666" calcext:value-type="float">
            <text:p>1666</text:p>
          </table:table-cell>
          <table:table-cell office:value-type="float" office:value="1691" calcext:value-type="float">
            <text:p>1691</text:p>
          </table:table-cell>
          <table:table-cell table:formula="of:=([.F441]-[.E441])/1000/68*1000*1000" office:value-type="float" office:value="367.647058823529" calcext:value-type="float">
            <text:p>367.65</text:p>
          </table:table-cell>
          <table:table-cell office:value-type="float" office:value="3284" calcext:value-type="float">
            <text:p>3284</text:p>
          </table:table-cell>
          <table:table-cell office:value-type="float" office:value="19.75" calcext:value-type="float">
            <text:p>19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1:37:51</text:p>
          </table:table-cell>
          <table:table-cell table:formula="of:=DATEVALUE([.A442])+TIMEVALUE([.A442])" office:value-type="time" office:time-value="PT1010411H37M51.000000089S" calcext:value-type="time">
            <text:p>11:37 AM</text:p>
          </table:table-cell>
          <table:table-cell table:style-name="ce3" table:formula="of:=22*[.E442]/1000" office:value-type="float" office:value="36.652" calcext:value-type="float">
            <text:p>36.652</text:p>
          </table:table-cell>
          <table:table-cell office:value-type="float" office:value="2390" calcext:value-type="float">
            <text:p>2390</text:p>
          </table:table-cell>
          <table:table-cell office:value-type="float" office:value="1666" calcext:value-type="float">
            <text:p>1666</text:p>
          </table:table-cell>
          <table:table-cell office:value-type="float" office:value="1671" calcext:value-type="float">
            <text:p>1671</text:p>
          </table:table-cell>
          <table:table-cell table:formula="of:=([.F442]-[.E442])/1000/68*1000*1000" office:value-type="float" office:value="73.5294117647059" calcext:value-type="float">
            <text:p>73.53</text:p>
          </table:table-cell>
          <table:table-cell office:value-type="float" office:value="3284" calcext:value-type="float">
            <text:p>3284</text:p>
          </table:table-cell>
          <table:table-cell office:value-type="float" office:value="19.5" calcext:value-type="float">
            <text:p>19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1:42:51</text:p>
          </table:table-cell>
          <table:table-cell table:formula="of:=DATEVALUE([.A443])+TIMEVALUE([.A443])" office:value-type="time" office:time-value="PT1010411H42M51.000000229S" calcext:value-type="time">
            <text:p>11:42 AM</text:p>
          </table:table-cell>
          <table:table-cell table:style-name="ce3" table:formula="of:=22*[.E443]/1000" office:value-type="float" office:value="36.652" calcext:value-type="float">
            <text:p>36.652</text:p>
          </table:table-cell>
          <table:table-cell office:value-type="float" office:value="2419" calcext:value-type="float">
            <text:p>2419</text:p>
          </table:table-cell>
          <table:table-cell office:value-type="float" office:value="1666" calcext:value-type="float">
            <text:p>1666</text:p>
          </table:table-cell>
          <table:table-cell office:value-type="float" office:value="1681" calcext:value-type="float">
            <text:p>1681</text:p>
          </table:table-cell>
          <table:table-cell table:formula="of:=([.F443]-[.E443])/1000/68*1000*1000" office:value-type="float" office:value="220.588235294118" calcext:value-type="float">
            <text:p>220.59</text:p>
          </table:table-cell>
          <table:table-cell office:value-type="float" office:value="3289" calcext:value-type="float">
            <text:p>3289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1:47:52</text:p>
          </table:table-cell>
          <table:table-cell table:formula="of:=DATEVALUE([.A444])+TIMEVALUE([.A444])" office:value-type="time" office:time-value="PT1010411H47M51.999999974S" calcext:value-type="time">
            <text:p>11:47 AM</text:p>
          </table:table-cell>
          <table:table-cell table:style-name="ce3" table:formula="of:=22*[.E444]/1000" office:value-type="float" office:value="36.652" calcext:value-type="float">
            <text:p>36.652</text:p>
          </table:table-cell>
          <table:table-cell office:value-type="float" office:value="2316" calcext:value-type="float">
            <text:p>2316</text:p>
          </table:table-cell>
          <table:table-cell office:value-type="float" office:value="1666" calcext:value-type="float">
            <text:p>1666</text:p>
          </table:table-cell>
          <table:table-cell office:value-type="float" office:value="1656" calcext:value-type="float">
            <text:p>1656</text:p>
          </table:table-cell>
          <table:table-cell table:formula="of:=([.F444]-[.E444])/1000/68*1000*1000" office:value-type="float" office:value="-147.058823529412" calcext:value-type="float">
            <text:p>-147.06</text:p>
          </table:table-cell>
          <table:table-cell office:value-type="float" office:value="3284" calcext:value-type="float">
            <text:p>3284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1:52:52</text:p>
          </table:table-cell>
          <table:table-cell table:formula="of:=DATEVALUE([.A445])+TIMEVALUE([.A445])" office:value-type="time" office:time-value="PT1010411H52M51.999999695S" calcext:value-type="time">
            <text:p>11:52 AM</text:p>
          </table:table-cell>
          <table:table-cell table:style-name="ce3" table:formula="of:=22*[.E445]/1000" office:value-type="float" office:value="36.762" calcext:value-type="float">
            <text:p>36.762</text:p>
          </table:table-cell>
          <table:table-cell office:value-type="float" office:value="2385" calcext:value-type="float">
            <text:p>2385</text:p>
          </table:table-cell>
          <table:table-cell office:value-type="float" office:value="1671" calcext:value-type="float">
            <text:p>1671</text:p>
          </table:table-cell>
          <table:table-cell office:value-type="float" office:value="1666" calcext:value-type="float">
            <text:p>1666</text:p>
          </table:table-cell>
          <table:table-cell table:formula="of:=([.F445]-[.E445])/1000/68*1000*1000" office:value-type="float" office:value="-73.5294117647059" calcext:value-type="float">
            <text:p>-73.53</text:p>
          </table:table-cell>
          <table:table-cell office:value-type="float" office:value="3284" calcext:value-type="float">
            <text:p>3284</text:p>
          </table:table-cell>
          <table:table-cell office:value-type="float" office:value="19.25" calcext:value-type="float">
            <text:p>19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1:57:52</text:p>
          </table:table-cell>
          <table:table-cell table:formula="of:=DATEVALUE([.A446])+TIMEVALUE([.A446])" office:value-type="time" office:time-value="PT1010411H57M52.000000253S" calcext:value-type="time">
            <text:p>11:57 AM</text:p>
          </table:table-cell>
          <table:table-cell table:style-name="ce3" table:formula="of:=22*[.E446]/1000" office:value-type="float" office:value="36.542" calcext:value-type="float">
            <text:p>36.542</text:p>
          </table:table-cell>
          <table:table-cell office:value-type="float" office:value="2385" calcext:value-type="float">
            <text:p>2385</text:p>
          </table:table-cell>
          <table:table-cell office:value-type="float" office:value="1661" calcext:value-type="float">
            <text:p>1661</text:p>
          </table:table-cell>
          <table:table-cell office:value-type="float" office:value="1676" calcext:value-type="float">
            <text:p>1676</text:p>
          </table:table-cell>
          <table:table-cell table:formula="of:=([.F446]-[.E446])/1000/68*1000*1000" office:value-type="float" office:value="220.588235294118" calcext:value-type="float">
            <text:p>220.59</text:p>
          </table:table-cell>
          <table:table-cell office:value-type="float" office:value="3289" calcext:value-type="float">
            <text:p>3289</text:p>
          </table:table-cell>
          <table:table-cell office:value-type="float" office:value="19.5" calcext:value-type="float">
            <text:p>19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2:02:52</text:p>
          </table:table-cell>
          <table:table-cell table:formula="of:=DATEVALUE([.A447])+TIMEVALUE([.A447])" office:value-type="time" office:time-value="PT1010412H02M51.999999974S" calcext:value-type="time">
            <text:p>12:02 PM</text:p>
          </table:table-cell>
          <table:table-cell table:style-name="ce3" table:formula="of:=22*[.E447]/1000" office:value-type="float" office:value="36.432" calcext:value-type="float">
            <text:p>36.432</text:p>
          </table:table-cell>
          <table:table-cell office:value-type="float" office:value="2355" calcext:value-type="float">
            <text:p>2355</text:p>
          </table:table-cell>
          <table:table-cell table:number-columns-repeated="2" office:value-type="float" office:value="1656" calcext:value-type="float">
            <text:p>1656</text:p>
          </table:table-cell>
          <table:table-cell table:formula="of:=([.F447]-[.E447])/1000/68*1000*1000" office:value-type="float" office:value="0" calcext:value-type="float">
            <text:p>0.00</text:p>
          </table:table-cell>
          <table:table-cell office:value-type="float" office:value="3284" calcext:value-type="float">
            <text:p>3284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2:07:53</text:p>
          </table:table-cell>
          <table:table-cell table:formula="of:=DATEVALUE([.A448])+TIMEVALUE([.A448])" office:value-type="time" office:time-value="PT1010412H07M53.000000138S" calcext:value-type="time">
            <text:p>12:07 PM</text:p>
          </table:table-cell>
          <table:table-cell table:style-name="ce3" table:formula="of:=22*[.E448]/1000" office:value-type="float" office:value="36.432" calcext:value-type="float">
            <text:p>36.432</text:p>
          </table:table-cell>
          <table:table-cell office:value-type="float" office:value="2346" calcext:value-type="float">
            <text:p>2346</text:p>
          </table:table-cell>
          <table:table-cell office:value-type="float" office:value="1656" calcext:value-type="float">
            <text:p>1656</text:p>
          </table:table-cell>
          <table:table-cell office:value-type="float" office:value="1652" calcext:value-type="float">
            <text:p>1652</text:p>
          </table:table-cell>
          <table:table-cell table:formula="of:=([.F448]-[.E448])/1000/68*1000*1000" office:value-type="float" office:value="-58.8235294117647" calcext:value-type="float">
            <text:p>-58.82</text:p>
          </table:table-cell>
          <table:table-cell office:value-type="float" office:value="3284" calcext:value-type="float">
            <text:p>3284</text:p>
          </table:table-cell>
          <table:table-cell office:value-type="float" office:value="18.75" calcext:value-type="float">
            <text:p>18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2:12:53</text:p>
          </table:table-cell>
          <table:table-cell table:formula="of:=DATEVALUE([.A449])+TIMEVALUE([.A449])" office:value-type="time" office:time-value="PT1010412H12M52.999999858S" calcext:value-type="time">
            <text:p>12:12 PM</text:p>
          </table:table-cell>
          <table:table-cell table:style-name="ce3" table:formula="of:=22*[.E449]/1000" office:value-type="float" office:value="36.344" calcext:value-type="float">
            <text:p>36.344</text:p>
          </table:table-cell>
          <table:table-cell office:value-type="float" office:value="2331" calcext:value-type="float">
            <text:p>2331</text:p>
          </table:table-cell>
          <table:table-cell table:number-columns-repeated="2" office:value-type="float" office:value="1652" calcext:value-type="float">
            <text:p>1652</text:p>
          </table:table-cell>
          <table:table-cell table:formula="of:=([.F449]-[.E449])/1000/68*1000*1000" office:value-type="float" office:value="0" calcext:value-type="float">
            <text:p>0.00</text:p>
          </table:table-cell>
          <table:table-cell office:value-type="float" office:value="3284" calcext:value-type="float">
            <text:p>3284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2:17:53</text:p>
          </table:table-cell>
          <table:table-cell table:formula="of:=DATEVALUE([.A450])+TIMEVALUE([.A450])" office:value-type="time" office:time-value="PT1010412H17M53.000000417S" calcext:value-type="time">
            <text:p>12:17 PM</text:p>
          </table:table-cell>
          <table:table-cell table:style-name="ce3" table:formula="of:=22*[.E450]/1000" office:value-type="float" office:value="36.432" calcext:value-type="float">
            <text:p>36.432</text:p>
          </table:table-cell>
          <table:table-cell office:value-type="float" office:value="2272" calcext:value-type="float">
            <text:p>2272</text:p>
          </table:table-cell>
          <table:table-cell office:value-type="float" office:value="1656" calcext:value-type="float">
            <text:p>1656</text:p>
          </table:table-cell>
          <table:table-cell office:value-type="float" office:value="1637" calcext:value-type="float">
            <text:p>1637</text:p>
          </table:table-cell>
          <table:table-cell table:formula="of:=([.F450]-[.E450])/1000/68*1000*1000" office:value-type="float" office:value="-279.411764705882" calcext:value-type="float">
            <text:p>-279.41</text:p>
          </table:table-cell>
          <table:table-cell office:value-type="float" office:value="3284" calcext:value-type="float">
            <text:p>3284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2:22:53</text:p>
          </table:table-cell>
          <table:table-cell table:formula="of:=DATEVALUE([.A451])+TIMEVALUE([.A451])" office:value-type="time" office:time-value="PT1010412H22M52.999999719S" calcext:value-type="time">
            <text:p>12:22 PM</text:p>
          </table:table-cell>
          <table:table-cell table:style-name="ce3" table:formula="of:=22*[.E451]/1000" office:value-type="float" office:value="36.432" calcext:value-type="float">
            <text:p>36.432</text:p>
          </table:table-cell>
          <table:table-cell office:value-type="float" office:value="2365" calcext:value-type="float">
            <text:p>2365</text:p>
          </table:table-cell>
          <table:table-cell office:value-type="float" office:value="1656" calcext:value-type="float">
            <text:p>1656</text:p>
          </table:table-cell>
          <table:table-cell office:value-type="float" office:value="1652" calcext:value-type="float">
            <text:p>1652</text:p>
          </table:table-cell>
          <table:table-cell table:formula="of:=([.F451]-[.E451])/1000/68*1000*1000" office:value-type="float" office:value="-58.8235294117647" calcext:value-type="float">
            <text:p>-58.82</text:p>
          </table:table-cell>
          <table:table-cell office:value-type="float" office:value="3284" calcext:value-type="float">
            <text:p>3284</text:p>
          </table:table-cell>
          <table:table-cell office:value-type="float" office:value="18.5" calcext:value-type="float">
            <text:p>18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2:27:54</text:p>
          </table:table-cell>
          <table:table-cell table:formula="of:=DATEVALUE([.A452])+TIMEVALUE([.A452])" office:value-type="time" office:time-value="PT1010412H27M54.000000302S" calcext:value-type="time">
            <text:p>12:27 PM</text:p>
          </table:table-cell>
          <table:table-cell table:style-name="ce3" table:formula="of:=22*[.E452]/1000" office:value-type="float" office:value="36.234" calcext:value-type="float">
            <text:p>36.234</text:p>
          </table:table-cell>
          <table:table-cell office:value-type="float" office:value="2370" calcext:value-type="float">
            <text:p>2370</text:p>
          </table:table-cell>
          <table:table-cell office:value-type="float" office:value="1647" calcext:value-type="float">
            <text:p>1647</text:p>
          </table:table-cell>
          <table:table-cell office:value-type="float" office:value="1661" calcext:value-type="float">
            <text:p>1661</text:p>
          </table:table-cell>
          <table:table-cell table:formula="of:=([.F452]-[.E452])/1000/68*1000*1000" office:value-type="float" office:value="205.882352941176" calcext:value-type="float">
            <text:p>205.88</text:p>
          </table:table-cell>
          <table:table-cell office:value-type="float" office:value="3284" calcext:value-type="float">
            <text:p>3284</text:p>
          </table:table-cell>
          <table:table-cell office:value-type="float" office:value="18.75" calcext:value-type="float">
            <text:p>18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2:32:54</text:p>
          </table:table-cell>
          <table:table-cell table:formula="of:=DATEVALUE([.A453])+TIMEVALUE([.A453])" office:value-type="time" office:time-value="PT1010412H32M54.000000022S" calcext:value-type="time">
            <text:p>12:32 PM</text:p>
          </table:table-cell>
          <table:table-cell table:style-name="ce3" table:formula="of:=22*[.E453]/1000" office:value-type="float" office:value="36.234" calcext:value-type="float">
            <text:p>36.234</text:p>
          </table:table-cell>
          <table:table-cell office:value-type="float" office:value="2394" calcext:value-type="float">
            <text:p>2394</text:p>
          </table:table-cell>
          <table:table-cell office:value-type="float" office:value="1647" calcext:value-type="float">
            <text:p>1647</text:p>
          </table:table-cell>
          <table:table-cell office:value-type="float" office:value="1661" calcext:value-type="float">
            <text:p>1661</text:p>
          </table:table-cell>
          <table:table-cell table:formula="of:=([.F453]-[.E453])/1000/68*1000*1000" office:value-type="float" office:value="205.882352941176" calcext:value-type="float">
            <text:p>205.88</text:p>
          </table:table-cell>
          <table:table-cell office:value-type="float" office:value="3284" calcext:value-type="float">
            <text:p>3284</text:p>
          </table:table-cell>
          <table:table-cell office:value-type="float" office:value="19.25" calcext:value-type="float">
            <text:p>19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2:37:54</text:p>
          </table:table-cell>
          <table:table-cell table:formula="of:=DATEVALUE([.A454])+TIMEVALUE([.A454])" office:value-type="time" office:time-value="PT1010412H37M53.999998486S" calcext:value-type="time">
            <text:p>12:37 PM</text:p>
          </table:table-cell>
          <table:table-cell table:style-name="ce3" table:formula="of:=22*[.E454]/1000" office:value-type="float" office:value="36.344" calcext:value-type="float">
            <text:p>36.344</text:p>
          </table:table-cell>
          <table:table-cell office:value-type="float" office:value="2394" calcext:value-type="float">
            <text:p>2394</text:p>
          </table:table-cell>
          <table:table-cell office:value-type="float" office:value="1652" calcext:value-type="float">
            <text:p>1652</text:p>
          </table:table-cell>
          <table:table-cell office:value-type="float" office:value="1666" calcext:value-type="float">
            <text:p>1666</text:p>
          </table:table-cell>
          <table:table-cell table:formula="of:=([.F454]-[.E454])/1000/68*1000*1000" office:value-type="float" office:value="205.882352941176" calcext:value-type="float">
            <text:p>205.88</text:p>
          </table:table-cell>
          <table:table-cell office:value-type="float" office:value="3284" calcext:value-type="float">
            <text:p>3284</text:p>
          </table:table-cell>
          <table:table-cell office:value-type="float" office:value="19.75" calcext:value-type="float">
            <text:p>19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2:42:54</text:p>
          </table:table-cell>
          <table:table-cell table:formula="of:=DATEVALUE([.A455])+TIMEVALUE([.A455])" office:value-type="time" office:time-value="PT1010412H42M54.000000302S" calcext:value-type="time">
            <text:p>12:42 PM</text:p>
          </table:table-cell>
          <table:table-cell table:style-name="ce3" table:formula="of:=22*[.E455]/1000" office:value-type="float" office:value="36.344" calcext:value-type="float">
            <text:p>36.344</text:p>
          </table:table-cell>
          <table:table-cell office:value-type="float" office:value="2375" calcext:value-type="float">
            <text:p>2375</text:p>
          </table:table-cell>
          <table:table-cell office:value-type="float" office:value="1652" calcext:value-type="float">
            <text:p>1652</text:p>
          </table:table-cell>
          <table:table-cell office:value-type="float" office:value="1656" calcext:value-type="float">
            <text:p>1656</text:p>
          </table:table-cell>
          <table:table-cell table:formula="of:=([.F455]-[.E455])/1000/68*1000*1000" office:value-type="float" office:value="58.8235294117647" calcext:value-type="float">
            <text:p>58.82</text:p>
          </table:table-cell>
          <table:table-cell office:value-type="float" office:value="3289" calcext:value-type="float">
            <text:p>3289</text:p>
          </table:table-cell>
          <table:table-cell office:value-type="float" office:value="19.75" calcext:value-type="float">
            <text:p>19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2:47:55</text:p>
          </table:table-cell>
          <table:table-cell table:formula="of:=DATEVALUE([.A456])+TIMEVALUE([.A456])" office:value-type="time" office:time-value="PT1010412H47M55.000000047S" calcext:value-type="time">
            <text:p>12:47 PM</text:p>
          </table:table-cell>
          <table:table-cell table:style-name="ce3" table:formula="of:=22*[.E456]/1000" office:value-type="float" office:value="36.344" calcext:value-type="float">
            <text:p>36.344</text:p>
          </table:table-cell>
          <table:table-cell office:value-type="float" office:value="2321" calcext:value-type="float">
            <text:p>2321</text:p>
          </table:table-cell>
          <table:table-cell office:value-type="float" office:value="1652" calcext:value-type="float">
            <text:p>1652</text:p>
          </table:table-cell>
          <table:table-cell office:value-type="float" office:value="1647" calcext:value-type="float">
            <text:p>1647</text:p>
          </table:table-cell>
          <table:table-cell table:formula="of:=([.F456]-[.E456])/1000/68*1000*1000" office:value-type="float" office:value="-73.5294117647059" calcext:value-type="float">
            <text:p>-73.53</text:p>
          </table:table-cell>
          <table:table-cell office:value-type="float" office:value="3284" calcext:value-type="float">
            <text:p>3284</text:p>
          </table:table-cell>
          <table:table-cell office:value-type="float" office:value="19.5" calcext:value-type="float">
            <text:p>19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2:52:55</text:p>
          </table:table-cell>
          <table:table-cell table:formula="of:=DATEVALUE([.A457])+TIMEVALUE([.A457])" office:value-type="time" office:time-value="PT1010412H52M54.999999767S" calcext:value-type="time">
            <text:p>12:52 PM</text:p>
          </table:table-cell>
          <table:table-cell table:style-name="ce3" table:formula="of:=22*[.E457]/1000" office:value-type="float" office:value="36.344" calcext:value-type="float">
            <text:p>36.344</text:p>
          </table:table-cell>
          <table:table-cell office:value-type="float" office:value="2355" calcext:value-type="float">
            <text:p>2355</text:p>
          </table:table-cell>
          <table:table-cell office:value-type="float" office:value="1652" calcext:value-type="float">
            <text:p>1652</text:p>
          </table:table-cell>
          <table:table-cell office:value-type="float" office:value="1656" calcext:value-type="float">
            <text:p>1656</text:p>
          </table:table-cell>
          <table:table-cell table:formula="of:=([.F457]-[.E457])/1000/68*1000*1000" office:value-type="float" office:value="58.8235294117647" calcext:value-type="float">
            <text:p>58.82</text:p>
          </table:table-cell>
          <table:table-cell office:value-type="float" office:value="3284" calcext:value-type="float">
            <text:p>3284</text:p>
          </table:table-cell>
          <table:table-cell office:value-type="float" office:value="19.75" calcext:value-type="float">
            <text:p>19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2:57:55</text:p>
          </table:table-cell>
          <table:table-cell table:formula="of:=DATEVALUE([.A458])+TIMEVALUE([.A458])" office:value-type="time" office:time-value="PT1010412H57M54.999999488S" calcext:value-type="time">
            <text:p>12:57 PM</text:p>
          </table:table-cell>
          <table:table-cell table:style-name="ce3" table:formula="of:=22*[.E458]/1000" office:value-type="float" office:value="36.344" calcext:value-type="float">
            <text:p>36.344</text:p>
          </table:table-cell>
          <table:table-cell office:value-type="float" office:value="2292" calcext:value-type="float">
            <text:p>2292</text:p>
          </table:table-cell>
          <table:table-cell office:value-type="float" office:value="1652" calcext:value-type="float">
            <text:p>1652</text:p>
          </table:table-cell>
          <table:table-cell office:value-type="float" office:value="1642" calcext:value-type="float">
            <text:p>1642</text:p>
          </table:table-cell>
          <table:table-cell table:formula="of:=([.F458]-[.E458])/1000/68*1000*1000" office:value-type="float" office:value="-147.058823529412" calcext:value-type="float">
            <text:p>-147.06</text:p>
          </table:table-cell>
          <table:table-cell office:value-type="float" office:value="3284" calcext:value-type="float">
            <text:p>3284</text:p>
          </table:table-cell>
          <table:table-cell office:value-type="float" office:value="19.25" calcext:value-type="float">
            <text:p>19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3:02:56</text:p>
          </table:table-cell>
          <table:table-cell table:formula="of:=DATEVALUE([.A459])+TIMEVALUE([.A459])" office:value-type="time" office:time-value="PT1010413H02M55.999998813S" calcext:value-type="time">
            <text:p>01:02 PM</text:p>
          </table:table-cell>
          <table:table-cell table:style-name="ce3" table:formula="of:=22*[.E459]/1000" office:value-type="float" office:value="36.432" calcext:value-type="float">
            <text:p>36.432</text:p>
          </table:table-cell>
          <table:table-cell office:value-type="float" office:value="2272" calcext:value-type="float">
            <text:p>2272</text:p>
          </table:table-cell>
          <table:table-cell office:value-type="float" office:value="1656" calcext:value-type="float">
            <text:p>1656</text:p>
          </table:table-cell>
          <table:table-cell office:value-type="float" office:value="1637" calcext:value-type="float">
            <text:p>1637</text:p>
          </table:table-cell>
          <table:table-cell table:formula="of:=([.F459]-[.E459])/1000/68*1000*1000" office:value-type="float" office:value="-279.411764705882" calcext:value-type="float">
            <text:p>-279.41</text:p>
          </table:table-cell>
          <table:table-cell office:value-type="float" office:value="3284" calcext:value-type="float">
            <text:p>3284</text:p>
          </table:table-cell>
          <table:table-cell office:value-type="float" office:value="18.75" calcext:value-type="float">
            <text:p>18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3:07:56</text:p>
          </table:table-cell>
          <table:table-cell table:formula="of:=DATEVALUE([.A460])+TIMEVALUE([.A460])" office:value-type="time" office:time-value="PT1010413H07M55.999999791S" calcext:value-type="time">
            <text:p>01:07 PM</text:p>
          </table:table-cell>
          <table:table-cell table:style-name="ce3" table:formula="of:=22*[.E460]/1000" office:value-type="float" office:value="36.124" calcext:value-type="float">
            <text:p>36.124</text:p>
          </table:table-cell>
          <table:table-cell office:value-type="float" office:value="2292" calcext:value-type="float">
            <text:p>2292</text:p>
          </table:table-cell>
          <table:table-cell office:value-type="float" office:value="1642" calcext:value-type="float">
            <text:p>1642</text:p>
          </table:table-cell>
          <table:table-cell office:value-type="float" office:value="1637" calcext:value-type="float">
            <text:p>1637</text:p>
          </table:table-cell>
          <table:table-cell table:formula="of:=([.F460]-[.E460])/1000/68*1000*1000" office:value-type="float" office:value="-73.5294117647059" calcext:value-type="float">
            <text:p>-73.53</text:p>
          </table:table-cell>
          <table:table-cell office:value-type="float" office:value="3284" calcext:value-type="float">
            <text:p>3284</text:p>
          </table:table-cell>
          <table:table-cell office:value-type="float" office:value="18.5" calcext:value-type="float">
            <text:p>18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3:12:56</text:p>
          </table:table-cell>
          <table:table-cell table:formula="of:=DATEVALUE([.A461])+TIMEVALUE([.A461])" office:value-type="time" office:time-value="PT1010413H12M56.00000035S" calcext:value-type="time">
            <text:p>01:12 PM</text:p>
          </table:table-cell>
          <table:table-cell table:style-name="ce3" table:formula="of:=22*[.E461]/1000" office:value-type="float" office:value="36.234" calcext:value-type="float">
            <text:p>36.234</text:p>
          </table:table-cell>
          <table:table-cell office:value-type="float" office:value="2360" calcext:value-type="float">
            <text:p>2360</text:p>
          </table:table-cell>
          <table:table-cell office:value-type="float" office:value="1647" calcext:value-type="float">
            <text:p>1647</text:p>
          </table:table-cell>
          <table:table-cell office:value-type="float" office:value="1652" calcext:value-type="float">
            <text:p>1652</text:p>
          </table:table-cell>
          <table:table-cell table:formula="of:=([.F461]-[.E461])/1000/68*1000*1000" office:value-type="float" office:value="73.5294117647059" calcext:value-type="float">
            <text:p>73.53</text:p>
          </table:table-cell>
          <table:table-cell office:value-type="float" office:value="3284" calcext:value-type="float">
            <text:p>3284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3:17:56</text:p>
          </table:table-cell>
          <table:table-cell table:formula="of:=DATEVALUE([.A462])+TIMEVALUE([.A462])" office:value-type="time" office:time-value="PT1010413H17M56.000000071S" calcext:value-type="time">
            <text:p>01:17 PM</text:p>
          </table:table-cell>
          <table:table-cell table:style-name="ce3" table:formula="of:=22*[.E462]/1000" office:value-type="float" office:value="36.124" calcext:value-type="float">
            <text:p>36.124</text:p>
          </table:table-cell>
          <table:table-cell office:value-type="float" office:value="2091" calcext:value-type="float">
            <text:p>2091</text:p>
          </table:table-cell>
          <table:table-cell office:value-type="float" office:value="1642" calcext:value-type="float">
            <text:p>1642</text:p>
          </table:table-cell>
          <table:table-cell office:value-type="float" office:value="1622" calcext:value-type="float">
            <text:p>1622</text:p>
          </table:table-cell>
          <table:table-cell table:formula="of:=([.F462]-[.E462])/1000/68*1000*1000" office:value-type="float" office:value="-294.117647058824" calcext:value-type="float">
            <text:p>-294.12</text:p>
          </table:table-cell>
          <table:table-cell office:value-type="float" office:value="3284" calcext:value-type="float">
            <text:p>3284</text:p>
          </table:table-cell>
          <table:table-cell office:value-type="float" office:value="18.75" calcext:value-type="float">
            <text:p>18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3:22:57</text:p>
          </table:table-cell>
          <table:table-cell table:formula="of:=DATEVALUE([.A463])+TIMEVALUE([.A463])" office:value-type="time" office:time-value="PT1010413H22M56.999999397S" calcext:value-type="time">
            <text:p>01:22 PM</text:p>
          </table:table-cell>
          <table:table-cell table:style-name="ce3" table:formula="of:=22*[.E463]/1000" office:value-type="float" office:value="36.014" calcext:value-type="float">
            <text:p>36.014</text:p>
          </table:table-cell>
          <table:table-cell office:value-type="float" office:value="2189" calcext:value-type="float">
            <text:p>2189</text:p>
          </table:table-cell>
          <table:table-cell office:value-type="float" office:value="1637" calcext:value-type="float">
            <text:p>1637</text:p>
          </table:table-cell>
          <table:table-cell office:value-type="float" office:value="1622" calcext:value-type="float">
            <text:p>1622</text:p>
          </table:table-cell>
          <table:table-cell table:formula="of:=([.F463]-[.E463])/1000/68*1000*1000" office:value-type="float" office:value="-220.588235294118" calcext:value-type="float">
            <text:p>-220.59</text:p>
          </table:table-cell>
          <table:table-cell office:value-type="float" office:value="3284" calcext:value-type="float">
            <text:p>3284</text:p>
          </table:table-cell>
          <table:table-cell office:value-type="float" office:value="17.25" calcext:value-type="float">
            <text:p>17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3:27:57</text:p>
          </table:table-cell>
          <table:table-cell table:formula="of:=DATEVALUE([.A464])+TIMEVALUE([.A464])" office:value-type="time" office:time-value="PT1010413H27M56.999999955S" calcext:value-type="time">
            <text:p>01:27 PM</text:p>
          </table:table-cell>
          <table:table-cell table:style-name="ce3" table:formula="of:=22*[.E464]/1000" office:value-type="float" office:value="35.904" calcext:value-type="float">
            <text:p>35.904</text:p>
          </table:table-cell>
          <table:table-cell office:value-type="float" office:value="2287" calcext:value-type="float">
            <text:p>2287</text:p>
          </table:table-cell>
          <table:table-cell office:value-type="float" office:value="1632" calcext:value-type="float">
            <text:p>1632</text:p>
          </table:table-cell>
          <table:table-cell office:value-type="float" office:value="1622" calcext:value-type="float">
            <text:p>1622</text:p>
          </table:table-cell>
          <table:table-cell table:formula="of:=([.F464]-[.E464])/1000/68*1000*1000" office:value-type="float" office:value="-147.058823529412" calcext:value-type="float">
            <text:p>-147.06</text:p>
          </table:table-cell>
          <table:table-cell office:value-type="float" office:value="3294" calcext:value-type="float">
            <text:p>3294</text:p>
          </table:table-cell>
          <table:table-cell office:value-type="float" office:value="16.5" calcext:value-type="float">
            <text:p>16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3:32:57</text:p>
          </table:table-cell>
          <table:table-cell table:formula="of:=DATEVALUE([.A465])+TIMEVALUE([.A465])" office:value-type="time" office:time-value="PT1010413H32M56.999998838S" calcext:value-type="time">
            <text:p>01:32 PM</text:p>
          </table:table-cell>
          <table:table-cell table:style-name="ce3" table:formula="of:=22*[.E465]/1000" office:value-type="float" office:value="35.904" calcext:value-type="float">
            <text:p>35.904</text:p>
          </table:table-cell>
          <table:table-cell office:value-type="float" office:value="2360" calcext:value-type="float">
            <text:p>2360</text:p>
          </table:table-cell>
          <table:table-cell office:value-type="float" office:value="1632" calcext:value-type="float">
            <text:p>1632</text:p>
          </table:table-cell>
          <table:table-cell office:value-type="float" office:value="1642" calcext:value-type="float">
            <text:p>1642</text:p>
          </table:table-cell>
          <table:table-cell table:formula="of:=([.F465]-[.E465])/1000/68*1000*1000" office:value-type="float" office:value="147.058823529412" calcext:value-type="float">
            <text:p>147.06</text:p>
          </table:table-cell>
          <table:table-cell office:value-type="float" office:value="3279" calcext:value-type="float">
            <text:p>3279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3:37:57</text:p>
          </table:table-cell>
          <table:table-cell table:formula="of:=DATEVALUE([.A466])+TIMEVALUE([.A466])" office:value-type="time" office:time-value="PT1010413H37M56.999998977S" calcext:value-type="time">
            <text:p>01:37 PM</text:p>
          </table:table-cell>
          <table:table-cell table:style-name="ce3" table:formula="of:=22*[.E466]/1000" office:value-type="float" office:value="35.794" calcext:value-type="float">
            <text:p>35.794</text:p>
          </table:table-cell>
          <table:table-cell office:value-type="float" office:value="2179" calcext:value-type="float">
            <text:p>2179</text:p>
          </table:table-cell>
          <table:table-cell office:value-type="float" office:value="1627" calcext:value-type="float">
            <text:p>1627</text:p>
          </table:table-cell>
          <table:table-cell office:value-type="float" office:value="1612" calcext:value-type="float">
            <text:p>1612</text:p>
          </table:table-cell>
          <table:table-cell table:formula="of:=([.F466]-[.E466])/1000/68*1000*1000" office:value-type="float" office:value="-220.588235294118" calcext:value-type="float">
            <text:p>-220.59</text:p>
          </table:table-cell>
          <table:table-cell office:value-type="float" office:value="3279" calcext:value-type="float">
            <text:p>3279</text:p>
          </table:table-cell>
          <table:table-cell office:value-type="float" office:value="15.5" calcext:value-type="float">
            <text:p>15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3:42:58</text:p>
          </table:table-cell>
          <table:table-cell table:formula="of:=DATEVALUE([.A467])+TIMEVALUE([.A467])" office:value-type="time" office:time-value="PT1010413H42M58.000000399S" calcext:value-type="time">
            <text:p>01:42 PM</text:p>
          </table:table-cell>
          <table:table-cell table:style-name="ce3" table:formula="of:=22*[.E467]/1000" office:value-type="float" office:value="35.684" calcext:value-type="float">
            <text:p>35.684</text:p>
          </table:table-cell>
          <table:table-cell office:value-type="float" office:value="2189" calcext:value-type="float">
            <text:p>2189</text:p>
          </table:table-cell>
          <table:table-cell office:value-type="float" office:value="1622" calcext:value-type="float">
            <text:p>1622</text:p>
          </table:table-cell>
          <table:table-cell office:value-type="float" office:value="1608" calcext:value-type="float">
            <text:p>1608</text:p>
          </table:table-cell>
          <table:table-cell table:formula="of:=([.F467]-[.E467])/1000/68*1000*1000" office:value-type="float" office:value="-205.882352941176" calcext:value-type="float">
            <text:p>-205.88</text:p>
          </table:table-cell>
          <table:table-cell office:value-type="float" office:value="3279" calcext:value-type="float">
            <text:p>3279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3:47:58</text:p>
          </table:table-cell>
          <table:table-cell table:formula="of:=DATEVALUE([.A468])+TIMEVALUE([.A468])" office:value-type="time" office:time-value="PT1010413H47M57.999998443S" calcext:value-type="time">
            <text:p>01:47 PM</text:p>
          </table:table-cell>
          <table:table-cell table:style-name="ce3" table:formula="of:=22*[.E468]/1000" office:value-type="float" office:value="35.684" calcext:value-type="float">
            <text:p>35.684</text:p>
          </table:table-cell>
          <table:table-cell office:value-type="float" office:value="2360" calcext:value-type="float">
            <text:p>2360</text:p>
          </table:table-cell>
          <table:table-cell table:number-columns-repeated="2" office:value-type="float" office:value="1622" calcext:value-type="float">
            <text:p>1622</text:p>
          </table:table-cell>
          <table:table-cell table:formula="of:=([.F468]-[.E468])/1000/68*1000*1000" office:value-type="float" office:value="0" calcext:value-type="float">
            <text:p>0.00</text:p>
          </table:table-cell>
          <table:table-cell office:value-type="float" office:value="3284" calcext:value-type="float">
            <text:p>3284</text:p>
          </table:table-cell>
          <table:table-cell office:value-type="float" office:value="15.5" calcext:value-type="float">
            <text:p>15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3:52:58</text:p>
          </table:table-cell>
          <table:table-cell table:formula="of:=DATEVALUE([.A469])+TIMEVALUE([.A469])" office:value-type="time" office:time-value="PT1010413H52M57.99999984S" calcext:value-type="time">
            <text:p>01:52 PM</text:p>
          </table:table-cell>
          <table:table-cell table:style-name="ce3" table:formula="of:=22*[.E469]/1000" office:value-type="float" office:value="35.684" calcext:value-type="float">
            <text:p>35.684</text:p>
          </table:table-cell>
          <table:table-cell office:value-type="float" office:value="2321" calcext:value-type="float">
            <text:p>2321</text:p>
          </table:table-cell>
          <table:table-cell table:number-columns-repeated="2" office:value-type="float" office:value="1622" calcext:value-type="float">
            <text:p>1622</text:p>
          </table:table-cell>
          <table:table-cell table:formula="of:=([.F469]-[.E469])/1000/68*1000*1000" office:value-type="float" office:value="0" calcext:value-type="float">
            <text:p>0.00</text:p>
          </table:table-cell>
          <table:table-cell office:value-type="float" office:value="3284" calcext:value-type="float">
            <text:p>3284</text:p>
          </table:table-cell>
          <table:table-cell office:value-type="float" office:value="16.25" calcext:value-type="float">
            <text:p>16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3:57:58</text:p>
          </table:table-cell>
          <table:table-cell table:formula="of:=DATEVALUE([.A470])+TIMEVALUE([.A470])" office:value-type="time" office:time-value="PT1010413H57M57.99999998S" calcext:value-type="time">
            <text:p>01:57 PM</text:p>
          </table:table-cell>
          <table:table-cell table:style-name="ce3" table:formula="of:=22*[.E470]/1000" office:value-type="float" office:value="35.684" calcext:value-type="float">
            <text:p>35.684</text:p>
          </table:table-cell>
          <table:table-cell office:value-type="float" office:value="2258" calcext:value-type="float">
            <text:p>2258</text:p>
          </table:table-cell>
          <table:table-cell office:value-type="float" office:value="1622" calcext:value-type="float">
            <text:p>1622</text:p>
          </table:table-cell>
          <table:table-cell office:value-type="float" office:value="1612" calcext:value-type="float">
            <text:p>1612</text:p>
          </table:table-cell>
          <table:table-cell table:formula="of:=([.F470]-[.E470])/1000/68*1000*1000" office:value-type="float" office:value="-147.058823529412" calcext:value-type="float">
            <text:p>-147.06</text:p>
          </table:table-cell>
          <table:table-cell office:value-type="float" office:value="3284" calcext:value-type="float">
            <text:p>3284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4:02:59</text:p>
          </table:table-cell>
          <table:table-cell table:formula="of:=DATEVALUE([.A471])+TIMEVALUE([.A471])" office:value-type="time" office:time-value="PT1010414H02M58.999999305S" calcext:value-type="time">
            <text:p>02:02 PM</text:p>
          </table:table-cell>
          <table:table-cell table:style-name="ce3" table:formula="of:=22*[.E471]/1000" office:value-type="float" office:value="35.684" calcext:value-type="float">
            <text:p>35.684</text:p>
          </table:table-cell>
          <table:table-cell office:value-type="float" office:value="2243" calcext:value-type="float">
            <text:p>2243</text:p>
          </table:table-cell>
          <table:table-cell office:value-type="float" office:value="1622" calcext:value-type="float">
            <text:p>1622</text:p>
          </table:table-cell>
          <table:table-cell office:value-type="float" office:value="1608" calcext:value-type="float">
            <text:p>1608</text:p>
          </table:table-cell>
          <table:table-cell table:formula="of:=([.F471]-[.E471])/1000/68*1000*1000" office:value-type="float" office:value="-205.882352941176" calcext:value-type="float">
            <text:p>-205.88</text:p>
          </table:table-cell>
          <table:table-cell office:value-type="float" office:value="3284" calcext:value-type="float">
            <text:p>3284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4:07:59</text:p>
          </table:table-cell>
          <table:table-cell table:formula="of:=DATEVALUE([.A472])+TIMEVALUE([.A472])" office:value-type="time" office:time-value="PT1010414H07M59.000000283S" calcext:value-type="time">
            <text:p>02:07 PM</text:p>
          </table:table-cell>
          <table:table-cell table:style-name="ce3" table:formula="of:=22*[.E472]/1000" office:value-type="float" office:value="35.574" calcext:value-type="float">
            <text:p>35.574</text:p>
          </table:table-cell>
          <table:table-cell office:value-type="float" office:value="2160" calcext:value-type="float">
            <text:p>2160</text:p>
          </table:table-cell>
          <table:table-cell office:value-type="float" office:value="1617" calcext:value-type="float">
            <text:p>1617</text:p>
          </table:table-cell>
          <table:table-cell office:value-type="float" office:value="1598" calcext:value-type="float">
            <text:p>1598</text:p>
          </table:table-cell>
          <table:table-cell table:formula="of:=([.F472]-[.E472])/1000/68*1000*1000" office:value-type="float" office:value="-279.411764705882" calcext:value-type="float">
            <text:p>-279.41</text:p>
          </table:table-cell>
          <table:table-cell office:value-type="float" office:value="3284" calcext:value-type="float">
            <text:p>3284</text:p>
          </table:table-cell>
          <table:table-cell office:value-type="float" office:value="16.75" calcext:value-type="float">
            <text:p>16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4:12:59</text:p>
          </table:table-cell>
          <table:table-cell table:formula="of:=DATEVALUE([.A473])+TIMEVALUE([.A473])" office:value-type="time" office:time-value="PT1010414H12M59.000000004S" calcext:value-type="time">
            <text:p>02:12 PM</text:p>
          </table:table-cell>
          <table:table-cell table:style-name="ce3" table:formula="of:=22*[.E473]/1000" office:value-type="float" office:value="35.574" calcext:value-type="float">
            <text:p>35.574</text:p>
          </table:table-cell>
          <table:table-cell office:value-type="float" office:value="2155" calcext:value-type="float">
            <text:p>2155</text:p>
          </table:table-cell>
          <table:table-cell office:value-type="float" office:value="1617" calcext:value-type="float">
            <text:p>1617</text:p>
          </table:table-cell>
          <table:table-cell office:value-type="float" office:value="1593" calcext:value-type="float">
            <text:p>1593</text:p>
          </table:table-cell>
          <table:table-cell table:formula="of:=([.F473]-[.E473])/1000/68*1000*1000" office:value-type="float" office:value="-352.941176470588" calcext:value-type="float">
            <text:p>-352.94</text:p>
          </table:table-cell>
          <table:table-cell office:value-type="float" office:value="3279" calcext:value-type="float">
            <text:p>3279</text:p>
          </table:table-cell>
          <table:table-cell office:value-type="float" office:value="15.5" calcext:value-type="float">
            <text:p>15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4:18:00</text:p>
          </table:table-cell>
          <table:table-cell table:formula="of:=DATEVALUE([.A474])+TIMEVALUE([.A474])" office:value-type="time" office:time-value="PT1010414H18M00.000000168S" calcext:value-type="time">
            <text:p>02:18 PM</text:p>
          </table:table-cell>
          <table:table-cell table:style-name="ce3" table:formula="of:=22*[.E474]/1000" office:value-type="float" office:value="35.376" calcext:value-type="float">
            <text:p>35.376</text:p>
          </table:table-cell>
          <table:table-cell office:value-type="float" office:value="2282" calcext:value-type="float">
            <text:p>2282</text:p>
          </table:table-cell>
          <table:table-cell office:value-type="float" office:value="1608" calcext:value-type="float">
            <text:p>1608</text:p>
          </table:table-cell>
          <table:table-cell office:value-type="float" office:value="1598" calcext:value-type="float">
            <text:p>1598</text:p>
          </table:table-cell>
          <table:table-cell table:formula="of:=([.F474]-[.E474])/1000/68*1000*1000" office:value-type="float" office:value="-147.058823529412" calcext:value-type="float">
            <text:p>-147.06</text:p>
          </table:table-cell>
          <table:table-cell office:value-type="float" office:value="3279" calcext:value-type="float">
            <text:p>3279</text:p>
          </table:table-cell>
          <table:table-cell office:value-type="float" office:value="14.25" calcext:value-type="float">
            <text:p>14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4:23:00</text:p>
          </table:table-cell>
          <table:table-cell table:formula="of:=DATEVALUE([.A475])+TIMEVALUE([.A475])" office:value-type="time" office:time-value="PT1010414H23M00.000000307S" calcext:value-type="time">
            <text:p>02:23 PM</text:p>
          </table:table-cell>
          <table:table-cell table:style-name="ce3" table:formula="of:=22*[.E475]/1000" office:value-type="float" office:value="35.376" calcext:value-type="float">
            <text:p>35.376</text:p>
          </table:table-cell>
          <table:table-cell office:value-type="float" office:value="2350" calcext:value-type="float">
            <text:p>2350</text:p>
          </table:table-cell>
          <table:table-cell office:value-type="float" office:value="1608" calcext:value-type="float">
            <text:p>1608</text:p>
          </table:table-cell>
          <table:table-cell office:value-type="float" office:value="1612" calcext:value-type="float">
            <text:p>1612</text:p>
          </table:table-cell>
          <table:table-cell table:formula="of:=([.F475]-[.E475])/1000/68*1000*1000" office:value-type="float" office:value="58.8235294117647" calcext:value-type="float">
            <text:p>58.82</text:p>
          </table:table-cell>
          <table:table-cell office:value-type="float" office:value="3279" calcext:value-type="float">
            <text:p>3279</text:p>
          </table:table-cell>
          <table:table-cell office:value-type="float" office:value="14.25" calcext:value-type="float">
            <text:p>14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4:28:00</text:p>
          </table:table-cell>
          <table:table-cell table:formula="of:=DATEVALUE([.A476])+TIMEVALUE([.A476])" office:value-type="time" office:time-value="PT1010414H28M00.000000028S" calcext:value-type="time">
            <text:p>02:28 PM</text:p>
          </table:table-cell>
          <table:table-cell table:style-name="ce3" table:formula="of:=22*[.E476]/1000" office:value-type="float" office:value="35.376" calcext:value-type="float">
            <text:p>35.376</text:p>
          </table:table-cell>
          <table:table-cell office:value-type="float" office:value="2302" calcext:value-type="float">
            <text:p>2302</text:p>
          </table:table-cell>
          <table:table-cell office:value-type="float" office:value="1608" calcext:value-type="float">
            <text:p>1608</text:p>
          </table:table-cell>
          <table:table-cell office:value-type="float" office:value="1603" calcext:value-type="float">
            <text:p>1603</text:p>
          </table:table-cell>
          <table:table-cell table:formula="of:=([.F476]-[.E476])/1000/68*1000*1000" office:value-type="float" office:value="-73.5294117647059" calcext:value-type="float">
            <text:p>-73.53</text:p>
          </table:table-cell>
          <table:table-cell office:value-type="float" office:value="3284" calcext:value-type="float">
            <text:p>3284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4:33:00</text:p>
          </table:table-cell>
          <table:table-cell table:formula="of:=DATEVALUE([.A477])+TIMEVALUE([.A477])" office:value-type="time" office:time-value="PT1010414H32M59.999999749S" calcext:value-type="time">
            <text:p>02:33 PM</text:p>
          </table:table-cell>
          <table:table-cell table:style-name="ce3" table:formula="of:=22*[.E477]/1000" office:value-type="float" office:value="35.266" calcext:value-type="float">
            <text:p>35.266</text:p>
          </table:table-cell>
          <table:table-cell office:value-type="float" office:value="2282" calcext:value-type="float">
            <text:p>2282</text:p>
          </table:table-cell>
          <table:table-cell office:value-type="float" office:value="1603" calcext:value-type="float">
            <text:p>1603</text:p>
          </table:table-cell>
          <table:table-cell office:value-type="float" office:value="1593" calcext:value-type="float">
            <text:p>1593</text:p>
          </table:table-cell>
          <table:table-cell table:formula="of:=([.F477]-[.E477])/1000/68*1000*1000" office:value-type="float" office:value="-147.058823529412" calcext:value-type="float">
            <text:p>-147.06</text:p>
          </table:table-cell>
          <table:table-cell office:value-type="float" office:value="3279" calcext:value-type="float">
            <text:p>3279</text:p>
          </table:table-cell>
          <table:table-cell office:value-type="float" office:value="15.25" calcext:value-type="float">
            <text:p>15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4:38:01</text:p>
          </table:table-cell>
          <table:table-cell table:formula="of:=DATEVALUE([.A478])+TIMEVALUE([.A478])" office:value-type="time" office:time-value="PT1010414H38M00.999999493S" calcext:value-type="time">
            <text:p>02:38 PM</text:p>
          </table:table-cell>
          <table:table-cell table:style-name="ce3" table:formula="of:=22*[.E478]/1000" office:value-type="float" office:value="35.376" calcext:value-type="float">
            <text:p>35.376</text:p>
          </table:table-cell>
          <table:table-cell office:value-type="float" office:value="2419" calcext:value-type="float">
            <text:p>2419</text:p>
          </table:table-cell>
          <table:table-cell office:value-type="float" office:value="1608" calcext:value-type="float">
            <text:p>1608</text:p>
          </table:table-cell>
          <table:table-cell office:value-type="float" office:value="1637" calcext:value-type="float">
            <text:p>1637</text:p>
          </table:table-cell>
          <table:table-cell table:formula="of:=([.F478]-[.E478])/1000/68*1000*1000" office:value-type="float" office:value="426.470588235294" calcext:value-type="float">
            <text:p>426.47</text:p>
          </table:table-cell>
          <table:table-cell office:value-type="float" office:value="3284" calcext:value-type="float">
            <text:p>3284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4:43:01</text:p>
          </table:table-cell>
          <table:table-cell table:formula="of:=DATEVALUE([.A479])+TIMEVALUE([.A479])" office:value-type="time" office:time-value="PT1010414H43M01.000001309S" calcext:value-type="time">
            <text:p>02:43 PM</text:p>
          </table:table-cell>
          <table:table-cell table:style-name="ce3" table:formula="of:=22*[.E479]/1000" office:value-type="float" office:value="35.376" calcext:value-type="float">
            <text:p>35.376</text:p>
          </table:table-cell>
          <table:table-cell office:value-type="float" office:value="2209" calcext:value-type="float">
            <text:p>2209</text:p>
          </table:table-cell>
          <table:table-cell office:value-type="float" office:value="1608" calcext:value-type="float">
            <text:p>1608</text:p>
          </table:table-cell>
          <table:table-cell office:value-type="float" office:value="1588" calcext:value-type="float">
            <text:p>1588</text:p>
          </table:table-cell>
          <table:table-cell table:formula="of:=([.F479]-[.E479])/1000/68*1000*1000" office:value-type="float" office:value="-294.117647058824" calcext:value-type="float">
            <text:p>-294.12</text:p>
          </table:table-cell>
          <table:table-cell office:value-type="float" office:value="3284" calcext:value-type="float">
            <text:p>3284</text:p>
          </table:table-cell>
          <table:table-cell office:value-type="float" office:value="16.5" calcext:value-type="float">
            <text:p>16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4:48:01</text:p>
          </table:table-cell>
          <table:table-cell table:formula="of:=DATEVALUE([.A480])+TIMEVALUE([.A480])" office:value-type="time" office:time-value="PT1010414H48M00.999999773S" calcext:value-type="time">
            <text:p>02:48 PM</text:p>
          </table:table-cell>
          <table:table-cell table:style-name="ce3" table:formula="of:=22*[.E480]/1000" office:value-type="float" office:value="35.376" calcext:value-type="float">
            <text:p>35.376</text:p>
          </table:table-cell>
          <table:table-cell office:value-type="float" office:value="2385" calcext:value-type="float">
            <text:p>2385</text:p>
          </table:table-cell>
          <table:table-cell office:value-type="float" office:value="1608" calcext:value-type="float">
            <text:p>1608</text:p>
          </table:table-cell>
          <table:table-cell office:value-type="float" office:value="1622" calcext:value-type="float">
            <text:p>1622</text:p>
          </table:table-cell>
          <table:table-cell table:formula="of:=([.F480]-[.E480])/1000/68*1000*1000" office:value-type="float" office:value="205.882352941176" calcext:value-type="float">
            <text:p>205.88</text:p>
          </table:table-cell>
          <table:table-cell office:value-type="float" office:value="3284" calcext:value-type="float">
            <text:p>3284</text:p>
          </table:table-cell>
          <table:table-cell office:value-type="float" office:value="16.5" calcext:value-type="float">
            <text:p>16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4:53:01</text:p>
          </table:table-cell>
          <table:table-cell table:formula="of:=DATEVALUE([.A481])+TIMEVALUE([.A481])" office:value-type="time" office:time-value="PT1010414H53M01.000002008S" calcext:value-type="time">
            <text:p>02:53 PM</text:p>
          </table:table-cell>
          <table:table-cell table:style-name="ce3" table:formula="of:=22*[.E481]/1000" office:value-type="float" office:value="35.464" calcext:value-type="float">
            <text:p>35.464</text:p>
          </table:table-cell>
          <table:table-cell office:value-type="float" office:value="2346" calcext:value-type="float">
            <text:p>2346</text:p>
          </table:table-cell>
          <table:table-cell office:value-type="float" office:value="1612" calcext:value-type="float">
            <text:p>1612</text:p>
          </table:table-cell>
          <table:table-cell office:value-type="float" office:value="1622" calcext:value-type="float">
            <text:p>1622</text:p>
          </table:table-cell>
          <table:table-cell table:formula="of:=([.F481]-[.E481])/1000/68*1000*1000" office:value-type="float" office:value="147.058823529412" calcext:value-type="float">
            <text:p>147.06</text:p>
          </table:table-cell>
          <table:table-cell office:value-type="float" office:value="3284" calcext:value-type="float">
            <text:p>3284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4:58:02</text:p>
          </table:table-cell>
          <table:table-cell table:formula="of:=DATEVALUE([.A482])+TIMEVALUE([.A482])" office:value-type="time" office:time-value="PT1010414H58M02.000000076S" calcext:value-type="time">
            <text:p>02:58 PM</text:p>
          </table:table-cell>
          <table:table-cell table:style-name="ce3" table:formula="of:=22*[.E482]/1000" office:value-type="float" office:value="35.574" calcext:value-type="float">
            <text:p>35.574</text:p>
          </table:table-cell>
          <table:table-cell office:value-type="float" office:value="2385" calcext:value-type="float">
            <text:p>2385</text:p>
          </table:table-cell>
          <table:table-cell office:value-type="float" office:value="1617" calcext:value-type="float">
            <text:p>1617</text:p>
          </table:table-cell>
          <table:table-cell office:value-type="float" office:value="1632" calcext:value-type="float">
            <text:p>1632</text:p>
          </table:table-cell>
          <table:table-cell table:formula="of:=([.F482]-[.E482])/1000/68*1000*1000" office:value-type="float" office:value="220.588235294118" calcext:value-type="float">
            <text:p>220.59</text:p>
          </table:table-cell>
          <table:table-cell office:value-type="float" office:value="3284" calcext:value-type="float">
            <text:p>3284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5:03:02</text:p>
          </table:table-cell>
          <table:table-cell table:formula="of:=DATEVALUE([.A483])+TIMEVALUE([.A483])" office:value-type="time" office:time-value="PT1010415H03M01.999999797S" calcext:value-type="time">
            <text:p>03:03 PM</text:p>
          </table:table-cell>
          <table:table-cell table:style-name="ce3" table:formula="of:=22*[.E483]/1000" office:value-type="float" office:value="35.574" calcext:value-type="float">
            <text:p>35.574</text:p>
          </table:table-cell>
          <table:table-cell office:value-type="float" office:value="2360" calcext:value-type="float">
            <text:p>2360</text:p>
          </table:table-cell>
          <table:table-cell office:value-type="float" office:value="1617" calcext:value-type="float">
            <text:p>1617</text:p>
          </table:table-cell>
          <table:table-cell office:value-type="float" office:value="1627" calcext:value-type="float">
            <text:p>1627</text:p>
          </table:table-cell>
          <table:table-cell table:formula="of:=([.F483]-[.E483])/1000/68*1000*1000" office:value-type="float" office:value="147.058823529412" calcext:value-type="float">
            <text:p>147.06</text:p>
          </table:table-cell>
          <table:table-cell office:value-type="float" office:value="3284" calcext:value-type="float">
            <text:p>3284</text:p>
          </table:table-cell>
          <table:table-cell office:value-type="float" office:value="16.75" calcext:value-type="float">
            <text:p>16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5:08:02</text:p>
          </table:table-cell>
          <table:table-cell table:formula="of:=DATEVALUE([.A484])+TIMEVALUE([.A484])" office:value-type="time" office:time-value="PT1010415H08M02.000000775S" calcext:value-type="time">
            <text:p>03:08 PM</text:p>
          </table:table-cell>
          <table:table-cell table:style-name="ce3" table:formula="of:=22*[.E484]/1000" office:value-type="float" office:value="35.574" calcext:value-type="float">
            <text:p>35.574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1617" calcext:value-type="float">
            <text:p>1617</text:p>
          </table:table-cell>
          <table:table-cell table:formula="of:=([.F484]-[.E484])/1000/68*1000*1000" office:value-type="float" office:value="0" calcext:value-type="float">
            <text:p>0.00</text:p>
          </table:table-cell>
          <table:table-cell office:value-type="float" office:value="3299" calcext:value-type="float">
            <text:p>3299</text:p>
          </table:table-cell>
          <table:table-cell office:value-type="float" office:value="16.25" calcext:value-type="float">
            <text:p>16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5:13:02</text:p>
          </table:table-cell>
          <table:table-cell table:formula="of:=DATEVALUE([.A485])+TIMEVALUE([.A485])" office:value-type="time" office:time-value="PT1010415H13M01.999999657S" calcext:value-type="time">
            <text:p>03:13 PM</text:p>
          </table:table-cell>
          <table:table-cell table:style-name="ce3" table:formula="of:=22*[.E485]/1000" office:value-type="float" office:value="35.574" calcext:value-type="float">
            <text:p>35.574</text:p>
          </table:table-cell>
          <table:table-cell office:value-type="float" office:value="2380" calcext:value-type="float">
            <text:p>2380</text:p>
          </table:table-cell>
          <table:table-cell office:value-type="float" office:value="1617" calcext:value-type="float">
            <text:p>1617</text:p>
          </table:table-cell>
          <table:table-cell office:value-type="float" office:value="1632" calcext:value-type="float">
            <text:p>1632</text:p>
          </table:table-cell>
          <table:table-cell table:formula="of:=([.F485]-[.E485])/1000/68*1000*1000" office:value-type="float" office:value="220.588235294118" calcext:value-type="float">
            <text:p>220.59</text:p>
          </table:table-cell>
          <table:table-cell office:value-type="float" office:value="3284" calcext:value-type="float">
            <text:p>3284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5:18:03</text:p>
          </table:table-cell>
          <table:table-cell table:formula="of:=DATEVALUE([.A486])+TIMEVALUE([.A486])" office:value-type="time" office:time-value="PT1010415H18M02.999998564S" calcext:value-type="time">
            <text:p>03:18 PM</text:p>
          </table:table-cell>
          <table:table-cell table:style-name="ce3" table:formula="of:=22*[.E486]/1000" office:value-type="float" office:value="35.574" calcext:value-type="float">
            <text:p>35.574</text:p>
          </table:table-cell>
          <table:table-cell office:value-type="float" office:value="2331" calcext:value-type="float">
            <text:p>2331</text:p>
          </table:table-cell>
          <table:table-cell office:value-type="float" office:value="1617" calcext:value-type="float">
            <text:p>1617</text:p>
          </table:table-cell>
          <table:table-cell office:value-type="float" office:value="1622" calcext:value-type="float">
            <text:p>1622</text:p>
          </table:table-cell>
          <table:table-cell table:formula="of:=([.F486]-[.E486])/1000/68*1000*1000" office:value-type="float" office:value="73.5294117647059" calcext:value-type="float">
            <text:p>73.53</text:p>
          </table:table-cell>
          <table:table-cell office:value-type="float" office:value="3284" calcext:value-type="float">
            <text:p>3284</text:p>
          </table:table-cell>
          <table:table-cell office:value-type="float" office:value="16.25" calcext:value-type="float">
            <text:p>16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5:23:03</text:p>
          </table:table-cell>
          <table:table-cell table:formula="of:=DATEVALUE([.A487])+TIMEVALUE([.A487])" office:value-type="time" office:time-value="PT1010415H23M03.000000799S" calcext:value-type="time">
            <text:p>03:23 PM</text:p>
          </table:table-cell>
          <table:table-cell table:style-name="ce3" table:formula="of:=22*[.E487]/1000" office:value-type="float" office:value="35.574" calcext:value-type="float">
            <text:p>35.574</text:p>
          </table:table-cell>
          <table:table-cell office:value-type="float" office:value="2336" calcext:value-type="float">
            <text:p>2336</text:p>
          </table:table-cell>
          <table:table-cell office:value-type="float" office:value="1617" calcext:value-type="float">
            <text:p>1617</text:p>
          </table:table-cell>
          <table:table-cell office:value-type="float" office:value="1622" calcext:value-type="float">
            <text:p>1622</text:p>
          </table:table-cell>
          <table:table-cell table:formula="of:=([.F487]-[.E487])/1000/68*1000*1000" office:value-type="float" office:value="73.5294117647059" calcext:value-type="float">
            <text:p>73.53</text:p>
          </table:table-cell>
          <table:table-cell office:value-type="float" office:value="3284" calcext:value-type="float">
            <text:p>3284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5:28:03</text:p>
          </table:table-cell>
          <table:table-cell table:formula="of:=DATEVALUE([.A488])+TIMEVALUE([.A488])" office:value-type="time" office:time-value="PT1010415H28M03.000000101S" calcext:value-type="time">
            <text:p>03:28 PM</text:p>
          </table:table-cell>
          <table:table-cell table:style-name="ce3" table:formula="of:=22*[.E488]/1000" office:value-type="float" office:value="35.574" calcext:value-type="float">
            <text:p>35.574</text:p>
          </table:table-cell>
          <table:table-cell office:value-type="float" office:value="2316" calcext:value-type="float">
            <text:p>2316</text:p>
          </table:table-cell>
          <table:table-cell table:number-columns-repeated="2" office:value-type="float" office:value="1617" calcext:value-type="float">
            <text:p>1617</text:p>
          </table:table-cell>
          <table:table-cell table:formula="of:=([.F488]-[.E488])/1000/68*1000*1000" office:value-type="float" office:value="0" calcext:value-type="float">
            <text:p>0.00</text:p>
          </table:table-cell>
          <table:table-cell office:value-type="float" office:value="3284" calcext:value-type="float">
            <text:p>3284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5:33:03</text:p>
          </table:table-cell>
          <table:table-cell table:formula="of:=DATEVALUE([.A489])+TIMEVALUE([.A489])" office:value-type="time" office:time-value="PT1010415H33M03.00000024S" calcext:value-type="time">
            <text:p>03:33 PM</text:p>
          </table:table-cell>
          <table:table-cell table:style-name="ce3" table:formula="of:=22*[.E489]/1000" office:value-type="float" office:value="35.574" calcext:value-type="float">
            <text:p>35.574</text:p>
          </table:table-cell>
          <table:table-cell office:value-type="float" office:value="2272" calcext:value-type="float">
            <text:p>2272</text:p>
          </table:table-cell>
          <table:table-cell office:value-type="float" office:value="1617" calcext:value-type="float">
            <text:p>1617</text:p>
          </table:table-cell>
          <table:table-cell office:value-type="float" office:value="1608" calcext:value-type="float">
            <text:p>1608</text:p>
          </table:table-cell>
          <table:table-cell table:formula="of:=([.F489]-[.E489])/1000/68*1000*1000" office:value-type="float" office:value="-132.352941176471" calcext:value-type="float">
            <text:p>-132.35</text:p>
          </table:table-cell>
          <table:table-cell office:value-type="float" office:value="3284" calcext:value-type="float">
            <text:p>3284</text:p>
          </table:table-cell>
          <table:table-cell office:value-type="float" office:value="16.25" calcext:value-type="float">
            <text:p>16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5:38:04</text:p>
          </table:table-cell>
          <table:table-cell table:formula="of:=DATEVALUE([.A490])+TIMEVALUE([.A490])" office:value-type="time" office:time-value="PT1010415H38M03.999999985S" calcext:value-type="time">
            <text:p>03:38 PM</text:p>
          </table:table-cell>
          <table:table-cell table:style-name="ce3" table:formula="of:=22*[.E490]/1000" office:value-type="float" office:value="35.574" calcext:value-type="float">
            <text:p>35.574</text:p>
          </table:table-cell>
          <table:table-cell office:value-type="float" office:value="2267" calcext:value-type="float">
            <text:p>2267</text:p>
          </table:table-cell>
          <table:table-cell office:value-type="float" office:value="1617" calcext:value-type="float">
            <text:p>1617</text:p>
          </table:table-cell>
          <table:table-cell office:value-type="float" office:value="1608" calcext:value-type="float">
            <text:p>1608</text:p>
          </table:table-cell>
          <table:table-cell table:formula="of:=([.F490]-[.E490])/1000/68*1000*1000" office:value-type="float" office:value="-132.352941176471" calcext:value-type="float">
            <text:p>-132.35</text:p>
          </table:table-cell>
          <table:table-cell office:value-type="float" office:value="3284" calcext:value-type="float">
            <text:p>3284</text:p>
          </table:table-cell>
          <table:table-cell office:value-type="float" office:value="16.25" calcext:value-type="float">
            <text:p>16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5:43:04</text:p>
          </table:table-cell>
          <table:table-cell table:formula="of:=DATEVALUE([.A491])+TIMEVALUE([.A491])" office:value-type="time" office:time-value="PT1010415H43M03.999999706S" calcext:value-type="time">
            <text:p>03:43 PM</text:p>
          </table:table-cell>
          <table:table-cell table:style-name="ce3" table:formula="of:=22*[.E491]/1000" office:value-type="float" office:value="35.464" calcext:value-type="float">
            <text:p>35.464</text:p>
          </table:table-cell>
          <table:table-cell office:value-type="float" office:value="2248" calcext:value-type="float">
            <text:p>2248</text:p>
          </table:table-cell>
          <table:table-cell office:value-type="float" office:value="1612" calcext:value-type="float">
            <text:p>1612</text:p>
          </table:table-cell>
          <table:table-cell office:value-type="float" office:value="1603" calcext:value-type="float">
            <text:p>1603</text:p>
          </table:table-cell>
          <table:table-cell table:formula="of:=([.F491]-[.E491])/1000/68*1000*1000" office:value-type="float" office:value="-132.352941176471" calcext:value-type="float">
            <text:p>-132.35</text:p>
          </table:table-cell>
          <table:table-cell office:value-type="float" office:value="3284" calcext:value-type="float">
            <text:p>3284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5:48:04</text:p>
          </table:table-cell>
          <table:table-cell table:formula="of:=DATEVALUE([.A492])+TIMEVALUE([.A492])" office:value-type="time" office:time-value="PT1010415H48M04.000000264S" calcext:value-type="time">
            <text:p>03:48 PM</text:p>
          </table:table-cell>
          <table:table-cell table:style-name="ce3" table:formula="of:=22*[.E492]/1000" office:value-type="float" office:value="35.376" calcext:value-type="float">
            <text:p>35.376</text:p>
          </table:table-cell>
          <table:table-cell office:value-type="float" office:value="2243" calcext:value-type="float">
            <text:p>2243</text:p>
          </table:table-cell>
          <table:table-cell office:value-type="float" office:value="1608" calcext:value-type="float">
            <text:p>1608</text:p>
          </table:table-cell>
          <table:table-cell office:value-type="float" office:value="1598" calcext:value-type="float">
            <text:p>1598</text:p>
          </table:table-cell>
          <table:table-cell table:formula="of:=([.F492]-[.E492])/1000/68*1000*1000" office:value-type="float" office:value="-147.058823529412" calcext:value-type="float">
            <text:p>-147.06</text:p>
          </table:table-cell>
          <table:table-cell office:value-type="float" office:value="3284" calcext:value-type="float">
            <text:p>3284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5:53:05</text:p>
          </table:table-cell>
          <table:table-cell table:formula="of:=DATEVALUE([.A493])+TIMEVALUE([.A493])" office:value-type="time" office:time-value="PT1010415H53M05.000000848S" calcext:value-type="time">
            <text:p>03:53 PM</text:p>
          </table:table-cell>
          <table:table-cell table:style-name="ce3" table:formula="of:=22*[.E493]/1000" office:value-type="float" office:value="35.376" calcext:value-type="float">
            <text:p>35.376</text:p>
          </table:table-cell>
          <table:table-cell office:value-type="float" office:value="2248" calcext:value-type="float">
            <text:p>2248</text:p>
          </table:table-cell>
          <table:table-cell office:value-type="float" office:value="1608" calcext:value-type="float">
            <text:p>1608</text:p>
          </table:table-cell>
          <table:table-cell office:value-type="float" office:value="1598" calcext:value-type="float">
            <text:p>1598</text:p>
          </table:table-cell>
          <table:table-cell table:formula="of:=([.F493]-[.E493])/1000/68*1000*1000" office:value-type="float" office:value="-147.058823529412" calcext:value-type="float">
            <text:p>-147.06</text:p>
          </table:table-cell>
          <table:table-cell office:value-type="float" office:value="3279" calcext:value-type="float">
            <text:p>3279</text:p>
          </table:table-cell>
          <table:table-cell office:value-type="float" office:value="15.75" calcext:value-type="float">
            <text:p>1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5:58:05</text:p>
          </table:table-cell>
          <table:table-cell table:formula="of:=DATEVALUE([.A494])+TIMEVALUE([.A494])" office:value-type="time" office:time-value="PT1010415H58M05.000000149S" calcext:value-type="time">
            <text:p>03:58 PM</text:p>
          </table:table-cell>
          <table:table-cell table:style-name="ce3" table:formula="of:=22*[.E494]/1000" office:value-type="float" office:value="35.376" calcext:value-type="float">
            <text:p>35.376</text:p>
          </table:table-cell>
          <table:table-cell office:value-type="float" office:value="2370" calcext:value-type="float">
            <text:p>2370</text:p>
          </table:table-cell>
          <table:table-cell office:value-type="float" office:value="1608" calcext:value-type="float">
            <text:p>1608</text:p>
          </table:table-cell>
          <table:table-cell office:value-type="float" office:value="1622" calcext:value-type="float">
            <text:p>1622</text:p>
          </table:table-cell>
          <table:table-cell table:formula="of:=([.F494]-[.E494])/1000/68*1000*1000" office:value-type="float" office:value="205.882352941176" calcext:value-type="float">
            <text:p>205.88</text:p>
          </table:table-cell>
          <table:table-cell office:value-type="float" office:value="3284" calcext:value-type="float">
            <text:p>3284</text:p>
          </table:table-cell>
          <table:table-cell office:value-type="float" office:value="15.75" calcext:value-type="float">
            <text:p>1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6:03:05</text:p>
          </table:table-cell>
          <table:table-cell table:formula="of:=DATEVALUE([.A495])+TIMEVALUE([.A495])" office:value-type="time" office:time-value="PT1010416H03M04.99999987S" calcext:value-type="time">
            <text:p>04:03 PM</text:p>
          </table:table-cell>
          <table:table-cell table:style-name="ce3" table:formula="of:=22*[.E495]/1000" office:value-type="float" office:value="35.464" calcext:value-type="float">
            <text:p>35.464</text:p>
          </table:table-cell>
          <table:table-cell office:value-type="float" office:value="2370" calcext:value-type="float">
            <text:p>2370</text:p>
          </table:table-cell>
          <table:table-cell office:value-type="float" office:value="1612" calcext:value-type="float">
            <text:p>1612</text:p>
          </table:table-cell>
          <table:table-cell office:value-type="float" office:value="1622" calcext:value-type="float">
            <text:p>1622</text:p>
          </table:table-cell>
          <table:table-cell table:formula="of:=([.F495]-[.E495])/1000/68*1000*1000" office:value-type="float" office:value="147.058823529412" calcext:value-type="float">
            <text:p>147.06</text:p>
          </table:table-cell>
          <table:table-cell office:value-type="float" office:value="3284" calcext:value-type="float">
            <text:p>3284</text:p>
          </table:table-cell>
          <table:table-cell office:value-type="float" office:value="15.75" calcext:value-type="float">
            <text:p>1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6:08:05</text:p>
          </table:table-cell>
          <table:table-cell table:formula="of:=DATEVALUE([.A496])+TIMEVALUE([.A496])" office:value-type="time" office:time-value="PT1010416H08M05.000000009S" calcext:value-type="time">
            <text:p>04:08 PM</text:p>
          </table:table-cell>
          <table:table-cell table:style-name="ce3" table:formula="of:=22*[.E496]/1000" office:value-type="float" office:value="35.376" calcext:value-type="float">
            <text:p>35.376</text:p>
          </table:table-cell>
          <table:table-cell office:value-type="float" office:value="2209" calcext:value-type="float">
            <text:p>2209</text:p>
          </table:table-cell>
          <table:table-cell office:value-type="float" office:value="1608" calcext:value-type="float">
            <text:p>1608</text:p>
          </table:table-cell>
          <table:table-cell office:value-type="float" office:value="1603" calcext:value-type="float">
            <text:p>1603</text:p>
          </table:table-cell>
          <table:table-cell table:formula="of:=([.F496]-[.E496])/1000/68*1000*1000" office:value-type="float" office:value="-73.5294117647059" calcext:value-type="float">
            <text:p>-73.53</text:p>
          </table:table-cell>
          <table:table-cell office:value-type="float" office:value="3279" calcext:value-type="float">
            <text:p>3279</text:p>
          </table:table-cell>
          <table:table-cell office:value-type="float" office:value="15.75" calcext:value-type="float">
            <text:p>15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6:13:06</text:p>
          </table:table-cell>
          <table:table-cell table:formula="of:=DATEVALUE([.A497])+TIMEVALUE([.A497])" office:value-type="time" office:time-value="PT1010416H13M05.999999335S" calcext:value-type="time">
            <text:p>04:13 PM</text:p>
          </table:table-cell>
          <table:table-cell table:style-name="ce3" table:formula="of:=22*[.E497]/1000" office:value-type="float" office:value="35.376" calcext:value-type="float">
            <text:p>35.376</text:p>
          </table:table-cell>
          <table:table-cell office:value-type="float" office:value="2248" calcext:value-type="float">
            <text:p>2248</text:p>
          </table:table-cell>
          <table:table-cell office:value-type="float" office:value="1608" calcext:value-type="float">
            <text:p>1608</text:p>
          </table:table-cell>
          <table:table-cell office:value-type="float" office:value="1593" calcext:value-type="float">
            <text:p>1593</text:p>
          </table:table-cell>
          <table:table-cell table:formula="of:=([.F497]-[.E497])/1000/68*1000*1000" office:value-type="float" office:value="-220.588235294118" calcext:value-type="float">
            <text:p>-220.59</text:p>
          </table:table-cell>
          <table:table-cell office:value-type="float" office:value="3279" calcext:value-type="float">
            <text:p>3279</text:p>
          </table:table-cell>
          <table:table-cell office:value-type="float" office:value="15.5" calcext:value-type="float">
            <text:p>15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6:18:06</text:p>
          </table:table-cell>
          <table:table-cell table:formula="of:=DATEVALUE([.A498])+TIMEVALUE([.A498])" office:value-type="time" office:time-value="PT1010416H18M05.999999056S" calcext:value-type="time">
            <text:p>04:18 PM</text:p>
          </table:table-cell>
          <table:table-cell table:style-name="ce3" table:formula="of:=22*[.E498]/1000" office:value-type="float" office:value="35.266" calcext:value-type="float">
            <text:p>35.266</text:p>
          </table:table-cell>
          <table:table-cell office:value-type="float" office:value="2121" calcext:value-type="float">
            <text:p>2121</text:p>
          </table:table-cell>
          <table:table-cell office:value-type="float" office:value="1603" calcext:value-type="float">
            <text:p>1603</text:p>
          </table:table-cell>
          <table:table-cell office:value-type="float" office:value="1588" calcext:value-type="float">
            <text:p>1588</text:p>
          </table:table-cell>
          <table:table-cell table:formula="of:=([.F498]-[.E498])/1000/68*1000*1000" office:value-type="float" office:value="-220.588235294118" calcext:value-type="float">
            <text:p>-220.59</text:p>
          </table:table-cell>
          <table:table-cell office:value-type="float" office:value="3284" calcext:value-type="float">
            <text:p>3284</text:p>
          </table:table-cell>
          <table:table-cell office:value-type="float" office:value="15.25" calcext:value-type="float">
            <text:p>15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6:23:06</text:p>
          </table:table-cell>
          <table:table-cell table:formula="of:=DATEVALUE([.A499])+TIMEVALUE([.A499])" office:value-type="time" office:time-value="PT1010416H23M06.000000034S" calcext:value-type="time">
            <text:p>04:23 PM</text:p>
          </table:table-cell>
          <table:table-cell table:style-name="ce3" table:formula="of:=22*[.E499]/1000" office:value-type="float" office:value="35.156" calcext:value-type="float">
            <text:p>35.156</text:p>
          </table:table-cell>
          <table:table-cell office:value-type="float" office:value="2028" calcext:value-type="float">
            <text:p>2028</text:p>
          </table:table-cell>
          <table:table-cell office:value-type="float" office:value="1598" calcext:value-type="float">
            <text:p>1598</text:p>
          </table:table-cell>
          <table:table-cell office:value-type="float" office:value="1578" calcext:value-type="float">
            <text:p>1578</text:p>
          </table:table-cell>
          <table:table-cell table:formula="of:=([.F499]-[.E499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6:28:06</text:p>
          </table:table-cell>
          <table:table-cell table:formula="of:=DATEVALUE([.A500])+TIMEVALUE([.A500])" office:value-type="time" office:time-value="PT1010416H28M05.999998497S" calcext:value-type="time">
            <text:p>04:28 PM</text:p>
          </table:table-cell>
          <table:table-cell table:style-name="ce3" table:formula="of:=22*[.E500]/1000" office:value-type="float" office:value="35.046" calcext:value-type="float">
            <text:p>35.046</text:p>
          </table:table-cell>
          <table:table-cell office:value-type="float" office:value="2008" calcext:value-type="float">
            <text:p>2008</text:p>
          </table:table-cell>
          <table:table-cell office:value-type="float" office:value="1593" calcext:value-type="float">
            <text:p>1593</text:p>
          </table:table-cell>
          <table:table-cell office:value-type="float" office:value="1578" calcext:value-type="float">
            <text:p>1578</text:p>
          </table:table-cell>
          <table:table-cell table:formula="of:=([.F500]-[.E500])/1000/68*1000*1000" office:value-type="float" office:value="-220.588235294118" calcext:value-type="float">
            <text:p>-220.59</text:p>
          </table:table-cell>
          <table:table-cell office:value-type="float" office:value="3279" calcext:value-type="float">
            <text:p>3279</text:p>
          </table:table-cell>
          <table:table-cell office:value-type="float" office:value="14.75" calcext:value-type="float">
            <text:p>14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6:33:07</text:p>
          </table:table-cell>
          <table:table-cell table:formula="of:=DATEVALUE([.A501])+TIMEVALUE([.A501])" office:value-type="time" office:time-value="PT1010416H33M06.999999918S" calcext:value-type="time">
            <text:p>04:33 PM</text:p>
          </table:table-cell>
          <table:table-cell table:style-name="ce3" table:formula="of:=22*[.E501]/1000" office:value-type="float" office:value="34.936" calcext:value-type="float">
            <text:p>34.936</text:p>
          </table:table-cell>
          <table:table-cell office:value-type="float" office:value="1964" calcext:value-type="float">
            <text:p>1964</text:p>
          </table:table-cell>
          <table:table-cell office:value-type="float" office:value="1588" calcext:value-type="float">
            <text:p>1588</text:p>
          </table:table-cell>
          <table:table-cell office:value-type="float" office:value="1573" calcext:value-type="float">
            <text:p>1573</text:p>
          </table:table-cell>
          <table:table-cell table:formula="of:=([.F501]-[.E501])/1000/68*1000*1000" office:value-type="float" office:value="-220.588235294118" calcext:value-type="float">
            <text:p>-220.59</text:p>
          </table:table-cell>
          <table:table-cell office:value-type="float" office:value="3279" calcext:value-type="float">
            <text:p>3279</text:p>
          </table:table-cell>
          <table:table-cell office:value-type="float" office:value="14.75" calcext:value-type="float">
            <text:p>14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6:38:07</text:p>
          </table:table-cell>
          <table:table-cell table:formula="of:=DATEVALUE([.A502])+TIMEVALUE([.A502])" office:value-type="time" office:time-value="PT1010416H38M06.999999639S" calcext:value-type="time">
            <text:p>04:38 PM</text:p>
          </table:table-cell>
          <table:table-cell table:style-name="ce3" table:formula="of:=22*[.E502]/1000" office:value-type="float" office:value="34.826" calcext:value-type="float">
            <text:p>34.826</text:p>
          </table:table-cell>
          <table:table-cell office:value-type="float" office:value="1886" calcext:value-type="float">
            <text:p>1886</text:p>
          </table:table-cell>
          <table:table-cell office:value-type="float" office:value="1583" calcext:value-type="float">
            <text:p>1583</text:p>
          </table:table-cell>
          <table:table-cell office:value-type="float" office:value="1568" calcext:value-type="float">
            <text:p>1568</text:p>
          </table:table-cell>
          <table:table-cell table:formula="of:=([.F502]-[.E502])/1000/68*1000*1000" office:value-type="float" office:value="-220.588235294118" calcext:value-type="float">
            <text:p>-220.59</text:p>
          </table:table-cell>
          <table:table-cell office:value-type="float" office:value="3279" calcext:value-type="float">
            <text:p>3279</text:p>
          </table:table-cell>
          <table:table-cell office:value-type="float" office:value="14.5" calcext:value-type="float">
            <text:p>14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6:43:07</text:p>
          </table:table-cell>
          <table:table-cell table:formula="of:=DATEVALUE([.A503])+TIMEVALUE([.A503])" office:value-type="time" office:time-value="PT1010416H43M06.999999778S" calcext:value-type="time">
            <text:p>04:43 PM</text:p>
          </table:table-cell>
          <table:table-cell table:style-name="ce3" table:formula="of:=22*[.E503]/1000" office:value-type="float" office:value="34.826" calcext:value-type="float">
            <text:p>34.826</text:p>
          </table:table-cell>
          <table:table-cell office:value-type="float" office:value="1920" calcext:value-type="float">
            <text:p>1920</text:p>
          </table:table-cell>
          <table:table-cell office:value-type="float" office:value="1583" calcext:value-type="float">
            <text:p>1583</text:p>
          </table:table-cell>
          <table:table-cell office:value-type="float" office:value="1564" calcext:value-type="float">
            <text:p>1564</text:p>
          </table:table-cell>
          <table:table-cell table:formula="of:=([.F503]-[.E503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4.5" calcext:value-type="float">
            <text:p>14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6:48:07</text:p>
          </table:table-cell>
          <table:table-cell table:formula="of:=DATEVALUE([.A504])+TIMEVALUE([.A504])" office:value-type="time" office:time-value="PT1010416H48M06.999999499S" calcext:value-type="time">
            <text:p>04:48 PM</text:p>
          </table:table-cell>
          <table:table-cell table:style-name="ce3" table:formula="of:=22*[.E504]/1000" office:value-type="float" office:value="34.716" calcext:value-type="float">
            <text:p>34.716</text:p>
          </table:table-cell>
          <table:table-cell office:value-type="float" office:value="1979" calcext:value-type="float">
            <text:p>1979</text:p>
          </table:table-cell>
          <table:table-cell office:value-type="float" office:value="1578" calcext:value-type="float">
            <text:p>1578</text:p>
          </table:table-cell>
          <table:table-cell office:value-type="float" office:value="1559" calcext:value-type="float">
            <text:p>1559</text:p>
          </table:table-cell>
          <table:table-cell table:formula="of:=([.F504]-[.E504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4.25" calcext:value-type="float">
            <text:p>14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6:53:08</text:p>
          </table:table-cell>
          <table:table-cell table:formula="of:=DATEVALUE([.A505])+TIMEVALUE([.A505])" office:value-type="time" office:time-value="PT1010416H53M08.000000082S" calcext:value-type="time">
            <text:p>04:53 PM</text:p>
          </table:table-cell>
          <table:table-cell table:style-name="ce3" table:formula="of:=22*[.E505]/1000" office:value-type="float" office:value="34.606" calcext:value-type="float">
            <text:p>34.606</text:p>
          </table:table-cell>
          <table:table-cell office:value-type="float" office:value="2209" calcext:value-type="float">
            <text:p>2209</text:p>
          </table:table-cell>
          <table:table-cell office:value-type="float" office:value="1573" calcext:value-type="float">
            <text:p>1573</text:p>
          </table:table-cell>
          <table:table-cell office:value-type="float" office:value="1564" calcext:value-type="float">
            <text:p>1564</text:p>
          </table:table-cell>
          <table:table-cell table:formula="of:=([.F505]-[.E505])/1000/68*1000*1000" office:value-type="float" office:value="-132.352941176471" calcext:value-type="float">
            <text:p>-132.35</text:p>
          </table:table-cell>
          <table:table-cell office:value-type="float" office:value="3299" calcext:value-type="float">
            <text:p>3299</text:p>
          </table:table-cell>
          <table:table-cell office:value-type="float" office:value="14.5" calcext:value-type="float">
            <text:p>14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6:58:08</text:p>
          </table:table-cell>
          <table:table-cell table:formula="of:=DATEVALUE([.A506])+TIMEVALUE([.A506])" office:value-type="time" office:time-value="PT1010416H58M07.999998545S" calcext:value-type="time">
            <text:p>04:58 PM</text:p>
          </table:table-cell>
          <table:table-cell table:style-name="ce3" table:formula="of:=22*[.E506]/1000" office:value-type="float" office:value="34.606" calcext:value-type="float">
            <text:p>34.606</text:p>
          </table:table-cell>
          <table:table-cell office:value-type="float" office:value="2184" calcext:value-type="float">
            <text:p>2184</text:p>
          </table:table-cell>
          <table:table-cell office:value-type="float" office:value="1573" calcext:value-type="float">
            <text:p>1573</text:p>
          </table:table-cell>
          <table:table-cell office:value-type="float" office:value="1559" calcext:value-type="float">
            <text:p>1559</text:p>
          </table:table-cell>
          <table:table-cell table:formula="of:=([.F506]-[.E506])/1000/68*1000*1000" office:value-type="float" office:value="-205.882352941176" calcext:value-type="float">
            <text:p>-205.88</text:p>
          </table:table-cell>
          <table:table-cell office:value-type="float" office:value="3279" calcext:value-type="float">
            <text:p>3279</text:p>
          </table:table-cell>
          <table:table-cell office:value-type="float" office:value="14.75" calcext:value-type="float">
            <text:p>14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7:03:08</text:p>
          </table:table-cell>
          <table:table-cell table:formula="of:=DATEVALUE([.A507])+TIMEVALUE([.A507])" office:value-type="time" office:time-value="PT1010417H03M08.00000078S" calcext:value-type="time">
            <text:p>05:03 PM</text:p>
          </table:table-cell>
          <table:table-cell table:style-name="ce3" table:formula="of:=22*[.E507]/1000" office:value-type="float" office:value="34.496" calcext:value-type="float">
            <text:p>34.496</text:p>
          </table:table-cell>
          <table:table-cell office:value-type="float" office:value="2170" calcext:value-type="float">
            <text:p>2170</text:p>
          </table:table-cell>
          <table:table-cell office:value-type="float" office:value="1568" calcext:value-type="float">
            <text:p>1568</text:p>
          </table:table-cell>
          <table:table-cell office:value-type="float" office:value="1554" calcext:value-type="float">
            <text:p>1554</text:p>
          </table:table-cell>
          <table:table-cell table:formula="of:=([.F507]-[.E507])/1000/68*1000*1000" office:value-type="float" office:value="-205.882352941176" calcext:value-type="float">
            <text:p>-205.88</text:p>
          </table:table-cell>
          <table:table-cell office:value-type="float" office:value="3279" calcext:value-type="float">
            <text:p>3279</text:p>
          </table:table-cell>
          <table:table-cell office:value-type="float" office:value="14.75" calcext:value-type="float">
            <text:p>14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7:08:09</text:p>
          </table:table-cell>
          <table:table-cell table:formula="of:=DATEVALUE([.A508])+TIMEVALUE([.A508])" office:value-type="time" office:time-value="PT1010417H08M09.000001363S" calcext:value-type="time">
            <text:p>05:08 PM</text:p>
          </table:table-cell>
          <table:table-cell table:style-name="ce3" table:formula="of:=22*[.E508]/1000" office:value-type="float" office:value="34.408" calcext:value-type="float">
            <text:p>34.408</text:p>
          </table:table-cell>
          <table:table-cell office:value-type="float" office:value="1994" calcext:value-type="float">
            <text:p>1994</text:p>
          </table:table-cell>
          <table:table-cell office:value-type="float" office:value="1564" calcext:value-type="float">
            <text:p>1564</text:p>
          </table:table-cell>
          <table:table-cell office:value-type="float" office:value="1549" calcext:value-type="float">
            <text:p>1549</text:p>
          </table:table-cell>
          <table:table-cell table:formula="of:=([.F508]-[.E508])/1000/68*1000*1000" office:value-type="float" office:value="-220.588235294118" calcext:value-type="float">
            <text:p>-220.59</text:p>
          </table:table-cell>
          <table:table-cell office:value-type="float" office:value="3279" calcext:value-type="float">
            <text:p>3279</text:p>
          </table:table-cell>
          <table:table-cell office:value-type="float" office:value="14.75" calcext:value-type="float">
            <text:p>14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7:13:09</text:p>
          </table:table-cell>
          <table:table-cell table:formula="of:=DATEVALUE([.A509])+TIMEVALUE([.A509])" office:value-type="time" office:time-value="PT1010417H13M08.999999827S" calcext:value-type="time">
            <text:p>05:13 PM</text:p>
          </table:table-cell>
          <table:table-cell table:style-name="ce3" table:formula="of:=22*[.E509]/1000" office:value-type="float" office:value="34.408" calcext:value-type="float">
            <text:p>34.408</text:p>
          </table:table-cell>
          <table:table-cell office:value-type="float" office:value="1847" calcext:value-type="float">
            <text:p>1847</text:p>
          </table:table-cell>
          <table:table-cell office:value-type="float" office:value="1564" calcext:value-type="float">
            <text:p>1564</text:p>
          </table:table-cell>
          <table:table-cell office:value-type="float" office:value="1544" calcext:value-type="float">
            <text:p>1544</text:p>
          </table:table-cell>
          <table:table-cell table:formula="of:=([.F509]-[.E509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7:18:09</text:p>
          </table:table-cell>
          <table:table-cell table:formula="of:=DATEVALUE([.A510])+TIMEVALUE([.A510])" office:value-type="time" office:time-value="PT1010417H18M08.999999966S" calcext:value-type="time">
            <text:p>05:18 PM</text:p>
          </table:table-cell>
          <table:table-cell table:style-name="ce3" table:formula="of:=22*[.E510]/1000" office:value-type="float" office:value="34.298" calcext:value-type="float">
            <text:p>34.298</text:p>
          </table:table-cell>
          <table:table-cell office:value-type="float" office:value="2165" calcext:value-type="float">
            <text:p>2165</text:p>
          </table:table-cell>
          <table:table-cell office:value-type="float" office:value="1559" calcext:value-type="float">
            <text:p>1559</text:p>
          </table:table-cell>
          <table:table-cell office:value-type="float" office:value="1544" calcext:value-type="float">
            <text:p>1544</text:p>
          </table:table-cell>
          <table:table-cell table:formula="of:=([.F510]-[.E510])/1000/68*1000*1000" office:value-type="float" office:value="-220.588235294118" calcext:value-type="float">
            <text:p>-220.59</text:p>
          </table:table-cell>
          <table:table-cell office:value-type="float" office:value="3279" calcext:value-type="float">
            <text:p>3279</text:p>
          </table:table-cell>
          <table:table-cell office:value-type="float" office:value="13.25" calcext:value-type="float">
            <text:p>13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7:23:09</text:p>
          </table:table-cell>
          <table:table-cell table:formula="of:=DATEVALUE([.A511])+TIMEVALUE([.A511])" office:value-type="time" office:time-value="PT1010417H23M08.999999687S" calcext:value-type="time">
            <text:p>05:23 PM</text:p>
          </table:table-cell>
          <table:table-cell table:style-name="ce3" table:formula="of:=22*[.E511]/1000" office:value-type="float" office:value="34.188" calcext:value-type="float">
            <text:p>34.188</text:p>
          </table:table-cell>
          <table:table-cell office:value-type="float" office:value="2248" calcext:value-type="float">
            <text:p>2248</text:p>
          </table:table-cell>
          <table:table-cell office:value-type="float" office:value="1554" calcext:value-type="float">
            <text:p>1554</text:p>
          </table:table-cell>
          <table:table-cell office:value-type="float" office:value="1549" calcext:value-type="float">
            <text:p>1549</text:p>
          </table:table-cell>
          <table:table-cell table:formula="of:=([.F511]-[.E511])/1000/68*1000*1000" office:value-type="float" office:value="-73.5294117647059" calcext:value-type="float">
            <text:p>-73.53</text:p>
          </table:table-cell>
          <table:table-cell office:value-type="float" office:value="3299" calcext:value-type="float">
            <text:p>3299</text:p>
          </table:table-cell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7:28:10</text:p>
          </table:table-cell>
          <table:table-cell table:formula="of:=DATEVALUE([.A512])+TIMEVALUE([.A512])" office:value-type="time" office:time-value="PT1010417H28M09.999999851S" calcext:value-type="time">
            <text:p>05:28 PM</text:p>
          </table:table-cell>
          <table:table-cell table:style-name="ce3" table:formula="of:=22*[.E512]/1000" office:value-type="float" office:value="34.188" calcext:value-type="float">
            <text:p>34.188</text:p>
          </table:table-cell>
          <table:table-cell office:value-type="float" office:value="2160" calcext:value-type="float">
            <text:p>2160</text:p>
          </table:table-cell>
          <table:table-cell office:value-type="float" office:value="1554" calcext:value-type="float">
            <text:p>1554</text:p>
          </table:table-cell>
          <table:table-cell office:value-type="float" office:value="1539" calcext:value-type="float">
            <text:p>1539</text:p>
          </table:table-cell>
          <table:table-cell table:formula="of:=([.F512]-[.E512])/1000/68*1000*1000" office:value-type="float" office:value="-220.588235294118" calcext:value-type="float">
            <text:p>-220.59</text:p>
          </table:table-cell>
          <table:table-cell office:value-type="float" office:value="3279" calcext:value-type="float">
            <text:p>3279</text:p>
          </table:table-cell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7:33:10</text:p>
          </table:table-cell>
          <table:table-cell table:formula="of:=DATEVALUE([.A513])+TIMEVALUE([.A513])" office:value-type="time" office:time-value="PT1010417H33M10.000000829S" calcext:value-type="time">
            <text:p>05:33 PM</text:p>
          </table:table-cell>
          <table:table-cell table:style-name="ce3" table:formula="of:=22*[.E513]/1000" office:value-type="float" office:value="34.078" calcext:value-type="float">
            <text:p>34.078</text:p>
          </table:table-cell>
          <table:table-cell office:value-type="float" office:value="2008" calcext:value-type="float">
            <text:p>2008</text:p>
          </table:table-cell>
          <table:table-cell office:value-type="float" office:value="1549" calcext:value-type="float">
            <text:p>1549</text:p>
          </table:table-cell>
          <table:table-cell office:value-type="float" office:value="1529" calcext:value-type="float">
            <text:p>1529</text:p>
          </table:table-cell>
          <table:table-cell table:formula="of:=([.F513]-[.E513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7:38:10</text:p>
          </table:table-cell>
          <table:table-cell table:formula="of:=DATEVALUE([.A514])+TIMEVALUE([.A514])" office:value-type="time" office:time-value="PT1010417H38M10.00000013S" calcext:value-type="time">
            <text:p>05:38 PM</text:p>
          </table:table-cell>
          <table:table-cell table:style-name="ce3" table:formula="of:=22*[.E514]/1000" office:value-type="float" office:value="33.968" calcext:value-type="float">
            <text:p>33.968</text:p>
          </table:table-cell>
          <table:table-cell office:value-type="float" office:value="1920" calcext:value-type="float">
            <text:p>1920</text:p>
          </table:table-cell>
          <table:table-cell office:value-type="float" office:value="1544" calcext:value-type="float">
            <text:p>1544</text:p>
          </table:table-cell>
          <table:table-cell office:value-type="float" office:value="1524" calcext:value-type="float">
            <text:p>1524</text:p>
          </table:table-cell>
          <table:table-cell table:formula="of:=([.F514]-[.E514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7:43:10</text:p>
          </table:table-cell>
          <table:table-cell table:formula="of:=DATEVALUE([.A515])+TIMEVALUE([.A515])" office:value-type="time" office:time-value="PT1010417H43M10.00000027S" calcext:value-type="time">
            <text:p>05:43 PM</text:p>
          </table:table-cell>
          <table:table-cell table:style-name="ce3" table:formula="of:=22*[.E515]/1000" office:value-type="float" office:value="33.858" calcext:value-type="float">
            <text:p>33.858</text:p>
          </table:table-cell>
          <table:table-cell office:value-type="float" office:value="1867" calcext:value-type="float">
            <text:p>1867</text:p>
          </table:table-cell>
          <table:table-cell office:value-type="float" office:value="1539" calcext:value-type="float">
            <text:p>1539</text:p>
          </table:table-cell>
          <table:table-cell office:value-type="float" office:value="1520" calcext:value-type="float">
            <text:p>1520</text:p>
          </table:table-cell>
          <table:table-cell table:formula="of:=([.F515]-[.E515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3.25" calcext:value-type="float">
            <text:p>13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7:48:11</text:p>
          </table:table-cell>
          <table:table-cell table:formula="of:=DATEVALUE([.A516])+TIMEVALUE([.A516])" office:value-type="time" office:time-value="PT1010417H48M11.000000015S" calcext:value-type="time">
            <text:p>05:48 PM</text:p>
          </table:table-cell>
          <table:table-cell table:style-name="ce3" table:formula="of:=22*[.E516]/1000" office:value-type="float" office:value="33.858" calcext:value-type="float">
            <text:p>33.858</text:p>
          </table:table-cell>
          <table:table-cell office:value-type="float" office:value="1779" calcext:value-type="float">
            <text:p>1779</text:p>
          </table:table-cell>
          <table:table-cell office:value-type="float" office:value="1539" calcext:value-type="float">
            <text:p>1539</text:p>
          </table:table-cell>
          <table:table-cell office:value-type="float" office:value="1520" calcext:value-type="float">
            <text:p>1520</text:p>
          </table:table-cell>
          <table:table-cell table:formula="of:=([.F516]-[.E516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3.25" calcext:value-type="float">
            <text:p>13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7:53:11</text:p>
          </table:table-cell>
          <table:table-cell table:formula="of:=DATEVALUE([.A517])+TIMEVALUE([.A517])" office:value-type="time" office:time-value="PT1010417H53M10.999999736S" calcext:value-type="time">
            <text:p>05:53 PM</text:p>
          </table:table-cell>
          <table:table-cell table:style-name="ce3" table:formula="of:=22*[.E517]/1000" office:value-type="float" office:value="33.748" calcext:value-type="float">
            <text:p>33.748</text:p>
          </table:table-cell>
          <table:table-cell office:value-type="float" office:value="1715" calcext:value-type="float">
            <text:p>1715</text:p>
          </table:table-cell>
          <table:table-cell office:value-type="float" office:value="1534" calcext:value-type="float">
            <text:p>1534</text:p>
          </table:table-cell>
          <table:table-cell office:value-type="float" office:value="1515" calcext:value-type="float">
            <text:p>1515</text:p>
          </table:table-cell>
          <table:table-cell table:formula="of:=([.F517]-[.E517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3.25" calcext:value-type="float">
            <text:p>13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7:58:11</text:p>
          </table:table-cell>
          <table:table-cell table:formula="of:=DATEVALUE([.A518])+TIMEVALUE([.A518])" office:value-type="time" office:time-value="PT1010417H58M11.000000294S" calcext:value-type="time">
            <text:p>05:58 PM</text:p>
          </table:table-cell>
          <table:table-cell table:style-name="ce3" table:formula="of:=22*[.E518]/1000" office:value-type="float" office:value="33.638" calcext:value-type="float">
            <text:p>33.638</text:p>
          </table:table-cell>
          <table:table-cell office:value-type="float" office:value="1608" calcext:value-type="float">
            <text:p>1608</text:p>
          </table:table-cell>
          <table:table-cell office:value-type="float" office:value="1529" calcext:value-type="float">
            <text:p>1529</text:p>
          </table:table-cell>
          <table:table-cell office:value-type="float" office:value="1510" calcext:value-type="float">
            <text:p>1510</text:p>
          </table:table-cell>
          <table:table-cell table:formula="of:=([.F518]-[.E518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8:03:11</text:p>
          </table:table-cell>
          <table:table-cell table:formula="of:=DATEVALUE([.A519])+TIMEVALUE([.A519])" office:value-type="time" office:time-value="PT1010418H03M11.000000015S" calcext:value-type="time">
            <text:p>06:03 PM</text:p>
          </table:table-cell>
          <table:table-cell table:style-name="ce3" table:formula="of:=22*[.E519]/1000" office:value-type="float" office:value="33.528" calcext:value-type="float">
            <text:p>33.528</text:p>
          </table:table-cell>
          <table:table-cell office:value-type="float" office:value="1622" calcext:value-type="float">
            <text:p>1622</text:p>
          </table:table-cell>
          <table:table-cell office:value-type="float" office:value="1524" calcext:value-type="float">
            <text:p>1524</text:p>
          </table:table-cell>
          <table:table-cell office:value-type="float" office:value="1505" calcext:value-type="float">
            <text:p>1505</text:p>
          </table:table-cell>
          <table:table-cell table:formula="of:=([.F519]-[.E519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8:08:12</text:p>
          </table:table-cell>
          <table:table-cell table:formula="of:=DATEVALUE([.A520])+TIMEVALUE([.A520])" office:value-type="time" office:time-value="PT1010418H08M12.000001017S" calcext:value-type="time">
            <text:p>06:08 PM</text:p>
          </table:table-cell>
          <table:table-cell table:style-name="ce3" table:formula="of:=22*[.E520]/1000" office:value-type="float" office:value="33.44" calcext:value-type="float">
            <text:p>33.44</text:p>
          </table:table-cell>
          <table:table-cell office:value-type="float" office:value="1436" calcext:value-type="float">
            <text:p>1436</text:p>
          </table:table-cell>
          <table:table-cell office:value-type="float" office:value="1520" calcext:value-type="float">
            <text:p>1520</text:p>
          </table:table-cell>
          <table:table-cell office:value-type="float" office:value="1500" calcext:value-type="float">
            <text:p>1500</text:p>
          </table:table-cell>
          <table:table-cell table:formula="of:=([.F520]-[.E520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8:13:12</text:p>
          </table:table-cell>
          <table:table-cell table:formula="of:=DATEVALUE([.A521])+TIMEVALUE([.A521])" office:value-type="time" office:time-value="PT1010418H13M11.999999899S" calcext:value-type="time">
            <text:p>06:13 PM</text:p>
          </table:table-cell>
          <table:table-cell table:style-name="ce3" table:formula="of:=22*[.E521]/1000" office:value-type="float" office:value="33.33" calcext:value-type="float">
            <text:p>33.33</text:p>
          </table:table-cell>
          <table:table-cell office:value-type="float" office:value="713" calcext:value-type="float">
            <text:p>713</text:p>
          </table:table-cell>
          <table:table-cell office:value-type="float" office:value="1515" calcext:value-type="float">
            <text:p>1515</text:p>
          </table:table-cell>
          <table:table-cell office:value-type="float" office:value="1500" calcext:value-type="float">
            <text:p>1500</text:p>
          </table:table-cell>
          <table:table-cell table:formula="of:=([.F521]-[.E521])/1000/68*1000*1000" office:value-type="float" office:value="-220.588235294118" calcext:value-type="float">
            <text:p>-220.59</text:p>
          </table:table-cell>
          <table:table-cell office:value-type="float" office:value="3279" calcext:value-type="float">
            <text:p>3279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8:18:12</text:p>
          </table:table-cell>
          <table:table-cell table:formula="of:=DATEVALUE([.A522])+TIMEVALUE([.A522])" office:value-type="time" office:time-value="PT1010418H18M12.000000039S" calcext:value-type="time">
            <text:p>06:18 PM</text:p>
          </table:table-cell>
          <table:table-cell table:style-name="ce3" table:formula="of:=22*[.E522]/1000" office:value-type="float" office:value="33.33" calcext:value-type="float">
            <text:p>33.33</text:p>
          </table:table-cell>
          <table:table-cell office:value-type="float" office:value="464" calcext:value-type="float">
            <text:p>464</text:p>
          </table:table-cell>
          <table:table-cell office:value-type="float" office:value="1515" calcext:value-type="float">
            <text:p>1515</text:p>
          </table:table-cell>
          <table:table-cell office:value-type="float" office:value="1495" calcext:value-type="float">
            <text:p>1495</text:p>
          </table:table-cell>
          <table:table-cell table:formula="of:=([.F522]-[.E522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8:23:12</text:p>
          </table:table-cell>
          <table:table-cell table:formula="of:=DATEVALUE([.A523])+TIMEVALUE([.A523])" office:value-type="time" office:time-value="PT1010418H23M11.99999976S" calcext:value-type="time">
            <text:p>06:23 PM</text:p>
          </table:table-cell>
          <table:table-cell table:style-name="ce3" table:formula="of:=22*[.E523]/1000" office:value-type="float" office:value="33.22" calcext:value-type="float">
            <text:p>33.22</text:p>
          </table:table-cell>
          <table:table-cell office:value-type="float" office:value="273" calcext:value-type="float">
            <text:p>273</text:p>
          </table:table-cell>
          <table:table-cell office:value-type="float" office:value="1510" calcext:value-type="float">
            <text:p>1510</text:p>
          </table:table-cell>
          <table:table-cell office:value-type="float" office:value="1490" calcext:value-type="float">
            <text:p>1490</text:p>
          </table:table-cell>
          <table:table-cell table:formula="of:=([.F523]-[.E523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8:28:13</text:p>
          </table:table-cell>
          <table:table-cell table:formula="of:=DATEVALUE([.A524])+TIMEVALUE([.A524])" office:value-type="time" office:time-value="PT1010418H28M12.999999505S" calcext:value-type="time">
            <text:p>06:28 PM</text:p>
          </table:table-cell>
          <table:table-cell table:style-name="ce3" table:formula="of:=22*[.E524]/1000" office:value-type="float" office:value="33.11" calcext:value-type="float">
            <text:p>33.11</text:p>
          </table:table-cell>
          <table:table-cell office:value-type="float" office:value="161" calcext:value-type="float">
            <text:p>161</text:p>
          </table:table-cell>
          <table:table-cell office:value-type="float" office:value="1505" calcext:value-type="float">
            <text:p>1505</text:p>
          </table:table-cell>
          <table:table-cell office:value-type="float" office:value="1485" calcext:value-type="float">
            <text:p>1485</text:p>
          </table:table-cell>
          <table:table-cell table:formula="of:=([.F524]-[.E524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8:33:13</text:p>
          </table:table-cell>
          <table:table-cell table:formula="of:=DATEVALUE([.A525])+TIMEVALUE([.A525])" office:value-type="time" office:time-value="PT1010418H33M13.000000063S" calcext:value-type="time">
            <text:p>06:33 PM</text:p>
          </table:table-cell>
          <table:table-cell table:style-name="ce3" table:formula="of:=22*[.E525]/1000"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1500" calcext:value-type="float">
            <text:p>1500</text:p>
          </table:table-cell>
          <table:table-cell office:value-type="float" office:value="1480" calcext:value-type="float">
            <text:p>1480</text:p>
          </table:table-cell>
          <table:table-cell table:formula="of:=([.F525]-[.E525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8:38:13</text:p>
          </table:table-cell>
          <table:table-cell table:formula="of:=DATEVALUE([.A526])+TIMEVALUE([.A526])" office:value-type="time" office:time-value="PT1010418H38M12.999999784S" calcext:value-type="time">
            <text:p>06:38 PM</text:p>
          </table:table-cell>
          <table:table-cell table:style-name="ce3" table:formula="of:=22*[.E526]/1000" office:value-type="float" office:value="32.89" calcext:value-type="float">
            <text:p>32.89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476" calcext:value-type="float">
            <text:p>1476</text:p>
          </table:table-cell>
          <table:table-cell table:formula="of:=([.F526]-[.E526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2.75" calcext:value-type="float">
            <text:p>12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8:43:14</text:p>
          </table:table-cell>
          <table:table-cell table:formula="of:=DATEVALUE([.A527])+TIMEVALUE([.A527])" office:value-type="time" office:time-value="PT1010418H43M14.000000786S" calcext:value-type="time">
            <text:p>06:43 PM</text:p>
          </table:table-cell>
          <table:table-cell table:style-name="ce3" table:formula="of:=22*[.E527]/1000" office:value-type="float" office:value="32.78" calcext:value-type="float">
            <text:p>32.78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76" calcext:value-type="float">
            <text:p>1476</text:p>
          </table:table-cell>
          <table:table-cell table:formula="of:=([.F527]-[.E527])/1000/68*1000*1000" office:value-type="float" office:value="-205.882352941176" calcext:value-type="float">
            <text:p>-205.88</text:p>
          </table:table-cell>
          <table:table-cell office:value-type="float" office:value="3279" calcext:value-type="float">
            <text:p>3279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8:48:14</text:p>
          </table:table-cell>
          <table:table-cell table:formula="of:=DATEVALUE([.A528])+TIMEVALUE([.A528])" office:value-type="time" office:time-value="PT1010418H48M14.000000088S" calcext:value-type="time">
            <text:p>06:48 PM</text:p>
          </table:table-cell>
          <table:table-cell table:style-name="ce3" table:formula="of:=22*[.E528]/1000" office:value-type="float" office:value="32.78" calcext:value-type="float">
            <text:p>32.78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66" calcext:value-type="float">
            <text:p>1466</text:p>
          </table:table-cell>
          <table:table-cell table:formula="of:=([.F528]-[.E528])/1000/68*1000*1000" office:value-type="float" office:value="-352.941176470588" calcext:value-type="float">
            <text:p>-352.94</text:p>
          </table:table-cell>
          <table:table-cell office:value-type="float" office:value="3279" calcext:value-type="float">
            <text:p>3279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8:53:14</text:p>
          </table:table-cell>
          <table:table-cell table:formula="of:=DATEVALUE([.A529])+TIMEVALUE([.A529])" office:value-type="time" office:time-value="PT1010418H53M13.999999808S" calcext:value-type="time">
            <text:p>06:53 PM</text:p>
          </table:table-cell>
          <table:table-cell table:style-name="ce3" table:formula="of:=22*[.E529]/1000" office:value-type="float" office:value="32.67" calcext:value-type="float">
            <text:p>32.67</text:p>
          </table:table-cell>
          <table:table-cell office:value-type="float" office:value="0" calcext:value-type="float">
            <text:p>0</text:p>
          </table:table-cell>
          <table:table-cell office:value-type="float" office:value="1485" calcext:value-type="float">
            <text:p>1485</text:p>
          </table:table-cell>
          <table:table-cell office:value-type="float" office:value="1466" calcext:value-type="float">
            <text:p>1466</text:p>
          </table:table-cell>
          <table:table-cell table:formula="of:=([.F529]-[.E529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1.75" calcext:value-type="float">
            <text:p>11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8:58:14</text:p>
          </table:table-cell>
          <table:table-cell table:formula="of:=DATEVALUE([.A530])+TIMEVALUE([.A530])" office:value-type="time" office:time-value="PT1010418H58M13.999999948S" calcext:value-type="time">
            <text:p>06:58 PM</text:p>
          </table:table-cell>
          <table:table-cell table:style-name="ce3" table:formula="of:=22*[.E530]/1000" office:value-type="float" office:value="32.56" calcext:value-type="float">
            <text:p>32.56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1461" calcext:value-type="float">
            <text:p>1461</text:p>
          </table:table-cell>
          <table:table-cell table:formula="of:=([.F530]-[.E530])/1000/68*1000*1000" office:value-type="float" office:value="-279.411764705882" calcext:value-type="float">
            <text:p>-279.41</text:p>
          </table:table-cell>
          <table:table-cell office:value-type="float" office:value="3274" calcext:value-type="float">
            <text:p>3274</text:p>
          </table:table-cell>
          <table:table-cell office:value-type="float" office:value="11.75" calcext:value-type="float">
            <text:p>11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9:03:15</text:p>
          </table:table-cell>
          <table:table-cell table:formula="of:=DATEVALUE([.A531])+TIMEVALUE([.A531])" office:value-type="time" office:time-value="PT1010419H03M14.999998854S" calcext:value-type="time">
            <text:p>07:03 PM</text:p>
          </table:table-cell>
          <table:table-cell table:style-name="ce3" table:formula="of:=22*[.E531]/1000" office:value-type="float" office:value="32.472" calcext:value-type="float">
            <text:p>32.472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office:value-type="float" office:value="1456" calcext:value-type="float">
            <text:p>1456</text:p>
          </table:table-cell>
          <table:table-cell table:formula="of:=([.F531]-[.E531])/1000/68*1000*1000" office:value-type="float" office:value="-294.117647058824" calcext:value-type="float">
            <text:p>-294.12</text:p>
          </table:table-cell>
          <table:table-cell office:value-type="float" office:value="3274" calcext:value-type="float">
            <text:p>3274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9:08:15</text:p>
          </table:table-cell>
          <table:table-cell table:formula="of:=DATEVALUE([.A532])+TIMEVALUE([.A532])" office:value-type="time" office:time-value="PT1010419H08M14.999999832S" calcext:value-type="time">
            <text:p>07:08 PM</text:p>
          </table:table-cell>
          <table:table-cell table:style-name="ce3" table:formula="of:=22*[.E532]/1000" office:value-type="float" office:value="32.362" calcext:value-type="float">
            <text:p>32.362</text:p>
          </table:table-cell>
          <table:table-cell office:value-type="float" office:value="0" calcext:value-type="float">
            <text:p>0</text:p>
          </table:table-cell>
          <table:table-cell office:value-type="float" office:value="1471" calcext:value-type="float">
            <text:p>1471</text:p>
          </table:table-cell>
          <table:table-cell office:value-type="float" office:value="1451" calcext:value-type="float">
            <text:p>1451</text:p>
          </table:table-cell>
          <table:table-cell table:formula="of:=([.F532]-[.E532])/1000/68*1000*1000" office:value-type="float" office:value="-294.117647058824" calcext:value-type="float">
            <text:p>-294.12</text:p>
          </table:table-cell>
          <table:table-cell office:value-type="float" office:value="3274" calcext:value-type="float">
            <text:p>3274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9:13:15</text:p>
          </table:table-cell>
          <table:table-cell table:formula="of:=DATEVALUE([.A533])+TIMEVALUE([.A533])" office:value-type="time" office:time-value="PT1010419H13M15.000000391S" calcext:value-type="time">
            <text:p>07:13 PM</text:p>
          </table:table-cell>
          <table:table-cell table:style-name="ce3" table:formula="of:=22*[.E533]/1000" office:value-type="float" office:value="32.252" calcext:value-type="float">
            <text:p>32.252</text:p>
          </table:table-cell>
          <table:table-cell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  <table:table-cell office:value-type="float" office:value="1446" calcext:value-type="float">
            <text:p>1446</text:p>
          </table:table-cell>
          <table:table-cell table:formula="of:=([.F533]-[.E533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9:18:15</text:p>
          </table:table-cell>
          <table:table-cell table:formula="of:=DATEVALUE([.A534])+TIMEVALUE([.A534])" office:value-type="time" office:time-value="PT1010419H18M14.999998435S" calcext:value-type="time">
            <text:p>07:18 PM</text:p>
          </table:table-cell>
          <table:table-cell table:style-name="ce3" table:formula="of:=22*[.E534]/1000" office:value-type="float" office:value="32.252" calcext:value-type="float">
            <text:p>32.252</text:p>
          </table:table-cell>
          <table:table-cell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  <table:table-cell office:value-type="float" office:value="1446" calcext:value-type="float">
            <text:p>1446</text:p>
          </table:table-cell>
          <table:table-cell table:formula="of:=([.F534]-[.E534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9:23:16</text:p>
          </table:table-cell>
          <table:table-cell table:formula="of:=DATEVALUE([.A535])+TIMEVALUE([.A535])" office:value-type="time" office:time-value="PT1010419H23M15.999999437S" calcext:value-type="time">
            <text:p>07:23 PM</text:p>
          </table:table-cell>
          <table:table-cell table:style-name="ce3" table:formula="of:=22*[.E535]/1000" office:value-type="float" office:value="32.142" calcext:value-type="float">
            <text:p>32.142</text:p>
          </table:table-cell>
          <table:table-cell office:value-type="float" office:value="14" calcext:value-type="float">
            <text:p>14</text:p>
          </table:table-cell>
          <table:table-cell office:value-type="float" office:value="1461" calcext:value-type="float">
            <text:p>1461</text:p>
          </table:table-cell>
          <table:table-cell office:value-type="float" office:value="1441" calcext:value-type="float">
            <text:p>1441</text:p>
          </table:table-cell>
          <table:table-cell table:formula="of:=([.F535]-[.E535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9:28:16</text:p>
          </table:table-cell>
          <table:table-cell table:formula="of:=DATEVALUE([.A536])+TIMEVALUE([.A536])" office:value-type="time" office:time-value="PT1010419H28M15.999999158S" calcext:value-type="time">
            <text:p>07:28 PM</text:p>
          </table:table-cell>
          <table:table-cell table:style-name="ce3" table:formula="of:=22*[.E536]/1000" office:value-type="float" office:value="32.032" calcext:value-type="float">
            <text:p>32.032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1436" calcext:value-type="float">
            <text:p>1436</text:p>
          </table:table-cell>
          <table:table-cell table:formula="of:=([.F536]-[.E536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9:33:16</text:p>
          </table:table-cell>
          <table:table-cell table:formula="of:=DATEVALUE([.A537])+TIMEVALUE([.A537])" office:value-type="time" office:time-value="PT1010419H33M15.999999298S" calcext:value-type="time">
            <text:p>07:33 PM</text:p>
          </table:table-cell>
          <table:table-cell table:style-name="ce3" table:formula="of:=22*[.E537]/1000" office:value-type="float" office:value="31.922" calcext:value-type="float">
            <text:p>31.922</text:p>
          </table:table-cell>
          <table:table-cell office:value-type="float" office:value="0" calcext:value-type="float">
            <text:p>0</text:p>
          </table:table-cell>
          <table:table-cell office:value-type="float" office:value="1451" calcext:value-type="float">
            <text:p>1451</text:p>
          </table:table-cell>
          <table:table-cell office:value-type="float" office:value="1432" calcext:value-type="float">
            <text:p>1432</text:p>
          </table:table-cell>
          <table:table-cell table:formula="of:=([.F537]-[.E537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9:38:16</text:p>
          </table:table-cell>
          <table:table-cell table:formula="of:=DATEVALUE([.A538])+TIMEVALUE([.A538])" office:value-type="time" office:time-value="PT1010419H38M15.999999018S" calcext:value-type="time">
            <text:p>07:38 PM</text:p>
          </table:table-cell>
          <table:table-cell table:style-name="ce3" table:formula="of:=22*[.E538]/1000" office:value-type="float" office:value="31.812" calcext:value-type="float">
            <text:p>31.812</text:p>
          </table:table-cell>
          <table:table-cell office:value-type="float" office:value="0" calcext:value-type="float">
            <text:p>0</text:p>
          </table:table-cell>
          <table:table-cell office:value-type="float" office:value="1446" calcext:value-type="float">
            <text:p>1446</text:p>
          </table:table-cell>
          <table:table-cell office:value-type="float" office:value="1427" calcext:value-type="float">
            <text:p>1427</text:p>
          </table:table-cell>
          <table:table-cell table:formula="of:=([.F538]-[.E538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9:43:17</text:p>
          </table:table-cell>
          <table:table-cell table:formula="of:=DATEVALUE([.A539])+TIMEVALUE([.A539])" office:value-type="time" office:time-value="PT1010419H43M17.000000859S" calcext:value-type="time">
            <text:p>07:43 PM</text:p>
          </table:table-cell>
          <table:table-cell table:style-name="ce3" table:formula="of:=22*[.E539]/1000" office:value-type="float" office:value="31.812" calcext:value-type="float">
            <text:p>31.812</text:p>
          </table:table-cell>
          <table:table-cell office:value-type="float" office:value="0" calcext:value-type="float">
            <text:p>0</text:p>
          </table:table-cell>
          <table:table-cell office:value-type="float" office:value="1446" calcext:value-type="float">
            <text:p>1446</text:p>
          </table:table-cell>
          <table:table-cell office:value-type="float" office:value="1427" calcext:value-type="float">
            <text:p>1427</text:p>
          </table:table-cell>
          <table:table-cell table:formula="of:=([.F539]-[.E539])/1000/68*1000*1000" office:value-type="float" office:value="-279.411764705882" calcext:value-type="float">
            <text:p>-279.41</text:p>
          </table:table-cell>
          <table:table-cell office:value-type="float" office:value="3279" calcext:value-type="float">
            <text:p>3279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19:48:17</text:p>
          </table:table-cell>
          <table:table-cell table:formula="of:=DATEVALUE([.A540])+TIMEVALUE([.A540])" office:value-type="time" office:time-value="PT1010419H48M17.00000016S" calcext:value-type="time">
            <text:p>07:48 PM</text:p>
          </table:table-cell>
          <table:table-cell table:style-name="ce3" table:formula="of:=22*[.E540]/1000" office:value-type="float" office:value="31.702" calcext:value-type="float">
            <text:p>31.702</text:p>
          </table:table-cell>
          <table:table-cell office:value-type="float" office:value="0" calcext:value-type="float">
            <text:p>0</text:p>
          </table:table-cell>
          <table:table-cell office:value-type="float" office:value="1441" calcext:value-type="float">
            <text:p>1441</text:p>
          </table:table-cell>
          <table:table-cell office:value-type="float" office:value="1412" calcext:value-type="float">
            <text:p>1412</text:p>
          </table:table-cell>
          <table:table-cell table:formula="of:=([.F540]-[.E540])/1000/68*1000*1000" office:value-type="float" office:value="-426.470588235294" calcext:value-type="float">
            <text:p>-426.47</text:p>
          </table:table-cell>
          <table:table-cell office:value-type="float" office:value="3279" calcext:value-type="float">
            <text:p>3279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0:03:18</text:p>
          </table:table-cell>
          <table:table-cell table:formula="of:=DATEVALUE([.A541])+TIMEVALUE([.A541])" office:value-type="time" office:time-value="PT1010420H03M17.999999765S" calcext:value-type="time">
            <text:p>08:03 PM</text:p>
          </table:table-cell>
          <table:table-cell table:style-name="ce3" table:formula="of:=22*[.E541]/1000" office:value-type="float" office:value="31.394" calcext:value-type="float">
            <text:p>31.394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1407" calcext:value-type="float">
            <text:p>1407</text:p>
          </table:table-cell>
          <table:table-cell table:formula="of:=([.F541]-[.E541])/1000/68*1000*1000" office:value-type="float" office:value="-294.117647058824" calcext:value-type="float">
            <text:p>-294.12</text:p>
          </table:table-cell>
          <table:table-cell office:value-type="float" office:value="3279" calcext:value-type="float">
            <text:p>3279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0:08:18</text:p>
          </table:table-cell>
          <table:table-cell table:formula="of:=DATEVALUE([.A542])+TIMEVALUE([.A542])" office:value-type="time" office:time-value="PT1010420H08M18.000000324S" calcext:value-type="time">
            <text:p>08:08 PM</text:p>
          </table:table-cell>
          <table:table-cell table:style-name="ce3" table:formula="of:=22*[.E542]/1000" office:value-type="float" office:value="31.394" calcext:value-type="float">
            <text:p>31.394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1402" calcext:value-type="float">
            <text:p>1402</text:p>
          </table:table-cell>
          <table:table-cell table:formula="of:=([.F542]-[.E542])/1000/68*1000*1000" office:value-type="float" office:value="-367.647058823529" calcext:value-type="float">
            <text:p>-367.65</text:p>
          </table:table-cell>
          <table:table-cell office:value-type="float" office:value="3279" calcext:value-type="float">
            <text:p>3279</text:p>
          </table:table-cell>
          <table:table-cell office:value-type="float" office:value="11.75" calcext:value-type="float">
            <text:p>11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0:13:18</text:p>
          </table:table-cell>
          <table:table-cell table:formula="of:=DATEVALUE([.A543])+TIMEVALUE([.A543])" office:value-type="time" office:time-value="PT1010420H13M18.000000045S" calcext:value-type="time">
            <text:p>08:13 PM</text:p>
          </table:table-cell>
          <table:table-cell table:style-name="ce3" table:formula="of:=22*[.E543]/1000" office:value-type="float" office:value="31.174" calcext:value-type="float">
            <text:p>31.174</text:p>
          </table:table-cell>
          <table:table-cell office:value-type="float" office:value="14" calcext:value-type="float">
            <text:p>14</text:p>
          </table:table-cell>
          <table:table-cell office:value-type="float" office:value="1417" calcext:value-type="float">
            <text:p>1417</text:p>
          </table:table-cell>
          <table:table-cell office:value-type="float" office:value="1392" calcext:value-type="float">
            <text:p>1392</text:p>
          </table:table-cell>
          <table:table-cell table:formula="of:=([.F543]-[.E543])/1000/68*1000*1000" office:value-type="float" office:value="-367.647058823529" calcext:value-type="float">
            <text:p>-367.65</text:p>
          </table:table-cell>
          <table:table-cell office:value-type="float" office:value="3274" calcext:value-type="float">
            <text:p>3274</text:p>
          </table:table-cell>
          <table:table-cell office:value-type="float" office:value="10.5" calcext:value-type="float">
            <text:p>10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0:18:19</text:p>
          </table:table-cell>
          <table:table-cell table:formula="of:=DATEVALUE([.A544])+TIMEVALUE([.A544])" office:value-type="time" office:time-value="PT1010420H18M19.000000209S" calcext:value-type="time">
            <text:p>08:18 PM</text:p>
          </table:table-cell>
          <table:table-cell table:style-name="ce3" table:formula="of:=22*[.E544]/1000" office:value-type="float" office:value="30.954" calcext:value-type="float">
            <text:p>30.954</text:p>
          </table:table-cell>
          <table:table-cell office:value-type="float" office:value="14" calcext:value-type="float">
            <text:p>14</text:p>
          </table:table-cell>
          <table:table-cell office:value-type="float" office:value="1407" calcext:value-type="float">
            <text:p>1407</text:p>
          </table:table-cell>
          <table:table-cell office:value-type="float" office:value="1329" calcext:value-type="float">
            <text:p>1329</text:p>
          </table:table-cell>
          <table:table-cell table:formula="of:=([.F544]-[.E544])/1000/68*1000*1000" office:value-type="float" office:value="-1147.05882352941" calcext:value-type="float">
            <text:p>-1147.06</text:p>
          </table:table-cell>
          <table:table-cell office:value-type="float" office:value="3186" calcext:value-type="float">
            <text:p>3186</text:p>
          </table:table-cell>
          <table:table-cell office:value-type="float" office:value="10.25" calcext:value-type="float">
            <text:p>10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0:23:19</text:p>
          </table:table-cell>
          <table:table-cell table:formula="of:=DATEVALUE([.A545])+TIMEVALUE([.A545])" office:value-type="time" office:time-value="PT1010420H23M19.000000348S" calcext:value-type="time">
            <text:p>08:23 PM</text:p>
          </table:table-cell>
          <table:table-cell table:style-name="ce3" table:formula="of:=22*[.E545]/1000" office:value-type="float" office:value="29.348" calcext:value-type="float">
            <text:p>29.348</text:p>
          </table:table-cell>
          <table:table-cell office:value-type="float" office:value="4" calcext:value-type="float">
            <text:p>4</text:p>
          </table:table-cell>
          <table:table-cell office:value-type="float" office:value="1334" calcext:value-type="float">
            <text:p>1334</text:p>
          </table:table-cell>
          <table:table-cell office:value-type="float" office:value="606" calcext:value-type="float">
            <text:p>606</text:p>
          </table:table-cell>
          <table:table-cell table:formula="of:=([.F545]-[.E545])/1000/68*1000*1000" office:value-type="float" office:value="-10705.8823529412" calcext:value-type="float">
            <text:p>-10705.88</text:p>
          </table:table-cell>
          <table:table-cell office:value-type="float" office:value="2492" calcext:value-type="float">
            <text:p>2492</text:p>
          </table:table-cell>
          <table:table-cell office:value-type="float" office:value="10.5" calcext:value-type="float">
            <text:p>10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0:28:19</text:p>
          </table:table-cell>
          <table:table-cell table:formula="of:=DATEVALUE([.A546])+TIMEVALUE([.A546])" office:value-type="time" office:time-value="PT1010420H28M19.000000069S" calcext:value-type="time">
            <text:p>08:28 PM</text:p>
          </table:table-cell>
          <table:table-cell table:style-name="ce3" table:formula="of:=22*[.E546]/1000" office:value-type="float" office:value="26.224" calcext:value-type="float">
            <text:p>26.224</text:p>
          </table:table-cell>
          <table:table-cell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 office:value-type="float" office:value="542" calcext:value-type="float">
            <text:p>542</text:p>
          </table:table-cell>
          <table:table-cell table:formula="of:=([.F546]-[.E546])/1000/68*1000*1000" office:value-type="float" office:value="-9558.82352941177" calcext:value-type="float">
            <text:p>-9558.82</text:p>
          </table:table-cell>
          <table:table-cell office:value-type="float" office:value="2008" calcext:value-type="float">
            <text:p>2008</text:p>
          </table:table-cell>
          <table:table-cell office:value-type="float" office:value="10.75" calcext:value-type="float">
            <text:p>10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0:33:19</text:p>
          </table:table-cell>
          <table:table-cell table:formula="of:=DATEVALUE([.A547])+TIMEVALUE([.A547])" office:value-type="time" office:time-value="PT1010420H33M18.99999979S" calcext:value-type="time">
            <text:p>08:33 PM</text:p>
          </table:table-cell>
          <table:table-cell table:style-name="ce3" table:formula="of:=22*[.E547]/1000" office:value-type="float" office:value="23.65" calcext:value-type="float">
            <text:p>23.65</text:p>
          </table:table-cell>
          <table:table-cell office:value-type="float" office:value="4" calcext:value-type="float">
            <text:p>4</text:p>
          </table:table-cell>
          <table:table-cell office:value-type="float" office:value="1075" calcext:value-type="float">
            <text:p>1075</text:p>
          </table:table-cell>
          <table:table-cell office:value-type="float" office:value="855" calcext:value-type="float">
            <text:p>855</text:p>
          </table:table-cell>
          <table:table-cell table:formula="of:=([.F547]-[.E547])/1000/68*1000*1000" office:value-type="float" office:value="-3235.29411764706" calcext:value-type="float">
            <text:p>-3235.29</text:p>
          </table:table-cell>
          <table:table-cell office:value-type="float" office:value="1344" calcext:value-type="float">
            <text:p>1344</text:p>
          </table:table-cell>
          <table:table-cell office:value-type="float" office:value="10.75" calcext:value-type="float">
            <text:p>10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0:38:20</text:p>
          </table:table-cell>
          <table:table-cell table:formula="of:=DATEVALUE([.A548])+TIMEVALUE([.A548])" office:value-type="time" office:time-value="PT1010420H38M19.999999534S" calcext:value-type="time">
            <text:p>08:38 PM</text:p>
          </table:table-cell>
          <table:table-cell table:style-name="ce3" table:formula="of:=22*[.E548]/1000" office:value-type="float" office:value="22.792" calcext:value-type="float">
            <text:p>22.792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float" office:value="835" calcext:value-type="float">
            <text:p>835</text:p>
          </table:table-cell>
          <table:table-cell table:formula="of:=([.F548]-[.E548])/1000/68*1000*1000" office:value-type="float" office:value="-2955.88235294118" calcext:value-type="float">
            <text:p>-2955.88</text:p>
          </table:table-cell>
          <table:table-cell office:value-type="float" office:value="1392" calcext:value-type="float">
            <text:p>1392</text:p>
          </table:table-cell>
          <table:table-cell office:value-type="float" office:value="10.75" calcext:value-type="float">
            <text:p>10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0:43:20</text:p>
          </table:table-cell>
          <table:table-cell table:formula="of:=DATEVALUE([.A549])+TIMEVALUE([.A549])" office:value-type="time" office:time-value="PT1010420H43M20.000000931S" calcext:value-type="time">
            <text:p>08:43 PM</text:p>
          </table:table-cell>
          <table:table-cell table:style-name="ce3" table:formula="of:=22*[.E549]/1000" office:value-type="float" office:value="22.022" calcext:value-type="float">
            <text:p>22.022</text:p>
          </table:table-cell>
          <table:table-cell office:value-type="float" office:value="4" calcext:value-type="float">
            <text:p>4</text:p>
          </table:table-cell>
          <table:table-cell office:value-type="float" office:value="1001" calcext:value-type="float">
            <text:p>1001</text:p>
          </table:table-cell>
          <table:table-cell office:value-type="float" office:value="796" calcext:value-type="float">
            <text:p>796</text:p>
          </table:table-cell>
          <table:table-cell table:formula="of:=([.F549]-[.E549])/1000/68*1000*1000" office:value-type="float" office:value="-3014.70588235294" calcext:value-type="float">
            <text:p>-3014.71</text:p>
          </table:table-cell>
          <table:table-cell office:value-type="float" office:value="1212" calcext:value-type="float">
            <text:p>1212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0:48:20</text:p>
          </table:table-cell>
          <table:table-cell table:formula="of:=DATEVALUE([.A550])+TIMEVALUE([.A550])" office:value-type="time" office:time-value="PT1010420H48M19.999999814S" calcext:value-type="time">
            <text:p>08:48 PM</text:p>
          </table:table-cell>
          <table:table-cell table:style-name="ce3" table:formula="of:=22*[.E550]/1000" office:value-type="float" office:value="21.274" calcext:value-type="float">
            <text:p>21.274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757" calcext:value-type="float">
            <text:p>757</text:p>
          </table:table-cell>
          <table:table-cell table:formula="of:=([.F550]-[.E550])/1000/68*1000*1000" office:value-type="float" office:value="-3088.23529411765" calcext:value-type="float">
            <text:p>-3088.24</text:p>
          </table:table-cell>
          <table:table-cell office:value-type="float" office:value="1197" calcext:value-type="float">
            <text:p>1197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0:53:20</text:p>
          </table:table-cell>
          <table:table-cell table:formula="of:=DATEVALUE([.A551])+TIMEVALUE([.A551])" office:value-type="time" office:time-value="PT1010420H53M20.000001211S" calcext:value-type="time">
            <text:p>08:53 PM</text:p>
          </table:table-cell>
          <table:table-cell table:style-name="ce3" table:formula="of:=22*[.E551]/1000" office:value-type="float" office:value="20.416" calcext:value-type="float">
            <text:p>20.416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742" calcext:value-type="float">
            <text:p>742</text:p>
          </table:table-cell>
          <table:table-cell table:formula="of:=([.F551]-[.E551])/1000/68*1000*1000" office:value-type="float" office:value="-2735.29411764706" calcext:value-type="float">
            <text:p>-2735.29</text:p>
          </table:table-cell>
          <table:table-cell office:value-type="float" office:value="1119" calcext:value-type="float">
            <text:p>1119</text:p>
          </table:table-cell>
          <table:table-cell office:value-type="float" office:value="10.75" calcext:value-type="float">
            <text:p>10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0:58:21</text:p>
          </table:table-cell>
          <table:table-cell table:formula="of:=DATEVALUE([.A552])+TIMEVALUE([.A552])" office:value-type="time" office:time-value="PT1010420H58M21.000000117S" calcext:value-type="time">
            <text:p>08:58 PM</text:p>
          </table:table-cell>
          <table:table-cell table:style-name="ce3" table:formula="of:=22*[.E552]/1000" office:value-type="float" office:value="19.668" calcext:value-type="float">
            <text:p>19.668</text:p>
          </table:table-cell>
          <table:table-cell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 office:value-type="float" office:value="708" calcext:value-type="float">
            <text:p>708</text:p>
          </table:table-cell>
          <table:table-cell table:formula="of:=([.F552]-[.E552])/1000/68*1000*1000" office:value-type="float" office:value="-2735.29411764706" calcext:value-type="float">
            <text:p>-2735.29</text:p>
          </table:table-cell>
          <table:table-cell office:value-type="float" office:value="982" calcext:value-type="float">
            <text:p>982</text:p>
          </table:table-cell>
          <table:table-cell office:value-type="float" office:value="10.75" calcext:value-type="float">
            <text:p>10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1:03:21</text:p>
          </table:table-cell>
          <table:table-cell table:formula="of:=DATEVALUE([.A553])+TIMEVALUE([.A553])" office:value-type="time" office:time-value="PT1010421H03M20.999999838S" calcext:value-type="time">
            <text:p>09:03 PM</text:p>
          </table:table-cell>
          <table:table-cell table:style-name="ce3" table:formula="of:=22*[.E553]/1000" office:value-type="float" office:value="19.03" calcext:value-type="float">
            <text:p>19.03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office:value-type="float" office:value="674" calcext:value-type="float">
            <text:p>674</text:p>
          </table:table-cell>
          <table:table-cell table:formula="of:=([.F553]-[.E553])/1000/68*1000*1000" office:value-type="float" office:value="-2808.82352941176" calcext:value-type="float">
            <text:p>-2808.82</text:p>
          </table:table-cell>
          <table:table-cell office:value-type="float" office:value="933" calcext:value-type="float">
            <text:p>93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1:08:21</text:p>
          </table:table-cell>
          <table:table-cell table:formula="of:=DATEVALUE([.A554])+TIMEVALUE([.A554])" office:value-type="time" office:time-value="PT1010421H08M21.000000816S" calcext:value-type="time">
            <text:p>09:08 PM</text:p>
          </table:table-cell>
          <table:table-cell table:style-name="ce3" table:formula="of:=22*[.E554]/1000" office:value-type="float" office:value="18.26" calcext:value-type="float">
            <text:p>18.26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669" calcext:value-type="float">
            <text:p>669</text:p>
          </table:table-cell>
          <table:table-cell table:formula="of:=([.F554]-[.E554])/1000/68*1000*1000" office:value-type="float" office:value="-2367.64705882353" calcext:value-type="float">
            <text:p>-2367.6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1:13:21</text:p>
          </table:table-cell>
          <table:table-cell table:formula="of:=DATEVALUE([.A555])+TIMEVALUE([.A555])" office:value-type="time" office:time-value="PT1010421H13M20.999999698S" calcext:value-type="time">
            <text:p>09:13 PM</text:p>
          </table:table-cell>
          <table:table-cell table:style-name="ce3" table:formula="of:=22*[.E555]/1000" office:value-type="float" office:value="17.732" calcext:value-type="float">
            <text:p>17.732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office:value-type="float" office:value="650" calcext:value-type="float">
            <text:p>650</text:p>
          </table:table-cell>
          <table:table-cell table:formula="of:=([.F555]-[.E555])/1000/68*1000*1000" office:value-type="float" office:value="-2294.11764705882" calcext:value-type="float">
            <text:p>-2294.12</text:p>
          </table:table-cell>
          <table:table-cell office:value-type="float" office:value="962" calcext:value-type="float">
            <text:p>962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1:18:22</text:p>
          </table:table-cell>
          <table:table-cell table:formula="of:=DATEVALUE([.A556])+TIMEVALUE([.A556])" office:value-type="time" office:time-value="PT1010421H18M21.999999024S" calcext:value-type="time">
            <text:p>09:18 PM</text:p>
          </table:table-cell>
          <table:table-cell table:style-name="ce3" table:formula="of:=22*[.E556]/1000" office:value-type="float" office:value="17.204" calcext:value-type="float">
            <text:p>17.204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 office:value-type="float" office:value="733" calcext:value-type="float">
            <text:p>733</text:p>
          </table:table-cell>
          <table:table-cell table:formula="of:=([.F556]-[.E556])/1000/68*1000*1000" office:value-type="float" office:value="-720.588235294118" calcext:value-type="float">
            <text:p>-720.59</text:p>
          </table:table-cell>
          <table:table-cell office:value-type="float" office:value="537" calcext:value-type="float">
            <text:p>537</text:p>
          </table:table-cell>
          <table:table-cell office:value-type="float" office:value="11.25" calcext:value-type="float">
            <text:p>11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1:23:22</text:p>
          </table:table-cell>
          <table:table-cell table:formula="of:=DATEVALUE([.A557])+TIMEVALUE([.A557])" office:value-type="time" office:time-value="PT1010421H23M22.00000084S" calcext:value-type="time">
            <text:p>09:23 PM</text:p>
          </table:table-cell>
          <table:table-cell table:style-name="ce3" table:formula="of:=22*[.E557]/1000" office:value-type="float" office:value="17.094" calcext:value-type="float">
            <text:p>17.094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733" calcext:value-type="float">
            <text:p>733</text:p>
          </table:table-cell>
          <table:table-cell table:formula="of:=([.F557]-[.E557])/1000/68*1000*1000" office:value-type="float" office:value="-647.058823529412" calcext:value-type="float">
            <text:p>-647.06</text:p>
          </table:table-cell>
          <table:table-cell office:value-type="float" office:value="542" calcext:value-type="float">
            <text:p>542</text:p>
          </table:table-cell>
          <table:table-cell office:value-type="float" office:value="11.25" calcext:value-type="float">
            <text:p>11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1:28:22</text:p>
          </table:table-cell>
          <table:table-cell table:formula="of:=DATEVALUE([.A558])+TIMEVALUE([.A558])" office:value-type="time" office:time-value="PT1010421H28M22.000000142S" calcext:value-type="time">
            <text:p>09:28 PM</text:p>
          </table:table-cell>
          <table:table-cell table:style-name="ce3" table:formula="of:=22*[.E558]/1000" office:value-type="float" office:value="16.984" calcext:value-type="float">
            <text:p>16.984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 office:value-type="float" office:value="728" calcext:value-type="float">
            <text:p>728</text:p>
          </table:table-cell>
          <table:table-cell table:formula="of:=([.F558]-[.E558])/1000/68*1000*1000" office:value-type="float" office:value="-647.058823529412" calcext:value-type="float">
            <text:p>-647.06</text:p>
          </table:table-cell>
          <table:table-cell office:value-type="float" office:value="537" calcext:value-type="float">
            <text:p>537</text:p>
          </table:table-cell>
          <table:table-cell office:value-type="float" office:value="11.25" calcext:value-type="float">
            <text:p>11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1:33:22</text:p>
          </table:table-cell>
          <table:table-cell table:formula="of:=DATEVALUE([.A559])+TIMEVALUE([.A559])" office:value-type="time" office:time-value="PT1010421H33M22.000000281S" calcext:value-type="time">
            <text:p>09:33 PM</text:p>
          </table:table-cell>
          <table:table-cell table:style-name="ce3" table:formula="of:=22*[.E559]/1000" office:value-type="float" office:value="16.874" calcext:value-type="float">
            <text:p>16.874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728" calcext:value-type="float">
            <text:p>728</text:p>
          </table:table-cell>
          <table:table-cell table:formula="of:=([.F559]-[.E559])/1000/68*1000*1000" office:value-type="float" office:value="-573.529411764706" calcext:value-type="float">
            <text:p>-573.53</text:p>
          </table:table-cell>
          <table:table-cell office:value-type="float" office:value="537" calcext:value-type="float">
            <text:p>537</text:p>
          </table:table-cell>
          <table:table-cell office:value-type="float" office:value="11.5" calcext:value-type="float">
            <text:p>11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1:38:23</text:p>
          </table:table-cell>
          <table:table-cell table:formula="of:=DATEVALUE([.A560])+TIMEVALUE([.A560])" office:value-type="time" office:time-value="PT1010421H38M22.999999607S" calcext:value-type="time">
            <text:p>09:38 PM</text:p>
          </table:table-cell>
          <table:table-cell table:style-name="ce3" table:formula="of:=22*[.E560]/1000" office:value-type="float" office:value="16.654" calcext:value-type="float">
            <text:p>16.654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728" calcext:value-type="float">
            <text:p>728</text:p>
          </table:table-cell>
          <table:table-cell table:formula="of:=([.F560]-[.E560])/1000/68*1000*1000" office:value-type="float" office:value="-426.470588235294" calcext:value-type="float">
            <text:p>-426.47</text:p>
          </table:table-cell>
          <table:table-cell office:value-type="float" office:value="542" calcext:value-type="float">
            <text:p>542</text:p>
          </table:table-cell>
          <table:table-cell office:value-type="float" office:value="11.25" calcext:value-type="float">
            <text:p>11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1:43:23</text:p>
          </table:table-cell>
          <table:table-cell table:formula="of:=DATEVALUE([.A561])+TIMEVALUE([.A561])" office:value-type="time" office:time-value="PT1010421H43M22.999999747S" calcext:value-type="time">
            <text:p>09:43 PM</text:p>
          </table:table-cell>
          <table:table-cell table:style-name="ce3" table:formula="of:=22*[.E561]/1000" office:value-type="float" office:value="16.654" calcext:value-type="float">
            <text:p>16.654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723" calcext:value-type="float">
            <text:p>723</text:p>
          </table:table-cell>
          <table:table-cell table:formula="of:=([.F561]-[.E561])/1000/68*1000*1000" office:value-type="float" office:value="-500" calcext:value-type="float">
            <text:p>-500.00</text:p>
          </table:table-cell>
          <table:table-cell office:value-type="float" office:value="542" calcext:value-type="float">
            <text:p>542</text:p>
          </table:table-cell>
          <table:table-cell office:value-type="float" office:value="11.25" calcext:value-type="float">
            <text:p>11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1:48:23</text:p>
          </table:table-cell>
          <table:table-cell table:formula="of:=DATEVALUE([.A562])+TIMEVALUE([.A562])" office:value-type="time" office:time-value="PT1010421H48M22.999999467S" calcext:value-type="time">
            <text:p>09:48 PM</text:p>
          </table:table-cell>
          <table:table-cell table:style-name="ce3" table:formula="of:=22*[.E562]/1000" office:value-type="float" office:value="16.544" calcext:value-type="float">
            <text:p>16.544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office:value-type="float" office:value="718" calcext:value-type="float">
            <text:p>718</text:p>
          </table:table-cell>
          <table:table-cell table:formula="of:=([.F562]-[.E562])/1000/68*1000*1000" office:value-type="float" office:value="-500" calcext:value-type="float">
            <text:p>-500.00</text:p>
          </table:table-cell>
          <table:table-cell office:value-type="float" office:value="537" calcext:value-type="float">
            <text:p>537</text:p>
          </table:table-cell>
          <table:table-cell office:value-type="float" office:value="11.5" calcext:value-type="float">
            <text:p>11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1:53:24</text:p>
          </table:table-cell>
          <table:table-cell table:formula="of:=DATEVALUE([.A563])+TIMEVALUE([.A563])" office:value-type="time" office:time-value="PT1010421H53M24.000000888S" calcext:value-type="time">
            <text:p>09:53 PM</text:p>
          </table:table-cell>
          <table:table-cell table:style-name="ce3" table:formula="of:=22*[.E563]/1000" office:value-type="float" office:value="16.434" calcext:value-type="float">
            <text:p>16.434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718" calcext:value-type="float">
            <text:p>718</text:p>
          </table:table-cell>
          <table:table-cell table:formula="of:=([.F563]-[.E563])/1000/68*1000*1000" office:value-type="float" office:value="-426.470588235294" calcext:value-type="float">
            <text:p>-426.47</text:p>
          </table:table-cell>
          <table:table-cell office:value-type="float" office:value="532" calcext:value-type="float">
            <text:p>532</text:p>
          </table:table-cell>
          <table:table-cell office:value-type="float" office:value="11.5" calcext:value-type="float">
            <text:p>11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1:58:24</text:p>
          </table:table-cell>
          <table:table-cell table:formula="of:=DATEVALUE([.A564])+TIMEVALUE([.A564])" office:value-type="time" office:time-value="PT1010421H58M24.00000019S" calcext:value-type="time">
            <text:p>09:58 PM</text:p>
          </table:table-cell>
          <table:table-cell table:style-name="ce3" table:formula="of:=22*[.E564]/1000" office:value-type="float" office:value="16.324" calcext:value-type="float">
            <text:p>16.324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708" calcext:value-type="float">
            <text:p>708</text:p>
          </table:table-cell>
          <table:table-cell table:formula="of:=([.F564]-[.E564])/1000/68*1000*1000" office:value-type="float" office:value="-500" calcext:value-type="float">
            <text:p>-500.00</text:p>
          </table:table-cell>
          <table:table-cell office:value-type="float" office:value="527" calcext:value-type="float">
            <text:p>527</text:p>
          </table:table-cell>
          <table:table-cell office:value-type="float" office:value="11.75" calcext:value-type="float">
            <text:p>11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2:03:24</text:p>
          </table:table-cell>
          <table:table-cell table:formula="of:=DATEVALUE([.A565])+TIMEVALUE([.A565])" office:value-type="time" office:time-value="PT1010422H03M23.999999072S" calcext:value-type="time">
            <text:p>10:03 PM</text:p>
          </table:table-cell>
          <table:table-cell table:style-name="ce3" table:formula="of:=22*[.E565]/1000" office:value-type="float" office:value="16.236" calcext:value-type="float">
            <text:p>16.236</text:p>
          </table:table-cell>
          <table:table-cell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 office:value-type="float" office:value="708" calcext:value-type="float">
            <text:p>708</text:p>
          </table:table-cell>
          <table:table-cell table:formula="of:=([.F565]-[.E565])/1000/68*1000*1000" office:value-type="float" office:value="-441.176470588235" calcext:value-type="float">
            <text:p>-441.18</text:p>
          </table:table-cell>
          <table:table-cell office:value-type="float" office:value="527" calcext:value-type="float">
            <text:p>527</text:p>
          </table:table-cell>
          <table:table-cell office:value-type="float" office:value="11.75" calcext:value-type="float">
            <text:p>11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2:08:24</text:p>
          </table:table-cell>
          <table:table-cell table:formula="of:=DATEVALUE([.A566])+TIMEVALUE([.A566])" office:value-type="time" office:time-value="PT1010422H08M24.00000005S" calcext:value-type="time">
            <text:p>10:08 PM</text:p>
          </table:table-cell>
          <table:table-cell table:style-name="ce3" table:formula="of:=22*[.E566]/1000" office:value-type="float" office:value="16.126" calcext:value-type="float">
            <text:p>16.126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713" calcext:value-type="float">
            <text:p>713</text:p>
          </table:table-cell>
          <table:table-cell table:formula="of:=([.F566]-[.E566])/1000/68*1000*1000" office:value-type="float" office:value="-294.117647058824" calcext:value-type="float">
            <text:p>-294.12</text:p>
          </table:table-cell>
          <table:table-cell office:value-type="float" office:value="547" calcext:value-type="float">
            <text:p>547</text:p>
          </table:table-cell>
          <table:table-cell office:value-type="float" office:value="11.75" calcext:value-type="float">
            <text:p>11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2:13:25</text:p>
          </table:table-cell>
          <table:table-cell table:formula="of:=DATEVALUE([.A567])+TIMEVALUE([.A567])" office:value-type="time" office:time-value="PT1010422H13M24.999999376S" calcext:value-type="time">
            <text:p>10:13 PM</text:p>
          </table:table-cell>
          <table:table-cell table:style-name="ce3" table:formula="of:=22*[.E567]/1000" office:value-type="float" office:value="16.126" calcext:value-type="float">
            <text:p>16.126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703" calcext:value-type="float">
            <text:p>703</text:p>
          </table:table-cell>
          <table:table-cell table:formula="of:=([.F567]-[.E567])/1000/68*1000*1000" office:value-type="float" office:value="-441.176470588235" calcext:value-type="float">
            <text:p>-441.18</text:p>
          </table:table-cell>
          <table:table-cell office:value-type="float" office:value="527" calcext:value-type="float">
            <text:p>527</text:p>
          </table:table-cell>
          <table:table-cell office:value-type="float" office:value="11.75" calcext:value-type="float">
            <text:p>11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2:18:25</text:p>
          </table:table-cell>
          <table:table-cell table:formula="of:=DATEVALUE([.A568])+TIMEVALUE([.A568])" office:value-type="time" office:time-value="PT1010422H18M24.999999097S" calcext:value-type="time">
            <text:p>10:18 PM</text:p>
          </table:table-cell>
          <table:table-cell table:style-name="ce3" table:formula="of:=22*[.E568]/1000" office:value-type="float" office:value="16.126" calcext:value-type="float">
            <text:p>16.126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703" calcext:value-type="float">
            <text:p>703</text:p>
          </table:table-cell>
          <table:table-cell table:formula="of:=([.F568]-[.E568])/1000/68*1000*1000" office:value-type="float" office:value="-441.176470588235" calcext:value-type="float">
            <text:p>-441.18</text:p>
          </table:table-cell>
          <table:table-cell office:value-type="float" office:value="527" calcext:value-type="float">
            <text:p>527</text:p>
          </table:table-cell>
          <table:table-cell office:value-type="float" office:value="11.75" calcext:value-type="float">
            <text:p>11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2:23:25</text:p>
          </table:table-cell>
          <table:table-cell table:formula="of:=DATEVALUE([.A569])+TIMEVALUE([.A569])" office:value-type="time" office:time-value="PT1010422H23M25.000000075S" calcext:value-type="time">
            <text:p>10:23 PM</text:p>
          </table:table-cell>
          <table:table-cell table:style-name="ce3" table:formula="of:=22*[.E569]/1000" office:value-type="float" office:value="15.906" calcext:value-type="float">
            <text:p>15.906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694" calcext:value-type="float">
            <text:p>694</text:p>
          </table:table-cell>
          <table:table-cell table:formula="of:=([.F569]-[.E569])/1000/68*1000*1000" office:value-type="float" office:value="-426.470588235294" calcext:value-type="float">
            <text:p>-426.47</text:p>
          </table:table-cell>
          <table:table-cell office:value-type="float" office:value="518" calcext:value-type="float">
            <text:p>518</text:p>
          </table:table-cell>
          <table:table-cell office:value-type="float" office:value="11.75" calcext:value-type="float">
            <text:p>11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2:28:25</text:p>
          </table:table-cell>
          <table:table-cell table:formula="of:=DATEVALUE([.A570])+TIMEVALUE([.A570])" office:value-type="time" office:time-value="PT1010422H28M24.999998957S" calcext:value-type="time">
            <text:p>10:28 PM</text:p>
          </table:table-cell>
          <table:table-cell table:style-name="ce3" table:formula="of:=22*[.E570]/1000" office:value-type="float" office:value="15.796" calcext:value-type="float">
            <text:p>15.796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689" calcext:value-type="float">
            <text:p>689</text:p>
          </table:table-cell>
          <table:table-cell table:formula="of:=([.F570]-[.E570])/1000/68*1000*1000" office:value-type="float" office:value="-426.470588235294" calcext:value-type="float">
            <text:p>-426.47</text:p>
          </table:table-cell>
          <table:table-cell office:value-type="float" office:value="513" calcext:value-type="float">
            <text:p>513</text:p>
          </table:table-cell>
          <table:table-cell office:value-type="float" office:value="11.75" calcext:value-type="float">
            <text:p>11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2:33:26</text:p>
          </table:table-cell>
          <table:table-cell table:formula="of:=DATEVALUE([.A571])+TIMEVALUE([.A571])" office:value-type="time" office:time-value="PT1010422H33M26.000000378S" calcext:value-type="time">
            <text:p>10:33 PM</text:p>
          </table:table-cell>
          <table:table-cell table:style-name="ce3" table:formula="of:=22*[.E571]/1000" office:value-type="float" office:value="15.796" calcext:value-type="float">
            <text:p>15.796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694" calcext:value-type="float">
            <text:p>694</text:p>
          </table:table-cell>
          <table:table-cell table:formula="of:=([.F571]-[.E571])/1000/68*1000*1000" office:value-type="float" office:value="-352.941176470588" calcext:value-type="float">
            <text:p>-352.94</text:p>
          </table:table-cell>
          <table:table-cell office:value-type="float" office:value="518" calcext:value-type="float">
            <text:p>518</text:p>
          </table:table-cell>
          <table:table-cell office:value-type="float" office:value="11.5" calcext:value-type="float">
            <text:p>11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2:38:26</text:p>
          </table:table-cell>
          <table:table-cell table:formula="of:=DATEVALUE([.A572])+TIMEVALUE([.A572])" office:value-type="time" office:time-value="PT1010422H38M25.99999968S" calcext:value-type="time">
            <text:p>10:38 PM</text:p>
          </table:table-cell>
          <table:table-cell table:style-name="ce3" table:formula="of:=22*[.E572]/1000" office:value-type="float" office:value="15.686" calcext:value-type="float">
            <text:p>15.686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689" calcext:value-type="float">
            <text:p>689</text:p>
          </table:table-cell>
          <table:table-cell table:formula="of:=([.F572]-[.E572])/1000/68*1000*1000" office:value-type="float" office:value="-352.941176470588" calcext:value-type="float">
            <text:p>-352.94</text:p>
          </table:table-cell>
          <table:table-cell office:value-type="float" office:value="513" calcext:value-type="float">
            <text:p>513</text:p>
          </table:table-cell>
          <table:table-cell office:value-type="float" office:value="11.5" calcext:value-type="float">
            <text:p>11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2:43:26</text:p>
          </table:table-cell>
          <table:table-cell table:formula="of:=DATEVALUE([.A573])+TIMEVALUE([.A573])" office:value-type="time" office:time-value="PT1010422H43M25.999999819S" calcext:value-type="time">
            <text:p>10:43 PM</text:p>
          </table:table-cell>
          <table:table-cell table:style-name="ce3" table:formula="of:=22*[.E573]/1000" office:value-type="float" office:value="15.576" calcext:value-type="float">
            <text:p>15.576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689" calcext:value-type="float">
            <text:p>689</text:p>
          </table:table-cell>
          <table:table-cell table:formula="of:=([.F573]-[.E573])/1000/68*1000*1000" office:value-type="float" office:value="-279.411764705882" calcext:value-type="float">
            <text:p>-279.41</text:p>
          </table:table-cell>
          <table:table-cell office:value-type="float" office:value="513" calcext:value-type="float">
            <text:p>513</text:p>
          </table:table-cell>
          <table:table-cell office:value-type="float" office:value="11.5" calcext:value-type="float">
            <text:p>11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2:48:26</text:p>
          </table:table-cell>
          <table:table-cell table:formula="of:=DATEVALUE([.A574])+TIMEVALUE([.A574])" office:value-type="time" office:time-value="PT1010422H48M25.999999959S" calcext:value-type="time">
            <text:p>10:48 PM</text:p>
          </table:table-cell>
          <table:table-cell table:style-name="ce3" table:formula="of:=22*[.E574]/1000" office:value-type="float" office:value="15.576" calcext:value-type="float">
            <text:p>15.576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684" calcext:value-type="float">
            <text:p>684</text:p>
          </table:table-cell>
          <table:table-cell table:formula="of:=([.F574]-[.E574])/1000/68*1000*1000" office:value-type="float" office:value="-352.941176470588" calcext:value-type="float">
            <text:p>-352.94</text:p>
          </table:table-cell>
          <table:table-cell office:value-type="float" office:value="513" calcext:value-type="float">
            <text:p>513</text:p>
          </table:table-cell>
          <table:table-cell office:value-type="float" office:value="11.5" calcext:value-type="float">
            <text:p>11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2:53:27</text:p>
          </table:table-cell>
          <table:table-cell table:formula="of:=DATEVALUE([.A575])+TIMEVALUE([.A575])" office:value-type="time" office:time-value="PT1010422H53M27.000000123S" calcext:value-type="time">
            <text:p>10:53 PM</text:p>
          </table:table-cell>
          <table:table-cell table:style-name="ce3" table:formula="of:=22*[.E575]/1000" office:value-type="float" office:value="15.466" calcext:value-type="float">
            <text:p>15.466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679" calcext:value-type="float">
            <text:p>679</text:p>
          </table:table-cell>
          <table:table-cell table:formula="of:=([.F575]-[.E575])/1000/68*1000*1000" office:value-type="float" office:value="-352.941176470588" calcext:value-type="float">
            <text:p>-352.94</text:p>
          </table:table-cell>
          <table:table-cell office:value-type="float" office:value="508" calcext:value-type="float">
            <text:p>508</text:p>
          </table:table-cell>
          <table:table-cell office:value-type="float" office:value="11.75" calcext:value-type="float">
            <text:p>11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2:58:27</text:p>
          </table:table-cell>
          <table:table-cell table:formula="of:=DATEVALUE([.A576])+TIMEVALUE([.A576])" office:value-type="time" office:time-value="PT1010422H58M26.999999005S" calcext:value-type="time">
            <text:p>10:58 PM</text:p>
          </table:table-cell>
          <table:table-cell table:style-name="ce3" table:formula="of:=22*[.E576]/1000" office:value-type="float" office:value="15.356" calcext:value-type="float">
            <text:p>15.356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679" calcext:value-type="float">
            <text:p>679</text:p>
          </table:table-cell>
          <table:table-cell table:formula="of:=([.F576]-[.E576])/1000/68*1000*1000" office:value-type="float" office:value="-279.411764705882" calcext:value-type="float">
            <text:p>-279.41</text:p>
          </table:table-cell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3:03:27</text:p>
          </table:table-cell>
          <table:table-cell table:formula="of:=DATEVALUE([.A577])+TIMEVALUE([.A577])" office:value-type="time" office:time-value="PT1010423H03M27.000000821S" calcext:value-type="time">
            <text:p>11:03 PM</text:p>
          </table:table-cell>
          <table:table-cell table:style-name="ce3" table:formula="of:=22*[.E577]/1000" office:value-type="float" office:value="15.356" calcext:value-type="float">
            <text:p>15.356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679" calcext:value-type="float">
            <text:p>679</text:p>
          </table:table-cell>
          <table:table-cell table:formula="of:=([.F577]-[.E577])/1000/68*1000*1000" office:value-type="float" office:value="-279.411764705882" calcext:value-type="float">
            <text:p>-279.41</text:p>
          </table:table-cell>
          <table:table-cell office:value-type="float" office:value="503" calcext:value-type="float">
            <text:p>503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3:08:27</text:p>
          </table:table-cell>
          <table:table-cell table:formula="of:=DATEVALUE([.A578])+TIMEVALUE([.A578])" office:value-type="time" office:time-value="PT1010423H08M27.000000542S" calcext:value-type="time">
            <text:p>11:08 PM</text:p>
          </table:table-cell>
          <table:table-cell table:style-name="ce3" table:formula="of:=22*[.E578]/1000" office:value-type="float" office:value="15.356" calcext:value-type="float">
            <text:p>15.356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674" calcext:value-type="float">
            <text:p>674</text:p>
          </table:table-cell>
          <table:table-cell table:formula="of:=([.F578]-[.E578])/1000/68*1000*1000" office:value-type="float" office:value="-352.941176470588" calcext:value-type="float">
            <text:p>-352.94</text:p>
          </table:table-cell>
          <table:table-cell office:value-type="float" office:value="498" calcext:value-type="float">
            <text:p>498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3:13:28</text:p>
          </table:table-cell>
          <table:table-cell table:formula="of:=DATEVALUE([.A579])+TIMEVALUE([.A579])" office:value-type="time" office:time-value="PT1010423H13M27.999999868S" calcext:value-type="time">
            <text:p>11:13 PM</text:p>
          </table:table-cell>
          <table:table-cell table:style-name="ce3" table:formula="of:=22*[.E579]/1000" office:value-type="float" office:value="15.268" calcext:value-type="float">
            <text:p>15.268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669" calcext:value-type="float">
            <text:p>669</text:p>
          </table:table-cell>
          <table:table-cell table:formula="of:=([.F579]-[.E579])/1000/68*1000*1000" office:value-type="float" office:value="-367.647058823529" calcext:value-type="float">
            <text:p>-367.65</text:p>
          </table:table-cell>
          <table:table-cell office:value-type="float" office:value="498" calcext:value-type="float">
            <text:p>498</text:p>
          </table:table-cell>
          <table:table-cell office:value-type="float" office:value="11.75" calcext:value-type="float">
            <text:p>11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3:18:28</text:p>
          </table:table-cell>
          <table:table-cell table:formula="of:=DATEVALUE([.A580])+TIMEVALUE([.A580])" office:value-type="time" office:time-value="PT1010423H18M28.000000007S" calcext:value-type="time">
            <text:p>11:18 PM</text:p>
          </table:table-cell>
          <table:table-cell table:style-name="ce3" table:formula="of:=22*[.E580]/1000" office:value-type="float" office:value="15.158" calcext:value-type="float">
            <text:p>15.158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669" calcext:value-type="float">
            <text:p>669</text:p>
          </table:table-cell>
          <table:table-cell table:formula="of:=([.F580]-[.E580])/1000/68*1000*1000" office:value-type="float" office:value="-294.117647058824" calcext:value-type="float">
            <text:p>-294.12</text:p>
          </table:table-cell>
          <table:table-cell office:value-type="float" office:value="498" calcext:value-type="float">
            <text:p>498</text:p>
          </table:table-cell>
          <table:table-cell office:value-type="float" office:value="11.75" calcext:value-type="float">
            <text:p>11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3:23:28</text:p>
          </table:table-cell>
          <table:table-cell table:formula="of:=DATEVALUE([.A581])+TIMEVALUE([.A581])" office:value-type="time" office:time-value="PT1010423H23M27.999999728S" calcext:value-type="time">
            <text:p>11:23 PM</text:p>
          </table:table-cell>
          <table:table-cell table:style-name="ce3" table:formula="of:=22*[.E581]/1000" office:value-type="float" office:value="15.158" calcext:value-type="float">
            <text:p>15.1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89" calcext:value-type="float">
            <text:p>689</text:p>
          </table:table-cell>
          <table:table-cell table:formula="of:=([.F581]-[.E581])/1000/68*1000*1000" office:value-type="float" office:value="0" calcext:value-type="float">
            <text:p>0.00</text:p>
          </table:table-cell>
          <table:table-cell office:value-type="float" office:value="650" calcext:value-type="float">
            <text:p>650</text:p>
          </table:table-cell>
          <table:table-cell office:value-type="float" office:value="11.75" calcext:value-type="float">
            <text:p>11.7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3:28:29</text:p>
          </table:table-cell>
          <table:table-cell table:formula="of:=DATEVALUE([.A582])+TIMEVALUE([.A582])" office:value-type="time" office:time-value="PT1010423H28M28.999999892S" calcext:value-type="time">
            <text:p>11:28 PM</text:p>
          </table:table-cell>
          <table:table-cell table:style-name="ce3" table:formula="of:=22*[.E582]/1000" office:value-type="float" office:value="15.158" calcext:value-type="float">
            <text:p>15.158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694" calcext:value-type="float">
            <text:p>694</text:p>
          </table:table-cell>
          <table:table-cell table:formula="of:=([.F582]-[.E582])/1000/68*1000*1000" office:value-type="float" office:value="73.5294117647059" calcext:value-type="float">
            <text:p>73.53</text:p>
          </table:table-cell>
          <table:table-cell office:value-type="float" office:value="654" calcext:value-type="float">
            <text:p>654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3:33:29</text:p>
          </table:table-cell>
          <table:table-cell table:formula="of:=DATEVALUE([.A583])+TIMEVALUE([.A583])" office:value-type="time" office:time-value="PT1010423H33M29.00000087S" calcext:value-type="time">
            <text:p>11:33 PM</text:p>
          </table:table-cell>
          <table:table-cell table:style-name="ce3" table:formula="of:=22*[.E583]/1000" office:value-type="float" office:value="15.268" calcext:value-type="float">
            <text:p>15.2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4" calcext:value-type="float">
            <text:p>694</text:p>
          </table:table-cell>
          <table:table-cell table:formula="of:=([.F583]-[.E583])/1000/68*1000*1000" office:value-type="float" office:value="0" calcext:value-type="float">
            <text:p>0.00</text:p>
          </table:table-cell>
          <table:table-cell office:value-type="float" office:value="659" calcext:value-type="float">
            <text:p>659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3:38:29</text:p>
          </table:table-cell>
          <table:table-cell table:formula="of:=DATEVALUE([.A584])+TIMEVALUE([.A584])" office:value-type="time" office:time-value="PT1010423H38M29.000000171S" calcext:value-type="time">
            <text:p>11:38 PM</text:p>
          </table:table-cell>
          <table:table-cell table:style-name="ce3" table:formula="of:=22*[.E584]/1000" office:value-type="float" office:value="15.268" calcext:value-type="float">
            <text:p>15.2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4" calcext:value-type="float">
            <text:p>694</text:p>
          </table:table-cell>
          <table:table-cell table:formula="of:=([.F584]-[.E584])/1000/68*1000*1000" office:value-type="float" office:value="0" calcext:value-type="float">
            <text:p>0.00</text:p>
          </table:table-cell>
          <table:table-cell office:value-type="float" office:value="669" calcext:value-type="float">
            <text:p>669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3:43:29</text:p>
          </table:table-cell>
          <table:table-cell table:formula="of:=DATEVALUE([.A585])+TIMEVALUE([.A585])" office:value-type="time" office:time-value="PT1010423H43M29.000000311S" calcext:value-type="time">
            <text:p>11:43 PM</text:p>
          </table:table-cell>
          <table:table-cell table:style-name="ce3" table:formula="of:=22*[.E585]/1000" office:value-type="float" office:value="15.356" calcext:value-type="float">
            <text:p>15.356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694" calcext:value-type="float">
            <text:p>694</text:p>
          </table:table-cell>
          <table:table-cell table:formula="of:=([.F585]-[.E585])/1000/68*1000*1000" office:value-type="float" office:value="-58.8235294117647" calcext:value-type="float">
            <text:p>-58.82</text:p>
          </table:table-cell>
          <table:table-cell office:value-type="float" office:value="674" calcext:value-type="float">
            <text:p>674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3:48:30</text:p>
          </table:table-cell>
          <table:table-cell table:formula="of:=DATEVALUE([.A586])+TIMEVALUE([.A586])" office:value-type="time" office:time-value="PT1010423H48M30.000000056S" calcext:value-type="time">
            <text:p>11:48 PM</text:p>
          </table:table-cell>
          <table:table-cell table:style-name="ce3" table:formula="of:=22*[.E586]/1000" office:value-type="float" office:value="15.268" calcext:value-type="float">
            <text:p>15.2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4" calcext:value-type="float">
            <text:p>694</text:p>
          </table:table-cell>
          <table:table-cell table:formula="of:=([.F586]-[.E586])/1000/68*1000*1000" office:value-type="float" office:value="0" calcext:value-type="float">
            <text:p>0.00</text:p>
          </table:table-cell>
          <table:table-cell office:value-type="float" office:value="679" calcext:value-type="float">
            <text:p>679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3:53:30</text:p>
          </table:table-cell>
          <table:table-cell table:formula="of:=DATEVALUE([.A587])+TIMEVALUE([.A587])" office:value-type="time" office:time-value="PT1010423H53M29.999999776S" calcext:value-type="time">
            <text:p>11:53 PM</text:p>
          </table:table-cell>
          <table:table-cell table:style-name="ce3" table:formula="of:=22*[.E587]/1000" office:value-type="float" office:value="15.356" calcext:value-type="float">
            <text:p>15.356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694" calcext:value-type="float">
            <text:p>694</text:p>
          </table:table-cell>
          <table:table-cell table:formula="of:=([.F587]-[.E587])/1000/68*1000*1000" office:value-type="float" office:value="-58.8235294117647" calcext:value-type="float">
            <text:p>-58.82</text:p>
          </table:table-cell>
          <table:table-cell office:value-type="float" office:value="679" calcext:value-type="float">
            <text:p>679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6 23:58:30</text:p>
          </table:table-cell>
          <table:table-cell table:formula="of:=DATEVALUE([.A588])+TIMEVALUE([.A588])" office:value-type="time" office:time-value="PT1010423H58M29.999999497S" calcext:value-type="time">
            <text:p>11:58 PM</text:p>
          </table:table-cell>
          <table:table-cell table:style-name="ce3" table:formula="of:=22*[.E588]/1000" office:value-type="float" office:value="15.356" calcext:value-type="float">
            <text:p>15.3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8" calcext:value-type="float">
            <text:p>698</text:p>
          </table:table-cell>
          <table:table-cell table:formula="of:=([.F588]-[.E588])/1000/68*1000*1000" office:value-type="float" office:value="0" calcext:value-type="float">
            <text:p>0.00</text:p>
          </table:table-cell>
          <table:table-cell office:value-type="float" office:value="679" calcext:value-type="float">
            <text:p>679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7 00:03:30</text:p>
          </table:table-cell>
          <table:table-cell table:formula="of:=DATEVALUE([.A589])+TIMEVALUE([.A589])" office:value-type="time" office:time-value="PT1010424H03M30.000000056S" calcext:value-type="time">
            <text:p>12:03 AM</text:p>
          </table:table-cell>
          <table:table-cell table:style-name="ce3" table:formula="of:=22*[.E589]/1000" office:value-type="float" office:value="15.356" calcext:value-type="float">
            <text:p>15.3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8" calcext:value-type="float">
            <text:p>698</text:p>
          </table:table-cell>
          <table:table-cell table:formula="of:=([.F589]-[.E589])/1000/68*1000*1000" office:value-type="float" office:value="0" calcext:value-type="float">
            <text:p>0.00</text:p>
          </table:table-cell>
          <table:table-cell office:value-type="float" office:value="684" calcext:value-type="float">
            <text:p>684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7 00:08:31</text:p>
          </table:table-cell>
          <table:table-cell table:formula="of:=DATEVALUE([.A590])+TIMEVALUE([.A590])" office:value-type="time" office:time-value="PT1010424H08M31.00000022S" calcext:value-type="time">
            <text:p>12:08 AM</text:p>
          </table:table-cell>
          <table:table-cell table:style-name="ce3" table:formula="of:=22*[.E590]/1000" office:value-type="float" office:value="15.356" calcext:value-type="float">
            <text:p>15.3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8" calcext:value-type="float">
            <text:p>698</text:p>
          </table:table-cell>
          <table:table-cell table:formula="of:=([.F590]-[.E590])/1000/68*1000*1000" office:value-type="float" office:value="0" calcext:value-type="float">
            <text:p>0.00</text:p>
          </table:table-cell>
          <table:table-cell office:value-type="float" office:value="684" calcext:value-type="float">
            <text:p>684</text:p>
          </table:table-cell>
          <table:table-cell office:value-type="float" office:value="12.5" calcext:value-type="float">
            <text:p>12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7 00:13:31</text:p>
          </table:table-cell>
          <table:table-cell table:formula="of:=DATEVALUE([.A591])+TIMEVALUE([.A591])" office:value-type="time" office:time-value="PT1010424H13M31.000000359S" calcext:value-type="time">
            <text:p>12:13 AM</text:p>
          </table:table-cell>
          <table:table-cell table:style-name="ce3" table:formula="of:=22*[.E591]/1000" office:value-type="float" office:value="15.466" calcext:value-type="float">
            <text:p>15.4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3" calcext:value-type="float">
            <text:p>703</text:p>
          </table:table-cell>
          <table:table-cell table:formula="of:=([.F591]-[.E591])/1000/68*1000*1000" office:value-type="float" office:value="0" calcext:value-type="float">
            <text:p>0.00</text:p>
          </table:table-cell>
          <table:table-cell office:value-type="float" office:value="684" calcext:value-type="float">
            <text:p>684</text:p>
          </table:table-cell>
          <table:table-cell office:value-type="float" office:value="12.5" calcext:value-type="float">
            <text:p>12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5-04-07 00:18:31</text:p>
          </table:table-cell>
          <table:table-cell table:formula="of:=DATEVALUE([.A592])+TIMEVALUE([.A592])" office:value-type="time" office:time-value="PT1010424H18M30.999999661S" calcext:value-type="time">
            <text:p>12:18 AM</text:p>
          </table:table-cell>
          <table:table-cell table:style-name="ce3" table:formula="of:=22*[.E592]/1000" office:value-type="float" office:value="15.356" calcext:value-type="float">
            <text:p>15.356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703" calcext:value-type="float">
            <text:p>703</text:p>
          </table:table-cell>
          <table:table-cell table:formula="of:=([.F592]-[.E592])/1000/68*1000*1000" office:value-type="float" office:value="73.5294117647059" calcext:value-type="float">
            <text:p>73.53</text:p>
          </table:table-cell>
          <table:table-cell office:value-type="float" office:value="689" calcext:value-type="float">
            <text:p>689</text:p>
          </table:table-cell>
          <table:table-cell office:value-type="float" office:value="12.75" calcext:value-type="float">
            <text:p>12.75</text:p>
          </table:table-cell>
          <table:table-cell table:number-columns-repeated="12"/>
        </table:table-row>
        <table:table-row table:style-name="ro1" table:number-rows-repeated="1047983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 style:data-style-name="N2" text:time-value="20:52:55.560714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0T21:00:24.618933875</dc:date>
    <meta:editing-duration>PT40M16S</meta:editing-duration>
    <meta:editing-cycles>5</meta:editing-cycles>
    <meta:generator>LibreOffice/4.3.3.2$Linux_X86_64 LibreOffice_project/430m0$Build-2</meta:generator>
    <meta:document-statistic meta:table-count="1" meta:cell-count="53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2">
      <style:chart-properties chart:display-label="true" chart:logarithmic="false" chart:minimum="42098.6666666667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3000" chart:maximum="6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085cm" svg:height="20.162cm" xlink:href=".." xlink:type="simple" chart:class="chart:scatter" chart:style-name="ch1">
        <chart:legend chart:legend-position="end" svg:x="24.577cm" svg:y="8.537cm" style:legend-expansion="high" chart:style-name="ch2"/>
        <chart:plot-area chart:style-name="ch3" table:cell-range-address="preliminary2.B2:preliminary2.B592 preliminary2.D1:preliminary2.I592" chart:data-source-has-labels="row" svg:x="0.541cm" svg:y="0.403cm" svg:width="23.495cm" svg:height="19.356cm">
          <chartooo:coordinate-region svg:x="1.639cm" svg:y="0.602cm" svg:width="21.668cm" svg:height="18.9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preliminary2.D2:preliminary2.D592" chart:label-cell-address="preliminary2.D1:preliminary2.D1" chart:class="chart:scatter">
            <chart:domain table:cell-range-address="preliminary2.B2:preliminary2.B592"/>
            <chart:data-point chart:repeated="591"/>
          </chart:series>
          <chart:series chart:attached-axis="primary-y" chart:style-name="ch9" chart:values-cell-range-address="preliminary2.E2:preliminary2.E592" chart:label-cell-address="preliminary2.E1:preliminary2.E1" chart:class="chart:scatter">
            <chart:data-point chart:repeated="591"/>
          </chart:series>
          <chart:series chart:attached-axis="primary-y" chart:style-name="ch10" chart:values-cell-range-address="preliminary2.F2:preliminary2.F592" chart:label-cell-address="preliminary2.F1:preliminary2.F1" chart:class="chart:scatter">
            <chart:data-point chart:repeated="591"/>
          </chart:series>
          <chart:series chart:attached-axis="primary-y" chart:style-name="ch11" chart:values-cell-range-address="preliminary2.G2:preliminary2.G592" chart:label-cell-address="preliminary2.G1:preliminary2.G1" chart:class="chart:scatter">
            <chart:data-point chart:repeated="591"/>
          </chart:series>
          <chart:series chart:attached-axis="primary-y" chart:style-name="ch12" chart:values-cell-range-address="preliminary2.H2:preliminary2.H592" chart:label-cell-address="preliminary2.H1:preliminary2.H1" chart:class="chart:scatter">
            <chart:data-point chart:repeated="591"/>
          </chart:series>
          <chart:series chart:attached-axis="secondary-y" chart:style-name="ch13" chart:values-cell-range-address="preliminary2.I2:preliminary2.I592" chart:label-cell-address="preliminary2.I1:preliminary2.I1" chart:class="chart:scatter">
            <chart:data-point chart:repeated="59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solar</text:p>
                <draw:g>
                  <svg:desc>preliminary2.D1:preliminary2.D1</svg:desc>
                </draw:g>
              </table:table-cell>
              <table:table-cell office:value-type="string">
                <text:p>Vcap</text:p>
                <draw:g>
                  <svg:desc>preliminary2.E1:preliminary2.E1</svg:desc>
                </draw:g>
              </table:table-cell>
              <table:table-cell office:value-type="string">
                <text:p>Vdin</text:p>
                <draw:g>
                  <svg:desc>preliminary2.F1:preliminary2.F1</svg:desc>
                </draw:g>
              </table:table-cell>
              <table:table-cell office:value-type="string">
                <text:p>Icap uA</text:p>
                <draw:g>
                  <svg:desc>preliminary2.G1:preliminary2.G1</svg:desc>
                </draw:g>
              </table:table-cell>
              <table:table-cell office:value-type="string">
                <text:p>Vreg</text:p>
                <draw:g>
                  <svg:desc>preliminary2.H1:preliminary2.H1</svg:desc>
                </draw:g>
              </table:table-cell>
              <table:table-cell office:value-type="string">
                <text:p>Temp</text:p>
                <draw:g>
                  <svg:desc>preliminary2.I1:preliminary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98.9489467593">
                <text:p>42098.9489467593</text:p>
                <draw:g>
                  <svg:desc>preliminary2.B2:preliminary2.B592</svg:desc>
                </draw:g>
              </table:table-cell>
              <table:table-cell office:value-type="float" office:value="0">
                <text:p>0</text:p>
                <draw:g>
                  <svg:desc>preliminary2.D2:preliminary2.D592</svg:desc>
                </draw:g>
              </table:table-cell>
              <table:table-cell office:value-type="float" office:value="474">
                <text:p>474</text:p>
                <draw:g>
                  <svg:desc>preliminary2.E2:preliminary2.E592</svg:desc>
                </draw:g>
              </table:table-cell>
              <table:table-cell office:value-type="float" office:value="474">
                <text:p>474</text:p>
                <draw:g>
                  <svg:desc>preliminary2.F2:preliminary2.F592</svg:desc>
                </draw:g>
              </table:table-cell>
              <table:table-cell office:value-type="float" office:value="0">
                <text:p>0</text:p>
                <draw:g>
                  <svg:desc>preliminary2.G2:preliminary2.G592</svg:desc>
                </draw:g>
              </table:table-cell>
              <table:table-cell office:value-type="float" office:value="474">
                <text:p>474</text:p>
                <draw:g>
                  <svg:desc>preliminary2.H2:preliminary2.H592</svg:desc>
                </draw:g>
              </table:table-cell>
              <table:table-cell office:value-type="float" office:value="19.75">
                <text:p>19.75</text:p>
                <draw:g>
                  <svg:desc>preliminary2.I2:preliminary2.I5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098.9524305556">
                <text:p>42098.9524305556</text:p>
              </table:table-cell>
              <table:table-cell office:value-type="float" office:value="0">
                <text:p>0</text:p>
              </table:table-cell>
              <table:table-cell office:value-type="float" office:value="478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478">
                <text:p>478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098.9559027778">
                <text:p>42098.9559027778</text:p>
              </table:table-cell>
              <table:table-cell office:value-type="float" office:value="0">
                <text:p>0</text:p>
              </table:table-cell>
              <table:table-cell office:value-type="float" office:value="478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478">
                <text:p>478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098.959375">
                <text:p>42098.959375</text:p>
              </table:table-cell>
              <table:table-cell office:value-type="float" office:value="0">
                <text:p>0</text:p>
              </table:table-cell>
              <table:table-cell office:value-type="float" office:value="483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483">
                <text:p>483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098.9628472222">
                <text:p>42098.9628472222</text:p>
              </table:table-cell>
              <table:table-cell office:value-type="float" office:value="0">
                <text:p>0</text:p>
              </table:table-cell>
              <table:table-cell office:value-type="float" office:value="483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483">
                <text:p>4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98.9663310185">
                <text:p>42098.9663310185</text:p>
              </table:table-cell>
              <table:table-cell office:value-type="float" office:value="0">
                <text:p>0</text:p>
              </table:table-cell>
              <table:table-cell office:value-type="float" office:value="483">
                <text:p>483</text:p>
              </table:table-cell>
              <table:table-cell office:value-type="float" office:value="488">
                <text:p>488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483">
                <text:p>483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98.9698032407">
                <text:p>42098.9698032407</text:p>
              </table:table-cell>
              <table:table-cell office:value-type="float" office:value="0">
                <text:p>0</text:p>
              </table:table-cell>
              <table:table-cell office:value-type="float" office:value="483">
                <text:p>483</text:p>
              </table:table-cell>
              <table:table-cell office:value-type="float" office:value="488">
                <text:p>488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483">
                <text:p>48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098.973275463">
                <text:p>42098.973275463</text:p>
              </table:table-cell>
              <table:table-cell office:value-type="float" office:value="0">
                <text:p>0</text:p>
              </table:table-cell>
              <table:table-cell office:value-type="float" office:value="488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488">
                <text:p>488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98.9767592593">
                <text:p>42098.9767592593</text:p>
              </table:table-cell>
              <table:table-cell office:value-type="float" office:value="0">
                <text:p>0</text:p>
              </table:table-cell>
              <table:table-cell office:value-type="float" office:value="488">
                <text:p>488</text:p>
              </table:table-cell>
              <table:table-cell office:value-type="float" office:value="493">
                <text:p>493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488">
                <text:p>488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098.9802314815">
                <text:p>42098.9802314815</text:p>
              </table:table-cell>
              <table:table-cell office:value-type="float" office:value="0">
                <text:p>0</text:p>
              </table:table-cell>
              <table:table-cell office:value-type="float" office:value="488">
                <text:p>488</text:p>
              </table:table-cell>
              <table:table-cell office:value-type="float" office:value="493">
                <text:p>493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488">
                <text:p>4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098.9837037037">
                <text:p>42098.9837037037</text:p>
              </table:table-cell>
              <table:table-cell office:value-type="float" office:value="0">
                <text:p>0</text:p>
              </table:table-cell>
              <table:table-cell office:value-type="float" office:value="493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488">
                <text:p>4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098.9871759259">
                <text:p>42098.9871759259</text:p>
              </table:table-cell>
              <table:table-cell office:value-type="float" office:value="0">
                <text:p>0</text:p>
              </table:table-cell>
              <table:table-cell office:value-type="float" office:value="493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493">
                <text:p>493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098.9906597222">
                <text:p>42098.9906597222</text:p>
              </table:table-cell>
              <table:table-cell office:value-type="float" office:value="0">
                <text:p>0</text:p>
              </table:table-cell>
              <table:table-cell office:value-type="float" office:value="493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493">
                <text:p>493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098.9941319445">
                <text:p>42098.9941319445</text:p>
              </table:table-cell>
              <table:table-cell office:value-type="float" office:value="0">
                <text:p>0</text:p>
              </table:table-cell>
              <table:table-cell office:value-type="float" office:value="493">
                <text:p>493</text:p>
              </table:table-cell>
              <table:table-cell office:value-type="float" office:value="498">
                <text:p>498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493">
                <text:p>493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98.9976041667">
                <text:p>42098.9976041667</text:p>
              </table:table-cell>
              <table:table-cell office:value-type="float" office:value="0">
                <text:p>0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493">
                <text:p>493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099.0010763889">
                <text:p>42099.0010763889</text:p>
              </table:table-cell>
              <table:table-cell office:value-type="float" office:value="0">
                <text:p>0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493">
                <text:p>493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099.0045601852">
                <text:p>42099.0045601852</text:p>
              </table:table-cell>
              <table:table-cell office:value-type="float" office:value="0">
                <text:p>0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498">
                <text:p>498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099.0080324074">
                <text:p>42099.0080324074</text:p>
              </table:table-cell>
              <table:table-cell office:value-type="float" office:value="0">
                <text:p>0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498">
                <text:p>498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099.0115046296">
                <text:p>42099.0115046296</text:p>
              </table:table-cell>
              <table:table-cell office:value-type="float" office:value="0">
                <text:p>0</text:p>
              </table:table-cell>
              <table:table-cell office:value-type="float" office:value="498">
                <text:p>498</text:p>
              </table:table-cell>
              <table:table-cell office:value-type="float" office:value="503">
                <text:p>503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498">
                <text:p>498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099.0149768519">
                <text:p>42099.0149768519</text:p>
              </table:table-cell>
              <table:table-cell office:value-type="float" office:value="0">
                <text:p>0</text:p>
              </table:table-cell>
              <table:table-cell office:value-type="float" office:value="503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498">
                <text:p>498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99.0184606482">
                <text:p>42099.0184606482</text:p>
              </table:table-cell>
              <table:table-cell office:value-type="float" office:value="0">
                <text:p>0</text:p>
              </table:table-cell>
              <table:table-cell office:value-type="float" office:value="503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498">
                <text:p>498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99.0219328704">
                <text:p>42099.0219328704</text:p>
              </table:table-cell>
              <table:table-cell office:value-type="float" office:value="0">
                <text:p>0</text:p>
              </table:table-cell>
              <table:table-cell office:value-type="float" office:value="503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503">
                <text:p>503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099.0254050926">
                <text:p>42099.0254050926</text:p>
              </table:table-cell>
              <table:table-cell office:value-type="float" office:value="0">
                <text:p>0</text:p>
              </table:table-cell>
              <table:table-cell office:value-type="float" office:value="503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503">
                <text:p>503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099.0288773148">
                <text:p>42099.0288773148</text:p>
              </table:table-cell>
              <table:table-cell office:value-type="float" office:value="0">
                <text:p>0</text:p>
              </table:table-cell>
              <table:table-cell office:value-type="float" office:value="503">
                <text:p>503</text:p>
              </table:table-cell>
              <table:table-cell office:value-type="float" office:value="508">
                <text:p>508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503">
                <text:p>503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099.0323611111">
                <text:p>42099.0323611111</text:p>
              </table:table-cell>
              <table:table-cell office:value-type="float" office:value="0">
                <text:p>0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503">
                <text:p>5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099.0358333333">
                <text:p>42099.0358333333</text:p>
              </table:table-cell>
              <table:table-cell office:value-type="float" office:value="0">
                <text:p>0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503">
                <text:p>503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099.0393055556">
                <text:p>42099.0393055556</text:p>
              </table:table-cell>
              <table:table-cell office:value-type="float" office:value="0">
                <text:p>0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508">
                <text:p>508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099.0427893519">
                <text:p>42099.0427893519</text:p>
              </table:table-cell>
              <table:table-cell office:value-type="float" office:value="0">
                <text:p>0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508">
                <text:p>508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099.0462615741">
                <text:p>42099.0462615741</text:p>
              </table:table-cell>
              <table:table-cell office:value-type="float" office:value="0">
                <text:p>0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508">
                <text:p>508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099.0497337963">
                <text:p>42099.0497337963</text:p>
              </table:table-cell>
              <table:table-cell office:value-type="float" office:value="0">
                <text:p>0</text:p>
              </table:table-cell>
              <table:table-cell office:value-type="float" office:value="508">
                <text:p>508</text:p>
              </table:table-cell>
              <table:table-cell office:value-type="float" office:value="513">
                <text:p>513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508">
                <text:p>508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099.0532060185">
                <text:p>42099.0532060185</text:p>
              </table:table-cell>
              <table:table-cell office:value-type="float" office:value="0">
                <text:p>0</text:p>
              </table:table-cell>
              <table:table-cell office:value-type="float" office:value="508">
                <text:p>508</text:p>
              </table:table-cell>
              <table:table-cell office:value-type="float" office:value="513">
                <text:p>513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508">
                <text:p>508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099.0566898148">
                <text:p>42099.0566898148</text:p>
              </table:table-cell>
              <table:table-cell office:value-type="float" office:value="0">
                <text:p>0</text:p>
              </table:table-cell>
              <table:table-cell office:value-type="float" office:value="508">
                <text:p>508</text:p>
              </table:table-cell>
              <table:table-cell office:value-type="float" office:value="513">
                <text:p>513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508">
                <text:p>508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99.060162037">
                <text:p>42099.060162037</text:p>
              </table:table-cell>
              <table:table-cell office:value-type="float" office:value="0">
                <text:p>0</text:p>
              </table:table-cell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508">
                <text:p>5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099.0636342593">
                <text:p>42099.0636342593</text:p>
              </table:table-cell>
              <table:table-cell office:value-type="float" office:value="0">
                <text:p>0</text:p>
              </table:table-cell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513">
                <text:p>5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099.0671064815">
                <text:p>42099.0671064815</text:p>
              </table:table-cell>
              <table:table-cell office:value-type="float" office:value="0">
                <text:p>0</text:p>
              </table:table-cell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508">
                <text:p>5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099.0705902778">
                <text:p>42099.0705902778</text:p>
              </table:table-cell>
              <table:table-cell office:value-type="float" office:value="0">
                <text:p>0</text:p>
              </table:table-cell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513">
                <text:p>5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099.0740625">
                <text:p>42099.0740625</text:p>
              </table:table-cell>
              <table:table-cell office:value-type="float" office:value="0">
                <text:p>0</text:p>
              </table:table-cell>
              <table:table-cell office:value-type="float" office:value="513">
                <text:p>513</text:p>
              </table:table-cell>
              <table:table-cell office:value-type="float" office:value="522">
                <text:p>522</text:p>
              </table:table-cell>
              <table:table-cell office:value-type="float" office:value="132.352941176471">
                <text:p>132.352941176471</text:p>
              </table:table-cell>
              <table:table-cell office:value-type="float" office:value="513">
                <text:p>5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099.0775347222">
                <text:p>42099.0775347222</text:p>
              </table:table-cell>
              <table:table-cell office:value-type="float" office:value="0">
                <text:p>0</text:p>
              </table:table-cell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518">
                <text:p>5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099.0810069444">
                <text:p>42099.0810069444</text:p>
              </table:table-cell>
              <table:table-cell office:value-type="float" office:value="0">
                <text:p>0</text:p>
              </table:table-cell>
              <table:table-cell office:value-type="float" office:value="513">
                <text:p>513</text:p>
              </table:table-cell>
              <table:table-cell office:value-type="float" office:value="518">
                <text:p>518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513">
                <text:p>5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099.0844907407">
                <text:p>42099.0844907407</text:p>
              </table:table-cell>
              <table:table-cell office:value-type="float" office:value="0">
                <text:p>0</text:p>
              </table:table-cell>
              <table:table-cell office:value-type="float" office:value="513">
                <text:p>513</text:p>
              </table:table-cell>
              <table:table-cell office:value-type="float" office:value="518">
                <text:p>518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513">
                <text:p>5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99.087962963">
                <text:p>42099.087962963</text:p>
              </table:table-cell>
              <table:table-cell office:value-type="float" office:value="0">
                <text:p>0</text:p>
              </table:table-cell>
              <table:table-cell office:value-type="float" office:value="518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513">
                <text:p>5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99.0914351852">
                <text:p>42099.0914351852</text:p>
              </table:table-cell>
              <table:table-cell office:value-type="float" office:value="0">
                <text:p>0</text:p>
              </table:table-cell>
              <table:table-cell office:value-type="float" office:value="518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513">
                <text:p>513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99.0949189815">
                <text:p>42099.0949189815</text:p>
              </table:table-cell>
              <table:table-cell office:value-type="float" office:value="0">
                <text:p>0</text:p>
              </table:table-cell>
              <table:table-cell office:value-type="float" office:value="518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513">
                <text:p>513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099.0983912037">
                <text:p>42099.0983912037</text:p>
              </table:table-cell>
              <table:table-cell office:value-type="float" office:value="0">
                <text:p>0</text:p>
              </table:table-cell>
              <table:table-cell office:value-type="float" office:value="518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513">
                <text:p>513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099.1018634259">
                <text:p>42099.1018634259</text:p>
              </table:table-cell>
              <table:table-cell office:value-type="float" office:value="0">
                <text:p>0</text:p>
              </table:table-cell>
              <table:table-cell office:value-type="float" office:value="518">
                <text:p>518</text:p>
              </table:table-cell>
              <table:table-cell office:value-type="float" office:value="522">
                <text:p>522</text:p>
              </table:table-cell>
              <table:table-cell office:value-type="float" office:value="58.8235294117647">
                <text:p>58.8235294117647</text:p>
              </table:table-cell>
              <table:table-cell office:value-type="float" office:value="513">
                <text:p>513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099.1053356482">
                <text:p>42099.1053356482</text:p>
              </table:table-cell>
              <table:table-cell office:value-type="float" office:value="0">
                <text:p>0</text:p>
              </table:table-cell>
              <table:table-cell office:value-type="float" office:value="518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518">
                <text:p>518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099.1088194444">
                <text:p>42099.1088194444</text:p>
              </table:table-cell>
              <table:table-cell office:value-type="float" office:value="0">
                <text:p>0</text:p>
              </table:table-cell>
              <table:table-cell office:value-type="float" office:value="518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518">
                <text:p>518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099.1122916667">
                <text:p>42099.1122916667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518">
                <text:p>518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099.1157638889">
                <text:p>42099.1157638889</text:p>
              </table:table-cell>
              <table:table-cell office:value-type="float" office:value="0">
                <text:p>0</text:p>
              </table:table-cell>
              <table:table-cell office:value-type="float" office:value="518">
                <text:p>518</text:p>
              </table:table-cell>
              <table:table-cell office:value-type="float" office:value="522">
                <text:p>522</text:p>
              </table:table-cell>
              <table:table-cell office:value-type="float" office:value="58.8235294117647">
                <text:p>58.8235294117647</text:p>
              </table:table-cell>
              <table:table-cell office:value-type="float" office:value="518">
                <text:p>518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099.1192361111">
                <text:p>42099.1192361111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518">
                <text:p>518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099.1227199074">
                <text:p>42099.1227199074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518">
                <text:p>518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099.1261921296">
                <text:p>42099.1261921296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518">
                <text:p>518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099.1296643519">
                <text:p>42099.1296643519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518">
                <text:p>518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099.1331365741">
                <text:p>42099.1331365741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518">
                <text:p>518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099.1366203704">
                <text:p>42099.1366203704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518">
                <text:p>518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099.1400925926">
                <text:p>42099.1400925926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099.1435648148">
                <text:p>42099.1435648148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099.147037037">
                <text:p>42099.147037037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099.1505208333">
                <text:p>42099.1505208333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527">
                <text:p>527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522">
                <text:p>52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099.1539930556">
                <text:p>42099.1539930556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099.1574652778">
                <text:p>42099.1574652778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527">
                <text:p>527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522">
                <text:p>52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099.1609490741">
                <text:p>42099.1609490741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099.1644212963">
                <text:p>42099.1644212963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099.1678935185">
                <text:p>42099.1678935185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099.1713657407">
                <text:p>42099.1713657407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099.174849537">
                <text:p>42099.174849537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099.1783217593">
                <text:p>42099.1783217593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099.1817939815">
                <text:p>42099.1817939815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099.1852662037">
                <text:p>42099.1852662037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99.18875">
                <text:p>42099.18875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099.1922222222">
                <text:p>42099.1922222222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532">
                <text:p>532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522">
                <text:p>522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099.1956944445">
                <text:p>42099.1956944445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099.1991666667">
                <text:p>42099.1991666667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099.202650463">
                <text:p>42099.202650463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532">
                <text:p>532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522">
                <text:p>52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099.2061226852">
                <text:p>42099.2061226852</text:p>
              </table:table-cell>
              <table:table-cell office:value-type="float" office:value="0">
                <text:p>0</text:p>
              </table:table-cell>
              <table:table-cell office:value-type="float" office:value="532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099.2095949074">
                <text:p>42099.2095949074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532">
                <text:p>532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527">
                <text:p>52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099.2130671296">
                <text:p>42099.2130671296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532">
                <text:p>532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527">
                <text:p>527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099.2165509259">
                <text:p>42099.2165509259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532">
                <text:p>532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527">
                <text:p>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099.2200231482">
                <text:p>42099.2200231482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532">
                <text:p>532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527">
                <text:p>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099.2234953704">
                <text:p>42099.2234953704</text:p>
              </table:table-cell>
              <table:table-cell office:value-type="float" office:value="0">
                <text:p>0</text:p>
              </table:table-cell>
              <table:table-cell office:value-type="float" office:value="532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099.2269791667">
                <text:p>42099.2269791667</text:p>
              </table:table-cell>
              <table:table-cell office:value-type="float" office:value="0">
                <text:p>0</text:p>
              </table:table-cell>
              <table:table-cell office:value-type="float" office:value="532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99.2304513889">
                <text:p>42099.2304513889</text:p>
              </table:table-cell>
              <table:table-cell office:value-type="float" office:value="0">
                <text:p>0</text:p>
              </table:table-cell>
              <table:table-cell office:value-type="float" office:value="532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099.2339236111">
                <text:p>42099.2339236111</text:p>
              </table:table-cell>
              <table:table-cell office:value-type="float" office:value="0">
                <text:p>0</text:p>
              </table:table-cell>
              <table:table-cell office:value-type="float" office:value="532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99.2373958333">
                <text:p>42099.2373958333</text:p>
              </table:table-cell>
              <table:table-cell office:value-type="float" office:value="0">
                <text:p>0</text:p>
              </table:table-cell>
              <table:table-cell office:value-type="float" office:value="532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99.2408796296">
                <text:p>42099.2408796296</text:p>
              </table:table-cell>
              <table:table-cell office:value-type="float" office:value="0">
                <text:p>0</text:p>
              </table:table-cell>
              <table:table-cell office:value-type="float" office:value="532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099.2443518519">
                <text:p>42099.2443518519</text:p>
              </table:table-cell>
              <table:table-cell office:value-type="float" office:value="0">
                <text:p>0</text:p>
              </table:table-cell>
              <table:table-cell office:value-type="float" office:value="532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099.2478240741">
                <text:p>42099.2478240741</text:p>
              </table:table-cell>
              <table:table-cell office:value-type="float" office:value="0">
                <text:p>0</text:p>
              </table:table-cell>
              <table:table-cell office:value-type="float" office:value="532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099.2512962963">
                <text:p>42099.2512962963</text:p>
              </table:table-cell>
              <table:table-cell office:value-type="float" office:value="0">
                <text:p>0</text:p>
              </table:table-cell>
              <table:table-cell office:value-type="float" office:value="532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099.2547800926">
                <text:p>42099.2547800926</text:p>
              </table:table-cell>
              <table:table-cell office:value-type="float" office:value="29">
                <text:p>29</text:p>
              </table:table-cell>
              <table:table-cell office:value-type="float" office:value="532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099.2582523148">
                <text:p>42099.2582523148</text:p>
              </table:table-cell>
              <table:table-cell office:value-type="float" office:value="97">
                <text:p>97</text:p>
              </table:table-cell>
              <table:table-cell office:value-type="float" office:value="532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099.261724537">
                <text:p>42099.261724537</text:p>
              </table:table-cell>
              <table:table-cell office:value-type="float" office:value="254">
                <text:p>254</text:p>
              </table:table-cell>
              <table:table-cell office:value-type="float" office:value="532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099.2651967593">
                <text:p>42099.2651967593</text:p>
              </table:table-cell>
              <table:table-cell office:value-type="float" office:value="654">
                <text:p>654</text:p>
              </table:table-cell>
              <table:table-cell office:value-type="float" office:value="532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099.2686805556">
                <text:p>42099.2686805556</text:p>
              </table:table-cell>
              <table:table-cell office:value-type="float" office:value="1124">
                <text:p>1124</text:p>
              </table:table-cell>
              <table:table-cell office:value-type="float" office:value="532">
                <text:p>532</text:p>
              </table:table-cell>
              <table:table-cell office:value-type="float" office:value="537">
                <text:p>537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532">
                <text:p>5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099.2721527778">
                <text:p>42099.2721527778</text:p>
              </table:table-cell>
              <table:table-cell office:value-type="float" office:value="992">
                <text:p>992</text:p>
              </table:table-cell>
              <table:table-cell office:value-type="float" office:value="532">
                <text:p>532</text:p>
              </table:table-cell>
              <table:table-cell office:value-type="float" office:value="537">
                <text:p>537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527">
                <text:p>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099.275625">
                <text:p>42099.275625</text:p>
              </table:table-cell>
              <table:table-cell office:value-type="float" office:value="1085">
                <text:p>1085</text:p>
              </table:table-cell>
              <table:table-cell office:value-type="float" office:value="532">
                <text:p>532</text:p>
              </table:table-cell>
              <table:table-cell office:value-type="float" office:value="537">
                <text:p>537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532">
                <text:p>532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099.2790972222">
                <text:p>42099.2790972222</text:p>
              </table:table-cell>
              <table:table-cell office:value-type="float" office:value="1187">
                <text:p>1187</text:p>
              </table:table-cell>
              <table:table-cell office:value-type="float" office:value="537">
                <text:p>537</text:p>
              </table:table-cell>
              <table:table-cell office:value-type="float" office:value="542">
                <text:p>542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537">
                <text:p>537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099.2825810185">
                <text:p>42099.2825810185</text:p>
              </table:table-cell>
              <table:table-cell office:value-type="float" office:value="1319">
                <text:p>1319</text:p>
              </table:table-cell>
              <table:table-cell office:value-type="float" office:value="537">
                <text:p>537</text:p>
              </table:table-cell>
              <table:table-cell office:value-type="float" office:value="562">
                <text:p>562</text:p>
              </table:table-cell>
              <table:table-cell office:value-type="float" office:value="367.647058823529">
                <text:p>367.647058823529</text:p>
              </table:table-cell>
              <table:table-cell office:value-type="float" office:value="557">
                <text:p>557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099.2860532408">
                <text:p>42099.2860532408</text:p>
              </table:table-cell>
              <table:table-cell office:value-type="float" office:value="1392">
                <text:p>1392</text:p>
              </table:table-cell>
              <table:table-cell office:value-type="float" office:value="547">
                <text:p>547</text:p>
              </table:table-cell>
              <table:table-cell office:value-type="float" office:value="596">
                <text:p>596</text:p>
              </table:table-cell>
              <table:table-cell office:value-type="float" office:value="720.588235294118">
                <text:p>720.588235294118</text:p>
              </table:table-cell>
              <table:table-cell office:value-type="float" office:value="586">
                <text:p>586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099.289525463">
                <text:p>42099.289525463</text:p>
              </table:table-cell>
              <table:table-cell office:value-type="float" office:value="1480">
                <text:p>1480</text:p>
              </table:table-cell>
              <table:table-cell office:value-type="float" office:value="557">
                <text:p>557</text:p>
              </table:table-cell>
              <table:table-cell office:value-type="float" office:value="645">
                <text:p>645</text:p>
              </table:table-cell>
              <table:table-cell office:value-type="float" office:value="1294.11764705882">
                <text:p>1294.11764705882</text:p>
              </table:table-cell>
              <table:table-cell office:value-type="float" office:value="625">
                <text:p>62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099.2929976852">
                <text:p>42099.2929976852</text:p>
              </table:table-cell>
              <table:table-cell office:value-type="float" office:value="1505">
                <text:p>1505</text:p>
              </table:table-cell>
              <table:table-cell office:value-type="float" office:value="576">
                <text:p>576</text:p>
              </table:table-cell>
              <table:table-cell office:value-type="float" office:value="669">
                <text:p>669</text:p>
              </table:table-cell>
              <table:table-cell office:value-type="float" office:value="1367.64705882353">
                <text:p>1367.64705882353</text:p>
              </table:table-cell>
              <table:table-cell office:value-type="float" office:value="654">
                <text:p>6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099.2964814815">
                <text:p>42099.2964814815</text:p>
              </table:table-cell>
              <table:table-cell office:value-type="float" office:value="1510">
                <text:p>1510</text:p>
              </table:table-cell>
              <table:table-cell office:value-type="float" office:value="596">
                <text:p>596</text:p>
              </table:table-cell>
              <table:table-cell office:value-type="float" office:value="679">
                <text:p>679</text:p>
              </table:table-cell>
              <table:table-cell office:value-type="float" office:value="1220.58823529412">
                <text:p>1220.58823529412</text:p>
              </table:table-cell>
              <table:table-cell office:value-type="float" office:value="669">
                <text:p>66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099.2999537037">
                <text:p>42099.2999537037</text:p>
              </table:table-cell>
              <table:table-cell office:value-type="float" office:value="1564">
                <text:p>1564</text:p>
              </table:table-cell>
              <table:table-cell office:value-type="float" office:value="610">
                <text:p>610</text:p>
              </table:table-cell>
              <table:table-cell office:value-type="float" office:value="718">
                <text:p>718</text:p>
              </table:table-cell>
              <table:table-cell office:value-type="float" office:value="1588.23529411765">
                <text:p>1588.23529411765</text:p>
              </table:table-cell>
              <table:table-cell office:value-type="float" office:value="698">
                <text:p>698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099.3034259259">
                <text:p>42099.3034259259</text:p>
              </table:table-cell>
              <table:table-cell office:value-type="float" office:value="1637">
                <text:p>1637</text:p>
              </table:table-cell>
              <table:table-cell office:value-type="float" office:value="635">
                <text:p>635</text:p>
              </table:table-cell>
              <table:table-cell office:value-type="float" office:value="772">
                <text:p>772</text:p>
              </table:table-cell>
              <table:table-cell office:value-type="float" office:value="2014.70588235294">
                <text:p>2014.70588235294</text:p>
              </table:table-cell>
              <table:table-cell office:value-type="float" office:value="752">
                <text:p>752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099.3069097222">
                <text:p>42099.3069097222</text:p>
              </table:table-cell>
              <table:table-cell office:value-type="float" office:value="2228">
                <text:p>2228</text:p>
              </table:table-cell>
              <table:table-cell office:value-type="float" office:value="698">
                <text:p>698</text:p>
              </table:table-cell>
              <table:table-cell office:value-type="float" office:value="1260">
                <text:p>1260</text:p>
              </table:table-cell>
              <table:table-cell office:value-type="float" office:value="8264.70588235294">
                <text:p>8264.70588235294</text:p>
              </table:table-cell>
              <table:table-cell office:value-type="float" office:value="3279">
                <text:p>3279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099.3103819444">
                <text:p>42099.3103819444</text:p>
              </table:table-cell>
              <table:table-cell office:value-type="float" office:value="2047">
                <text:p>2047</text:p>
              </table:table-cell>
              <table:table-cell office:value-type="float" office:value="762">
                <text:p>762</text:p>
              </table:table-cell>
              <table:table-cell office:value-type="float" office:value="1119">
                <text:p>1119</text:p>
              </table:table-cell>
              <table:table-cell office:value-type="float" office:value="5250">
                <text:p>5250</text:p>
              </table:table-cell>
              <table:table-cell office:value-type="float" office:value="3279">
                <text:p>327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099.3138541667">
                <text:p>42099.3138541667</text:p>
              </table:table-cell>
              <table:table-cell office:value-type="float" office:value="2482">
                <text:p>2482</text:p>
              </table:table-cell>
              <table:table-cell office:value-type="float" office:value="855">
                <text:p>855</text:p>
              </table:table-cell>
              <table:table-cell office:value-type="float" office:value="1510">
                <text:p>1510</text:p>
              </table:table-cell>
              <table:table-cell office:value-type="float" office:value="9632.35294117647">
                <text:p>9632.35294117647</text:p>
              </table:table-cell>
              <table:table-cell office:value-type="float" office:value="3284">
                <text:p>3284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099.3173263889">
                <text:p>42099.3173263889</text:p>
              </table:table-cell>
              <table:table-cell office:value-type="float" office:value="2429">
                <text:p>2429</text:p>
              </table:table-cell>
              <table:table-cell office:value-type="float" office:value="933">
                <text:p>933</text:p>
              </table:table-cell>
              <table:table-cell office:value-type="float" office:value="1490">
                <text:p>1490</text:p>
              </table:table-cell>
              <table:table-cell office:value-type="float" office:value="8191.17647058824">
                <text:p>8191.17647058824</text:p>
              </table:table-cell>
              <table:table-cell office:value-type="float" office:value="3284">
                <text:p>3284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099.3208101852">
                <text:p>42099.3208101852</text:p>
              </table:table-cell>
              <table:table-cell office:value-type="float" office:value="2140">
                <text:p>2140</text:p>
              </table:table-cell>
              <table:table-cell office:value-type="float" office:value="1016">
                <text:p>1016</text:p>
              </table:table-cell>
              <table:table-cell office:value-type="float" office:value="1265">
                <text:p>1265</text:p>
              </table:table-cell>
              <table:table-cell office:value-type="float" office:value="3661.76470588235">
                <text:p>3661.76470588235</text:p>
              </table:table-cell>
              <table:table-cell office:value-type="float" office:value="3289">
                <text:p>328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099.3242824074">
                <text:p>42099.3242824074</text:p>
              </table:table-cell>
              <table:table-cell office:value-type="float" office:value="2590">
                <text:p>2590</text:p>
              </table:table-cell>
              <table:table-cell office:value-type="float" office:value="1094">
                <text:p>1094</text:p>
              </table:table-cell>
              <table:table-cell office:value-type="float" office:value="1656">
                <text:p>1656</text:p>
              </table:table-cell>
              <table:table-cell office:value-type="float" office:value="8264.70588235294">
                <text:p>8264.70588235294</text:p>
              </table:table-cell>
              <table:table-cell office:value-type="float" office:value="3289">
                <text:p>3289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099.3277546296">
                <text:p>42099.3277546296</text:p>
              </table:table-cell>
              <table:table-cell office:value-type="float" office:value="2507">
                <text:p>2507</text:p>
              </table:table-cell>
              <table:table-cell office:value-type="float" office:value="1173">
                <text:p>1173</text:p>
              </table:table-cell>
              <table:table-cell office:value-type="float" office:value="1612">
                <text:p>1612</text:p>
              </table:table-cell>
              <table:table-cell office:value-type="float" office:value="6455.88235294118">
                <text:p>6455.88235294118</text:p>
              </table:table-cell>
              <table:table-cell office:value-type="float" office:value="3294">
                <text:p>32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099.3312268519">
                <text:p>42099.3312268519</text:p>
              </table:table-cell>
              <table:table-cell office:value-type="float" office:value="2355">
                <text:p>2355</text:p>
              </table:table-cell>
              <table:table-cell office:value-type="float" office:value="1221">
                <text:p>1221</text:p>
              </table:table-cell>
              <table:table-cell office:value-type="float" office:value="1485">
                <text:p>1485</text:p>
              </table:table-cell>
              <table:table-cell office:value-type="float" office:value="3882.35294117647">
                <text:p>3882.35294117647</text:p>
              </table:table-cell>
              <table:table-cell office:value-type="float" office:value="3289">
                <text:p>3289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099.3347106482">
                <text:p>42099.3347106482</text:p>
              </table:table-cell>
              <table:table-cell office:value-type="float" office:value="2580">
                <text:p>2580</text:p>
              </table:table-cell>
              <table:table-cell office:value-type="float" office:value="1280">
                <text:p>1280</text:p>
              </table:table-cell>
              <table:table-cell office:value-type="float" office:value="1686">
                <text:p>1686</text:p>
              </table:table-cell>
              <table:table-cell office:value-type="float" office:value="5970.58823529412">
                <text:p>5970.58823529412</text:p>
              </table:table-cell>
              <table:table-cell office:value-type="float" office:value="3294">
                <text:p>329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099.3381828704">
                <text:p>42099.3381828704</text:p>
              </table:table-cell>
              <table:table-cell office:value-type="float" office:value="2473">
                <text:p>2473</text:p>
              </table:table-cell>
              <table:table-cell office:value-type="float" office:value="1334">
                <text:p>1334</text:p>
              </table:table-cell>
              <table:table-cell office:value-type="float" office:value="1622">
                <text:p>1622</text:p>
              </table:table-cell>
              <table:table-cell office:value-type="float" office:value="4235.29411764706">
                <text:p>4235.29411764706</text:p>
              </table:table-cell>
              <table:table-cell office:value-type="float" office:value="3299">
                <text:p>3299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099.3416550926">
                <text:p>42099.3416550926</text:p>
              </table:table-cell>
              <table:table-cell office:value-type="float" office:value="2556">
                <text:p>2556</text:p>
              </table:table-cell>
              <table:table-cell office:value-type="float" office:value="1373">
                <text:p>1373</text:p>
              </table:table-cell>
              <table:table-cell office:value-type="float" office:value="1691">
                <text:p>1691</text:p>
              </table:table-cell>
              <table:table-cell office:value-type="float" office:value="4676.47058823529">
                <text:p>4676.47058823529</text:p>
              </table:table-cell>
              <table:table-cell office:value-type="float" office:value="3299">
                <text:p>329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099.3451273148">
                <text:p>42099.3451273148</text:p>
              </table:table-cell>
              <table:table-cell office:value-type="float" office:value="2512">
                <text:p>2512</text:p>
              </table:table-cell>
              <table:table-cell office:value-type="float" office:value="1417">
                <text:p>1417</text:p>
              </table:table-cell>
              <table:table-cell office:value-type="float" office:value="1676">
                <text:p>1676</text:p>
              </table:table-cell>
              <table:table-cell office:value-type="float" office:value="3808.82352941176">
                <text:p>3808.82352941176</text:p>
              </table:table-cell>
              <table:table-cell office:value-type="float" office:value="3299">
                <text:p>3299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099.3486111111">
                <text:p>42099.3486111111</text:p>
              </table:table-cell>
              <table:table-cell office:value-type="float" office:value="2551">
                <text:p>2551</text:p>
              </table:table-cell>
              <table:table-cell office:value-type="float" office:value="1451">
                <text:p>1451</text:p>
              </table:table-cell>
              <table:table-cell office:value-type="float" office:value="1715">
                <text:p>1715</text:p>
              </table:table-cell>
              <table:table-cell office:value-type="float" office:value="3882.35294117647">
                <text:p>3882.35294117647</text:p>
              </table:table-cell>
              <table:table-cell office:value-type="float" office:value="3299">
                <text:p>329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099.3520833333">
                <text:p>42099.3520833333</text:p>
              </table:table-cell>
              <table:table-cell office:value-type="float" office:value="2546">
                <text:p>2546</text:p>
              </table:table-cell>
              <table:table-cell office:value-type="float" office:value="1490">
                <text:p>1490</text:p>
              </table:table-cell>
              <table:table-cell office:value-type="float" office:value="1720">
                <text:p>1720</text:p>
              </table:table-cell>
              <table:table-cell office:value-type="float" office:value="3382.35294117647">
                <text:p>3382.35294117647</text:p>
              </table:table-cell>
              <table:table-cell office:value-type="float" office:value="3299">
                <text:p>3299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099.3555555556">
                <text:p>42099.3555555556</text:p>
              </table:table-cell>
              <table:table-cell office:value-type="float" office:value="2517">
                <text:p>2517</text:p>
              </table:table-cell>
              <table:table-cell office:value-type="float" office:value="1505">
                <text:p>1505</text:p>
              </table:table-cell>
              <table:table-cell office:value-type="float" office:value="1710">
                <text:p>1710</text:p>
              </table:table-cell>
              <table:table-cell office:value-type="float" office:value="3014.70588235294">
                <text:p>3014.70588235294</text:p>
              </table:table-cell>
              <table:table-cell office:value-type="float" office:value="3304">
                <text:p>33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099.3590393519">
                <text:p>42099.3590393519</text:p>
              </table:table-cell>
              <table:table-cell office:value-type="float" office:value="2502">
                <text:p>2502</text:p>
              </table:table-cell>
              <table:table-cell office:value-type="float" office:value="1524">
                <text:p>1524</text:p>
              </table:table-cell>
              <table:table-cell office:value-type="float" office:value="1710">
                <text:p>1710</text:p>
              </table:table-cell>
              <table:table-cell office:value-type="float" office:value="2735.29411764706">
                <text:p>2735.29411764706</text:p>
              </table:table-cell>
              <table:table-cell office:value-type="float" office:value="3304">
                <text:p>3304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099.3625115741">
                <text:p>42099.3625115741</text:p>
              </table:table-cell>
              <table:table-cell office:value-type="float" office:value="2517">
                <text:p>2517</text:p>
              </table:table-cell>
              <table:table-cell office:value-type="float" office:value="1544">
                <text:p>1544</text:p>
              </table:table-cell>
              <table:table-cell office:value-type="float" office:value="1725">
                <text:p>1725</text:p>
              </table:table-cell>
              <table:table-cell office:value-type="float" office:value="2661.76470588235">
                <text:p>2661.76470588235</text:p>
              </table:table-cell>
              <table:table-cell office:value-type="float" office:value="3304">
                <text:p>330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099.3659837963">
                <text:p>42099.3659837963</text:p>
              </table:table-cell>
              <table:table-cell office:value-type="float" office:value="2507">
                <text:p>2507</text:p>
              </table:table-cell>
              <table:table-cell office:value-type="float" office:value="1559">
                <text:p>1559</text:p>
              </table:table-cell>
              <table:table-cell office:value-type="float" office:value="1720">
                <text:p>1720</text:p>
              </table:table-cell>
              <table:table-cell office:value-type="float" office:value="2367.64705882353">
                <text:p>2367.64705882353</text:p>
              </table:table-cell>
              <table:table-cell office:value-type="float" office:value="3304">
                <text:p>3304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099.3694560185">
                <text:p>42099.3694560185</text:p>
              </table:table-cell>
              <table:table-cell office:value-type="float" office:value="2482">
                <text:p>2482</text:p>
              </table:table-cell>
              <table:table-cell office:value-type="float" office:value="1573">
                <text:p>1573</text:p>
              </table:table-cell>
              <table:table-cell office:value-type="float" office:value="1715">
                <text:p>1715</text:p>
              </table:table-cell>
              <table:table-cell office:value-type="float" office:value="2088.23529411765">
                <text:p>2088.23529411765</text:p>
              </table:table-cell>
              <table:table-cell office:value-type="float" office:value="3308">
                <text:p>3308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099.3729398148">
                <text:p>42099.3729398148</text:p>
              </table:table-cell>
              <table:table-cell office:value-type="float" office:value="2502">
                <text:p>2502</text:p>
              </table:table-cell>
              <table:table-cell office:value-type="float" office:value="1583">
                <text:p>1583</text:p>
              </table:table-cell>
              <table:table-cell office:value-type="float" office:value="1725">
                <text:p>1725</text:p>
              </table:table-cell>
              <table:table-cell office:value-type="float" office:value="2088.23529411765">
                <text:p>2088.23529411765</text:p>
              </table:table-cell>
              <table:table-cell office:value-type="float" office:value="3308">
                <text:p>3308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099.376412037">
                <text:p>42099.376412037</text:p>
              </table:table-cell>
              <table:table-cell office:value-type="float" office:value="2536">
                <text:p>2536</text:p>
              </table:table-cell>
              <table:table-cell office:value-type="float" office:value="1593">
                <text:p>1593</text:p>
              </table:table-cell>
              <table:table-cell office:value-type="float" office:value="1754">
                <text:p>1754</text:p>
              </table:table-cell>
              <table:table-cell office:value-type="float" office:value="2367.64705882353">
                <text:p>2367.64705882353</text:p>
              </table:table-cell>
              <table:table-cell office:value-type="float" office:value="3304">
                <text:p>3304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099.3798842593">
                <text:p>42099.3798842593</text:p>
              </table:table-cell>
              <table:table-cell office:value-type="float" office:value="2541">
                <text:p>2541</text:p>
              </table:table-cell>
              <table:table-cell office:value-type="float" office:value="1608">
                <text:p>1608</text:p>
              </table:table-cell>
              <table:table-cell office:value-type="float" office:value="1754">
                <text:p>1754</text:p>
              </table:table-cell>
              <table:table-cell office:value-type="float" office:value="2147.05882352941">
                <text:p>2147.05882352941</text:p>
              </table:table-cell>
              <table:table-cell office:value-type="float" office:value="3299">
                <text:p>3299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099.3833564815">
                <text:p>42099.3833564815</text:p>
              </table:table-cell>
              <table:table-cell office:value-type="float" office:value="2526">
                <text:p>2526</text:p>
              </table:table-cell>
              <table:table-cell office:value-type="float" office:value="1622">
                <text:p>1622</text:p>
              </table:table-cell>
              <table:table-cell office:value-type="float" office:value="1754">
                <text:p>1754</text:p>
              </table:table-cell>
              <table:table-cell office:value-type="float" office:value="1941.17647058824">
                <text:p>1941.17647058824</text:p>
              </table:table-cell>
              <table:table-cell office:value-type="float" office:value="3304">
                <text:p>3304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099.3868402778">
                <text:p>42099.3868402778</text:p>
              </table:table-cell>
              <table:table-cell office:value-type="float" office:value="2468">
                <text:p>2468</text:p>
              </table:table-cell>
              <table:table-cell office:value-type="float" office:value="1632">
                <text:p>1632</text:p>
              </table:table-cell>
              <table:table-cell office:value-type="float" office:value="1710">
                <text:p>1710</text:p>
              </table:table-cell>
              <table:table-cell office:value-type="float" office:value="1147.05882352941">
                <text:p>1147.05882352941</text:p>
              </table:table-cell>
              <table:table-cell office:value-type="float" office:value="3304">
                <text:p>3304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099.3903125">
                <text:p>42099.3903125</text:p>
              </table:table-cell>
              <table:table-cell office:value-type="float" office:value="2561">
                <text:p>2561</text:p>
              </table:table-cell>
              <table:table-cell office:value-type="float" office:value="1637">
                <text:p>1637</text:p>
              </table:table-cell>
              <table:table-cell office:value-type="float" office:value="1774">
                <text:p>1774</text:p>
              </table:table-cell>
              <table:table-cell office:value-type="float" office:value="2014.70588235294">
                <text:p>2014.70588235294</text:p>
              </table:table-cell>
              <table:table-cell office:value-type="float" office:value="3304">
                <text:p>3304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099.3937847222">
                <text:p>42099.3937847222</text:p>
              </table:table-cell>
              <table:table-cell office:value-type="float" office:value="2541">
                <text:p>2541</text:p>
              </table:table-cell>
              <table:table-cell office:value-type="float" office:value="1652">
                <text:p>1652</text:p>
              </table:table-cell>
              <table:table-cell office:value-type="float" office:value="1769">
                <text:p>1769</text:p>
              </table:table-cell>
              <table:table-cell office:value-type="float" office:value="1720.58823529412">
                <text:p>1720.58823529412</text:p>
              </table:table-cell>
              <table:table-cell office:value-type="float" office:value="3318">
                <text:p>3318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099.3972569444">
                <text:p>42099.3972569444</text:p>
              </table:table-cell>
              <table:table-cell office:value-type="float" office:value="2570">
                <text:p>2570</text:p>
              </table:table-cell>
              <table:table-cell office:value-type="float" office:value="1656">
                <text:p>1656</text:p>
              </table:table-cell>
              <table:table-cell office:value-type="float" office:value="1788">
                <text:p>1788</text:p>
              </table:table-cell>
              <table:table-cell office:value-type="float" office:value="1941.17647058824">
                <text:p>1941.17647058824</text:p>
              </table:table-cell>
              <table:table-cell office:value-type="float" office:value="3299">
                <text:p>3299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099.4007407407">
                <text:p>42099.4007407407</text:p>
              </table:table-cell>
              <table:table-cell office:value-type="float" office:value="2561">
                <text:p>2561</text:p>
              </table:table-cell>
              <table:table-cell office:value-type="float" office:value="1661">
                <text:p>1661</text:p>
              </table:table-cell>
              <table:table-cell office:value-type="float" office:value="1774">
                <text:p>1774</text:p>
              </table:table-cell>
              <table:table-cell office:value-type="float" office:value="1661.76470588235">
                <text:p>1661.76470588235</text:p>
              </table:table-cell>
              <table:table-cell office:value-type="float" office:value="3299">
                <text:p>3299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099.404212963">
                <text:p>42099.404212963</text:p>
              </table:table-cell>
              <table:table-cell office:value-type="float" office:value="2502">
                <text:p>2502</text:p>
              </table:table-cell>
              <table:table-cell office:value-type="float" office:value="1671">
                <text:p>1671</text:p>
              </table:table-cell>
              <table:table-cell office:value-type="float" office:value="1759">
                <text:p>1759</text:p>
              </table:table-cell>
              <table:table-cell office:value-type="float" office:value="1294.11764705882">
                <text:p>1294.11764705882</text:p>
              </table:table-cell>
              <table:table-cell office:value-type="float" office:value="3304">
                <text:p>3304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099.4076851852">
                <text:p>42099.4076851852</text:p>
              </table:table-cell>
              <table:table-cell office:value-type="float" office:value="2546">
                <text:p>2546</text:p>
              </table:table-cell>
              <table:table-cell office:value-type="float" office:value="1676">
                <text:p>1676</text:p>
              </table:table-cell>
              <table:table-cell office:value-type="float" office:value="1788">
                <text:p>1788</text:p>
              </table:table-cell>
              <table:table-cell office:value-type="float" office:value="1647.05882352941">
                <text:p>1647.05882352941</text:p>
              </table:table-cell>
              <table:table-cell office:value-type="float" office:value="3304">
                <text:p>3304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099.4111689815">
                <text:p>42099.4111689815</text:p>
              </table:table-cell>
              <table:table-cell office:value-type="float" office:value="2502">
                <text:p>2502</text:p>
              </table:table-cell>
              <table:table-cell office:value-type="float" office:value="1686">
                <text:p>1686</text:p>
              </table:table-cell>
              <table:table-cell office:value-type="float" office:value="1764">
                <text:p>1764</text:p>
              </table:table-cell>
              <table:table-cell office:value-type="float" office:value="1147.05882352941">
                <text:p>1147.05882352941</text:p>
              </table:table-cell>
              <table:table-cell office:value-type="float" office:value="3304">
                <text:p>33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099.4146412037">
                <text:p>42099.4146412037</text:p>
              </table:table-cell>
              <table:table-cell office:value-type="float" office:value="2517">
                <text:p>2517</text:p>
              </table:table-cell>
              <table:table-cell office:value-type="float" office:value="1686">
                <text:p>1686</text:p>
              </table:table-cell>
              <table:table-cell office:value-type="float" office:value="1769">
                <text:p>1769</text:p>
              </table:table-cell>
              <table:table-cell office:value-type="float" office:value="1220.58823529412">
                <text:p>1220.58823529412</text:p>
              </table:table-cell>
              <table:table-cell office:value-type="float" office:value="3304">
                <text:p>3304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099.4181134259">
                <text:p>42099.4181134259</text:p>
              </table:table-cell>
              <table:table-cell office:value-type="float" office:value="2595">
                <text:p>2595</text:p>
              </table:table-cell>
              <table:table-cell office:value-type="float" office:value="1686">
                <text:p>1686</text:p>
              </table:table-cell>
              <table:table-cell office:value-type="float" office:value="1808">
                <text:p>1808</text:p>
              </table:table-cell>
              <table:table-cell office:value-type="float" office:value="1794.11764705882">
                <text:p>1794.11764705882</text:p>
              </table:table-cell>
              <table:table-cell office:value-type="float" office:value="3299">
                <text:p>3299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099.4215856481">
                <text:p>42099.4215856481</text:p>
              </table:table-cell>
              <table:table-cell office:value-type="float" office:value="2517">
                <text:p>2517</text:p>
              </table:table-cell>
              <table:table-cell office:value-type="float" office:value="1691">
                <text:p>1691</text:p>
              </table:table-cell>
              <table:table-cell office:value-type="float" office:value="1774">
                <text:p>1774</text:p>
              </table:table-cell>
              <table:table-cell office:value-type="float" office:value="1220.58823529412">
                <text:p>1220.58823529412</text:p>
              </table:table-cell>
              <table:table-cell office:value-type="float" office:value="3304">
                <text:p>3304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099.4250694444">
                <text:p>42099.4250694444</text:p>
              </table:table-cell>
              <table:table-cell office:value-type="float" office:value="2453">
                <text:p>2453</text:p>
              </table:table-cell>
              <table:table-cell office:value-type="float" office:value="1686">
                <text:p>1686</text:p>
              </table:table-cell>
              <table:table-cell office:value-type="float" office:value="1725">
                <text:p>1725</text:p>
              </table:table-cell>
              <table:table-cell office:value-type="float" office:value="573.529411764706">
                <text:p>573.529411764706</text:p>
              </table:table-cell>
              <table:table-cell office:value-type="float" office:value="3299">
                <text:p>32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099.4285416667">
                <text:p>42099.4285416667</text:p>
              </table:table-cell>
              <table:table-cell office:value-type="float" office:value="2482">
                <text:p>2482</text:p>
              </table:table-cell>
              <table:table-cell office:value-type="float" office:value="1686">
                <text:p>1686</text:p>
              </table:table-cell>
              <table:table-cell office:value-type="float" office:value="1725">
                <text:p>1725</text:p>
              </table:table-cell>
              <table:table-cell office:value-type="float" office:value="573.529411764706">
                <text:p>573.529411764706</text:p>
              </table:table-cell>
              <table:table-cell office:value-type="float" office:value="3294">
                <text:p>32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099.4320138889">
                <text:p>42099.4320138889</text:p>
              </table:table-cell>
              <table:table-cell office:value-type="float" office:value="2424">
                <text:p>2424</text:p>
              </table:table-cell>
              <table:table-cell office:value-type="float" office:value="1695">
                <text:p>1695</text:p>
              </table:table-cell>
              <table:table-cell office:value-type="float" office:value="1705">
                <text:p>1705</text:p>
              </table:table-cell>
              <table:table-cell office:value-type="float" office:value="147.058823529412">
                <text:p>147.058823529412</text:p>
              </table:table-cell>
              <table:table-cell office:value-type="float" office:value="3294">
                <text:p>3294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099.4354861111">
                <text:p>42099.4354861111</text:p>
              </table:table-cell>
              <table:table-cell office:value-type="float" office:value="2521">
                <text:p>2521</text:p>
              </table:table-cell>
              <table:table-cell office:value-type="float" office:value="1691">
                <text:p>1691</text:p>
              </table:table-cell>
              <table:table-cell office:value-type="float" office:value="1759">
                <text:p>1759</text:p>
              </table:table-cell>
              <table:table-cell office:value-type="float" office:value="1000">
                <text:p>1000</text:p>
              </table:table-cell>
              <table:table-cell office:value-type="float" office:value="3294">
                <text:p>3294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099.4389699074">
                <text:p>42099.4389699074</text:p>
              </table:table-cell>
              <table:table-cell office:value-type="float" office:value="2468">
                <text:p>2468</text:p>
              </table:table-cell>
              <table:table-cell office:value-type="float" office:value="1691">
                <text:p>1691</text:p>
              </table:table-cell>
              <table:table-cell office:value-type="float" office:value="1730">
                <text:p>1730</text:p>
              </table:table-cell>
              <table:table-cell office:value-type="float" office:value="573.529411764706">
                <text:p>573.529411764706</text:p>
              </table:table-cell>
              <table:table-cell office:value-type="float" office:value="3294">
                <text:p>3294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099.4424421296">
                <text:p>42099.4424421296</text:p>
              </table:table-cell>
              <table:table-cell office:value-type="float" office:value="2385">
                <text:p>2385</text:p>
              </table:table-cell>
              <table:table-cell office:value-type="float" office:value="1686">
                <text:p>1686</text:p>
              </table:table-cell>
              <table:table-cell office:value-type="float" office:value="1695">
                <text:p>1695</text:p>
              </table:table-cell>
              <table:table-cell office:value-type="float" office:value="132.352941176471">
                <text:p>132.352941176471</text:p>
              </table:table-cell>
              <table:table-cell office:value-type="float" office:value="3294">
                <text:p>32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099.4459143519">
                <text:p>42099.4459143519</text:p>
              </table:table-cell>
              <table:table-cell office:value-type="float" office:value="2394">
                <text:p>2394</text:p>
              </table:table-cell>
              <table:table-cell office:value-type="float" office:value="1681">
                <text:p>1681</text:p>
              </table:table-cell>
              <table:table-cell office:value-type="float" office:value="1695">
                <text:p>1695</text:p>
              </table:table-cell>
              <table:table-cell office:value-type="float" office:value="205.882352941176">
                <text:p>205.882352941176</text:p>
              </table:table-cell>
              <table:table-cell office:value-type="float" office:value="3294">
                <text:p>3294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099.4493981481">
                <text:p>42099.4493981481</text:p>
              </table:table-cell>
              <table:table-cell office:value-type="float" office:value="2487">
                <text:p>2487</text:p>
              </table:table-cell>
              <table:table-cell office:value-type="float" office:value="1686">
                <text:p>1686</text:p>
              </table:table-cell>
              <table:table-cell office:value-type="float" office:value="1735">
                <text:p>1735</text:p>
              </table:table-cell>
              <table:table-cell office:value-type="float" office:value="720.588235294118">
                <text:p>720.588235294118</text:p>
              </table:table-cell>
              <table:table-cell office:value-type="float" office:value="3294">
                <text:p>3294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099.4528703704">
                <text:p>42099.4528703704</text:p>
              </table:table-cell>
              <table:table-cell office:value-type="float" office:value="2468">
                <text:p>2468</text:p>
              </table:table-cell>
              <table:table-cell office:value-type="float" office:value="1691">
                <text:p>1691</text:p>
              </table:table-cell>
              <table:table-cell office:value-type="float" office:value="1725">
                <text:p>1725</text:p>
              </table:table-cell>
              <table:table-cell office:value-type="float" office:value="500">
                <text:p>500</text:p>
              </table:table-cell>
              <table:table-cell office:value-type="float" office:value="3294">
                <text:p>3294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099.4563425926">
                <text:p>42099.4563425926</text:p>
              </table:table-cell>
              <table:table-cell office:value-type="float" office:value="2434">
                <text:p>2434</text:p>
              </table:table-cell>
              <table:table-cell office:value-type="float" office:value="1691">
                <text:p>1691</text:p>
              </table:table-cell>
              <table:table-cell office:value-type="float" office:value="1715">
                <text:p>1715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3294">
                <text:p>329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099.4598148148">
                <text:p>42099.4598148148</text:p>
              </table:table-cell>
              <table:table-cell office:value-type="float" office:value="2482">
                <text:p>2482</text:p>
              </table:table-cell>
              <table:table-cell office:value-type="float" office:value="1695">
                <text:p>1695</text:p>
              </table:table-cell>
              <table:table-cell office:value-type="float" office:value="1739">
                <text:p>1739</text:p>
              </table:table-cell>
              <table:table-cell office:value-type="float" office:value="647.058823529412">
                <text:p>647.058823529412</text:p>
              </table:table-cell>
              <table:table-cell office:value-type="float" office:value="3294">
                <text:p>3294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099.4632986111">
                <text:p>42099.4632986111</text:p>
              </table:table-cell>
              <table:table-cell office:value-type="float" office:value="2551">
                <text:p>2551</text:p>
              </table:table-cell>
              <table:table-cell office:value-type="float" office:value="1700">
                <text:p>1700</text:p>
              </table:table-cell>
              <table:table-cell office:value-type="float" office:value="1783">
                <text:p>1783</text:p>
              </table:table-cell>
              <table:table-cell office:value-type="float" office:value="1220.58823529412">
                <text:p>1220.58823529412</text:p>
              </table:table-cell>
              <table:table-cell office:value-type="float" office:value="3299">
                <text:p>3299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099.4667708334">
                <text:p>42099.4667708334</text:p>
              </table:table-cell>
              <table:table-cell office:value-type="float" office:value="2419">
                <text:p>2419</text:p>
              </table:table-cell>
              <table:table-cell office:value-type="float" office:value="1705">
                <text:p>1705</text:p>
              </table:table-cell>
              <table:table-cell office:value-type="float" office:value="1720">
                <text:p>1720</text:p>
              </table:table-cell>
              <table:table-cell office:value-type="float" office:value="220.588235294118">
                <text:p>220.588235294118</text:p>
              </table:table-cell>
              <table:table-cell office:value-type="float" office:value="3299">
                <text:p>32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099.4702430556">
                <text:p>42099.4702430556</text:p>
              </table:table-cell>
              <table:table-cell office:value-type="float" office:value="2453">
                <text:p>2453</text:p>
              </table:table-cell>
              <table:table-cell office:value-type="float" office:value="1705">
                <text:p>1705</text:p>
              </table:table-cell>
              <table:table-cell office:value-type="float" office:value="1735">
                <text:p>1735</text:p>
              </table:table-cell>
              <table:table-cell office:value-type="float" office:value="441.176470588235">
                <text:p>441.176470588235</text:p>
              </table:table-cell>
              <table:table-cell office:value-type="float" office:value="3294">
                <text:p>3294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099.4737152778">
                <text:p>42099.4737152778</text:p>
              </table:table-cell>
              <table:table-cell office:value-type="float" office:value="2541">
                <text:p>2541</text:p>
              </table:table-cell>
              <table:table-cell office:value-type="float" office:value="1705">
                <text:p>1705</text:p>
              </table:table-cell>
              <table:table-cell office:value-type="float" office:value="1769">
                <text:p>1769</text:p>
              </table:table-cell>
              <table:table-cell office:value-type="float" office:value="941.176470588235">
                <text:p>941.176470588235</text:p>
              </table:table-cell>
              <table:table-cell office:value-type="float" office:value="3308">
                <text:p>3308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099.4771990741">
                <text:p>42099.4771990741</text:p>
              </table:table-cell>
              <table:table-cell office:value-type="float" office:value="2497">
                <text:p>2497</text:p>
              </table:table-cell>
              <table:table-cell office:value-type="float" office:value="1710">
                <text:p>1710</text:p>
              </table:table-cell>
              <table:table-cell office:value-type="float" office:value="1759">
                <text:p>1759</text:p>
              </table:table-cell>
              <table:table-cell office:value-type="float" office:value="720.588235294118">
                <text:p>720.588235294118</text:p>
              </table:table-cell>
              <table:table-cell office:value-type="float" office:value="3299">
                <text:p>3299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099.4806712963">
                <text:p>42099.4806712963</text:p>
              </table:table-cell>
              <table:table-cell office:value-type="float" office:value="2424">
                <text:p>2424</text:p>
              </table:table-cell>
              <table:table-cell office:value-type="float" office:value="1710">
                <text:p>1710</text:p>
              </table:table-cell>
              <table:table-cell office:value-type="float" office:value="1725">
                <text:p>1725</text:p>
              </table:table-cell>
              <table:table-cell office:value-type="float" office:value="220.588235294118">
                <text:p>220.588235294118</text:p>
              </table:table-cell>
              <table:table-cell office:value-type="float" office:value="3294">
                <text:p>32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099.4841435185">
                <text:p>42099.4841435185</text:p>
              </table:table-cell>
              <table:table-cell office:value-type="float" office:value="2380">
                <text:p>2380</text:p>
              </table:table-cell>
              <table:table-cell office:value-type="float" office:value="1705">
                <text:p>1705</text:p>
              </table:table-cell>
              <table:table-cell office:value-type="float" office:value="1710">
                <text:p>1710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3294">
                <text:p>329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099.4876157407">
                <text:p>42099.4876157407</text:p>
              </table:table-cell>
              <table:table-cell office:value-type="float" office:value="2399">
                <text:p>2399</text:p>
              </table:table-cell>
              <table:table-cell office:value-type="float" office:value="1710">
                <text:p>1710</text:p>
              </table:table-cell>
              <table:table-cell office:value-type="float" office:value="1710">
                <text:p>1710</text:p>
              </table:table-cell>
              <table:table-cell office:value-type="float" office:value="0">
                <text:p>0</text:p>
              </table:table-cell>
              <table:table-cell office:value-type="float" office:value="3294">
                <text:p>32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099.491099537">
                <text:p>42099.491099537</text:p>
              </table:table-cell>
              <table:table-cell office:value-type="float" office:value="2394">
                <text:p>2394</text:p>
              </table:table-cell>
              <table:table-cell office:value-type="float" office:value="1700">
                <text:p>1700</text:p>
              </table:table-cell>
              <table:table-cell office:value-type="float" office:value="1715">
                <text:p>1715</text:p>
              </table:table-cell>
              <table:table-cell office:value-type="float" office:value="220.588235294118">
                <text:p>220.588235294118</text:p>
              </table:table-cell>
              <table:table-cell office:value-type="float" office:value="3294">
                <text:p>3294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099.4945717593">
                <text:p>42099.4945717593</text:p>
              </table:table-cell>
              <table:table-cell office:value-type="float" office:value="2350">
                <text:p>2350</text:p>
              </table:table-cell>
              <table:table-cell office:value-type="float" office:value="1695">
                <text:p>1695</text:p>
              </table:table-cell>
              <table:table-cell office:value-type="float" office:value="1691">
                <text:p>1691</text:p>
              </table:table-cell>
              <table:table-cell office:value-type="float" office:value="-58.8235294117647">
                <text:p>-58.8235294117647</text:p>
              </table:table-cell>
              <table:table-cell office:value-type="float" office:value="3294">
                <text:p>3294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099.4980439815">
                <text:p>42099.4980439815</text:p>
              </table:table-cell>
              <table:table-cell office:value-type="float" office:value="2380">
                <text:p>2380</text:p>
              </table:table-cell>
              <table:table-cell office:value-type="float" office:value="1695">
                <text:p>1695</text:p>
              </table:table-cell>
              <table:table-cell office:value-type="float" office:value="1700">
                <text:p>1700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3294">
                <text:p>3294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099.5015277778">
                <text:p>42099.5015277778</text:p>
              </table:table-cell>
              <table:table-cell office:value-type="float" office:value="2385">
                <text:p>2385</text:p>
              </table:table-cell>
              <table:table-cell office:value-type="float" office:value="1691">
                <text:p>1691</text:p>
              </table:table-cell>
              <table:table-cell office:value-type="float" office:value="1700">
                <text:p>1700</text:p>
              </table:table-cell>
              <table:table-cell office:value-type="float" office:value="132.352941176471">
                <text:p>132.352941176471</text:p>
              </table:table-cell>
              <table:table-cell office:value-type="float" office:value="3294">
                <text:p>32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099.505">
                <text:p>42099.505</text:p>
              </table:table-cell>
              <table:table-cell office:value-type="float" office:value="2360">
                <text:p>2360</text:p>
              </table:table-cell>
              <table:table-cell office:value-type="float" office:value="1691">
                <text:p>1691</text:p>
              </table:table-cell>
              <table:table-cell office:value-type="float" office:value="1691">
                <text:p>1691</text:p>
              </table:table-cell>
              <table:table-cell office:value-type="float" office:value="0">
                <text:p>0</text:p>
              </table:table-cell>
              <table:table-cell office:value-type="float" office:value="3294">
                <text:p>329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099.5084722222">
                <text:p>42099.5084722222</text:p>
              </table:table-cell>
              <table:table-cell office:value-type="float" office:value="2346">
                <text:p>2346</text:p>
              </table:table-cell>
              <table:table-cell office:value-type="float" office:value="1686">
                <text:p>1686</text:p>
              </table:table-cell>
              <table:table-cell office:value-type="float" office:value="1686">
                <text:p>1686</text:p>
              </table:table-cell>
              <table:table-cell office:value-type="float" office:value="0">
                <text:p>0</text:p>
              </table:table-cell>
              <table:table-cell office:value-type="float" office:value="3294">
                <text:p>329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099.5119444444">
                <text:p>42099.5119444444</text:p>
              </table:table-cell>
              <table:table-cell office:value-type="float" office:value="2365">
                <text:p>2365</text:p>
              </table:table-cell>
              <table:table-cell office:value-type="float" office:value="1686">
                <text:p>1686</text:p>
              </table:table-cell>
              <table:table-cell office:value-type="float" office:value="1686">
                <text:p>1686</text:p>
              </table:table-cell>
              <table:table-cell office:value-type="float" office:value="0">
                <text:p>0</text:p>
              </table:table-cell>
              <table:table-cell office:value-type="float" office:value="3294">
                <text:p>329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099.5154282407">
                <text:p>42099.5154282407</text:p>
              </table:table-cell>
              <table:table-cell office:value-type="float" office:value="2355">
                <text:p>2355</text:p>
              </table:table-cell>
              <table:table-cell office:value-type="float" office:value="1691">
                <text:p>1691</text:p>
              </table:table-cell>
              <table:table-cell office:value-type="float" office:value="1686">
                <text:p>1686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94">
                <text:p>329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099.518900463">
                <text:p>42099.518900463</text:p>
              </table:table-cell>
              <table:table-cell office:value-type="float" office:value="2370">
                <text:p>2370</text:p>
              </table:table-cell>
              <table:table-cell office:value-type="float" office:value="1681">
                <text:p>1681</text:p>
              </table:table-cell>
              <table:table-cell office:value-type="float" office:value="1686">
                <text:p>1686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3294">
                <text:p>3294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099.528912037">
                <text:p>42099.528912037</text:p>
              </table:table-cell>
              <table:table-cell office:value-type="float" office:value="2297">
                <text:p>2297</text:p>
              </table:table-cell>
              <table:table-cell office:value-type="float" office:value="1490">
                <text:p>1490</text:p>
              </table:table-cell>
              <table:table-cell office:value-type="float" office:value="1539">
                <text:p>1539</text:p>
              </table:table-cell>
              <table:table-cell office:value-type="float" office:value="720.588235294118">
                <text:p>720.588235294118</text:p>
              </table:table-cell>
              <table:table-cell office:value-type="float" office:value="3294">
                <text:p>3294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099.5323842593">
                <text:p>42099.5323842593</text:p>
              </table:table-cell>
              <table:table-cell office:value-type="float" office:value="2311">
                <text:p>2311</text:p>
              </table:table-cell>
              <table:table-cell office:value-type="float" office:value="1505">
                <text:p>1505</text:p>
              </table:table-cell>
              <table:table-cell office:value-type="float" office:value="1554">
                <text:p>1554</text:p>
              </table:table-cell>
              <table:table-cell office:value-type="float" office:value="720.588235294118">
                <text:p>720.588235294118</text:p>
              </table:table-cell>
              <table:table-cell office:value-type="float" office:value="3294">
                <text:p>329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099.5358680556">
                <text:p>42099.5358680556</text:p>
              </table:table-cell>
              <table:table-cell office:value-type="float" office:value="2306">
                <text:p>2306</text:p>
              </table:table-cell>
              <table:table-cell office:value-type="float" office:value="1510">
                <text:p>1510</text:p>
              </table:table-cell>
              <table:table-cell office:value-type="float" office:value="1554">
                <text:p>1554</text:p>
              </table:table-cell>
              <table:table-cell office:value-type="float" office:value="647.058823529412">
                <text:p>647.058823529412</text:p>
              </table:table-cell>
              <table:table-cell office:value-type="float" office:value="3294">
                <text:p>329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099.5393402778">
                <text:p>42099.5393402778</text:p>
              </table:table-cell>
              <table:table-cell office:value-type="float" office:value="2316">
                <text:p>2316</text:p>
              </table:table-cell>
              <table:table-cell office:value-type="float" office:value="1520">
                <text:p>1520</text:p>
              </table:table-cell>
              <table:table-cell office:value-type="float" office:value="1559">
                <text:p>1559</text:p>
              </table:table-cell>
              <table:table-cell office:value-type="float" office:value="573.529411764706">
                <text:p>573.529411764706</text:p>
              </table:table-cell>
              <table:table-cell office:value-type="float" office:value="3294">
                <text:p>3294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099.5428125">
                <text:p>42099.5428125</text:p>
              </table:table-cell>
              <table:table-cell office:value-type="float" office:value="2297">
                <text:p>2297</text:p>
              </table:table-cell>
              <table:table-cell office:value-type="float" office:value="1524">
                <text:p>1524</text:p>
              </table:table-cell>
              <table:table-cell office:value-type="float" office:value="1559">
                <text:p>1559</text:p>
              </table:table-cell>
              <table:table-cell office:value-type="float" office:value="514.705882352941">
                <text:p>514.705882352941</text:p>
              </table:table-cell>
              <table:table-cell office:value-type="float" office:value="3294">
                <text:p>3294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099.5462962963">
                <text:p>42099.5462962963</text:p>
              </table:table-cell>
              <table:table-cell office:value-type="float" office:value="2267">
                <text:p>2267</text:p>
              </table:table-cell>
              <table:table-cell office:value-type="float" office:value="1529">
                <text:p>1529</text:p>
              </table:table-cell>
              <table:table-cell office:value-type="float" office:value="1549">
                <text:p>1549</text:p>
              </table:table-cell>
              <table:table-cell office:value-type="float" office:value="294.117647058824">
                <text:p>294.117647058824</text:p>
              </table:table-cell>
              <table:table-cell office:value-type="float" office:value="3294">
                <text:p>32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099.5497685185">
                <text:p>42099.5497685185</text:p>
              </table:table-cell>
              <table:table-cell office:value-type="float" office:value="2228">
                <text:p>2228</text:p>
              </table:table-cell>
              <table:table-cell office:value-type="float" office:value="1529">
                <text:p>1529</text:p>
              </table:table-cell>
              <table:table-cell office:value-type="float" office:value="1534">
                <text:p>1534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3308">
                <text:p>3308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099.5532407407">
                <text:p>42099.5532407407</text:p>
              </table:table-cell>
              <table:table-cell office:value-type="float" office:value="2306">
                <text:p>2306</text:p>
              </table:table-cell>
              <table:table-cell office:value-type="float" office:value="1534">
                <text:p>1534</text:p>
              </table:table-cell>
              <table:table-cell office:value-type="float" office:value="1564">
                <text:p>1564</text:p>
              </table:table-cell>
              <table:table-cell office:value-type="float" office:value="441.176470588235">
                <text:p>441.176470588235</text:p>
              </table:table-cell>
              <table:table-cell office:value-type="float" office:value="3294">
                <text:p>3294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099.556712963">
                <text:p>42099.556712963</text:p>
              </table:table-cell>
              <table:table-cell office:value-type="float" office:value="2194">
                <text:p>2194</text:p>
              </table:table-cell>
              <table:table-cell office:value-type="float" office:value="1534">
                <text:p>1534</text:p>
              </table:table-cell>
              <table:table-cell office:value-type="float" office:value="1529">
                <text:p>1529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94">
                <text:p>329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2099.5601967593">
                <text:p>42099.5601967593</text:p>
              </table:table-cell>
              <table:table-cell office:value-type="float" office:value="2238">
                <text:p>2238</text:p>
              </table:table-cell>
              <table:table-cell office:value-type="float" office:value="1539">
                <text:p>1539</text:p>
              </table:table-cell>
              <table:table-cell office:value-type="float" office:value="1544">
                <text:p>1544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3294">
                <text:p>329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2099.5636689815">
                <text:p>42099.5636689815</text:p>
              </table:table-cell>
              <table:table-cell office:value-type="float" office:value="2199">
                <text:p>2199</text:p>
              </table:table-cell>
              <table:table-cell office:value-type="float" office:value="1534">
                <text:p>1534</text:p>
              </table:table-cell>
              <table:table-cell office:value-type="float" office:value="1534">
                <text:p>1534</text:p>
              </table:table-cell>
              <table:table-cell office:value-type="float" office:value="0">
                <text:p>0</text:p>
              </table:table-cell>
              <table:table-cell office:value-type="float" office:value="3294">
                <text:p>329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2099.5671412037">
                <text:p>42099.5671412037</text:p>
              </table:table-cell>
              <table:table-cell office:value-type="float" office:value="2184">
                <text:p>2184</text:p>
              </table:table-cell>
              <table:table-cell office:value-type="float" office:value="1534">
                <text:p>1534</text:p>
              </table:table-cell>
              <table:table-cell office:value-type="float" office:value="1529">
                <text:p>1529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94">
                <text:p>3294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2099.5706134259">
                <text:p>42099.5706134259</text:p>
              </table:table-cell>
              <table:table-cell office:value-type="float" office:value="2184">
                <text:p>2184</text:p>
              </table:table-cell>
              <table:table-cell office:value-type="float" office:value="1529">
                <text:p>1529</text:p>
              </table:table-cell>
              <table:table-cell office:value-type="float" office:value="1529">
                <text:p>1529</text:p>
              </table:table-cell>
              <table:table-cell office:value-type="float" office:value="0">
                <text:p>0</text:p>
              </table:table-cell>
              <table:table-cell office:value-type="float" office:value="3294">
                <text:p>32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099.5740972222">
                <text:p>42099.5740972222</text:p>
              </table:table-cell>
              <table:table-cell office:value-type="float" office:value="2174">
                <text:p>2174</text:p>
              </table:table-cell>
              <table:table-cell office:value-type="float" office:value="1529">
                <text:p>1529</text:p>
              </table:table-cell>
              <table:table-cell office:value-type="float" office:value="1524">
                <text:p>1524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308">
                <text:p>33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099.5775694444">
                <text:p>42099.5775694444</text:p>
              </table:table-cell>
              <table:table-cell office:value-type="float" office:value="2150">
                <text:p>2150</text:p>
              </table:table-cell>
              <table:table-cell office:value-type="float" office:value="1529">
                <text:p>1529</text:p>
              </table:table-cell>
              <table:table-cell office:value-type="float" office:value="1520">
                <text:p>1520</text:p>
              </table:table-cell>
              <table:table-cell office:value-type="float" office:value="-132.352941176471">
                <text:p>-132.352941176471</text:p>
              </table:table-cell>
              <table:table-cell office:value-type="float" office:value="3294">
                <text:p>3294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099.5810416667">
                <text:p>42099.5810416667</text:p>
              </table:table-cell>
              <table:table-cell office:value-type="float" office:value="2155">
                <text:p>2155</text:p>
              </table:table-cell>
              <table:table-cell office:value-type="float" office:value="1524">
                <text:p>1524</text:p>
              </table:table-cell>
              <table:table-cell office:value-type="float" office:value="1524">
                <text:p>1524</text:p>
              </table:table-cell>
              <table:table-cell office:value-type="float" office:value="0">
                <text:p>0</text:p>
              </table:table-cell>
              <table:table-cell office:value-type="float" office:value="3294">
                <text:p>3294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099.5845138889">
                <text:p>42099.5845138889</text:p>
              </table:table-cell>
              <table:table-cell office:value-type="float" office:value="2199">
                <text:p>2199</text:p>
              </table:table-cell>
              <table:table-cell office:value-type="float" office:value="1524">
                <text:p>1524</text:p>
              </table:table-cell>
              <table:table-cell office:value-type="float" office:value="1524">
                <text:p>1524</text:p>
              </table:table-cell>
              <table:table-cell office:value-type="float" office:value="0">
                <text:p>0</text:p>
              </table:table-cell>
              <table:table-cell office:value-type="float" office:value="3294">
                <text:p>3294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099.5879976852">
                <text:p>42099.5879976852</text:p>
              </table:table-cell>
              <table:table-cell office:value-type="float" office:value="2223">
                <text:p>2223</text:p>
              </table:table-cell>
              <table:table-cell office:value-type="float" office:value="1520">
                <text:p>1520</text:p>
              </table:table-cell>
              <table:table-cell office:value-type="float" office:value="1529">
                <text:p>1529</text:p>
              </table:table-cell>
              <table:table-cell office:value-type="float" office:value="132.352941176471">
                <text:p>132.352941176471</text:p>
              </table:table-cell>
              <table:table-cell office:value-type="float" office:value="3294">
                <text:p>3294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099.5914699074">
                <text:p>42099.5914699074</text:p>
              </table:table-cell>
              <table:table-cell office:value-type="float" office:value="2267">
                <text:p>2267</text:p>
              </table:table-cell>
              <table:table-cell office:value-type="float" office:value="1520">
                <text:p>1520</text:p>
              </table:table-cell>
              <table:table-cell office:value-type="float" office:value="1539">
                <text:p>1539</text:p>
              </table:table-cell>
              <table:table-cell office:value-type="float" office:value="279.411764705882">
                <text:p>279.411764705882</text:p>
              </table:table-cell>
              <table:table-cell office:value-type="float" office:value="3294">
                <text:p>3294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099.5949421296">
                <text:p>42099.5949421296</text:p>
              </table:table-cell>
              <table:table-cell office:value-type="float" office:value="2282">
                <text:p>2282</text:p>
              </table:table-cell>
              <table:table-cell office:value-type="float" office:value="1524">
                <text:p>1524</text:p>
              </table:table-cell>
              <table:table-cell office:value-type="float" office:value="1549">
                <text:p>1549</text:p>
              </table:table-cell>
              <table:table-cell office:value-type="float" office:value="367.647058823529">
                <text:p>367.647058823529</text:p>
              </table:table-cell>
              <table:table-cell office:value-type="float" office:value="3294">
                <text:p>3294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099.5984259259">
                <text:p>42099.5984259259</text:p>
              </table:table-cell>
              <table:table-cell office:value-type="float" office:value="2277">
                <text:p>2277</text:p>
              </table:table-cell>
              <table:table-cell office:value-type="float" office:value="1529">
                <text:p>1529</text:p>
              </table:table-cell>
              <table:table-cell office:value-type="float" office:value="1559">
                <text:p>1559</text:p>
              </table:table-cell>
              <table:table-cell office:value-type="float" office:value="441.176470588235">
                <text:p>441.176470588235</text:p>
              </table:table-cell>
              <table:table-cell office:value-type="float" office:value="3294">
                <text:p>3294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099.6018981481">
                <text:p>42099.6018981481</text:p>
              </table:table-cell>
              <table:table-cell office:value-type="float" office:value="2292">
                <text:p>2292</text:p>
              </table:table-cell>
              <table:table-cell office:value-type="float" office:value="1529">
                <text:p>1529</text:p>
              </table:table-cell>
              <table:table-cell office:value-type="float" office:value="1554">
                <text:p>1554</text:p>
              </table:table-cell>
              <table:table-cell office:value-type="float" office:value="367.647058823529">
                <text:p>367.647058823529</text:p>
              </table:table-cell>
              <table:table-cell office:value-type="float" office:value="3294">
                <text:p>32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099.6053703704">
                <text:p>42099.6053703704</text:p>
              </table:table-cell>
              <table:table-cell office:value-type="float" office:value="2184">
                <text:p>2184</text:p>
              </table:table-cell>
              <table:table-cell office:value-type="float" office:value="1524">
                <text:p>1524</text:p>
              </table:table-cell>
              <table:table-cell office:value-type="float" office:value="1524">
                <text:p>1524</text:p>
              </table:table-cell>
              <table:table-cell office:value-type="float" office:value="0">
                <text:p>0</text:p>
              </table:table-cell>
              <table:table-cell office:value-type="float" office:value="3294">
                <text:p>3294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099.6088425926">
                <text:p>42099.6088425926</text:p>
              </table:table-cell>
              <table:table-cell office:value-type="float" office:value="2184">
                <text:p>2184</text:p>
              </table:table-cell>
              <table:table-cell office:value-type="float" office:value="1524">
                <text:p>1524</text:p>
              </table:table-cell>
              <table:table-cell office:value-type="float" office:value="1520">
                <text:p>1520</text:p>
              </table:table-cell>
              <table:table-cell office:value-type="float" office:value="-58.8235294117647">
                <text:p>-58.8235294117647</text:p>
              </table:table-cell>
              <table:table-cell office:value-type="float" office:value="3294">
                <text:p>3294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099.6123263889">
                <text:p>42099.6123263889</text:p>
              </table:table-cell>
              <table:table-cell office:value-type="float" office:value="2135">
                <text:p>2135</text:p>
              </table:table-cell>
              <table:table-cell office:value-type="float" office:value="1524">
                <text:p>1524</text:p>
              </table:table-cell>
              <table:table-cell office:value-type="float" office:value="1510">
                <text:p>1510</text:p>
              </table:table-cell>
              <table:table-cell office:value-type="float" office:value="-205.882352941176">
                <text:p>-205.882352941176</text:p>
              </table:table-cell>
              <table:table-cell office:value-type="float" office:value="3289">
                <text:p>32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099.6157986111">
                <text:p>42099.6157986111</text:p>
              </table:table-cell>
              <table:table-cell office:value-type="float" office:value="2243">
                <text:p>2243</text:p>
              </table:table-cell>
              <table:table-cell office:value-type="float" office:value="1520">
                <text:p>1520</text:p>
              </table:table-cell>
              <table:table-cell office:value-type="float" office:value="1529">
                <text:p>1529</text:p>
              </table:table-cell>
              <table:table-cell office:value-type="float" office:value="132.352941176471">
                <text:p>132.352941176471</text:p>
              </table:table-cell>
              <table:table-cell office:value-type="float" office:value="3289">
                <text:p>328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099.6192708333">
                <text:p>42099.6192708333</text:p>
              </table:table-cell>
              <table:table-cell office:value-type="float" office:value="2174">
                <text:p>2174</text:p>
              </table:table-cell>
              <table:table-cell office:value-type="float" office:value="1520">
                <text:p>1520</text:p>
              </table:table-cell>
              <table:table-cell office:value-type="float" office:value="1515">
                <text:p>1515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89">
                <text:p>3289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099.6227430556">
                <text:p>42099.6227430556</text:p>
              </table:table-cell>
              <table:table-cell office:value-type="float" office:value="2179">
                <text:p>2179</text:p>
              </table:table-cell>
              <table:table-cell office:value-type="float" office:value="1515">
                <text:p>1515</text:p>
              </table:table-cell>
              <table:table-cell office:value-type="float" office:value="1510">
                <text:p>1510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89">
                <text:p>32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099.6262268519">
                <text:p>42099.6262268519</text:p>
              </table:table-cell>
              <table:table-cell office:value-type="float" office:value="2184">
                <text:p>2184</text:p>
              </table:table-cell>
              <table:table-cell office:value-type="float" office:value="1515">
                <text:p>1515</text:p>
              </table:table-cell>
              <table:table-cell office:value-type="float" office:value="1510">
                <text:p>1510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89">
                <text:p>3289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099.6296990741">
                <text:p>42099.6296990741</text:p>
              </table:table-cell>
              <table:table-cell office:value-type="float" office:value="2184">
                <text:p>2184</text:p>
              </table:table-cell>
              <table:table-cell office:value-type="float" office:value="1515">
                <text:p>1515</text:p>
              </table:table-cell>
              <table:table-cell office:value-type="float" office:value="1510">
                <text:p>1510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94">
                <text:p>3294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099.6331712963">
                <text:p>42099.6331712963</text:p>
              </table:table-cell>
              <table:table-cell office:value-type="float" office:value="2194">
                <text:p>2194</text:p>
              </table:table-cell>
              <table:table-cell office:value-type="float" office:value="1515">
                <text:p>1515</text:p>
              </table:table-cell>
              <table:table-cell office:value-type="float" office:value="1515">
                <text:p>1515</text:p>
              </table:table-cell>
              <table:table-cell office:value-type="float" office:value="0">
                <text:p>0</text:p>
              </table:table-cell>
              <table:table-cell office:value-type="float" office:value="3289">
                <text:p>3289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099.6366435185">
                <text:p>42099.6366435185</text:p>
              </table:table-cell>
              <table:table-cell office:value-type="float" office:value="2194">
                <text:p>2194</text:p>
              </table:table-cell>
              <table:table-cell office:value-type="float" office:value="1515">
                <text:p>1515</text:p>
              </table:table-cell>
              <table:table-cell office:value-type="float" office:value="1505">
                <text:p>1505</text:p>
              </table:table-cell>
              <table:table-cell office:value-type="float" office:value="-147.058823529412">
                <text:p>-147.058823529412</text:p>
              </table:table-cell>
              <table:table-cell office:value-type="float" office:value="3289">
                <text:p>32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099.6401273148">
                <text:p>42099.6401273148</text:p>
              </table:table-cell>
              <table:table-cell office:value-type="float" office:value="2189">
                <text:p>2189</text:p>
              </table:table-cell>
              <table:table-cell office:value-type="float" office:value="1510">
                <text:p>1510</text:p>
              </table:table-cell>
              <table:table-cell office:value-type="float" office:value="1510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3289">
                <text:p>32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099.643599537">
                <text:p>42099.643599537</text:p>
              </table:table-cell>
              <table:table-cell office:value-type="float" office:value="2189">
                <text:p>2189</text:p>
              </table:table-cell>
              <table:table-cell office:value-type="float" office:value="1510">
                <text:p>1510</text:p>
              </table:table-cell>
              <table:table-cell office:value-type="float" office:value="1510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3289">
                <text:p>32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099.6470717593">
                <text:p>42099.6470717593</text:p>
              </table:table-cell>
              <table:table-cell office:value-type="float" office:value="2165">
                <text:p>2165</text:p>
              </table:table-cell>
              <table:table-cell office:value-type="float" office:value="1510">
                <text:p>1510</text:p>
              </table:table-cell>
              <table:table-cell office:value-type="float" office:value="1505">
                <text:p>1505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89">
                <text:p>3289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099.6505555556">
                <text:p>42099.6505555556</text:p>
              </table:table-cell>
              <table:table-cell office:value-type="float" office:value="2223">
                <text:p>2223</text:p>
              </table:table-cell>
              <table:table-cell office:value-type="float" office:value="1510">
                <text:p>1510</text:p>
              </table:table-cell>
              <table:table-cell office:value-type="float" office:value="1515">
                <text:p>1515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3289">
                <text:p>3289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099.6540277778">
                <text:p>42099.6540277778</text:p>
              </table:table-cell>
              <table:table-cell office:value-type="float" office:value="2170">
                <text:p>2170</text:p>
              </table:table-cell>
              <table:table-cell office:value-type="float" office:value="1505">
                <text:p>1505</text:p>
              </table:table-cell>
              <table:table-cell office:value-type="float" office:value="1500">
                <text:p>1500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89">
                <text:p>328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099.6575">
                <text:p>42099.6575</text:p>
              </table:table-cell>
              <table:table-cell office:value-type="float" office:value="2160">
                <text:p>2160</text:p>
              </table:table-cell>
              <table:table-cell office:value-type="float" office:value="1505">
                <text:p>1505</text:p>
              </table:table-cell>
              <table:table-cell office:value-type="float" office:value="1500">
                <text:p>1500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89">
                <text:p>3289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099.6609722222">
                <text:p>42099.6609722222</text:p>
              </table:table-cell>
              <table:table-cell office:value-type="float" office:value="2145">
                <text:p>2145</text:p>
              </table:table-cell>
              <table:table-cell office:value-type="float" office:value="1500">
                <text:p>1500</text:p>
              </table:table-cell>
              <table:table-cell office:value-type="float" office:value="1495">
                <text:p>1495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89">
                <text:p>3289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099.6644560185">
                <text:p>42099.6644560185</text:p>
              </table:table-cell>
              <table:table-cell office:value-type="float" office:value="2130">
                <text:p>2130</text:p>
              </table:table-cell>
              <table:table-cell office:value-type="float" office:value="1500">
                <text:p>1500</text:p>
              </table:table-cell>
              <table:table-cell office:value-type="float" office:value="1490">
                <text:p>1490</text:p>
              </table:table-cell>
              <table:table-cell office:value-type="float" office:value="-147.058823529412">
                <text:p>-147.058823529412</text:p>
              </table:table-cell>
              <table:table-cell office:value-type="float" office:value="3289">
                <text:p>32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099.6679282407">
                <text:p>42099.6679282407</text:p>
              </table:table-cell>
              <table:table-cell office:value-type="float" office:value="2126">
                <text:p>2126</text:p>
              </table:table-cell>
              <table:table-cell office:value-type="float" office:value="1495">
                <text:p>1495</text:p>
              </table:table-cell>
              <table:table-cell office:value-type="float" office:value="1490">
                <text:p>1490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89">
                <text:p>32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099.671400463">
                <text:p>42099.671400463</text:p>
              </table:table-cell>
              <table:table-cell office:value-type="float" office:value="2086">
                <text:p>2086</text:p>
              </table:table-cell>
              <table:table-cell office:value-type="float" office:value="1495">
                <text:p>1495</text:p>
              </table:table-cell>
              <table:table-cell office:value-type="float" office:value="1480">
                <text:p>1480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89">
                <text:p>3289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099.6748726852">
                <text:p>42099.6748726852</text:p>
              </table:table-cell>
              <table:table-cell office:value-type="float" office:value="2086">
                <text:p>2086</text:p>
              </table:table-cell>
              <table:table-cell office:value-type="float" office:value="1490">
                <text:p>1490</text:p>
              </table:table-cell>
              <table:table-cell office:value-type="float" office:value="1476">
                <text:p>1476</text:p>
              </table:table-cell>
              <table:table-cell office:value-type="float" office:value="-205.882352941176">
                <text:p>-205.882352941176</text:p>
              </table:table-cell>
              <table:table-cell office:value-type="float" office:value="3289">
                <text:p>3289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099.6783564815">
                <text:p>42099.6783564815</text:p>
              </table:table-cell>
              <table:table-cell office:value-type="float" office:value="2150">
                <text:p>2150</text:p>
              </table:table-cell>
              <table:table-cell office:value-type="float" office:value="1485">
                <text:p>1485</text:p>
              </table:table-cell>
              <table:table-cell office:value-type="float" office:value="1480">
                <text:p>1480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89">
                <text:p>3289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99.6818287037">
                <text:p>42099.6818287037</text:p>
              </table:table-cell>
              <table:table-cell office:value-type="float" office:value="2057">
                <text:p>2057</text:p>
              </table:table-cell>
              <table:table-cell office:value-type="float" office:value="1485">
                <text:p>1485</text:p>
              </table:table-cell>
              <table:table-cell office:value-type="float" office:value="1471">
                <text:p>1471</text:p>
              </table:table-cell>
              <table:table-cell office:value-type="float" office:value="-205.882352941176">
                <text:p>-205.882352941176</text:p>
              </table:table-cell>
              <table:table-cell office:value-type="float" office:value="3289">
                <text:p>3289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099.6853009259">
                <text:p>42099.6853009259</text:p>
              </table:table-cell>
              <table:table-cell office:value-type="float" office:value="2057">
                <text:p>2057</text:p>
              </table:table-cell>
              <table:table-cell office:value-type="float" office:value="1480">
                <text:p>1480</text:p>
              </table:table-cell>
              <table:table-cell office:value-type="float" office:value="1466">
                <text:p>1466</text:p>
              </table:table-cell>
              <table:table-cell office:value-type="float" office:value="-205.882352941176">
                <text:p>-205.882352941176</text:p>
              </table:table-cell>
              <table:table-cell office:value-type="float" office:value="3289">
                <text:p>32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099.6887731481">
                <text:p>42099.6887731481</text:p>
              </table:table-cell>
              <table:table-cell office:value-type="float" office:value="2023">
                <text:p>2023</text:p>
              </table:table-cell>
              <table:table-cell office:value-type="float" office:value="1476">
                <text:p>1476</text:p>
              </table:table-cell>
              <table:table-cell office:value-type="float" office:value="1461">
                <text:p>1461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89">
                <text:p>3289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099.6922569444">
                <text:p>42099.6922569444</text:p>
              </table:table-cell>
              <table:table-cell office:value-type="float" office:value="1999">
                <text:p>1999</text:p>
              </table:table-cell>
              <table:table-cell office:value-type="float" office:value="1476">
                <text:p>1476</text:p>
              </table:table-cell>
              <table:table-cell office:value-type="float" office:value="1456">
                <text:p>1456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94">
                <text:p>329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099.6957291667">
                <text:p>42099.6957291667</text:p>
              </table:table-cell>
              <table:table-cell office:value-type="float" office:value="2003">
                <text:p>2003</text:p>
              </table:table-cell>
              <table:table-cell office:value-type="float" office:value="1471">
                <text:p>1471</text:p>
              </table:table-cell>
              <table:table-cell office:value-type="float" office:value="1456">
                <text:p>1456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89">
                <text:p>3289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099.6992013889">
                <text:p>42099.6992013889</text:p>
              </table:table-cell>
              <table:table-cell office:value-type="float" office:value="2013">
                <text:p>2013</text:p>
              </table:table-cell>
              <table:table-cell office:value-type="float" office:value="1466">
                <text:p>1466</text:p>
              </table:table-cell>
              <table:table-cell office:value-type="float" office:value="1451">
                <text:p>1451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89">
                <text:p>32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2099.7026851852">
                <text:p>42099.7026851852</text:p>
              </table:table-cell>
              <table:table-cell office:value-type="float" office:value="1969">
                <text:p>1969</text:p>
              </table:table-cell>
              <table:table-cell office:value-type="float" office:value="1461">
                <text:p>1461</text:p>
              </table:table-cell>
              <table:table-cell office:value-type="float" office:value="1446">
                <text:p>1446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89">
                <text:p>3289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2099.7061574074">
                <text:p>42099.7061574074</text:p>
              </table:table-cell>
              <table:table-cell office:value-type="float" office:value="1945">
                <text:p>1945</text:p>
              </table:table-cell>
              <table:table-cell office:value-type="float" office:value="1456">
                <text:p>1456</text:p>
              </table:table-cell>
              <table:table-cell office:value-type="float" office:value="1441">
                <text:p>1441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89">
                <text:p>328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2099.7096296297">
                <text:p>42099.7096296297</text:p>
              </table:table-cell>
              <table:table-cell office:value-type="float" office:value="1886">
                <text:p>1886</text:p>
              </table:table-cell>
              <table:table-cell office:value-type="float" office:value="1456">
                <text:p>1456</text:p>
              </table:table-cell>
              <table:table-cell office:value-type="float" office:value="1436">
                <text:p>1436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89">
                <text:p>328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2099.7131018518">
                <text:p>42099.7131018518</text:p>
              </table:table-cell>
              <table:table-cell office:value-type="float" office:value="1803">
                <text:p>1803</text:p>
              </table:table-cell>
              <table:table-cell office:value-type="float" office:value="1451">
                <text:p>1451</text:p>
              </table:table-cell>
              <table:table-cell office:value-type="float" office:value="1432">
                <text:p>1432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84">
                <text:p>3284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2099.7165856482">
                <text:p>42099.7165856482</text:p>
              </table:table-cell>
              <table:table-cell office:value-type="float" office:value="1871">
                <text:p>1871</text:p>
              </table:table-cell>
              <table:table-cell office:value-type="float" office:value="1446">
                <text:p>1446</text:p>
              </table:table-cell>
              <table:table-cell office:value-type="float" office:value="1427">
                <text:p>1427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89">
                <text:p>32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2099.7200578704">
                <text:p>42099.7200578704</text:p>
              </table:table-cell>
              <table:table-cell office:value-type="float" office:value="1818">
                <text:p>1818</text:p>
              </table:table-cell>
              <table:table-cell office:value-type="float" office:value="1441">
                <text:p>1441</text:p>
              </table:table-cell>
              <table:table-cell office:value-type="float" office:value="1427">
                <text:p>1427</text:p>
              </table:table-cell>
              <table:table-cell office:value-type="float" office:value="-205.882352941176">
                <text:p>-205.882352941176</text:p>
              </table:table-cell>
              <table:table-cell office:value-type="float" office:value="3284">
                <text:p>32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099.7235300926">
                <text:p>42099.7235300926</text:p>
              </table:table-cell>
              <table:table-cell office:value-type="float" office:value="1759">
                <text:p>1759</text:p>
              </table:table-cell>
              <table:table-cell office:value-type="float" office:value="1436">
                <text:p>1436</text:p>
              </table:table-cell>
              <table:table-cell office:value-type="float" office:value="1422">
                <text:p>1422</text:p>
              </table:table-cell>
              <table:table-cell office:value-type="float" office:value="-205.882352941176">
                <text:p>-205.882352941176</text:p>
              </table:table-cell>
              <table:table-cell office:value-type="float" office:value="3284">
                <text:p>3284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099.7270023148">
                <text:p>42099.7270023148</text:p>
              </table:table-cell>
              <table:table-cell office:value-type="float" office:value="1700">
                <text:p>1700</text:p>
              </table:table-cell>
              <table:table-cell office:value-type="float" office:value="1436">
                <text:p>1436</text:p>
              </table:table-cell>
              <table:table-cell office:value-type="float" office:value="1417">
                <text:p>1417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89">
                <text:p>328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099.7304861111">
                <text:p>42099.7304861111</text:p>
              </table:table-cell>
              <table:table-cell office:value-type="float" office:value="1686">
                <text:p>1686</text:p>
              </table:table-cell>
              <table:table-cell office:value-type="float" office:value="1432">
                <text:p>1432</text:p>
              </table:table-cell>
              <table:table-cell office:value-type="float" office:value="1412">
                <text:p>1412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89">
                <text:p>328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099.7339583334">
                <text:p>42099.7339583334</text:p>
              </table:table-cell>
              <table:table-cell office:value-type="float" office:value="1652">
                <text:p>1652</text:p>
              </table:table-cell>
              <table:table-cell office:value-type="float" office:value="1427">
                <text:p>1427</text:p>
              </table:table-cell>
              <table:table-cell office:value-type="float" office:value="1407">
                <text:p>1407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84">
                <text:p>328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2099.7374305556">
                <text:p>42099.7374305556</text:p>
              </table:table-cell>
              <table:table-cell office:value-type="float" office:value="1686">
                <text:p>1686</text:p>
              </table:table-cell>
              <table:table-cell office:value-type="float" office:value="1422">
                <text:p>1422</text:p>
              </table:table-cell>
              <table:table-cell office:value-type="float" office:value="1402">
                <text:p>1402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89">
                <text:p>328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2099.7409027778">
                <text:p>42099.7409027778</text:p>
              </table:table-cell>
              <table:table-cell office:value-type="float" office:value="1627">
                <text:p>1627</text:p>
              </table:table-cell>
              <table:table-cell office:value-type="float" office:value="1417">
                <text:p>1417</text:p>
              </table:table-cell>
              <table:table-cell office:value-type="float" office:value="1402">
                <text:p>1402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84">
                <text:p>3284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099.7443865741">
                <text:p>42099.7443865741</text:p>
              </table:table-cell>
              <table:table-cell office:value-type="float" office:value="1490">
                <text:p>1490</text:p>
              </table:table-cell>
              <table:table-cell office:value-type="float" office:value="1412">
                <text:p>1412</text:p>
              </table:table-cell>
              <table:table-cell office:value-type="float" office:value="1397">
                <text:p>1397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84">
                <text:p>3284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2099.7478587963">
                <text:p>42099.7478587963</text:p>
              </table:table-cell>
              <table:table-cell office:value-type="float" office:value="1432">
                <text:p>1432</text:p>
              </table:table-cell>
              <table:table-cell office:value-type="float" office:value="1407">
                <text:p>1407</text:p>
              </table:table-cell>
              <table:table-cell office:value-type="float" office:value="1392">
                <text:p>1392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89">
                <text:p>32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2099.7513310185">
                <text:p>42099.7513310185</text:p>
              </table:table-cell>
              <table:table-cell office:value-type="float" office:value="1246">
                <text:p>1246</text:p>
              </table:table-cell>
              <table:table-cell office:value-type="float" office:value="1407">
                <text:p>1407</text:p>
              </table:table-cell>
              <table:table-cell office:value-type="float" office:value="1388">
                <text:p>1388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84">
                <text:p>32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2099.7548148148">
                <text:p>42099.7548148148</text:p>
              </table:table-cell>
              <table:table-cell office:value-type="float" office:value="962">
                <text:p>962</text:p>
              </table:table-cell>
              <table:table-cell office:value-type="float" office:value="1402">
                <text:p>1402</text:p>
              </table:table-cell>
              <table:table-cell office:value-type="float" office:value="1383">
                <text:p>1383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84">
                <text:p>3284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2099.758287037">
                <text:p>42099.758287037</text:p>
              </table:table-cell>
              <table:table-cell office:value-type="float" office:value="801">
                <text:p>801</text:p>
              </table:table-cell>
              <table:table-cell office:value-type="float" office:value="1397">
                <text:p>1397</text:p>
              </table:table-cell>
              <table:table-cell office:value-type="float" office:value="1378">
                <text:p>1378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84">
                <text:p>3284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099.7617592593">
                <text:p>42099.7617592593</text:p>
              </table:table-cell>
              <table:table-cell office:value-type="float" office:value="752">
                <text:p>752</text:p>
              </table:table-cell>
              <table:table-cell office:value-type="float" office:value="1392">
                <text:p>1392</text:p>
              </table:table-cell>
              <table:table-cell office:value-type="float" office:value="1373">
                <text:p>1373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84">
                <text:p>3284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2099.7652314815">
                <text:p>42099.7652314815</text:p>
              </table:table-cell>
              <table:table-cell office:value-type="float" office:value="420">
                <text:p>420</text:p>
              </table:table-cell>
              <table:table-cell office:value-type="float" office:value="1388">
                <text:p>1388</text:p>
              </table:table-cell>
              <table:table-cell office:value-type="float" office:value="1373">
                <text:p>1373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84">
                <text:p>3284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099.7687152778">
                <text:p>42099.7687152778</text:p>
              </table:table-cell>
              <table:table-cell office:value-type="float" office:value="102">
                <text:p>102</text:p>
              </table:table-cell>
              <table:table-cell office:value-type="float" office:value="1388">
                <text:p>1388</text:p>
              </table:table-cell>
              <table:table-cell office:value-type="float" office:value="1368">
                <text:p>1368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84">
                <text:p>3284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2099.7721875">
                <text:p>42099.7721875</text:p>
              </table:table-cell>
              <table:table-cell office:value-type="float" office:value="24">
                <text:p>24</text:p>
              </table:table-cell>
              <table:table-cell office:value-type="float" office:value="1383">
                <text:p>1383</text:p>
              </table:table-cell>
              <table:table-cell office:value-type="float" office:value="1363">
                <text:p>1363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84">
                <text:p>3284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2099.7756597222">
                <text:p>42099.7756597222</text:p>
              </table:table-cell>
              <table:table-cell office:value-type="float" office:value="29">
                <text:p>29</text:p>
              </table:table-cell>
              <table:table-cell office:value-type="float" office:value="1378">
                <text:p>1378</text:p>
              </table:table-cell>
              <table:table-cell office:value-type="float" office:value="1358">
                <text:p>1358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84">
                <text:p>3284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2099.7791319445">
                <text:p>42099.7791319445</text:p>
              </table:table-cell>
              <table:table-cell office:value-type="float" office:value="19">
                <text:p>19</text:p>
              </table:table-cell>
              <table:table-cell office:value-type="float" office:value="1373">
                <text:p>1373</text:p>
              </table:table-cell>
              <table:table-cell office:value-type="float" office:value="1353">
                <text:p>1353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84">
                <text:p>3284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2099.7826157408">
                <text:p>42099.7826157408</text:p>
              </table:table-cell>
              <table:table-cell office:value-type="float" office:value="0">
                <text:p>0</text:p>
              </table:table-cell>
              <table:table-cell office:value-type="float" office:value="1368">
                <text:p>1368</text:p>
              </table:table-cell>
              <table:table-cell office:value-type="float" office:value="1348">
                <text:p>1348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84">
                <text:p>3284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2099.786087963">
                <text:p>42099.786087963</text:p>
              </table:table-cell>
              <table:table-cell office:value-type="float" office:value="0">
                <text:p>0</text:p>
              </table:table-cell>
              <table:table-cell office:value-type="float" office:value="1363">
                <text:p>1363</text:p>
              </table:table-cell>
              <table:table-cell office:value-type="float" office:value="1344">
                <text:p>1344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99">
                <text:p>3299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2099.7895601852">
                <text:p>42099.7895601852</text:p>
              </table:table-cell>
              <table:table-cell office:value-type="float" office:value="0">
                <text:p>0</text:p>
              </table:table-cell>
              <table:table-cell office:value-type="float" office:value="1363">
                <text:p>1363</text:p>
              </table:table-cell>
              <table:table-cell office:value-type="float" office:value="1344">
                <text:p>1344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84">
                <text:p>3284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2099.7930324074">
                <text:p>42099.7930324074</text:p>
              </table:table-cell>
              <table:table-cell office:value-type="float" office:value="14">
                <text:p>14</text:p>
              </table:table-cell>
              <table:table-cell office:value-type="float" office:value="1358">
                <text:p>1358</text:p>
              </table:table-cell>
              <table:table-cell office:value-type="float" office:value="1339">
                <text:p>1339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84">
                <text:p>3284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2099.7965162037">
                <text:p>42099.7965162037</text:p>
              </table:table-cell>
              <table:table-cell office:value-type="float" office:value="0">
                <text:p>0</text:p>
              </table:table-cell>
              <table:table-cell office:value-type="float" office:value="1353">
                <text:p>1353</text:p>
              </table:table-cell>
              <table:table-cell office:value-type="float" office:value="1334">
                <text:p>1334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84">
                <text:p>3284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2099.7999884259">
                <text:p>42099.7999884259</text:p>
              </table:table-cell>
              <table:table-cell office:value-type="float" office:value="19">
                <text:p>19</text:p>
              </table:table-cell>
              <table:table-cell office:value-type="float" office:value="1348">
                <text:p>1348</text:p>
              </table:table-cell>
              <table:table-cell office:value-type="float" office:value="1329">
                <text:p>1329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84">
                <text:p>32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2099.8034606482">
                <text:p>42099.8034606482</text:p>
              </table:table-cell>
              <table:table-cell office:value-type="float" office:value="14">
                <text:p>14</text:p>
              </table:table-cell>
              <table:table-cell office:value-type="float" office:value="1344">
                <text:p>1344</text:p>
              </table:table-cell>
              <table:table-cell office:value-type="float" office:value="1324">
                <text:p>1324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84">
                <text:p>32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099.8069328704">
                <text:p>42099.8069328704</text:p>
              </table:table-cell>
              <table:table-cell office:value-type="float" office:value="19">
                <text:p>19</text:p>
              </table:table-cell>
              <table:table-cell office:value-type="float" office:value="1339">
                <text:p>1339</text:p>
              </table:table-cell>
              <table:table-cell office:value-type="float" office:value="1319">
                <text:p>1319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89">
                <text:p>32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099.8104166667">
                <text:p>42099.8104166667</text:p>
              </table:table-cell>
              <table:table-cell office:value-type="float" office:value="14">
                <text:p>14</text:p>
              </table:table-cell>
              <table:table-cell office:value-type="float" office:value="1339">
                <text:p>1339</text:p>
              </table:table-cell>
              <table:table-cell office:value-type="float" office:value="1314">
                <text:p>1314</text:p>
              </table:table-cell>
              <table:table-cell office:value-type="float" office:value="-367.647058823529">
                <text:p>-367.647058823529</text:p>
              </table:table-cell>
              <table:table-cell office:value-type="float" office:value="3284">
                <text:p>32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099.8138888889">
                <text:p>42099.8138888889</text:p>
              </table:table-cell>
              <table:table-cell office:value-type="float" office:value="0">
                <text:p>0</text:p>
              </table:table-cell>
              <table:table-cell office:value-type="float" office:value="1334">
                <text:p>1334</text:p>
              </table:table-cell>
              <table:table-cell office:value-type="float" office:value="1314">
                <text:p>1314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84">
                <text:p>32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099.8173611111">
                <text:p>42099.8173611111</text:p>
              </table:table-cell>
              <table:table-cell office:value-type="float" office:value="0">
                <text:p>0</text:p>
              </table:table-cell>
              <table:table-cell office:value-type="float" office:value="1329">
                <text:p>1329</text:p>
              </table:table-cell>
              <table:table-cell office:value-type="float" office:value="1309">
                <text:p>1309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99">
                <text:p>32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099.8208449074">
                <text:p>42099.8208449074</text:p>
              </table:table-cell>
              <table:table-cell office:value-type="float" office:value="0">
                <text:p>0</text:p>
              </table:table-cell>
              <table:table-cell office:value-type="float" office:value="1324">
                <text:p>1324</text:p>
              </table:table-cell>
              <table:table-cell office:value-type="float" office:value="1304">
                <text:p>1304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84">
                <text:p>32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099.8243171296">
                <text:p>42099.8243171296</text:p>
              </table:table-cell>
              <table:table-cell office:value-type="float" office:value="0">
                <text:p>0</text:p>
              </table:table-cell>
              <table:table-cell office:value-type="float" office:value="1319">
                <text:p>1319</text:p>
              </table:table-cell>
              <table:table-cell office:value-type="float" office:value="1300">
                <text:p>1300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84">
                <text:p>32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099.8277893519">
                <text:p>42099.8277893519</text:p>
              </table:table-cell>
              <table:table-cell office:value-type="float" office:value="19">
                <text:p>19</text:p>
              </table:table-cell>
              <table:table-cell office:value-type="float" office:value="1314">
                <text:p>1314</text:p>
              </table:table-cell>
              <table:table-cell office:value-type="float" office:value="1295">
                <text:p>1295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84">
                <text:p>32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099.8312615741">
                <text:p>42099.8312615741</text:p>
              </table:table-cell>
              <table:table-cell office:value-type="float" office:value="19">
                <text:p>19</text:p>
              </table:table-cell>
              <table:table-cell office:value-type="float" office:value="1314">
                <text:p>1314</text:p>
              </table:table-cell>
              <table:table-cell office:value-type="float" office:value="1295">
                <text:p>1295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84">
                <text:p>32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099.8347453704">
                <text:p>42099.8347453704</text:p>
              </table:table-cell>
              <table:table-cell office:value-type="float" office:value="14">
                <text:p>14</text:p>
              </table:table-cell>
              <table:table-cell office:value-type="float" office:value="1309">
                <text:p>1309</text:p>
              </table:table-cell>
              <table:table-cell office:value-type="float" office:value="1290">
                <text:p>1290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84">
                <text:p>3284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099.8382175926">
                <text:p>42099.8382175926</text:p>
              </table:table-cell>
              <table:table-cell office:value-type="float" office:value="0">
                <text:p>0</text:p>
              </table:table-cell>
              <table:table-cell office:value-type="float" office:value="1304">
                <text:p>1304</text:p>
              </table:table-cell>
              <table:table-cell office:value-type="float" office:value="1280">
                <text:p>1280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3284">
                <text:p>3284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099.8416898148">
                <text:p>42099.8416898148</text:p>
              </table:table-cell>
              <table:table-cell office:value-type="float" office:value="0">
                <text:p>0</text:p>
              </table:table-cell>
              <table:table-cell office:value-type="float" office:value="1300">
                <text:p>1300</text:p>
              </table:table-cell>
              <table:table-cell office:value-type="float" office:value="1280">
                <text:p>1280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84">
                <text:p>3284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099.8451620371">
                <text:p>42099.8451620371</text:p>
              </table:table-cell>
              <table:table-cell office:value-type="float" office:value="0">
                <text:p>0</text:p>
              </table:table-cell>
              <table:table-cell office:value-type="float" office:value="1295">
                <text:p>1295</text:p>
              </table:table-cell>
              <table:table-cell office:value-type="float" office:value="1275">
                <text:p>1275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84">
                <text:p>3284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099.8486458333">
                <text:p>42099.8486458333</text:p>
              </table:table-cell>
              <table:table-cell office:value-type="float" office:value="0">
                <text:p>0</text:p>
              </table:table-cell>
              <table:table-cell office:value-type="float" office:value="1290">
                <text:p>1290</text:p>
              </table:table-cell>
              <table:table-cell office:value-type="float" office:value="1275">
                <text:p>1275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84">
                <text:p>3284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099.8521180556">
                <text:p>42099.8521180556</text:p>
              </table:table-cell>
              <table:table-cell office:value-type="float" office:value="0">
                <text:p>0</text:p>
              </table:table-cell>
              <table:table-cell office:value-type="float" office:value="1285">
                <text:p>1285</text:p>
              </table:table-cell>
              <table:table-cell office:value-type="float" office:value="1265">
                <text:p>1265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84">
                <text:p>3284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2099.8555902778">
                <text:p>42099.8555902778</text:p>
              </table:table-cell>
              <table:table-cell office:value-type="float" office:value="14">
                <text:p>14</text:p>
              </table:table-cell>
              <table:table-cell office:value-type="float" office:value="1280">
                <text:p>1280</text:p>
              </table:table-cell>
              <table:table-cell office:value-type="float" office:value="1256">
                <text:p>1256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3284">
                <text:p>3284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099.8590625">
                <text:p>42099.8590625</text:p>
              </table:table-cell>
              <table:table-cell office:value-type="float" office:value="0">
                <text:p>0</text:p>
              </table:table-cell>
              <table:table-cell office:value-type="float" office:value="1285">
                <text:p>1285</text:p>
              </table:table-cell>
              <table:table-cell office:value-type="float" office:value="1256">
                <text:p>1256</text:p>
              </table:table-cell>
              <table:table-cell office:value-type="float" office:value="-426.470588235294">
                <text:p>-426.470588235294</text:p>
              </table:table-cell>
              <table:table-cell office:value-type="float" office:value="3284">
                <text:p>3284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2099.8625462963">
                <text:p>42099.8625462963</text:p>
              </table:table-cell>
              <table:table-cell office:value-type="float" office:value="0">
                <text:p>0</text:p>
              </table:table-cell>
              <table:table-cell office:value-type="float" office:value="1275">
                <text:p>1275</text:p>
              </table:table-cell>
              <table:table-cell office:value-type="float" office:value="1246">
                <text:p>1246</text:p>
              </table:table-cell>
              <table:table-cell office:value-type="float" office:value="-426.470588235294">
                <text:p>-426.470588235294</text:p>
              </table:table-cell>
              <table:table-cell office:value-type="float" office:value="3284">
                <text:p>32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099.8660185185">
                <text:p>42099.8660185185</text:p>
              </table:table-cell>
              <table:table-cell office:value-type="float" office:value="0">
                <text:p>0</text:p>
              </table:table-cell>
              <table:table-cell office:value-type="float" office:value="1270">
                <text:p>1270</text:p>
              </table:table-cell>
              <table:table-cell office:value-type="float" office:value="1251">
                <text:p>1251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84">
                <text:p>32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099.8694907408">
                <text:p>42099.8694907408</text:p>
              </table:table-cell>
              <table:table-cell office:value-type="float" office:value="0">
                <text:p>0</text:p>
              </table:table-cell>
              <table:table-cell office:value-type="float" office:value="1265">
                <text:p>1265</text:p>
              </table:table-cell>
              <table:table-cell office:value-type="float" office:value="1246">
                <text:p>1246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84">
                <text:p>3284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099.872974537">
                <text:p>42099.872974537</text:p>
              </table:table-cell>
              <table:table-cell office:value-type="float" office:value="0">
                <text:p>0</text:p>
              </table:table-cell>
              <table:table-cell office:value-type="float" office:value="1260">
                <text:p>1260</text:p>
              </table:table-cell>
              <table:table-cell office:value-type="float" office:value="1231">
                <text:p>1231</text:p>
              </table:table-cell>
              <table:table-cell office:value-type="float" office:value="-426.470588235294">
                <text:p>-426.470588235294</text:p>
              </table:table-cell>
              <table:table-cell office:value-type="float" office:value="3284">
                <text:p>3284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099.8764467593">
                <text:p>42099.8764467593</text:p>
              </table:table-cell>
              <table:table-cell office:value-type="float" office:value="0">
                <text:p>0</text:p>
              </table:table-cell>
              <table:table-cell office:value-type="float" office:value="1256">
                <text:p>1256</text:p>
              </table:table-cell>
              <table:table-cell office:value-type="float" office:value="1236">
                <text:p>1236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84">
                <text:p>3284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099.8799189815">
                <text:p>42099.8799189815</text:p>
              </table:table-cell>
              <table:table-cell office:value-type="float" office:value="0">
                <text:p>0</text:p>
              </table:table-cell>
              <table:table-cell office:value-type="float" office:value="1256">
                <text:p>1256</text:p>
              </table:table-cell>
              <table:table-cell office:value-type="float" office:value="1231">
                <text:p>1231</text:p>
              </table:table-cell>
              <table:table-cell office:value-type="float" office:value="-367.647058823529">
                <text:p>-367.647058823529</text:p>
              </table:table-cell>
              <table:table-cell office:value-type="float" office:value="3284">
                <text:p>3284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099.8833912037">
                <text:p>42099.8833912037</text:p>
              </table:table-cell>
              <table:table-cell office:value-type="float" office:value="0">
                <text:p>0</text:p>
              </table:table-cell>
              <table:table-cell office:value-type="float" office:value="1256">
                <text:p>1256</text:p>
              </table:table-cell>
              <table:table-cell office:value-type="float" office:value="1226">
                <text:p>1226</text:p>
              </table:table-cell>
              <table:table-cell office:value-type="float" office:value="-441.176470588235">
                <text:p>-441.176470588235</text:p>
              </table:table-cell>
              <table:table-cell office:value-type="float" office:value="3299">
                <text:p>3299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2099.886875">
                <text:p>42099.886875</text:p>
              </table:table-cell>
              <table:table-cell office:value-type="float" office:value="0">
                <text:p>0</text:p>
              </table:table-cell>
              <table:table-cell office:value-type="float" office:value="1246">
                <text:p>1246</text:p>
              </table:table-cell>
              <table:table-cell office:value-type="float" office:value="1231">
                <text:p>1231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79">
                <text:p>32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099.8903472222">
                <text:p>42099.8903472222</text:p>
              </table:table-cell>
              <table:table-cell office:value-type="float" office:value="24">
                <text:p>24</text:p>
              </table:table-cell>
              <table:table-cell office:value-type="float" office:value="1241">
                <text:p>1241</text:p>
              </table:table-cell>
              <table:table-cell office:value-type="float" office:value="1221">
                <text:p>1221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2099.8938194445">
                <text:p>42099.8938194445</text:p>
              </table:table-cell>
              <table:table-cell office:value-type="float" office:value="19">
                <text:p>19</text:p>
              </table:table-cell>
              <table:table-cell office:value-type="float" office:value="1236">
                <text:p>1236</text:p>
              </table:table-cell>
              <table:table-cell office:value-type="float" office:value="1207">
                <text:p>1207</text:p>
              </table:table-cell>
              <table:table-cell office:value-type="float" office:value="-426.470588235294">
                <text:p>-426.470588235294</text:p>
              </table:table-cell>
              <table:table-cell office:value-type="float" office:value="3294">
                <text:p>3294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099.8972916667">
                <text:p>42099.8972916667</text:p>
              </table:table-cell>
              <table:table-cell office:value-type="float" office:value="19">
                <text:p>19</text:p>
              </table:table-cell>
              <table:table-cell office:value-type="float" office:value="1231">
                <text:p>1231</text:p>
              </table:table-cell>
              <table:table-cell office:value-type="float" office:value="1212">
                <text:p>1212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099.900775463">
                <text:p>42099.900775463</text:p>
              </table:table-cell>
              <table:table-cell office:value-type="float" office:value="19">
                <text:p>19</text:p>
              </table:table-cell>
              <table:table-cell office:value-type="float" office:value="1226">
                <text:p>1226</text:p>
              </table:table-cell>
              <table:table-cell office:value-type="float" office:value="1207">
                <text:p>1207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099.9042476852">
                <text:p>42099.9042476852</text:p>
              </table:table-cell>
              <table:table-cell office:value-type="float" office:value="0">
                <text:p>0</text:p>
              </table:table-cell>
              <table:table-cell office:value-type="float" office:value="1226">
                <text:p>1226</text:p>
              </table:table-cell>
              <table:table-cell office:value-type="float" office:value="1202">
                <text:p>1202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3279">
                <text:p>3279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099.9077199074">
                <text:p>42099.9077199074</text:p>
              </table:table-cell>
              <table:table-cell office:value-type="float" office:value="0">
                <text:p>0</text:p>
              </table:table-cell>
              <table:table-cell office:value-type="float" office:value="1221">
                <text:p>1221</text:p>
              </table:table-cell>
              <table:table-cell office:value-type="float" office:value="1197">
                <text:p>1197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3279">
                <text:p>3279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099.9111921296">
                <text:p>42099.9111921296</text:p>
              </table:table-cell>
              <table:table-cell office:value-type="float" office:value="0">
                <text:p>0</text:p>
              </table:table-cell>
              <table:table-cell office:value-type="float" office:value="1217">
                <text:p>1217</text:p>
              </table:table-cell>
              <table:table-cell office:value-type="float" office:value="1192">
                <text:p>1192</text:p>
              </table:table-cell>
              <table:table-cell office:value-type="float" office:value="-367.647058823529">
                <text:p>-367.647058823529</text:p>
              </table:table-cell>
              <table:table-cell office:value-type="float" office:value="3279">
                <text:p>3279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099.9146759259">
                <text:p>42099.9146759259</text:p>
              </table:table-cell>
              <table:table-cell office:value-type="float" office:value="0">
                <text:p>0</text:p>
              </table:table-cell>
              <table:table-cell office:value-type="float" office:value="1212">
                <text:p>1212</text:p>
              </table:table-cell>
              <table:table-cell office:value-type="float" office:value="1192">
                <text:p>1192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099.9181481481">
                <text:p>42099.9181481481</text:p>
              </table:table-cell>
              <table:table-cell office:value-type="float" office:value="0">
                <text:p>0</text:p>
              </table:table-cell>
              <table:table-cell office:value-type="float" office:value="1207">
                <text:p>1207</text:p>
              </table:table-cell>
              <table:table-cell office:value-type="float" office:value="1187">
                <text:p>1187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2099.9216203704">
                <text:p>42099.9216203704</text:p>
              </table:table-cell>
              <table:table-cell office:value-type="float" office:value="0">
                <text:p>0</text:p>
              </table:table-cell>
              <table:table-cell office:value-type="float" office:value="1202">
                <text:p>1202</text:p>
              </table:table-cell>
              <table:table-cell office:value-type="float" office:value="1182">
                <text:p>1182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94">
                <text:p>32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2099.9250925926">
                <text:p>42099.9250925926</text:p>
              </table:table-cell>
              <table:table-cell office:value-type="float" office:value="0">
                <text:p>0</text:p>
              </table:table-cell>
              <table:table-cell office:value-type="float" office:value="1197">
                <text:p>1197</text:p>
              </table:table-cell>
              <table:table-cell office:value-type="float" office:value="1177">
                <text:p>1177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099.9285763889">
                <text:p>42099.9285763889</text:p>
              </table:table-cell>
              <table:table-cell office:value-type="float" office:value="0">
                <text:p>0</text:p>
              </table:table-cell>
              <table:table-cell office:value-type="float" office:value="1197">
                <text:p>1197</text:p>
              </table:table-cell>
              <table:table-cell office:value-type="float" office:value="1173">
                <text:p>1173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3279">
                <text:p>32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2099.9320486111">
                <text:p>42099.9320486111</text:p>
              </table:table-cell>
              <table:table-cell office:value-type="float" office:value="0">
                <text:p>0</text:p>
              </table:table-cell>
              <table:table-cell office:value-type="float" office:value="1187">
                <text:p>1187</text:p>
              </table:table-cell>
              <table:table-cell office:value-type="float" office:value="1168">
                <text:p>1168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099.9355208333">
                <text:p>42099.9355208333</text:p>
              </table:table-cell>
              <table:table-cell office:value-type="float" office:value="0">
                <text:p>0</text:p>
              </table:table-cell>
              <table:table-cell office:value-type="float" office:value="1187">
                <text:p>1187</text:p>
              </table:table-cell>
              <table:table-cell office:value-type="float" office:value="1163">
                <text:p>1163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3279">
                <text:p>3279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099.9390046296">
                <text:p>42099.9390046296</text:p>
              </table:table-cell>
              <table:table-cell office:value-type="float" office:value="0">
                <text:p>0</text:p>
              </table:table-cell>
              <table:table-cell office:value-type="float" office:value="1182">
                <text:p>1182</text:p>
              </table:table-cell>
              <table:table-cell office:value-type="float" office:value="1163">
                <text:p>1163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099.9424768519">
                <text:p>42099.9424768519</text:p>
              </table:table-cell>
              <table:table-cell office:value-type="float" office:value="0">
                <text:p>0</text:p>
              </table:table-cell>
              <table:table-cell office:value-type="float" office:value="1177">
                <text:p>1177</text:p>
              </table:table-cell>
              <table:table-cell office:value-type="float" office:value="1158">
                <text:p>1158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2099.9459490741">
                <text:p>42099.9459490741</text:p>
              </table:table-cell>
              <table:table-cell office:value-type="float" office:value="0">
                <text:p>0</text:p>
              </table:table-cell>
              <table:table-cell office:value-type="float" office:value="1173">
                <text:p>1173</text:p>
              </table:table-cell>
              <table:table-cell office:value-type="float" office:value="1153">
                <text:p>1153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2099.9494212963">
                <text:p>42099.9494212963</text:p>
              </table:table-cell>
              <table:table-cell office:value-type="float" office:value="0">
                <text:p>0</text:p>
              </table:table-cell>
              <table:table-cell office:value-type="float" office:value="1173">
                <text:p>1173</text:p>
              </table:table-cell>
              <table:table-cell office:value-type="float" office:value="1148">
                <text:p>1148</text:p>
              </table:table-cell>
              <table:table-cell office:value-type="float" office:value="-367.647058823529">
                <text:p>-367.647058823529</text:p>
              </table:table-cell>
              <table:table-cell office:value-type="float" office:value="3279">
                <text:p>3279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2099.9529050926">
                <text:p>42099.9529050926</text:p>
              </table:table-cell>
              <table:table-cell office:value-type="float" office:value="0">
                <text:p>0</text:p>
              </table:table-cell>
              <table:table-cell office:value-type="float" office:value="1168">
                <text:p>1168</text:p>
              </table:table-cell>
              <table:table-cell office:value-type="float" office:value="1148">
                <text:p>1148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99">
                <text:p>329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099.9563773148">
                <text:p>42099.9563773148</text:p>
              </table:table-cell>
              <table:table-cell office:value-type="float" office:value="0">
                <text:p>0</text:p>
              </table:table-cell>
              <table:table-cell office:value-type="float" office:value="1163">
                <text:p>1163</text:p>
              </table:table-cell>
              <table:table-cell office:value-type="float" office:value="1143">
                <text:p>1143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2099.959849537">
                <text:p>42099.959849537</text:p>
              </table:table-cell>
              <table:table-cell office:value-type="float" office:value="0">
                <text:p>0</text:p>
              </table:table-cell>
              <table:table-cell office:value-type="float" office:value="1158">
                <text:p>1158</text:p>
              </table:table-cell>
              <table:table-cell office:value-type="float" office:value="1138">
                <text:p>1138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2099.9633217593">
                <text:p>42099.9633217593</text:p>
              </table:table-cell>
              <table:table-cell office:value-type="float" office:value="0">
                <text:p>0</text:p>
              </table:table-cell>
              <table:table-cell office:value-type="float" office:value="1153">
                <text:p>1153</text:p>
              </table:table-cell>
              <table:table-cell office:value-type="float" office:value="1133">
                <text:p>1133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84">
                <text:p>3284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099.9668055556">
                <text:p>42099.9668055556</text:p>
              </table:table-cell>
              <table:table-cell office:value-type="float" office:value="0">
                <text:p>0</text:p>
              </table:table-cell>
              <table:table-cell office:value-type="float" office:value="1153">
                <text:p>1153</text:p>
              </table:table-cell>
              <table:table-cell office:value-type="float" office:value="1119">
                <text:p>1119</text:p>
              </table:table-cell>
              <table:table-cell office:value-type="float" office:value="-500">
                <text:p>-500</text:p>
              </table:table-cell>
              <table:table-cell office:value-type="float" office:value="3279">
                <text:p>3279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2099.9702777778">
                <text:p>42099.9702777778</text:p>
              </table:table-cell>
              <table:table-cell office:value-type="float" office:value="0">
                <text:p>0</text:p>
              </table:table-cell>
              <table:table-cell office:value-type="float" office:value="1148">
                <text:p>1148</text:p>
              </table:table-cell>
              <table:table-cell office:value-type="float" office:value="1124">
                <text:p>1124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3279">
                <text:p>3279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099.97375">
                <text:p>42099.97375</text:p>
              </table:table-cell>
              <table:table-cell office:value-type="float" office:value="14">
                <text:p>14</text:p>
              </table:table-cell>
              <table:table-cell office:value-type="float" office:value="1143">
                <text:p>1143</text:p>
              </table:table-cell>
              <table:table-cell office:value-type="float" office:value="1124">
                <text:p>1124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099.9772222223">
                <text:p>42099.9772222223</text:p>
              </table:table-cell>
              <table:table-cell office:value-type="float" office:value="0">
                <text:p>0</text:p>
              </table:table-cell>
              <table:table-cell office:value-type="float" office:value="1138">
                <text:p>1138</text:p>
              </table:table-cell>
              <table:table-cell office:value-type="float" office:value="1114">
                <text:p>1114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3284">
                <text:p>3284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2099.9807060185">
                <text:p>42099.9807060185</text:p>
              </table:table-cell>
              <table:table-cell office:value-type="float" office:value="0">
                <text:p>0</text:p>
              </table:table-cell>
              <table:table-cell office:value-type="float" office:value="1133">
                <text:p>1133</text:p>
              </table:table-cell>
              <table:table-cell office:value-type="float" office:value="1114">
                <text:p>1114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2099.9841782407">
                <text:p>42099.9841782407</text:p>
              </table:table-cell>
              <table:table-cell office:value-type="float" office:value="0">
                <text:p>0</text:p>
              </table:table-cell>
              <table:table-cell office:value-type="float" office:value="1129">
                <text:p>1129</text:p>
              </table:table-cell>
              <table:table-cell office:value-type="float" office:value="1109">
                <text:p>1109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099.987650463">
                <text:p>42099.987650463</text:p>
              </table:table-cell>
              <table:table-cell office:value-type="float" office:value="0">
                <text:p>0</text:p>
              </table:table-cell>
              <table:table-cell office:value-type="float" office:value="1124">
                <text:p>1124</text:p>
              </table:table-cell>
              <table:table-cell office:value-type="float" office:value="1094">
                <text:p>1094</text:p>
              </table:table-cell>
              <table:table-cell office:value-type="float" office:value="-441.176470588235">
                <text:p>-441.176470588235</text:p>
              </table:table-cell>
              <table:table-cell office:value-type="float" office:value="3279">
                <text:p>3279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2099.9911342593">
                <text:p>42099.9911342593</text:p>
              </table:table-cell>
              <table:table-cell office:value-type="float" office:value="0">
                <text:p>0</text:p>
              </table:table-cell>
              <table:table-cell office:value-type="float" office:value="1119">
                <text:p>1119</text:p>
              </table:table-cell>
              <table:table-cell office:value-type="float" office:value="1099">
                <text:p>1099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2099.9946064815">
                <text:p>42099.9946064815</text:p>
              </table:table-cell>
              <table:table-cell office:value-type="float" office:value="0">
                <text:p>0</text:p>
              </table:table-cell>
              <table:table-cell office:value-type="float" office:value="1119">
                <text:p>1119</text:p>
              </table:table-cell>
              <table:table-cell office:value-type="float" office:value="1094">
                <text:p>1094</text:p>
              </table:table-cell>
              <table:table-cell office:value-type="float" office:value="-367.647058823529">
                <text:p>-367.647058823529</text:p>
              </table:table-cell>
              <table:table-cell office:value-type="float" office:value="3279">
                <text:p>32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099.9980787037">
                <text:p>42099.9980787037</text:p>
              </table:table-cell>
              <table:table-cell office:value-type="float" office:value="0">
                <text:p>0</text:p>
              </table:table-cell>
              <table:table-cell office:value-type="float" office:value="1114">
                <text:p>1114</text:p>
              </table:table-cell>
              <table:table-cell office:value-type="float" office:value="1089">
                <text:p>1089</text:p>
              </table:table-cell>
              <table:table-cell office:value-type="float" office:value="-367.647058823529">
                <text:p>-367.647058823529</text:p>
              </table:table-cell>
              <table:table-cell office:value-type="float" office:value="3279">
                <text:p>32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2100.0015509259">
                <text:p>42100.0015509259</text:p>
              </table:table-cell>
              <table:table-cell office:value-type="float" office:value="0">
                <text:p>0</text:p>
              </table:table-cell>
              <table:table-cell office:value-type="float" office:value="1109">
                <text:p>1109</text:p>
              </table:table-cell>
              <table:table-cell office:value-type="float" office:value="1089">
                <text:p>1089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100.0050347222">
                <text:p>42100.0050347222</text:p>
              </table:table-cell>
              <table:table-cell office:value-type="float" office:value="0">
                <text:p>0</text:p>
              </table:table-cell>
              <table:table-cell office:value-type="float" office:value="1104">
                <text:p>1104</text:p>
              </table:table-cell>
              <table:table-cell office:value-type="float" office:value="1085">
                <text:p>1085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100.0085069444">
                <text:p>42100.0085069444</text:p>
              </table:table-cell>
              <table:table-cell office:value-type="float" office:value="0">
                <text:p>0</text:p>
              </table:table-cell>
              <table:table-cell office:value-type="float" office:value="1099">
                <text:p>1099</text:p>
              </table:table-cell>
              <table:table-cell office:value-type="float" office:value="1075">
                <text:p>1075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3279">
                <text:p>327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100.0119791667">
                <text:p>42100.0119791667</text:p>
              </table:table-cell>
              <table:table-cell office:value-type="float" office:value="0">
                <text:p>0</text:p>
              </table:table-cell>
              <table:table-cell office:value-type="float" office:value="1094">
                <text:p>1094</text:p>
              </table:table-cell>
              <table:table-cell office:value-type="float" office:value="1075">
                <text:p>1075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100.0154513889">
                <text:p>42100.0154513889</text:p>
              </table:table-cell>
              <table:table-cell office:value-type="float" office:value="0">
                <text:p>0</text:p>
              </table:table-cell>
              <table:table-cell office:value-type="float" office:value="1094">
                <text:p>1094</text:p>
              </table:table-cell>
              <table:table-cell office:value-type="float" office:value="1070">
                <text:p>1070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3279">
                <text:p>3279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100.0189351852">
                <text:p>42100.0189351852</text:p>
              </table:table-cell>
              <table:table-cell office:value-type="float" office:value="0">
                <text:p>0</text:p>
              </table:table-cell>
              <table:table-cell office:value-type="float" office:value="1089">
                <text:p>1089</text:p>
              </table:table-cell>
              <table:table-cell office:value-type="float" office:value="1070">
                <text:p>1070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100.0224074074">
                <text:p>42100.0224074074</text:p>
              </table:table-cell>
              <table:table-cell office:value-type="float" office:value="0">
                <text:p>0</text:p>
              </table:table-cell>
              <table:table-cell office:value-type="float" office:value="1085">
                <text:p>1085</text:p>
              </table:table-cell>
              <table:table-cell office:value-type="float" office:value="1065">
                <text:p>1065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100.0258796296">
                <text:p>42100.0258796296</text:p>
              </table:table-cell>
              <table:table-cell office:value-type="float" office:value="0">
                <text:p>0</text:p>
              </table:table-cell>
              <table:table-cell office:value-type="float" office:value="1080">
                <text:p>1080</text:p>
              </table:table-cell>
              <table:table-cell office:value-type="float" office:value="1060">
                <text:p>1060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100.0293518519">
                <text:p>42100.0293518519</text:p>
              </table:table-cell>
              <table:table-cell office:value-type="float" office:value="0">
                <text:p>0</text:p>
              </table:table-cell>
              <table:table-cell office:value-type="float" office:value="1075">
                <text:p>1075</text:p>
              </table:table-cell>
              <table:table-cell office:value-type="float" office:value="1055">
                <text:p>1055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100.0328356482">
                <text:p>42100.0328356482</text:p>
              </table:table-cell>
              <table:table-cell office:value-type="float" office:value="0">
                <text:p>0</text:p>
              </table:table-cell>
              <table:table-cell office:value-type="float" office:value="1070">
                <text:p>1070</text:p>
              </table:table-cell>
              <table:table-cell office:value-type="float" office:value="1075">
                <text:p>1075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3279">
                <text:p>3279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100.0363078704">
                <text:p>42100.0363078704</text:p>
              </table:table-cell>
              <table:table-cell office:value-type="float" office:value="0">
                <text:p>0</text:p>
              </table:table-cell>
              <table:table-cell office:value-type="float" office:value="1070">
                <text:p>1070</text:p>
              </table:table-cell>
              <table:table-cell office:value-type="float" office:value="1045">
                <text:p>1045</text:p>
              </table:table-cell>
              <table:table-cell office:value-type="float" office:value="-367.647058823529">
                <text:p>-367.647058823529</text:p>
              </table:table-cell>
              <table:table-cell office:value-type="float" office:value="3279">
                <text:p>3279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2100.0397800926">
                <text:p>42100.0397800926</text:p>
              </table:table-cell>
              <table:table-cell office:value-type="float" office:value="0">
                <text:p>0</text:p>
              </table:table-cell>
              <table:table-cell office:value-type="float" office:value="1065">
                <text:p>1065</text:p>
              </table:table-cell>
              <table:table-cell office:value-type="float" office:value="1041">
                <text:p>1041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3279">
                <text:p>32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2100.0432523148">
                <text:p>42100.0432523148</text:p>
              </table:table-cell>
              <table:table-cell office:value-type="float" office:value="0">
                <text:p>0</text:p>
              </table:table-cell>
              <table:table-cell office:value-type="float" office:value="1060">
                <text:p>1060</text:p>
              </table:table-cell>
              <table:table-cell office:value-type="float" office:value="1041">
                <text:p>1041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100.0467361111">
                <text:p>42100.0467361111</text:p>
              </table:table-cell>
              <table:table-cell office:value-type="float" office:value="0">
                <text:p>0</text:p>
              </table:table-cell>
              <table:table-cell office:value-type="float" office:value="1055">
                <text:p>1055</text:p>
              </table:table-cell>
              <table:table-cell office:value-type="float" office:value="1041">
                <text:p>1041</text:p>
              </table:table-cell>
              <table:table-cell office:value-type="float" office:value="-205.882352941176">
                <text:p>-205.882352941176</text:p>
              </table:table-cell>
              <table:table-cell office:value-type="float" office:value="3279">
                <text:p>32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100.0502083333">
                <text:p>42100.0502083333</text:p>
              </table:table-cell>
              <table:table-cell office:value-type="float" office:value="0">
                <text:p>0</text:p>
              </table:table-cell>
              <table:table-cell office:value-type="float" office:value="1055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0">
                <text:p>0</text:p>
              </table:table-cell>
              <table:table-cell office:value-type="float" office:value="3279">
                <text:p>327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100.0536805556">
                <text:p>42100.0536805556</text:p>
              </table:table-cell>
              <table:table-cell office:value-type="float" office:value="0">
                <text:p>0</text:p>
              </table:table-cell>
              <table:table-cell office:value-type="float" office:value="1050">
                <text:p>1050</text:p>
              </table:table-cell>
              <table:table-cell office:value-type="float" office:value="1031">
                <text:p>1031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94">
                <text:p>3294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100.0571643518">
                <text:p>42100.0571643518</text:p>
              </table:table-cell>
              <table:table-cell office:value-type="float" office:value="0">
                <text:p>0</text:p>
              </table:table-cell>
              <table:table-cell office:value-type="float" office:value="1050">
                <text:p>1050</text:p>
              </table:table-cell>
              <table:table-cell office:value-type="float" office:value="1026">
                <text:p>1026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3279">
                <text:p>32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100.0606365741">
                <text:p>42100.0606365741</text:p>
              </table:table-cell>
              <table:table-cell office:value-type="float" office:value="0">
                <text:p>0</text:p>
              </table:table-cell>
              <table:table-cell office:value-type="float" office:value="1041">
                <text:p>1041</text:p>
              </table:table-cell>
              <table:table-cell office:value-type="float" office:value="1021">
                <text:p>1021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4">
                <text:p>32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2100.0641087963">
                <text:p>42100.0641087963</text:p>
              </table:table-cell>
              <table:table-cell office:value-type="float" office:value="0">
                <text:p>0</text:p>
              </table:table-cell>
              <table:table-cell office:value-type="float" office:value="1036">
                <text:p>1036</text:p>
              </table:table-cell>
              <table:table-cell office:value-type="float" office:value="1021">
                <text:p>1021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74">
                <text:p>32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100.0675810185">
                <text:p>42100.0675810185</text:p>
              </table:table-cell>
              <table:table-cell office:value-type="float" office:value="0">
                <text:p>0</text:p>
              </table:table-cell>
              <table:table-cell office:value-type="float" office:value="1041">
                <text:p>1041</text:p>
              </table:table-cell>
              <table:table-cell office:value-type="float" office:value="1016">
                <text:p>1016</text:p>
              </table:table-cell>
              <table:table-cell office:value-type="float" office:value="-367.647058823529">
                <text:p>-367.647058823529</text:p>
              </table:table-cell>
              <table:table-cell office:value-type="float" office:value="3294">
                <text:p>32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100.0710648148">
                <text:p>42100.0710648148</text:p>
              </table:table-cell>
              <table:table-cell office:value-type="float" office:value="0">
                <text:p>0</text:p>
              </table:table-cell>
              <table:table-cell office:value-type="float" office:value="1031">
                <text:p>1031</text:p>
              </table:table-cell>
              <table:table-cell office:value-type="float" office:value="1011">
                <text:p>1011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100.074537037">
                <text:p>42100.074537037</text:p>
              </table:table-cell>
              <table:table-cell office:value-type="float" office:value="0">
                <text:p>0</text:p>
              </table:table-cell>
              <table:table-cell office:value-type="float" office:value="1031">
                <text:p>1031</text:p>
              </table:table-cell>
              <table:table-cell office:value-type="float" office:value="1006">
                <text:p>1006</text:p>
              </table:table-cell>
              <table:table-cell office:value-type="float" office:value="-367.647058823529">
                <text:p>-367.647058823529</text:p>
              </table:table-cell>
              <table:table-cell office:value-type="float" office:value="3279">
                <text:p>3279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100.0780092593">
                <text:p>42100.0780092593</text:p>
              </table:table-cell>
              <table:table-cell office:value-type="float" office:value="0">
                <text:p>0</text:p>
              </table:table-cell>
              <table:table-cell office:value-type="float" office:value="1021">
                <text:p>1021</text:p>
              </table:table-cell>
              <table:table-cell office:value-type="float" office:value="1001">
                <text:p>1001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100.0814814815">
                <text:p>42100.0814814815</text:p>
              </table:table-cell>
              <table:table-cell office:value-type="float" office:value="0">
                <text:p>0</text:p>
              </table:table-cell>
              <table:table-cell office:value-type="float" office:value="1021">
                <text:p>1021</text:p>
              </table:table-cell>
              <table:table-cell office:value-type="float" office:value="1001">
                <text:p>1001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100.0849652778">
                <text:p>42100.0849652778</text:p>
              </table:table-cell>
              <table:table-cell office:value-type="float" office:value="0">
                <text:p>0</text:p>
              </table:table-cell>
              <table:table-cell office:value-type="float" office:value="1016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0">
                <text:p>0</text:p>
              </table:table-cell>
              <table:table-cell office:value-type="float" office:value="3279">
                <text:p>327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100.0884375">
                <text:p>42100.0884375</text:p>
              </table:table-cell>
              <table:table-cell office:value-type="float" office:value="0">
                <text:p>0</text:p>
              </table:table-cell>
              <table:table-cell office:value-type="float" office:value="1016">
                <text:p>1016</text:p>
              </table:table-cell>
              <table:table-cell office:value-type="float" office:value="997">
                <text:p>997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94">
                <text:p>3294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100.0919097222">
                <text:p>42100.0919097222</text:p>
              </table:table-cell>
              <table:table-cell office:value-type="float" office:value="0">
                <text:p>0</text:p>
              </table:table-cell>
              <table:table-cell office:value-type="float" office:value="1011">
                <text:p>1011</text:p>
              </table:table-cell>
              <table:table-cell office:value-type="float" office:value="987">
                <text:p>987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3279">
                <text:p>327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100.0953819445">
                <text:p>42100.0953819445</text:p>
              </table:table-cell>
              <table:table-cell office:value-type="float" office:value="0">
                <text:p>0</text:p>
              </table:table-cell>
              <table:table-cell office:value-type="float" office:value="1006">
                <text:p>1006</text:p>
              </table:table-cell>
              <table:table-cell office:value-type="float" office:value="987">
                <text:p>987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2100.0988657407">
                <text:p>42100.0988657407</text:p>
              </table:table-cell>
              <table:table-cell office:value-type="float" office:value="0">
                <text:p>0</text:p>
              </table:table-cell>
              <table:table-cell office:value-type="float" office:value="1001">
                <text:p>1001</text:p>
              </table:table-cell>
              <table:table-cell office:value-type="float" office:value="982">
                <text:p>982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100.102337963">
                <text:p>42100.102337963</text:p>
              </table:table-cell>
              <table:table-cell office:value-type="float" office:value="0">
                <text:p>0</text:p>
              </table:table-cell>
              <table:table-cell office:value-type="float" office:value="1001">
                <text:p>1001</text:p>
              </table:table-cell>
              <table:table-cell office:value-type="float" office:value="982">
                <text:p>982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4">
                <text:p>3274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100.1058101852">
                <text:p>42100.1058101852</text:p>
              </table:table-cell>
              <table:table-cell office:value-type="float" office:value="0">
                <text:p>0</text:p>
              </table:table-cell>
              <table:table-cell office:value-type="float" office:value="997">
                <text:p>997</text:p>
              </table:table-cell>
              <table:table-cell office:value-type="float" office:value="977">
                <text:p>977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4">
                <text:p>32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100.1092824074">
                <text:p>42100.1092824074</text:p>
              </table:table-cell>
              <table:table-cell office:value-type="float" office:value="0">
                <text:p>0</text:p>
              </table:table-cell>
              <table:table-cell office:value-type="float" office:value="992">
                <text:p>992</text:p>
              </table:table-cell>
              <table:table-cell office:value-type="float" office:value="972">
                <text:p>972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4">
                <text:p>32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100.1127662037">
                <text:p>42100.1127662037</text:p>
              </table:table-cell>
              <table:table-cell office:value-type="float" office:value="0">
                <text:p>0</text:p>
              </table:table-cell>
              <table:table-cell office:value-type="float" office:value="987">
                <text:p>987</text:p>
              </table:table-cell>
              <table:table-cell office:value-type="float" office:value="967">
                <text:p>967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2100.1162384259">
                <text:p>42100.1162384259</text:p>
              </table:table-cell>
              <table:table-cell office:value-type="float" office:value="0">
                <text:p>0</text:p>
              </table:table-cell>
              <table:table-cell office:value-type="float" office:value="987">
                <text:p>987</text:p>
              </table:table-cell>
              <table:table-cell office:value-type="float" office:value="967">
                <text:p>967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2100.1197106482">
                <text:p>42100.1197106482</text:p>
              </table:table-cell>
              <table:table-cell office:value-type="float" office:value="0">
                <text:p>0</text:p>
              </table:table-cell>
              <table:table-cell office:value-type="float" office:value="982">
                <text:p>982</text:p>
              </table:table-cell>
              <table:table-cell office:value-type="float" office:value="962">
                <text:p>962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2100.1231944444">
                <text:p>42100.1231944444</text:p>
              </table:table-cell>
              <table:table-cell office:value-type="float" office:value="0">
                <text:p>0</text:p>
              </table:table-cell>
              <table:table-cell office:value-type="float" office:value="982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0">
                <text:p>0</text:p>
              </table:table-cell>
              <table:table-cell office:value-type="float" office:value="3279">
                <text:p>32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2100.1266666667">
                <text:p>42100.1266666667</text:p>
              </table:table-cell>
              <table:table-cell office:value-type="float" office:value="0">
                <text:p>0</text:p>
              </table:table-cell>
              <table:table-cell office:value-type="float" office:value="977">
                <text:p>977</text:p>
              </table:table-cell>
              <table:table-cell office:value-type="float" office:value="962">
                <text:p>962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79">
                <text:p>32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2100.1301388889">
                <text:p>42100.1301388889</text:p>
              </table:table-cell>
              <table:table-cell office:value-type="float" office:value="0">
                <text:p>0</text:p>
              </table:table-cell>
              <table:table-cell office:value-type="float" office:value="972">
                <text:p>972</text:p>
              </table:table-cell>
              <table:table-cell office:value-type="float" office:value="953">
                <text:p>953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2100.1336111111">
                <text:p>42100.1336111111</text:p>
              </table:table-cell>
              <table:table-cell office:value-type="float" office:value="0">
                <text:p>0</text:p>
              </table:table-cell>
              <table:table-cell office:value-type="float" office:value="967">
                <text:p>967</text:p>
              </table:table-cell>
              <table:table-cell office:value-type="float" office:value="948">
                <text:p>948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2100.1370949074">
                <text:p>42100.1370949074</text:p>
              </table:table-cell>
              <table:table-cell office:value-type="float" office:value="0">
                <text:p>0</text:p>
              </table:table-cell>
              <table:table-cell office:value-type="float" office:value="967">
                <text:p>967</text:p>
              </table:table-cell>
              <table:table-cell office:value-type="float" office:value="948">
                <text:p>948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84">
                <text:p>3284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2100.1405671296">
                <text:p>42100.1405671296</text:p>
              </table:table-cell>
              <table:table-cell office:value-type="float" office:value="0">
                <text:p>0</text:p>
              </table:table-cell>
              <table:table-cell office:value-type="float" office:value="962">
                <text:p>962</text:p>
              </table:table-cell>
              <table:table-cell office:value-type="float" office:value="943">
                <text:p>943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2100.1440393519">
                <text:p>42100.1440393519</text:p>
              </table:table-cell>
              <table:table-cell office:value-type="float" office:value="0">
                <text:p>0</text:p>
              </table:table-cell>
              <table:table-cell office:value-type="float" office:value="957">
                <text:p>957</text:p>
              </table:table-cell>
              <table:table-cell office:value-type="float" office:value="938">
                <text:p>938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2100.1475115741">
                <text:p>42100.1475115741</text:p>
              </table:table-cell>
              <table:table-cell office:value-type="float" office:value="0">
                <text:p>0</text:p>
              </table:table-cell>
              <table:table-cell office:value-type="float" office:value="957">
                <text:p>957</text:p>
              </table:table-cell>
              <table:table-cell office:value-type="float" office:value="933">
                <text:p>933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3279">
                <text:p>327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2100.1509953704">
                <text:p>42100.1509953704</text:p>
              </table:table-cell>
              <table:table-cell office:value-type="float" office:value="0">
                <text:p>0</text:p>
              </table:table-cell>
              <table:table-cell office:value-type="float" office:value="953">
                <text:p>953</text:p>
              </table:table-cell>
              <table:table-cell office:value-type="float" office:value="933">
                <text:p>933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100.1544675926">
                <text:p>42100.1544675926</text:p>
              </table:table-cell>
              <table:table-cell office:value-type="float" office:value="0">
                <text:p>0</text:p>
              </table:table-cell>
              <table:table-cell office:value-type="float" office:value="948">
                <text:p>948</text:p>
              </table:table-cell>
              <table:table-cell office:value-type="float" office:value="928">
                <text:p>928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100.1579398148">
                <text:p>42100.1579398148</text:p>
              </table:table-cell>
              <table:table-cell office:value-type="float" office:value="0">
                <text:p>0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0">
                <text:p>0</text:p>
              </table:table-cell>
              <table:table-cell office:value-type="float" office:value="3279">
                <text:p>3279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100.161412037">
                <text:p>42100.161412037</text:p>
              </table:table-cell>
              <table:table-cell office:value-type="float" office:value="0">
                <text:p>0</text:p>
              </table:table-cell>
              <table:table-cell office:value-type="float" office:value="943">
                <text:p>943</text:p>
              </table:table-cell>
              <table:table-cell office:value-type="float" office:value="923">
                <text:p>923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100.1648958333">
                <text:p>42100.1648958333</text:p>
              </table:table-cell>
              <table:table-cell office:value-type="float" office:value="0">
                <text:p>0</text:p>
              </table:table-cell>
              <table:table-cell office:value-type="float" office:value="938">
                <text:p>938</text:p>
              </table:table-cell>
              <table:table-cell office:value-type="float" office:value="918">
                <text:p>918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100.1683680555">
                <text:p>42100.1683680555</text:p>
              </table:table-cell>
              <table:table-cell office:value-type="float" office:value="0">
                <text:p>0</text:p>
              </table:table-cell>
              <table:table-cell office:value-type="float" office:value="938">
                <text:p>938</text:p>
              </table:table-cell>
              <table:table-cell office:value-type="float" office:value="918">
                <text:p>918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100.1718402778">
                <text:p>42100.1718402778</text:p>
              </table:table-cell>
              <table:table-cell office:value-type="float" office:value="0">
                <text:p>0</text:p>
              </table:table-cell>
              <table:table-cell office:value-type="float" office:value="933">
                <text:p>933</text:p>
              </table:table-cell>
              <table:table-cell office:value-type="float" office:value="913">
                <text:p>913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100.1753125">
                <text:p>42100.1753125</text:p>
              </table:table-cell>
              <table:table-cell office:value-type="float" office:value="0">
                <text:p>0</text:p>
              </table:table-cell>
              <table:table-cell office:value-type="float" office:value="928">
                <text:p>928</text:p>
              </table:table-cell>
              <table:table-cell office:value-type="float" office:value="913">
                <text:p>913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79">
                <text:p>3279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100.1787962963">
                <text:p>42100.1787962963</text:p>
              </table:table-cell>
              <table:table-cell office:value-type="float" office:value="0">
                <text:p>0</text:p>
              </table:table-cell>
              <table:table-cell office:value-type="float" office:value="923">
                <text:p>923</text:p>
              </table:table-cell>
              <table:table-cell office:value-type="float" office:value="909">
                <text:p>909</text:p>
              </table:table-cell>
              <table:table-cell office:value-type="float" office:value="-205.882352941176">
                <text:p>-205.882352941176</text:p>
              </table:table-cell>
              <table:table-cell office:value-type="float" office:value="3279">
                <text:p>3279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100.1822685185">
                <text:p>42100.1822685185</text:p>
              </table:table-cell>
              <table:table-cell office:value-type="float" office:value="0">
                <text:p>0</text:p>
              </table:table-cell>
              <table:table-cell office:value-type="float" office:value="923">
                <text:p>923</text:p>
              </table:table-cell>
              <table:table-cell office:value-type="float" office:value="904">
                <text:p>904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100.1857407408">
                <text:p>42100.1857407408</text:p>
              </table:table-cell>
              <table:table-cell office:value-type="float" office:value="0">
                <text:p>0</text:p>
              </table:table-cell>
              <table:table-cell office:value-type="float" office:value="923">
                <text:p>923</text:p>
              </table:table-cell>
              <table:table-cell office:value-type="float" office:value="904">
                <text:p>904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100.189224537">
                <text:p>42100.189224537</text:p>
              </table:table-cell>
              <table:table-cell office:value-type="float" office:value="0">
                <text:p>0</text:p>
              </table:table-cell>
              <table:table-cell office:value-type="float" office:value="918">
                <text:p>918</text:p>
              </table:table-cell>
              <table:table-cell office:value-type="float" office:value="899">
                <text:p>899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100.1926967593">
                <text:p>42100.1926967593</text:p>
              </table:table-cell>
              <table:table-cell office:value-type="float" office:value="0">
                <text:p>0</text:p>
              </table:table-cell>
              <table:table-cell office:value-type="float" office:value="913">
                <text:p>913</text:p>
              </table:table-cell>
              <table:table-cell office:value-type="float" office:value="894">
                <text:p>894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100.1961689815">
                <text:p>42100.1961689815</text:p>
              </table:table-cell>
              <table:table-cell office:value-type="float" office:value="0">
                <text:p>0</text:p>
              </table:table-cell>
              <table:table-cell office:value-type="float" office:value="913">
                <text:p>913</text:p>
              </table:table-cell>
              <table:table-cell office:value-type="float" office:value="894">
                <text:p>894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100.1996412037">
                <text:p>42100.1996412037</text:p>
              </table:table-cell>
              <table:table-cell office:value-type="float" office:value="0">
                <text:p>0</text:p>
              </table:table-cell>
              <table:table-cell office:value-type="float" office:value="909">
                <text:p>909</text:p>
              </table:table-cell>
              <table:table-cell office:value-type="float" office:value="889">
                <text:p>889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100.203125">
                <text:p>42100.203125</text:p>
              </table:table-cell>
              <table:table-cell office:value-type="float" office:value="0">
                <text:p>0</text:p>
              </table:table-cell>
              <table:table-cell office:value-type="float" office:value="904">
                <text:p>904</text:p>
              </table:table-cell>
              <table:table-cell office:value-type="float" office:value="884">
                <text:p>884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100.2065972222">
                <text:p>42100.2065972222</text:p>
              </table:table-cell>
              <table:table-cell office:value-type="float" office:value="0">
                <text:p>0</text:p>
              </table:table-cell>
              <table:table-cell office:value-type="float" office:value="904">
                <text:p>904</text:p>
              </table:table-cell>
              <table:table-cell office:value-type="float" office:value="884">
                <text:p>884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100.2100694444">
                <text:p>42100.2100694444</text:p>
              </table:table-cell>
              <table:table-cell office:value-type="float" office:value="0">
                <text:p>0</text:p>
              </table:table-cell>
              <table:table-cell office:value-type="float" office:value="899">
                <text:p>899</text:p>
              </table:table-cell>
              <table:table-cell office:value-type="float" office:value="879">
                <text:p>879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100.2135416667">
                <text:p>42100.2135416667</text:p>
              </table:table-cell>
              <table:table-cell office:value-type="float" office:value="0">
                <text:p>0</text:p>
              </table:table-cell>
              <table:table-cell office:value-type="float" office:value="899">
                <text:p>899</text:p>
              </table:table-cell>
              <table:table-cell office:value-type="float" office:value="874">
                <text:p>874</text:p>
              </table:table-cell>
              <table:table-cell office:value-type="float" office:value="-367.647058823529">
                <text:p>-367.647058823529</text:p>
              </table:table-cell>
              <table:table-cell office:value-type="float" office:value="3279">
                <text:p>32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100.217025463">
                <text:p>42100.217025463</text:p>
              </table:table-cell>
              <table:table-cell office:value-type="float" office:value="0">
                <text:p>0</text:p>
              </table:table-cell>
              <table:table-cell office:value-type="float" office:value="894">
                <text:p>894</text:p>
              </table:table-cell>
              <table:table-cell office:value-type="float" office:value="874">
                <text:p>874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2100.2204976852">
                <text:p>42100.2204976852</text:p>
              </table:table-cell>
              <table:table-cell office:value-type="float" office:value="0">
                <text:p>0</text:p>
              </table:table-cell>
              <table:table-cell office:value-type="float" office:value="889">
                <text:p>889</text:p>
              </table:table-cell>
              <table:table-cell office:value-type="float" office:value="874">
                <text:p>874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79">
                <text:p>32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100.2239699074">
                <text:p>42100.2239699074</text:p>
              </table:table-cell>
              <table:table-cell office:value-type="float" office:value="0">
                <text:p>0</text:p>
              </table:table-cell>
              <table:table-cell office:value-type="float" office:value="889">
                <text:p>889</text:p>
              </table:table-cell>
              <table:table-cell office:value-type="float" office:value="869">
                <text:p>869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94">
                <text:p>329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100.2274421296">
                <text:p>42100.2274421296</text:p>
              </table:table-cell>
              <table:table-cell office:value-type="float" office:value="0">
                <text:p>0</text:p>
              </table:table-cell>
              <table:table-cell office:value-type="float" office:value="884">
                <text:p>884</text:p>
              </table:table-cell>
              <table:table-cell office:value-type="float" office:value="865">
                <text:p>865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2100.2309259259">
                <text:p>42100.2309259259</text:p>
              </table:table-cell>
              <table:table-cell office:value-type="float" office:value="0">
                <text:p>0</text:p>
              </table:table-cell>
              <table:table-cell office:value-type="float" office:value="879">
                <text:p>879</text:p>
              </table:table-cell>
              <table:table-cell office:value-type="float" office:value="860">
                <text:p>860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100.2343981481">
                <text:p>42100.2343981481</text:p>
              </table:table-cell>
              <table:table-cell office:value-type="float" office:value="0">
                <text:p>0</text:p>
              </table:table-cell>
              <table:table-cell office:value-type="float" office:value="879">
                <text:p>879</text:p>
              </table:table-cell>
              <table:table-cell office:value-type="float" office:value="855">
                <text:p>855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3279">
                <text:p>32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2100.2378703704">
                <text:p>42100.2378703704</text:p>
              </table:table-cell>
              <table:table-cell office:value-type="float" office:value="0">
                <text:p>0</text:p>
              </table:table-cell>
              <table:table-cell office:value-type="float" office:value="874">
                <text:p>874</text:p>
              </table:table-cell>
              <table:table-cell office:value-type="float" office:value="855">
                <text:p>855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100.2413425926">
                <text:p>42100.2413425926</text:p>
              </table:table-cell>
              <table:table-cell office:value-type="float" office:value="0">
                <text:p>0</text:p>
              </table:table-cell>
              <table:table-cell office:value-type="float" office:value="869">
                <text:p>869</text:p>
              </table:table-cell>
              <table:table-cell office:value-type="float" office:value="850">
                <text:p>850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2100.2448263889">
                <text:p>42100.2448263889</text:p>
              </table:table-cell>
              <table:table-cell office:value-type="float" office:value="0">
                <text:p>0</text:p>
              </table:table-cell>
              <table:table-cell office:value-type="float" office:value="869">
                <text:p>869</text:p>
              </table:table-cell>
              <table:table-cell office:value-type="float" office:value="850">
                <text:p>850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100.2482986111">
                <text:p>42100.2482986111</text:p>
              </table:table-cell>
              <table:table-cell office:value-type="float" office:value="0">
                <text:p>0</text:p>
              </table:table-cell>
              <table:table-cell office:value-type="float" office:value="865">
                <text:p>865</text:p>
              </table:table-cell>
              <table:table-cell office:value-type="float" office:value="845">
                <text:p>845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100.2517708333">
                <text:p>42100.2517708333</text:p>
              </table:table-cell>
              <table:table-cell office:value-type="float" office:value="0">
                <text:p>0</text:p>
              </table:table-cell>
              <table:table-cell office:value-type="float" office:value="865">
                <text:p>865</text:p>
              </table:table-cell>
              <table:table-cell office:value-type="float" office:value="845">
                <text:p>845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100.2552546296">
                <text:p>42100.2552546296</text:p>
              </table:table-cell>
              <table:table-cell office:value-type="float" office:value="0">
                <text:p>0</text:p>
              </table:table-cell>
              <table:table-cell office:value-type="float" office:value="860">
                <text:p>860</text:p>
              </table:table-cell>
              <table:table-cell office:value-type="float" office:value="840">
                <text:p>840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2100.2587268518">
                <text:p>42100.2587268518</text:p>
              </table:table-cell>
              <table:table-cell office:value-type="float" office:value="0">
                <text:p>0</text:p>
              </table:table-cell>
              <table:table-cell office:value-type="float" office:value="855">
                <text:p>855</text:p>
              </table:table-cell>
              <table:table-cell office:value-type="float" office:value="840">
                <text:p>840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79">
                <text:p>3279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2100.2621990741">
                <text:p>42100.2621990741</text:p>
              </table:table-cell>
              <table:table-cell office:value-type="float" office:value="19">
                <text:p>19</text:p>
              </table:table-cell>
              <table:table-cell office:value-type="float" office:value="855">
                <text:p>855</text:p>
              </table:table-cell>
              <table:table-cell office:value-type="float" office:value="835">
                <text:p>835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2100.2656712963">
                <text:p>42100.2656712963</text:p>
              </table:table-cell>
              <table:table-cell office:value-type="float" office:value="87">
                <text:p>87</text:p>
              </table:table-cell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3279">
                <text:p>32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100.2691550926">
                <text:p>42100.2691550926</text:p>
              </table:table-cell>
              <table:table-cell office:value-type="float" office:value="151">
                <text:p>151</text:p>
              </table:table-cell>
              <table:table-cell office:value-type="float" office:value="850">
                <text:p>850</text:p>
              </table:table-cell>
              <table:table-cell office:value-type="float" office:value="830">
                <text:p>830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100.2726273148">
                <text:p>42100.2726273148</text:p>
              </table:table-cell>
              <table:table-cell office:value-type="float" office:value="122">
                <text:p>122</text:p>
              </table:table-cell>
              <table:table-cell office:value-type="float" office:value="845">
                <text:p>845</text:p>
              </table:table-cell>
              <table:table-cell office:value-type="float" office:value="826">
                <text:p>826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100.276099537">
                <text:p>42100.276099537</text:p>
              </table:table-cell>
              <table:table-cell office:value-type="float" office:value="356">
                <text:p>356</text:p>
              </table:table-cell>
              <table:table-cell office:value-type="float" office:value="845">
                <text:p>845</text:p>
              </table:table-cell>
              <table:table-cell office:value-type="float" office:value="826">
                <text:p>826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2100.2795717593">
                <text:p>42100.2795717593</text:p>
              </table:table-cell>
              <table:table-cell office:value-type="float" office:value="449">
                <text:p>449</text:p>
              </table:table-cell>
              <table:table-cell office:value-type="float" office:value="840">
                <text:p>840</text:p>
              </table:table-cell>
              <table:table-cell office:value-type="float" office:value="821">
                <text:p>821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2100.2830555556">
                <text:p>42100.2830555556</text:p>
              </table:table-cell>
              <table:table-cell office:value-type="float" office:value="542">
                <text:p>542</text:p>
              </table:table-cell>
              <table:table-cell office:value-type="float" office:value="840">
                <text:p>840</text:p>
              </table:table-cell>
              <table:table-cell office:value-type="float" office:value="821">
                <text:p>821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2100.2865277778">
                <text:p>42100.2865277778</text:p>
              </table:table-cell>
              <table:table-cell office:value-type="float" office:value="782">
                <text:p>782</text:p>
              </table:table-cell>
              <table:table-cell office:value-type="float" office:value="835">
                <text:p>835</text:p>
              </table:table-cell>
              <table:table-cell office:value-type="float" office:value="811">
                <text:p>811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3279">
                <text:p>3279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2100.29">
                <text:p>42100.29</text:p>
              </table:table-cell>
              <table:table-cell office:value-type="float" office:value="1075">
                <text:p>1075</text:p>
              </table:table-cell>
              <table:table-cell office:value-type="float" office:value="830">
                <text:p>830</text:p>
              </table:table-cell>
              <table:table-cell office:value-type="float" office:value="816">
                <text:p>816</text:p>
              </table:table-cell>
              <table:table-cell office:value-type="float" office:value="-205.882352941176">
                <text:p>-205.882352941176</text:p>
              </table:table-cell>
              <table:table-cell office:value-type="float" office:value="3279">
                <text:p>3279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2100.2934722222">
                <text:p>42100.2934722222</text:p>
              </table:table-cell>
              <table:table-cell office:value-type="float" office:value="1207">
                <text:p>1207</text:p>
              </table:table-cell>
              <table:table-cell office:value-type="float" office:value="830">
                <text:p>830</text:p>
              </table:table-cell>
              <table:table-cell office:value-type="float" office:value="816">
                <text:p>816</text:p>
              </table:table-cell>
              <table:table-cell office:value-type="float" office:value="-205.882352941176">
                <text:p>-205.882352941176</text:p>
              </table:table-cell>
              <table:table-cell office:value-type="float" office:value="3279">
                <text:p>3279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100.2969560185">
                <text:p>42100.2969560185</text:p>
              </table:table-cell>
              <table:table-cell office:value-type="float" office:value="1221">
                <text:p>1221</text:p>
              </table:table-cell>
              <table:table-cell office:value-type="float" office:value="826">
                <text:p>826</text:p>
              </table:table-cell>
              <table:table-cell office:value-type="float" office:value="811">
                <text:p>811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79">
                <text:p>32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2100.3004282407">
                <text:p>42100.3004282407</text:p>
              </table:table-cell>
              <table:table-cell office:value-type="float" office:value="997">
                <text:p>997</text:p>
              </table:table-cell>
              <table:table-cell office:value-type="float" office:value="826">
                <text:p>826</text:p>
              </table:table-cell>
              <table:table-cell office:value-type="float" office:value="806">
                <text:p>806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2100.303900463">
                <text:p>42100.303900463</text:p>
              </table:table-cell>
              <table:table-cell office:value-type="float" office:value="1476">
                <text:p>1476</text:p>
              </table:table-cell>
              <table:table-cell office:value-type="float" office:value="826">
                <text:p>826</text:p>
              </table:table-cell>
              <table:table-cell office:value-type="float" office:value="811">
                <text:p>811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79">
                <text:p>32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2100.3073726852">
                <text:p>42100.3073726852</text:p>
              </table:table-cell>
              <table:table-cell office:value-type="float" office:value="1524">
                <text:p>1524</text:p>
              </table:table-cell>
              <table:table-cell office:value-type="float" office:value="826">
                <text:p>826</text:p>
              </table:table-cell>
              <table:table-cell office:value-type="float" office:value="816">
                <text:p>816</text:p>
              </table:table-cell>
              <table:table-cell office:value-type="float" office:value="-147.058823529412">
                <text:p>-147.058823529412</text:p>
              </table:table-cell>
              <table:table-cell office:value-type="float" office:value="3279">
                <text:p>3279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2100.3108564815">
                <text:p>42100.3108564815</text:p>
              </table:table-cell>
              <table:table-cell office:value-type="float" office:value="1534">
                <text:p>1534</text:p>
              </table:table-cell>
              <table:table-cell office:value-type="float" office:value="821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0">
                <text:p>0</text:p>
              </table:table-cell>
              <table:table-cell office:value-type="float" office:value="3279">
                <text:p>3279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2100.3143287037">
                <text:p>42100.3143287037</text:p>
              </table:table-cell>
              <table:table-cell office:value-type="float" office:value="1588">
                <text:p>1588</text:p>
              </table:table-cell>
              <table:table-cell office:value-type="float" office:value="821">
                <text:p>821</text:p>
              </table:table-cell>
              <table:table-cell office:value-type="float" office:value="830">
                <text:p>830</text:p>
              </table:table-cell>
              <table:table-cell office:value-type="float" office:value="132.352941176471">
                <text:p>132.352941176471</text:p>
              </table:table-cell>
              <table:table-cell office:value-type="float" office:value="3279">
                <text:p>32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2100.3178009259">
                <text:p>42100.3178009259</text:p>
              </table:table-cell>
              <table:table-cell office:value-type="float" office:value="1603">
                <text:p>1603</text:p>
              </table:table-cell>
              <table:table-cell office:value-type="float" office:value="826">
                <text:p>826</text:p>
              </table:table-cell>
              <table:table-cell office:value-type="float" office:value="840">
                <text:p>840</text:p>
              </table:table-cell>
              <table:table-cell office:value-type="float" office:value="205.882352941176">
                <text:p>205.882352941176</text:p>
              </table:table-cell>
              <table:table-cell office:value-type="float" office:value="3289">
                <text:p>328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2100.3212847222">
                <text:p>42100.3212847222</text:p>
              </table:table-cell>
              <table:table-cell office:value-type="float" office:value="1505">
                <text:p>1505</text:p>
              </table:table-cell>
              <table:table-cell office:value-type="float" office:value="826">
                <text:p>826</text:p>
              </table:table-cell>
              <table:table-cell office:value-type="float" office:value="835">
                <text:p>835</text:p>
              </table:table-cell>
              <table:table-cell office:value-type="float" office:value="132.352941176471">
                <text:p>132.352941176471</text:p>
              </table:table-cell>
              <table:table-cell office:value-type="float" office:value="3279">
                <text:p>32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2100.3247569444">
                <text:p>42100.3247569444</text:p>
              </table:table-cell>
              <table:table-cell office:value-type="float" office:value="1480">
                <text:p>1480</text:p>
              </table:table-cell>
              <table:table-cell office:value-type="float" office:value="826">
                <text:p>826</text:p>
              </table:table-cell>
              <table:table-cell office:value-type="float" office:value="816">
                <text:p>816</text:p>
              </table:table-cell>
              <table:table-cell office:value-type="float" office:value="-147.058823529412">
                <text:p>-147.058823529412</text:p>
              </table:table-cell>
              <table:table-cell office:value-type="float" office:value="3279">
                <text:p>32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2100.3282291667">
                <text:p>42100.3282291667</text:p>
              </table:table-cell>
              <table:table-cell office:value-type="float" office:value="1642">
                <text:p>1642</text:p>
              </table:table-cell>
              <table:table-cell office:value-type="float" office:value="826">
                <text:p>826</text:p>
              </table:table-cell>
              <table:table-cell office:value-type="float" office:value="855">
                <text:p>855</text:p>
              </table:table-cell>
              <table:table-cell office:value-type="float" office:value="426.470588235294">
                <text:p>426.470588235294</text:p>
              </table:table-cell>
              <table:table-cell office:value-type="float" office:value="3279">
                <text:p>32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2100.3317013889">
                <text:p>42100.3317013889</text:p>
              </table:table-cell>
              <table:table-cell office:value-type="float" office:value="1735">
                <text:p>1735</text:p>
              </table:table-cell>
              <table:table-cell office:value-type="float" office:value="840">
                <text:p>840</text:p>
              </table:table-cell>
              <table:table-cell office:value-type="float" office:value="904">
                <text:p>904</text:p>
              </table:table-cell>
              <table:table-cell office:value-type="float" office:value="941.176470588235">
                <text:p>941.176470588235</text:p>
              </table:table-cell>
              <table:table-cell office:value-type="float" office:value="3279">
                <text:p>3279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2100.3351851852">
                <text:p>42100.3351851852</text:p>
              </table:table-cell>
              <table:table-cell office:value-type="float" office:value="1818">
                <text:p>1818</text:p>
              </table:table-cell>
              <table:table-cell office:value-type="float" office:value="855">
                <text:p>855</text:p>
              </table:table-cell>
              <table:table-cell office:value-type="float" office:value="962">
                <text:p>962</text:p>
              </table:table-cell>
              <table:table-cell office:value-type="float" office:value="1573.52941176471">
                <text:p>1573.52941176471</text:p>
              </table:table-cell>
              <table:table-cell office:value-type="float" office:value="3279">
                <text:p>32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2100.3386574074">
                <text:p>42100.3386574074</text:p>
              </table:table-cell>
              <table:table-cell office:value-type="float" office:value="1886">
                <text:p>1886</text:p>
              </table:table-cell>
              <table:table-cell office:value-type="float" office:value="879">
                <text:p>879</text:p>
              </table:table-cell>
              <table:table-cell office:value-type="float" office:value="1016">
                <text:p>1016</text:p>
              </table:table-cell>
              <table:table-cell office:value-type="float" office:value="2014.70588235294">
                <text:p>2014.70588235294</text:p>
              </table:table-cell>
              <table:table-cell office:value-type="float" office:value="3279">
                <text:p>3279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2100.3421296296">
                <text:p>42100.3421296296</text:p>
              </table:table-cell>
              <table:table-cell office:value-type="float" office:value="2174">
                <text:p>2174</text:p>
              </table:table-cell>
              <table:table-cell office:value-type="float" office:value="923">
                <text:p>923</text:p>
              </table:table-cell>
              <table:table-cell office:value-type="float" office:value="1241">
                <text:p>1241</text:p>
              </table:table-cell>
              <table:table-cell office:value-type="float" office:value="4676.47058823529">
                <text:p>4676.47058823529</text:p>
              </table:table-cell>
              <table:table-cell office:value-type="float" office:value="3284">
                <text:p>328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100.3456018519">
                <text:p>42100.3456018519</text:p>
              </table:table-cell>
              <table:table-cell office:value-type="float" office:value="2370">
                <text:p>2370</text:p>
              </table:table-cell>
              <table:table-cell office:value-type="float" office:value="1011">
                <text:p>1011</text:p>
              </table:table-cell>
              <table:table-cell office:value-type="float" office:value="1427">
                <text:p>1427</text:p>
              </table:table-cell>
              <table:table-cell office:value-type="float" office:value="6117.64705882353">
                <text:p>6117.64705882353</text:p>
              </table:table-cell>
              <table:table-cell office:value-type="float" office:value="3284">
                <text:p>3284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2100.3490856482">
                <text:p>42100.3490856482</text:p>
              </table:table-cell>
              <table:table-cell office:value-type="float" office:value="2018">
                <text:p>2018</text:p>
              </table:table-cell>
              <table:table-cell office:value-type="float" office:value="1075">
                <text:p>1075</text:p>
              </table:table-cell>
              <table:table-cell office:value-type="float" office:value="1168">
                <text:p>1168</text:p>
              </table:table-cell>
              <table:table-cell office:value-type="float" office:value="1367.64705882353">
                <text:p>1367.64705882353</text:p>
              </table:table-cell>
              <table:table-cell office:value-type="float" office:value="3284">
                <text:p>3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2100.3525578704">
                <text:p>42100.3525578704</text:p>
              </table:table-cell>
              <table:table-cell office:value-type="float" office:value="1862">
                <text:p>1862</text:p>
              </table:table-cell>
              <table:table-cell office:value-type="float" office:value="1075">
                <text:p>1075</text:p>
              </table:table-cell>
              <table:table-cell office:value-type="float" office:value="1089">
                <text:p>1089</text:p>
              </table:table-cell>
              <table:table-cell office:value-type="float" office:value="205.882352941176">
                <text:p>205.882352941176</text:p>
              </table:table-cell>
              <table:table-cell office:value-type="float" office:value="3279">
                <text:p>32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2100.3560300926">
                <text:p>42100.3560300926</text:p>
              </table:table-cell>
              <table:table-cell office:value-type="float" office:value="1876">
                <text:p>1876</text:p>
              </table:table-cell>
              <table:table-cell office:value-type="float" office:value="1075">
                <text:p>1075</text:p>
              </table:table-cell>
              <table:table-cell office:value-type="float" office:value="1094">
                <text:p>1094</text:p>
              </table:table-cell>
              <table:table-cell office:value-type="float" office:value="279.411764705882">
                <text:p>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2100.3595023148">
                <text:p>42100.3595023148</text:p>
              </table:table-cell>
              <table:table-cell office:value-type="float" office:value="1964">
                <text:p>1964</text:p>
              </table:table-cell>
              <table:table-cell office:value-type="float" office:value="1080">
                <text:p>1080</text:p>
              </table:table-cell>
              <table:table-cell office:value-type="float" office:value="1143">
                <text:p>1143</text:p>
              </table:table-cell>
              <table:table-cell office:value-type="float" office:value="926.470588235294">
                <text:p>926.470588235294</text:p>
              </table:table-cell>
              <table:table-cell office:value-type="float" office:value="3279">
                <text:p>3279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2100.3629861111">
                <text:p>42100.3629861111</text:p>
              </table:table-cell>
              <table:table-cell office:value-type="float" office:value="2091">
                <text:p>2091</text:p>
              </table:table-cell>
              <table:table-cell office:value-type="float" office:value="1099">
                <text:p>1099</text:p>
              </table:table-cell>
              <table:table-cell office:value-type="float" office:value="1221">
                <text:p>1221</text:p>
              </table:table-cell>
              <table:table-cell office:value-type="float" office:value="1794.11764705882">
                <text:p>1794.11764705882</text:p>
              </table:table-cell>
              <table:table-cell office:value-type="float" office:value="3284">
                <text:p>328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2100.3664583333">
                <text:p>42100.3664583333</text:p>
              </table:table-cell>
              <table:table-cell office:value-type="float" office:value="2008">
                <text:p>2008</text:p>
              </table:table-cell>
              <table:table-cell office:value-type="float" office:value="1114">
                <text:p>1114</text:p>
              </table:table-cell>
              <table:table-cell office:value-type="float" office:value="1182">
                <text:p>1182</text:p>
              </table:table-cell>
              <table:table-cell office:value-type="float" office:value="1000">
                <text:p>1000</text:p>
              </table:table-cell>
              <table:table-cell office:value-type="float" office:value="3279">
                <text:p>327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100.3699305556">
                <text:p>42100.3699305556</text:p>
              </table:table-cell>
              <table:table-cell office:value-type="float" office:value="2223">
                <text:p>2223</text:p>
              </table:table-cell>
              <table:table-cell office:value-type="float" office:value="1138">
                <text:p>1138</text:p>
              </table:table-cell>
              <table:table-cell office:value-type="float" office:value="1324">
                <text:p>1324</text:p>
              </table:table-cell>
              <table:table-cell office:value-type="float" office:value="2735.29411764706">
                <text:p>2735.29411764706</text:p>
              </table:table-cell>
              <table:table-cell office:value-type="float" office:value="3284">
                <text:p>328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2100.3734027778">
                <text:p>42100.3734027778</text:p>
              </table:table-cell>
              <table:table-cell office:value-type="float" office:value="2624">
                <text:p>2624</text:p>
              </table:table-cell>
              <table:table-cell office:value-type="float" office:value="1212">
                <text:p>1212</text:p>
              </table:table-cell>
              <table:table-cell office:value-type="float" office:value="1617">
                <text:p>1617</text:p>
              </table:table-cell>
              <table:table-cell office:value-type="float" office:value="5955.88235294118">
                <text:p>5955.88235294118</text:p>
              </table:table-cell>
              <table:table-cell office:value-type="float" office:value="3289">
                <text:p>328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2100.3768865741">
                <text:p>42100.3768865741</text:p>
              </table:table-cell>
              <table:table-cell office:value-type="float" office:value="2639">
                <text:p>2639</text:p>
              </table:table-cell>
              <table:table-cell office:value-type="float" office:value="1285">
                <text:p>1285</text:p>
              </table:table-cell>
              <table:table-cell office:value-type="float" office:value="1676">
                <text:p>1676</text:p>
              </table:table-cell>
              <table:table-cell office:value-type="float" office:value="5750">
                <text:p>5750</text:p>
              </table:table-cell>
              <table:table-cell office:value-type="float" office:value="3289">
                <text:p>3289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100.3803587963">
                <text:p>42100.3803587963</text:p>
              </table:table-cell>
              <table:table-cell office:value-type="float" office:value="2526">
                <text:p>2526</text:p>
              </table:table-cell>
              <table:table-cell office:value-type="float" office:value="1358">
                <text:p>1358</text:p>
              </table:table-cell>
              <table:table-cell office:value-type="float" office:value="1627">
                <text:p>1627</text:p>
              </table:table-cell>
              <table:table-cell office:value-type="float" office:value="3955.88235294118">
                <text:p>3955.88235294118</text:p>
              </table:table-cell>
              <table:table-cell office:value-type="float" office:value="3289">
                <text:p>3289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100.3838310185">
                <text:p>42100.3838310185</text:p>
              </table:table-cell>
              <table:table-cell office:value-type="float" office:value="2429">
                <text:p>2429</text:p>
              </table:table-cell>
              <table:table-cell office:value-type="float" office:value="1402">
                <text:p>1402</text:p>
              </table:table-cell>
              <table:table-cell office:value-type="float" office:value="1559">
                <text:p>1559</text:p>
              </table:table-cell>
              <table:table-cell office:value-type="float" office:value="2308.82352941176">
                <text:p>2308.82352941176</text:p>
              </table:table-cell>
              <table:table-cell office:value-type="float" office:value="3289">
                <text:p>328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100.3873148148">
                <text:p>42100.3873148148</text:p>
              </table:table-cell>
              <table:table-cell office:value-type="float" office:value="2419">
                <text:p>2419</text:p>
              </table:table-cell>
              <table:table-cell office:value-type="float" office:value="1427">
                <text:p>1427</text:p>
              </table:table-cell>
              <table:table-cell office:value-type="float" office:value="1564">
                <text:p>1564</text:p>
              </table:table-cell>
              <table:table-cell office:value-type="float" office:value="2014.70588235294">
                <text:p>2014.70588235294</text:p>
              </table:table-cell>
              <table:table-cell office:value-type="float" office:value="3284">
                <text:p>328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100.3907870371">
                <text:p>42100.3907870371</text:p>
              </table:table-cell>
              <table:table-cell office:value-type="float" office:value="2057">
                <text:p>2057</text:p>
              </table:table-cell>
              <table:table-cell office:value-type="float" office:value="1427">
                <text:p>1427</text:p>
              </table:table-cell>
              <table:table-cell office:value-type="float" office:value="1412">
                <text:p>1412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84">
                <text:p>3284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100.3942592593">
                <text:p>42100.3942592593</text:p>
              </table:table-cell>
              <table:table-cell office:value-type="float" office:value="2106">
                <text:p>2106</text:p>
              </table:table-cell>
              <table:table-cell office:value-type="float" office:value="1422">
                <text:p>1422</text:p>
              </table:table-cell>
              <table:table-cell office:value-type="float" office:value="1412">
                <text:p>1412</text:p>
              </table:table-cell>
              <table:table-cell office:value-type="float" office:value="-147.058823529412">
                <text:p>-147.058823529412</text:p>
              </table:table-cell>
              <table:table-cell office:value-type="float" office:value="3279">
                <text:p>3279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100.3977314815">
                <text:p>42100.3977314815</text:p>
              </table:table-cell>
              <table:table-cell office:value-type="float" office:value="2116">
                <text:p>2116</text:p>
              </table:table-cell>
              <table:table-cell office:value-type="float" office:value="1417">
                <text:p>1417</text:p>
              </table:table-cell>
              <table:table-cell office:value-type="float" office:value="1412">
                <text:p>1412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84">
                <text:p>3284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100.4012152778">
                <text:p>42100.4012152778</text:p>
              </table:table-cell>
              <table:table-cell office:value-type="float" office:value="2179">
                <text:p>2179</text:p>
              </table:table-cell>
              <table:table-cell office:value-type="float" office:value="1417">
                <text:p>1417</text:p>
              </table:table-cell>
              <table:table-cell office:value-type="float" office:value="1427">
                <text:p>1427</text:p>
              </table:table-cell>
              <table:table-cell office:value-type="float" office:value="147.058823529412">
                <text:p>147.058823529412</text:p>
              </table:table-cell>
              <table:table-cell office:value-type="float" office:value="3284">
                <text:p>3284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100.4046875">
                <text:p>42100.4046875</text:p>
              </table:table-cell>
              <table:table-cell office:value-type="float" office:value="2253">
                <text:p>2253</text:p>
              </table:table-cell>
              <table:table-cell office:value-type="float" office:value="1417">
                <text:p>1417</text:p>
              </table:table-cell>
              <table:table-cell office:value-type="float" office:value="1456">
                <text:p>1456</text:p>
              </table:table-cell>
              <table:table-cell office:value-type="float" office:value="573.529411764706">
                <text:p>573.529411764706</text:p>
              </table:table-cell>
              <table:table-cell office:value-type="float" office:value="3284">
                <text:p>3284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100.4081597222">
                <text:p>42100.4081597222</text:p>
              </table:table-cell>
              <table:table-cell office:value-type="float" office:value="2394">
                <text:p>2394</text:p>
              </table:table-cell>
              <table:table-cell office:value-type="float" office:value="1427">
                <text:p>1427</text:p>
              </table:table-cell>
              <table:table-cell office:value-type="float" office:value="1544">
                <text:p>1544</text:p>
              </table:table-cell>
              <table:table-cell office:value-type="float" office:value="1720.58823529412">
                <text:p>1720.58823529412</text:p>
              </table:table-cell>
              <table:table-cell office:value-type="float" office:value="3284">
                <text:p>3284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100.4116319445">
                <text:p>42100.4116319445</text:p>
              </table:table-cell>
              <table:table-cell office:value-type="float" office:value="2306">
                <text:p>2306</text:p>
              </table:table-cell>
              <table:table-cell office:value-type="float" office:value="1451">
                <text:p>1451</text:p>
              </table:table-cell>
              <table:table-cell office:value-type="float" office:value="1505">
                <text:p>1505</text:p>
              </table:table-cell>
              <table:table-cell office:value-type="float" office:value="794.117647058824">
                <text:p>794.117647058824</text:p>
              </table:table-cell>
              <table:table-cell office:value-type="float" office:value="3284">
                <text:p>3284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0.4151157407">
                <text:p>42100.4151157407</text:p>
              </table:table-cell>
              <table:table-cell office:value-type="float" office:value="2302">
                <text:p>2302</text:p>
              </table:table-cell>
              <table:table-cell office:value-type="float" office:value="1456">
                <text:p>1456</text:p>
              </table:table-cell>
              <table:table-cell office:value-type="float" office:value="1500">
                <text:p>1500</text:p>
              </table:table-cell>
              <table:table-cell office:value-type="float" office:value="647.058823529412">
                <text:p>647.058823529412</text:p>
              </table:table-cell>
              <table:table-cell office:value-type="float" office:value="3284">
                <text:p>3284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.418587963">
                <text:p>42100.418587963</text:p>
              </table:table-cell>
              <table:table-cell office:value-type="float" office:value="2683">
                <text:p>2683</text:p>
              </table:table-cell>
              <table:table-cell office:value-type="float" office:value="1490">
                <text:p>1490</text:p>
              </table:table-cell>
              <table:table-cell office:value-type="float" office:value="1769">
                <text:p>1769</text:p>
              </table:table-cell>
              <table:table-cell office:value-type="float" office:value="4102.94117647059">
                <text:p>4102.94117647059</text:p>
              </table:table-cell>
              <table:table-cell office:value-type="float" office:value="3289">
                <text:p>3289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100.4220601852">
                <text:p>42100.4220601852</text:p>
              </table:table-cell>
              <table:table-cell office:value-type="float" office:value="2404">
                <text:p>2404</text:p>
              </table:table-cell>
              <table:table-cell office:value-type="float" office:value="1510">
                <text:p>1510</text:p>
              </table:table-cell>
              <table:table-cell office:value-type="float" office:value="1583">
                <text:p>1583</text:p>
              </table:table-cell>
              <table:table-cell office:value-type="float" office:value="1073.52941176471">
                <text:p>1073.52941176471</text:p>
              </table:table-cell>
              <table:table-cell office:value-type="float" office:value="3284">
                <text:p>328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100.4255324074">
                <text:p>42100.4255324074</text:p>
              </table:table-cell>
              <table:table-cell office:value-type="float" office:value="2644">
                <text:p>2644</text:p>
              </table:table-cell>
              <table:table-cell office:value-type="float" office:value="1539">
                <text:p>1539</text:p>
              </table:table-cell>
              <table:table-cell office:value-type="float" office:value="1764">
                <text:p>1764</text:p>
              </table:table-cell>
              <table:table-cell office:value-type="float" office:value="3308.82352941176">
                <text:p>3308.82352941176</text:p>
              </table:table-cell>
              <table:table-cell office:value-type="float" office:value="3294">
                <text:p>32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100.4290162037">
                <text:p>42100.4290162037</text:p>
              </table:table-cell>
              <table:table-cell office:value-type="float" office:value="2370">
                <text:p>2370</text:p>
              </table:table-cell>
              <table:table-cell office:value-type="float" office:value="1544">
                <text:p>1544</text:p>
              </table:table-cell>
              <table:table-cell office:value-type="float" office:value="1588">
                <text:p>1588</text:p>
              </table:table-cell>
              <table:table-cell office:value-type="float" office:value="647.058823529412">
                <text:p>647.058823529412</text:p>
              </table:table-cell>
              <table:table-cell office:value-type="float" office:value="3284">
                <text:p>328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100.4324884259">
                <text:p>42100.4324884259</text:p>
              </table:table-cell>
              <table:table-cell office:value-type="float" office:value="2717">
                <text:p>2717</text:p>
              </table:table-cell>
              <table:table-cell office:value-type="float" office:value="1549">
                <text:p>1549</text:p>
              </table:table-cell>
              <table:table-cell office:value-type="float" office:value="1803">
                <text:p>1803</text:p>
              </table:table-cell>
              <table:table-cell office:value-type="float" office:value="3735.29411764706">
                <text:p>3735.29411764706</text:p>
              </table:table-cell>
              <table:table-cell office:value-type="float" office:value="3289">
                <text:p>32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100.4359606481">
                <text:p>42100.4359606481</text:p>
              </table:table-cell>
              <table:table-cell office:value-type="float" office:value="2561">
                <text:p>2561</text:p>
              </table:table-cell>
              <table:table-cell office:value-type="float" office:value="1578">
                <text:p>1578</text:p>
              </table:table-cell>
              <table:table-cell office:value-type="float" office:value="1710">
                <text:p>1710</text:p>
              </table:table-cell>
              <table:table-cell office:value-type="float" office:value="1941.17647058824">
                <text:p>1941.17647058824</text:p>
              </table:table-cell>
              <table:table-cell office:value-type="float" office:value="3289">
                <text:p>328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100.4394444444">
                <text:p>42100.4394444444</text:p>
              </table:table-cell>
              <table:table-cell office:value-type="float" office:value="2639">
                <text:p>2639</text:p>
              </table:table-cell>
              <table:table-cell office:value-type="float" office:value="1593">
                <text:p>1593</text:p>
              </table:table-cell>
              <table:table-cell office:value-type="float" office:value="1779">
                <text:p>1779</text:p>
              </table:table-cell>
              <table:table-cell office:value-type="float" office:value="2735.29411764706">
                <text:p>2735.29411764706</text:p>
              </table:table-cell>
              <table:table-cell office:value-type="float" office:value="3289">
                <text:p>3289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100.4429166667">
                <text:p>42100.4429166667</text:p>
              </table:table-cell>
              <table:table-cell office:value-type="float" office:value="2292">
                <text:p>2292</text:p>
              </table:table-cell>
              <table:table-cell office:value-type="float" office:value="1608">
                <text:p>1608</text:p>
              </table:table-cell>
              <table:table-cell office:value-type="float" office:value="1608">
                <text:p>1608</text:p>
              </table:table-cell>
              <table:table-cell office:value-type="float" office:value="0">
                <text:p>0</text:p>
              </table:table-cell>
              <table:table-cell office:value-type="float" office:value="3289">
                <text:p>328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100.4463888889">
                <text:p>42100.4463888889</text:p>
              </table:table-cell>
              <table:table-cell office:value-type="float" office:value="2614">
                <text:p>2614</text:p>
              </table:table-cell>
              <table:table-cell office:value-type="float" office:value="1622">
                <text:p>1622</text:p>
              </table:table-cell>
              <table:table-cell office:value-type="float" office:value="1774">
                <text:p>1774</text:p>
              </table:table-cell>
              <table:table-cell office:value-type="float" office:value="2235.29411764706">
                <text:p>2235.29411764706</text:p>
              </table:table-cell>
              <table:table-cell office:value-type="float" office:value="3294">
                <text:p>3294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100.4498611111">
                <text:p>42100.4498611111</text:p>
              </table:table-cell>
              <table:table-cell office:value-type="float" office:value="2561">
                <text:p>2561</text:p>
              </table:table-cell>
              <table:table-cell office:value-type="float" office:value="1642">
                <text:p>1642</text:p>
              </table:table-cell>
              <table:table-cell office:value-type="float" office:value="1749">
                <text:p>1749</text:p>
              </table:table-cell>
              <table:table-cell office:value-type="float" office:value="1573.52941176471">
                <text:p>1573.52941176471</text:p>
              </table:table-cell>
              <table:table-cell office:value-type="float" office:value="3294">
                <text:p>3294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2100.4533449074">
                <text:p>42100.4533449074</text:p>
              </table:table-cell>
              <table:table-cell office:value-type="float" office:value="2561">
                <text:p>2561</text:p>
              </table:table-cell>
              <table:table-cell office:value-type="float" office:value="1656">
                <text:p>1656</text:p>
              </table:table-cell>
              <table:table-cell office:value-type="float" office:value="1759">
                <text:p>1759</text:p>
              </table:table-cell>
              <table:table-cell office:value-type="float" office:value="1514.70588235294">
                <text:p>1514.70588235294</text:p>
              </table:table-cell>
              <table:table-cell office:value-type="float" office:value="3294">
                <text:p>3294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2100.4568171296">
                <text:p>42100.4568171296</text:p>
              </table:table-cell>
              <table:table-cell office:value-type="float" office:value="2370">
                <text:p>2370</text:p>
              </table:table-cell>
              <table:table-cell office:value-type="float" office:value="1661">
                <text:p>1661</text:p>
              </table:table-cell>
              <table:table-cell office:value-type="float" office:value="1671">
                <text:p>1671</text:p>
              </table:table-cell>
              <table:table-cell office:value-type="float" office:value="147.058823529412">
                <text:p>147.058823529412</text:p>
              </table:table-cell>
              <table:table-cell office:value-type="float" office:value="3289">
                <text:p>3289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2100.4602893519">
                <text:p>42100.4602893519</text:p>
              </table:table-cell>
              <table:table-cell office:value-type="float" office:value="2536">
                <text:p>2536</text:p>
              </table:table-cell>
              <table:table-cell office:value-type="float" office:value="1676">
                <text:p>1676</text:p>
              </table:table-cell>
              <table:table-cell office:value-type="float" office:value="1749">
                <text:p>1749</text:p>
              </table:table-cell>
              <table:table-cell office:value-type="float" office:value="1073.52941176471">
                <text:p>1073.52941176471</text:p>
              </table:table-cell>
              <table:table-cell office:value-type="float" office:value="3294">
                <text:p>3294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2100.4637615741">
                <text:p>42100.4637615741</text:p>
              </table:table-cell>
              <table:table-cell office:value-type="float" office:value="2350">
                <text:p>2350</text:p>
              </table:table-cell>
              <table:table-cell office:value-type="float" office:value="1676">
                <text:p>1676</text:p>
              </table:table-cell>
              <table:table-cell office:value-type="float" office:value="1671">
                <text:p>1671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89">
                <text:p>3289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2100.4672453704">
                <text:p>42100.4672453704</text:p>
              </table:table-cell>
              <table:table-cell office:value-type="float" office:value="2336">
                <text:p>2336</text:p>
              </table:table-cell>
              <table:table-cell office:value-type="float" office:value="1671">
                <text:p>1671</text:p>
              </table:table-cell>
              <table:table-cell office:value-type="float" office:value="1666">
                <text:p>1666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89">
                <text:p>3289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2100.4707175926">
                <text:p>42100.4707175926</text:p>
              </table:table-cell>
              <table:table-cell office:value-type="float" office:value="2350">
                <text:p>2350</text:p>
              </table:table-cell>
              <table:table-cell office:value-type="float" office:value="1676">
                <text:p>1676</text:p>
              </table:table-cell>
              <table:table-cell office:value-type="float" office:value="1671">
                <text:p>1671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89">
                <text:p>328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2100.4741898148">
                <text:p>42100.4741898148</text:p>
              </table:table-cell>
              <table:table-cell office:value-type="float" office:value="2399">
                <text:p>2399</text:p>
              </table:table-cell>
              <table:table-cell office:value-type="float" office:value="1671">
                <text:p>1671</text:p>
              </table:table-cell>
              <table:table-cell office:value-type="float" office:value="1681">
                <text:p>1681</text:p>
              </table:table-cell>
              <table:table-cell office:value-type="float" office:value="147.058823529412">
                <text:p>147.058823529412</text:p>
              </table:table-cell>
              <table:table-cell office:value-type="float" office:value="3284">
                <text:p>3284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2100.477662037">
                <text:p>42100.477662037</text:p>
              </table:table-cell>
              <table:table-cell office:value-type="float" office:value="2228">
                <text:p>2228</text:p>
              </table:table-cell>
              <table:table-cell office:value-type="float" office:value="1666">
                <text:p>1666</text:p>
              </table:table-cell>
              <table:table-cell office:value-type="float" office:value="1652">
                <text:p>1652</text:p>
              </table:table-cell>
              <table:table-cell office:value-type="float" office:value="-205.882352941176">
                <text:p>-205.882352941176</text:p>
              </table:table-cell>
              <table:table-cell office:value-type="float" office:value="3284">
                <text:p>3284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2100.4811458333">
                <text:p>42100.4811458333</text:p>
              </table:table-cell>
              <table:table-cell office:value-type="float" office:value="2438">
                <text:p>2438</text:p>
              </table:table-cell>
              <table:table-cell office:value-type="float" office:value="1666">
                <text:p>1666</text:p>
              </table:table-cell>
              <table:table-cell office:value-type="float" office:value="1691">
                <text:p>1691</text:p>
              </table:table-cell>
              <table:table-cell office:value-type="float" office:value="367.647058823529">
                <text:p>367.647058823529</text:p>
              </table:table-cell>
              <table:table-cell office:value-type="float" office:value="3284">
                <text:p>3284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2100.4846180556">
                <text:p>42100.4846180556</text:p>
              </table:table-cell>
              <table:table-cell office:value-type="float" office:value="2390">
                <text:p>2390</text:p>
              </table:table-cell>
              <table:table-cell office:value-type="float" office:value="1666">
                <text:p>1666</text:p>
              </table:table-cell>
              <table:table-cell office:value-type="float" office:value="1671">
                <text:p>1671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3284">
                <text:p>328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2100.4880902778">
                <text:p>42100.4880902778</text:p>
              </table:table-cell>
              <table:table-cell office:value-type="float" office:value="2419">
                <text:p>2419</text:p>
              </table:table-cell>
              <table:table-cell office:value-type="float" office:value="1666">
                <text:p>1666</text:p>
              </table:table-cell>
              <table:table-cell office:value-type="float" office:value="1681">
                <text:p>1681</text:p>
              </table:table-cell>
              <table:table-cell office:value-type="float" office:value="220.588235294118">
                <text:p>220.588235294118</text:p>
              </table:table-cell>
              <table:table-cell office:value-type="float" office:value="3289">
                <text:p>32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2100.4915740741">
                <text:p>42100.4915740741</text:p>
              </table:table-cell>
              <table:table-cell office:value-type="float" office:value="2316">
                <text:p>2316</text:p>
              </table:table-cell>
              <table:table-cell office:value-type="float" office:value="1666">
                <text:p>1666</text:p>
              </table:table-cell>
              <table:table-cell office:value-type="float" office:value="1656">
                <text:p>1656</text:p>
              </table:table-cell>
              <table:table-cell office:value-type="float" office:value="-147.058823529412">
                <text:p>-147.058823529412</text:p>
              </table:table-cell>
              <table:table-cell office:value-type="float" office:value="3284">
                <text:p>32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2100.4950462963">
                <text:p>42100.4950462963</text:p>
              </table:table-cell>
              <table:table-cell office:value-type="float" office:value="2385">
                <text:p>2385</text:p>
              </table:table-cell>
              <table:table-cell office:value-type="float" office:value="1671">
                <text:p>1671</text:p>
              </table:table-cell>
              <table:table-cell office:value-type="float" office:value="1666">
                <text:p>1666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84">
                <text:p>3284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2100.4985185185">
                <text:p>42100.4985185185</text:p>
              </table:table-cell>
              <table:table-cell office:value-type="float" office:value="2385">
                <text:p>2385</text:p>
              </table:table-cell>
              <table:table-cell office:value-type="float" office:value="1661">
                <text:p>1661</text:p>
              </table:table-cell>
              <table:table-cell office:value-type="float" office:value="1676">
                <text:p>1676</text:p>
              </table:table-cell>
              <table:table-cell office:value-type="float" office:value="220.588235294118">
                <text:p>220.588235294118</text:p>
              </table:table-cell>
              <table:table-cell office:value-type="float" office:value="3289">
                <text:p>328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2100.5019907407">
                <text:p>42100.5019907407</text:p>
              </table:table-cell>
              <table:table-cell office:value-type="float" office:value="2355">
                <text:p>2355</text:p>
              </table:table-cell>
              <table:table-cell office:value-type="float" office:value="1656">
                <text:p>1656</text:p>
              </table:table-cell>
              <table:table-cell office:value-type="float" office:value="1656">
                <text:p>1656</text:p>
              </table:table-cell>
              <table:table-cell office:value-type="float" office:value="0">
                <text:p>0</text:p>
              </table:table-cell>
              <table:table-cell office:value-type="float" office:value="3284">
                <text:p>32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2100.505474537">
                <text:p>42100.505474537</text:p>
              </table:table-cell>
              <table:table-cell office:value-type="float" office:value="2346">
                <text:p>2346</text:p>
              </table:table-cell>
              <table:table-cell office:value-type="float" office:value="1656">
                <text:p>1656</text:p>
              </table:table-cell>
              <table:table-cell office:value-type="float" office:value="1652">
                <text:p>1652</text:p>
              </table:table-cell>
              <table:table-cell office:value-type="float" office:value="-58.8235294117647">
                <text:p>-58.8235294117647</text:p>
              </table:table-cell>
              <table:table-cell office:value-type="float" office:value="3284">
                <text:p>3284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2100.5089467593">
                <text:p>42100.5089467593</text:p>
              </table:table-cell>
              <table:table-cell office:value-type="float" office:value="2331">
                <text:p>2331</text:p>
              </table:table-cell>
              <table:table-cell office:value-type="float" office:value="1652">
                <text:p>1652</text:p>
              </table:table-cell>
              <table:table-cell office:value-type="float" office:value="1652">
                <text:p>1652</text:p>
              </table:table-cell>
              <table:table-cell office:value-type="float" office:value="0">
                <text:p>0</text:p>
              </table:table-cell>
              <table:table-cell office:value-type="float" office:value="3284">
                <text:p>32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2100.5124189815">
                <text:p>42100.5124189815</text:p>
              </table:table-cell>
              <table:table-cell office:value-type="float" office:value="2272">
                <text:p>2272</text:p>
              </table:table-cell>
              <table:table-cell office:value-type="float" office:value="1656">
                <text:p>1656</text:p>
              </table:table-cell>
              <table:table-cell office:value-type="float" office:value="1637">
                <text:p>1637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84">
                <text:p>32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2100.5158912037">
                <text:p>42100.5158912037</text:p>
              </table:table-cell>
              <table:table-cell office:value-type="float" office:value="2365">
                <text:p>2365</text:p>
              </table:table-cell>
              <table:table-cell office:value-type="float" office:value="1656">
                <text:p>1656</text:p>
              </table:table-cell>
              <table:table-cell office:value-type="float" office:value="1652">
                <text:p>1652</text:p>
              </table:table-cell>
              <table:table-cell office:value-type="float" office:value="-58.8235294117647">
                <text:p>-58.8235294117647</text:p>
              </table:table-cell>
              <table:table-cell office:value-type="float" office:value="3284">
                <text:p>3284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2100.519375">
                <text:p>42100.519375</text:p>
              </table:table-cell>
              <table:table-cell office:value-type="float" office:value="2370">
                <text:p>2370</text:p>
              </table:table-cell>
              <table:table-cell office:value-type="float" office:value="1647">
                <text:p>1647</text:p>
              </table:table-cell>
              <table:table-cell office:value-type="float" office:value="1661">
                <text:p>1661</text:p>
              </table:table-cell>
              <table:table-cell office:value-type="float" office:value="205.882352941176">
                <text:p>205.882352941176</text:p>
              </table:table-cell>
              <table:table-cell office:value-type="float" office:value="3284">
                <text:p>3284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2100.5228472222">
                <text:p>42100.5228472222</text:p>
              </table:table-cell>
              <table:table-cell office:value-type="float" office:value="2394">
                <text:p>2394</text:p>
              </table:table-cell>
              <table:table-cell office:value-type="float" office:value="1647">
                <text:p>1647</text:p>
              </table:table-cell>
              <table:table-cell office:value-type="float" office:value="1661">
                <text:p>1661</text:p>
              </table:table-cell>
              <table:table-cell office:value-type="float" office:value="205.882352941176">
                <text:p>205.882352941176</text:p>
              </table:table-cell>
              <table:table-cell office:value-type="float" office:value="3284">
                <text:p>3284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2100.5263194444">
                <text:p>42100.5263194444</text:p>
              </table:table-cell>
              <table:table-cell office:value-type="float" office:value="2394">
                <text:p>2394</text:p>
              </table:table-cell>
              <table:table-cell office:value-type="float" office:value="1652">
                <text:p>1652</text:p>
              </table:table-cell>
              <table:table-cell office:value-type="float" office:value="1666">
                <text:p>1666</text:p>
              </table:table-cell>
              <table:table-cell office:value-type="float" office:value="205.882352941176">
                <text:p>205.882352941176</text:p>
              </table:table-cell>
              <table:table-cell office:value-type="float" office:value="3284">
                <text:p>3284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2100.5297916667">
                <text:p>42100.5297916667</text:p>
              </table:table-cell>
              <table:table-cell office:value-type="float" office:value="2375">
                <text:p>2375</text:p>
              </table:table-cell>
              <table:table-cell office:value-type="float" office:value="1652">
                <text:p>1652</text:p>
              </table:table-cell>
              <table:table-cell office:value-type="float" office:value="1656">
                <text:p>1656</text:p>
              </table:table-cell>
              <table:table-cell office:value-type="float" office:value="58.8235294117647">
                <text:p>58.8235294117647</text:p>
              </table:table-cell>
              <table:table-cell office:value-type="float" office:value="3289">
                <text:p>3289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100.533275463">
                <text:p>42100.533275463</text:p>
              </table:table-cell>
              <table:table-cell office:value-type="float" office:value="2321">
                <text:p>2321</text:p>
              </table:table-cell>
              <table:table-cell office:value-type="float" office:value="1652">
                <text:p>1652</text:p>
              </table:table-cell>
              <table:table-cell office:value-type="float" office:value="1647">
                <text:p>1647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84">
                <text:p>328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2100.5367476852">
                <text:p>42100.5367476852</text:p>
              </table:table-cell>
              <table:table-cell office:value-type="float" office:value="2355">
                <text:p>2355</text:p>
              </table:table-cell>
              <table:table-cell office:value-type="float" office:value="1652">
                <text:p>1652</text:p>
              </table:table-cell>
              <table:table-cell office:value-type="float" office:value="1656">
                <text:p>1656</text:p>
              </table:table-cell>
              <table:table-cell office:value-type="float" office:value="58.8235294117647">
                <text:p>58.8235294117647</text:p>
              </table:table-cell>
              <table:table-cell office:value-type="float" office:value="3284">
                <text:p>3284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2100.5402199074">
                <text:p>42100.5402199074</text:p>
              </table:table-cell>
              <table:table-cell office:value-type="float" office:value="2292">
                <text:p>2292</text:p>
              </table:table-cell>
              <table:table-cell office:value-type="float" office:value="1652">
                <text:p>1652</text:p>
              </table:table-cell>
              <table:table-cell office:value-type="float" office:value="1642">
                <text:p>1642</text:p>
              </table:table-cell>
              <table:table-cell office:value-type="float" office:value="-147.058823529412">
                <text:p>-147.058823529412</text:p>
              </table:table-cell>
              <table:table-cell office:value-type="float" office:value="3284">
                <text:p>3284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2100.5437037037">
                <text:p>42100.5437037037</text:p>
              </table:table-cell>
              <table:table-cell office:value-type="float" office:value="2272">
                <text:p>2272</text:p>
              </table:table-cell>
              <table:table-cell office:value-type="float" office:value="1656">
                <text:p>1656</text:p>
              </table:table-cell>
              <table:table-cell office:value-type="float" office:value="1637">
                <text:p>1637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84">
                <text:p>3284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2100.5471759259">
                <text:p>42100.5471759259</text:p>
              </table:table-cell>
              <table:table-cell office:value-type="float" office:value="2292">
                <text:p>2292</text:p>
              </table:table-cell>
              <table:table-cell office:value-type="float" office:value="1642">
                <text:p>1642</text:p>
              </table:table-cell>
              <table:table-cell office:value-type="float" office:value="1637">
                <text:p>1637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84">
                <text:p>3284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2100.5506481482">
                <text:p>42100.5506481482</text:p>
              </table:table-cell>
              <table:table-cell office:value-type="float" office:value="2360">
                <text:p>2360</text:p>
              </table:table-cell>
              <table:table-cell office:value-type="float" office:value="1647">
                <text:p>1647</text:p>
              </table:table-cell>
              <table:table-cell office:value-type="float" office:value="1652">
                <text:p>1652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3284">
                <text:p>32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2100.5541203704">
                <text:p>42100.5541203704</text:p>
              </table:table-cell>
              <table:table-cell office:value-type="float" office:value="2091">
                <text:p>2091</text:p>
              </table:table-cell>
              <table:table-cell office:value-type="float" office:value="1642">
                <text:p>1642</text:p>
              </table:table-cell>
              <table:table-cell office:value-type="float" office:value="1622">
                <text:p>1622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84">
                <text:p>3284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2100.5576041667">
                <text:p>42100.5576041667</text:p>
              </table:table-cell>
              <table:table-cell office:value-type="float" office:value="2189">
                <text:p>2189</text:p>
              </table:table-cell>
              <table:table-cell office:value-type="float" office:value="1637">
                <text:p>1637</text:p>
              </table:table-cell>
              <table:table-cell office:value-type="float" office:value="1622">
                <text:p>1622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84">
                <text:p>3284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2100.5610763889">
                <text:p>42100.5610763889</text:p>
              </table:table-cell>
              <table:table-cell office:value-type="float" office:value="2287">
                <text:p>2287</text:p>
              </table:table-cell>
              <table:table-cell office:value-type="float" office:value="1632">
                <text:p>1632</text:p>
              </table:table-cell>
              <table:table-cell office:value-type="float" office:value="1622">
                <text:p>1622</text:p>
              </table:table-cell>
              <table:table-cell office:value-type="float" office:value="-147.058823529412">
                <text:p>-147.058823529412</text:p>
              </table:table-cell>
              <table:table-cell office:value-type="float" office:value="3294">
                <text:p>3294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2100.5645486111">
                <text:p>42100.5645486111</text:p>
              </table:table-cell>
              <table:table-cell office:value-type="float" office:value="2360">
                <text:p>2360</text:p>
              </table:table-cell>
              <table:table-cell office:value-type="float" office:value="1632">
                <text:p>1632</text:p>
              </table:table-cell>
              <table:table-cell office:value-type="float" office:value="1642">
                <text:p>1642</text:p>
              </table:table-cell>
              <table:table-cell office:value-type="float" office:value="147.058823529412">
                <text:p>147.058823529412</text:p>
              </table:table-cell>
              <table:table-cell office:value-type="float" office:value="3279">
                <text:p>32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2100.5680208333">
                <text:p>42100.5680208333</text:p>
              </table:table-cell>
              <table:table-cell office:value-type="float" office:value="2179">
                <text:p>2179</text:p>
              </table:table-cell>
              <table:table-cell office:value-type="float" office:value="1627">
                <text:p>1627</text:p>
              </table:table-cell>
              <table:table-cell office:value-type="float" office:value="1612">
                <text:p>1612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79">
                <text:p>327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2100.5715046296">
                <text:p>42100.5715046296</text:p>
              </table:table-cell>
              <table:table-cell office:value-type="float" office:value="2189">
                <text:p>2189</text:p>
              </table:table-cell>
              <table:table-cell office:value-type="float" office:value="1622">
                <text:p>1622</text:p>
              </table:table-cell>
              <table:table-cell office:value-type="float" office:value="1608">
                <text:p>1608</text:p>
              </table:table-cell>
              <table:table-cell office:value-type="float" office:value="-205.882352941176">
                <text:p>-205.882352941176</text:p>
              </table:table-cell>
              <table:table-cell office:value-type="float" office:value="3279">
                <text:p>32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2100.5749768518">
                <text:p>42100.5749768518</text:p>
              </table:table-cell>
              <table:table-cell office:value-type="float" office:value="2360">
                <text:p>2360</text:p>
              </table:table-cell>
              <table:table-cell office:value-type="float" office:value="1622">
                <text:p>1622</text:p>
              </table:table-cell>
              <table:table-cell office:value-type="float" office:value="1622">
                <text:p>1622</text:p>
              </table:table-cell>
              <table:table-cell office:value-type="float" office:value="0">
                <text:p>0</text:p>
              </table:table-cell>
              <table:table-cell office:value-type="float" office:value="3284">
                <text:p>328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2100.5784490741">
                <text:p>42100.5784490741</text:p>
              </table:table-cell>
              <table:table-cell office:value-type="float" office:value="2321">
                <text:p>2321</text:p>
              </table:table-cell>
              <table:table-cell office:value-type="float" office:value="1622">
                <text:p>1622</text:p>
              </table:table-cell>
              <table:table-cell office:value-type="float" office:value="1622">
                <text:p>1622</text:p>
              </table:table-cell>
              <table:table-cell office:value-type="float" office:value="0">
                <text:p>0</text:p>
              </table:table-cell>
              <table:table-cell office:value-type="float" office:value="3284">
                <text:p>3284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2100.5819212963">
                <text:p>42100.5819212963</text:p>
              </table:table-cell>
              <table:table-cell office:value-type="float" office:value="2258">
                <text:p>2258</text:p>
              </table:table-cell>
              <table:table-cell office:value-type="float" office:value="1622">
                <text:p>1622</text:p>
              </table:table-cell>
              <table:table-cell office:value-type="float" office:value="1612">
                <text:p>1612</text:p>
              </table:table-cell>
              <table:table-cell office:value-type="float" office:value="-147.058823529412">
                <text:p>-147.058823529412</text:p>
              </table:table-cell>
              <table:table-cell office:value-type="float" office:value="3284">
                <text:p>32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100.5854050926">
                <text:p>42100.5854050926</text:p>
              </table:table-cell>
              <table:table-cell office:value-type="float" office:value="2243">
                <text:p>2243</text:p>
              </table:table-cell>
              <table:table-cell office:value-type="float" office:value="1622">
                <text:p>1622</text:p>
              </table:table-cell>
              <table:table-cell office:value-type="float" office:value="1608">
                <text:p>1608</text:p>
              </table:table-cell>
              <table:table-cell office:value-type="float" office:value="-205.882352941176">
                <text:p>-205.882352941176</text:p>
              </table:table-cell>
              <table:table-cell office:value-type="float" office:value="3284">
                <text:p>32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2100.5888773148">
                <text:p>42100.5888773148</text:p>
              </table:table-cell>
              <table:table-cell office:value-type="float" office:value="2160">
                <text:p>2160</text:p>
              </table:table-cell>
              <table:table-cell office:value-type="float" office:value="1617">
                <text:p>1617</text:p>
              </table:table-cell>
              <table:table-cell office:value-type="float" office:value="1598">
                <text:p>1598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84">
                <text:p>3284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2100.592349537">
                <text:p>42100.592349537</text:p>
              </table:table-cell>
              <table:table-cell office:value-type="float" office:value="2155">
                <text:p>2155</text:p>
              </table:table-cell>
              <table:table-cell office:value-type="float" office:value="1617">
                <text:p>1617</text:p>
              </table:table-cell>
              <table:table-cell office:value-type="float" office:value="1593">
                <text:p>1593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3279">
                <text:p>327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2100.5958333333">
                <text:p>42100.5958333333</text:p>
              </table:table-cell>
              <table:table-cell office:value-type="float" office:value="2282">
                <text:p>2282</text:p>
              </table:table-cell>
              <table:table-cell office:value-type="float" office:value="1608">
                <text:p>1608</text:p>
              </table:table-cell>
              <table:table-cell office:value-type="float" office:value="1598">
                <text:p>1598</text:p>
              </table:table-cell>
              <table:table-cell office:value-type="float" office:value="-147.058823529412">
                <text:p>-147.058823529412</text:p>
              </table:table-cell>
              <table:table-cell office:value-type="float" office:value="3279">
                <text:p>3279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2100.5993055556">
                <text:p>42100.5993055556</text:p>
              </table:table-cell>
              <table:table-cell office:value-type="float" office:value="2350">
                <text:p>2350</text:p>
              </table:table-cell>
              <table:table-cell office:value-type="float" office:value="1608">
                <text:p>1608</text:p>
              </table:table-cell>
              <table:table-cell office:value-type="float" office:value="1612">
                <text:p>1612</text:p>
              </table:table-cell>
              <table:table-cell office:value-type="float" office:value="58.8235294117647">
                <text:p>58.8235294117647</text:p>
              </table:table-cell>
              <table:table-cell office:value-type="float" office:value="3279">
                <text:p>3279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2100.6027777778">
                <text:p>42100.6027777778</text:p>
              </table:table-cell>
              <table:table-cell office:value-type="float" office:value="2302">
                <text:p>2302</text:p>
              </table:table-cell>
              <table:table-cell office:value-type="float" office:value="1608">
                <text:p>1608</text:p>
              </table:table-cell>
              <table:table-cell office:value-type="float" office:value="1603">
                <text:p>1603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84">
                <text:p>32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2100.60625">
                <text:p>42100.60625</text:p>
              </table:table-cell>
              <table:table-cell office:value-type="float" office:value="2282">
                <text:p>2282</text:p>
              </table:table-cell>
              <table:table-cell office:value-type="float" office:value="1603">
                <text:p>1603</text:p>
              </table:table-cell>
              <table:table-cell office:value-type="float" office:value="1593">
                <text:p>1593</text:p>
              </table:table-cell>
              <table:table-cell office:value-type="float" office:value="-147.058823529412">
                <text:p>-147.058823529412</text:p>
              </table:table-cell>
              <table:table-cell office:value-type="float" office:value="3279">
                <text:p>3279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2100.6097337963">
                <text:p>42100.6097337963</text:p>
              </table:table-cell>
              <table:table-cell office:value-type="float" office:value="2419">
                <text:p>2419</text:p>
              </table:table-cell>
              <table:table-cell office:value-type="float" office:value="1608">
                <text:p>1608</text:p>
              </table:table-cell>
              <table:table-cell office:value-type="float" office:value="1637">
                <text:p>1637</text:p>
              </table:table-cell>
              <table:table-cell office:value-type="float" office:value="426.470588235294">
                <text:p>426.470588235294</text:p>
              </table:table-cell>
              <table:table-cell office:value-type="float" office:value="3284">
                <text:p>3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100.6132060185">
                <text:p>42100.6132060185</text:p>
              </table:table-cell>
              <table:table-cell office:value-type="float" office:value="2209">
                <text:p>2209</text:p>
              </table:table-cell>
              <table:table-cell office:value-type="float" office:value="1608">
                <text:p>1608</text:p>
              </table:table-cell>
              <table:table-cell office:value-type="float" office:value="1588">
                <text:p>1588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84">
                <text:p>3284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2100.6166782407">
                <text:p>42100.6166782407</text:p>
              </table:table-cell>
              <table:table-cell office:value-type="float" office:value="2385">
                <text:p>2385</text:p>
              </table:table-cell>
              <table:table-cell office:value-type="float" office:value="1608">
                <text:p>1608</text:p>
              </table:table-cell>
              <table:table-cell office:value-type="float" office:value="1622">
                <text:p>1622</text:p>
              </table:table-cell>
              <table:table-cell office:value-type="float" office:value="205.882352941176">
                <text:p>205.882352941176</text:p>
              </table:table-cell>
              <table:table-cell office:value-type="float" office:value="3284">
                <text:p>3284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2100.620150463">
                <text:p>42100.620150463</text:p>
              </table:table-cell>
              <table:table-cell office:value-type="float" office:value="2346">
                <text:p>2346</text:p>
              </table:table-cell>
              <table:table-cell office:value-type="float" office:value="1612">
                <text:p>1612</text:p>
              </table:table-cell>
              <table:table-cell office:value-type="float" office:value="1622">
                <text:p>1622</text:p>
              </table:table-cell>
              <table:table-cell office:value-type="float" office:value="147.058823529412">
                <text:p>147.058823529412</text:p>
              </table:table-cell>
              <table:table-cell office:value-type="float" office:value="3284">
                <text:p>32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2100.6236342593">
                <text:p>42100.6236342593</text:p>
              </table:table-cell>
              <table:table-cell office:value-type="float" office:value="2385">
                <text:p>2385</text:p>
              </table:table-cell>
              <table:table-cell office:value-type="float" office:value="1617">
                <text:p>1617</text:p>
              </table:table-cell>
              <table:table-cell office:value-type="float" office:value="1632">
                <text:p>1632</text:p>
              </table:table-cell>
              <table:table-cell office:value-type="float" office:value="220.588235294118">
                <text:p>220.588235294118</text:p>
              </table:table-cell>
              <table:table-cell office:value-type="float" office:value="3284">
                <text:p>32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2100.6271064815">
                <text:p>42100.6271064815</text:p>
              </table:table-cell>
              <table:table-cell office:value-type="float" office:value="2360">
                <text:p>2360</text:p>
              </table:table-cell>
              <table:table-cell office:value-type="float" office:value="1617">
                <text:p>1617</text:p>
              </table:table-cell>
              <table:table-cell office:value-type="float" office:value="1627">
                <text:p>1627</text:p>
              </table:table-cell>
              <table:table-cell office:value-type="float" office:value="147.058823529412">
                <text:p>147.058823529412</text:p>
              </table:table-cell>
              <table:table-cell office:value-type="float" office:value="3284">
                <text:p>3284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2100.6305787037">
                <text:p>42100.6305787037</text:p>
              </table:table-cell>
              <table:table-cell office:value-type="float" office:value="2336">
                <text:p>2336</text:p>
              </table:table-cell>
              <table:table-cell office:value-type="float" office:value="1617">
                <text:p>1617</text:p>
              </table:table-cell>
              <table:table-cell office:value-type="float" office:value="1617">
                <text:p>1617</text:p>
              </table:table-cell>
              <table:table-cell office:value-type="float" office:value="0">
                <text:p>0</text:p>
              </table:table-cell>
              <table:table-cell office:value-type="float" office:value="3299">
                <text:p>3299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2100.6340509259">
                <text:p>42100.6340509259</text:p>
              </table:table-cell>
              <table:table-cell office:value-type="float" office:value="2380">
                <text:p>2380</text:p>
              </table:table-cell>
              <table:table-cell office:value-type="float" office:value="1617">
                <text:p>1617</text:p>
              </table:table-cell>
              <table:table-cell office:value-type="float" office:value="1632">
                <text:p>1632</text:p>
              </table:table-cell>
              <table:table-cell office:value-type="float" office:value="220.588235294118">
                <text:p>220.588235294118</text:p>
              </table:table-cell>
              <table:table-cell office:value-type="float" office:value="3284">
                <text:p>3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2100.6375347222">
                <text:p>42100.6375347222</text:p>
              </table:table-cell>
              <table:table-cell office:value-type="float" office:value="2331">
                <text:p>2331</text:p>
              </table:table-cell>
              <table:table-cell office:value-type="float" office:value="1617">
                <text:p>1617</text:p>
              </table:table-cell>
              <table:table-cell office:value-type="float" office:value="1622">
                <text:p>1622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3284">
                <text:p>3284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2100.6410069445">
                <text:p>42100.6410069445</text:p>
              </table:table-cell>
              <table:table-cell office:value-type="float" office:value="2336">
                <text:p>2336</text:p>
              </table:table-cell>
              <table:table-cell office:value-type="float" office:value="1617">
                <text:p>1617</text:p>
              </table:table-cell>
              <table:table-cell office:value-type="float" office:value="1622">
                <text:p>1622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3284">
                <text:p>3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2100.6444791667">
                <text:p>42100.6444791667</text:p>
              </table:table-cell>
              <table:table-cell office:value-type="float" office:value="2316">
                <text:p>2316</text:p>
              </table:table-cell>
              <table:table-cell office:value-type="float" office:value="1617">
                <text:p>1617</text:p>
              </table:table-cell>
              <table:table-cell office:value-type="float" office:value="1617">
                <text:p>1617</text:p>
              </table:table-cell>
              <table:table-cell office:value-type="float" office:value="0">
                <text:p>0</text:p>
              </table:table-cell>
              <table:table-cell office:value-type="float" office:value="3284">
                <text:p>3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2100.6479513889">
                <text:p>42100.6479513889</text:p>
              </table:table-cell>
              <table:table-cell office:value-type="float" office:value="2272">
                <text:p>2272</text:p>
              </table:table-cell>
              <table:table-cell office:value-type="float" office:value="1617">
                <text:p>1617</text:p>
              </table:table-cell>
              <table:table-cell office:value-type="float" office:value="1608">
                <text:p>1608</text:p>
              </table:table-cell>
              <table:table-cell office:value-type="float" office:value="-132.352941176471">
                <text:p>-132.352941176471</text:p>
              </table:table-cell>
              <table:table-cell office:value-type="float" office:value="3284">
                <text:p>3284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2100.6514351852">
                <text:p>42100.6514351852</text:p>
              </table:table-cell>
              <table:table-cell office:value-type="float" office:value="2267">
                <text:p>2267</text:p>
              </table:table-cell>
              <table:table-cell office:value-type="float" office:value="1617">
                <text:p>1617</text:p>
              </table:table-cell>
              <table:table-cell office:value-type="float" office:value="1608">
                <text:p>1608</text:p>
              </table:table-cell>
              <table:table-cell office:value-type="float" office:value="-132.352941176471">
                <text:p>-132.352941176471</text:p>
              </table:table-cell>
              <table:table-cell office:value-type="float" office:value="3284">
                <text:p>3284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2100.6549074074">
                <text:p>42100.6549074074</text:p>
              </table:table-cell>
              <table:table-cell office:value-type="float" office:value="2248">
                <text:p>2248</text:p>
              </table:table-cell>
              <table:table-cell office:value-type="float" office:value="1612">
                <text:p>1612</text:p>
              </table:table-cell>
              <table:table-cell office:value-type="float" office:value="1603">
                <text:p>1603</text:p>
              </table:table-cell>
              <table:table-cell office:value-type="float" office:value="-132.352941176471">
                <text:p>-132.352941176471</text:p>
              </table:table-cell>
              <table:table-cell office:value-type="float" office:value="3284">
                <text:p>3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2100.6583796296">
                <text:p>42100.6583796296</text:p>
              </table:table-cell>
              <table:table-cell office:value-type="float" office:value="2243">
                <text:p>2243</text:p>
              </table:table-cell>
              <table:table-cell office:value-type="float" office:value="1608">
                <text:p>1608</text:p>
              </table:table-cell>
              <table:table-cell office:value-type="float" office:value="1598">
                <text:p>1598</text:p>
              </table:table-cell>
              <table:table-cell office:value-type="float" office:value="-147.058823529412">
                <text:p>-147.058823529412</text:p>
              </table:table-cell>
              <table:table-cell office:value-type="float" office:value="3284">
                <text:p>3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2100.6618634259">
                <text:p>42100.6618634259</text:p>
              </table:table-cell>
              <table:table-cell office:value-type="float" office:value="2248">
                <text:p>2248</text:p>
              </table:table-cell>
              <table:table-cell office:value-type="float" office:value="1608">
                <text:p>1608</text:p>
              </table:table-cell>
              <table:table-cell office:value-type="float" office:value="1598">
                <text:p>1598</text:p>
              </table:table-cell>
              <table:table-cell office:value-type="float" office:value="-147.058823529412">
                <text:p>-147.058823529412</text:p>
              </table:table-cell>
              <table:table-cell office:value-type="float" office:value="3279">
                <text:p>3279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2100.6653356482">
                <text:p>42100.6653356482</text:p>
              </table:table-cell>
              <table:table-cell office:value-type="float" office:value="2370">
                <text:p>2370</text:p>
              </table:table-cell>
              <table:table-cell office:value-type="float" office:value="1608">
                <text:p>1608</text:p>
              </table:table-cell>
              <table:table-cell office:value-type="float" office:value="1622">
                <text:p>1622</text:p>
              </table:table-cell>
              <table:table-cell office:value-type="float" office:value="205.882352941176">
                <text:p>205.882352941176</text:p>
              </table:table-cell>
              <table:table-cell office:value-type="float" office:value="3284">
                <text:p>3284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100.6688078704">
                <text:p>42100.6688078704</text:p>
              </table:table-cell>
              <table:table-cell office:value-type="float" office:value="2370">
                <text:p>2370</text:p>
              </table:table-cell>
              <table:table-cell office:value-type="float" office:value="1612">
                <text:p>1612</text:p>
              </table:table-cell>
              <table:table-cell office:value-type="float" office:value="1622">
                <text:p>1622</text:p>
              </table:table-cell>
              <table:table-cell office:value-type="float" office:value="147.058823529412">
                <text:p>147.058823529412</text:p>
              </table:table-cell>
              <table:table-cell office:value-type="float" office:value="3284">
                <text:p>3284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2100.6722800926">
                <text:p>42100.6722800926</text:p>
              </table:table-cell>
              <table:table-cell office:value-type="float" office:value="2209">
                <text:p>2209</text:p>
              </table:table-cell>
              <table:table-cell office:value-type="float" office:value="1608">
                <text:p>1608</text:p>
              </table:table-cell>
              <table:table-cell office:value-type="float" office:value="1603">
                <text:p>1603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79">
                <text:p>3279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2100.6757638889">
                <text:p>42100.6757638889</text:p>
              </table:table-cell>
              <table:table-cell office:value-type="float" office:value="2248">
                <text:p>2248</text:p>
              </table:table-cell>
              <table:table-cell office:value-type="float" office:value="1608">
                <text:p>1608</text:p>
              </table:table-cell>
              <table:table-cell office:value-type="float" office:value="1593">
                <text:p>1593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79">
                <text:p>327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2100.6792361111">
                <text:p>42100.6792361111</text:p>
              </table:table-cell>
              <table:table-cell office:value-type="float" office:value="2121">
                <text:p>2121</text:p>
              </table:table-cell>
              <table:table-cell office:value-type="float" office:value="1603">
                <text:p>1603</text:p>
              </table:table-cell>
              <table:table-cell office:value-type="float" office:value="1588">
                <text:p>1588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84">
                <text:p>3284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2100.6827083333">
                <text:p>42100.6827083333</text:p>
              </table:table-cell>
              <table:table-cell office:value-type="float" office:value="2028">
                <text:p>2028</text:p>
              </table:table-cell>
              <table:table-cell office:value-type="float" office:value="1598">
                <text:p>1598</text:p>
              </table:table-cell>
              <table:table-cell office:value-type="float" office:value="1578">
                <text:p>1578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2100.6861805555">
                <text:p>42100.6861805555</text:p>
              </table:table-cell>
              <table:table-cell office:value-type="float" office:value="2008">
                <text:p>2008</text:p>
              </table:table-cell>
              <table:table-cell office:value-type="float" office:value="1593">
                <text:p>1593</text:p>
              </table:table-cell>
              <table:table-cell office:value-type="float" office:value="1578">
                <text:p>1578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79">
                <text:p>3279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2100.6896643519">
                <text:p>42100.6896643519</text:p>
              </table:table-cell>
              <table:table-cell office:value-type="float" office:value="1964">
                <text:p>1964</text:p>
              </table:table-cell>
              <table:table-cell office:value-type="float" office:value="1588">
                <text:p>1588</text:p>
              </table:table-cell>
              <table:table-cell office:value-type="float" office:value="1573">
                <text:p>1573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79">
                <text:p>3279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2100.6931365741">
                <text:p>42100.6931365741</text:p>
              </table:table-cell>
              <table:table-cell office:value-type="float" office:value="1886">
                <text:p>1886</text:p>
              </table:table-cell>
              <table:table-cell office:value-type="float" office:value="1583">
                <text:p>1583</text:p>
              </table:table-cell>
              <table:table-cell office:value-type="float" office:value="1568">
                <text:p>1568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79">
                <text:p>327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2100.6966087963">
                <text:p>42100.6966087963</text:p>
              </table:table-cell>
              <table:table-cell office:value-type="float" office:value="1920">
                <text:p>1920</text:p>
              </table:table-cell>
              <table:table-cell office:value-type="float" office:value="1583">
                <text:p>1583</text:p>
              </table:table-cell>
              <table:table-cell office:value-type="float" office:value="1564">
                <text:p>1564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2100.7000810185">
                <text:p>42100.7000810185</text:p>
              </table:table-cell>
              <table:table-cell office:value-type="float" office:value="1979">
                <text:p>1979</text:p>
              </table:table-cell>
              <table:table-cell office:value-type="float" office:value="1578">
                <text:p>1578</text:p>
              </table:table-cell>
              <table:table-cell office:value-type="float" office:value="1559">
                <text:p>1559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2100.7035648148">
                <text:p>42100.7035648148</text:p>
              </table:table-cell>
              <table:table-cell office:value-type="float" office:value="2209">
                <text:p>2209</text:p>
              </table:table-cell>
              <table:table-cell office:value-type="float" office:value="1573">
                <text:p>1573</text:p>
              </table:table-cell>
              <table:table-cell office:value-type="float" office:value="1564">
                <text:p>1564</text:p>
              </table:table-cell>
              <table:table-cell office:value-type="float" office:value="-132.352941176471">
                <text:p>-132.352941176471</text:p>
              </table:table-cell>
              <table:table-cell office:value-type="float" office:value="3299">
                <text:p>329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2100.707037037">
                <text:p>42100.707037037</text:p>
              </table:table-cell>
              <table:table-cell office:value-type="float" office:value="2184">
                <text:p>2184</text:p>
              </table:table-cell>
              <table:table-cell office:value-type="float" office:value="1573">
                <text:p>1573</text:p>
              </table:table-cell>
              <table:table-cell office:value-type="float" office:value="1559">
                <text:p>1559</text:p>
              </table:table-cell>
              <table:table-cell office:value-type="float" office:value="-205.882352941176">
                <text:p>-205.882352941176</text:p>
              </table:table-cell>
              <table:table-cell office:value-type="float" office:value="3279">
                <text:p>3279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2100.7105092593">
                <text:p>42100.7105092593</text:p>
              </table:table-cell>
              <table:table-cell office:value-type="float" office:value="2170">
                <text:p>2170</text:p>
              </table:table-cell>
              <table:table-cell office:value-type="float" office:value="1568">
                <text:p>1568</text:p>
              </table:table-cell>
              <table:table-cell office:value-type="float" office:value="1554">
                <text:p>1554</text:p>
              </table:table-cell>
              <table:table-cell office:value-type="float" office:value="-205.882352941176">
                <text:p>-205.882352941176</text:p>
              </table:table-cell>
              <table:table-cell office:value-type="float" office:value="3279">
                <text:p>3279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2100.7139930556">
                <text:p>42100.7139930556</text:p>
              </table:table-cell>
              <table:table-cell office:value-type="float" office:value="1994">
                <text:p>1994</text:p>
              </table:table-cell>
              <table:table-cell office:value-type="float" office:value="1564">
                <text:p>1564</text:p>
              </table:table-cell>
              <table:table-cell office:value-type="float" office:value="1549">
                <text:p>1549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79">
                <text:p>3279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2100.7174652778">
                <text:p>42100.7174652778</text:p>
              </table:table-cell>
              <table:table-cell office:value-type="float" office:value="1847">
                <text:p>1847</text:p>
              </table:table-cell>
              <table:table-cell office:value-type="float" office:value="1564">
                <text:p>1564</text:p>
              </table:table-cell>
              <table:table-cell office:value-type="float" office:value="1544">
                <text:p>1544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2100.7209375">
                <text:p>42100.7209375</text:p>
              </table:table-cell>
              <table:table-cell office:value-type="float" office:value="2165">
                <text:p>2165</text:p>
              </table:table-cell>
              <table:table-cell office:value-type="float" office:value="1559">
                <text:p>1559</text:p>
              </table:table-cell>
              <table:table-cell office:value-type="float" office:value="1544">
                <text:p>1544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79">
                <text:p>327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100.7244097222">
                <text:p>42100.7244097222</text:p>
              </table:table-cell>
              <table:table-cell office:value-type="float" office:value="2248">
                <text:p>2248</text:p>
              </table:table-cell>
              <table:table-cell office:value-type="float" office:value="1554">
                <text:p>1554</text:p>
              </table:table-cell>
              <table:table-cell office:value-type="float" office:value="1549">
                <text:p>1549</text:p>
              </table:table-cell>
              <table:table-cell office:value-type="float" office:value="-73.5294117647059">
                <text:p>-73.5294117647059</text:p>
              </table:table-cell>
              <table:table-cell office:value-type="float" office:value="3299">
                <text:p>329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2100.7278935185">
                <text:p>42100.7278935185</text:p>
              </table:table-cell>
              <table:table-cell office:value-type="float" office:value="2160">
                <text:p>2160</text:p>
              </table:table-cell>
              <table:table-cell office:value-type="float" office:value="1554">
                <text:p>1554</text:p>
              </table:table-cell>
              <table:table-cell office:value-type="float" office:value="1539">
                <text:p>1539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79">
                <text:p>32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100.7313657408">
                <text:p>42100.7313657408</text:p>
              </table:table-cell>
              <table:table-cell office:value-type="float" office:value="2008">
                <text:p>2008</text:p>
              </table:table-cell>
              <table:table-cell office:value-type="float" office:value="1549">
                <text:p>1549</text:p>
              </table:table-cell>
              <table:table-cell office:value-type="float" office:value="1529">
                <text:p>1529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2100.734837963">
                <text:p>42100.734837963</text:p>
              </table:table-cell>
              <table:table-cell office:value-type="float" office:value="1920">
                <text:p>1920</text:p>
              </table:table-cell>
              <table:table-cell office:value-type="float" office:value="1544">
                <text:p>1544</text:p>
              </table:table-cell>
              <table:table-cell office:value-type="float" office:value="1524">
                <text:p>1524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2100.7383101852">
                <text:p>42100.7383101852</text:p>
              </table:table-cell>
              <table:table-cell office:value-type="float" office:value="1867">
                <text:p>1867</text:p>
              </table:table-cell>
              <table:table-cell office:value-type="float" office:value="1539">
                <text:p>1539</text:p>
              </table:table-cell>
              <table:table-cell office:value-type="float" office:value="1520">
                <text:p>1520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2100.7417939815">
                <text:p>42100.7417939815</text:p>
              </table:table-cell>
              <table:table-cell office:value-type="float" office:value="1779">
                <text:p>1779</text:p>
              </table:table-cell>
              <table:table-cell office:value-type="float" office:value="1539">
                <text:p>1539</text:p>
              </table:table-cell>
              <table:table-cell office:value-type="float" office:value="1520">
                <text:p>1520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2100.7452662037">
                <text:p>42100.7452662037</text:p>
              </table:table-cell>
              <table:table-cell office:value-type="float" office:value="1715">
                <text:p>1715</text:p>
              </table:table-cell>
              <table:table-cell office:value-type="float" office:value="1534">
                <text:p>1534</text:p>
              </table:table-cell>
              <table:table-cell office:value-type="float" office:value="1515">
                <text:p>1515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2100.7487384259">
                <text:p>42100.7487384259</text:p>
              </table:table-cell>
              <table:table-cell office:value-type="float" office:value="1608">
                <text:p>1608</text:p>
              </table:table-cell>
              <table:table-cell office:value-type="float" office:value="1529">
                <text:p>1529</text:p>
              </table:table-cell>
              <table:table-cell office:value-type="float" office:value="1510">
                <text:p>1510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2100.7522106482">
                <text:p>42100.7522106482</text:p>
              </table:table-cell>
              <table:table-cell office:value-type="float" office:value="1622">
                <text:p>1622</text:p>
              </table:table-cell>
              <table:table-cell office:value-type="float" office:value="1524">
                <text:p>1524</text:p>
              </table:table-cell>
              <table:table-cell office:value-type="float" office:value="1505">
                <text:p>1505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2100.7556944445">
                <text:p>42100.7556944445</text:p>
              </table:table-cell>
              <table:table-cell office:value-type="float" office:value="1436">
                <text:p>1436</text:p>
              </table:table-cell>
              <table:table-cell office:value-type="float" office:value="1520">
                <text:p>1520</text:p>
              </table:table-cell>
              <table:table-cell office:value-type="float" office:value="1500">
                <text:p>1500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2100.7591666667">
                <text:p>42100.7591666667</text:p>
              </table:table-cell>
              <table:table-cell office:value-type="float" office:value="713">
                <text:p>713</text:p>
              </table:table-cell>
              <table:table-cell office:value-type="float" office:value="1515">
                <text:p>1515</text:p>
              </table:table-cell>
              <table:table-cell office:value-type="float" office:value="1500">
                <text:p>1500</text:p>
              </table:table-cell>
              <table:table-cell office:value-type="float" office:value="-220.588235294118">
                <text:p>-220.588235294118</text:p>
              </table:table-cell>
              <table:table-cell office:value-type="float" office:value="3279">
                <text:p>32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2100.7626388889">
                <text:p>42100.7626388889</text:p>
              </table:table-cell>
              <table:table-cell office:value-type="float" office:value="464">
                <text:p>464</text:p>
              </table:table-cell>
              <table:table-cell office:value-type="float" office:value="1515">
                <text:p>1515</text:p>
              </table:table-cell>
              <table:table-cell office:value-type="float" office:value="1495">
                <text:p>1495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2100.7661111111">
                <text:p>42100.7661111111</text:p>
              </table:table-cell>
              <table:table-cell office:value-type="float" office:value="273">
                <text:p>273</text:p>
              </table:table-cell>
              <table:table-cell office:value-type="float" office:value="1510">
                <text:p>1510</text:p>
              </table:table-cell>
              <table:table-cell office:value-type="float" office:value="1490">
                <text:p>1490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2100.7695949074">
                <text:p>42100.7695949074</text:p>
              </table:table-cell>
              <table:table-cell office:value-type="float" office:value="161">
                <text:p>161</text:p>
              </table:table-cell>
              <table:table-cell office:value-type="float" office:value="1505">
                <text:p>1505</text:p>
              </table:table-cell>
              <table:table-cell office:value-type="float" office:value="1485">
                <text:p>1485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2100.7730671296">
                <text:p>42100.7730671296</text:p>
              </table:table-cell>
              <table:table-cell office:value-type="float" office:value="43">
                <text:p>43</text:p>
              </table:table-cell>
              <table:table-cell office:value-type="float" office:value="1500">
                <text:p>1500</text:p>
              </table:table-cell>
              <table:table-cell office:value-type="float" office:value="1480">
                <text:p>1480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2100.7765393519">
                <text:p>42100.7765393519</text:p>
              </table:table-cell>
              <table:table-cell office:value-type="float" office:value="0">
                <text:p>0</text:p>
              </table:table-cell>
              <table:table-cell office:value-type="float" office:value="1495">
                <text:p>1495</text:p>
              </table:table-cell>
              <table:table-cell office:value-type="float" office:value="1476">
                <text:p>1476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2100.7800231482">
                <text:p>42100.7800231482</text:p>
              </table:table-cell>
              <table:table-cell office:value-type="float" office:value="0">
                <text:p>0</text:p>
              </table:table-cell>
              <table:table-cell office:value-type="float" office:value="1490">
                <text:p>1490</text:p>
              </table:table-cell>
              <table:table-cell office:value-type="float" office:value="1476">
                <text:p>1476</text:p>
              </table:table-cell>
              <table:table-cell office:value-type="float" office:value="-205.882352941176">
                <text:p>-205.882352941176</text:p>
              </table:table-cell>
              <table:table-cell office:value-type="float" office:value="3279">
                <text:p>327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2100.7834953704">
                <text:p>42100.7834953704</text:p>
              </table:table-cell>
              <table:table-cell office:value-type="float" office:value="0">
                <text:p>0</text:p>
              </table:table-cell>
              <table:table-cell office:value-type="float" office:value="1490">
                <text:p>1490</text:p>
              </table:table-cell>
              <table:table-cell office:value-type="float" office:value="1466">
                <text:p>1466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3279">
                <text:p>32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2100.7869675926">
                <text:p>42100.7869675926</text:p>
              </table:table-cell>
              <table:table-cell office:value-type="float" office:value="0">
                <text:p>0</text:p>
              </table:table-cell>
              <table:table-cell office:value-type="float" office:value="1485">
                <text:p>1485</text:p>
              </table:table-cell>
              <table:table-cell office:value-type="float" office:value="1466">
                <text:p>1466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2100.7904398148">
                <text:p>42100.7904398148</text:p>
              </table:table-cell>
              <table:table-cell office:value-type="float" office:value="0">
                <text:p>0</text:p>
              </table:table-cell>
              <table:table-cell office:value-type="float" office:value="1480">
                <text:p>1480</text:p>
              </table:table-cell>
              <table:table-cell office:value-type="float" office:value="1461">
                <text:p>1461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4">
                <text:p>327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2100.7939236111">
                <text:p>42100.7939236111</text:p>
              </table:table-cell>
              <table:table-cell office:value-type="float" office:value="0">
                <text:p>0</text:p>
              </table:table-cell>
              <table:table-cell office:value-type="float" office:value="1476">
                <text:p>1476</text:p>
              </table:table-cell>
              <table:table-cell office:value-type="float" office:value="1456">
                <text:p>1456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4">
                <text:p>32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2100.7973958333">
                <text:p>42100.7973958333</text:p>
              </table:table-cell>
              <table:table-cell office:value-type="float" office:value="0">
                <text:p>0</text:p>
              </table:table-cell>
              <table:table-cell office:value-type="float" office:value="1471">
                <text:p>1471</text:p>
              </table:table-cell>
              <table:table-cell office:value-type="float" office:value="1451">
                <text:p>1451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4">
                <text:p>32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2100.8008680556">
                <text:p>42100.8008680556</text:p>
              </table:table-cell>
              <table:table-cell office:value-type="float" office:value="0">
                <text:p>0</text:p>
              </table:table-cell>
              <table:table-cell office:value-type="float" office:value="1466">
                <text:p>1466</text:p>
              </table:table-cell>
              <table:table-cell office:value-type="float" office:value="1446">
                <text:p>1446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2100.8043402778">
                <text:p>42100.8043402778</text:p>
              </table:table-cell>
              <table:table-cell office:value-type="float" office:value="0">
                <text:p>0</text:p>
              </table:table-cell>
              <table:table-cell office:value-type="float" office:value="1466">
                <text:p>1466</text:p>
              </table:table-cell>
              <table:table-cell office:value-type="float" office:value="1446">
                <text:p>1446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2100.8078240741">
                <text:p>42100.8078240741</text:p>
              </table:table-cell>
              <table:table-cell office:value-type="float" office:value="14">
                <text:p>14</text:p>
              </table:table-cell>
              <table:table-cell office:value-type="float" office:value="1461">
                <text:p>1461</text:p>
              </table:table-cell>
              <table:table-cell office:value-type="float" office:value="1441">
                <text:p>1441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2100.8112962963">
                <text:p>42100.8112962963</text:p>
              </table:table-cell>
              <table:table-cell office:value-type="float" office:value="0">
                <text:p>0</text:p>
              </table:table-cell>
              <table:table-cell office:value-type="float" office:value="1456">
                <text:p>1456</text:p>
              </table:table-cell>
              <table:table-cell office:value-type="float" office:value="1436">
                <text:p>1436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2100.8147685185">
                <text:p>42100.8147685185</text:p>
              </table:table-cell>
              <table:table-cell office:value-type="float" office:value="0">
                <text:p>0</text:p>
              </table:table-cell>
              <table:table-cell office:value-type="float" office:value="1451">
                <text:p>1451</text:p>
              </table:table-cell>
              <table:table-cell office:value-type="float" office:value="1432">
                <text:p>1432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2100.8182407407">
                <text:p>42100.8182407407</text:p>
              </table:table-cell>
              <table:table-cell office:value-type="float" office:value="0">
                <text:p>0</text:p>
              </table:table-cell>
              <table:table-cell office:value-type="float" office:value="1446">
                <text:p>1446</text:p>
              </table:table-cell>
              <table:table-cell office:value-type="float" office:value="1427">
                <text:p>1427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2100.821724537">
                <text:p>42100.821724537</text:p>
              </table:table-cell>
              <table:table-cell office:value-type="float" office:value="0">
                <text:p>0</text:p>
              </table:table-cell>
              <table:table-cell office:value-type="float" office:value="1446">
                <text:p>1446</text:p>
              </table:table-cell>
              <table:table-cell office:value-type="float" office:value="1427">
                <text:p>1427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3279">
                <text:p>327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2100.8251967593">
                <text:p>42100.8251967593</text:p>
              </table:table-cell>
              <table:table-cell office:value-type="float" office:value="0">
                <text:p>0</text:p>
              </table:table-cell>
              <table:table-cell office:value-type="float" office:value="1441">
                <text:p>1441</text:p>
              </table:table-cell>
              <table:table-cell office:value-type="float" office:value="1412">
                <text:p>1412</text:p>
              </table:table-cell>
              <table:table-cell office:value-type="float" office:value="-426.470588235294">
                <text:p>-426.470588235294</text:p>
              </table:table-cell>
              <table:table-cell office:value-type="float" office:value="3279">
                <text:p>327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2100.835625">
                <text:p>42100.835625</text:p>
              </table:table-cell>
              <table:table-cell office:value-type="float" office:value="0">
                <text:p>0</text:p>
              </table:table-cell>
              <table:table-cell office:value-type="float" office:value="1427">
                <text:p>1427</text:p>
              </table:table-cell>
              <table:table-cell office:value-type="float" office:value="1407">
                <text:p>1407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3279">
                <text:p>32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100.8390972222">
                <text:p>42100.8390972222</text:p>
              </table:table-cell>
              <table:table-cell office:value-type="float" office:value="0">
                <text:p>0</text:p>
              </table:table-cell>
              <table:table-cell office:value-type="float" office:value="1427">
                <text:p>1427</text:p>
              </table:table-cell>
              <table:table-cell office:value-type="float" office:value="1402">
                <text:p>1402</text:p>
              </table:table-cell>
              <table:table-cell office:value-type="float" office:value="-367.647058823529">
                <text:p>-367.647058823529</text:p>
              </table:table-cell>
              <table:table-cell office:value-type="float" office:value="3279">
                <text:p>3279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2100.8425694444">
                <text:p>42100.8425694444</text:p>
              </table:table-cell>
              <table:table-cell office:value-type="float" office:value="14">
                <text:p>14</text:p>
              </table:table-cell>
              <table:table-cell office:value-type="float" office:value="1417">
                <text:p>1417</text:p>
              </table:table-cell>
              <table:table-cell office:value-type="float" office:value="1392">
                <text:p>1392</text:p>
              </table:table-cell>
              <table:table-cell office:value-type="float" office:value="-367.647058823529">
                <text:p>-367.647058823529</text:p>
              </table:table-cell>
              <table:table-cell office:value-type="float" office:value="3274">
                <text:p>327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2100.8460532407">
                <text:p>42100.8460532407</text:p>
              </table:table-cell>
              <table:table-cell office:value-type="float" office:value="14">
                <text:p>14</text:p>
              </table:table-cell>
              <table:table-cell office:value-type="float" office:value="1407">
                <text:p>1407</text:p>
              </table:table-cell>
              <table:table-cell office:value-type="float" office:value="1329">
                <text:p>1329</text:p>
              </table:table-cell>
              <table:table-cell office:value-type="float" office:value="-1147.05882352941">
                <text:p>-1147.05882352941</text:p>
              </table:table-cell>
              <table:table-cell office:value-type="float" office:value="3186">
                <text:p>3186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2100.849525463">
                <text:p>42100.849525463</text:p>
              </table:table-cell>
              <table:table-cell office:value-type="float" office:value="4">
                <text:p>4</text:p>
              </table:table-cell>
              <table:table-cell office:value-type="float" office:value="1334">
                <text:p>1334</text:p>
              </table:table-cell>
              <table:table-cell office:value-type="float" office:value="606">
                <text:p>606</text:p>
              </table:table-cell>
              <table:table-cell office:value-type="float" office:value="-10705.8823529412">
                <text:p>-10705.8823529412</text:p>
              </table:table-cell>
              <table:table-cell office:value-type="float" office:value="2492">
                <text:p>249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2100.8529976852">
                <text:p>42100.8529976852</text:p>
              </table:table-cell>
              <table:table-cell office:value-type="float" office:value="0">
                <text:p>0</text:p>
              </table:table-cell>
              <table:table-cell office:value-type="float" office:value="1192">
                <text:p>1192</text:p>
              </table:table-cell>
              <table:table-cell office:value-type="float" office:value="542">
                <text:p>542</text:p>
              </table:table-cell>
              <table:table-cell office:value-type="float" office:value="-9558.82352941177">
                <text:p>-9558.82352941177</text:p>
              </table:table-cell>
              <table:table-cell office:value-type="float" office:value="2008">
                <text:p>2008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2100.8564699074">
                <text:p>42100.8564699074</text:p>
              </table:table-cell>
              <table:table-cell office:value-type="float" office:value="4">
                <text:p>4</text:p>
              </table:table-cell>
              <table:table-cell office:value-type="float" office:value="1075">
                <text:p>1075</text:p>
              </table:table-cell>
              <table:table-cell office:value-type="float" office:value="855">
                <text:p>855</text:p>
              </table:table-cell>
              <table:table-cell office:value-type="float" office:value="-3235.29411764706">
                <text:p>-3235.29411764706</text:p>
              </table:table-cell>
              <table:table-cell office:value-type="float" office:value="1344">
                <text:p>1344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2100.8599537037">
                <text:p>42100.8599537037</text:p>
              </table:table-cell>
              <table:table-cell office:value-type="float" office:value="0">
                <text:p>0</text:p>
              </table:table-cell>
              <table:table-cell office:value-type="float" office:value="1036">
                <text:p>1036</text:p>
              </table:table-cell>
              <table:table-cell office:value-type="float" office:value="835">
                <text:p>835</text:p>
              </table:table-cell>
              <table:table-cell office:value-type="float" office:value="-2955.88235294118">
                <text:p>-2955.88235294118</text:p>
              </table:table-cell>
              <table:table-cell office:value-type="float" office:value="1392">
                <text:p>1392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2100.8634259259">
                <text:p>42100.8634259259</text:p>
              </table:table-cell>
              <table:table-cell office:value-type="float" office:value="4">
                <text:p>4</text:p>
              </table:table-cell>
              <table:table-cell office:value-type="float" office:value="1001">
                <text:p>1001</text:p>
              </table:table-cell>
              <table:table-cell office:value-type="float" office:value="796">
                <text:p>796</text:p>
              </table:table-cell>
              <table:table-cell office:value-type="float" office:value="-3014.70588235294">
                <text:p>-3014.70588235294</text:p>
              </table:table-cell>
              <table:table-cell office:value-type="float" office:value="1212">
                <text:p>12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2100.8668981481">
                <text:p>42100.8668981481</text:p>
              </table:table-cell>
              <table:table-cell office:value-type="float" office:value="0">
                <text:p>0</text:p>
              </table:table-cell>
              <table:table-cell office:value-type="float" office:value="967">
                <text:p>967</text:p>
              </table:table-cell>
              <table:table-cell office:value-type="float" office:value="757">
                <text:p>757</text:p>
              </table:table-cell>
              <table:table-cell office:value-type="float" office:value="-3088.23529411765">
                <text:p>-3088.23529411765</text:p>
              </table:table-cell>
              <table:table-cell office:value-type="float" office:value="1197">
                <text:p>11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2100.8703703704">
                <text:p>42100.8703703704</text:p>
              </table:table-cell>
              <table:table-cell office:value-type="float" office:value="0">
                <text:p>0</text:p>
              </table:table-cell>
              <table:table-cell office:value-type="float" office:value="928">
                <text:p>928</text:p>
              </table:table-cell>
              <table:table-cell office:value-type="float" office:value="742">
                <text:p>742</text:p>
              </table:table-cell>
              <table:table-cell office:value-type="float" office:value="-2735.29411764706">
                <text:p>-2735.29411764706</text:p>
              </table:table-cell>
              <table:table-cell office:value-type="float" office:value="1119">
                <text:p>111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2100.8738541667">
                <text:p>42100.8738541667</text:p>
              </table:table-cell>
              <table:table-cell office:value-type="float" office:value="0">
                <text:p>0</text:p>
              </table:table-cell>
              <table:table-cell office:value-type="float" office:value="894">
                <text:p>894</text:p>
              </table:table-cell>
              <table:table-cell office:value-type="float" office:value="708">
                <text:p>708</text:p>
              </table:table-cell>
              <table:table-cell office:value-type="float" office:value="-2735.29411764706">
                <text:p>-2735.29411764706</text:p>
              </table:table-cell>
              <table:table-cell office:value-type="float" office:value="982">
                <text:p>982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2100.8773263889">
                <text:p>42100.8773263889</text:p>
              </table:table-cell>
              <table:table-cell office:value-type="float" office:value="0">
                <text:p>0</text:p>
              </table:table-cell>
              <table:table-cell office:value-type="float" office:value="865">
                <text:p>865</text:p>
              </table:table-cell>
              <table:table-cell office:value-type="float" office:value="674">
                <text:p>674</text:p>
              </table:table-cell>
              <table:table-cell office:value-type="float" office:value="-2808.82352941176">
                <text:p>-2808.82352941176</text:p>
              </table:table-cell>
              <table:table-cell office:value-type="float" office:value="933">
                <text:p>9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2100.8807986111">
                <text:p>42100.8807986111</text:p>
              </table:table-cell>
              <table:table-cell office:value-type="float" office:value="0">
                <text:p>0</text:p>
              </table:table-cell>
              <table:table-cell office:value-type="float" office:value="830">
                <text:p>830</text:p>
              </table:table-cell>
              <table:table-cell office:value-type="float" office:value="669">
                <text:p>669</text:p>
              </table:table-cell>
              <table:table-cell office:value-type="float" office:value="-2367.64705882353">
                <text:p>-2367.64705882353</text:p>
              </table:table-cell>
              <table:table-cell office:value-type="float" office:value="1114">
                <text:p>11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2100.8842708333">
                <text:p>42100.8842708333</text:p>
              </table:table-cell>
              <table:table-cell office:value-type="float" office:value="0">
                <text:p>0</text:p>
              </table:table-cell>
              <table:table-cell office:value-type="float" office:value="806">
                <text:p>806</text:p>
              </table:table-cell>
              <table:table-cell office:value-type="float" office:value="650">
                <text:p>650</text:p>
              </table:table-cell>
              <table:table-cell office:value-type="float" office:value="-2294.11764705882">
                <text:p>-2294.11764705882</text:p>
              </table:table-cell>
              <table:table-cell office:value-type="float" office:value="962">
                <text:p>9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2100.8877546296">
                <text:p>42100.8877546296</text:p>
              </table:table-cell>
              <table:table-cell office:value-type="float" office:value="0">
                <text:p>0</text:p>
              </table:table-cell>
              <table:table-cell office:value-type="float" office:value="782">
                <text:p>782</text:p>
              </table:table-cell>
              <table:table-cell office:value-type="float" office:value="733">
                <text:p>733</text:p>
              </table:table-cell>
              <table:table-cell office:value-type="float" office:value="-720.588235294118">
                <text:p>-720.588235294118</text:p>
              </table:table-cell>
              <table:table-cell office:value-type="float" office:value="537">
                <text:p>537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2100.8912268519">
                <text:p>42100.8912268519</text:p>
              </table:table-cell>
              <table:table-cell office:value-type="float" office:value="0">
                <text:p>0</text:p>
              </table:table-cell>
              <table:table-cell office:value-type="float" office:value="777">
                <text:p>777</text:p>
              </table:table-cell>
              <table:table-cell office:value-type="float" office:value="733">
                <text:p>733</text:p>
              </table:table-cell>
              <table:table-cell office:value-type="float" office:value="-647.058823529412">
                <text:p>-647.058823529412</text:p>
              </table:table-cell>
              <table:table-cell office:value-type="float" office:value="542">
                <text:p>542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2100.8946990741">
                <text:p>42100.8946990741</text:p>
              </table:table-cell>
              <table:table-cell office:value-type="float" office:value="0">
                <text:p>0</text:p>
              </table:table-cell>
              <table:table-cell office:value-type="float" office:value="772">
                <text:p>772</text:p>
              </table:table-cell>
              <table:table-cell office:value-type="float" office:value="728">
                <text:p>728</text:p>
              </table:table-cell>
              <table:table-cell office:value-type="float" office:value="-647.058823529412">
                <text:p>-647.058823529412</text:p>
              </table:table-cell>
              <table:table-cell office:value-type="float" office:value="537">
                <text:p>537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2100.8981712963">
                <text:p>42100.8981712963</text:p>
              </table:table-cell>
              <table:table-cell office:value-type="float" office:value="0">
                <text:p>0</text:p>
              </table:table-cell>
              <table:table-cell office:value-type="float" office:value="767">
                <text:p>767</text:p>
              </table:table-cell>
              <table:table-cell office:value-type="float" office:value="728">
                <text:p>728</text:p>
              </table:table-cell>
              <table:table-cell office:value-type="float" office:value="-573.529411764706">
                <text:p>-573.529411764706</text:p>
              </table:table-cell>
              <table:table-cell office:value-type="float" office:value="537">
                <text:p>53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2100.9016550926">
                <text:p>42100.9016550926</text:p>
              </table:table-cell>
              <table:table-cell office:value-type="float" office:value="0">
                <text:p>0</text:p>
              </table:table-cell>
              <table:table-cell office:value-type="float" office:value="757">
                <text:p>757</text:p>
              </table:table-cell>
              <table:table-cell office:value-type="float" office:value="728">
                <text:p>728</text:p>
              </table:table-cell>
              <table:table-cell office:value-type="float" office:value="-426.470588235294">
                <text:p>-426.470588235294</text:p>
              </table:table-cell>
              <table:table-cell office:value-type="float" office:value="542">
                <text:p>542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2100.9051273148">
                <text:p>42100.9051273148</text:p>
              </table:table-cell>
              <table:table-cell office:value-type="float" office:value="0">
                <text:p>0</text:p>
              </table:table-cell>
              <table:table-cell office:value-type="float" office:value="757">
                <text:p>757</text:p>
              </table:table-cell>
              <table:table-cell office:value-type="float" office:value="723">
                <text:p>723</text:p>
              </table:table-cell>
              <table:table-cell office:value-type="float" office:value="-500">
                <text:p>-500</text:p>
              </table:table-cell>
              <table:table-cell office:value-type="float" office:value="542">
                <text:p>542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2100.908599537">
                <text:p>42100.908599537</text:p>
              </table:table-cell>
              <table:table-cell office:value-type="float" office:value="0">
                <text:p>0</text:p>
              </table:table-cell>
              <table:table-cell office:value-type="float" office:value="752">
                <text:p>752</text:p>
              </table:table-cell>
              <table:table-cell office:value-type="float" office:value="718">
                <text:p>718</text:p>
              </table:table-cell>
              <table:table-cell office:value-type="float" office:value="-500">
                <text:p>-500</text:p>
              </table:table-cell>
              <table:table-cell office:value-type="float" office:value="537">
                <text:p>53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2100.9120833333">
                <text:p>42100.9120833333</text:p>
              </table:table-cell>
              <table:table-cell office:value-type="float" office:value="0">
                <text:p>0</text:p>
              </table:table-cell>
              <table:table-cell office:value-type="float" office:value="747">
                <text:p>747</text:p>
              </table:table-cell>
              <table:table-cell office:value-type="float" office:value="718">
                <text:p>718</text:p>
              </table:table-cell>
              <table:table-cell office:value-type="float" office:value="-426.470588235294">
                <text:p>-426.470588235294</text:p>
              </table:table-cell>
              <table:table-cell office:value-type="float" office:value="532">
                <text:p>53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2100.9155555556">
                <text:p>42100.9155555556</text:p>
              </table:table-cell>
              <table:table-cell office:value-type="float" office:value="0">
                <text:p>0</text:p>
              </table:table-cell>
              <table:table-cell office:value-type="float" office:value="742">
                <text:p>742</text:p>
              </table:table-cell>
              <table:table-cell office:value-type="float" office:value="708">
                <text:p>708</text:p>
              </table:table-cell>
              <table:table-cell office:value-type="float" office:value="-500">
                <text:p>-500</text:p>
              </table:table-cell>
              <table:table-cell office:value-type="float" office:value="527">
                <text:p>527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2100.9190277778">
                <text:p>42100.9190277778</text:p>
              </table:table-cell>
              <table:table-cell office:value-type="float" office:value="0">
                <text:p>0</text:p>
              </table:table-cell>
              <table:table-cell office:value-type="float" office:value="738">
                <text:p>738</text:p>
              </table:table-cell>
              <table:table-cell office:value-type="float" office:value="708">
                <text:p>708</text:p>
              </table:table-cell>
              <table:table-cell office:value-type="float" office:value="-441.176470588235">
                <text:p>-441.176470588235</text:p>
              </table:table-cell>
              <table:table-cell office:value-type="float" office:value="527">
                <text:p>527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2100.9225">
                <text:p>42100.9225</text:p>
              </table:table-cell>
              <table:table-cell office:value-type="float" office:value="0">
                <text:p>0</text:p>
              </table:table-cell>
              <table:table-cell office:value-type="float" office:value="733">
                <text:p>733</text:p>
              </table:table-cell>
              <table:table-cell office:value-type="float" office:value="713">
                <text:p>713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547">
                <text:p>547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2100.9259837963">
                <text:p>42100.9259837963</text:p>
              </table:table-cell>
              <table:table-cell office:value-type="float" office:value="0">
                <text:p>0</text:p>
              </table:table-cell>
              <table:table-cell office:value-type="float" office:value="733">
                <text:p>733</text:p>
              </table:table-cell>
              <table:table-cell office:value-type="float" office:value="703">
                <text:p>703</text:p>
              </table:table-cell>
              <table:table-cell office:value-type="float" office:value="-441.176470588235">
                <text:p>-441.176470588235</text:p>
              </table:table-cell>
              <table:table-cell office:value-type="float" office:value="527">
                <text:p>527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2100.9294560185">
                <text:p>42100.9294560185</text:p>
              </table:table-cell>
              <table:table-cell office:value-type="float" office:value="0">
                <text:p>0</text:p>
              </table:table-cell>
              <table:table-cell office:value-type="float" office:value="733">
                <text:p>733</text:p>
              </table:table-cell>
              <table:table-cell office:value-type="float" office:value="703">
                <text:p>703</text:p>
              </table:table-cell>
              <table:table-cell office:value-type="float" office:value="-441.176470588235">
                <text:p>-441.176470588235</text:p>
              </table:table-cell>
              <table:table-cell office:value-type="float" office:value="527">
                <text:p>527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2100.9329282407">
                <text:p>42100.9329282407</text:p>
              </table:table-cell>
              <table:table-cell office:value-type="float" office:value="0">
                <text:p>0</text:p>
              </table:table-cell>
              <table:table-cell office:value-type="float" office:value="723">
                <text:p>723</text:p>
              </table:table-cell>
              <table:table-cell office:value-type="float" office:value="694">
                <text:p>694</text:p>
              </table:table-cell>
              <table:table-cell office:value-type="float" office:value="-426.470588235294">
                <text:p>-426.470588235294</text:p>
              </table:table-cell>
              <table:table-cell office:value-type="float" office:value="518">
                <text:p>518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2100.936400463">
                <text:p>42100.936400463</text:p>
              </table:table-cell>
              <table:table-cell office:value-type="float" office:value="0">
                <text:p>0</text:p>
              </table:table-cell>
              <table:table-cell office:value-type="float" office:value="718">
                <text:p>718</text:p>
              </table:table-cell>
              <table:table-cell office:value-type="float" office:value="689">
                <text:p>689</text:p>
              </table:table-cell>
              <table:table-cell office:value-type="float" office:value="-426.470588235294">
                <text:p>-426.470588235294</text:p>
              </table:table-cell>
              <table:table-cell office:value-type="float" office:value="513">
                <text:p>513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2100.9398842593">
                <text:p>42100.9398842593</text:p>
              </table:table-cell>
              <table:table-cell office:value-type="float" office:value="0">
                <text:p>0</text:p>
              </table:table-cell>
              <table:table-cell office:value-type="float" office:value="718">
                <text:p>718</text:p>
              </table:table-cell>
              <table:table-cell office:value-type="float" office:value="694">
                <text:p>694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518">
                <text:p>51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2100.9433564815">
                <text:p>42100.9433564815</text:p>
              </table:table-cell>
              <table:table-cell office:value-type="float" office:value="0">
                <text:p>0</text:p>
              </table:table-cell>
              <table:table-cell office:value-type="float" office:value="713">
                <text:p>713</text:p>
              </table:table-cell>
              <table:table-cell office:value-type="float" office:value="689">
                <text:p>689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513">
                <text:p>51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2100.9468287037">
                <text:p>42100.9468287037</text:p>
              </table:table-cell>
              <table:table-cell office:value-type="float" office:value="0">
                <text:p>0</text:p>
              </table:table-cell>
              <table:table-cell office:value-type="float" office:value="708">
                <text:p>708</text:p>
              </table:table-cell>
              <table:table-cell office:value-type="float" office:value="689">
                <text:p>689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513">
                <text:p>51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2100.9503009259">
                <text:p>42100.9503009259</text:p>
              </table:table-cell>
              <table:table-cell office:value-type="float" office:value="0">
                <text:p>0</text:p>
              </table:table-cell>
              <table:table-cell office:value-type="float" office:value="708">
                <text:p>708</text:p>
              </table:table-cell>
              <table:table-cell office:value-type="float" office:value="684">
                <text:p>684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513">
                <text:p>51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2100.9537847222">
                <text:p>42100.9537847222</text:p>
              </table:table-cell>
              <table:table-cell office:value-type="float" office:value="0">
                <text:p>0</text:p>
              </table:table-cell>
              <table:table-cell office:value-type="float" office:value="703">
                <text:p>703</text:p>
              </table:table-cell>
              <table:table-cell office:value-type="float" office:value="679">
                <text:p>679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508">
                <text:p>508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2100.9572569444">
                <text:p>42100.9572569444</text:p>
              </table:table-cell>
              <table:table-cell office:value-type="float" office:value="0">
                <text:p>0</text:p>
              </table:table-cell>
              <table:table-cell office:value-type="float" office:value="698">
                <text:p>698</text:p>
              </table:table-cell>
              <table:table-cell office:value-type="float" office:value="679">
                <text:p>679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508">
                <text:p>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2100.9607291667">
                <text:p>42100.9607291667</text:p>
              </table:table-cell>
              <table:table-cell office:value-type="float" office:value="0">
                <text:p>0</text:p>
              </table:table-cell>
              <table:table-cell office:value-type="float" office:value="698">
                <text:p>698</text:p>
              </table:table-cell>
              <table:table-cell office:value-type="float" office:value="679">
                <text:p>679</text:p>
              </table:table-cell>
              <table:table-cell office:value-type="float" office:value="-279.411764705882">
                <text:p>-279.411764705882</text:p>
              </table:table-cell>
              <table:table-cell office:value-type="float" office:value="503">
                <text:p>5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2100.9642013889">
                <text:p>42100.9642013889</text:p>
              </table:table-cell>
              <table:table-cell office:value-type="float" office:value="0">
                <text:p>0</text:p>
              </table:table-cell>
              <table:table-cell office:value-type="float" office:value="698">
                <text:p>698</text:p>
              </table:table-cell>
              <table:table-cell office:value-type="float" office:value="674">
                <text:p>674</text:p>
              </table:table-cell>
              <table:table-cell office:value-type="float" office:value="-352.941176470588">
                <text:p>-352.941176470588</text:p>
              </table:table-cell>
              <table:table-cell office:value-type="float" office:value="498">
                <text:p>4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2100.9676851852">
                <text:p>42100.9676851852</text:p>
              </table:table-cell>
              <table:table-cell office:value-type="float" office:value="0">
                <text:p>0</text:p>
              </table:table-cell>
              <table:table-cell office:value-type="float" office:value="694">
                <text:p>694</text:p>
              </table:table-cell>
              <table:table-cell office:value-type="float" office:value="669">
                <text:p>669</text:p>
              </table:table-cell>
              <table:table-cell office:value-type="float" office:value="-367.647058823529">
                <text:p>-367.647058823529</text:p>
              </table:table-cell>
              <table:table-cell office:value-type="float" office:value="498">
                <text:p>498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2100.9711574074">
                <text:p>42100.9711574074</text:p>
              </table:table-cell>
              <table:table-cell office:value-type="float" office:value="0">
                <text:p>0</text:p>
              </table:table-cell>
              <table:table-cell office:value-type="float" office:value="689">
                <text:p>689</text:p>
              </table:table-cell>
              <table:table-cell office:value-type="float" office:value="669">
                <text:p>669</text:p>
              </table:table-cell>
              <table:table-cell office:value-type="float" office:value="-294.117647058824">
                <text:p>-294.117647058824</text:p>
              </table:table-cell>
              <table:table-cell office:value-type="float" office:value="498">
                <text:p>498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2100.9746296296">
                <text:p>42100.9746296296</text:p>
              </table:table-cell>
              <table:table-cell office:value-type="float" office:value="0">
                <text:p>0</text:p>
              </table:table-cell>
              <table:table-cell office:value-type="float" office:value="689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0">
                <text:p>0</text:p>
              </table:table-cell>
              <table:table-cell office:value-type="float" office:value="650">
                <text:p>650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2100.9781134259">
                <text:p>42100.9781134259</text:p>
              </table:table-cell>
              <table:table-cell office:value-type="float" office:value="0">
                <text:p>0</text:p>
              </table:table-cell>
              <table:table-cell office:value-type="float" office:value="689">
                <text:p>689</text:p>
              </table:table-cell>
              <table:table-cell office:value-type="float" office:value="694">
                <text:p>694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654">
                <text:p>6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2100.9815856482">
                <text:p>42100.9815856482</text:p>
              </table:table-cell>
              <table:table-cell office:value-type="float" office:value="0">
                <text:p>0</text:p>
              </table:table-cell>
              <table:table-cell office:value-type="float" office:value="694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">
                <text:p>0</text:p>
              </table:table-cell>
              <table:table-cell office:value-type="float" office:value="659">
                <text:p>6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2100.9850578704">
                <text:p>42100.9850578704</text:p>
              </table:table-cell>
              <table:table-cell office:value-type="float" office:value="0">
                <text:p>0</text:p>
              </table:table-cell>
              <table:table-cell office:value-type="float" office:value="694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">
                <text:p>0</text:p>
              </table:table-cell>
              <table:table-cell office:value-type="float" office:value="669">
                <text:p>66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2100.9885300926">
                <text:p>42100.9885300926</text:p>
              </table:table-cell>
              <table:table-cell office:value-type="float" office:value="0">
                <text:p>0</text:p>
              </table:table-cell>
              <table:table-cell office:value-type="float" office:value="698">
                <text:p>698</text:p>
              </table:table-cell>
              <table:table-cell office:value-type="float" office:value="694">
                <text:p>694</text:p>
              </table:table-cell>
              <table:table-cell office:value-type="float" office:value="-58.8235294117647">
                <text:p>-58.8235294117647</text:p>
              </table:table-cell>
              <table:table-cell office:value-type="float" office:value="674">
                <text:p>674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2100.9920138889">
                <text:p>42100.9920138889</text:p>
              </table:table-cell>
              <table:table-cell office:value-type="float" office:value="0">
                <text:p>0</text:p>
              </table:table-cell>
              <table:table-cell office:value-type="float" office:value="694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">
                <text:p>0</text:p>
              </table:table-cell>
              <table:table-cell office:value-type="float" office:value="679">
                <text:p>67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2100.9954861111">
                <text:p>42100.9954861111</text:p>
              </table:table-cell>
              <table:table-cell office:value-type="float" office:value="0">
                <text:p>0</text:p>
              </table:table-cell>
              <table:table-cell office:value-type="float" office:value="698">
                <text:p>698</text:p>
              </table:table-cell>
              <table:table-cell office:value-type="float" office:value="694">
                <text:p>694</text:p>
              </table:table-cell>
              <table:table-cell office:value-type="float" office:value="-58.8235294117647">
                <text:p>-58.8235294117647</text:p>
              </table:table-cell>
              <table:table-cell office:value-type="float" office:value="679">
                <text:p>67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2100.9989583333">
                <text:p>42100.9989583333</text:p>
              </table:table-cell>
              <table:table-cell office:value-type="float" office:value="0">
                <text:p>0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679">
                <text:p>67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2101.0024305556">
                <text:p>42101.0024305556</text:p>
              </table:table-cell>
              <table:table-cell office:value-type="float" office:value="0">
                <text:p>0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684">
                <text:p>684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2101.0059143519">
                <text:p>42101.0059143519</text:p>
              </table:table-cell>
              <table:table-cell office:value-type="float" office:value="0">
                <text:p>0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684">
                <text:p>68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2101.0093865741">
                <text:p>42101.0093865741</text:p>
              </table:table-cell>
              <table:table-cell office:value-type="float" office:value="0">
                <text:p>0</text:p>
              </table:table-cell>
              <table:table-cell office:value-type="float" office:value="703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684">
                <text:p>68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2101.0128587963">
                <text:p>42101.0128587963</text:p>
              </table:table-cell>
              <table:table-cell office:value-type="float" office:value="0">
                <text:p>0</text:p>
              </table:table-cell>
              <table:table-cell office:value-type="float" office:value="698">
                <text:p>698</text:p>
              </table:table-cell>
              <table:table-cell office:value-type="float" office:value="703">
                <text:p>703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689">
                <text:p>689</text:p>
              </table:table-cell>
              <table:table-cell office:value-type="float" office:value="12.75">
                <text:p>12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